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2" svg:font-family="'Liberation Sans'"/>
    <style:font-face style:name="Liberation Serif" svg:font-family="'Liberation Serif'"/>
    <style:font-face style:name="OpenSymbol1" svg:font-family="OpenSymbol"/>
    <style:font-face style:name="Liberation Sans1" svg:font-family="'Liberation Sans'" style:font-pitch="variable"/>
    <style:font-face style:name="Liberation Serif2" svg:font-family="'Liberation Serif'" style:font-pitch="variable"/>
    <style:font-face style:name="OpenSymbol" svg:font-family="OpenSymbol" style:font-pitch="variable"/>
    <style:font-face style:name="Tahoma1" svg:font-family="Tahoma"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1.551cm" fo:min-width="1.551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158cm" fo:min-width="0.158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264cm" fo:min-width="0.264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1.41cm" fo:min-width="1.41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154cm" fo:min-width="0.154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345cm" fo:min-width="0.345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257cm" fo:min-width="0.257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14cm" fo:min-width="0.14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32cm" fo:min-width="0.32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239cm" fo:min-width="0.239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1.269cm" fo:min-width="1.269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151cm" fo:min-width="0.151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341cm" fo:min-width="0.341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253cm" fo:min-width="0.253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147cm" fo:min-width="0.147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334cm" fo:min-width="0.334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249cm" fo:min-width="0.249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338cm" fo:min-width="0.338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348cm" fo:min-width="0.348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26cm" fo:min-width="0.2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235cm" fo:min-width="0.235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221cm" fo:min-width="0.221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295cm" fo:min-width="0.295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3cm" fo:min-width="0.13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44cm" fo:min-width="0.144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327cm" fo:min-width="0.327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242cm" fo:min-width="0.242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26cm" fo:min-width="0.126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211cm" fo:min-width="0.211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324cm" fo:min-width="0.324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style:paragraph-properties fo:text-align="start" style:writing-mode="lr-tb"/>
    </style:style>
    <style:style style:name="P3" style:family="paragraph">
      <loext:graphic-properties draw:fill="none"/>
      <style:text-properties fo:font-size="14pt" style:font-size-asian="14pt" style:font-size-complex="14pt"/>
    </style:style>
    <style:style style:name="P4" style:family="paragraph">
      <loext:graphic-properties draw:fill="none"/>
      <style:text-properties fo:font-size="44pt" style:font-size-asian="44pt" style:font-size-complex="44pt"/>
    </style:style>
    <style:style style:name="P5" style:family="paragraph">
      <loext:graphic-properties draw:fill="none"/>
      <style:text-properties fo:font-size="4.5pt" style:font-size-asian="4.5pt" style:font-size-complex="4.5pt"/>
    </style:style>
    <style:style style:name="P6" style:family="paragraph">
      <loext:graphic-properties draw:fill="none"/>
      <style:text-properties fo:font-size="10pt" style:font-size-asian="10pt" style:font-size-complex="10pt"/>
    </style:style>
    <style:style style:name="P7" style:family="paragraph">
      <loext:graphic-properties draw:fill="none"/>
      <style:text-properties fo:font-size="7.5pt" style:font-size-asian="7.5pt" style:font-size-complex="7.5pt"/>
    </style:style>
    <style:style style:name="P8" style:family="paragraph">
      <loext:graphic-properties draw:fill="none"/>
      <style:text-properties fo:font-size="40pt" style:font-size-asian="40pt" style:font-size-complex="40pt"/>
    </style:style>
    <style:style style:name="P9" style:family="paragraph">
      <loext:graphic-properties draw:fill="none"/>
      <style:text-properties fo:font-size="4.40000009536743pt" style:font-size-asian="4.40000009536743pt" style:font-size-complex="4.40000009536743pt"/>
    </style:style>
    <style:style style:name="P10" style:family="paragraph">
      <loext:graphic-properties draw:fill="none"/>
      <style:text-properties fo:font-size="9.80000019073486pt" style:font-size-asian="9.80000019073486pt" style:font-size-complex="9.80000019073486pt"/>
    </style:style>
    <style:style style:name="P11" style:family="paragraph">
      <loext:graphic-properties draw:fill="none"/>
      <style:text-properties fo:font-size="7.30000019073486pt" style:font-size-asian="7.30000019073486pt" style:font-size-complex="7.30000019073486pt"/>
    </style:style>
    <style:style style:name="P12" style:family="paragraph">
      <loext:graphic-properties draw:fill="none"/>
      <style:text-properties fo:font-size="4pt" style:font-size-asian="4pt" style:font-size-complex="4pt"/>
    </style:style>
    <style:style style:name="P13" style:family="paragraph">
      <loext:graphic-properties draw:fill="none"/>
      <style:text-properties fo:font-size="9.10000038146973pt" style:font-size-asian="9.10000038146973pt" style:font-size-complex="9.10000038146973pt"/>
    </style:style>
    <style:style style:name="P14" style:family="paragraph">
      <loext:graphic-properties draw:fill="none"/>
      <style:text-properties fo:font-size="6.80000019073486pt" style:font-size-asian="6.80000019073486pt" style:font-size-complex="6.80000019073486pt"/>
    </style:style>
    <style:style style:name="P15" style:family="paragraph">
      <loext:graphic-properties draw:fill="none"/>
      <style:text-properties fo:font-size="36pt" style:font-size-asian="36pt" style:font-size-complex="36pt"/>
    </style:style>
    <style:style style:name="P16" style:family="paragraph">
      <loext:graphic-properties draw:fill="none"/>
      <style:text-properties fo:font-size="4.30000019073486pt" style:font-size-asian="4.30000019073486pt" style:font-size-complex="4.30000019073486pt"/>
    </style:style>
    <style:style style:name="P17" style:family="paragraph">
      <loext:graphic-properties draw:fill="none"/>
      <style:text-properties fo:font-size="9.69999980926514pt" style:font-size-asian="9.69999980926514pt" style:font-size-complex="9.69999980926514pt"/>
    </style:style>
    <style:style style:name="P18" style:family="paragraph">
      <loext:graphic-properties draw:fill="none"/>
      <style:text-properties fo:font-size="7.19999980926514pt" style:font-size-asian="7.19999980926514pt" style:font-size-complex="7.19999980926514pt"/>
    </style:style>
    <style:style style:name="P19" style:family="paragraph">
      <loext:graphic-properties draw:fill="none"/>
      <style:text-properties fo:font-size="4.19999980926514pt" style:font-size-asian="4.19999980926514pt" style:font-size-complex="4.19999980926514pt"/>
    </style:style>
    <style:style style:name="P20" style:family="paragraph">
      <loext:graphic-properties draw:fill="none"/>
      <style:text-properties fo:font-size="9.5pt" style:font-size-asian="9.5pt" style:font-size-complex="9.5pt"/>
    </style:style>
    <style:style style:name="P21" style:family="paragraph">
      <loext:graphic-properties draw:fill="none"/>
      <style:text-properties fo:font-size="7.09999990463257pt" style:font-size-asian="7.09999990463257pt" style:font-size-complex="7.09999990463257pt"/>
    </style:style>
    <style:style style:name="P22" style:family="paragraph">
      <loext:graphic-properties draw:fill="none"/>
      <style:text-properties fo:font-size="9.60000038146973pt" style:font-size-asian="9.60000038146973pt" style:font-size-complex="9.60000038146973pt"/>
    </style:style>
    <style:style style:name="P23" style:family="paragraph">
      <loext:graphic-properties draw:fill="none"/>
      <style:text-properties fo:font-size="9.89999961853027pt" style:font-size-asian="9.89999961853027pt" style:font-size-complex="9.89999961853027pt"/>
    </style:style>
    <style:style style:name="P24" style:family="paragraph">
      <loext:graphic-properties draw:fill="none"/>
      <style:text-properties fo:font-size="7.40000009536743pt" style:font-size-asian="7.40000009536743pt" style:font-size-complex="7.40000009536743pt"/>
    </style:style>
    <style:style style:name="P25" style:family="paragraph">
      <loext:graphic-properties draw:fill="none"/>
      <style:text-properties fo:font-size="9pt" style:font-size-asian="9pt" style:font-size-complex="9pt"/>
    </style:style>
    <style:style style:name="P26" style:family="paragraph">
      <loext:graphic-properties draw:fill="none"/>
      <style:text-properties fo:font-size="6.69999980926514pt" style:font-size-asian="6.69999980926514pt" style:font-size-complex="6.69999980926514pt"/>
    </style:style>
    <style:style style:name="P27" style:family="paragraph">
      <loext:graphic-properties draw:fill="none"/>
      <style:text-properties fo:font-size="6.30000019073486pt" style:font-size-asian="6.30000019073486pt" style:font-size-complex="6.30000019073486pt"/>
    </style:style>
    <style:style style:name="P28" style:family="paragraph">
      <loext:graphic-properties draw:fill="none"/>
      <style:text-properties fo:font-size="8.39999961853027pt" style:font-size-asian="8.39999961853027pt" style:font-size-complex="8.39999961853027pt"/>
    </style:style>
    <style:style style:name="P29" style:family="paragraph">
      <loext:graphic-properties draw:fill="none"/>
      <style:text-properties fo:font-size="3.70000004768372pt" style:font-size-asian="3.70000004768372pt" style:font-size-complex="3.70000004768372pt"/>
    </style:style>
    <style:style style:name="P30" style:family="paragraph">
      <loext:graphic-properties draw:fill="none"/>
      <style:text-properties fo:font-size="4.09999990463257pt" style:font-size-asian="4.09999990463257pt" style:font-size-complex="4.09999990463257pt"/>
    </style:style>
    <style:style style:name="P31" style:family="paragraph">
      <loext:graphic-properties draw:fill="none"/>
      <style:text-properties fo:font-size="9.30000019073486pt" style:font-size-asian="9.30000019073486pt" style:font-size-complex="9.30000019073486pt"/>
    </style:style>
    <style:style style:name="P32" style:family="paragraph">
      <loext:graphic-properties draw:fill="none"/>
      <style:text-properties fo:font-size="6.90000009536743pt" style:font-size-asian="6.90000009536743pt" style:font-size-complex="6.90000009536743pt"/>
    </style:style>
    <style:style style:name="P33" style:family="paragraph">
      <loext:graphic-properties draw:fill="none"/>
      <style:text-properties fo:font-size="3.59999990463257pt" style:font-size-asian="3.59999990463257pt" style:font-size-complex="3.59999990463257pt"/>
    </style:style>
    <style:style style:name="P34" style:family="paragraph">
      <loext:graphic-properties draw:fill="none"/>
      <style:text-properties fo:font-size="8pt" style:font-size-asian="8pt" style:font-size-complex="8pt"/>
    </style:style>
    <style:style style:name="P35" style:family="paragraph">
      <loext:graphic-properties draw:fill="none"/>
      <style:text-properties fo:font-size="6pt" style:font-size-asian="6pt" style:font-size-complex="6pt"/>
    </style:style>
    <style:style style:name="P36" style:family="paragraph">
      <loext:graphic-properties draw:fill="none"/>
      <style:text-properties fo:font-size="9.19999980926514pt" style:font-size-asian="9.19999980926514pt" style:font-size-complex="9.19999980926514pt"/>
    </style:style>
    <style:style style:name="T1" style:family="text">
      <style:text-properties fo:color="#000000" style:font-name="Liberation Serif" fo:font-size="14pt" style:font-size-asian="14pt" style:font-name-complex="Liberation Serif" style:font-size-complex="14pt"/>
    </style:style>
    <style:style style:name="T2" style:family="text">
      <style:text-properties fo:color="#000000" style:font-name="Liberation Sans2" fo:font-size="44pt" style:font-size-asian="44pt" style:font-name-complex="Liberation Sans2" style:font-size-complex="44pt"/>
    </style:style>
    <style:style style:name="T3" style:family="text">
      <style:text-properties fo:color="#000000" style:font-name="OpenSymbol1" fo:font-size="4.5pt" style:font-size-asian="4.5pt" style:font-name-complex="OpenSymbol1" style:font-size-complex="4.5pt"/>
    </style:style>
    <style:style style:name="T4" style:family="text">
      <style:text-properties fo:color="#000000" style:font-name="Liberation Sans2" fo:font-size="10pt" style:font-size-asian="10pt" style:font-name-complex="Liberation Sans2" style:font-size-complex="10pt"/>
    </style:style>
    <style:style style:name="T5" style:family="text">
      <style:text-properties fo:color="#000000" style:font-name="OpenSymbol1" fo:font-size="7.5pt" style:font-size-asian="7.5pt" style:font-name-complex="OpenSymbol1" style:font-size-complex="7.5pt"/>
    </style:style>
    <style:style style:name="T6" style:family="text">
      <style:text-properties fo:color="#000000" style:font-name="Liberation Sans2" fo:font-size="40pt" style:font-size-asian="40pt" style:font-name-complex="Liberation Sans2" style:font-size-complex="40pt"/>
    </style:style>
    <style:style style:name="T7" style:family="text">
      <style:text-properties fo:color="#000000" style:font-name="OpenSymbol1" fo:font-size="4.40000009536743pt" style:font-size-asian="4.40000009536743pt" style:font-name-complex="OpenSymbol1" style:font-size-complex="4.40000009536743pt"/>
    </style:style>
    <style:style style:name="T8" style:family="text">
      <style:text-properties fo:color="#000000" style:font-name="Liberation Sans2" fo:font-size="9.80000019073486pt" style:font-size-asian="9.80000019073486pt" style:font-name-complex="Liberation Sans2" style:font-size-complex="9.80000019073486pt"/>
    </style:style>
    <style:style style:name="T9" style:family="text">
      <style:text-properties fo:color="#000000" style:font-name="OpenSymbol1" fo:font-size="7.30000019073486pt" style:font-size-asian="7.30000019073486pt" style:font-name-complex="OpenSymbol1" style:font-size-complex="7.30000019073486pt"/>
    </style:style>
    <style:style style:name="T10" style:family="text">
      <style:text-properties fo:color="#000000" style:font-name="OpenSymbol1" fo:font-size="4pt" style:font-size-asian="4pt" style:font-name-complex="OpenSymbol1" style:font-size-complex="4pt"/>
    </style:style>
    <style:style style:name="T11" style:family="text">
      <style:text-properties fo:color="#000000" style:font-name="Liberation Sans2" fo:font-size="9.10000038146973pt" style:font-size-asian="9.10000038146973pt" style:font-name-complex="Liberation Sans2" style:font-size-complex="9.10000038146973pt"/>
    </style:style>
    <style:style style:name="T12" style:family="text">
      <style:text-properties fo:color="#000000" style:font-name="OpenSymbol1" fo:font-size="6.80000019073486pt" style:font-size-asian="6.80000019073486pt" style:font-name-complex="OpenSymbol1" style:font-size-complex="6.80000019073486pt"/>
    </style:style>
    <style:style style:name="T13" style:family="text">
      <style:text-properties fo:color="#000000" style:font-name="Liberation Sans2" fo:font-size="36pt" style:font-size-asian="36pt" style:font-name-complex="Liberation Sans2" style:font-size-complex="36pt"/>
    </style:style>
    <style:style style:name="T14" style:family="text">
      <style:text-properties fo:color="#000000" style:font-name="OpenSymbol1" fo:font-size="4.30000019073486pt" style:font-size-asian="4.30000019073486pt" style:font-name-complex="OpenSymbol1" style:font-size-complex="4.30000019073486pt"/>
    </style:style>
    <style:style style:name="T15" style:family="text">
      <style:text-properties fo:color="#000000" style:font-name="Liberation Sans2" fo:font-size="9.69999980926514pt" style:font-size-asian="9.69999980926514pt" style:font-name-complex="Liberation Sans2" style:font-size-complex="9.69999980926514pt"/>
    </style:style>
    <style:style style:name="T16" style:family="text">
      <style:text-properties fo:color="#000000" style:font-name="OpenSymbol1" fo:font-size="7.19999980926514pt" style:font-size-asian="7.19999980926514pt" style:font-name-complex="OpenSymbol1" style:font-size-complex="7.19999980926514pt"/>
    </style:style>
    <style:style style:name="T17" style:family="text">
      <style:text-properties fo:color="#000000" style:font-name="OpenSymbol1" fo:font-size="4.19999980926514pt" style:font-size-asian="4.19999980926514pt" style:font-name-complex="OpenSymbol1" style:font-size-complex="4.19999980926514pt"/>
    </style:style>
    <style:style style:name="T18" style:family="text">
      <style:text-properties fo:color="#000000" style:font-name="Liberation Sans2" fo:font-size="9.5pt" style:font-size-asian="9.5pt" style:font-name-complex="Liberation Sans2" style:font-size-complex="9.5pt"/>
    </style:style>
    <style:style style:name="T19" style:family="text">
      <style:text-properties fo:color="#000000" style:font-name="OpenSymbol1" fo:font-size="7.09999990463257pt" style:font-size-asian="7.09999990463257pt" style:font-name-complex="OpenSymbol1" style:font-size-complex="7.09999990463257pt"/>
    </style:style>
    <style:style style:name="T20" style:family="text">
      <style:text-properties fo:color="#000000" style:font-name="Liberation Sans2" fo:font-size="9.60000038146973pt" style:font-size-asian="9.60000038146973pt" style:font-name-complex="Liberation Sans2" style:font-size-complex="9.60000038146973pt"/>
    </style:style>
    <style:style style:name="T21" style:family="text">
      <style:text-properties fo:color="#000000" style:font-name="Liberation Sans2" fo:font-size="9.89999961853027pt" style:font-size-asian="9.89999961853027pt" style:font-name-complex="Liberation Sans2" style:font-size-complex="9.89999961853027pt"/>
    </style:style>
    <style:style style:name="T22" style:family="text">
      <style:text-properties fo:color="#000000" style:font-name="OpenSymbol1" fo:font-size="7.40000009536743pt" style:font-size-asian="7.40000009536743pt" style:font-name-complex="OpenSymbol1" style:font-size-complex="7.40000009536743pt"/>
    </style:style>
    <style:style style:name="T23" style:family="text">
      <style:text-properties fo:color="#000000" style:font-name="Liberation Sans2" fo:font-size="9pt" style:font-size-asian="9pt" style:font-name-complex="Liberation Sans2" style:font-size-complex="9pt"/>
    </style:style>
    <style:style style:name="T24" style:family="text">
      <style:text-properties fo:color="#000000" style:font-name="OpenSymbol1" fo:font-size="6.69999980926514pt" style:font-size-asian="6.69999980926514pt" style:font-name-complex="OpenSymbol1" style:font-size-complex="6.69999980926514pt"/>
    </style:style>
    <style:style style:name="T25" style:family="text">
      <style:text-properties fo:color="#000000" style:font-name="OpenSymbol1" fo:font-size="6.30000019073486pt" style:font-size-asian="6.30000019073486pt" style:font-name-complex="OpenSymbol1" style:font-size-complex="6.30000019073486pt"/>
    </style:style>
    <style:style style:name="T26" style:family="text">
      <style:text-properties fo:color="#000000" style:font-name="Liberation Sans2" fo:font-size="8.39999961853027pt" style:font-size-asian="8.39999961853027pt" style:font-name-complex="Liberation Sans2" style:font-size-complex="8.39999961853027pt"/>
    </style:style>
    <style:style style:name="T27" style:family="text">
      <style:text-properties fo:color="#000000" style:font-name="OpenSymbol1" fo:font-size="3.70000004768372pt" style:font-size-asian="3.70000004768372pt" style:font-name-complex="OpenSymbol1" style:font-size-complex="3.70000004768372pt"/>
    </style:style>
    <style:style style:name="T28" style:family="text">
      <style:text-properties fo:color="#000000" style:font-name="Liberation Sans2" fo:font-size="8.39999961853027pt" fo:font-weight="bold" style:font-size-asian="8.39999961853027pt" style:font-name-complex="Liberation Sans2" style:font-size-complex="8.39999961853027pt" style:font-weight-complex="bold"/>
    </style:style>
    <style:style style:name="T29" style:family="text">
      <style:text-properties fo:color="#000000" style:font-name="OpenSymbol1" fo:font-size="4.09999990463257pt" style:font-size-asian="4.09999990463257pt" style:font-name-complex="OpenSymbol1" style:font-size-complex="4.09999990463257pt"/>
    </style:style>
    <style:style style:name="T30" style:family="text">
      <style:text-properties fo:color="#000000" style:font-name="Liberation Sans2" fo:font-size="9.30000019073486pt" style:font-size-asian="9.30000019073486pt" style:font-name-complex="Liberation Sans2" style:font-size-complex="9.30000019073486pt"/>
    </style:style>
    <style:style style:name="T31" style:family="text">
      <style:text-properties fo:color="#000000" style:font-name="OpenSymbol1" fo:font-size="6.90000009536743pt" style:font-size-asian="6.90000009536743pt" style:font-name-complex="OpenSymbol1" style:font-size-complex="6.90000009536743pt"/>
    </style:style>
    <style:style style:name="T32" style:family="text">
      <style:text-properties fo:color="#000080" style:font-name="Liberation Sans2" fo:font-size="9.30000019073486pt" style:font-size-asian="9.30000019073486pt" style:font-name-complex="Liberation Sans2" style:font-size-complex="9.30000019073486pt"/>
    </style:style>
    <style:style style:name="T33" style:family="text">
      <style:text-properties fo:color="#000080" style:font-name="Liberation Sans2" fo:font-size="10pt" style:font-size-asian="10pt" style:font-name-complex="Liberation Sans2" style:font-size-complex="10pt"/>
    </style:style>
    <style:style style:name="T34" style:family="text">
      <style:text-properties fo:color="#000080" style:font-name="Liberation Sans2" fo:font-size="9.80000019073486pt" style:font-size-asian="9.80000019073486pt" style:font-name-complex="Liberation Sans2" style:font-size-complex="9.80000019073486pt"/>
    </style:style>
    <style:style style:name="T35" style:family="text">
      <style:text-properties fo:color="#000000" style:font-name="OpenSymbol1" fo:font-size="3.59999990463257pt" style:font-size-asian="3.59999990463257pt" style:font-name-complex="OpenSymbol1" style:font-size-complex="3.59999990463257pt"/>
    </style:style>
    <style:style style:name="T36" style:family="text">
      <style:text-properties fo:color="#000000" style:font-name="Liberation Sans2" fo:font-size="8pt" style:font-size-asian="8pt" style:font-name-complex="Liberation Sans2" style:font-size-complex="8pt"/>
    </style:style>
    <style:style style:name="T37" style:family="text">
      <style:text-properties fo:color="#000000" style:font-name="OpenSymbol1" fo:font-size="6pt" style:font-size-asian="6pt" style:font-name-complex="OpenSymbol1" style:font-size-complex="6pt"/>
    </style:style>
    <style:style style:name="T38" style:family="text">
      <style:text-properties fo:color="#000000" style:font-name="Liberation Sans2" fo:font-size="9.19999980926514pt" style:font-size-asian="9.19999980926514pt" style:font-name-complex="Liberation Sans2" style:font-size-complex="9.199999809265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0.822cm" svg:height="1.737cm" svg:x="3.919cm" svg:y="0.207cm">
          <draw:text-box>
            <text:p text:style-name="P2"><text:span text:style-name="T2">Linux Academy AWS – Cloud </text:span></text:p>
          </draw:text-box>
        </draw:frame>
        <draw:frame draw:style-name="gr3" draw:text-style-name="P4" draw:layer="layout" svg:width="7.863cm" svg:height="1.737cm" svg:x="10.068cm" svg:y="1.943cm">
          <draw:text-box>
            <text:p text:style-name="P2"><text:span text:style-name="T2">Practitioner</text:span></text:p>
          </draw:text-box>
        </draw:frame>
      </draw:page>
      <draw:page draw:name="page2"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2.887cm" svg:height="1.737cm" svg:x="2.773cm" svg:y="0.207cm">
          <draw:text-box>
            <text:p text:style-name="P2"><text:span text:style-name="T2">What are clouds made of : In the </text:span></text:p>
          </draw:text-box>
        </draw:frame>
        <draw:frame draw:style-name="gr3" draw:text-style-name="P4" draw:layer="layout" svg:width="24.534cm" svg:height="1.737cm" svg:x="1.736cm" svg:y="1.943cm">
          <draw:text-box>
            <text:p text:style-name="P2"><text:span text:style-name="T2">Beginning Before there was a cloud</text:span></text:p>
          </draw:text-box>
        </draw:frame>
        <draw:frame draw:style-name="gr4" draw:text-style-name="P5" draw:layer="layout" svg:width="0.158cm" svg:height="0.158cm" svg:x="1.7cm" svg:y="4.187cm">
          <draw:text-box>
            <text:p text:style-name="P2"><text:span text:style-name="T3">●</text:span></text:p>
          </draw:text-box>
        </draw:frame>
        <draw:frame draw:style-name="gr5" draw:text-style-name="P6" draw:layer="layout" svg:width="4.003cm" svg:height="0.395cm" svg:x="2.6cm" svg:y="4.063cm">
          <draw:text-box>
            <text:p text:style-name="P2"><text:span text:style-name="T4">Client Server Architecture</text:span></text:p>
          </draw:text-box>
        </draw:frame>
        <draw:frame draw:style-name="gr6" draw:text-style-name="P7" draw:layer="layout" svg:width="0.264cm" svg:height="0.264cm" svg:x="2.9cm" svg:y="4.931cm">
          <draw:text-box>
            <text:p text:style-name="P2"><text:span text:style-name="T5">–</text:span></text:p>
          </draw:text-box>
        </draw:frame>
        <draw:frame draw:style-name="gr5" draw:text-style-name="P6" draw:layer="layout" svg:width="12.744cm" svg:height="0.395cm" svg:x="3.799cm" svg:y="4.856cm">
          <draw:text-box>
            <text:p text:style-name="P2"><text:span text:style-name="T4">Clients connect to a a central server so multiple clients can access the information</text:span></text:p>
          </draw:text-box>
        </draw:frame>
        <draw:frame draw:style-name="gr4" draw:text-style-name="P5" draw:layer="layout" svg:width="0.158cm" svg:height="0.158cm" svg:x="1.7cm" svg:y="5.877cm">
          <draw:text-box>
            <text:p text:style-name="P2"><text:span text:style-name="T3">●</text:span></text:p>
          </draw:text-box>
        </draw:frame>
        <draw:frame draw:style-name="gr5" draw:text-style-name="P6" draw:layer="layout" svg:width="0.916cm" svg:height="0.395cm" svg:x="2.6cm" svg:y="5.752cm">
          <draw:text-box>
            <text:p text:style-name="P2"><text:span text:style-name="T4">Cloud</text:span></text:p>
          </draw:text-box>
        </draw:frame>
        <draw:frame draw:style-name="gr6" draw:text-style-name="P7" draw:layer="layout" svg:width="0.264cm" svg:height="0.264cm" svg:x="2.9cm" svg:y="6.621cm">
          <draw:text-box>
            <text:p text:style-name="P2"><text:span text:style-name="T5">–</text:span></text:p>
          </draw:text-box>
        </draw:frame>
        <draw:frame draw:style-name="gr5" draw:text-style-name="P6" draw:layer="layout" svg:width="9.37cm" svg:height="0.395cm" svg:x="3.799cm" svg:y="6.546cm">
          <draw:text-box>
            <text:p text:style-name="P2"><text:span text:style-name="T4">Running programs running on servers owned by a third part.</text:span></text:p>
          </draw:text-box>
        </draw:frame>
        <draw:frame draw:style-name="gr4" draw:text-style-name="P5" draw:layer="layout" svg:width="0.158cm" svg:height="0.158cm" svg:x="1.7cm" svg:y="7.563cm">
          <draw:text-box>
            <text:p text:style-name="P2"><text:span text:style-name="T3">●</text:span></text:p>
          </draw:text-box>
        </draw:frame>
        <draw:frame draw:style-name="gr5" draw:text-style-name="P6" draw:layer="layout" svg:width="1.759cm" svg:height="0.395cm" svg:x="2.6cm" svg:y="7.439cm">
          <draw:text-box>
            <text:p text:style-name="P2"><text:span text:style-name="T4">Networking</text:span></text:p>
          </draw:text-box>
        </draw:frame>
        <draw:frame draw:style-name="gr6" draw:text-style-name="P7" draw:layer="layout" svg:width="0.264cm" svg:height="0.264cm" svg:x="2.9cm" svg:y="8.307cm">
          <draw:text-box>
            <text:p text:style-name="P2"><text:span text:style-name="T5">–</text:span></text:p>
          </draw:text-box>
        </draw:frame>
        <draw:frame draw:style-name="gr5" draw:text-style-name="P6" draw:layer="layout" svg:width="13.396cm" svg:height="0.395cm" svg:x="3.799cm" svg:y="8.232cm">
          <draw:text-box>
            <text:p text:style-name="P2"><text:span text:style-name="T4">Router – A networking device that forwards data packets between computer networks.</text:span></text:p>
          </draw:text-box>
        </draw:frame>
        <draw:frame draw:style-name="gr6" draw:text-style-name="P7" draw:layer="layout" svg:width="0.264cm" svg:height="0.264cm" svg:x="2.9cm" svg:y="9.101cm">
          <draw:text-box>
            <text:p text:style-name="P2"><text:span text:style-name="T5">–</text:span></text:p>
          </draw:text-box>
        </draw:frame>
        <draw:frame draw:style-name="gr5" draw:text-style-name="P6" draw:layer="layout" svg:width="6.919cm" svg:height="0.395cm" svg:x="3.799cm" svg:y="9.026cm">
          <draw:text-box>
            <text:p text:style-name="P2"><text:span text:style-name="T4">Switch – All the computer in a home network</text:span></text:p>
          </draw:text-box>
        </draw:frame>
        <draw:frame draw:style-name="gr4" draw:text-style-name="P5" draw:layer="layout" svg:width="0.158cm" svg:height="0.158cm" svg:x="4.202cm" svg:y="9.845cm">
          <draw:text-box>
            <text:p text:style-name="P2"><text:span text:style-name="T3">●</text:span></text:p>
          </draw:text-box>
        </draw:frame>
        <draw:frame draw:style-name="gr5" draw:text-style-name="P6" draw:layer="layout" svg:width="9.603cm" svg:height="0.395cm" svg:x="4.999cm" svg:y="9.721cm">
          <draw:text-box>
            <text:p text:style-name="P2"><text:span text:style-name="T4">In a home network the router performs the switching functions</text:span></text:p>
          </draw:text-box>
        </draw:frame>
        <draw:frame draw:style-name="gr6" draw:text-style-name="P7" draw:layer="layout" svg:width="0.264cm" svg:height="0.264cm" svg:x="2.9cm" svg:y="10.59cm">
          <draw:text-box>
            <text:p text:style-name="P2"><text:span text:style-name="T5">–</text:span></text:p>
          </draw:text-box>
        </draw:frame>
        <draw:frame draw:style-name="gr5" draw:text-style-name="P6" draw:layer="layout" svg:width="6.852cm" svg:height="0.395cm" svg:x="3.799cm" svg:y="10.515cm">
          <draw:text-box>
            <text:p text:style-name="P2"><text:span text:style-name="T4">DNS → Converts the name to an ip address</text:span></text:p>
          </draw:text-box>
        </draw:frame>
        <draw:frame draw:style-name="gr4" draw:text-style-name="P5" draw:layer="layout" svg:width="0.158cm" svg:height="0.158cm" svg:x="1.7cm" svg:y="11.535cm">
          <draw:text-box>
            <text:p text:style-name="P2"><text:span text:style-name="T3">●</text:span></text:p>
          </draw:text-box>
        </draw:frame>
        <draw:frame draw:style-name="gr5" draw:text-style-name="P6" draw:layer="layout" svg:width="14.933cm" svg:height="0.395cm" svg:x="2.6cm" svg:y="11.407cm">
          <draw:text-box>
            <text:p text:style-name="P2"><text:span text:style-name="T4">Inside every network they contain the basic components : CPU, Memory, Storage and Database</text:span></text:p>
          </draw:text-box>
        </draw:frame>
        <draw:frame draw:style-name="gr4" draw:text-style-name="P5" draw:layer="layout" svg:width="0.158cm" svg:height="0.158cm" svg:x="1.7cm" svg:y="12.428cm">
          <draw:text-box>
            <text:p text:style-name="P2"><text:span text:style-name="T3">●</text:span></text:p>
          </draw:text-box>
        </draw:frame>
      </draw:page>
      <draw:page draw:name="page3"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7" draw:text-style-name="P8" draw:layer="layout" svg:width="20.783cm" svg:height="1.576cm" svg:x="3.806cm" svg:y="0.363cm">
          <draw:text-box>
            <text:p text:style-name="P2"><text:span text:style-name="T6">What are clouds made of : In the </text:span></text:p>
          </draw:text-box>
        </draw:frame>
        <draw:frame draw:style-name="gr7" draw:text-style-name="P8" draw:layer="layout" svg:width="22.261cm" svg:height="1.576cm" svg:x="2.872cm" svg:y="1.94cm">
          <draw:text-box>
            <text:p text:style-name="P2"><text:span text:style-name="T6">Beginning Before there was a cloud</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11.123cm" svg:height="0.395cm" svg:x="2.6cm" svg:y="3.685cm">
          <draw:text-box>
            <text:p text:style-name="P2"><text:span text:style-name="T4">Server Sprawl – As application started to grow and client/server took off</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8.714cm" svg:height="0.395cm" svg:x="3.799cm" svg:y="4.479cm">
          <draw:text-box>
            <text:p text:style-name="P2"><text:span text:style-name="T4">Starting to see remote office, people working from home</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14.573cm" svg:height="0.395cm" svg:x="3.799cm" svg:y="5.273cm">
          <draw:text-box>
            <text:p text:style-name="P2"><text:span text:style-name="T4">The servers are not fully utilized to their capacity instead of consolidating on individual servers</text:span></text:p>
          </draw:text-box>
        </draw:frame>
        <draw:frame draw:style-name="gr6" draw:text-style-name="P7" draw:layer="layout" svg:width="0.264cm" svg:height="0.264cm" svg:x="2.9cm" svg:y="6.141cm">
          <draw:text-box>
            <text:p text:style-name="P2"><text:span text:style-name="T5">–</text:span></text:p>
          </draw:text-box>
        </draw:frame>
        <draw:frame draw:style-name="gr5" draw:text-style-name="P6" draw:layer="layout" svg:width="6.441cm" svg:height="0.395cm" svg:x="3.799cm" svg:y="6.066cm">
          <draw:text-box>
            <text:p text:style-name="P2"><text:span text:style-name="T4">Organizations started facing challenges : </text:span></text:p>
          </draw:text-box>
        </draw:frame>
        <draw:frame draw:style-name="gr4" draw:text-style-name="P5" draw:layer="layout" svg:width="0.158cm" svg:height="0.158cm" svg:x="4.202cm" svg:y="6.886cm">
          <draw:text-box>
            <text:p text:style-name="P2"><text:span text:style-name="T3">●</text:span></text:p>
          </draw:text-box>
        </draw:frame>
        <draw:frame draw:style-name="gr5" draw:text-style-name="P6" draw:layer="layout" svg:width="16.817cm" svg:height="0.395cm" svg:x="4.999cm" svg:y="6.761cm">
          <draw:text-box>
            <text:p text:style-name="P2"><text:span text:style-name="T4">Cost Control – Capital expenditures for equipment purchases. <text:s/>Equipment lifecycle is type three to five years</text:span></text:p>
          </draw:text-box>
        </draw:frame>
        <draw:frame draw:style-name="gr6" draw:text-style-name="P7" draw:layer="layout" svg:width="0.264cm" svg:height="0.264cm" svg:x="5.599cm" svg:y="7.429cm">
          <draw:text-box>
            <text:p text:style-name="P2"><text:span text:style-name="T5">–</text:span></text:p>
          </draw:text-box>
        </draw:frame>
        <draw:frame draw:style-name="gr5" draw:text-style-name="P6" draw:layer="layout" svg:width="7.275cm" svg:height="0.395cm" svg:x="6.198cm" svg:y="7.354cm">
          <draw:text-box>
            <text:p text:style-name="P2"><text:span text:style-name="T4">Pay to maintain licenses and upgrade software</text:span></text:p>
          </draw:text-box>
        </draw:frame>
        <draw:frame draw:style-name="gr4" draw:text-style-name="P5" draw:layer="layout" svg:width="0.158cm" svg:height="0.158cm" svg:x="4.202cm" svg:y="8.173cm">
          <draw:text-box>
            <text:p text:style-name="P2"><text:span text:style-name="T3">●</text:span></text:p>
          </draw:text-box>
        </draw:frame>
        <draw:frame draw:style-name="gr5" draw:text-style-name="P6" draw:layer="layout" svg:width="17.354cm" svg:height="0.395cm" svg:x="4.999cm" svg:y="8.049cm">
          <draw:text-box>
            <text:p text:style-name="P2"><text:span text:style-name="T4">Distributed Workforce – Many organizations have remove offices, employees who travel and/or work from home</text:span></text:p>
          </draw:text-box>
        </draw:frame>
        <draw:frame draw:style-name="gr6" draw:text-style-name="P7" draw:layer="layout" svg:width="0.264cm" svg:height="0.264cm" svg:x="5.599cm" svg:y="8.717cm">
          <draw:text-box>
            <text:p text:style-name="P2"><text:span text:style-name="T5">–</text:span></text:p>
          </draw:text-box>
        </draw:frame>
        <draw:frame draw:style-name="gr5" draw:text-style-name="P6" draw:layer="layout" svg:width="7.178cm" svg:height="0.395cm" svg:x="6.198cm" svg:y="8.642cm">
          <draw:text-box>
            <text:p text:style-name="P2"><text:span text:style-name="T4">Security – Allow people to access applications</text:span></text:p>
          </draw:text-box>
        </draw:frame>
        <draw:frame draw:style-name="gr4" draw:text-style-name="P5" draw:layer="layout" svg:width="0.158cm" svg:height="0.158cm" svg:x="4.202cm" svg:y="9.461cm">
          <draw:text-box>
            <text:p text:style-name="P2"><text:span text:style-name="T3">●</text:span></text:p>
          </draw:text-box>
        </draw:frame>
        <draw:frame draw:style-name="gr5" draw:text-style-name="P6" draw:layer="layout" svg:width="16.288cm" svg:height="0.395cm" svg:x="4.999cm" svg:y="9.337cm">
          <draw:text-box>
            <text:p text:style-name="P2"><text:span text:style-name="T4">Slow Provisioning – Time to prepare, and provision servers and applications can slow business initiatives</text:span></text:p>
          </draw:text-box>
        </draw:frame>
        <draw:frame draw:style-name="gr4" draw:text-style-name="P5" draw:layer="layout" svg:width="0.158cm" svg:height="0.158cm" svg:x="4.202cm" svg:y="10.156cm">
          <draw:text-box>
            <text:p text:style-name="P2"><text:span text:style-name="T3">●</text:span></text:p>
          </draw:text-box>
        </draw:frame>
        <draw:frame draw:style-name="gr5" draw:text-style-name="P6" draw:layer="layout" svg:width="3.744cm" svg:height="0.395cm" svg:x="4.999cm" svg:y="10.032cm">
          <draw:text-box>
            <text:p text:style-name="P2"><text:span text:style-name="T4">Data Center Challenges</text:span></text:p>
          </draw:text-box>
        </draw:frame>
        <draw:frame draw:style-name="gr6" draw:text-style-name="P7" draw:layer="layout" svg:width="0.264cm" svg:height="0.264cm" svg:x="5.599cm" svg:y="10.699cm">
          <draw:text-box>
            <text:p text:style-name="P2"><text:span text:style-name="T5">–</text:span></text:p>
          </draw:text-box>
        </draw:frame>
        <draw:frame draw:style-name="gr5" draw:text-style-name="P6" draw:layer="layout" svg:width="2.11cm" svg:height="0.395cm" svg:x="6.198cm" svg:y="10.624cm">
          <draw:text-box>
            <text:p text:style-name="P2"><text:span text:style-name="T4">Sprawl/space</text:span></text:p>
          </draw:text-box>
        </draw:frame>
        <draw:frame draw:style-name="gr6" draw:text-style-name="P7" draw:layer="layout" svg:width="0.264cm" svg:height="0.264cm" svg:x="5.599cm" svg:y="11.292cm">
          <draw:text-box>
            <text:p text:style-name="P2"><text:span text:style-name="T5">–</text:span></text:p>
          </draw:text-box>
        </draw:frame>
        <draw:frame draw:style-name="gr5" draw:text-style-name="P6" draw:layer="layout" svg:width="1.094cm" svg:height="0.395cm" svg:x="6.198cm" svg:y="11.217cm">
          <draw:text-box>
            <text:p text:style-name="P2"><text:span text:style-name="T4">Power </text:span></text:p>
          </draw:text-box>
        </draw:frame>
        <draw:frame draw:style-name="gr6" draw:text-style-name="P7" draw:layer="layout" svg:width="0.264cm" svg:height="0.264cm" svg:x="5.599cm" svg:y="11.888cm">
          <draw:text-box>
            <text:p text:style-name="P2"><text:span text:style-name="T5">–</text:span></text:p>
          </draw:text-box>
        </draw:frame>
        <draw:frame draw:style-name="gr5" draw:text-style-name="P6" draw:layer="layout" svg:width="1.187cm" svg:height="0.395cm" svg:x="6.198cm" svg:y="11.813cm">
          <draw:text-box>
            <text:p text:style-name="P2"><text:span text:style-name="T4">Cooling</text:span></text:p>
          </draw:text-box>
        </draw:frame>
        <draw:frame draw:style-name="gr6" draw:text-style-name="P7" draw:layer="layout" svg:width="0.264cm" svg:height="0.264cm" svg:x="5.599cm" svg:y="12.481cm">
          <draw:text-box>
            <text:p text:style-name="P2"><text:span text:style-name="T5">–</text:span></text:p>
          </draw:text-box>
        </draw:frame>
        <draw:frame draw:style-name="gr5" draw:text-style-name="P6" draw:layer="layout" svg:width="4.765cm" svg:height="0.395cm" svg:x="6.198cm" svg:y="12.406cm">
          <draw:text-box>
            <text:p text:style-name="P2"><text:span text:style-name="T4">Software / Hardware upgrades</text:span></text:p>
          </draw:text-box>
        </draw:frame>
        <draw:frame draw:style-name="gr6" draw:text-style-name="P7" draw:layer="layout" svg:width="0.264cm" svg:height="0.264cm" svg:x="2.9cm" svg:y="13.274cm">
          <draw:text-box>
            <text:p text:style-name="P2"><text:span text:style-name="T5">–</text:span></text:p>
          </draw:text-box>
        </draw:frame>
        <draw:frame draw:style-name="gr5" draw:text-style-name="P6" draw:layer="layout" svg:width="22.79cm" svg:height="0.395cm" svg:x="3.799cm" svg:y="13.199cm">
          <draw:text-box>
            <text:p text:style-name="P2"><text:span text:style-name="T4">Before the cloud, on-premises data centers were fully customizable. This was not a business challenge. This was a benefit of an on-premises data </text:span></text:p>
          </draw:text-box>
        </draw:frame>
        <draw:frame draw:style-name="gr5" draw:text-style-name="P6" draw:layer="layout" svg:width="0.98cm" svg:height="0.395cm" svg:x="3.799cm" svg:y="13.595cm">
          <draw:text-box>
            <text:p text:style-name="P2"><text:span text:style-name="T4">center</text:span></text:p>
          </draw:text-box>
        </draw:frame>
      </draw:page>
      <draw:page draw:name="page4"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7" draw:text-style-name="P8" draw:layer="layout" svg:width="22.972cm" svg:height="1.576cm" svg:x="2.713cm" svg:y="0.363cm">
          <draw:text-box>
            <text:p text:style-name="P2"><text:span text:style-name="T6">What are clouds made of : What are </text:span></text:p>
          </draw:text-box>
        </draw:frame>
        <draw:frame draw:style-name="gr7" draw:text-style-name="P8" draw:layer="layout" svg:width="9.565cm" svg:height="1.576cm" svg:x="9.218cm" svg:y="1.94cm">
          <draw:text-box>
            <text:p text:style-name="P2"><text:span text:style-name="T6">clouds made of</text:span></text:p>
          </draw:text-box>
        </draw:frame>
        <draw:frame draw:style-name="gr8" draw:text-style-name="P9" draw:layer="layout" svg:width="0.154cm" svg:height="0.154cm" svg:x="1.693cm" svg:y="3.805cm">
          <draw:text-box>
            <text:p text:style-name="P2"><text:span text:style-name="T7">●</text:span></text:p>
          </draw:text-box>
        </draw:frame>
        <draw:frame draw:style-name="gr9" draw:text-style-name="P10" draw:layer="layout" svg:width="9.84cm" svg:height="0.386cm" svg:x="2.575cm" svg:y="3.68cm">
          <draw:text-box>
            <text:p text:style-name="P2"><text:span text:style-name="T8">Example of Software as Service: Gmail, Dropbox, Microsoft 365</text:span></text:p>
          </draw:text-box>
        </draw:frame>
        <draw:frame draw:style-name="gr8" draw:text-style-name="P9" draw:layer="layout" svg:width="0.154cm" svg:height="0.154cm" svg:x="1.693cm" svg:y="4.677cm">
          <draw:text-box>
            <text:p text:style-name="P2"><text:span text:style-name="T7">●</text:span></text:p>
          </draw:text-box>
        </draw:frame>
        <draw:frame draw:style-name="gr9" draw:text-style-name="P10" draw:layer="layout" svg:width="16.292cm" svg:height="0.386cm" svg:x="2.575cm" svg:y="4.552cm">
          <draw:text-box>
            <text:p text:style-name="P2"><text:span text:style-name="T8">Cloud services are typically hardware ( infrastructure ) and application services provided over the internet.</text:span></text:p>
          </draw:text-box>
        </draw:frame>
        <draw:frame draw:style-name="gr8" draw:text-style-name="P9" draw:layer="layout" svg:width="0.154cm" svg:height="0.154cm" svg:x="1.693cm" svg:y="5.548cm">
          <draw:text-box>
            <text:p text:style-name="P2"><text:span text:style-name="T7">●</text:span></text:p>
          </draw:text-box>
        </draw:frame>
        <draw:frame draw:style-name="gr9" draw:text-style-name="P10" draw:layer="layout" svg:width="24.081cm" svg:height="0.386cm" svg:x="2.575cm" svg:y="5.423cm">
          <draw:text-box>
            <text:p text:style-name="P2"><text:span text:style-name="T8">Cloud server companies provide resources ( compute, network, storage and database ) as a service so customers do not have to incur the cost of acquiring </text:span></text:p>
          </draw:text-box>
        </draw:frame>
        <draw:frame draw:style-name="gr9" draw:text-style-name="P10" draw:layer="layout" svg:width="6.272cm" svg:height="0.386cm" svg:x="2.575cm" svg:y="5.804cm">
          <draw:text-box>
            <text:p text:style-name="P2"><text:span text:style-name="T8">and managing the required components.</text:span></text:p>
          </draw:text-box>
        </draw:frame>
        <draw:frame draw:style-name="gr8" draw:text-style-name="P9" draw:layer="layout" svg:width="0.154cm" svg:height="0.154cm" svg:x="1.693cm" svg:y="6.8cm">
          <draw:text-box>
            <text:p text:style-name="P2"><text:span text:style-name="T7">●</text:span></text:p>
          </draw:text-box>
        </draw:frame>
        <draw:frame draw:style-name="gr9" draw:text-style-name="P10" draw:layer="layout" svg:width="4.07cm" svg:height="0.386cm" svg:x="2.575cm" svg:y="6.676cm">
          <draw:text-box>
            <text:p text:style-name="P2"><text:span text:style-name="T8">Infrastructure as a Service</text:span></text:p>
          </draw:text-box>
        </draw:frame>
        <draw:frame draw:style-name="gr10" draw:text-style-name="P11" draw:layer="layout" svg:width="0.257cm" svg:height="0.257cm" svg:x="2.872cm" svg:y="7.526cm">
          <draw:text-box>
            <text:p text:style-name="P2"><text:span text:style-name="T9">–</text:span></text:p>
          </draw:text-box>
        </draw:frame>
        <draw:frame draw:style-name="gr9" draw:text-style-name="P10" draw:layer="layout" svg:width="9.675cm" svg:height="0.386cm" svg:x="3.754cm" svg:y="7.448cm">
          <draw:text-box>
            <text:p text:style-name="P2"><text:span text:style-name="T8">Part of all of an infrastructure platform provided by a third party</text:span></text:p>
          </draw:text-box>
        </draw:frame>
        <draw:frame draw:style-name="gr10" draw:text-style-name="P11" draw:layer="layout" svg:width="0.257cm" svg:height="0.257cm" svg:x="2.872cm" svg:y="8.298cm">
          <draw:text-box>
            <text:p text:style-name="P2"><text:span text:style-name="T9">–</text:span></text:p>
          </draw:text-box>
        </draw:frame>
        <draw:frame draw:style-name="gr9" draw:text-style-name="P10" draw:layer="layout" svg:width="6.928cm" svg:height="0.386cm" svg:x="3.754cm" svg:y="8.221cm">
          <draw:text-box>
            <text:p text:style-name="P2"><text:span text:style-name="T8">components needed to provide cloud service</text:span></text:p>
          </draw:text-box>
        </draw:frame>
        <draw:frame draw:style-name="gr10" draw:text-style-name="P11" draw:layer="layout" svg:width="0.257cm" svg:height="0.257cm" svg:x="2.872cm" svg:y="9.071cm">
          <draw:text-box>
            <text:p text:style-name="P2"><text:span text:style-name="T9">–</text:span></text:p>
          </draw:text-box>
        </draw:frame>
        <draw:frame draw:style-name="gr9" draw:text-style-name="P10" draw:layer="layout" svg:width="7.22cm" svg:height="0.386cm" svg:x="3.754cm" svg:y="8.993cm">
          <draw:text-box>
            <text:p text:style-name="P2"><text:span text:style-name="T8">utilizes a hypervisor ( create virtual hardware ) </text:span></text:p>
          </draw:text-box>
        </draw:frame>
        <draw:frame draw:style-name="gr8" draw:text-style-name="P9" draw:layer="layout" svg:width="0.154cm" svg:height="0.154cm" svg:x="4.145cm" svg:y="9.795cm">
          <draw:text-box>
            <text:p text:style-name="P2"><text:span text:style-name="T7">●</text:span></text:p>
          </draw:text-box>
        </draw:frame>
        <draw:frame draw:style-name="gr9" draw:text-style-name="P10" draw:layer="layout" svg:width="8.083cm" svg:height="0.386cm" svg:x="4.928cm" svg:y="9.671cm">
          <draw:text-box>
            <text:p text:style-name="P2"><text:span text:style-name="T8">Can migrate them to other pieces of hardware easily</text:span></text:p>
          </draw:text-box>
        </draw:frame>
        <draw:frame draw:style-name="gr8" draw:text-style-name="P9" draw:layer="layout" svg:width="0.154cm" svg:height="0.154cm" svg:x="4.145cm" svg:y="10.469cm">
          <draw:text-box>
            <text:p text:style-name="P2"><text:span text:style-name="T7">●</text:span></text:p>
          </draw:text-box>
        </draw:frame>
        <draw:frame draw:style-name="gr9" draw:text-style-name="P10" draw:layer="layout" svg:width="8.257cm" svg:height="0.386cm" svg:x="4.928cm" svg:y="10.344cm">
          <draw:text-box>
            <text:p text:style-name="P2"><text:span text:style-name="T8">Can install your own software on each virtual machne</text:span></text:p>
          </draw:text-box>
        </draw:frame>
        <draw:frame draw:style-name="gr8" draw:text-style-name="P9" draw:layer="layout" svg:width="0.154cm" svg:height="0.154cm" svg:x="1.693cm" svg:y="11.341cm">
          <draw:text-box>
            <text:p text:style-name="P2"><text:span text:style-name="T7">●</text:span></text:p>
          </draw:text-box>
        </draw:frame>
        <draw:frame draw:style-name="gr9" draw:text-style-name="P10" draw:layer="layout" svg:width="3.253cm" svg:height="0.386cm" svg:x="2.575cm" svg:y="11.216cm">
          <draw:text-box>
            <text:p text:style-name="P2"><text:span text:style-name="T8">Platform as a service</text:span></text:p>
          </draw:text-box>
        </draw:frame>
        <draw:frame draw:style-name="gr10" draw:text-style-name="P11" draw:layer="layout" svg:width="0.257cm" svg:height="0.257cm" svg:x="2.872cm" svg:y="12.062cm">
          <draw:text-box>
            <text:p text:style-name="P2"><text:span text:style-name="T9">–</text:span></text:p>
          </draw:text-box>
        </draw:frame>
        <draw:frame draw:style-name="gr9" draw:text-style-name="P10" draw:layer="layout" svg:width="10.141cm" svg:height="0.386cm" svg:x="3.754cm" svg:y="11.988cm">
          <draw:text-box>
            <text:p text:style-name="P2"><text:span text:style-name="T8">Entire infrastructure and operating system provided by a third part</text:span></text:p>
          </draw:text-box>
        </draw:frame>
        <draw:frame draw:style-name="gr8" draw:text-style-name="P9" draw:layer="layout" svg:width="0.154cm" svg:height="0.154cm" svg:x="4.145cm" svg:y="12.787cm">
          <draw:text-box>
            <text:p text:style-name="P2"><text:span text:style-name="T7">●</text:span></text:p>
          </draw:text-box>
        </draw:frame>
        <draw:frame draw:style-name="gr9" draw:text-style-name="P10" draw:layer="layout" svg:width="3.837cm" svg:height="0.386cm" svg:x="4.928cm" svg:y="12.662cm">
          <draw:text-box>
            <text:p text:style-name="P2"><text:span text:style-name="T8">Example – Digital Ocean</text:span></text:p>
          </draw:text-box>
        </draw:frame>
        <draw:frame draw:style-name="gr8" draw:text-style-name="P9" draw:layer="layout" svg:width="0.154cm" svg:height="0.154cm" svg:x="1.693cm" svg:y="13.658cm">
          <draw:text-box>
            <text:p text:style-name="P2"><text:span text:style-name="T7">●</text:span></text:p>
          </draw:text-box>
        </draw:frame>
        <draw:frame draw:style-name="gr9" draw:text-style-name="P10" draw:layer="layout" svg:width="3.393cm" svg:height="0.386cm" svg:x="2.575cm" svg:y="13.534cm">
          <draw:text-box>
            <text:p text:style-name="P2"><text:span text:style-name="T8">Software as a Service</text:span></text:p>
          </draw:text-box>
        </draw:frame>
        <draw:frame draw:style-name="gr10" draw:text-style-name="P11" draw:layer="layout" svg:width="0.257cm" svg:height="0.257cm" svg:x="2.872cm" svg:y="14.384cm">
          <draw:text-box>
            <text:p text:style-name="P2"><text:span text:style-name="T9">–</text:span></text:p>
          </draw:text-box>
        </draw:frame>
        <draw:frame draw:style-name="gr9" draw:text-style-name="P10" draw:layer="layout" svg:width="11.631cm" svg:height="0.386cm" svg:x="3.754cm" svg:y="14.306cm">
          <draw:text-box>
            <text:p text:style-name="P2"><text:span text:style-name="T8">Entire infrastrcture, operating system and software provided by a third party</text:span></text:p>
          </draw:text-box>
        </draw:frame>
        <draw:frame draw:style-name="gr10" draw:text-style-name="P11" draw:layer="layout" svg:width="0.257cm" svg:height="0.257cm" svg:x="2.872cm" svg:y="15.156cm">
          <draw:text-box>
            <text:p text:style-name="P2"><text:span text:style-name="T9">–</text:span></text:p>
          </draw:text-box>
        </draw:frame>
        <draw:frame draw:style-name="gr9" draw:text-style-name="P10" draw:layer="layout" svg:width="7.52cm" svg:height="0.386cm" svg:x="3.754cm" svg:y="15.079cm">
          <draw:text-box>
            <text:p text:style-name="P2"><text:span text:style-name="T8">What type of services does AWS provide → Iaas</text:span></text:p>
          </draw:text-box>
        </draw:frame>
      </draw:page>
      <draw:page draw:name="page5"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7" draw:text-style-name="P8" draw:layer="layout" svg:width="22.972cm" svg:height="1.576cm" svg:x="2.713cm" svg:y="0.363cm">
          <draw:text-box>
            <text:p text:style-name="P2"><text:span text:style-name="T6">What are clouds made of : What are </text:span></text:p>
          </draw:text-box>
        </draw:frame>
        <draw:frame draw:style-name="gr7" draw:text-style-name="P8" draw:layer="layout" svg:width="9.565cm" svg:height="1.576cm" svg:x="9.218cm" svg:y="1.94cm">
          <draw:text-box>
            <text:p text:style-name="P2"><text:span text:style-name="T6">clouds made of</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2.284cm" svg:height="0.395cm" svg:x="2.6cm" svg:y="3.685cm">
          <draw:text-box>
            <text:p text:style-name="P2"><text:span text:style-name="T4">Private Clouds</text:span></text:p>
          </draw:text-box>
        </draw:frame>
        <draw:frame draw:style-name="gr5" draw:text-style-name="P6" draw:layer="layout" svg:width="2.034cm" svg:height="0.395cm" svg:x="7.68cm" svg:y="3.685cm">
          <draw:text-box>
            <text:p text:style-name="P2"><text:span text:style-name="T4">On Premises</text:span></text:p>
          </draw:text-box>
        </draw:frame>
        <draw:frame draw:style-name="gr5" draw:text-style-name="P6" draw:layer="layout" svg:width="10.23cm" svg:height="0.395cm" svg:x="14.03cm" svg:y="3.685cm">
          <draw:text-box>
            <text:p text:style-name="P2"><text:span text:style-name="T4">Can configure the hardware the way you want and better security.</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3.063cm" svg:height="0.395cm" svg:x="3.799cm" svg:y="4.479cm">
          <draw:text-box>
            <text:p text:style-name="P2"><text:span text:style-name="T4">Fully Customizable </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2.402cm" svg:height="0.395cm" svg:x="3.799cm" svg:y="5.273cm">
          <draw:text-box>
            <text:p text:style-name="P2"><text:span text:style-name="T4">Higher Security</text:span></text:p>
          </draw:text-box>
        </draw:frame>
        <draw:frame draw:style-name="gr6" draw:text-style-name="P7" draw:layer="layout" svg:width="0.264cm" svg:height="0.264cm" svg:x="2.9cm" svg:y="6.141cm">
          <draw:text-box>
            <text:p text:style-name="P2"><text:span text:style-name="T5">–</text:span></text:p>
          </draw:text-box>
        </draw:frame>
        <draw:frame draw:style-name="gr5" draw:text-style-name="P6" draw:layer="layout" svg:width="1.911cm" svg:height="0.395cm" svg:x="3.799cm" svg:y="6.066cm">
          <draw:text-box>
            <text:p text:style-name="P2"><text:span text:style-name="T4">Capital Cost</text:span></text:p>
          </draw:text-box>
        </draw:frame>
        <draw:frame draw:style-name="gr6" draw:text-style-name="P7" draw:layer="layout" svg:width="0.264cm" svg:height="0.264cm" svg:x="2.9cm" svg:y="6.935cm">
          <draw:text-box>
            <text:p text:style-name="P2"><text:span text:style-name="T5">–</text:span></text:p>
          </draw:text-box>
        </draw:frame>
        <draw:frame draw:style-name="gr5" draw:text-style-name="P6" draw:layer="layout" svg:width="2.58cm" svg:height="0.395cm" svg:x="3.799cm" svg:y="6.86cm">
          <draw:text-box>
            <text:p text:style-name="P2"><text:span text:style-name="T4">Lack of elasticity</text:span></text:p>
          </draw:text-box>
        </draw:frame>
        <draw:frame draw:style-name="gr6" draw:text-style-name="P7" draw:layer="layout" svg:width="0.264cm" svg:height="0.264cm" svg:x="2.9cm" svg:y="7.729cm">
          <draw:text-box>
            <text:p text:style-name="P2"><text:span text:style-name="T5">–</text:span></text:p>
          </draw:text-box>
        </draw:frame>
        <draw:frame draw:style-name="gr5" draw:text-style-name="P6" draw:layer="layout" svg:width="2.69cm" svg:height="0.395cm" svg:x="3.799cm" svg:y="7.654cm">
          <draw:text-box>
            <text:p text:style-name="P2"><text:span text:style-name="T4">Potential Latency</text:span></text:p>
          </draw:text-box>
        </draw:frame>
        <draw:frame draw:style-name="gr4" draw:text-style-name="P5" draw:layer="layout" svg:width="0.158cm" svg:height="0.158cm" svg:x="1.7cm" svg:y="8.674cm">
          <draw:text-box>
            <text:p text:style-name="P2"><text:span text:style-name="T3">●</text:span></text:p>
          </draw:text-box>
        </draw:frame>
        <draw:frame draw:style-name="gr5" draw:text-style-name="P6" draw:layer="layout" svg:width="2.03cm" svg:height="0.395cm" svg:x="2.6cm" svg:y="8.546cm">
          <draw:text-box>
            <text:p text:style-name="P2"><text:span text:style-name="T4">Hybrid Cloud</text:span></text:p>
          </draw:text-box>
        </draw:frame>
        <draw:frame draw:style-name="gr5" draw:text-style-name="P6" draw:layer="layout" svg:width="3.82cm" svg:height="0.395cm" svg:x="7.68cm" svg:y="8.546cm">
          <draw:text-box>
            <text:p text:style-name="P2"><text:span text:style-name="T4">Part Private, Part Public </text:span></text:p>
          </draw:text-box>
        </draw:frame>
        <draw:frame draw:style-name="gr5" draw:text-style-name="P6" draw:layer="layout" svg:width="7.58cm" svg:height="0.395cm" svg:x="14.03cm" svg:y="8.546cm">
          <draw:text-box>
            <text:p text:style-name="P2"><text:span text:style-name="T4">Utilize a cloud provider for some of your services</text:span></text:p>
          </draw:text-box>
        </draw:frame>
        <draw:frame draw:style-name="gr6" draw:text-style-name="P7" draw:layer="layout" svg:width="0.264cm" svg:height="0.264cm" svg:x="2.9cm" svg:y="9.419cm">
          <draw:text-box>
            <text:p text:style-name="P2"><text:span text:style-name="T5">–</text:span></text:p>
          </draw:text-box>
        </draw:frame>
        <draw:frame draw:style-name="gr5" draw:text-style-name="P6" draw:layer="layout" svg:width="6.339cm" svg:height="0.395cm" svg:x="3.799cm" svg:y="9.344cm">
          <draw:text-box>
            <text:p text:style-name="P2"><text:span text:style-name="T4">Often used as a transition to public cloud</text:span></text:p>
          </draw:text-box>
        </draw:frame>
        <draw:frame draw:style-name="gr6" draw:text-style-name="P7" draw:layer="layout" svg:width="0.264cm" svg:height="0.264cm" svg:x="2.9cm" svg:y="10.212cm">
          <draw:text-box>
            <text:p text:style-name="P2"><text:span text:style-name="T5">–</text:span></text:p>
          </draw:text-box>
        </draw:frame>
        <draw:frame draw:style-name="gr5" draw:text-style-name="P6" draw:layer="layout" svg:width="4.354cm" svg:height="0.395cm" svg:x="3.799cm" svg:y="10.137cm">
          <draw:text-box>
            <text:p text:style-name="P2"><text:span text:style-name="T4">Sometimes used for backup</text:span></text:p>
          </draw:text-box>
        </draw:frame>
        <draw:frame draw:style-name="gr4" draw:text-style-name="P5" draw:layer="layout" svg:width="0.158cm" svg:height="0.158cm" svg:x="4.202cm" svg:y="10.957cm">
          <draw:text-box>
            <text:p text:style-name="P2"><text:span text:style-name="T3">●</text:span></text:p>
          </draw:text-box>
        </draw:frame>
        <draw:frame draw:style-name="gr5" draw:text-style-name="P6" draw:layer="layout" svg:width="20.284cm" svg:height="0.395cm" svg:x="4.999cm" svg:y="10.829cm">
          <draw:text-box>
            <text:p text:style-name="P2"><text:span text:style-name="T4">May be cheaper (then building a backup data center) to have your backup and disaster recovery <text:s/>and you can fail over to the cloud</text:span></text:p>
          </draw:text-box>
        </draw:frame>
        <draw:frame draw:style-name="gr6" draw:text-style-name="P7" draw:layer="layout" svg:width="0.264cm" svg:height="0.264cm" svg:x="2.9cm" svg:y="11.698cm">
          <draw:text-box>
            <text:p text:style-name="P2"><text:span text:style-name="T5">–</text:span></text:p>
          </draw:text-box>
        </draw:frame>
        <draw:frame draw:style-name="gr5" draw:text-style-name="P6" draw:layer="layout" svg:width="4.519cm" svg:height="0.395cm" svg:x="3.799cm" svg:y="11.623cm">
          <draw:text-box>
            <text:p text:style-name="P2"><text:span text:style-name="T4">Adds flexibility and scalability</text:span></text:p>
          </draw:text-box>
        </draw:frame>
        <draw:frame draw:style-name="gr4" draw:text-style-name="P5" draw:layer="layout" svg:width="0.158cm" svg:height="0.158cm" svg:x="4.202cm" svg:y="12.442cm">
          <draw:text-box>
            <text:p text:style-name="P2"><text:span text:style-name="T3">●</text:span></text:p>
          </draw:text-box>
        </draw:frame>
        <draw:frame draw:style-name="gr5" draw:text-style-name="P6" draw:layer="layout" svg:width="16.474cm" svg:height="0.395cm" svg:x="4.999cm" svg:y="12.318cm">
          <draw:text-box>
            <text:p text:style-name="P2"><text:span text:style-name="T4">Use Public service for remote workers to connect and then the public service can connect to your systems</text:span></text:p>
          </draw:text-box>
        </draw:frame>
        <draw:frame draw:style-name="gr6" draw:text-style-name="P7" draw:layer="layout" svg:width="0.264cm" svg:height="0.264cm" svg:x="2.9cm" svg:y="13.186cm">
          <draw:text-box>
            <text:p text:style-name="P2"><text:span text:style-name="T5">–</text:span></text:p>
          </draw:text-box>
        </draw:frame>
        <draw:frame draw:style-name="gr5" draw:text-style-name="P6" draw:layer="layout" svg:width="8.134cm" svg:height="0.395cm" svg:x="3.799cm" svg:y="13.111cm">
          <draw:text-box>
            <text:p text:style-name="P2"><text:span text:style-name="T4">Streamline application accessibility for remote works</text:span></text:p>
          </draw:text-box>
        </draw:frame>
      </draw:page>
      <draw:page draw:name="page6"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7" draw:text-style-name="P8" draw:layer="layout" svg:width="22.972cm" svg:height="1.576cm" svg:x="2.713cm" svg:y="0.363cm">
          <draw:text-box>
            <text:p text:style-name="P2"><text:span text:style-name="T6">What are clouds made of : What are </text:span></text:p>
          </draw:text-box>
        </draw:frame>
        <draw:frame draw:style-name="gr7" draw:text-style-name="P8" draw:layer="layout" svg:width="9.565cm" svg:height="1.576cm" svg:x="9.218cm" svg:y="1.94cm">
          <draw:text-box>
            <text:p text:style-name="P2"><text:span text:style-name="T6">clouds made of</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2.064cm" svg:height="0.395cm" svg:x="2.6cm" svg:y="3.685cm">
          <draw:text-box>
            <text:p text:style-name="P2"><text:span text:style-name="T4">Public Cloud </text:span></text:p>
          </draw:text-box>
        </draw:frame>
        <draw:frame draw:style-name="gr5" draw:text-style-name="P6" draw:layer="layout" svg:width="1.81cm" svg:height="0.395cm" svg:x="7.68cm" svg:y="3.685cm">
          <draw:text-box>
            <text:p text:style-name="P2"><text:span text:style-name="T4">Could/AWS</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2.635cm" svg:height="0.395cm" svg:x="3.799cm" svg:y="4.479cm">
          <draw:text-box>
            <text:p text:style-name="P2"><text:span text:style-name="T4">No Capital Costs</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2.326cm" svg:height="0.395cm" svg:x="3.799cm" svg:y="5.273cm">
          <draw:text-box>
            <text:p text:style-name="P2"><text:span text:style-name="T4">Pay as you go </text:span></text:p>
          </draw:text-box>
        </draw:frame>
        <draw:frame draw:style-name="gr6" draw:text-style-name="P7" draw:layer="layout" svg:width="0.264cm" svg:height="0.264cm" svg:x="2.9cm" svg:y="6.141cm">
          <draw:text-box>
            <text:p text:style-name="P2"><text:span text:style-name="T5">–</text:span></text:p>
          </draw:text-box>
        </draw:frame>
        <draw:frame draw:style-name="gr5" draw:text-style-name="P6" draw:layer="layout" svg:width="2.288cm" svg:height="0.395cm" svg:x="3.799cm" svg:y="6.066cm">
          <draw:text-box>
            <text:p text:style-name="P2"><text:span text:style-name="T4">Low Overhead</text:span></text:p>
          </draw:text-box>
        </draw:frame>
        <draw:frame draw:style-name="gr6" draw:text-style-name="P7" draw:layer="layout" svg:width="0.264cm" svg:height="0.264cm" svg:x="2.9cm" svg:y="6.935cm">
          <draw:text-box>
            <text:p text:style-name="P2"><text:span text:style-name="T5">–</text:span></text:p>
          </draw:text-box>
        </draw:frame>
        <draw:frame draw:style-name="gr5" draw:text-style-name="P6" draw:layer="layout" svg:width="2.716cm" svg:height="0.395cm" svg:x="3.799cm" svg:y="6.86cm">
          <draw:text-box>
            <text:p text:style-name="P2"><text:span text:style-name="T4">Some restrictions</text:span></text:p>
          </draw:text-box>
        </draw:frame>
        <draw:frame draw:style-name="gr6" draw:text-style-name="P7" draw:layer="layout" svg:width="0.264cm" svg:height="0.264cm" svg:x="2.9cm" svg:y="7.729cm">
          <draw:text-box>
            <text:p text:style-name="P2"><text:span text:style-name="T5">–</text:span></text:p>
          </draw:text-box>
        </draw:frame>
        <draw:frame draw:style-name="gr5" draw:text-style-name="P6" draw:layer="layout" svg:width="3.693cm" svg:height="0.395cm" svg:x="3.799cm" svg:y="7.654cm">
          <draw:text-box>
            <text:p text:style-name="P2"><text:span text:style-name="T4">Governance challenges</text:span></text:p>
          </draw:text-box>
        </draw:frame>
        <draw:frame draw:style-name="gr6" draw:text-style-name="P7" draw:layer="layout" svg:width="0.264cm" svg:height="0.264cm" svg:x="2.9cm" svg:y="8.523cm">
          <draw:text-box>
            <text:p text:style-name="P2"><text:span text:style-name="T5">–</text:span></text:p>
          </draw:text-box>
        </draw:frame>
        <draw:frame draw:style-name="gr5" draw:text-style-name="P6" draw:layer="layout" svg:width="5.323cm" svg:height="0.395cm" svg:x="3.799cm" svg:y="8.448cm">
          <draw:text-box>
            <text:p text:style-name="P2"><text:span text:style-name="T4">Faster and simplified deployments</text:span></text:p>
          </draw:text-box>
        </draw:frame>
        <draw:frame draw:style-name="gr4" draw:text-style-name="P5" draw:layer="layout" svg:width="0.158cm" svg:height="0.158cm" svg:x="1.7cm" svg:y="9.468cm">
          <draw:text-box>
            <text:p text:style-name="P2"><text:span text:style-name="T3">●</text:span></text:p>
          </draw:text-box>
        </draw:frame>
        <draw:frame draw:style-name="gr5" draw:text-style-name="P6" draw:layer="layout" svg:width="5.277cm" svg:height="0.395cm" svg:x="2.6cm" svg:y="9.344cm">
          <draw:text-box>
            <text:p text:style-name="P2"><text:span text:style-name="T4">AWS is infrastructure as a service</text:span></text:p>
          </draw:text-box>
        </draw:frame>
        <draw:frame draw:style-name="gr6" draw:text-style-name="P7" draw:layer="layout" svg:width="0.264cm" svg:height="0.264cm" svg:x="2.9cm" svg:y="10.212cm">
          <draw:text-box>
            <text:p text:style-name="P2"><text:span text:style-name="T5">–</text:span></text:p>
          </draw:text-box>
        </draw:frame>
        <draw:frame draw:style-name="gr5" draw:text-style-name="P6" draw:layer="layout" svg:width="15.788cm" svg:height="0.395cm" svg:x="3.799cm" svg:y="10.137cm">
          <draw:text-box>
            <text:p text:style-name="P2"><text:span text:style-name="T4">Can setup your virtual machines with your OS, Compute, Storage, Networking, Databases is provided</text:span></text:p>
          </draw:text-box>
        </draw:frame>
        <draw:frame draw:style-name="gr6" draw:text-style-name="P7" draw:layer="layout" svg:width="0.264cm" svg:height="0.264cm" svg:x="2.9cm" svg:y="11.006cm">
          <draw:text-box>
            <text:p text:style-name="P2"><text:span text:style-name="T5">–</text:span></text:p>
          </draw:text-box>
        </draw:frame>
        <draw:frame draw:style-name="gr5" draw:text-style-name="P6" draw:layer="layout" svg:width="7.173cm" svg:height="0.395cm" svg:x="3.799cm" svg:y="10.931cm">
          <draw:text-box>
            <text:p text:style-name="P2"><text:span text:style-name="T4">AWS provide additional <text:s/>services as SaaS: S3</text:span></text:p>
          </draw:text-box>
        </draw:frame>
        <draw:frame draw:style-name="gr4" draw:text-style-name="P5" draw:layer="layout" svg:width="0.158cm" svg:height="0.158cm" svg:x="4.202cm" svg:y="11.75cm">
          <draw:text-box>
            <text:p text:style-name="P2"><text:span text:style-name="T3">●</text:span></text:p>
          </draw:text-box>
        </draw:frame>
        <draw:frame draw:style-name="gr5" draw:text-style-name="P6" draw:layer="layout" svg:width="12.761cm" svg:height="0.395cm" svg:x="4.999cm" svg:y="11.623cm">
          <draw:text-box>
            <text:p text:style-name="P2"><text:span text:style-name="T4">provide applications as a Front End to those infrastructure services to utilize AWS </text:span></text:p>
          </draw:text-box>
        </draw:frame>
        <draw:frame draw:style-name="gr4" draw:text-style-name="P5" draw:layer="layout" svg:width="0.158cm" svg:height="0.158cm" svg:x="4.202cm" svg:y="12.442cm">
          <draw:text-box>
            <text:p text:style-name="P2"><text:span text:style-name="T3">●</text:span></text:p>
          </draw:text-box>
        </draw:frame>
        <draw:frame draw:style-name="gr5" draw:text-style-name="P6" draw:layer="layout" svg:width="9.967cm" svg:height="0.395cm" svg:x="4.999cm" svg:y="12.318cm">
          <draw:text-box>
            <text:p text:style-name="P2"><text:span text:style-name="T4">Example provide developer tools : Analytics, Developer Tools, V</text:span></text:p>
          </draw:text-box>
        </draw:frame>
      </draw:page>
      <draw:page draw:name="page7"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8.569cm" svg:height="1.737cm" svg:x="4.932cm" svg:y="0.207cm">
          <draw:text-box>
            <text:p text:style-name="P2"><text:span text:style-name="T2">What are clouds made of : </text:span></text:p>
          </draw:text-box>
        </draw:frame>
        <draw:frame draw:style-name="gr3" draw:text-style-name="P4" draw:layer="layout" svg:width="23.323cm" svg:height="1.737cm" svg:x="2.438cm" svg:y="1.943cm">
          <draw:text-box>
            <text:p text:style-name="P2"><text:span text:style-name="T2">Introduction to Cloud Terminology</text:span></text:p>
          </draw:text-box>
        </draw:frame>
        <draw:frame draw:style-name="gr5" draw:text-style-name="P6" draw:layer="layout" svg:width="1.247cm" svg:height="0.395cm" svg:x="2.6cm" svg:y="3.685cm">
          <draw:text-box>
            <text:p text:style-name="P2"><text:span text:style-name="T4">Scaling </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14.632cm" svg:height="0.395cm" svg:x="3.799cm" svg:y="4.479cm">
          <draw:text-box>
            <text:p text:style-name="P2"><text:span text:style-name="T4">Ability to easily grow in size, capacity and/or scope when required ( usually based on demand)</text:span></text:p>
          </draw:text-box>
        </draw:frame>
        <draw:frame draw:style-name="gr4" draw:text-style-name="P5" draw:layer="layout" svg:width="0.158cm" svg:height="0.158cm" svg:x="1.7cm" svg:y="5.496cm">
          <draw:text-box>
            <text:p text:style-name="P2"><text:span text:style-name="T3">●</text:span></text:p>
          </draw:text-box>
        </draw:frame>
        <draw:frame draw:style-name="gr5" draw:text-style-name="P6" draw:layer="layout" svg:width="1.035cm" svg:height="0.395cm" svg:x="2.6cm" svg:y="5.371cm">
          <draw:text-box>
            <text:p text:style-name="P2"><text:span text:style-name="T4">Elastic</text:span></text:p>
          </draw:text-box>
        </draw:frame>
        <draw:frame draw:style-name="gr6" draw:text-style-name="P7" draw:layer="layout" svg:width="0.264cm" svg:height="0.264cm" svg:x="2.9cm" svg:y="6.24cm">
          <draw:text-box>
            <text:p text:style-name="P2"><text:span text:style-name="T5">–</text:span></text:p>
          </draw:text-box>
        </draw:frame>
        <draw:frame draw:style-name="gr5" draw:text-style-name="P6" draw:layer="layout" svg:width="12.363cm" svg:height="0.395cm" svg:x="3.799cm" svg:y="6.165cm">
          <draw:text-box>
            <text:p text:style-name="P2"><text:span text:style-name="T4">The ability to no only scale when <text:s/>rquired, but also reduce in size when required</text:span></text:p>
          </draw:text-box>
        </draw:frame>
        <draw:frame draw:style-name="gr4" draw:text-style-name="P5" draw:layer="layout" svg:width="0.158cm" svg:height="0.158cm" svg:x="1.7cm" svg:y="7.185cm">
          <draw:text-box>
            <text:p text:style-name="P2"><text:span text:style-name="T3">●</text:span></text:p>
          </draw:text-box>
        </draw:frame>
        <draw:frame draw:style-name="gr5" draw:text-style-name="P6" draw:layer="layout" svg:width="2.165cm" svg:height="0.395cm" svg:x="2.6cm" svg:y="7.061cm">
          <draw:text-box>
            <text:p text:style-name="P2"><text:span text:style-name="T4">Fault Tolerant</text:span></text:p>
          </draw:text-box>
        </draw:frame>
        <draw:frame draw:style-name="gr6" draw:text-style-name="P7" draw:layer="layout" svg:width="0.264cm" svg:height="0.264cm" svg:x="2.9cm" svg:y="7.93cm">
          <draw:text-box>
            <text:p text:style-name="P2"><text:span text:style-name="T5">–</text:span></text:p>
          </draw:text-box>
        </draw:frame>
        <draw:frame draw:style-name="gr5" draw:text-style-name="P6" draw:layer="layout" svg:width="19.679cm" svg:height="0.395cm" svg:x="3.799cm" svg:y="7.855cm">
          <draw:text-box>
            <text:p text:style-name="P2"><text:span text:style-name="T4">The ability to withstand a certain amount of failure and still remain functional ( and/or be self-healing and return to full capacity )</text:span></text:p>
          </draw:text-box>
        </draw:frame>
        <draw:frame draw:style-name="gr4" draw:text-style-name="P5" draw:layer="layout" svg:width="0.158cm" svg:height="0.158cm" svg:x="1.7cm" svg:y="8.872cm">
          <draw:text-box>
            <text:p text:style-name="P2"><text:span text:style-name="T3">●</text:span></text:p>
          </draw:text-box>
        </draw:frame>
        <draw:frame draw:style-name="gr5" draw:text-style-name="P6" draw:layer="layout" svg:width="2.589cm" svg:height="0.395cm" svg:x="2.6cm" svg:y="8.747cm">
          <draw:text-box>
            <text:p text:style-name="P2"><text:span text:style-name="T4">Highly Available </text:span></text:p>
          </draw:text-box>
        </draw:frame>
        <draw:frame draw:style-name="gr6" draw:text-style-name="P7" draw:layer="layout" svg:width="0.264cm" svg:height="0.264cm" svg:x="2.9cm" svg:y="9.616cm">
          <draw:text-box>
            <text:p text:style-name="P2"><text:span text:style-name="T5">–</text:span></text:p>
          </draw:text-box>
        </draw:frame>
        <draw:frame draw:style-name="gr5" draw:text-style-name="P6" draw:layer="layout" svg:width="11.457cm" svg:height="0.395cm" svg:x="3.799cm" svg:y="9.541cm">
          <draw:text-box>
            <text:p text:style-name="P2"><text:span text:style-name="T4">The concept of something being accessible when you attempt to access it</text:span></text:p>
          </draw:text-box>
        </draw:frame>
        <draw:frame draw:style-name="gr6" draw:text-style-name="P7" draw:layer="layout" svg:width="0.264cm" svg:height="0.264cm" svg:x="2.9cm" svg:y="10.41cm">
          <draw:text-box>
            <text:p text:style-name="P2"><text:span text:style-name="T5">–</text:span></text:p>
          </draw:text-box>
        </draw:frame>
        <draw:frame draw:style-name="gr5" draw:text-style-name="P6" draw:layer="layout" svg:width="13.108cm" svg:height="0.395cm" svg:x="3.799cm" svg:y="10.335cm">
          <draw:text-box>
            <text:p text:style-name="P2"><text:span text:style-name="T4">If there is a single point of failure anywhere in the environment then it is not available</text:span></text:p>
          </draw:text-box>
        </draw:frame>
        <draw:frame draw:style-name="gr6" draw:text-style-name="P7" draw:layer="layout" svg:width="0.264cm" svg:height="0.264cm" svg:x="2.9cm" svg:y="11.204cm">
          <draw:text-box>
            <text:p text:style-name="P2"><text:span text:style-name="T5">–</text:span></text:p>
          </draw:text-box>
        </draw:frame>
        <draw:frame draw:style-name="gr5" draw:text-style-name="P6" draw:layer="layout" svg:width="10.632cm" svg:height="0.395cm" svg:x="3.799cm" svg:y="11.129cm">
          <draw:text-box>
            <text:p text:style-name="P2"><text:span text:style-name="T4">Highly available remains in operational state for a long period of time</text:span></text:p>
          </draw:text-box>
        </draw:frame>
        <draw:frame draw:style-name="gr6" draw:text-style-name="P7" draw:layer="layout" svg:width="0.264cm" svg:height="0.264cm" svg:x="2.9cm" svg:y="11.997cm">
          <draw:text-box>
            <text:p text:style-name="P2"><text:span text:style-name="T5">–</text:span></text:p>
          </draw:text-box>
        </draw:frame>
        <draw:frame draw:style-name="gr5" draw:text-style-name="P6" draw:layer="layout" svg:width="14.666cm" svg:height="0.395cm" svg:x="3.799cm" svg:y="11.922cm">
          <draw:text-box>
            <text:p text:style-name="P2"><text:span text:style-name="T4">Highly available systems are able to stay ooperational during maintenance and system failures</text:span></text:p>
          </draw:text-box>
        </draw:frame>
        <draw:frame draw:style-name="gr4" draw:text-style-name="P5" draw:layer="layout" svg:width="0.158cm" svg:height="0.158cm" svg:x="1.7cm" svg:y="12.943cm">
          <draw:text-box>
            <text:p text:style-name="P2"><text:span text:style-name="T3">●</text:span></text:p>
          </draw:text-box>
        </draw:frame>
        <draw:frame draw:style-name="gr5" draw:text-style-name="P6" draw:layer="layout" svg:width="10.403cm" svg:height="0.395cm" svg:x="2.6cm" svg:y="12.818cm">
          <draw:text-box>
            <text:p text:style-name="P2"><text:span text:style-name="T4">How can an application achieve high availability and fault-tolerance</text:span></text:p>
          </draw:text-box>
        </draw:frame>
        <draw:frame draw:style-name="gr6" draw:text-style-name="P7" draw:layer="layout" svg:width="0.264cm" svg:height="0.264cm" svg:x="2.9cm" svg:y="13.687cm">
          <draw:text-box>
            <text:p text:style-name="P2"><text:span text:style-name="T5">–</text:span></text:p>
          </draw:text-box>
        </draw:frame>
        <draw:frame draw:style-name="gr5" draw:text-style-name="P6" draw:layer="layout" svg:width="14.814cm" svg:height="0.395cm" svg:x="3.799cm" svg:y="13.612cm">
          <draw:text-box>
            <text:p text:style-name="P2"><text:span text:style-name="T4">Applications utilizing multiple Availability Zones can achieve high availability and fault-tolerance.</text:span></text:p>
          </draw:text-box>
        </draw:frame>
      </draw:page>
      <draw:page draw:name="page8"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4.356cm" svg:height="1.737cm" svg:x="2.039cm" svg:y="0.207cm">
          <draw:text-box>
            <text:p text:style-name="P2"><text:span text:style-name="T2">What are clouds made of : Primary </text:span></text:p>
          </draw:text-box>
        </draw:frame>
        <draw:frame draw:style-name="gr3" draw:text-style-name="P4" draw:layer="layout" svg:width="15.809cm" svg:height="1.737cm" svg:x="6.128cm" svg:y="1.943cm">
          <draw:text-box>
            <text:p text:style-name="P2"><text:span text:style-name="T2">Benefits of Cloud/AWS</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1.915cm" svg:height="0.395cm" svg:x="2.6cm" svg:y="3.685cm">
          <draw:text-box>
            <text:p text:style-name="P2"><text:span text:style-name="T4">Ease of Use</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7.034cm" svg:height="0.395cm" svg:x="3.799cm" svg:y="4.479cm">
          <draw:text-box>
            <text:p text:style-name="P2"><text:span text:style-name="T4">AWS Console ( AWS Management Console )</text:span></text:p>
          </draw:text-box>
        </draw:frame>
        <draw:frame draw:style-name="gr4" draw:text-style-name="P5" draw:layer="layout" svg:width="0.158cm" svg:height="0.158cm" svg:x="4.202cm" svg:y="5.298cm">
          <draw:text-box>
            <text:p text:style-name="P2"><text:span text:style-name="T3">●</text:span></text:p>
          </draw:text-box>
        </draw:frame>
        <draw:frame draw:style-name="gr5" draw:text-style-name="P6" draw:layer="layout" svg:width="3.812cm" svg:height="0.395cm" svg:x="4.999cm" svg:y="5.174cm">
          <draw:text-box>
            <text:p text:style-name="P2"><text:span text:style-name="T4">Graphical User Interface</text:span></text:p>
          </draw:text-box>
        </draw:frame>
        <draw:frame draw:style-name="gr4" draw:text-style-name="P5" draw:layer="layout" svg:width="0.158cm" svg:height="0.158cm" svg:x="4.202cm" svg:y="5.99cm">
          <draw:text-box>
            <text:p text:style-name="P2"><text:span text:style-name="T3">●</text:span></text:p>
          </draw:text-box>
        </draw:frame>
        <draw:frame draw:style-name="gr5" draw:text-style-name="P6" draw:layer="layout" svg:width="3.871cm" svg:height="0.395cm" svg:x="4.999cm" svg:y="5.865cm">
          <draw:text-box>
            <text:p text:style-name="P2"><text:span text:style-name="T4">Access to AWS Services</text:span></text:p>
          </draw:text-box>
        </draw:frame>
        <draw:frame draw:style-name="gr6" draw:text-style-name="P7" draw:layer="layout" svg:width="0.264cm" svg:height="0.264cm" svg:x="2.9cm" svg:y="6.734cm">
          <draw:text-box>
            <text:p text:style-name="P2"><text:span text:style-name="T5">–</text:span></text:p>
          </draw:text-box>
        </draw:frame>
        <draw:frame draw:style-name="gr5" draw:text-style-name="P6" draw:layer="layout" svg:width="1.801cm" svg:height="0.395cm" svg:x="3.799cm" svg:y="6.659cm">
          <draw:text-box>
            <text:p text:style-name="P2"><text:span text:style-name="T4">API Access</text:span></text:p>
          </draw:text-box>
        </draw:frame>
        <draw:frame draw:style-name="gr4" draw:text-style-name="P5" draw:layer="layout" svg:width="0.158cm" svg:height="0.158cm" svg:x="4.202cm" svg:y="7.478cm">
          <draw:text-box>
            <text:p text:style-name="P2"><text:span text:style-name="T3">●</text:span></text:p>
          </draw:text-box>
        </draw:frame>
        <draw:frame draw:style-name="gr5" draw:text-style-name="P6" draw:layer="layout" svg:width="7.004cm" svg:height="0.395cm" svg:x="4.999cm" svg:y="7.354cm">
          <draw:text-box>
            <text:p text:style-name="P2"><text:span text:style-name="T4">Interact programmatically with AWS Services</text:span></text:p>
          </draw:text-box>
        </draw:frame>
        <draw:frame draw:style-name="gr4" draw:text-style-name="P5" draw:layer="layout" svg:width="0.158cm" svg:height="0.158cm" svg:x="4.202cm" svg:y="8.173cm">
          <draw:text-box>
            <text:p text:style-name="P2"><text:span text:style-name="T3">●</text:span></text:p>
          </draw:text-box>
        </draw:frame>
        <draw:frame draw:style-name="gr5" draw:text-style-name="P6" draw:layer="layout" svg:width="3.871cm" svg:height="0.395cm" svg:x="4.999cm" svg:y="8.049cm">
          <draw:text-box>
            <text:p text:style-name="P2"><text:span text:style-name="T4">Access to AWS Services</text:span></text:p>
          </draw:text-box>
        </draw:frame>
        <draw:frame draw:style-name="gr4" draw:text-style-name="P5" draw:layer="layout" svg:width="0.158cm" svg:height="0.158cm" svg:x="4.202cm" svg:y="8.868cm">
          <draw:text-box>
            <text:p text:style-name="P2"><text:span text:style-name="T3">●</text:span></text:p>
          </draw:text-box>
        </draw:frame>
        <draw:frame draw:style-name="gr5" draw:text-style-name="P6" draw:layer="layout" svg:width="3.613cm" svg:height="0.395cm" svg:x="4.999cm" svg:y="8.74cm">
          <draw:text-box>
            <text:p text:style-name="P2"><text:span text:style-name="T4">Command Line Access</text:span></text:p>
          </draw:text-box>
        </draw:frame>
        <draw:frame draw:style-name="gr4" draw:text-style-name="P5" draw:layer="layout" svg:width="0.158cm" svg:height="0.158cm" svg:x="1.7cm" svg:y="9.761cm">
          <draw:text-box>
            <text:p text:style-name="P2"><text:span text:style-name="T3">●</text:span></text:p>
          </draw:text-box>
        </draw:frame>
        <draw:frame draw:style-name="gr5" draw:text-style-name="P6" draw:layer="layout" svg:width="1.441cm" svg:height="0.395cm" svg:x="2.6cm" svg:y="9.636cm">
          <draw:text-box>
            <text:p text:style-name="P2"><text:span text:style-name="T4">Flexibility</text:span></text:p>
          </draw:text-box>
        </draw:frame>
        <draw:frame draw:style-name="gr6" draw:text-style-name="P7" draw:layer="layout" svg:width="0.264cm" svg:height="0.264cm" svg:x="2.9cm" svg:y="10.505cm">
          <draw:text-box>
            <text:p text:style-name="P2"><text:span text:style-name="T5">–</text:span></text:p>
          </draw:text-box>
        </draw:frame>
        <draw:frame draw:style-name="gr5" draw:text-style-name="P6" draw:layer="layout" svg:width="6.991cm" svg:height="0.395cm" svg:x="3.799cm" svg:y="10.43cm">
          <draw:text-box>
            <text:p text:style-name="P2"><text:span text:style-name="T4">Choose as many AWS Services as you need</text:span></text:p>
          </draw:text-box>
        </draw:frame>
        <draw:frame draw:style-name="gr4" draw:text-style-name="P5" draw:layer="layout" svg:width="0.158cm" svg:height="0.158cm" svg:x="1.7cm" svg:y="11.451cm">
          <draw:text-box>
            <text:p text:style-name="P2"><text:span text:style-name="T3">●</text:span></text:p>
          </draw:text-box>
        </draw:frame>
        <draw:frame draw:style-name="gr5" draw:text-style-name="P6" draw:layer="layout" svg:width="2.915cm" svg:height="0.395cm" svg:x="2.6cm" svg:y="11.323cm">
          <draw:text-box>
            <text:p text:style-name="P2"><text:span text:style-name="T4">Cost Effectiveness</text:span></text:p>
          </draw:text-box>
        </draw:frame>
        <draw:frame draw:style-name="gr6" draw:text-style-name="P7" draw:layer="layout" svg:width="0.264cm" svg:height="0.264cm" svg:x="2.9cm" svg:y="12.191cm">
          <draw:text-box>
            <text:p text:style-name="P2"><text:span text:style-name="T5">–</text:span></text:p>
          </draw:text-box>
        </draw:frame>
        <draw:frame draw:style-name="gr5" draw:text-style-name="P6" draw:layer="layout" svg:width="7.029cm" svg:height="0.395cm" svg:x="3.799cm" svg:y="12.116cm">
          <draw:text-box>
            <text:p text:style-name="P2"><text:span text:style-name="T4">Pay only for the amount of services you need</text:span></text:p>
          </draw:text-box>
        </draw:frame>
        <draw:frame draw:style-name="gr6" draw:text-style-name="P7" draw:layer="layout" svg:width="0.264cm" svg:height="0.264cm" svg:x="2.9cm" svg:y="12.989cm">
          <draw:text-box>
            <text:p text:style-name="P2"><text:span text:style-name="T5">–</text:span></text:p>
          </draw:text-box>
        </draw:frame>
        <draw:frame draw:style-name="gr5" draw:text-style-name="P6" draw:layer="layout" svg:width="23.561cm" svg:height="0.395cm" svg:x="3.799cm" svg:y="12.914cm">
          <draw:text-box>
            <text:p text:style-name="P2"><text:span text:style-name="T4">Converts from capital cost ( upfront money , not recoverable for a long period of time <text:s/>) into an operational cost ( <text:s/>paying since it is required at that time) </text:span></text:p>
          </draw:text-box>
        </draw:frame>
        <draw:frame draw:style-name="gr4" draw:text-style-name="P5" draw:layer="layout" svg:width="0.158cm" svg:height="0.158cm" svg:x="1.7cm" svg:y="13.931cm">
          <draw:text-box>
            <text:p text:style-name="P2"><text:span text:style-name="T3">●</text:span></text:p>
          </draw:text-box>
        </draw:frame>
        <draw:frame draw:style-name="gr5" draw:text-style-name="P6" draw:layer="layout" svg:width="3.74cm" svg:height="0.395cm" svg:x="2.6cm" svg:y="13.806cm">
          <draw:text-box>
            <text:p text:style-name="P2"><text:span text:style-name="T4">Scalability and Elasticity</text:span></text:p>
          </draw:text-box>
        </draw:frame>
        <draw:frame draw:style-name="gr4" draw:text-style-name="P5" draw:layer="layout" svg:width="0.158cm" svg:height="0.158cm" svg:x="1.7cm" svg:y="14.827cm">
          <draw:text-box>
            <text:p text:style-name="P2"><text:span text:style-name="T3">●</text:span></text:p>
          </draw:text-box>
        </draw:frame>
        <draw:frame draw:style-name="gr5" draw:text-style-name="P6" draw:layer="layout" svg:width="5.687cm" svg:height="0.395cm" svg:x="2.6cm" svg:y="14.699cm">
          <draw:text-box>
            <text:p text:style-name="P2"><text:span text:style-name="T4">High Availability and Fault Tolerance</text:span></text:p>
          </draw:text-box>
        </draw:frame>
      </draw:page>
      <draw:page draw:name="page9"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2.54cm" svg:height="1.737cm" svg:x="3.016cm" svg:y="0.207cm">
          <draw:text-box>
            <text:p text:style-name="P2"><text:span text:style-name="T2">What are clouds made of : AWS </text:span></text:p>
          </draw:text-box>
        </draw:frame>
        <draw:frame draw:style-name="gr3" draw:text-style-name="P4" draw:layer="layout" svg:width="14.078cm" svg:height="1.737cm" svg:x="6.96cm" svg:y="1.943cm">
          <draw:text-box>
            <text:p text:style-name="P2"><text:span text:style-name="T2">Global Infrastructure</text:span></text:p>
          </draw:text-box>
        </draw:frame>
        <draw:frame draw:style-name="gr11" draw:text-style-name="P12" draw:layer="layout" svg:width="0.14cm" svg:height="0.14cm" svg:x="1.672cm" svg:y="3.797cm">
          <draw:text-box>
            <text:p text:style-name="P2"><text:span text:style-name="T10">●</text:span></text:p>
          </draw:text-box>
        </draw:frame>
        <draw:frame draw:style-name="gr12" draw:text-style-name="P13" draw:layer="layout" svg:width="11.44cm" svg:height="0.361cm" svg:x="2.491cm" svg:y="3.682cm">
          <draw:text-box>
            <text:p text:style-name="P2"><text:span text:style-name="T11">At the highest level AWS Physical infrastructure is made up of numerous regions</text:span></text:p>
          </draw:text-box>
        </draw:frame>
        <draw:frame draw:style-name="gr11" draw:text-style-name="P12" draw:layer="layout" svg:width="0.14cm" svg:height="0.14cm" svg:x="1.672cm" svg:y="4.608cm">
          <draw:text-box>
            <text:p text:style-name="P2"><text:span text:style-name="T10">●</text:span></text:p>
          </draw:text-box>
        </draw:frame>
        <draw:frame draw:style-name="gr12" draw:text-style-name="P13" draw:layer="layout" svg:width="7.944cm" svg:height="0.361cm" svg:x="2.491cm" svg:y="4.494cm">
          <draw:text-box>
            <text:p text:style-name="P2"><text:span text:style-name="T11">Each region is compose of one or more availability zone</text:span></text:p>
          </draw:text-box>
        </draw:frame>
        <draw:frame draw:style-name="gr13" draw:text-style-name="P14" draw:layer="layout" svg:width="0.239cm" svg:height="0.239cm" svg:x="2.766cm" svg:y="5.284cm">
          <draw:text-box>
            <text:p text:style-name="P2"><text:span text:style-name="T12">–</text:span></text:p>
          </draw:text-box>
        </draw:frame>
        <draw:frame draw:style-name="gr12" draw:text-style-name="P13" draw:layer="layout" svg:width="15.094cm" svg:height="0.361cm" svg:x="3.584cm" svg:y="5.213cm">
          <draw:text-box>
            <text:p text:style-name="P2"><text:span text:style-name="T11">Properly designed applications will utilize multiple availability Zone for high Availability and Fault Tolerance</text:span></text:p>
          </draw:text-box>
        </draw:frame>
        <draw:frame draw:style-name="gr13" draw:text-style-name="P14" draw:layer="layout" svg:width="0.239cm" svg:height="0.239cm" svg:x="2.766cm" svg:y="6.004cm">
          <draw:text-box>
            <text:p text:style-name="P2"><text:span text:style-name="T12">–</text:span></text:p>
          </draw:text-box>
        </draw:frame>
        <draw:frame draw:style-name="gr12" draw:text-style-name="P13" draw:layer="layout" svg:width="12.236cm" svg:height="0.361cm" svg:x="3.584cm" svg:y="5.933cm">
          <draw:text-box>
            <text:p text:style-name="P2"><text:span text:style-name="T11">Availability Zones have low latency ( not a lot of lag ) <text:s/>connections between each other</text:span></text:p>
          </draw:text-box>
        </draw:frame>
        <draw:frame draw:style-name="gr13" draw:text-style-name="P14" draw:layer="layout" svg:width="0.239cm" svg:height="0.239cm" svg:x="2.766cm" svg:y="6.724cm">
          <draw:text-box>
            <text:p text:style-name="P2"><text:span text:style-name="T12">–</text:span></text:p>
          </draw:text-box>
        </draw:frame>
        <draw:frame draw:style-name="gr12" draw:text-style-name="P13" draw:layer="layout" svg:width="10.403cm" svg:height="0.361cm" svg:x="3.584cm" svg:y="6.653cm">
          <draw:text-box>
            <text:p text:style-name="P2"><text:span text:style-name="T11">Each Availability zone is isolated from the others to ensure fault tolerance</text:span></text:p>
          </draw:text-box>
        </draw:frame>
        <draw:frame draw:style-name="gr11" draw:text-style-name="P12" draw:layer="layout" svg:width="0.14cm" svg:height="0.14cm" svg:x="1.672cm" svg:y="7.578cm">
          <draw:text-box>
            <text:p text:style-name="P2"><text:span text:style-name="T10">●</text:span></text:p>
          </draw:text-box>
        </draw:frame>
        <draw:frame draw:style-name="gr12" draw:text-style-name="P13" draw:layer="layout" svg:width="12.308cm" svg:height="0.361cm" svg:x="2.491cm" svg:y="7.464cm">
          <draw:text-box>
            <text:p text:style-name="P2"><text:span text:style-name="T11">Each availability zone has one or more data centers which contain the physical servers</text:span></text:p>
          </draw:text-box>
        </draw:frame>
        <draw:frame draw:style-name="gr13" draw:text-style-name="P14" draw:layer="layout" svg:width="0.239cm" svg:height="0.239cm" svg:x="2.766cm" svg:y="8.255cm">
          <draw:text-box>
            <text:p text:style-name="P2"><text:span text:style-name="T12">–</text:span></text:p>
          </draw:text-box>
        </draw:frame>
        <draw:frame draw:style-name="gr12" draw:text-style-name="P13" draw:layer="layout" svg:width="9.967cm" svg:height="0.361cm" svg:x="3.584cm" svg:y="8.184cm">
          <draw:text-box>
            <text:p text:style-name="P2"><text:span text:style-name="T11">All the resources that you provision are o0n a server in the data center</text:span></text:p>
          </draw:text-box>
        </draw:frame>
        <draw:frame draw:style-name="gr11" draw:text-style-name="P12" draw:layer="layout" svg:width="0.14cm" svg:height="0.14cm" svg:x="1.672cm" svg:y="9.11cm">
          <draw:text-box>
            <text:p text:style-name="P2"><text:span text:style-name="T10">●</text:span></text:p>
          </draw:text-box>
        </draw:frame>
        <draw:frame draw:style-name="gr12" draw:text-style-name="P13" draw:layer="layout" svg:width="1.695cm" svg:height="0.361cm" svg:x="2.491cm" svg:y="8.995cm">
          <draw:text-box>
            <text:p text:style-name="P2"><text:span text:style-name="T11">Advantages</text:span></text:p>
          </draw:text-box>
        </draw:frame>
        <draw:frame draw:style-name="gr13" draw:text-style-name="P14" draw:layer="layout" svg:width="0.239cm" svg:height="0.239cm" svg:x="2.766cm" svg:y="9.786cm">
          <draw:text-box>
            <text:p text:style-name="P2"><text:span text:style-name="T12">–</text:span></text:p>
          </draw:text-box>
        </draw:frame>
        <draw:frame draw:style-name="gr12" draw:text-style-name="P13" draw:layer="layout" svg:width="11.064cm" svg:height="0.361cm" svg:x="3.584cm" svg:y="9.715cm">
          <draw:text-box>
            <text:p text:style-name="P2"><text:span text:style-name="T11">Provision resource closest to the people that will use them to minimize latency</text:span></text:p>
          </draw:text-box>
        </draw:frame>
        <draw:frame draw:style-name="gr13" draw:text-style-name="P14" draw:layer="layout" svg:width="0.239cm" svg:height="0.239cm" svg:x="2.766cm" svg:y="10.506cm">
          <draw:text-box>
            <text:p text:style-name="P2"><text:span text:style-name="T12">–</text:span></text:p>
          </draw:text-box>
        </draw:frame>
        <draw:frame draw:style-name="gr12" draw:text-style-name="P13" draw:layer="layout" svg:width="11.957cm" svg:height="0.361cm" svg:x="3.584cm" svg:y="10.434cm">
          <draw:text-box>
            <text:p text:style-name="P2"><text:span text:style-name="T11">Multiple Regions and Availability Zone means the AWS infrastructure is fault tolerant</text:span></text:p>
          </draw:text-box>
        </draw:frame>
        <draw:frame draw:style-name="gr13" draw:text-style-name="P14" draw:layer="layout" svg:width="0.239cm" svg:height="0.239cm" svg:x="2.766cm" svg:y="11.229cm">
          <draw:text-box>
            <text:p text:style-name="P2"><text:span text:style-name="T12">–</text:span></text:p>
          </draw:text-box>
        </draw:frame>
        <draw:frame draw:style-name="gr12" draw:text-style-name="P13" draw:layer="layout" svg:width="8.587cm" svg:height="0.361cm" svg:x="3.584cm" svg:y="11.158cm">
          <draw:text-box>
            <text:p text:style-name="P2"><text:span text:style-name="T11">Expands high availability beyond a single geographical area </text:span></text:p>
          </draw:text-box>
        </draw:frame>
        <draw:frame draw:style-name="gr11" draw:text-style-name="P12" draw:layer="layout" svg:width="0.14cm" svg:height="0.14cm" svg:x="3.948cm" svg:y="11.9cm">
          <draw:text-box>
            <text:p text:style-name="P2"><text:span text:style-name="T10">●</text:span></text:p>
          </draw:text-box>
        </draw:frame>
        <draw:frame draw:style-name="gr12" draw:text-style-name="P13" draw:layer="layout" svg:width="10.348cm" svg:height="0.361cm" svg:x="4.674cm" svg:y="11.786cm">
          <draw:text-box>
            <text:p text:style-name="P2"><text:span text:style-name="T11">replicate data to multiple regions so each region can access it very quicly</text:span></text:p>
          </draw:text-box>
        </draw:frame>
        <draw:frame draw:style-name="gr13" draw:text-style-name="P14" draw:layer="layout" svg:width="0.239cm" svg:height="0.239cm" svg:x="2.766cm" svg:y="12.576cm">
          <draw:text-box>
            <text:p text:style-name="P2"><text:span text:style-name="T12">–</text:span></text:p>
          </draw:text-box>
        </draw:frame>
        <draw:frame draw:style-name="gr12" draw:text-style-name="P13" draw:layer="layout" svg:width="15.674cm" svg:height="0.361cm" svg:x="3.584cm" svg:y="12.505cm">
          <draw:text-box>
            <text:p text:style-name="P2"><text:span text:style-name="T11">Applications may be configured for high availability by provisioning them in multiple regions for failover/disaster</text:span></text:p>
          </draw:text-box>
        </draw:frame>
        <draw:frame draw:style-name="gr11" draw:text-style-name="P12" draw:layer="layout" svg:width="0.14cm" svg:height="0.14cm" svg:x="1.672cm" svg:y="13.431cm">
          <draw:text-box>
            <text:p text:style-name="P2"><text:span text:style-name="T10">●</text:span></text:p>
          </draw:text-box>
        </draw:frame>
        <draw:frame draw:style-name="gr12" draw:text-style-name="P13" draw:layer="layout" svg:width="13.523cm" svg:height="0.361cm" svg:x="2.491cm" svg:y="13.317cm">
          <draw:text-box>
            <text:p text:style-name="P2"><text:span text:style-name="T11">Edge Locations – <text:s text:c="2"/>Geographically disperse where AWS can replicate data and certain services</text:span></text:p>
          </draw:text-box>
        </draw:frame>
        <draw:frame draw:style-name="gr13" draw:text-style-name="P14" draw:layer="layout" svg:width="0.239cm" svg:height="0.239cm" svg:x="2.766cm" svg:y="14.107cm">
          <draw:text-box>
            <text:p text:style-name="P2"><text:span text:style-name="T12">–</text:span></text:p>
          </draw:text-box>
        </draw:frame>
        <draw:frame draw:style-name="gr12" draw:text-style-name="P13" draw:layer="layout" svg:width="3.74cm" svg:height="0.361cm" svg:x="3.584cm" svg:y="14.036cm">
          <draw:text-box>
            <text:p text:style-name="P2"><text:span text:style-name="T11">get fast access to the data</text:span></text:p>
          </draw:text-box>
        </draw:frame>
        <draw:frame draw:style-name="gr11" draw:text-style-name="P12" draw:layer="layout" svg:width="0.14cm" svg:height="0.14cm" svg:x="1.672cm" svg:y="14.962cm">
          <draw:text-box>
            <text:p text:style-name="P2"><text:span text:style-name="T10">●</text:span></text:p>
          </draw:text-box>
        </draw:frame>
        <draw:frame draw:style-name="gr12" draw:text-style-name="P13" draw:layer="layout" svg:width="6.081cm" svg:height="0.361cm" svg:x="2.491cm" svg:y="14.848cm">
          <draw:text-box>
            <text:p text:style-name="P2"><text:span text:style-name="T11">Networks connect AWS Regions toegether</text:span></text:p>
          </draw:text-box>
        </draw:frame>
      </draw:page>
      <draw:page draw:name="page10"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2.54cm" svg:height="1.737cm" svg:x="3.016cm" svg:y="0.207cm">
          <draw:text-box>
            <text:p text:style-name="P2"><text:span text:style-name="T2">What are clouds made of : AWS </text:span></text:p>
          </draw:text-box>
        </draw:frame>
        <draw:frame draw:style-name="gr3" draw:text-style-name="P4" draw:layer="layout" svg:width="14.078cm" svg:height="1.737cm" svg:x="6.96cm" svg:y="1.943cm">
          <draw:text-box>
            <text:p text:style-name="P2"><text:span text:style-name="T2">Global Infrastructure</text:span></text:p>
          </draw:text-box>
        </draw:frame>
        <draw:frame draw:style-name="gr4" draw:text-style-name="P5" draw:layer="layout" svg:width="0.158cm" svg:height="0.158cm" svg:x="1.7cm" svg:y="3.802cm">
          <draw:text-box>
            <text:p text:style-name="P2"><text:span text:style-name="T3">●</text:span></text:p>
          </draw:text-box>
        </draw:frame>
        <draw:frame draw:style-name="gr5" draw:text-style-name="P6" draw:layer="layout" svg:width="6.255cm" svg:height="0.395cm" svg:x="2.6cm" svg:y="3.678cm">
          <draw:text-box>
            <text:p text:style-name="P2"><text:span text:style-name="T4">High availability is not always automatic.</text:span></text:p>
          </draw:text-box>
        </draw:frame>
        <draw:frame draw:style-name="gr6" draw:text-style-name="P7" draw:layer="layout" svg:width="0.264cm" svg:height="0.264cm" svg:x="2.9cm" svg:y="4.547cm">
          <draw:text-box>
            <text:p text:style-name="P2"><text:span text:style-name="T5">–</text:span></text:p>
          </draw:text-box>
        </draw:frame>
        <draw:frame draw:style-name="gr5" draw:text-style-name="P6" draw:layer="layout" svg:width="20.068cm" svg:height="0.395cm" svg:x="3.799cm" svg:y="4.472cm">
          <draw:text-box>
            <text:p text:style-name="P2"><text:span text:style-name="T4">Some services have to be architected or design the environment correctly to create the high availability across zones and regions</text:span></text:p>
          </draw:text-box>
        </draw:frame>
        <draw:frame draw:style-name="gr4" draw:text-style-name="P5" draw:layer="layout" svg:width="0.158cm" svg:height="0.158cm" svg:x="1.7cm" svg:y="5.492cm">
          <draw:text-box>
            <text:p text:style-name="P2"><text:span text:style-name="T3">●</text:span></text:p>
          </draw:text-box>
        </draw:frame>
        <draw:frame draw:style-name="gr5" draw:text-style-name="P6" draw:layer="layout" svg:width="13.189cm" svg:height="0.395cm" svg:x="2.6cm" svg:y="5.364cm">
          <draw:text-box>
            <text:p text:style-name="P2"><text:span text:style-name="T4">The virtual resource can be replicated and/or communicate between different regions</text:span></text:p>
          </draw:text-box>
        </draw:frame>
        <draw:frame draw:style-name="gr4" draw:text-style-name="P5" draw:layer="layout" svg:width="0.158cm" svg:height="0.158cm" svg:x="1.7cm" svg:y="6.385cm">
          <draw:text-box>
            <text:p text:style-name="P2"><text:span text:style-name="T3">●</text:span></text:p>
          </draw:text-box>
        </draw:frame>
        <draw:frame draw:style-name="gr5" draw:text-style-name="P6" draw:layer="layout" svg:width="4.172cm" svg:height="0.395cm" svg:x="2.6cm" svg:y="6.26cm">
          <draw:text-box>
            <text:p text:style-name="P2"><text:span text:style-name="T4">Benefits directly from AWS</text:span></text:p>
          </draw:text-box>
        </draw:frame>
        <draw:frame draw:style-name="gr6" draw:text-style-name="P7" draw:layer="layout" svg:width="0.264cm" svg:height="0.264cm" svg:x="2.9cm" svg:y="7.129cm">
          <draw:text-box>
            <text:p text:style-name="P2"><text:span text:style-name="T5">–</text:span></text:p>
          </draw:text-box>
        </draw:frame>
        <draw:frame draw:style-name="gr5" draw:text-style-name="P6" draw:layer="layout" svg:width="3.109cm" svg:height="0.395cm" svg:x="3.799cm" svg:y="7.054cm">
          <draw:text-box>
            <text:p text:style-name="P2"><text:span text:style-name="T4">fastest performance</text:span></text:p>
          </draw:text-box>
        </draw:frame>
        <draw:frame draw:style-name="gr6" draw:text-style-name="P7" draw:layer="layout" svg:width="0.264cm" svg:height="0.264cm" svg:x="2.9cm" svg:y="7.923cm">
          <draw:text-box>
            <text:p text:style-name="P2"><text:span text:style-name="T5">–</text:span></text:p>
          </draw:text-box>
        </draw:frame>
        <draw:frame draw:style-name="gr5" draw:text-style-name="P6" draw:layer="layout" svg:width="4.392cm" svg:height="0.395cm" svg:x="3.799cm" svg:y="7.848cm">
          <draw:text-box>
            <text:p text:style-name="P2"><text:span text:style-name="T4">High Availability &amp; Reliability</text:span></text:p>
          </draw:text-box>
        </draw:frame>
        <draw:frame draw:style-name="gr6" draw:text-style-name="P7" draw:layer="layout" svg:width="0.264cm" svg:height="0.264cm" svg:x="2.9cm" svg:y="8.717cm">
          <draw:text-box>
            <text:p text:style-name="P2"><text:span text:style-name="T5">–</text:span></text:p>
          </draw:text-box>
        </draw:frame>
        <draw:frame draw:style-name="gr5" draw:text-style-name="P6" draw:layer="layout" svg:width="5.611cm" svg:height="0.395cm" svg:x="3.799cm" svg:y="8.642cm">
          <draw:text-box>
            <text:p text:style-name="P2"><text:span text:style-name="T4">Largest most flexible global footprint</text:span></text:p>
          </draw:text-box>
        </draw:frame>
        <draw:frame draw:style-name="gr4" draw:text-style-name="P5" draw:layer="layout" svg:width="0.158cm" svg:height="0.158cm" svg:x="4.202cm" svg:y="9.461cm">
          <draw:text-box>
            <text:p text:style-name="P2"><text:span text:style-name="T3">●</text:span></text:p>
          </draw:text-box>
        </draw:frame>
        <draw:frame draw:style-name="gr5" draw:text-style-name="P6" draw:layer="layout" svg:width="21.605cm" svg:height="0.395cm" svg:x="4.999cm" svg:y="9.337cm">
          <draw:text-box>
            <text:p text:style-name="P2"><text:span text:style-name="T4">If you have offices in France and Northern VA then the data can be replicated to each footprint and you sue an availability zone in Japan to </text:span></text:p>
          </draw:text-box>
        </draw:frame>
        <draw:frame draw:style-name="gr5" draw:text-style-name="P6" draw:layer="layout" svg:width="2.5cm" svg:height="0.395cm" svg:x="4.999cm" svg:y="9.732cm">
          <draw:text-box>
            <text:p text:style-name="P2"><text:span text:style-name="T4">backup the data</text:span></text:p>
          </draw:text-box>
        </draw:frame>
        <draw:frame draw:style-name="gr6" draw:text-style-name="P7" draw:layer="layout" svg:width="0.264cm" svg:height="0.264cm" svg:x="2.9cm" svg:y="10.6cm">
          <draw:text-box>
            <text:p text:style-name="P2"><text:span text:style-name="T5">–</text:span></text:p>
          </draw:text-box>
        </draw:frame>
        <draw:frame draw:style-name="gr5" draw:text-style-name="P6" draw:layer="layout" svg:width="2.872cm" svg:height="0.395cm" svg:x="3.799cm" svg:y="10.525cm">
          <draw:text-box>
            <text:p text:style-name="P2"><text:span text:style-name="T4">Strongest Security</text:span></text:p>
          </draw:text-box>
        </draw:frame>
      </draw:page>
      <draw:page draw:name="page11"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5.051cm" svg:height="1.737cm" svg:x="1.707cm" svg:y="0.207cm">
          <draw:text-box>
            <text:p text:style-name="P2"><text:span text:style-name="T2">What are clouds made of : So that’s </text:span></text:p>
          </draw:text-box>
        </draw:frame>
        <draw:frame draw:style-name="gr3" draw:text-style-name="P4" draw:layer="layout" svg:width="16.931cm" svg:height="1.737cm" svg:x="5.535cm" svg:y="1.943cm">
          <draw:text-box>
            <text:p text:style-name="P2"><text:span text:style-name="T2">what clouds are made of</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1.81cm" svg:height="0.395cm" svg:x="2.6cm" svg:y="3.685cm">
          <draw:text-box>
            <text:p text:style-name="P2"><text:span text:style-name="T4">AWS Cloud</text:span></text:p>
          </draw:text-box>
        </draw:frame>
        <draw:frame draw:style-name="gr4" draw:text-style-name="P5" draw:layer="layout" svg:width="0.158cm" svg:height="0.158cm" svg:x="1.7cm" svg:y="4.702cm">
          <draw:text-box>
            <text:p text:style-name="P2"><text:span text:style-name="T3">●</text:span></text:p>
          </draw:text-box>
        </draw:frame>
        <draw:frame draw:style-name="gr5" draw:text-style-name="P6" draw:layer="layout" svg:width="3.901cm" svg:height="0.395cm" svg:x="2.6cm" svg:y="4.578cm">
          <draw:text-box>
            <text:p text:style-name="P2"><text:span text:style-name="T4">Create an AWS Account </text:span></text:p>
          </draw:text-box>
        </draw:frame>
        <draw:frame draw:style-name="gr6" draw:text-style-name="P7" draw:layer="layout" svg:width="0.264cm" svg:height="0.264cm" svg:x="2.9cm" svg:y="5.446cm">
          <draw:text-box>
            <text:p text:style-name="P2"><text:span text:style-name="T5">–</text:span></text:p>
          </draw:text-box>
        </draw:frame>
        <draw:frame draw:style-name="gr5" draw:text-style-name="P6" draw:layer="layout" svg:width="8.21cm" svg:height="0.395cm" svg:x="3.799cm" svg:y="5.371cm">
          <draw:text-box>
            <text:p text:style-name="P2"><text:span text:style-name="T4">Setup the networking to access your other resources</text:span></text:p>
          </draw:text-box>
        </draw:frame>
        <draw:frame draw:style-name="gr6" draw:text-style-name="P7" draw:layer="layout" svg:width="0.264cm" svg:height="0.264cm" svg:x="2.9cm" svg:y="6.24cm">
          <draw:text-box>
            <text:p text:style-name="P2"><text:span text:style-name="T5">–</text:span></text:p>
          </draw:text-box>
        </draw:frame>
        <draw:frame draw:style-name="gr5" draw:text-style-name="P6" draw:layer="layout" svg:width="8.934cm" svg:height="0.395cm" svg:x="3.799cm" svg:y="6.165cm">
          <draw:text-box>
            <text:p text:style-name="P2"><text:span text:style-name="T4">Virtual Private Cloud is an example of a network resource</text:span></text:p>
          </draw:text-box>
        </draw:frame>
        <draw:frame draw:style-name="gr4" draw:text-style-name="P5" draw:layer="layout" svg:width="0.158cm" svg:height="0.158cm" svg:x="1.7cm" svg:y="7.185cm">
          <draw:text-box>
            <text:p text:style-name="P2"><text:span text:style-name="T3">●</text:span></text:p>
          </draw:text-box>
        </draw:frame>
        <draw:frame draw:style-name="gr5" draw:text-style-name="P6" draw:layer="layout" svg:width="6.056cm" svg:height="0.395cm" svg:x="2.6cm" svg:y="7.061cm">
          <draw:text-box>
            <text:p text:style-name="P2"><text:span text:style-name="T4">Networking services provided by AWS </text:span></text:p>
          </draw:text-box>
        </draw:frame>
        <draw:frame draw:style-name="gr6" draw:text-style-name="P7" draw:layer="layout" svg:width="0.264cm" svg:height="0.264cm" svg:x="2.9cm" svg:y="7.93cm">
          <draw:text-box>
            <text:p text:style-name="P2"><text:span text:style-name="T5">–</text:span></text:p>
          </draw:text-box>
        </draw:frame>
        <draw:frame draw:style-name="gr5" draw:text-style-name="P6" draw:layer="layout" svg:width="20.11cm" svg:height="0.395cm" svg:x="3.799cm" svg:y="7.855cm">
          <draw:text-box>
            <text:p text:style-name="P2"><text:span text:style-name="T4">AWS Direct Connect allow you to connect your corporate network with a low latency high speed connect to the AWS Environment</text:span></text:p>
          </draw:text-box>
        </draw:frame>
        <draw:frame draw:style-name="gr6" draw:text-style-name="P7" draw:layer="layout" svg:width="0.264cm" svg:height="0.264cm" svg:x="2.9cm" svg:y="8.724cm">
          <draw:text-box>
            <text:p text:style-name="P2"><text:span text:style-name="T5">–</text:span></text:p>
          </draw:text-box>
        </draw:frame>
        <draw:frame draw:style-name="gr5" draw:text-style-name="P6" draw:layer="layout" svg:width="5.188cm" svg:height="0.395cm" svg:x="3.799cm" svg:y="8.649cm">
          <draw:text-box>
            <text:p text:style-name="P2"><text:span text:style-name="T4">Route 53 – A DNS Name Service</text:span></text:p>
          </draw:text-box>
        </draw:frame>
        <draw:frame draw:style-name="gr6" draw:text-style-name="P7" draw:layer="layout" svg:width="0.264cm" svg:height="0.264cm" svg:x="2.9cm" svg:y="9.517cm">
          <draw:text-box>
            <text:p text:style-name="P2"><text:span text:style-name="T5">–</text:span></text:p>
          </draw:text-box>
        </draw:frame>
        <draw:frame draw:style-name="gr5" draw:text-style-name="P6" draw:layer="layout" svg:width="4.46cm" svg:height="0.395cm" svg:x="3.799cm" svg:y="9.442cm">
          <draw:text-box>
            <text:p text:style-name="P2"><text:span text:style-name="T4">VPC → Virtual Private Cloud</text:span></text:p>
          </draw:text-box>
        </draw:frame>
        <draw:frame draw:style-name="gr4" draw:text-style-name="P5" draw:layer="layout" svg:width="0.158cm" svg:height="0.158cm" svg:x="1.7cm" svg:y="10.463cm">
          <draw:text-box>
            <text:p text:style-name="P2"><text:span text:style-name="T3">●</text:span></text:p>
          </draw:text-box>
        </draw:frame>
        <draw:frame draw:style-name="gr5" draw:text-style-name="P6" draw:layer="layout" svg:width="3.029cm" svg:height="0.395cm" svg:x="2.6cm" svg:y="10.335cm">
          <draw:text-box>
            <text:p text:style-name="P2"><text:span text:style-name="T4">Compute Resource</text:span></text:p>
          </draw:text-box>
        </draw:frame>
        <draw:frame draw:style-name="gr6" draw:text-style-name="P7" draw:layer="layout" svg:width="0.264cm" svg:height="0.264cm" svg:x="2.9cm" svg:y="11.204cm">
          <draw:text-box>
            <text:p text:style-name="P2"><text:span text:style-name="T5">–</text:span></text:p>
          </draw:text-box>
        </draw:frame>
        <draw:frame draw:style-name="gr5" draw:text-style-name="P6" draw:layer="layout" svg:width="0.684cm" svg:height="0.395cm" svg:x="3.799cm" svg:y="11.129cm">
          <draw:text-box>
            <text:p text:style-name="P2"><text:span text:style-name="T4">EC2</text:span></text:p>
          </draw:text-box>
        </draw:frame>
        <draw:frame draw:style-name="gr5" draw:text-style-name="P6" draw:layer="layout" svg:width="3.85cm" svg:height="0.395cm" svg:x="7.609cm" svg:y="11.129cm">
          <draw:text-box>
            <text:p text:style-name="P2"><text:span text:style-name="T4">virtual compute server – </text:span></text:p>
          </draw:text-box>
        </draw:frame>
        <draw:frame draw:style-name="gr4" draw:text-style-name="P5" draw:layer="layout" svg:width="0.158cm" svg:height="0.158cm" svg:x="4.202cm" svg:y="11.948cm">
          <draw:text-box>
            <text:p text:style-name="P2"><text:span text:style-name="T3">●</text:span></text:p>
          </draw:text-box>
        </draw:frame>
        <draw:frame draw:style-name="gr5" draw:text-style-name="P6" draw:layer="layout" svg:width="7.753cm" svg:height="0.395cm" svg:x="4.999cm" svg:y="11.824cm">
          <draw:text-box>
            <text:p text:style-name="P2"><text:span text:style-name="T4">manually Install OS, Install Apps and Update Both</text:span></text:p>
          </draw:text-box>
        </draw:frame>
        <draw:frame draw:style-name="gr6" draw:text-style-name="P7" draw:layer="layout" svg:width="0.264cm" svg:height="0.264cm" svg:x="2.9cm" svg:y="12.692cm">
          <draw:text-box>
            <text:p text:style-name="P2"><text:span text:style-name="T5">–</text:span></text:p>
          </draw:text-box>
        </draw:frame>
        <draw:frame draw:style-name="gr5" draw:text-style-name="P6" draw:layer="layout" svg:width="1.268cm" svg:height="0.395cm" svg:x="3.799cm" svg:y="12.617cm">
          <draw:text-box>
            <text:p text:style-name="P2"><text:span text:style-name="T4">Lambda</text:span></text:p>
          </draw:text-box>
        </draw:frame>
        <draw:frame draw:style-name="gr5" draw:text-style-name="P6" draw:layer="layout" svg:width="3.6cm" svg:height="0.395cm" svg:x="7.609cm" svg:y="12.617cm">
          <draw:text-box>
            <text:p text:style-name="P2"><text:span text:style-name="T4">serveless computer → </text:span></text:p>
          </draw:text-box>
        </draw:frame>
        <draw:frame draw:style-name="gr4" draw:text-style-name="P5" draw:layer="layout" svg:width="0.158cm" svg:height="0.158cm" svg:x="4.202cm" svg:y="13.437cm">
          <draw:text-box>
            <text:p text:style-name="P2"><text:span text:style-name="T3">●</text:span></text:p>
          </draw:text-box>
        </draw:frame>
        <draw:frame draw:style-name="gr5" draw:text-style-name="P6" draw:layer="layout" svg:width="9.692cm" svg:height="0.395cm" svg:x="4.999cm" svg:y="13.312cm">
          <draw:text-box>
            <text:p text:style-name="P2"><text:span text:style-name="T4">Don’t manage resources – No install of OS, Apps nor updating</text:span></text:p>
          </draw:text-box>
        </draw:frame>
        <draw:frame draw:style-name="gr4" draw:text-style-name="P5" draw:layer="layout" svg:width="0.158cm" svg:height="0.158cm" svg:x="4.202cm" svg:y="14.132cm">
          <draw:text-box>
            <text:p text:style-name="P2"><text:span text:style-name="T3">●</text:span></text:p>
          </draw:text-box>
        </draw:frame>
        <draw:frame draw:style-name="gr5" draw:text-style-name="P6" draw:layer="layout" svg:width="9.307cm" svg:height="0.395cm" svg:x="4.999cm" svg:y="14.007cm">
          <draw:text-box>
            <text:p text:style-name="P2"><text:span text:style-name="T4">Write code to complete task – onlty responsible for the code</text:span></text:p>
          </draw:text-box>
        </draw:frame>
      </draw:page>
      <draw:page draw:name="page12"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5.051cm" svg:height="1.737cm" svg:x="1.707cm" svg:y="0.207cm">
          <draw:text-box>
            <text:p text:style-name="P2"><text:span text:style-name="T2">What are clouds made of : So that’s </text:span></text:p>
          </draw:text-box>
        </draw:frame>
        <draw:frame draw:style-name="gr3" draw:text-style-name="P4" draw:layer="layout" svg:width="16.931cm" svg:height="1.737cm" svg:x="5.535cm" svg:y="1.943cm">
          <draw:text-box>
            <text:p text:style-name="P2"><text:span text:style-name="T2">what clouds are made of</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1.23cm" svg:height="0.395cm" svg:x="2.6cm" svg:y="3.685cm">
          <draw:text-box>
            <text:p text:style-name="P2"><text:span text:style-name="T4">Storage</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0.375cm" svg:height="0.395cm" svg:x="3.799cm" svg:y="4.479cm">
          <draw:text-box>
            <text:p text:style-name="P2"><text:span text:style-name="T4">s3</text:span></text:p>
          </draw:text-box>
        </draw:frame>
        <draw:frame draw:style-name="gr4" draw:text-style-name="P5" draw:layer="layout" svg:width="0.158cm" svg:height="0.158cm" svg:x="4.202cm" svg:y="5.298cm">
          <draw:text-box>
            <text:p text:style-name="P2"><text:span text:style-name="T3">●</text:span></text:p>
          </draw:text-box>
        </draw:frame>
        <draw:frame draw:style-name="gr5" draw:text-style-name="P6" draw:layer="layout" svg:width="5.251cm" svg:height="0.395cm" svg:x="4.999cm" svg:y="5.174cm">
          <draw:text-box>
            <text:p text:style-name="P2"><text:span text:style-name="T4">bulk storage server to upload files</text:span></text:p>
          </draw:text-box>
        </draw:frame>
        <draw:frame draw:style-name="gr6" draw:text-style-name="P7" draw:layer="layout" svg:width="0.264cm" svg:height="0.264cm" svg:x="2.9cm" svg:y="6.043cm">
          <draw:text-box>
            <text:p text:style-name="P2"><text:span text:style-name="T5">–</text:span></text:p>
          </draw:text-box>
        </draw:frame>
        <draw:frame draw:style-name="gr5" draw:text-style-name="P6" draw:layer="layout" svg:width="1.115cm" svg:height="0.395cm" svg:x="3.799cm" svg:y="5.968cm">
          <draw:text-box>
            <text:p text:style-name="P2"><text:span text:style-name="T4">Glacier</text:span></text:p>
          </draw:text-box>
        </draw:frame>
        <draw:frame draw:style-name="gr4" draw:text-style-name="P5" draw:layer="layout" svg:width="0.158cm" svg:height="0.158cm" svg:x="4.202cm" svg:y="6.783cm">
          <draw:text-box>
            <text:p text:style-name="P2"><text:span text:style-name="T3">●</text:span></text:p>
          </draw:text-box>
        </draw:frame>
        <draw:frame draw:style-name="gr5" draw:text-style-name="P6" draw:layer="layout" svg:width="7.186cm" svg:height="0.395cm" svg:x="4.999cm" svg:y="6.659cm">
          <draw:text-box>
            <text:p text:style-name="P2"><text:span text:style-name="T4">long term storage that is not access frequently</text:span></text:p>
          </draw:text-box>
        </draw:frame>
        <draw:frame draw:style-name="gr4" draw:text-style-name="P5" draw:layer="layout" svg:width="0.158cm" svg:height="0.158cm" svg:x="4.202cm" svg:y="7.478cm">
          <draw:text-box>
            <text:p text:style-name="P2"><text:span text:style-name="T3">●</text:span></text:p>
          </draw:text-box>
        </draw:frame>
        <draw:frame draw:style-name="gr5" draw:text-style-name="P6" draw:layer="layout" svg:width="6.483cm" svg:height="0.395cm" svg:x="4.999cm" svg:y="7.354cm">
          <draw:text-box>
            <text:p text:style-name="P2"><text:span text:style-name="T4">Example : Tax Data keep for 5 to 7 years.</text:span></text:p>
          </draw:text-box>
        </draw:frame>
      </draw:page>
      <draw:page draw:name="page13"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5.051cm" svg:height="1.737cm" svg:x="1.707cm" svg:y="0.207cm">
          <draw:text-box>
            <text:p text:style-name="P2"><text:span text:style-name="T2">What are clouds made of : So that’s </text:span></text:p>
          </draw:text-box>
        </draw:frame>
        <draw:frame draw:style-name="gr3" draw:text-style-name="P4" draw:layer="layout" svg:width="16.931cm" svg:height="1.737cm" svg:x="5.535cm" svg:y="1.943cm">
          <draw:text-box>
            <text:p text:style-name="P2"><text:span text:style-name="T2">what clouds are made of</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12.63cm" svg:height="0.395cm" svg:x="2.6cm" svg:y="3.685cm">
          <draw:text-box>
            <text:p text:style-name="P2"><text:span text:style-name="T4">Colocated Center – Where someone is renting space in a data center for servers.</text:span></text:p>
          </draw:text-box>
        </draw:frame>
        <draw:frame draw:style-name="gr4" draw:text-style-name="P5" draw:layer="layout" svg:width="0.158cm" svg:height="0.158cm" svg:x="1.7cm" svg:y="4.702cm">
          <draw:text-box>
            <text:p text:style-name="P2"><text:span text:style-name="T3">●</text:span></text:p>
          </draw:text-box>
        </draw:frame>
        <draw:frame draw:style-name="gr5" draw:text-style-name="P6" draw:layer="layout" svg:width="6.877cm" svg:height="0.395cm" svg:x="2.6cm" svg:y="4.578cm">
          <draw:text-box>
            <text:p text:style-name="P2"><text:span text:style-name="T4">Minimum of two availability zones per region</text:span></text:p>
          </draw:text-box>
        </draw:frame>
        <draw:frame draw:style-name="gr4" draw:text-style-name="P5" draw:layer="layout" svg:width="0.158cm" svg:height="0.158cm" svg:x="1.7cm" svg:y="5.598cm">
          <draw:text-box>
            <text:p text:style-name="P2"><text:span text:style-name="T3">●</text:span></text:p>
          </draw:text-box>
        </draw:frame>
      </draw:page>
      <draw:page draw:name="page14"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14" draw:text-style-name="P15" draw:layer="layout" svg:width="24.623cm" svg:height="1.423cm" svg:x="1.866cm" svg:y="0.523cm">
          <draw:text-box>
            <text:p text:style-name="P2"><text:span text:style-name="T13">Lets Get Started : What you need to know : </text:span></text:p>
          </draw:text-box>
        </draw:frame>
        <draw:frame draw:style-name="gr14" draw:text-style-name="P15" draw:layer="layout" svg:width="20.894cm" svg:height="1.423cm" svg:x="3.612cm" svg:y="1.945cm">
          <draw:text-box>
            <text:p text:style-name="P2"><text:span text:style-name="T13">Access and tour of the AWS Console</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11.593cm" svg:height="0.395cm" svg:x="2.6cm" svg:y="3.685cm">
          <draw:text-box>
            <text:p text:style-name="P2"><text:span text:style-name="T4">A graphical user interface to manage various services on an AWS Account</text:span></text:p>
          </draw:text-box>
        </draw:frame>
        <draw:frame draw:style-name="gr4" draw:text-style-name="P5" draw:layer="layout" svg:width="0.158cm" svg:height="0.158cm" svg:x="1.7cm" svg:y="4.702cm">
          <draw:text-box>
            <text:p text:style-name="P2"><text:span text:style-name="T3">●</text:span></text:p>
          </draw:text-box>
        </draw:frame>
        <draw:frame draw:style-name="gr5" draw:text-style-name="P6" draw:layer="layout" svg:width="0.768cm" svg:height="0.395cm" svg:x="2.6cm" svg:y="4.578cm">
          <draw:text-box>
            <text:p text:style-name="P2"><text:span text:style-name="T4">Task</text:span></text:p>
          </draw:text-box>
        </draw:frame>
        <draw:frame draw:style-name="gr6" draw:text-style-name="P7" draw:layer="layout" svg:width="0.264cm" svg:height="0.264cm" svg:x="2.9cm" svg:y="5.446cm">
          <draw:text-box>
            <text:p text:style-name="P2"><text:span text:style-name="T5">–</text:span></text:p>
          </draw:text-box>
        </draw:frame>
        <draw:frame draw:style-name="gr5" draw:text-style-name="P6" draw:layer="layout" svg:width="4.955cm" svg:height="0.395cm" svg:x="3.799cm" svg:y="5.371cm">
          <draw:text-box>
            <text:p text:style-name="P2"><text:span text:style-name="T4">administrate your AWS Account</text:span></text:p>
          </draw:text-box>
        </draw:frame>
        <draw:frame draw:style-name="gr6" draw:text-style-name="P7" draw:layer="layout" svg:width="0.264cm" svg:height="0.264cm" svg:x="2.9cm" svg:y="6.24cm">
          <draw:text-box>
            <text:p text:style-name="P2"><text:span text:style-name="T5">–</text:span></text:p>
          </draw:text-box>
        </draw:frame>
        <draw:frame draw:style-name="gr5" draw:text-style-name="P6" draw:layer="layout" svg:width="5.002cm" svg:height="0.395cm" svg:x="3.799cm" svg:y="6.165cm">
          <draw:text-box>
            <text:p text:style-name="P2"><text:span text:style-name="T4">Search and navigate to services</text:span></text:p>
          </draw:text-box>
        </draw:frame>
        <draw:frame draw:style-name="gr6" draw:text-style-name="P7" draw:layer="layout" svg:width="0.264cm" svg:height="0.264cm" svg:x="2.9cm" svg:y="7.034cm">
          <draw:text-box>
            <text:p text:style-name="P2"><text:span text:style-name="T5">–</text:span></text:p>
          </draw:text-box>
        </draw:frame>
        <draw:frame draw:style-name="gr5" draw:text-style-name="P6" draw:layer="layout" svg:width="7.487cm" svg:height="0.395cm" svg:x="3.799cm" svg:y="6.959cm">
          <draw:text-box>
            <text:p text:style-name="P2"><text:span text:style-name="T4">Personalize your console with service short cuts</text:span></text:p>
          </draw:text-box>
        </draw:frame>
        <draw:frame draw:style-name="gr6" draw:text-style-name="P7" draw:layer="layout" svg:width="0.264cm" svg:height="0.264cm" svg:x="2.9cm" svg:y="7.828cm">
          <draw:text-box>
            <text:p text:style-name="P2"><text:span text:style-name="T5">–</text:span></text:p>
          </draw:text-box>
        </draw:frame>
        <draw:frame draw:style-name="gr5" draw:text-style-name="P6" draw:layer="layout" svg:width="7.55cm" svg:height="0.395cm" svg:x="3.799cm" svg:y="7.753cm">
          <draw:text-box>
            <text:p text:style-name="P2"><text:span text:style-name="T4">Tag resources for easy identification and editing </text:span></text:p>
          </draw:text-box>
        </draw:frame>
        <draw:frame draw:style-name="gr6" draw:text-style-name="P7" draw:layer="layout" svg:width="0.264cm" svg:height="0.264cm" svg:x="2.9cm" svg:y="8.621cm">
          <draw:text-box>
            <text:p text:style-name="P2"><text:span text:style-name="T5">–</text:span></text:p>
          </draw:text-box>
        </draw:frame>
        <draw:frame draw:style-name="gr5" draw:text-style-name="P6" draw:layer="layout" svg:width="9.146cm" svg:height="0.395cm" svg:x="3.799cm" svg:y="8.546cm">
          <draw:text-box>
            <text:p text:style-name="P2"><text:span text:style-name="T4">Create resource groups for collections of related resources</text:span></text:p>
          </draw:text-box>
        </draw:frame>
        <draw:frame draw:style-name="gr6" draw:text-style-name="P7" draw:layer="layout" svg:width="0.264cm" svg:height="0.264cm" svg:x="2.9cm" svg:y="9.419cm">
          <draw:text-box>
            <text:p text:style-name="P2"><text:span text:style-name="T5">–</text:span></text:p>
          </draw:text-box>
        </draw:frame>
        <draw:frame draw:style-name="gr5" draw:text-style-name="P6" draw:layer="layout" svg:width="11.127cm" svg:height="0.395cm" svg:x="3.799cm" svg:y="9.344cm">
          <draw:text-box>
            <text:p text:style-name="P2"><text:span text:style-name="T4">Access helpful resources for learning about AWS Services and features</text:span></text:p>
          </draw:text-box>
        </draw:frame>
        <draw:frame draw:style-name="gr4" draw:text-style-name="P5" draw:layer="layout" svg:width="0.158cm" svg:height="0.158cm" svg:x="1.7cm" svg:y="10.36cm">
          <draw:text-box>
            <text:p text:style-name="P2"><text:span text:style-name="T3">●</text:span></text:p>
          </draw:text-box>
        </draw:frame>
        <draw:frame draw:style-name="gr5" draw:text-style-name="P6" draw:layer="layout" svg:width="5.04cm" svg:height="0.395cm" svg:x="2.6cm" svg:y="10.236cm">
          <draw:text-box>
            <text:p text:style-name="P2"><text:span text:style-name="T4">URL : console.aws.amazon.com</text:span></text:p>
          </draw:text-box>
        </draw:frame>
        <draw:frame draw:style-name="gr4" draw:text-style-name="P5" draw:layer="layout" svg:width="0.158cm" svg:height="0.158cm" svg:x="1.7cm" svg:y="11.257cm">
          <draw:text-box>
            <text:p text:style-name="P2"><text:span text:style-name="T3">●</text:span></text:p>
          </draw:text-box>
        </draw:frame>
        <draw:frame draw:style-name="gr5" draw:text-style-name="P6" draw:layer="layout" svg:width="10.23cm" svg:height="0.395cm" svg:x="2.6cm" svg:y="11.129cm">
          <draw:text-box>
            <text:p text:style-name="P2"><text:span text:style-name="T4">Resource Groups – Resources in AWS group together to manage</text:span></text:p>
          </draw:text-box>
        </draw:frame>
        <draw:frame draw:style-name="gr6" draw:text-style-name="P7" draw:layer="layout" svg:width="0.264cm" svg:height="0.264cm" svg:x="2.9cm" svg:y="11.997cm">
          <draw:text-box>
            <text:p text:style-name="P2"><text:span text:style-name="T5">–</text:span></text:p>
          </draw:text-box>
        </draw:frame>
        <draw:frame draw:style-name="gr5" draw:text-style-name="P6" draw:layer="layout" svg:width="14.531cm" svg:height="0.395cm" svg:x="3.799cm" svg:y="11.922cm">
          <draw:text-box>
            <text:p text:style-name="P2"><text:span text:style-name="T4">Example Dev for resources used for development and Prod for resources used for Production</text:span></text:p>
          </draw:text-box>
        </draw:frame>
        <draw:frame draw:style-name="gr4" draw:text-style-name="P5" draw:layer="layout" svg:width="0.158cm" svg:height="0.158cm" svg:x="1.7cm" svg:y="12.943cm">
          <draw:text-box>
            <text:p text:style-name="P2"><text:span text:style-name="T3">●</text:span></text:p>
          </draw:text-box>
        </draw:frame>
        <draw:frame draw:style-name="gr5" draw:text-style-name="P6" draw:layer="layout" svg:width="12.177cm" svg:height="0.395cm" svg:x="2.6cm" svg:y="12.818cm">
          <draw:text-box>
            <text:p text:style-name="P2"><text:span text:style-name="T4">Pin (One Click Navigation ) – Pin Services to the Top Bar that you access a lot</text:span></text:p>
          </draw:text-box>
        </draw:frame>
        <draw:frame draw:style-name="gr4" draw:text-style-name="P5" draw:layer="layout" svg:width="0.158cm" svg:height="0.158cm" svg:x="1.7cm" svg:y="13.835cm">
          <draw:text-box>
            <text:p text:style-name="P2"><text:span text:style-name="T3">●</text:span></text:p>
          </draw:text-box>
        </draw:frame>
        <draw:frame draw:style-name="gr5" draw:text-style-name="P6" draw:layer="layout" svg:width="20.28cm" svg:height="0.395cm" svg:x="2.6cm" svg:y="13.711cm">
          <draw:text-box>
            <text:p text:style-name="P2"><text:span text:style-name="T4">Alert Bell <text:s/>(System Alerts )– Show a list of Aler Type such as opened, scheduled changes and other notifications and view all alerts</text:span></text:p>
          </draw:text-box>
        </draw:frame>
        <draw:frame draw:style-name="gr6" draw:text-style-name="P7" draw:layer="layout" svg:width="0.264cm" svg:height="0.264cm" svg:x="2.9cm" svg:y="14.58cm">
          <draw:text-box>
            <text:p text:style-name="P2"><text:span text:style-name="T5">–</text:span></text:p>
          </draw:text-box>
        </draw:frame>
        <draw:frame draw:style-name="gr5" draw:text-style-name="P6" draw:layer="layout" svg:width="12.617cm" svg:height="0.395cm" svg:x="3.799cm" svg:y="14.505cm">
          <draw:text-box>
            <text:p text:style-name="P2"><text:span text:style-name="T4">Has an Affter Resource Tab that shows if the alert has an affect on our resources</text:span></text:p>
          </draw:text-box>
        </draw:frame>
      </draw:page>
      <draw:page draw:name="page15"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14" draw:text-style-name="P15" draw:layer="layout" svg:width="24.623cm" svg:height="1.423cm" svg:x="1.866cm" svg:y="0.523cm">
          <draw:text-box>
            <text:p text:style-name="P2"><text:span text:style-name="T13">Lets Get Started : What you need to know : </text:span></text:p>
          </draw:text-box>
        </draw:frame>
        <draw:frame draw:style-name="gr14" draw:text-style-name="P15" draw:layer="layout" svg:width="20.894cm" svg:height="1.423cm" svg:x="3.612cm" svg:y="1.945cm">
          <draw:text-box>
            <text:p text:style-name="P2"><text:span text:style-name="T13">Access and tour of the AWS Console</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2.322cm" svg:height="0.395cm" svg:x="2.6cm" svg:y="3.685cm">
          <draw:text-box>
            <text:p text:style-name="P2"><text:span text:style-name="T4">AWS Free Tier</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0.963cm" svg:height="0.395cm" svg:x="3.799cm" svg:y="4.479cm">
          <draw:text-box>
            <text:p text:style-name="P2"><text:span text:style-name="T4">Types</text:span></text:p>
          </draw:text-box>
        </draw:frame>
        <draw:frame draw:style-name="gr4" draw:text-style-name="P5" draw:layer="layout" svg:width="0.158cm" svg:height="0.158cm" svg:x="4.202cm" svg:y="5.298cm">
          <draw:text-box>
            <text:p text:style-name="P2"><text:span text:style-name="T3">●</text:span></text:p>
          </draw:text-box>
        </draw:frame>
        <draw:frame draw:style-name="gr5" draw:text-style-name="P6" draw:layer="layout" svg:width="8.519cm" svg:height="0.395cm" svg:x="4.999cm" svg:y="5.174cm">
          <draw:text-box>
            <text:p text:style-name="P2"><text:span text:style-name="T4">Always free – Available to all AWS customer at no cost</text:span></text:p>
          </draw:text-box>
        </draw:frame>
        <draw:frame draw:style-name="gr4" draw:text-style-name="P5" draw:layer="layout" svg:width="0.158cm" svg:height="0.158cm" svg:x="4.202cm" svg:y="5.99cm">
          <draw:text-box>
            <text:p text:style-name="P2"><text:span text:style-name="T3">●</text:span></text:p>
          </draw:text-box>
        </draw:frame>
        <draw:frame draw:style-name="gr5" draw:text-style-name="P6" draw:layer="layout" svg:width="8.405cm" svg:height="0.395cm" svg:x="4.999cm" svg:y="5.865cm">
          <draw:text-box>
            <text:p text:style-name="P2"><text:span text:style-name="T4">Free for 12 month – Starts with your AWS signup date</text:span></text:p>
          </draw:text-box>
        </draw:frame>
        <draw:frame draw:style-name="gr4" draw:text-style-name="P5" draw:layer="layout" svg:width="0.158cm" svg:height="0.158cm" svg:x="4.202cm" svg:y="6.685cm">
          <draw:text-box>
            <text:p text:style-name="P2"><text:span text:style-name="T3">●</text:span></text:p>
          </draw:text-box>
        </draw:frame>
        <draw:frame draw:style-name="gr5" draw:text-style-name="P6" draw:layer="layout" svg:width="4.252cm" svg:height="0.395cm" svg:x="4.999cm" svg:y="6.56cm">
          <draw:text-box>
            <text:p text:style-name="P2"><text:span text:style-name="T4">Trial – Short term free trials</text:span></text:p>
          </draw:text-box>
        </draw:frame>
        <draw:frame draw:style-name="gr6" draw:text-style-name="P7" draw:layer="layout" svg:width="0.264cm" svg:height="0.264cm" svg:x="2.9cm" svg:y="7.429cm">
          <draw:text-box>
            <text:p text:style-name="P2"><text:span text:style-name="T5">–</text:span></text:p>
          </draw:text-box>
        </draw:frame>
        <draw:frame draw:style-name="gr5" draw:text-style-name="P6" draw:layer="layout" svg:width="6.449cm" svg:height="0.395cm" svg:x="3.799cm" svg:y="7.354cm">
          <draw:text-box>
            <text:p text:style-name="P2"><text:span text:style-name="T4">The AWS Free Tier page will have details</text:span></text:p>
          </draw:text-box>
        </draw:frame>
        <draw:frame draw:style-name="gr6" draw:text-style-name="P7" draw:layer="layout" svg:width="0.264cm" svg:height="0.264cm" svg:x="2.9cm" svg:y="8.223cm">
          <draw:text-box>
            <text:p text:style-name="P2"><text:span text:style-name="T5">–</text:span></text:p>
          </draw:text-box>
        </draw:frame>
      </draw:page>
      <draw:page draw:name="page16"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3.412cm" svg:height="1.737cm" svg:x="2.596cm" svg:y="0.207cm">
          <draw:text-box>
            <text:p text:style-name="P2"><text:span text:style-name="T2">The Big Picture : Your Pice of the </text:span></text:p>
          </draw:text-box>
        </draw:frame>
        <draw:frame draw:style-name="gr3" draw:text-style-name="P4" draw:layer="layout" svg:width="8.033cm" svg:height="1.737cm" svg:x="10.015cm" svg:y="1.943cm">
          <draw:text-box>
            <text:p text:style-name="P2"><text:span text:style-name="T2">AWS Cloud</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24.314cm" svg:height="0.395cm" svg:x="2.6cm" svg:y="3.685cm">
          <draw:text-box>
            <text:p text:style-name="P2"><text:span text:style-name="T4">AWS Cloud is made up of multiple Regions which Is made up of availability zones which has <text:s/>a collection of data center where each data center has server. <text:s/></text:span></text:p>
          </draw:text-box>
        </draw:frame>
        <draw:frame draw:style-name="gr5" draw:text-style-name="P6" draw:layer="layout" svg:width="5.84cm" svg:height="0.395cm" svg:x="2.6cm" svg:y="4.077cm">
          <draw:text-box>
            <text:p text:style-name="P2"><text:span text:style-name="T4">Your VPC is located on those servers</text:span></text:p>
          </draw:text-box>
        </draw:frame>
        <draw:frame draw:style-name="gr6" draw:text-style-name="P7" draw:layer="layout" svg:width="0.264cm" svg:height="0.264cm" svg:x="2.9cm" svg:y="4.945cm">
          <draw:text-box>
            <text:p text:style-name="P2"><text:span text:style-name="T5">–</text:span></text:p>
          </draw:text-box>
        </draw:frame>
        <draw:frame draw:style-name="gr5" draw:text-style-name="P6" draw:layer="layout" svg:width="10.518cm" svg:height="0.395cm" svg:x="3.799cm" svg:y="4.87cm">
          <draw:text-box>
            <text:p text:style-name="P2"><text:span text:style-name="T4">The resources for the VPC can be in one or more availability zones.</text:span></text:p>
          </draw:text-box>
        </draw:frame>
        <draw:frame draw:style-name="gr6" draw:text-style-name="P7" draw:layer="layout" svg:width="0.264cm" svg:height="0.264cm" svg:x="2.9cm" svg:y="5.743cm">
          <draw:text-box>
            <text:p text:style-name="P2"><text:span text:style-name="T5">–</text:span></text:p>
          </draw:text-box>
        </draw:frame>
        <draw:frame draw:style-name="gr5" draw:text-style-name="P6" draw:layer="layout" svg:width="11.817cm" svg:height="0.395cm" svg:x="3.799cm" svg:y="5.668cm">
          <draw:text-box>
            <text:p text:style-name="P2"><text:span text:style-name="T4">As you deploy resources you select which availability zone has the resource</text:span></text:p>
          </draw:text-box>
        </draw:frame>
        <draw:frame draw:style-name="gr4" draw:text-style-name="P5" draw:layer="layout" svg:width="0.158cm" svg:height="0.158cm" svg:x="1.7cm" svg:y="6.685cm">
          <draw:text-box>
            <text:p text:style-name="P2"><text:span text:style-name="T3">●</text:span></text:p>
          </draw:text-box>
        </draw:frame>
        <draw:frame draw:style-name="gr5" draw:text-style-name="P6" draw:layer="layout" svg:width="10.128cm" svg:height="0.395cm" svg:x="2.6cm" svg:y="6.56cm">
          <draw:text-box>
            <text:p text:style-name="P2"><text:span text:style-name="T4">Can have multiple VPC in different regions and availability zones.</text:span></text:p>
          </draw:text-box>
        </draw:frame>
      </draw:page>
      <draw:page draw:name="page17"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3.925cm" svg:height="1.737cm" svg:x="2.254cm" svg:y="0.207cm">
          <draw:text-box>
            <text:p text:style-name="P2"><text:span text:style-name="T2">Identity and Management ( IAM ) : </text:span></text:p>
          </draw:text-box>
        </draw:frame>
        <draw:frame draw:style-name="gr3" draw:text-style-name="P4" draw:layer="layout" svg:width="11.055cm" svg:height="1.737cm" svg:x="8.474cm" svg:y="1.943cm">
          <draw:text-box>
            <text:p text:style-name="P2"><text:span text:style-name="T2">Overview Part 1</text:span></text:p>
          </draw:text-box>
        </draw:frame>
        <draw:frame draw:style-name="gr15" draw:text-style-name="P16" draw:layer="layout" svg:width="0.151cm" svg:height="0.151cm" svg:x="1.69cm" svg:y="3.804cm">
          <draw:text-box>
            <text:p text:style-name="P2"><text:span text:style-name="T14">●</text:span></text:p>
          </draw:text-box>
        </draw:frame>
        <draw:frame draw:style-name="gr16" draw:text-style-name="P17" draw:layer="layout" svg:width="13.489cm" svg:height="0.382cm" svg:x="2.565cm" svg:y="3.681cm">
          <draw:text-box>
            <text:p text:style-name="P2"><text:span text:style-name="T15">Service where AWS user account and their access to various AWS Services is managed</text:span></text:p>
          </draw:text-box>
        </draw:frame>
        <draw:frame draw:style-name="gr15" draw:text-style-name="P16" draw:layer="layout" svg:width="0.151cm" svg:height="0.151cm" svg:x="1.69cm" svg:y="4.665cm">
          <draw:text-box>
            <text:p text:style-name="P2"><text:span text:style-name="T14">●</text:span></text:p>
          </draw:text-box>
        </draw:frame>
        <draw:frame draw:style-name="gr16" draw:text-style-name="P17" draw:layer="layout" svg:width="2.711cm" svg:height="0.382cm" svg:x="2.565cm" svg:y="4.542cm">
          <draw:text-box>
            <text:p text:style-name="P2"><text:span text:style-name="T15">Common Uses is </text:span></text:p>
          </draw:text-box>
        </draw:frame>
        <draw:frame draw:style-name="gr17" draw:text-style-name="P18" draw:layer="layout" svg:width="0.253cm" svg:height="0.253cm" svg:x="2.854cm" svg:y="5.384cm">
          <draw:text-box>
            <text:p text:style-name="P2"><text:span text:style-name="T16">–</text:span></text:p>
          </draw:text-box>
        </draw:frame>
        <draw:frame draw:style-name="gr16" draw:text-style-name="P17" draw:layer="layout" svg:width="0.823cm" svg:height="0.382cm" svg:x="3.729cm" svg:y="5.307cm">
          <draw:text-box>
            <text:p text:style-name="P2"><text:span text:style-name="T15">User </text:span></text:p>
          </draw:text-box>
        </draw:frame>
        <draw:frame draw:style-name="gr17" draw:text-style-name="P18" draw:layer="layout" svg:width="0.253cm" svg:height="0.253cm" svg:x="2.854cm" svg:y="6.149cm">
          <draw:text-box>
            <text:p text:style-name="P2"><text:span text:style-name="T16">–</text:span></text:p>
          </draw:text-box>
        </draw:frame>
        <draw:frame draw:style-name="gr16" draw:text-style-name="P17" draw:layer="layout" svg:width="1.052cm" svg:height="0.382cm" svg:x="3.729cm" svg:y="6.073cm">
          <draw:text-box>
            <text:p text:style-name="P2"><text:span text:style-name="T15">Group </text:span></text:p>
          </draw:text-box>
        </draw:frame>
        <draw:frame draw:style-name="gr17" draw:text-style-name="P18" draw:layer="layout" svg:width="0.253cm" svg:height="0.253cm" svg:x="2.854cm" svg:y="6.915cm">
          <draw:text-box>
            <text:p text:style-name="P2"><text:span text:style-name="T16">–</text:span></text:p>
          </draw:text-box>
        </draw:frame>
        <draw:frame draw:style-name="gr16" draw:text-style-name="P17" draw:layer="layout" svg:width="6.496cm" svg:height="0.382cm" svg:x="3.729cm" svg:y="6.838cm">
          <draw:text-box>
            <text:p text:style-name="P2"><text:span text:style-name="T15">Access Policies Apply to users and groups</text:span></text:p>
          </draw:text-box>
        </draw:frame>
        <draw:frame draw:style-name="gr17" draw:text-style-name="P18" draw:layer="layout" svg:width="0.253cm" svg:height="0.253cm" svg:x="2.854cm" svg:y="7.68cm">
          <draw:text-box>
            <text:p text:style-name="P2"><text:span text:style-name="T16">–</text:span></text:p>
          </draw:text-box>
        </draw:frame>
        <draw:frame draw:style-name="gr16" draw:text-style-name="P17" draw:layer="layout" svg:width="2.559cm" svg:height="0.382cm" svg:x="3.729cm" svg:y="7.604cm">
          <draw:text-box>
            <text:p text:style-name="P2"><text:span text:style-name="T15">User Credentials</text:span></text:p>
          </draw:text-box>
        </draw:frame>
        <draw:frame draw:style-name="gr17" draw:text-style-name="P18" draw:layer="layout" svg:width="0.253cm" svg:height="0.253cm" svg:x="2.854cm" svg:y="8.446cm">
          <draw:text-box>
            <text:p text:style-name="P2"><text:span text:style-name="T16">–</text:span></text:p>
          </draw:text-box>
        </draw:frame>
        <draw:frame draw:style-name="gr16" draw:text-style-name="P17" draw:layer="layout" svg:width="3.749cm" svg:height="0.382cm" svg:x="3.729cm" svg:y="8.369cm">
          <draw:text-box>
            <text:p text:style-name="P2"><text:span text:style-name="T15">User Passwords policies</text:span></text:p>
          </draw:text-box>
        </draw:frame>
        <draw:frame draw:style-name="gr17" draw:text-style-name="P18" draw:layer="layout" svg:width="0.253cm" svg:height="0.253cm" svg:x="2.854cm" svg:y="9.211cm">
          <draw:text-box>
            <text:p text:style-name="P2"><text:span text:style-name="T16">–</text:span></text:p>
          </draw:text-box>
        </draw:frame>
        <draw:frame draw:style-name="gr16" draw:text-style-name="P17" draw:layer="layout" svg:width="4.036cm" svg:height="0.382cm" svg:x="3.729cm" svg:y="9.131cm">
          <draw:text-box>
            <text:p text:style-name="P2"><text:span text:style-name="T15">Multi Factor authentication</text:span></text:p>
          </draw:text-box>
        </draw:frame>
        <draw:frame draw:style-name="gr17" draw:text-style-name="P18" draw:layer="layout" svg:width="0.253cm" svg:height="0.253cm" svg:x="2.854cm" svg:y="9.973cm">
          <draw:text-box>
            <text:p text:style-name="P2"><text:span text:style-name="T16">–</text:span></text:p>
          </draw:text-box>
        </draw:frame>
        <draw:frame draw:style-name="gr16" draw:text-style-name="P17" draw:layer="layout" svg:width="5.112cm" svg:height="0.382cm" svg:x="3.729cm" svg:y="9.897cm">
          <draw:text-box>
            <text:p text:style-name="P2"><text:span text:style-name="T15">AP Key for programmatic access </text:span></text:p>
          </draw:text-box>
        </draw:frame>
        <draw:frame draw:style-name="gr15" draw:text-style-name="P16" draw:layer="layout" svg:width="0.151cm" svg:height="0.151cm" svg:x="1.69cm" svg:y="10.884cm">
          <draw:text-box>
            <text:p text:style-name="P2"><text:span text:style-name="T14">●</text:span></text:p>
          </draw:text-box>
        </draw:frame>
        <draw:frame draw:style-name="gr16" draw:text-style-name="P17" draw:layer="layout" svg:width="11.064cm" svg:height="0.382cm" svg:x="2.565cm" svg:y="10.761cm">
          <draw:text-box>
            <text:p text:style-name="P2"><text:span text:style-name="T15">The user create when you create an AWS account is called the root user</text:span></text:p>
          </draw:text-box>
        </draw:frame>
        <draw:frame draw:style-name="gr17" draw:text-style-name="P18" draw:layer="layout" svg:width="0.253cm" svg:height="0.253cm" svg:x="2.854cm" svg:y="11.603cm">
          <draw:text-box>
            <text:p text:style-name="P2"><text:span text:style-name="T16">–</text:span></text:p>
          </draw:text-box>
        </draw:frame>
        <draw:frame draw:style-name="gr16" draw:text-style-name="P17" draw:layer="layout" svg:width="10.429cm" svg:height="0.382cm" svg:x="3.729cm" svg:y="11.527cm">
          <draw:text-box>
            <text:p text:style-name="P2"><text:span text:style-name="T15">Has full administrative rights and access to every part of the account</text:span></text:p>
          </draw:text-box>
        </draw:frame>
        <draw:frame draw:style-name="gr15" draw:text-style-name="P16" draw:layer="layout" svg:width="0.151cm" svg:height="0.151cm" svg:x="1.69cm" svg:y="12.51cm">
          <draw:text-box>
            <text:p text:style-name="P2"><text:span text:style-name="T14">●</text:span></text:p>
          </draw:text-box>
        </draw:frame>
        <draw:frame draw:style-name="gr16" draw:text-style-name="P17" draw:layer="layout" svg:width="16.44cm" svg:height="0.382cm" svg:x="2.565cm" svg:y="12.387cm">
          <draw:text-box>
            <text:p text:style-name="P2"><text:span text:style-name="T15">Any new or additional users created in the AWS account are created with no access to any AWS Resources</text:span></text:p>
          </draw:text-box>
        </draw:frame>
        <draw:frame draw:style-name="gr17" draw:text-style-name="P18" draw:layer="layout" svg:width="0.253cm" svg:height="0.253cm" svg:x="2.854cm" svg:y="13.23cm">
          <draw:text-box>
            <text:p text:style-name="P2"><text:span text:style-name="T16">–</text:span></text:p>
          </draw:text-box>
        </draw:frame>
        <draw:frame draw:style-name="gr16" draw:text-style-name="P17" draw:layer="layout" svg:width="6.957cm" svg:height="0.382cm" svg:x="3.729cm" svg:y="13.153cm">
          <draw:text-box>
            <text:p text:style-name="P2"><text:span text:style-name="T15">The only granted access is the ability to log in</text:span></text:p>
          </draw:text-box>
        </draw:frame>
        <draw:frame draw:style-name="gr17" draw:text-style-name="P18" draw:layer="layout" svg:width="0.253cm" svg:height="0.253cm" svg:x="2.854cm" svg:y="13.995cm">
          <draw:text-box>
            <text:p text:style-name="P2"><text:span text:style-name="T16">–</text:span></text:p>
          </draw:text-box>
        </draw:frame>
        <draw:frame draw:style-name="gr16" draw:text-style-name="P17" draw:layer="layout" svg:width="19.755cm" svg:height="0.382cm" svg:x="3.729cm" svg:y="13.919cm">
          <draw:text-box>
            <text:p text:style-name="P2"><text:span text:style-name="T15">Principal of Least Privilege – Only grant user access permissions to the minimal amount of resource they need to get the job done</text:span></text:p>
          </draw:text-box>
        </draw:frame>
        <draw:frame draw:style-name="gr15" draw:text-style-name="P16" draw:layer="layout" svg:width="0.151cm" svg:height="0.151cm" svg:x="1.69cm" svg:y="14.902cm">
          <draw:text-box>
            <text:p text:style-name="P2"><text:span text:style-name="T14">●</text:span></text:p>
          </draw:text-box>
        </draw:frame>
        <draw:frame draw:style-name="gr16" draw:text-style-name="P17" draw:layer="layout" svg:width="11.792cm" svg:height="0.382cm" svg:x="2.565cm" svg:y="14.779cm">
          <draw:text-box>
            <text:p text:style-name="P2"><text:span text:style-name="T15">For a user to access an AWS Service permission must be granted to the user</text:span></text:p>
          </draw:text-box>
        </draw:frame>
      </draw:page>
      <draw:page draw:name="page18"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3.493cm" svg:height="1.737cm" svg:x="2.469cm" svg:y="0.207cm">
          <draw:text-box>
            <text:p text:style-name="P2"><text:span text:style-name="T2">dentity and Management ( IAM ) : </text:span></text:p>
          </draw:text-box>
        </draw:frame>
        <draw:frame draw:style-name="gr3" draw:text-style-name="P4" draw:layer="layout" svg:width="11.055cm" svg:height="1.737cm" svg:x="8.474cm" svg:y="1.943cm">
          <draw:text-box>
            <text:p text:style-name="P2"><text:span text:style-name="T2">Overview Part 1</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2.25cm" svg:height="0.395cm" svg:x="2.6cm" svg:y="3.685cm">
          <draw:text-box>
            <text:p text:style-name="P2"><text:span text:style-name="T4">Best Practices</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12.973cm" svg:height="0.395cm" svg:x="3.799cm" svg:y="4.479cm">
          <draw:text-box>
            <text:p text:style-name="P2"><text:span text:style-name="T4">Complete the task listed in IAM under security status ) found on the IAM Dashboard</text:span></text:p>
          </draw:text-box>
        </draw:frame>
        <draw:frame draw:style-name="gr4" draw:text-style-name="P5" draw:layer="layout" svg:width="0.158cm" svg:height="0.158cm" svg:x="4.202cm" svg:y="5.298cm">
          <draw:text-box>
            <text:p text:style-name="P2"><text:span text:style-name="T3">●</text:span></text:p>
          </draw:text-box>
        </draw:frame>
        <draw:frame draw:style-name="gr5" draw:text-style-name="P6" draw:layer="layout" svg:width="3.355cm" svg:height="0.395cm" svg:x="4.999cm" svg:y="5.174cm">
          <draw:text-box>
            <text:p text:style-name="P2"><text:span text:style-name="T4">contains the IAM Link</text:span></text:p>
          </draw:text-box>
        </draw:frame>
        <draw:frame draw:style-name="gr4" draw:text-style-name="P5" draw:layer="layout" svg:width="0.158cm" svg:height="0.158cm" svg:x="4.202cm" svg:y="5.99cm">
          <draw:text-box>
            <text:p text:style-name="P2"><text:span text:style-name="T3">●</text:span></text:p>
          </draw:text-box>
        </draw:frame>
        <draw:frame draw:style-name="gr5" draw:text-style-name="P6" draw:layer="layout" svg:width="6.987cm" svg:height="0.395cm" svg:x="4.999cm" svg:y="5.865cm">
          <draw:text-box>
            <text:p text:style-name="P2"><text:span text:style-name="T4">IAM User are only unique to your corporation</text:span></text:p>
          </draw:text-box>
        </draw:frame>
        <draw:frame draw:style-name="gr6" draw:text-style-name="P7" draw:layer="layout" svg:width="0.264cm" svg:height="0.264cm" svg:x="2.9cm" svg:y="6.734cm">
          <draw:text-box>
            <text:p text:style-name="P2"><text:span text:style-name="T5">–</text:span></text:p>
          </draw:text-box>
        </draw:frame>
        <draw:frame draw:style-name="gr5" draw:text-style-name="P6" draw:layer="layout" svg:width="4.811cm" svg:height="0.395cm" svg:x="3.799cm" svg:y="6.659cm">
          <draw:text-box>
            <text:p text:style-name="P2"><text:span text:style-name="T4">Delete your route Access Keys</text:span></text:p>
          </draw:text-box>
        </draw:frame>
        <draw:frame draw:style-name="gr6" draw:text-style-name="P7" draw:layer="layout" svg:width="0.264cm" svg:height="0.264cm" svg:x="2.9cm" svg:y="7.528cm">
          <draw:text-box>
            <text:p text:style-name="P2"><text:span text:style-name="T5">–</text:span></text:p>
          </draw:text-box>
        </draw:frame>
        <draw:frame draw:style-name="gr5" draw:text-style-name="P6" draw:layer="layout" svg:width="5.099cm" svg:height="0.395cm" svg:x="3.799cm" svg:y="7.453cm">
          <draw:text-box>
            <text:p text:style-name="P2"><text:span text:style-name="T4">Active MFA on your root account</text:span></text:p>
          </draw:text-box>
        </draw:frame>
        <draw:frame draw:style-name="gr6" draw:text-style-name="P7" draw:layer="layout" svg:width="0.264cm" svg:height="0.264cm" svg:x="2.9cm" svg:y="8.321cm">
          <draw:text-box>
            <text:p text:style-name="P2"><text:span text:style-name="T5">–</text:span></text:p>
          </draw:text-box>
        </draw:frame>
        <draw:frame draw:style-name="gr5" draw:text-style-name="P6" draw:layer="layout" svg:width="4.371cm" svg:height="0.395cm" svg:x="3.799cm" svg:y="8.246cm">
          <draw:text-box>
            <text:p text:style-name="P2"><text:span text:style-name="T4">Create Individual IAM Users</text:span></text:p>
          </draw:text-box>
        </draw:frame>
        <draw:frame draw:style-name="gr6" draw:text-style-name="P7" draw:layer="layout" svg:width="0.264cm" svg:height="0.264cm" svg:x="2.9cm" svg:y="9.119cm">
          <draw:text-box>
            <text:p text:style-name="P2"><text:span text:style-name="T5">–</text:span></text:p>
          </draw:text-box>
        </draw:frame>
        <draw:frame draw:style-name="gr5" draw:text-style-name="P6" draw:layer="layout" svg:width="5.277cm" svg:height="0.395cm" svg:x="3.799cm" svg:y="9.044cm">
          <draw:text-box>
            <text:p text:style-name="P2"><text:span text:style-name="T4">Use groups to assign permissions</text:span></text:p>
          </draw:text-box>
        </draw:frame>
        <draw:frame draw:style-name="gr6" draw:text-style-name="P7" draw:layer="layout" svg:width="0.264cm" svg:height="0.264cm" svg:x="2.9cm" svg:y="9.913cm">
          <draw:text-box>
            <text:p text:style-name="P2"><text:span text:style-name="T5">–</text:span></text:p>
          </draw:text-box>
        </draw:frame>
        <draw:frame draw:style-name="gr5" draw:text-style-name="P6" draw:layer="layout" svg:width="4.76cm" svg:height="0.395cm" svg:x="3.799cm" svg:y="9.837cm">
          <draw:text-box>
            <text:p text:style-name="P2"><text:span text:style-name="T4">Apply an IAM Password Policy</text:span></text:p>
          </draw:text-box>
        </draw:frame>
        <draw:frame draw:style-name="gr4" draw:text-style-name="P5" draw:layer="layout" svg:width="0.158cm" svg:height="0.158cm" svg:x="1.7cm" svg:y="10.854cm">
          <draw:text-box>
            <text:p text:style-name="P2"><text:span text:style-name="T3">●</text:span></text:p>
          </draw:text-box>
        </draw:frame>
      </draw:page>
      <draw:page draw:name="page19"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3.925cm" svg:height="1.737cm" svg:x="2.254cm" svg:y="0.207cm">
          <draw:text-box>
            <text:p text:style-name="P2"><text:span text:style-name="T2">Identity and Management ( IAM ) : </text:span></text:p>
          </draw:text-box>
        </draw:frame>
        <draw:frame draw:style-name="gr3" draw:text-style-name="P4" draw:layer="layout" svg:width="11.055cm" svg:height="1.737cm" svg:x="8.474cm" svg:y="1.943cm">
          <draw:text-box>
            <text:p text:style-name="P2"><text:span text:style-name="T2">Overview Part 2</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5.421cm" svg:height="0.395cm" svg:x="2.6cm" svg:y="3.685cm">
          <draw:text-box>
            <text:p text:style-name="P2"><text:span text:style-name="T4">MFA ( Multi Factor Authentication )</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11.999cm" svg:height="0.395cm" svg:x="3.799cm" svg:y="4.479cm">
          <draw:text-box>
            <text:p text:style-name="P2"><text:span text:style-name="T4">An additional lay of security on your root account that is provided by third part</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17.481cm" svg:height="0.395cm" svg:x="3.799cm" svg:y="5.273cm">
          <draw:text-box>
            <text:p text:style-name="P2"><text:span text:style-name="T4">Provides a continually changing random 6 digit code you need to input along with your password when logging in</text:span></text:p>
          </draw:text-box>
        </draw:frame>
        <draw:frame draw:style-name="gr6" draw:text-style-name="P7" draw:layer="layout" svg:width="0.264cm" svg:height="0.264cm" svg:x="2.9cm" svg:y="6.141cm">
          <draw:text-box>
            <text:p text:style-name="P2"><text:span text:style-name="T5">–</text:span></text:p>
          </draw:text-box>
        </draw:frame>
        <draw:frame draw:style-name="gr5" draw:text-style-name="P6" draw:layer="layout" svg:width="15.509cm" svg:height="0.395cm" svg:x="3.799cm" svg:y="6.066cm">
          <draw:text-box>
            <text:p text:style-name="P2"><text:span text:style-name="T4">Different than 2 factor authentication ( sends an email or text message ) your email could be hacked</text:span></text:p>
          </draw:text-box>
        </draw:frame>
        <draw:frame draw:style-name="gr4" draw:text-style-name="P5" draw:layer="layout" svg:width="0.158cm" svg:height="0.158cm" svg:x="4.202cm" svg:y="6.886cm">
          <draw:text-box>
            <text:p text:style-name="P2"><text:span text:style-name="T3">●</text:span></text:p>
          </draw:text-box>
        </draw:frame>
        <draw:frame draw:style-name="gr5" draw:text-style-name="P6" draw:layer="layout" svg:width="12.562cm" svg:height="0.395cm" svg:x="4.999cm" svg:y="6.761cm">
          <draw:text-box>
            <text:p text:style-name="P2"><text:span text:style-name="T4">Multi Factor Authentication can use a fob to make the second code non hackable</text:span></text:p>
          </draw:text-box>
        </draw:frame>
        <draw:frame draw:style-name="gr4" draw:text-style-name="P5" draw:layer="layout" svg:width="0.158cm" svg:height="0.158cm" svg:x="1.7cm" svg:y="7.778cm">
          <draw:text-box>
            <text:p text:style-name="P2"><text:span text:style-name="T3">●</text:span></text:p>
          </draw:text-box>
        </draw:frame>
        <draw:frame draw:style-name="gr5" draw:text-style-name="P6" draw:layer="layout" svg:width="4.701cm" svg:height="0.395cm" svg:x="2.6cm" svg:y="7.654cm">
          <draw:text-box>
            <text:p text:style-name="P2"><text:span text:style-name="T4">How do you get an MFA Code</text:span></text:p>
          </draw:text-box>
        </draw:frame>
        <draw:frame draw:style-name="gr6" draw:text-style-name="P7" draw:layer="layout" svg:width="0.264cm" svg:height="0.264cm" svg:x="2.9cm" svg:y="8.523cm">
          <draw:text-box>
            <text:p text:style-name="P2"><text:span text:style-name="T5">–</text:span></text:p>
          </draw:text-box>
        </draw:frame>
        <draw:frame draw:style-name="gr5" draw:text-style-name="P6" draw:layer="layout" svg:width="2.944cm" svg:height="0.395cm" svg:x="3.799cm" svg:y="8.448cm">
          <draw:text-box>
            <text:p text:style-name="P2"><text:span text:style-name="T4">Virtual MFA device</text:span></text:p>
          </draw:text-box>
        </draw:frame>
        <draw:frame draw:style-name="gr4" draw:text-style-name="P5" draw:layer="layout" svg:width="0.158cm" svg:height="0.158cm" svg:x="4.202cm" svg:y="9.267cm">
          <draw:text-box>
            <text:p text:style-name="P2"><text:span text:style-name="T3">●</text:span></text:p>
          </draw:text-box>
        </draw:frame>
        <draw:frame draw:style-name="gr5" draw:text-style-name="P6" draw:layer="layout" svg:width="3.177cm" svg:height="0.395cm" svg:x="4.999cm" svg:y="9.143cm">
          <draw:text-box>
            <text:p text:style-name="P2"><text:span text:style-name="T4">Smartphone or table</text:span></text:p>
          </draw:text-box>
        </draw:frame>
        <draw:frame draw:style-name="gr4" draw:text-style-name="P5" draw:layer="layout" svg:width="0.158cm" svg:height="0.158cm" svg:x="4.202cm" svg:y="9.962cm">
          <draw:text-box>
            <text:p text:style-name="P2"><text:span text:style-name="T3">●</text:span></text:p>
          </draw:text-box>
        </draw:frame>
        <draw:frame draw:style-name="gr5" draw:text-style-name="P6" draw:layer="layout" svg:width="9.87cm" svg:height="0.395cm" svg:x="4.999cm" svg:y="9.837cm">
          <draw:text-box>
            <text:p text:style-name="P2"><text:span text:style-name="T4">Commonly used app ( IOS or Android) <text:s/>or Google Authenticator</text:span></text:p>
          </draw:text-box>
        </draw:frame>
        <draw:frame draw:style-name="gr6" draw:text-style-name="P7" draw:layer="layout" svg:width="0.264cm" svg:height="0.264cm" svg:x="2.9cm" svg:y="10.706cm">
          <draw:text-box>
            <text:p text:style-name="P2"><text:span text:style-name="T5">–</text:span></text:p>
          </draw:text-box>
        </draw:frame>
        <draw:frame draw:style-name="gr5" draw:text-style-name="P6" draw:layer="layout" svg:width="2.758cm" svg:height="0.395cm" svg:x="3.799cm" svg:y="10.631cm">
          <draw:text-box>
            <text:p text:style-name="P2"><text:span text:style-name="T4">Hardware key fob</text:span></text:p>
          </draw:text-box>
        </draw:frame>
        <draw:frame draw:style-name="gr4" draw:text-style-name="P5" draw:layer="layout" svg:width="0.158cm" svg:height="0.158cm" svg:x="4.202cm" svg:y="11.451cm">
          <draw:text-box>
            <text:p text:style-name="P2"><text:span text:style-name="T3">●</text:span></text:p>
          </draw:text-box>
        </draw:frame>
        <draw:frame draw:style-name="gr5" draw:text-style-name="P6" draw:layer="layout" svg:width="11.301cm" svg:height="0.395cm" svg:x="4.999cm" svg:y="11.323cm">
          <draw:text-box>
            <text:p text:style-name="P2"><text:span text:style-name="T4">small physical device with a display that you can attach to your keychaijn</text:span></text:p>
          </draw:text-box>
        </draw:frame>
        <draw:frame draw:style-name="gr4" draw:text-style-name="P5" draw:layer="layout" svg:width="0.158cm" svg:height="0.158cm" svg:x="4.202cm" svg:y="12.142cm">
          <draw:text-box>
            <text:p text:style-name="P2"><text:span text:style-name="T3">●</text:span></text:p>
          </draw:text-box>
        </draw:frame>
        <draw:frame draw:style-name="gr5" draw:text-style-name="P6" draw:layer="layout" svg:width="4.117cm" svg:height="0.395cm" svg:x="4.999cm" svg:y="12.018cm">
          <draw:text-box>
            <text:p text:style-name="P2"><text:span text:style-name="T4">ordered directly from AWS</text:span></text:p>
          </draw:text-box>
        </draw:frame>
        <draw:frame draw:style-name="gr6" draw:text-style-name="P7" draw:layer="layout" svg:width="0.264cm" svg:height="0.264cm" svg:x="2.9cm" svg:y="12.886cm">
          <draw:text-box>
            <text:p text:style-name="P2"><text:span text:style-name="T5">–</text:span></text:p>
          </draw:text-box>
        </draw:frame>
        <draw:frame draw:style-name="gr5" draw:text-style-name="P6" draw:layer="layout" svg:width="6.255cm" svg:height="0.395cm" svg:x="3.799cm" svg:y="12.811cm">
          <draw:text-box>
            <text:p text:style-name="P2"><text:span text:style-name="T4">API( Key for programmatic (CLI) Access</text:span></text:p>
          </draw:text-box>
        </draw:frame>
        <draw:frame draw:style-name="gr4" draw:text-style-name="P5" draw:layer="layout" svg:width="0.158cm" svg:height="0.158cm" svg:x="4.202cm" svg:y="13.631cm">
          <draw:text-box>
            <text:p text:style-name="P2"><text:span text:style-name="T3">●</text:span></text:p>
          </draw:text-box>
        </draw:frame>
        <draw:frame draw:style-name="gr5" draw:text-style-name="P6" draw:layer="layout" svg:width="13.892cm" svg:height="0.395cm" svg:x="4.999cm" svg:y="13.506cm">
          <draw:text-box>
            <text:p text:style-name="P2"><text:span text:style-name="T4">Special credentials required for accessing AWS resources via the command line interface</text:span></text:p>
          </draw:text-box>
        </draw:frame>
      </draw:page>
      <draw:page draw:name="page20"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3.925cm" svg:height="1.737cm" svg:x="2.254cm" svg:y="0.207cm">
          <draw:text-box>
            <text:p text:style-name="P2"><text:span text:style-name="T2">Identity and Management ( IAM ) : </text:span></text:p>
          </draw:text-box>
        </draw:frame>
        <draw:frame draw:style-name="gr3" draw:text-style-name="P4" draw:layer="layout" svg:width="11.055cm" svg:height="1.737cm" svg:x="8.474cm" svg:y="1.943cm">
          <draw:text-box>
            <text:p text:style-name="P2"><text:span text:style-name="T2">Overview Part 2</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4.498cm" svg:height="0.395cm" svg:x="2.6cm" svg:y="3.685cm">
          <draw:text-box>
            <text:p text:style-name="P2"><text:span text:style-name="T4">Best Practices for IAM Users</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7.254cm" svg:height="0.395cm" svg:x="3.799cm" svg:y="4.479cm">
          <draw:text-box>
            <text:p text:style-name="P2"><text:span text:style-name="T4">never use your root account for day to day use</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13.24cm" svg:height="0.395cm" svg:x="3.799cm" svg:y="5.273cm">
          <draw:text-box>
            <text:p text:style-name="P2"><text:span text:style-name="T4">If you want access create an IAM user and attach the AdministratorAccess policy to it</text:span></text:p>
          </draw:text-box>
        </draw:frame>
        <draw:frame draw:style-name="gr6" draw:text-style-name="P7" draw:layer="layout" svg:width="0.264cm" svg:height="0.264cm" svg:x="2.9cm" svg:y="6.141cm">
          <draw:text-box>
            <text:p text:style-name="P2"><text:span text:style-name="T5">–</text:span></text:p>
          </draw:text-box>
        </draw:frame>
        <draw:frame draw:style-name="gr5" draw:text-style-name="P6" draw:layer="layout" svg:width="5.628cm" svg:height="0.395cm" svg:x="3.799cm" svg:y="6.066cm">
          <draw:text-box>
            <text:p text:style-name="P2"><text:span text:style-name="T4">use that account as your daily driver</text:span></text:p>
          </draw:text-box>
        </draw:frame>
        <draw:frame draw:style-name="gr4" draw:text-style-name="P5" draw:layer="layout" svg:width="0.158cm" svg:height="0.158cm" svg:x="1.7cm" svg:y="7.087cm">
          <draw:text-box>
            <text:p text:style-name="P2"><text:span text:style-name="T3">●</text:span></text:p>
          </draw:text-box>
        </draw:frame>
        <draw:frame draw:style-name="gr5" draw:text-style-name="P6" draw:layer="layout" svg:width="4.731cm" svg:height="0.395cm" svg:x="2.6cm" svg:y="6.959cm">
          <draw:text-box>
            <text:p text:style-name="P2"><text:span text:style-name="T4">Best Practices for IAM Groups</text:span></text:p>
          </draw:text-box>
        </draw:frame>
        <draw:frame draw:style-name="gr6" draw:text-style-name="P7" draw:layer="layout" svg:width="0.264cm" svg:height="0.264cm" svg:x="2.9cm" svg:y="7.828cm">
          <draw:text-box>
            <text:p text:style-name="P2"><text:span text:style-name="T5">–</text:span></text:p>
          </draw:text-box>
        </draw:frame>
        <draw:frame draw:style-name="gr5" draw:text-style-name="P6" draw:layer="layout" svg:width="19.814cm" svg:height="0.395cm" svg:x="3.799cm" svg:y="7.753cm">
          <draw:text-box>
            <text:p text:style-name="P2"><text:span text:style-name="T4">An IAM Group is a collection of IAM Users. <text:s/>Groups allow you to set and manage permission for multiple users at the same time</text:span></text:p>
          </draw:text-box>
        </draw:frame>
        <draw:frame draw:style-name="gr6" draw:text-style-name="P7" draw:layer="layout" svg:width="0.264cm" svg:height="0.264cm" svg:x="2.9cm" svg:y="8.621cm">
          <draw:text-box>
            <text:p text:style-name="P2"><text:span text:style-name="T5">–</text:span></text:p>
          </draw:text-box>
        </draw:frame>
        <draw:frame draw:style-name="gr5" draw:text-style-name="P6" draw:layer="layout" svg:width="12.219cm" svg:height="0.395cm" svg:x="3.799cm" svg:y="8.546cm">
          <draw:text-box>
            <text:p text:style-name="P2"><text:span text:style-name="T4">Groups are more convenient and efficient way to manage account permissions</text:span></text:p>
          </draw:text-box>
        </draw:frame>
        <draw:frame draw:style-name="gr4" draw:text-style-name="P5" draw:layer="layout" svg:width="0.158cm" svg:height="0.158cm" svg:x="1.7cm" svg:y="9.567cm">
          <draw:text-box>
            <text:p text:style-name="P2"><text:span text:style-name="T3">●</text:span></text:p>
          </draw:text-box>
        </draw:frame>
        <draw:frame draw:style-name="gr5" draw:text-style-name="P6" draw:layer="layout" svg:width="6.153cm" svg:height="0.395cm" svg:x="2.6cm" svg:y="9.442cm">
          <draw:text-box>
            <text:p text:style-name="P2"><text:span text:style-name="T4">Best Practices for IAM Password Policy</text:span></text:p>
          </draw:text-box>
        </draw:frame>
        <draw:frame draw:style-name="gr6" draw:text-style-name="P7" draw:layer="layout" svg:width="0.264cm" svg:height="0.264cm" svg:x="2.9cm" svg:y="10.311cm">
          <draw:text-box>
            <text:p text:style-name="P2"><text:span text:style-name="T5">–</text:span></text:p>
          </draw:text-box>
        </draw:frame>
        <draw:frame draw:style-name="gr5" draw:text-style-name="P6" draw:layer="layout" svg:width="16.326cm" svg:height="0.395cm" svg:x="3.799cm" svg:y="10.236cm">
          <draw:text-box>
            <text:p text:style-name="P2"><text:span text:style-name="T4">dictates the format and expiration rules that a user must follow when creating or modifying their password</text:span></text:p>
          </draw:text-box>
        </draw:frame>
        <draw:frame draw:style-name="gr6" draw:text-style-name="P7" draw:layer="layout" svg:width="0.264cm" svg:height="0.264cm" svg:x="2.9cm" svg:y="11.105cm">
          <draw:text-box>
            <text:p text:style-name="P2"><text:span text:style-name="T5">–</text:span></text:p>
          </draw:text-box>
        </draw:frame>
        <draw:frame draw:style-name="gr5" draw:text-style-name="P6" draw:layer="layout" svg:width="1.132cm" svg:height="0.395cm" svg:x="3.799cm" svg:y="11.03cm">
          <draw:text-box>
            <text:p text:style-name="P2"><text:span text:style-name="T4">Include</text:span></text:p>
          </draw:text-box>
        </draw:frame>
        <draw:frame draw:style-name="gr4" draw:text-style-name="P5" draw:layer="layout" svg:width="0.158cm" svg:height="0.158cm" svg:x="4.202cm" svg:y="11.849cm">
          <draw:text-box>
            <text:p text:style-name="P2"><text:span text:style-name="T3">●</text:span></text:p>
          </draw:text-box>
        </draw:frame>
        <draw:frame draw:style-name="gr5" draw:text-style-name="P6" draw:layer="layout" svg:width="3.219cm" svg:height="0.395cm" svg:x="4.999cm" svg:y="11.725cm">
          <draw:text-box>
            <text:p text:style-name="P2"><text:span text:style-name="T4">Length requirements</text:span></text:p>
          </draw:text-box>
        </draw:frame>
        <draw:frame draw:style-name="gr5" draw:text-style-name="P6" draw:layer="layout" svg:width="3.164cm" svg:height="0.395cm" svg:x="8.809cm" svg:y="11.725cm">
          <draw:text-box>
            <text:p text:style-name="P2"><text:span text:style-name="T4">Case requirements, </text:span></text:p>
          </draw:text-box>
        </draw:frame>
        <draw:frame draw:style-name="gr5" draw:text-style-name="P6" draw:layer="layout" svg:width="3.533cm" svg:height="0.395cm" svg:x="12.619cm" svg:y="11.725cm">
          <draw:text-box>
            <text:p text:style-name="P2"><text:span text:style-name="T4">number requirements, </text:span></text:p>
          </draw:text-box>
        </draw:frame>
        <draw:frame draw:style-name="gr5" draw:text-style-name="P6" draw:layer="layout" svg:width="4.934cm" svg:height="0.395cm" svg:x="16.429cm" svg:y="11.725cm">
          <draw:text-box>
            <text:p text:style-name="P2"><text:span text:style-name="T4">non alphanumeric requirements</text:span></text:p>
          </draw:text-box>
        </draw:frame>
        <draw:frame draw:style-name="gr4" draw:text-style-name="P5" draw:layer="layout" svg:width="0.158cm" svg:height="0.158cm" svg:x="4.202cm" svg:y="12.544cm">
          <draw:text-box>
            <text:p text:style-name="P2"><text:span text:style-name="T3">●</text:span></text:p>
          </draw:text-box>
        </draw:frame>
        <draw:frame draw:style-name="gr5" draw:text-style-name="P6" draw:layer="layout" svg:width="3.126cm" svg:height="0.395cm" svg:x="4.999cm" svg:y="12.416cm">
          <draw:text-box>
            <text:p text:style-name="P2"><text:span text:style-name="T4">password expiration</text:span></text:p>
          </draw:text-box>
        </draw:frame>
        <draw:frame draw:style-name="gr5" draw:text-style-name="P6" draw:layer="layout" svg:width="2.584cm" svg:height="0.395cm" svg:x="8.809cm" svg:y="12.416cm">
          <draw:text-box>
            <text:p text:style-name="P2"><text:span text:style-name="T4"><text:s/></text:span><text:span text:style-name="T4">password reuse</text:span></text:p>
          </draw:text-box>
        </draw:frame>
        <draw:frame draw:style-name="gr5" draw:text-style-name="P6" draw:layer="layout" svg:width="5.78cm" svg:height="0.395cm" svg:x="12.619cm" svg:y="12.416cm">
          <draw:text-box>
            <text:p text:style-name="P2"><text:span text:style-name="T4"><text:s/></text:span><text:span text:style-name="T4">user right to change their password, </text:span></text:p>
          </draw:text-box>
        </draw:frame>
        <draw:frame draw:style-name="gr5" draw:text-style-name="P6" draw:layer="layout" svg:width="5.095cm" svg:height="0.395cm" svg:x="18.969cm" svg:y="12.416cm">
          <draw:text-box>
            <text:p text:style-name="P2"><text:span text:style-name="T4">Administrator reset requriements</text:span></text:p>
          </draw:text-box>
        </draw:frame>
        <draw:frame draw:style-name="gr4" draw:text-style-name="P5" draw:layer="layout" svg:width="0.158cm" svg:height="0.158cm" svg:x="1.7cm" svg:y="13.437cm">
          <draw:text-box>
            <text:p text:style-name="P2"><text:span text:style-name="T3">●</text:span></text:p>
          </draw:text-box>
        </draw:frame>
      </draw:page>
      <draw:page draw:name="page21"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3.925cm" svg:height="1.737cm" svg:x="2.254cm" svg:y="0.207cm">
          <draw:text-box>
            <text:p text:style-name="P2"><text:span text:style-name="T2">Identity and Management ( IAM ) : </text:span></text:p>
          </draw:text-box>
        </draw:frame>
        <draw:frame draw:style-name="gr3" draw:text-style-name="P4" draw:layer="layout" svg:width="11.055cm" svg:height="1.737cm" svg:x="8.474cm" svg:y="1.943cm">
          <draw:text-box>
            <text:p text:style-name="P2"><text:span text:style-name="T2">Overview Part 2</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2.263cm" svg:height="0.395cm" svg:x="2.6cm" svg:y="3.685cm">
          <draw:text-box>
            <text:p text:style-name="P2"><text:span text:style-name="T4">Adding a user </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3.092cm" svg:height="0.395cm" svg:x="3.799cm" svg:y="4.479cm">
          <draw:text-box>
            <text:p text:style-name="P2"><text:span text:style-name="T4">AWS Access Types</text:span></text:p>
          </draw:text-box>
        </draw:frame>
        <draw:frame draw:style-name="gr4" draw:text-style-name="P5" draw:layer="layout" svg:width="0.158cm" svg:height="0.158cm" svg:x="4.202cm" svg:y="5.298cm">
          <draw:text-box>
            <text:p text:style-name="P2"><text:span text:style-name="T3">●</text:span></text:p>
          </draw:text-box>
        </draw:frame>
        <draw:frame draw:style-name="gr5" draw:text-style-name="P6" draw:layer="layout" svg:width="3.346cm" svg:height="0.395cm" svg:x="4.999cm" svg:y="5.174cm">
          <draw:text-box>
            <text:p text:style-name="P2"><text:span text:style-name="T4">programmatic access</text:span></text:p>
          </draw:text-box>
        </draw:frame>
        <draw:frame draw:style-name="gr6" draw:text-style-name="P7" draw:layer="layout" svg:width="0.264cm" svg:height="0.264cm" svg:x="5.599cm" svg:y="5.841cm">
          <draw:text-box>
            <text:p text:style-name="P2"><text:span text:style-name="T5">–</text:span></text:p>
          </draw:text-box>
        </draw:frame>
        <draw:frame draw:style-name="gr5" draw:text-style-name="P6" draw:layer="layout" svg:width="14.476cm" svg:height="0.395cm" svg:x="6.198cm" svg:y="5.766cm">
          <draw:text-box>
            <text:p text:style-name="P2"><text:span text:style-name="T4">enable an access key id and secret key for AWS, API, CLI, SDK and other development tools</text:span></text:p>
          </draw:text-box>
        </draw:frame>
        <draw:frame draw:style-name="gr4" draw:text-style-name="P5" draw:layer="layout" svg:width="0.158cm" svg:height="0.158cm" svg:x="4.202cm" svg:y="6.586cm">
          <draw:text-box>
            <text:p text:style-name="P2"><text:span text:style-name="T3">●</text:span></text:p>
          </draw:text-box>
        </draw:frame>
        <draw:frame draw:style-name="gr5" draw:text-style-name="P6" draw:layer="layout" svg:width="5.56cm" svg:height="0.395cm" svg:x="4.999cm" svg:y="6.461cm">
          <draw:text-box>
            <text:p text:style-name="P2"><text:span text:style-name="T4">AWS Management Console Access</text:span></text:p>
          </draw:text-box>
        </draw:frame>
        <draw:frame draw:style-name="gr6" draw:text-style-name="P7" draw:layer="layout" svg:width="0.264cm" svg:height="0.264cm" svg:x="5.599cm" svg:y="7.129cm">
          <draw:text-box>
            <text:p text:style-name="P2"><text:span text:style-name="T5">–</text:span></text:p>
          </draw:text-box>
        </draw:frame>
        <draw:frame draw:style-name="gr5" draw:text-style-name="P6" draw:layer="layout" svg:width="11.402cm" svg:height="0.395cm" svg:x="6.198cm" svg:y="7.054cm">
          <draw:text-box>
            <text:p text:style-name="P2"><text:span text:style-name="T4">enable a password that allows user to sign in AWS Management Console</text:span></text:p>
          </draw:text-box>
        </draw:frame>
        <draw:frame draw:style-name="gr4" draw:text-style-name="P5" draw:layer="layout" svg:width="0.158cm" svg:height="0.158cm" svg:x="6.802cm" svg:y="7.672cm">
          <draw:text-box>
            <text:p text:style-name="P2"><text:span text:style-name="T3">●</text:span></text:p>
          </draw:text-box>
        </draw:frame>
        <draw:frame draw:style-name="gr5" draw:text-style-name="P6" draw:layer="layout" svg:width="5.92cm" svg:height="0.395cm" svg:x="7.401cm" svg:y="7.548cm">
          <draw:text-box>
            <text:p text:style-name="P2"><text:span text:style-name="T4">Need to set or create a new password</text:span></text:p>
          </draw:text-box>
        </draw:frame>
        <draw:frame draw:style-name="gr4" draw:text-style-name="P5" draw:layer="layout" svg:width="0.158cm" svg:height="0.158cm" svg:x="6.802cm" svg:y="8.166cm">
          <draw:text-box>
            <text:p text:style-name="P2"><text:span text:style-name="T3">●</text:span></text:p>
          </draw:text-box>
        </draw:frame>
        <draw:frame draw:style-name="gr5" draw:text-style-name="P6" draw:layer="layout" svg:width="10.204cm" svg:height="0.395cm" svg:x="7.401cm" svg:y="8.042cm">
          <draw:text-box>
            <text:p text:style-name="P2"><text:span text:style-name="T4">Decide whether the user need to create a new password on login.</text:span></text:p>
          </draw:text-box>
        </draw:frame>
        <draw:frame draw:style-name="gr6" draw:text-style-name="P7" draw:layer="layout" svg:width="0.264cm" svg:height="0.264cm" svg:x="2.9cm" svg:y="8.911cm">
          <draw:text-box>
            <text:p text:style-name="P2"><text:span text:style-name="T5">–</text:span></text:p>
          </draw:text-box>
        </draw:frame>
        <draw:frame draw:style-name="gr5" draw:text-style-name="P6" draw:layer="layout" svg:width="0.823cm" svg:height="0.395cm" svg:x="3.799cm" svg:y="8.836cm">
          <draw:text-box>
            <text:p text:style-name="P2"><text:span text:style-name="T4">Next </text:span></text:p>
          </draw:text-box>
        </draw:frame>
        <draw:frame draw:style-name="gr4" draw:text-style-name="P5" draw:layer="layout" svg:width="0.158cm" svg:height="0.158cm" svg:x="4.202cm" svg:y="9.655cm">
          <draw:text-box>
            <text:p text:style-name="P2"><text:span text:style-name="T3">●</text:span></text:p>
          </draw:text-box>
        </draw:frame>
        <draw:frame draw:style-name="gr5" draw:text-style-name="P6" draw:layer="layout" svg:width="2.851cm" svg:height="0.395cm" svg:x="4.999cm" svg:y="9.531cm">
          <draw:text-box>
            <text:p text:style-name="P2"><text:span text:style-name="T4">Add User to group</text:span></text:p>
          </draw:text-box>
        </draw:frame>
        <draw:frame draw:style-name="gr4" draw:text-style-name="P5" draw:layer="layout" svg:width="0.158cm" svg:height="0.158cm" svg:x="4.202cm" svg:y="10.35cm">
          <draw:text-box>
            <text:p text:style-name="P2"><text:span text:style-name="T3">●</text:span></text:p>
          </draw:text-box>
        </draw:frame>
        <draw:frame draw:style-name="gr5" draw:text-style-name="P6" draw:layer="layout" svg:width="5.548cm" svg:height="0.395cm" svg:x="4.999cm" svg:y="10.226cm">
          <draw:text-box>
            <text:p text:style-name="P2"><text:span text:style-name="T4">Copy permission from existing User</text:span></text:p>
          </draw:text-box>
        </draw:frame>
        <draw:frame draw:style-name="gr4" draw:text-style-name="P5" draw:layer="layout" svg:width="0.158cm" svg:height="0.158cm" svg:x="4.202cm" svg:y="11.041cm">
          <draw:text-box>
            <text:p text:style-name="P2"><text:span text:style-name="T3">●</text:span></text:p>
          </draw:text-box>
        </draw:frame>
        <draw:frame draw:style-name="gr5" draw:text-style-name="P6" draw:layer="layout" svg:width="4.76cm" svg:height="0.395cm" svg:x="4.999cm" svg:y="10.917cm">
          <draw:text-box>
            <text:p text:style-name="P2"><text:span text:style-name="T4">Attach existing policies driectly</text:span></text:p>
          </draw:text-box>
        </draw:frame>
        <draw:frame draw:style-name="gr6" draw:text-style-name="P7" draw:layer="layout" svg:width="0.264cm" svg:height="0.264cm" svg:x="2.9cm" svg:y="11.786cm">
          <draw:text-box>
            <text:p text:style-name="P2"><text:span text:style-name="T5">–</text:span></text:p>
          </draw:text-box>
        </draw:frame>
        <draw:frame draw:style-name="gr5" draw:text-style-name="P6" draw:layer="layout" svg:width="7.127cm" svg:height="0.395cm" svg:x="3.799cm" svg:y="11.711cm">
          <draw:text-box>
            <text:p text:style-name="P2"><text:span text:style-name="T4">Set permission boundary ( advanced feature )</text:span></text:p>
          </draw:text-box>
        </draw:frame>
        <draw:frame draw:style-name="gr4" draw:text-style-name="P5" draw:layer="layout" svg:width="0.158cm" svg:height="0.158cm" svg:x="4.202cm" svg:y="12.53cm">
          <draw:text-box>
            <text:p text:style-name="P2"><text:span text:style-name="T3">●</text:span></text:p>
          </draw:text-box>
        </draw:frame>
        <draw:frame draw:style-name="gr5" draw:text-style-name="P6" draw:layer="layout" svg:width="3.317cm" svg:height="0.395cm" svg:x="4.999cm" svg:y="12.406cm">
          <draw:text-box>
            <text:p text:style-name="P2"><text:span text:style-name="T4">delegate permissions</text:span></text:p>
          </draw:text-box>
        </draw:frame>
        <draw:frame draw:style-name="gr4" draw:text-style-name="P5" draw:layer="layout" svg:width="0.158cm" svg:height="0.158cm" svg:x="4.202cm" svg:y="13.225cm">
          <draw:text-box>
            <text:p text:style-name="P2"><text:span text:style-name="T3">●</text:span></text:p>
          </draw:text-box>
        </draw:frame>
        <draw:frame draw:style-name="gr5" draw:text-style-name="P6" draw:layer="layout" svg:width="5.23cm" svg:height="0.395cm" svg:x="4.999cm" svg:y="13.101cm">
          <draw:text-box>
            <text:p text:style-name="P2"><text:span text:style-name="T4">control the maximum permissions</text:span></text:p>
          </draw:text-box>
        </draw:frame>
        <draw:frame draw:style-name="gr6" draw:text-style-name="P7" draw:layer="layout" svg:width="0.264cm" svg:height="0.264cm" svg:x="2.9cm" svg:y="13.969cm">
          <draw:text-box>
            <text:p text:style-name="P2"><text:span text:style-name="T5">–</text:span></text:p>
          </draw:text-box>
        </draw:frame>
        <draw:frame draw:style-name="gr5" draw:text-style-name="P6" draw:layer="layout" svg:width="2.716cm" svg:height="0.395cm" svg:x="3.799cm" svg:y="13.894cm">
          <draw:text-box>
            <text:p text:style-name="P2"><text:span text:style-name="T4">Tags ( Optional ) </text:span></text:p>
          </draw:text-box>
        </draw:frame>
        <draw:frame draw:style-name="gr6" draw:text-style-name="P7" draw:layer="layout" svg:width="0.264cm" svg:height="0.264cm" svg:x="2.9cm" svg:y="14.763cm">
          <draw:text-box>
            <text:p text:style-name="P2"><text:span text:style-name="T5">–</text:span></text:p>
          </draw:text-box>
        </draw:frame>
        <draw:frame draw:style-name="gr5" draw:text-style-name="P6" draw:layer="layout" svg:width="13.172cm" svg:height="0.395cm" svg:x="3.799cm" svg:y="14.688cm">
          <draw:text-box>
            <text:p text:style-name="P2"><text:span text:style-name="T4">When you create an user you can to note the access key and the Secret Access Key</text:span></text:p>
          </draw:text-box>
        </draw:frame>
      </draw:page>
      <draw:page draw:name="page22"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3.925cm" svg:height="1.737cm" svg:x="2.254cm" svg:y="0.207cm">
          <draw:text-box>
            <text:p text:style-name="P2"><text:span text:style-name="T2">Identity and Management ( IAM ) : </text:span></text:p>
          </draw:text-box>
        </draw:frame>
        <draw:frame draw:style-name="gr3" draw:text-style-name="P4" draw:layer="layout" svg:width="11.055cm" svg:height="1.737cm" svg:x="8.474cm" svg:y="1.943cm">
          <draw:text-box>
            <text:p text:style-name="P2"><text:span text:style-name="T2">Overview Part 2</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2.44cm" svg:height="0.395cm" svg:x="2.6cm" svg:y="3.685cm">
          <draw:text-box>
            <text:p text:style-name="P2"><text:span text:style-name="T4">Create a group </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8.503cm" svg:height="0.395cm" svg:x="3.799cm" svg:y="4.479cm">
          <draw:text-box>
            <text:p text:style-name="P2"><text:span text:style-name="T4">collection of IAM_USER with the same level of access.</text:span></text:p>
          </draw:text-box>
        </draw:frame>
        <draw:frame draw:style-name="gr4" draw:text-style-name="P5" draw:layer="layout" svg:width="0.158cm" svg:height="0.158cm" svg:x="4.202cm" svg:y="5.298cm">
          <draw:text-box>
            <text:p text:style-name="P2"><text:span text:style-name="T3">●</text:span></text:p>
          </draw:text-box>
        </draw:frame>
        <draw:frame draw:style-name="gr5" draw:text-style-name="P6" draw:layer="layout" svg:width="6.344cm" svg:height="0.395cm" svg:x="4.999cm" svg:y="5.174cm">
          <draw:text-box>
            <text:p text:style-name="P2"><text:span text:style-name="T4">Use a Policy or Permissions to the group</text:span></text:p>
          </draw:text-box>
        </draw:frame>
        <draw:frame draw:style-name="gr4" draw:text-style-name="P5" draw:layer="layout" svg:width="0.158cm" svg:height="0.158cm" svg:x="1.7cm" svg:y="6.191cm">
          <draw:text-box>
            <text:p text:style-name="P2"><text:span text:style-name="T3">●</text:span></text:p>
          </draw:text-box>
        </draw:frame>
        <draw:frame draw:style-name="gr5" draw:text-style-name="P6" draw:layer="layout" svg:width="3.414cm" svg:height="0.395cm" svg:x="2.6cm" svg:y="6.066cm">
          <draw:text-box>
            <text:p text:style-name="P2"><text:span text:style-name="T4">Select Create a group</text:span></text:p>
          </draw:text-box>
        </draw:frame>
        <draw:frame draw:style-name="gr6" draw:text-style-name="P7" draw:layer="layout" svg:width="0.264cm" svg:height="0.264cm" svg:x="2.9cm" svg:y="6.935cm">
          <draw:text-box>
            <text:p text:style-name="P2"><text:span text:style-name="T5">–</text:span></text:p>
          </draw:text-box>
        </draw:frame>
        <draw:frame draw:style-name="gr5" draw:text-style-name="P6" draw:layer="layout" svg:width="10.687cm" svg:height="0.395cm" svg:x="3.799cm" svg:y="6.86cm">
          <draw:text-box>
            <text:p text:style-name="P2"><text:span text:style-name="T4">Add a name and select the policy and permission to create the gorup</text:span></text:p>
          </draw:text-box>
        </draw:frame>
        <draw:frame draw:style-name="gr6" draw:text-style-name="P7" draw:layer="layout" svg:width="0.264cm" svg:height="0.264cm" svg:x="2.9cm" svg:y="7.729cm">
          <draw:text-box>
            <text:p text:style-name="P2"><text:span text:style-name="T5">–</text:span></text:p>
          </draw:text-box>
        </draw:frame>
        <draw:frame draw:style-name="gr5" draw:text-style-name="P6" draw:layer="layout" svg:width="9.248cm" svg:height="0.395cm" svg:x="3.799cm" svg:y="7.654cm">
          <draw:text-box>
            <text:p text:style-name="P2"><text:span text:style-name="T4">Select the group and click add users to insert into the group</text:span></text:p>
          </draw:text-box>
        </draw:frame>
        <draw:frame draw:style-name="gr4" draw:text-style-name="P5" draw:layer="layout" svg:width="0.158cm" svg:height="0.158cm" svg:x="1.7cm" svg:y="8.674cm">
          <draw:text-box>
            <text:p text:style-name="P2"><text:span text:style-name="T3">●</text:span></text:p>
          </draw:text-box>
        </draw:frame>
        <draw:frame draw:style-name="gr5" draw:text-style-name="P6" draw:layer="layout" svg:width="4.82cm" svg:height="0.395cm" svg:x="2.6cm" svg:y="8.546cm">
          <draw:text-box>
            <text:p text:style-name="P2"><text:span text:style-name="T4">Apply an IAM password Policy </text:span></text:p>
          </draw:text-box>
        </draw:frame>
        <draw:frame draw:style-name="gr6" draw:text-style-name="P7" draw:layer="layout" svg:width="0.264cm" svg:height="0.264cm" svg:x="2.9cm" svg:y="9.419cm">
          <draw:text-box>
            <text:p text:style-name="P2"><text:span text:style-name="T5">–</text:span></text:p>
          </draw:text-box>
        </draw:frame>
        <draw:frame draw:style-name="gr5" draw:text-style-name="P6" draw:layer="layout" svg:width="5.213cm" svg:height="0.395cm" svg:x="3.799cm" svg:y="9.344cm">
          <draw:text-box>
            <text:p text:style-name="P2"><text:span text:style-name="T4">Click on manage password policy</text:span></text:p>
          </draw:text-box>
        </draw:frame>
        <draw:frame draw:style-name="gr6" draw:text-style-name="P7" draw:layer="layout" svg:width="0.264cm" svg:height="0.264cm" svg:x="2.9cm" svg:y="10.212cm">
          <draw:text-box>
            <text:p text:style-name="P2"><text:span text:style-name="T5">–</text:span></text:p>
          </draw:text-box>
        </draw:frame>
        <draw:frame draw:style-name="gr5" draw:text-style-name="P6" draw:layer="layout" svg:width="5.569cm" svg:height="0.395cm" svg:x="3.799cm" svg:y="10.137cm">
          <draw:text-box>
            <text:p text:style-name="P2"><text:span text:style-name="T4">Select the checkboxes for the rules </text:span></text:p>
          </draw:text-box>
        </draw:frame>
      </draw:page>
      <draw:page draw:name="page23"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5.289cm" svg:height="1.737cm" svg:x="6.357cm" svg:y="1.075cm">
          <draw:text-box>
            <text:p text:style-name="P2"><text:span text:style-name="T2">VPC : Networking 101</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3.723cm" svg:height="0.395cm" svg:x="2.6cm" svg:y="3.685cm">
          <draw:text-box>
            <text:p text:style-name="P2"><text:span text:style-name="T4">Multiple Computers are </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7.106cm" svg:height="0.395cm" svg:x="3.799cm" svg:y="4.479cm">
          <draw:text-box>
            <text:p text:style-name="P2"><text:span text:style-name="T4">connected to switches for internal networking </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5.84cm" svg:height="0.395cm" svg:x="3.799cm" svg:y="5.273cm">
          <draw:text-box>
            <text:p text:style-name="P2"><text:span text:style-name="T4">and the router goes to other networks</text:span></text:p>
          </draw:text-box>
        </draw:frame>
        <draw:frame draw:style-name="gr4" draw:text-style-name="P5" draw:layer="layout" svg:width="0.158cm" svg:height="0.158cm" svg:x="1.7cm" svg:y="6.289cm">
          <draw:text-box>
            <text:p text:style-name="P2"><text:span text:style-name="T3">●</text:span></text:p>
          </draw:text-box>
        </draw:frame>
      </draw:page>
      <draw:page draw:name="page24"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2.629cm" svg:height="1.737cm" svg:x="2.903cm" svg:y="0.207cm">
          <draw:text-box>
            <text:p text:style-name="P2"><text:span text:style-name="T2">Identity and Management (IAM): </text:span></text:p>
          </draw:text-box>
        </draw:frame>
        <draw:frame draw:style-name="gr3" draw:text-style-name="P4" draw:layer="layout" svg:width="16.669cm" svg:height="1.737cm" svg:x="5.666cm" svg:y="1.943cm">
          <draw:text-box>
            <text:p text:style-name="P2"><text:span text:style-name="T2">Users, Group and Roles</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7.423cm" svg:height="0.395cm" svg:x="2.6cm" svg:y="3.685cm">
          <draw:text-box>
            <text:p text:style-name="P2"><text:span text:style-name="T4">IAMUsers – granted access to an AWS account</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11.639cm" svg:height="0.395cm" svg:x="3.799cm" svg:y="4.479cm">
          <draw:text-box>
            <text:p text:style-name="P2"><text:span text:style-name="T4">Each user has three main components : username, password, permissions</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11.69cm" svg:height="0.395cm" svg:x="3.799cm" svg:y="5.273cm">
          <draw:text-box>
            <text:p text:style-name="P2"><text:span text:style-name="T4">Without the permission being explicit assigned ( Principle of least privilege )</text:span></text:p>
          </draw:text-box>
        </draw:frame>
        <draw:frame draw:style-name="gr4" draw:text-style-name="P5" draw:layer="layout" svg:width="0.158cm" svg:height="0.158cm" svg:x="1.7cm" svg:y="6.289cm">
          <draw:text-box>
            <text:p text:style-name="P2"><text:span text:style-name="T3">●</text:span></text:p>
          </draw:text-box>
        </draw:frame>
        <draw:frame draw:style-name="gr5" draw:text-style-name="P6" draw:layer="layout" svg:width="13.578cm" svg:height="0.395cm" svg:x="2.6cm" svg:y="6.165cm">
          <draw:text-box>
            <text:p text:style-name="P2"><text:span text:style-name="T4">When you add a person to group remove the polices in the group from the user directly.</text:span></text:p>
          </draw:text-box>
        </draw:frame>
        <draw:frame draw:style-name="gr4" draw:text-style-name="P5" draw:layer="layout" svg:width="0.158cm" svg:height="0.158cm" svg:x="1.7cm" svg:y="7.185cm">
          <draw:text-box>
            <text:p text:style-name="P2"><text:span text:style-name="T3">●</text:span></text:p>
          </draw:text-box>
        </draw:frame>
        <draw:frame draw:style-name="gr5" draw:text-style-name="P6" draw:layer="layout" svg:width="9.002cm" svg:height="0.395cm" svg:x="2.6cm" svg:y="7.061cm">
          <draw:text-box>
            <text:p text:style-name="P2"><text:span text:style-name="T4">From the user tab we can remove the user from the group</text:span></text:p>
          </draw:text-box>
        </draw:frame>
        <draw:frame draw:style-name="gr4" draw:text-style-name="P5" draw:layer="layout" svg:width="0.158cm" svg:height="0.158cm" svg:x="1.7cm" svg:y="8.078cm">
          <draw:text-box>
            <text:p text:style-name="P2"><text:span text:style-name="T3">●</text:span></text:p>
          </draw:text-box>
        </draw:frame>
        <draw:frame draw:style-name="gr5" draw:text-style-name="P6" draw:layer="layout" svg:width="0.997cm" svg:height="0.395cm" svg:x="2.6cm" svg:y="7.954cm">
          <draw:text-box>
            <text:p text:style-name="P2"><text:span text:style-name="T4">Roles </text:span></text:p>
          </draw:text-box>
        </draw:frame>
        <draw:frame draw:style-name="gr6" draw:text-style-name="P7" draw:layer="layout" svg:width="0.264cm" svg:height="0.264cm" svg:x="2.9cm" svg:y="8.822cm">
          <draw:text-box>
            <text:p text:style-name="P2"><text:span text:style-name="T5">–</text:span></text:p>
          </draw:text-box>
        </draw:frame>
        <draw:frame draw:style-name="gr5" draw:text-style-name="P6" draw:layer="layout" svg:width="8.511cm" svg:height="0.395cm" svg:x="3.799cm" svg:y="8.747cm">
          <draw:text-box>
            <text:p text:style-name="P2"><text:span text:style-name="T4">AWS Services that need access right to AWS Services</text:span></text:p>
          </draw:text-box>
        </draw:frame>
        <draw:frame draw:style-name="gr4" draw:text-style-name="P5" draw:layer="layout" svg:width="0.158cm" svg:height="0.158cm" svg:x="4.202cm" svg:y="9.567cm">
          <draw:text-box>
            <text:p text:style-name="P2"><text:span text:style-name="T3">●</text:span></text:p>
          </draw:text-box>
        </draw:frame>
        <draw:frame draw:style-name="gr5" draw:text-style-name="P6" draw:layer="layout" svg:width="8.27cm" svg:height="0.395cm" svg:x="4.999cm" svg:y="9.442cm">
          <draw:text-box>
            <text:p text:style-name="P2"><text:span text:style-name="T4">Example an EC2 needs to save data to an S3 Bucket</text:span></text:p>
          </draw:text-box>
        </draw:frame>
        <draw:frame draw:style-name="gr6" draw:text-style-name="P7" draw:layer="layout" svg:width="0.264cm" svg:height="0.264cm" svg:x="2.9cm" svg:y="10.311cm">
          <draw:text-box>
            <text:p text:style-name="P2"><text:span text:style-name="T5">–</text:span></text:p>
          </draw:text-box>
        </draw:frame>
        <draw:frame draw:style-name="gr5" draw:text-style-name="P6" draw:layer="layout" svg:width="5.637cm" svg:height="0.395cm" svg:x="3.799cm" svg:y="10.236cm">
          <draw:text-box>
            <text:p text:style-name="P2"><text:span text:style-name="T4">IAM Policy are attached to the roles </text:span></text:p>
          </draw:text-box>
        </draw:frame>
        <draw:frame draw:style-name="gr6" draw:text-style-name="P7" draw:layer="layout" svg:width="0.264cm" svg:height="0.264cm" svg:x="2.9cm" svg:y="11.105cm">
          <draw:text-box>
            <text:p text:style-name="P2"><text:span text:style-name="T5">–</text:span></text:p>
          </draw:text-box>
        </draw:frame>
        <draw:frame draw:style-name="gr5" draw:text-style-name="P6" draw:layer="layout" svg:width="2.03cm" svg:height="0.395cm" svg:x="3.799cm" svg:y="11.03cm">
          <draw:text-box>
            <text:p text:style-name="P2"><text:span text:style-name="T4">Create a role</text:span></text:p>
          </draw:text-box>
        </draw:frame>
        <draw:frame draw:style-name="gr4" draw:text-style-name="P5" draw:layer="layout" svg:width="0.158cm" svg:height="0.158cm" svg:x="4.202cm" svg:y="11.849cm">
          <draw:text-box>
            <text:p text:style-name="P2"><text:span text:style-name="T3">●</text:span></text:p>
          </draw:text-box>
        </draw:frame>
        <draw:frame draw:style-name="gr5" draw:text-style-name="P6" draw:layer="layout" svg:width="10.568cm" svg:height="0.395cm" svg:x="4.999cm" svg:y="11.725cm">
          <draw:text-box>
            <text:p text:style-name="P2"><text:span text:style-name="T4">Select Role from the IAM DashBoard and click on Create a new role</text:span></text:p>
          </draw:text-box>
        </draw:frame>
        <draw:frame draw:style-name="gr4" draw:text-style-name="P5" draw:layer="layout" svg:width="0.158cm" svg:height="0.158cm" svg:x="4.202cm" svg:y="12.544cm">
          <draw:text-box>
            <text:p text:style-name="P2"><text:span text:style-name="T3">●</text:span></text:p>
          </draw:text-box>
        </draw:frame>
        <draw:frame draw:style-name="gr5" draw:text-style-name="P6" draw:layer="layout" svg:width="11.601cm" svg:height="0.395cm" svg:x="4.999cm" svg:y="12.416cm">
          <draw:text-box>
            <text:p text:style-name="P2"><text:span text:style-name="T4">From the “Select Type of Trusted Entity” select the service ( example EC2)</text:span></text:p>
          </draw:text-box>
        </draw:frame>
        <draw:frame draw:style-name="gr4" draw:text-style-name="P5" draw:layer="layout" svg:width="0.158cm" svg:height="0.158cm" svg:x="4.202cm" svg:y="13.236cm">
          <draw:text-box>
            <text:p text:style-name="P2"><text:span text:style-name="T3">●</text:span></text:p>
          </draw:text-box>
        </draw:frame>
        <draw:frame draw:style-name="gr5" draw:text-style-name="P6" draw:layer="layout" svg:width="13.316cm" svg:height="0.395cm" svg:x="4.999cm" svg:y="13.111cm">
          <draw:text-box>
            <text:p text:style-name="P2"><text:span text:style-name="T4">Click next to go to the Attach Permission Policies and search for AccessS3FullAccess</text:span></text:p>
          </draw:text-box>
        </draw:frame>
        <draw:frame draw:style-name="gr4" draw:text-style-name="P5" draw:layer="layout" svg:width="0.158cm" svg:height="0.158cm" svg:x="4.202cm" svg:y="13.931cm">
          <draw:text-box>
            <text:p text:style-name="P2"><text:span text:style-name="T3">●</text:span></text:p>
          </draw:text-box>
        </draw:frame>
        <draw:frame draw:style-name="gr5" draw:text-style-name="P6" draw:layer="layout" svg:width="12.499cm" svg:height="0.395cm" svg:x="4.999cm" svg:y="13.806cm">
          <draw:text-box>
            <text:p text:style-name="P2"><text:span text:style-name="T4">Click <text:s/>the next Tags Button and then Click the Review and give the role a namee</text:span></text:p>
          </draw:text-box>
        </draw:frame>
        <draw:frame draw:style-name="gr4" draw:text-style-name="P5" draw:layer="layout" svg:width="0.158cm" svg:height="0.158cm" svg:x="4.202cm" svg:y="14.626cm">
          <draw:text-box>
            <text:p text:style-name="P2"><text:span text:style-name="T3">●</text:span></text:p>
          </draw:text-box>
        </draw:frame>
        <draw:frame draw:style-name="gr5" draw:text-style-name="P6" draw:layer="layout" svg:width="2.733cm" svg:height="0.395cm" svg:x="4.999cm" svg:y="14.501cm">
          <draw:text-box>
            <text:p text:style-name="P2"><text:span text:style-name="T4">Click Create Role</text:span></text:p>
          </draw:text-box>
        </draw:frame>
      </draw:page>
      <draw:page draw:name="page25"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7" draw:text-style-name="P8" draw:layer="layout" svg:width="23.438cm" svg:height="1.576cm" svg:x="2.48cm" svg:y="0.363cm">
          <draw:text-box>
            <text:p text:style-name="P2"><text:span text:style-name="T6">Identity and Management (IAM) Quiz </text:span></text:p>
          </draw:text-box>
        </draw:frame>
        <draw:frame draw:style-name="gr7" draw:text-style-name="P8" draw:layer="layout" svg:width="19.767cm" svg:height="1.576cm" svg:x="4.117cm" svg:y="1.94cm">
          <draw:text-box>
            <text:p text:style-name="P2"><text:span text:style-name="T6">Questions I had a little luck with</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10.852cm" svg:height="0.395cm" svg:x="2.6cm" svg:y="3.685cm">
          <draw:text-box>
            <text:p text:style-name="P2"><text:span text:style-name="T4">Which of the following is not a method of getting or using MFA codes?</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22.485cm" svg:height="0.395cm" svg:x="3.799cm" svg:y="4.479cm">
          <draw:text-box>
            <text:p text:style-name="P2"><text:span text:style-name="T4">Single sign-on is a property of access control. SSO (Single sign-on) will allow a user to use the same username and password to access several </text:span></text:p>
          </draw:text-box>
        </draw:frame>
        <draw:frame draw:style-name="gr5" draw:text-style-name="P6" draw:layer="layout" svg:width="1.395cm" svg:height="0.395cm" svg:x="3.799cm" svg:y="4.87cm">
          <draw:text-box>
            <text:p text:style-name="P2"><text:span text:style-name="T4">systems.</text:span></text:p>
          </draw:text-box>
        </draw:frame>
        <draw:frame draw:style-name="gr4" draw:text-style-name="P5" draw:layer="layout" svg:width="0.158cm" svg:height="0.158cm" svg:x="1.7cm" svg:y="5.891cm">
          <draw:text-box>
            <text:p text:style-name="P2"><text:span text:style-name="T3">●</text:span></text:p>
          </draw:text-box>
        </draw:frame>
        <draw:frame draw:style-name="gr5" draw:text-style-name="P6" draw:layer="layout" svg:width="24.458cm" svg:height="0.395cm" svg:x="2.6cm" svg:y="5.766cm">
          <draw:text-box>
            <text:p text:style-name="P2"><text:span text:style-name="T4">n this scenario, we have an IAM User with an AWSDenyAll policy, but this user is also in an IAM Group with access to various AWS services. These services </text:span></text:p>
          </draw:text-box>
        </draw:frame>
        <draw:frame draw:style-name="gr5" draw:text-style-name="P6" draw:layer="layout" svg:width="13.655cm" svg:height="0.395cm" svg:x="2.6cm" svg:y="6.162cm">
          <draw:text-box>
            <text:p text:style-name="P2"><text:span text:style-name="T4">include S3, EC2, VPC, and IAM. Which of the following resources can this user access?</text:span></text:p>
          </draw:text-box>
        </draw:frame>
        <draw:frame draw:style-name="gr6" draw:text-style-name="P7" draw:layer="layout" svg:width="0.264cm" svg:height="0.264cm" svg:x="2.9cm" svg:y="7.03cm">
          <draw:text-box>
            <text:p text:style-name="P2"><text:span text:style-name="T5">–</text:span></text:p>
          </draw:text-box>
        </draw:frame>
        <draw:frame draw:style-name="gr5" draw:text-style-name="P6" draw:layer="layout" svg:width="23.463cm" svg:height="0.395cm" svg:x="3.799cm" svg:y="6.955cm">
          <draw:text-box>
            <text:p text:style-name="P2"><text:span text:style-name="T4">This IAM User will not be able to access any of the AWS services because the user is attached to an AWSDenyAll policy regardless of being in an IAM </text:span></text:p>
          </draw:text-box>
        </draw:frame>
        <draw:frame draw:style-name="gr5" draw:text-style-name="P6" draw:layer="layout" svg:width="5.637cm" svg:height="0.395cm" svg:x="3.799cm" svg:y="7.347cm">
          <draw:text-box>
            <text:p text:style-name="P2"><text:span text:style-name="T4">Group with access to these services</text:span></text:p>
          </draw:text-box>
        </draw:frame>
      </draw:page>
      <draw:page draw:name="page26"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3.15cm" svg:height="1.737cm" svg:x="2.642cm" svg:y="0.207cm">
          <draw:text-box>
            <text:p text:style-name="P2"><text:span text:style-name="T2">VPC : Conceptual of Overview of </text:span></text:p>
          </draw:text-box>
        </draw:frame>
        <draw:frame draw:style-name="gr3" draw:text-style-name="P4" draw:layer="layout" svg:width="3.977cm" svg:height="1.737cm" svg:x="12.012cm" svg:y="1.943cm">
          <draw:text-box>
            <text:p text:style-name="P2"><text:span text:style-name="T2">VPCs</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8.858cm" svg:height="0.395cm" svg:x="2.6cm" svg:y="3.685cm">
          <draw:text-box>
            <text:p text:style-name="P2"><text:span text:style-name="T4">A virtual private subsection of AWS that the user controls</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5.112cm" svg:height="0.395cm" svg:x="3.799cm" svg:y="4.479cm">
          <draw:text-box>
            <text:p text:style-name="P2"><text:span text:style-name="T4">can place AWS Resources into it</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9.552cm" svg:height="0.395cm" svg:x="3.799cm" svg:y="5.273cm">
          <draw:text-box>
            <text:p text:style-name="P2"><text:span text:style-name="T4">Have full control over who has access to the AWS Resources</text:span></text:p>
          </draw:text-box>
        </draw:frame>
        <draw:frame draw:style-name="gr6" draw:text-style-name="P7" draw:layer="layout" svg:width="0.264cm" svg:height="0.264cm" svg:x="2.9cm" svg:y="6.141cm">
          <draw:text-box>
            <text:p text:style-name="P2"><text:span text:style-name="T5">–</text:span></text:p>
          </draw:text-box>
        </draw:frame>
        <draw:frame draw:style-name="gr5" draw:text-style-name="P6" draw:layer="layout" svg:width="11.948cm" svg:height="0.395cm" svg:x="3.799cm" svg:y="6.066cm">
          <draw:text-box>
            <text:p text:style-name="P2"><text:span text:style-name="T4">control what access are visible outside the VPC and who has access to them</text:span></text:p>
          </draw:text-box>
        </draw:frame>
        <draw:frame draw:style-name="gr4" draw:text-style-name="P5" draw:layer="layout" svg:width="0.158cm" svg:height="0.158cm" svg:x="1.7cm" svg:y="7.087cm">
          <draw:text-box>
            <text:p text:style-name="P2"><text:span text:style-name="T3">●</text:span></text:p>
          </draw:text-box>
        </draw:frame>
        <draw:frame draw:style-name="gr5" draw:text-style-name="P6" draw:layer="layout" svg:width="3.097cm" svg:height="0.395cm" svg:x="2.6cm" svg:y="6.959cm">
          <draw:text-box>
            <text:p text:style-name="P2"><text:span text:style-name="T4">Amazon’s Definition</text:span></text:p>
          </draw:text-box>
        </draw:frame>
        <draw:frame draw:style-name="gr6" draw:text-style-name="P7" draw:layer="layout" svg:width="0.264cm" svg:height="0.264cm" svg:x="2.9cm" svg:y="7.828cm">
          <draw:text-box>
            <text:p text:style-name="P2"><text:span text:style-name="T5">–</text:span></text:p>
          </draw:text-box>
        </draw:frame>
        <draw:frame draw:style-name="gr5" draw:text-style-name="P6" draw:layer="layout" svg:width="19.226cm" svg:height="0.395cm" svg:x="3.799cm" svg:y="7.753cm">
          <draw:text-box>
            <text:p text:style-name="P2"><text:span text:style-name="T4">A logically isolated section of AWS cloud <text:s/>where you can launch AWS resources in a virtual network define by the developer</text:span></text:p>
          </draw:text-box>
        </draw:frame>
        <draw:frame draw:style-name="gr6" draw:text-style-name="P7" draw:layer="layout" svg:width="0.264cm" svg:height="0.264cm" svg:x="2.9cm" svg:y="8.621cm">
          <draw:text-box>
            <text:p text:style-name="P2"><text:span text:style-name="T5">–</text:span></text:p>
          </draw:text-box>
        </draw:frame>
        <draw:frame draw:style-name="gr5" draw:text-style-name="P6" draw:layer="layout" svg:width="23.002cm" svg:height="0.395cm" svg:x="3.799cm" svg:y="8.546cm">
          <draw:text-box>
            <text:p text:style-name="P2"><text:span text:style-name="T4">Have complete control over your networking environment including selection of your own IP Address range, creation of subnets and configuration of </text:span></text:p>
          </draw:text-box>
        </draw:frame>
        <draw:frame draw:style-name="gr5" draw:text-style-name="P6" draw:layer="layout" svg:width="5.527cm" svg:height="0.395cm" svg:x="3.799cm" svg:y="8.941cm">
          <draw:text-box>
            <text:p text:style-name="P2"><text:span text:style-name="T4">route tables and network gateways.</text:span></text:p>
          </draw:text-box>
        </draw:frame>
        <draw:frame draw:style-name="gr4" draw:text-style-name="P5" draw:layer="layout" svg:width="0.158cm" svg:height="0.158cm" svg:x="1.7cm" svg:y="9.962cm">
          <draw:text-box>
            <text:p text:style-name="P2"><text:span text:style-name="T3">●</text:span></text:p>
          </draw:text-box>
        </draw:frame>
        <draw:frame draw:style-name="gr5" draw:text-style-name="P6" draw:layer="layout" svg:width="10.551cm" svg:height="0.395cm" svg:x="2.6cm" svg:y="9.837cm">
          <draw:text-box>
            <text:p text:style-name="P2"><text:span text:style-name="T4">When you create an AWS Account, a default VPC is created for you</text:span></text:p>
          </draw:text-box>
        </draw:frame>
        <draw:frame draw:style-name="gr4" draw:text-style-name="P5" draw:layer="layout" svg:width="0.158cm" svg:height="0.158cm" svg:x="1.7cm" svg:y="10.854cm">
          <draw:text-box>
            <text:p text:style-name="P2"><text:span text:style-name="T3">●</text:span></text:p>
          </draw:text-box>
        </draw:frame>
        <draw:frame draw:style-name="gr5" draw:text-style-name="P6" draw:layer="layout" svg:width="1.209cm" svg:height="0.395cm" svg:x="2.6cm" svg:y="10.73cm">
          <draw:text-box>
            <text:p text:style-name="P2"><text:span text:style-name="T4">Subnet </text:span></text:p>
          </draw:text-box>
        </draw:frame>
        <draw:frame draw:style-name="gr6" draw:text-style-name="P7" draw:layer="layout" svg:width="0.264cm" svg:height="0.264cm" svg:x="2.9cm" svg:y="11.599cm">
          <draw:text-box>
            <text:p text:style-name="P2"><text:span text:style-name="T5">–</text:span></text:p>
          </draw:text-box>
        </draw:frame>
        <draw:frame draw:style-name="gr5" draw:text-style-name="P6" draw:layer="layout" svg:width="12.406cm" svg:height="0.395cm" svg:x="3.799cm" svg:y="11.524cm">
          <draw:text-box>
            <text:p text:style-name="P2"><text:span text:style-name="T4">A subsection of a network which includes all the computers in a specific location</text:span></text:p>
          </draw:text-box>
        </draw:frame>
        <draw:frame draw:style-name="gr4" draw:text-style-name="P5" draw:layer="layout" svg:width="0.158cm" svg:height="0.158cm" svg:x="4.202cm" svg:y="12.343cm">
          <draw:text-box>
            <text:p text:style-name="P2"><text:span text:style-name="T3">●</text:span></text:p>
          </draw:text-box>
        </draw:frame>
        <draw:frame draw:style-name="gr5" draw:text-style-name="P6" draw:layer="layout" svg:width="16.554cm" svg:height="0.395cm" svg:x="4.999cm" svg:y="12.219cm">
          <draw:text-box>
            <text:p text:style-name="P2"><text:span text:style-name="T4">Example : All houses on the same street in a neighborhood could be a subnet if the house were computers</text:span></text:p>
          </draw:text-box>
        </draw:frame>
        <draw:frame draw:style-name="gr6" draw:text-style-name="P7" draw:layer="layout" svg:width="0.264cm" svg:height="0.264cm" svg:x="2.9cm" svg:y="13.088cm">
          <draw:text-box>
            <text:p text:style-name="P2"><text:span text:style-name="T5">–</text:span></text:p>
          </draw:text-box>
        </draw:frame>
        <draw:frame draw:style-name="gr5" draw:text-style-name="P6" draw:layer="layout" svg:width="23.704cm" svg:height="0.395cm" svg:x="3.799cm" svg:y="13.012cm">
          <draw:text-box>
            <text:p text:style-name="P2"><text:span text:style-name="T4">The data identifies the correct network then goes through the router and then it identifies the correct subnet and then the correct computer on the subnet </text:span></text:p>
          </draw:text-box>
        </draw:frame>
        <draw:frame draw:style-name="gr5" draw:text-style-name="P6" draw:layer="layout" svg:width="3.846cm" svg:height="0.395cm" svg:x="3.799cm" svg:y="13.408cm">
          <draw:text-box>
            <text:p text:style-name="P2"><text:span text:style-name="T4">based on the ip address.</text:span></text:p>
          </draw:text-box>
        </draw:frame>
        <draw:frame draw:style-name="gr4" draw:text-style-name="P5" draw:layer="layout" svg:width="0.158cm" svg:height="0.158cm" svg:x="4.202cm" svg:y="14.223cm">
          <draw:text-box>
            <text:p text:style-name="P2"><text:span text:style-name="T3">●</text:span></text:p>
          </draw:text-box>
        </draw:frame>
        <draw:frame draw:style-name="gr5" draw:text-style-name="P6" draw:layer="layout" svg:width="12.545cm" svg:height="0.395cm" svg:x="4.999cm" svg:y="14.099cm">
          <draw:text-box>
            <text:p text:style-name="P2"><text:span text:style-name="T4">An ip address will be very similar, but not an extract match for those on a subnet </text:span></text:p>
          </draw:text-box>
        </draw:frame>
        <draw:frame draw:style-name="gr4" draw:text-style-name="P5" draw:layer="layout" svg:width="0.158cm" svg:height="0.158cm" svg:x="4.202cm" svg:y="14.918cm">
          <draw:text-box>
            <text:p text:style-name="P2"><text:span text:style-name="T3">●</text:span></text:p>
          </draw:text-box>
        </draw:frame>
        <draw:frame draw:style-name="gr5" draw:text-style-name="P6" draw:layer="layout" svg:width="13.062cm" svg:height="0.395cm" svg:x="4.999cm" svg:y="14.794cm">
          <draw:text-box>
            <text:p text:style-name="P2"><text:span text:style-name="T4">The IP Address identifies the network/subnet/computer where the information will go</text:span></text:p>
          </draw:text-box>
        </draw:frame>
      </draw:page>
      <draw:page draw:name="page27"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3.15cm" svg:height="1.737cm" svg:x="2.642cm" svg:y="0.207cm">
          <draw:text-box>
            <text:p text:style-name="P2"><text:span text:style-name="T2">VPC : Conceptual of Overview of </text:span></text:p>
          </draw:text-box>
        </draw:frame>
        <draw:frame draw:style-name="gr3" draw:text-style-name="P4" draw:layer="layout" svg:width="3.977cm" svg:height="1.737cm" svg:x="12.012cm" svg:y="1.943cm">
          <draw:text-box>
            <text:p text:style-name="P2"><text:span text:style-name="T2">VPCs</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5.328cm" svg:height="0.395cm" svg:x="2.6cm" svg:y="3.685cm">
          <draw:text-box>
            <text:p text:style-name="P2"><text:span text:style-name="T4">AWS Cloud encompasses regions</text:span></text:p>
          </draw:text-box>
        </draw:frame>
        <draw:frame draw:style-name="gr4" draw:text-style-name="P5" draw:layer="layout" svg:width="0.158cm" svg:height="0.158cm" svg:x="1.7cm" svg:y="4.702cm">
          <draw:text-box>
            <text:p text:style-name="P2"><text:span text:style-name="T3">●</text:span></text:p>
          </draw:text-box>
        </draw:frame>
        <draw:frame draw:style-name="gr5" draw:text-style-name="P6" draw:layer="layout" svg:width="7.554cm" svg:height="0.395cm" svg:x="2.6cm" svg:y="4.578cm">
          <draw:text-box>
            <text:p text:style-name="P2"><text:span text:style-name="T4">Inside a VPC you can have one or more subnets</text:span></text:p>
          </draw:text-box>
        </draw:frame>
        <draw:frame draw:style-name="gr6" draw:text-style-name="P7" draw:layer="layout" svg:width="0.264cm" svg:height="0.264cm" svg:x="2.9cm" svg:y="5.446cm">
          <draw:text-box>
            <text:p text:style-name="P2"><text:span text:style-name="T5">–</text:span></text:p>
          </draw:text-box>
        </draw:frame>
        <draw:frame draw:style-name="gr5" draw:text-style-name="P6" draw:layer="layout" svg:width="7.567cm" svg:height="0.395cm" svg:x="3.799cm" svg:y="5.371cm">
          <draw:text-box>
            <text:p text:style-name="P2"><text:span text:style-name="T4">The subnets can be in different availability zones</text:span></text:p>
          </draw:text-box>
        </draw:frame>
        <draw:frame draw:style-name="gr6" draw:text-style-name="P7" draw:layer="layout" svg:width="0.264cm" svg:height="0.264cm" svg:x="2.9cm" svg:y="6.24cm">
          <draw:text-box>
            <text:p text:style-name="P2"><text:span text:style-name="T5">–</text:span></text:p>
          </draw:text-box>
        </draw:frame>
        <draw:frame draw:style-name="gr5" draw:text-style-name="P6" draw:layer="layout" svg:width="10.035cm" svg:height="0.395cm" svg:x="3.799cm" svg:y="6.165cm">
          <draw:text-box>
            <text:p text:style-name="P2"><text:span text:style-name="T4">The VPC is capable of spanning more than one availability zone.</text:span></text:p>
          </draw:text-box>
        </draw:frame>
        <draw:frame draw:style-name="gr4" draw:text-style-name="P5" draw:layer="layout" svg:width="0.158cm" svg:height="0.158cm" svg:x="1.7cm" svg:y="7.185cm">
          <draw:text-box>
            <text:p text:style-name="P2"><text:span text:style-name="T3">●</text:span></text:p>
          </draw:text-box>
        </draw:frame>
        <draw:frame draw:style-name="gr5" draw:text-style-name="P6" draw:layer="layout" svg:width="5.565cm" svg:height="0.395cm" svg:x="2.6cm" svg:y="7.061cm">
          <draw:text-box>
            <text:p text:style-name="P2"><text:span text:style-name="T4">Place the resources inside a subnet</text:span></text:p>
          </draw:text-box>
        </draw:frame>
        <draw:frame draw:style-name="gr6" draw:text-style-name="P7" draw:layer="layout" svg:width="0.264cm" svg:height="0.264cm" svg:x="2.9cm" svg:y="7.93cm">
          <draw:text-box>
            <text:p text:style-name="P2"><text:span text:style-name="T5">–</text:span></text:p>
          </draw:text-box>
        </draw:frame>
        <draw:frame draw:style-name="gr5" draw:text-style-name="P6" draw:layer="layout" svg:width="9.861cm" svg:height="0.395cm" svg:x="3.799cm" svg:y="7.855cm">
          <draw:text-box>
            <text:p text:style-name="P2"><text:span text:style-name="T4">For high availability replicate the data from subnet 1 to subnet 2</text:span></text:p>
          </draw:text-box>
        </draw:frame>
        <draw:frame draw:style-name="gr4" draw:text-style-name="P5" draw:layer="layout" svg:width="0.158cm" svg:height="0.158cm" svg:x="1.7cm" svg:y="8.872cm">
          <draw:text-box>
            <text:p text:style-name="P2"><text:span text:style-name="T3">●</text:span></text:p>
          </draw:text-box>
        </draw:frame>
      </draw:page>
      <draw:page draw:name="page28"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4.712cm" svg:height="1.737cm" svg:x="2.106cm" svg:y="1.121cm">
          <draw:text-box>
            <text:p text:style-name="P2"><text:span text:style-name="T2">VPC : A walkthrough of VPC Basics</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2.5cm" svg:height="0.395cm" svg:x="2.6cm" svg:y="3.685cm">
          <draw:text-box>
            <text:p text:style-name="P2"><text:span text:style-name="T4">Working Case : </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11.576cm" svg:height="0.395cm" svg:x="3.799cm" svg:y="4.479cm">
          <draw:text-box>
            <text:p text:style-name="P2"><text:span text:style-name="T4">In the AWS Cloud , we have VPS that contains a subnet and EC2 instance</text:span></text:p>
          </draw:text-box>
        </draw:frame>
        <draw:frame draw:style-name="gr4" draw:text-style-name="P5" draw:layer="layout" svg:width="0.158cm" svg:height="0.158cm" svg:x="1.7cm" svg:y="5.496cm">
          <draw:text-box>
            <text:p text:style-name="P2"><text:span text:style-name="T3">●</text:span></text:p>
          </draw:text-box>
        </draw:frame>
        <draw:frame draw:style-name="gr5" draw:text-style-name="P6" draw:layer="layout" svg:width="10.412cm" svg:height="0.395cm" svg:x="2.6cm" svg:y="5.371cm">
          <draw:text-box>
            <text:p text:style-name="P2"><text:span text:style-name="T4">Use the default VPC has all the configuration to access the internet</text:span></text:p>
          </draw:text-box>
        </draw:frame>
        <draw:frame draw:style-name="gr4" draw:text-style-name="P5" draw:layer="layout" svg:width="0.158cm" svg:height="0.158cm" svg:x="1.7cm" svg:y="6.392cm">
          <draw:text-box>
            <text:p text:style-name="P2"><text:span text:style-name="T3">●</text:span></text:p>
          </draw:text-box>
        </draw:frame>
        <draw:frame draw:style-name="gr5" draw:text-style-name="P6" draw:layer="layout" svg:width="1.928cm" svg:height="0.395cm" svg:x="2.6cm" svg:y="6.267cm">
          <draw:text-box>
            <text:p text:style-name="P2"><text:span text:style-name="T4">Default VPC</text:span></text:p>
          </draw:text-box>
        </draw:frame>
        <draw:frame draw:style-name="gr6" draw:text-style-name="P7" draw:layer="layout" svg:width="0.264cm" svg:height="0.264cm" svg:x="2.9cm" svg:y="7.136cm">
          <draw:text-box>
            <text:p text:style-name="P2"><text:span text:style-name="T5">–</text:span></text:p>
          </draw:text-box>
        </draw:frame>
        <draw:frame draw:style-name="gr5" draw:text-style-name="P6" draw:layer="layout" svg:width="0.878cm" svg:height="0.395cm" svg:x="3.799cm" svg:y="7.061cm">
          <draw:text-box>
            <text:p text:style-name="P2"><text:span text:style-name="T4">name</text:span></text:p>
          </draw:text-box>
        </draw:frame>
        <draw:frame draw:style-name="gr6" draw:text-style-name="P7" draw:layer="layout" svg:width="0.264cm" svg:height="0.264cm" svg:x="2.9cm" svg:y="7.93cm">
          <draw:text-box>
            <text:p text:style-name="P2"><text:span text:style-name="T5">–</text:span></text:p>
          </draw:text-box>
        </draw:frame>
        <draw:frame draw:style-name="gr5" draw:text-style-name="P6" draw:layer="layout" svg:width="1.187cm" svg:height="0.395cm" svg:x="3.799cm" svg:y="7.855cm">
          <draw:text-box>
            <text:p text:style-name="P2"><text:span text:style-name="T4">VPC <text:s/>id</text:span></text:p>
          </draw:text-box>
        </draw:frame>
        <draw:frame draw:style-name="gr6" draw:text-style-name="P7" draw:layer="layout" svg:width="0.264cm" svg:height="0.264cm" svg:x="2.9cm" svg:y="8.724cm">
          <draw:text-box>
            <text:p text:style-name="P2"><text:span text:style-name="T5">–</text:span></text:p>
          </draw:text-box>
        </draw:frame>
        <draw:frame draw:style-name="gr5" draw:text-style-name="P6" draw:layer="layout" svg:width="20.551cm" svg:height="0.395cm" svg:x="3.799cm" svg:y="8.649cm">
          <draw:text-box>
            <text:p text:style-name="P2"><text:span text:style-name="T4">IPv4 CIDR → Any subnet created or <text:s/>any resources provisioned with the VPC are going to have their IP Address start with this value</text:span></text:p>
          </draw:text-box>
        </draw:frame>
        <draw:frame draw:style-name="gr4" draw:text-style-name="P5" draw:layer="layout" svg:width="0.158cm" svg:height="0.158cm" svg:x="1.7cm" svg:y="9.665cm">
          <draw:text-box>
            <text:p text:style-name="P2"><text:span text:style-name="T3">●</text:span></text:p>
          </draw:text-box>
        </draw:frame>
        <draw:frame draw:style-name="gr5" draw:text-style-name="P6" draw:layer="layout" svg:width="1.289cm" svg:height="0.395cm" svg:x="2.6cm" svg:y="9.541cm">
          <draw:text-box>
            <text:p text:style-name="P2"><text:span text:style-name="T4">Subnets</text:span></text:p>
          </draw:text-box>
        </draw:frame>
        <draw:frame draw:style-name="gr6" draw:text-style-name="P7" draw:layer="layout" svg:width="0.264cm" svg:height="0.264cm" svg:x="2.9cm" svg:y="10.41cm">
          <draw:text-box>
            <text:p text:style-name="P2"><text:span text:style-name="T5">–</text:span></text:p>
          </draw:text-box>
        </draw:frame>
        <draw:frame draw:style-name="gr5" draw:text-style-name="P6" draw:layer="layout" svg:width="23.285cm" svg:height="0.395cm" svg:x="3.799cm" svg:y="10.335cm">
          <draw:text-box>
            <text:p text:style-name="P2"><text:span text:style-name="T4">As you provision your subnet you will select a region and you will select a subnet for your ec2 instance to reside which will dictate the availability zone </text:span></text:p>
          </draw:text-box>
        </draw:frame>
        <draw:frame draw:style-name="gr5" draw:text-style-name="P6" draw:layer="layout" svg:width="3.96cm" svg:height="0.395cm" svg:x="3.799cm" svg:y="10.73cm">
          <draw:text-box>
            <text:p text:style-name="P2"><text:span text:style-name="T4">the resource will reside in</text:span></text:p>
          </draw:text-box>
        </draw:frame>
        <draw:frame draw:style-name="gr4" draw:text-style-name="P5" draw:layer="layout" svg:width="0.158cm" svg:height="0.158cm" svg:x="1.7cm" svg:y="11.75cm">
          <draw:text-box>
            <text:p text:style-name="P2"><text:span text:style-name="T3">●</text:span></text:p>
          </draw:text-box>
        </draw:frame>
        <draw:frame draw:style-name="gr5" draw:text-style-name="P6" draw:layer="layout" svg:width="4.138cm" svg:height="0.395cm" svg:x="2.6cm" svg:y="11.623cm">
          <draw:text-box>
            <text:p text:style-name="P2"><text:span text:style-name="T4">Provision an EC2 Instance</text:span></text:p>
          </draw:text-box>
        </draw:frame>
        <draw:frame draw:style-name="gr6" draw:text-style-name="P7" draw:layer="layout" svg:width="0.264cm" svg:height="0.264cm" svg:x="2.9cm" svg:y="12.491cm">
          <draw:text-box>
            <text:p text:style-name="P2"><text:span text:style-name="T5">–</text:span></text:p>
          </draw:text-box>
        </draw:frame>
        <draw:frame draw:style-name="gr5" draw:text-style-name="P6" draw:layer="layout" svg:width="14.129cm" svg:height="0.395cm" svg:x="3.799cm" svg:y="12.416cm">
          <draw:text-box>
            <text:p text:style-name="P2"><text:span text:style-name="T4">Goto Services → EC2 and click on Launch Instance and select an Amazon Machine Image</text:span></text:p>
          </draw:text-box>
        </draw:frame>
        <draw:frame draw:style-name="gr6" draw:text-style-name="P7" draw:layer="layout" svg:width="0.264cm" svg:height="0.264cm" svg:x="2.9cm" svg:y="13.289cm">
          <draw:text-box>
            <text:p text:style-name="P2"><text:span text:style-name="T5">–</text:span></text:p>
          </draw:text-box>
        </draw:frame>
        <draw:frame draw:style-name="gr5" draw:text-style-name="P6" draw:layer="layout" svg:width="9.929cm" svg:height="0.395cm" svg:x="3.799cm" svg:y="13.214cm">
          <draw:text-box>
            <text:p text:style-name="P2"><text:span text:style-name="T4">Select an Amazon Machine Image and select an Instance Type </text:span></text:p>
          </draw:text-box>
        </draw:frame>
        <draw:frame draw:style-name="gr6" draw:text-style-name="P7" draw:layer="layout" svg:width="0.264cm" svg:height="0.264cm" svg:x="2.9cm" svg:y="14.082cm">
          <draw:text-box>
            <text:p text:style-name="P2"><text:span text:style-name="T5">–</text:span></text:p>
          </draw:text-box>
        </draw:frame>
        <draw:frame draw:style-name="gr5" draw:text-style-name="P6" draw:layer="layout" svg:width="18.557cm" svg:height="0.395cm" svg:x="3.799cm" svg:y="14.007cm">
          <draw:text-box>
            <text:p text:style-name="P2"><text:span text:style-name="T4">Next Configure Instance Details and select the subnet and auto assign an ip address ( to access the internet ) to enable</text:span></text:p>
          </draw:text-box>
        </draw:frame>
      </draw:page>
      <draw:page draw:name="page29"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4.712cm" svg:height="1.737cm" svg:x="1.852cm" svg:y="1.209cm">
          <draw:text-box>
            <text:p text:style-name="P2"><text:span text:style-name="T2">VPC : A walkthrough of VPC Basics</text:span></text:p>
          </draw:text-box>
        </draw:frame>
        <draw:frame draw:style-name="gr6" draw:text-style-name="P7" draw:layer="layout" svg:width="0.264cm" svg:height="0.264cm" svg:x="2.9cm" svg:y="3.76cm">
          <draw:text-box>
            <text:p text:style-name="P2"><text:span text:style-name="T5">–</text:span></text:p>
          </draw:text-box>
        </draw:frame>
        <draw:frame draw:style-name="gr5" draw:text-style-name="P6" draw:layer="layout" svg:width="3.787cm" svg:height="0.395cm" svg:x="3.799cm" svg:y="3.685cm">
          <draw:text-box>
            <text:p text:style-name="P2"><text:span text:style-name="T4">Click review and launch </text:span></text:p>
          </draw:text-box>
        </draw:frame>
        <draw:frame draw:style-name="gr4" draw:text-style-name="P5" draw:layer="layout" svg:width="0.158cm" svg:height="0.158cm" svg:x="4.202cm" svg:y="4.504cm">
          <draw:text-box>
            <text:p text:style-name="P2"><text:span text:style-name="T3">●</text:span></text:p>
          </draw:text-box>
        </draw:frame>
        <draw:frame draw:style-name="gr5" draw:text-style-name="P6" draw:layer="layout" svg:width="10.899cm" svg:height="0.395cm" svg:x="4.999cm" svg:y="4.376cm">
          <draw:text-box>
            <text:p text:style-name="P2"><text:span text:style-name="T4">A dialog box will appear asking a public/private key should be created </text:span></text:p>
          </draw:text-box>
        </draw:frame>
        <draw:frame draw:style-name="gr6" draw:text-style-name="P7" draw:layer="layout" svg:width="0.264cm" svg:height="0.264cm" svg:x="5.599cm" svg:y="5.048cm">
          <draw:text-box>
            <text:p text:style-name="P2"><text:span text:style-name="T5">–</text:span></text:p>
          </draw:text-box>
        </draw:frame>
        <draw:frame draw:style-name="gr5" draw:text-style-name="P6" draw:layer="layout" svg:width="4.197cm" svg:height="0.395cm" svg:x="6.198cm" svg:y="4.973cm">
          <draw:text-box>
            <text:p text:style-name="P2"><text:span text:style-name="T4">AWS stores the public key </text:span></text:p>
          </draw:text-box>
        </draw:frame>
        <draw:frame draw:style-name="gr6" draw:text-style-name="P7" draw:layer="layout" svg:width="0.264cm" svg:height="0.264cm" svg:x="5.599cm" svg:y="5.64cm">
          <draw:text-box>
            <text:p text:style-name="P2"><text:span text:style-name="T5">–</text:span></text:p>
          </draw:text-box>
        </draw:frame>
        <draw:frame draw:style-name="gr5" draw:text-style-name="P6" draw:layer="layout" svg:width="4.24cm" svg:height="0.395cm" svg:x="6.198cm" svg:y="5.565cm">
          <draw:text-box>
            <text:p text:style-name="P2"><text:span text:style-name="T4">AWS stores the private key</text:span></text:p>
          </draw:text-box>
        </draw:frame>
        <draw:frame draw:style-name="gr6" draw:text-style-name="P7" draw:layer="layout" svg:width="0.264cm" svg:height="0.264cm" svg:x="5.599cm" svg:y="6.237cm">
          <draw:text-box>
            <text:p text:style-name="P2"><text:span text:style-name="T5">–</text:span></text:p>
          </draw:text-box>
        </draw:frame>
        <draw:frame draw:style-name="gr5" draw:text-style-name="P6" draw:layer="layout" svg:width="7.118cm" svg:height="0.395cm" svg:x="6.198cm" svg:y="6.162cm">
          <draw:text-box>
            <text:p text:style-name="P2"><text:span text:style-name="T4">Select Create a New Key and provide a name</text:span></text:p>
          </draw:text-box>
        </draw:frame>
        <draw:frame draw:style-name="gr6" draw:text-style-name="P7" draw:layer="layout" svg:width="0.264cm" svg:height="0.264cm" svg:x="5.599cm" svg:y="6.829cm">
          <draw:text-box>
            <text:p text:style-name="P2"><text:span text:style-name="T5">–</text:span></text:p>
          </draw:text-box>
        </draw:frame>
        <draw:frame draw:style-name="gr5" draw:text-style-name="P6" draw:layer="layout" svg:width="13.172cm" svg:height="0.395cm" svg:x="6.198cm" svg:y="6.754cm">
          <draw:text-box>
            <text:p text:style-name="P2"><text:span text:style-name="T4">Click Download the Key Pair and then click Launch instance and click view instances</text:span></text:p>
          </draw:text-box>
        </draw:frame>
        <draw:frame draw:style-name="gr6" draw:text-style-name="P7" draw:layer="layout" svg:width="0.264cm" svg:height="0.264cm" svg:x="2.9cm" svg:y="7.623cm">
          <draw:text-box>
            <text:p text:style-name="P2"><text:span text:style-name="T5">–</text:span></text:p>
          </draw:text-box>
        </draw:frame>
        <draw:frame draw:style-name="gr5" draw:text-style-name="P6" draw:layer="layout" svg:width="11.525cm" svg:height="0.395cm" svg:x="3.799cm" svg:y="7.548cm">
          <draw:text-box>
            <text:p text:style-name="P2"><text:span text:style-name="T4">When we provisioned the instance the VPC and subnet has to be selected</text:span></text:p>
          </draw:text-box>
        </draw:frame>
      </draw:page>
      <draw:page draw:name="page30"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4.267cm" svg:height="1.737cm" svg:x="2.081cm" svg:y="0.207cm">
          <draw:text-box>
            <text:p text:style-name="P2"><text:span text:style-name="T2">VPC Internet Gateways and Route </text:span></text:p>
          </draw:text-box>
        </draw:frame>
        <draw:frame draw:style-name="gr3" draw:text-style-name="P4" draw:layer="layout" svg:width="4.667cm" svg:height="1.737cm" svg:x="11.751cm" svg:y="1.943cm">
          <draw:text-box>
            <text:p text:style-name="P2"><text:span text:style-name="T2">Tables</text:span></text:p>
          </draw:text-box>
        </draw:frame>
        <draw:frame draw:style-name="gr18" draw:text-style-name="P19" draw:layer="layout" svg:width="0.147cm" svg:height="0.147cm" svg:x="1.686cm" svg:y="3.806cm">
          <draw:text-box>
            <text:p text:style-name="P2"><text:span text:style-name="T17">●</text:span></text:p>
          </draw:text-box>
        </draw:frame>
        <draw:frame draw:style-name="gr19" draw:text-style-name="P20" draw:layer="layout" svg:width="18.705cm" svg:height="0.378cm" svg:x="2.54cm" svg:y="3.687cm">
          <draw:text-box>
            <text:p text:style-name="P2"><text:span text:style-name="T18">Internet Gateway – A combination of hardware and software that provide your private network with a route to the world outside</text:span></text:p>
          </draw:text-box>
        </draw:frame>
        <draw:frame draw:style-name="gr20" draw:text-style-name="P21" draw:layer="layout" svg:width="0.249cm" svg:height="0.249cm" svg:x="2.826cm" svg:y="4.515cm">
          <draw:text-box>
            <text:p text:style-name="P2"><text:span text:style-name="T19">–</text:span></text:p>
          </draw:text-box>
        </draw:frame>
        <draw:frame draw:style-name="gr19" draw:text-style-name="P20" draw:layer="layout" svg:width="6.492cm" svg:height="0.378cm" svg:x="3.679cm" svg:y="4.445cm">
          <draw:text-box>
            <text:p text:style-name="P2"><text:span text:style-name="T18">communicate with resources on the internet</text:span></text:p>
          </draw:text-box>
        </draw:frame>
        <draw:frame draw:style-name="gr20" draw:text-style-name="P21" draw:layer="layout" svg:width="0.249cm" svg:height="0.249cm" svg:x="2.826cm" svg:y="5.274cm">
          <draw:text-box>
            <text:p text:style-name="P2"><text:span text:style-name="T19">–</text:span></text:p>
          </draw:text-box>
        </draw:frame>
        <draw:frame draw:style-name="gr19" draw:text-style-name="P20" draw:layer="layout" svg:width="10.369cm" svg:height="0.378cm" svg:x="3.679cm" svg:y="5.2cm">
          <draw:text-box>
            <text:p text:style-name="P2"><text:span text:style-name="T18">If detached can no longer communicate with resources on the internet</text:span></text:p>
          </draw:text-box>
        </draw:frame>
        <draw:frame draw:style-name="gr18" draw:text-style-name="P19" draw:layer="layout" svg:width="0.147cm" svg:height="0.147cm" svg:x="4.06cm" svg:y="5.982cm">
          <draw:text-box>
            <text:p text:style-name="P2"><text:span text:style-name="T17">●</text:span></text:p>
          </draw:text-box>
        </draw:frame>
        <draw:frame draw:style-name="gr19" draw:text-style-name="P20" draw:layer="layout" svg:width="15.352cm" svg:height="0.378cm" svg:x="4.819cm" svg:y="5.864cm">
          <draw:text-box>
            <text:p text:style-name="P2"><text:span text:style-name="T18">In the console can select a Internet Gateway and using the actions menu can detach it from the internet</text:span></text:p>
          </draw:text-box>
        </draw:frame>
        <draw:frame draw:style-name="gr18" draw:text-style-name="P19" draw:layer="layout" svg:width="0.147cm" svg:height="0.147cm" svg:x="4.06cm" svg:y="6.642cm">
          <draw:text-box>
            <text:p text:style-name="P2"><text:span text:style-name="T17">●</text:span></text:p>
          </draw:text-box>
        </draw:frame>
        <draw:frame draw:style-name="gr19" draw:text-style-name="P20" draw:layer="layout" svg:width="8.532cm" svg:height="0.378cm" svg:x="4.819cm" svg:y="6.523cm">
          <draw:text-box>
            <text:p text:style-name="P2"><text:span text:style-name="T18">It will warn you of public IPs address on AWS Resources </text:span></text:p>
          </draw:text-box>
        </draw:frame>
        <draw:frame draw:style-name="gr18" draw:text-style-name="P19" draw:layer="layout" svg:width="0.147cm" svg:height="0.147cm" svg:x="1.686cm" svg:y="7.496cm">
          <draw:text-box>
            <text:p text:style-name="P2"><text:span text:style-name="T17">●</text:span></text:p>
          </draw:text-box>
        </draw:frame>
        <draw:frame draw:style-name="gr19" draw:text-style-name="P20" draw:layer="layout" svg:width="2.263cm" svg:height="0.378cm" svg:x="2.54cm" svg:y="7.377cm">
          <draw:text-box>
            <text:p text:style-name="P2"><text:span text:style-name="T18">AWS Definition</text:span></text:p>
          </draw:text-box>
        </draw:frame>
        <draw:frame draw:style-name="gr20" draw:text-style-name="P21" draw:layer="layout" svg:width="0.249cm" svg:height="0.249cm" svg:x="2.826cm" svg:y="8.205cm">
          <draw:text-box>
            <text:p text:style-name="P2"><text:span text:style-name="T19">–</text:span></text:p>
          </draw:text-box>
        </draw:frame>
        <draw:frame draw:style-name="gr19" draw:text-style-name="P20" draw:layer="layout" svg:width="6.818cm" svg:height="0.378cm" svg:x="3.679cm" svg:y="8.135cm">
          <draw:text-box>
            <text:p text:style-name="P2"><text:span text:style-name="T18">An internet gateway that is horizontally scaled</text:span></text:p>
          </draw:text-box>
        </draw:frame>
        <draw:frame draw:style-name="gr18" draw:text-style-name="P19" draw:layer="layout" svg:width="0.147cm" svg:height="0.147cm" svg:x="4.06cm" svg:y="8.914cm">
          <draw:text-box>
            <text:p text:style-name="P2"><text:span text:style-name="T17">●</text:span></text:p>
          </draw:text-box>
        </draw:frame>
        <draw:frame draw:style-name="gr19" draw:text-style-name="P20" draw:layer="layout" svg:width="7.55cm" svg:height="0.378cm" svg:x="4.819cm" svg:y="8.795cm">
          <draw:text-box>
            <text:p text:style-name="P2"><text:span text:style-name="T18">provides more hardware such as extra comoputers</text:span></text:p>
          </draw:text-box>
        </draw:frame>
        <draw:frame draw:style-name="gr20" draw:text-style-name="P21" draw:layer="layout" svg:width="0.249cm" svg:height="0.249cm" svg:x="2.826cm" svg:y="9.627cm">
          <draw:text-box>
            <text:p text:style-name="P2"><text:span text:style-name="T19">–</text:span></text:p>
          </draw:text-box>
        </draw:frame>
        <draw:frame draw:style-name="gr19" draw:text-style-name="P20" draw:layer="layout" svg:width="4.557cm" svg:height="0.378cm" svg:x="3.679cm" svg:y="9.554cm">
          <draw:text-box>
            <text:p text:style-name="P2"><text:span text:style-name="T18">redundant and highly available</text:span></text:p>
          </draw:text-box>
        </draw:frame>
        <draw:frame draw:style-name="gr18" draw:text-style-name="P19" draw:layer="layout" svg:width="0.147cm" svg:height="0.147cm" svg:x="4.06cm" svg:y="10.332cm">
          <draw:text-box>
            <text:p text:style-name="P2"><text:span text:style-name="T17">●</text:span></text:p>
          </draw:text-box>
        </draw:frame>
        <draw:frame draw:style-name="gr19" draw:text-style-name="P20" draw:layer="layout" svg:width="12.131cm" svg:height="0.378cm" svg:x="4.819cm" svg:y="10.213cm">
          <draw:text-box>
            <text:p text:style-name="P2"><text:span text:style-name="T18">If there was a hardware or software failure the gateway would continue to function</text:span></text:p>
          </draw:text-box>
        </draw:frame>
        <draw:frame draw:style-name="gr20" draw:text-style-name="P21" draw:layer="layout" svg:width="0.249cm" svg:height="0.249cm" svg:x="2.826cm" svg:y="11.045cm">
          <draw:text-box>
            <text:p text:style-name="P2"><text:span text:style-name="T19">–</text:span></text:p>
          </draw:text-box>
        </draw:frame>
        <draw:frame draw:style-name="gr19" draw:text-style-name="P20" draw:layer="layout" svg:width="9.912cm" svg:height="0.378cm" svg:x="3.679cm" svg:y="10.972cm">
          <draw:text-box>
            <text:p text:style-name="P2"><text:span text:style-name="T18">allows communication between instances in your VPC and internet</text:span></text:p>
          </draw:text-box>
        </draw:frame>
        <draw:frame draw:style-name="gr18" draw:text-style-name="P19" draw:layer="layout" svg:width="0.147cm" svg:height="0.147cm" svg:x="4.06cm" svg:y="11.75cm">
          <draw:text-box>
            <text:p text:style-name="P2"><text:span text:style-name="T17">●</text:span></text:p>
          </draw:text-box>
        </draw:frame>
        <draw:frame draw:style-name="gr19" draw:text-style-name="P20" draw:layer="layout" svg:width="11.28cm" svg:height="0.378cm" svg:x="4.819cm" svg:y="11.635cm">
          <draw:text-box>
            <text:p text:style-name="P2"><text:span text:style-name="T18">imposes no availability risks or bandwidth constraints on your network traffic</text:span></text:p>
          </draw:text-box>
        </draw:frame>
        <draw:frame draw:style-name="gr18" draw:text-style-name="P19" draw:layer="layout" svg:width="0.147cm" svg:height="0.147cm" svg:x="4.06cm" svg:y="12.414cm">
          <draw:text-box>
            <text:p text:style-name="P2"><text:span text:style-name="T17">●</text:span></text:p>
          </draw:text-box>
        </draw:frame>
        <draw:frame draw:style-name="gr19" draw:text-style-name="P20" draw:layer="layout" svg:width="8.418cm" svg:height="0.378cm" svg:x="4.819cm" svg:y="12.295cm">
          <draw:text-box>
            <text:p text:style-name="P2"><text:span text:style-name="T18">Will not be a bottleneck for traffic going in/out of the VPC</text:span></text:p>
          </draw:text-box>
        </draw:frame>
        <draw:frame draw:style-name="gr18" draw:text-style-name="P19" draw:layer="layout" svg:width="0.147cm" svg:height="0.147cm" svg:x="1.686cm" svg:y="13.267cm">
          <draw:text-box>
            <text:p text:style-name="P2"><text:span text:style-name="T17">●</text:span></text:p>
          </draw:text-box>
        </draw:frame>
        <draw:frame draw:style-name="gr19" draw:text-style-name="P20" draw:layer="layout" svg:width="9.709cm" svg:height="0.378cm" svg:x="2.54cm" svg:y="13.148cm">
          <draw:text-box>
            <text:p text:style-name="P2"><text:span text:style-name="T18">Your default VPC already has a IGW (internet gateway ) attached</text:span></text:p>
          </draw:text-box>
        </draw:frame>
        <draw:frame draw:style-name="gr18" draw:text-style-name="P19" draw:layer="layout" svg:width="0.147cm" svg:height="0.147cm" svg:x="1.686cm" svg:y="14.117cm">
          <draw:text-box>
            <text:p text:style-name="P2"><text:span text:style-name="T17">●</text:span></text:p>
          </draw:text-box>
        </draw:frame>
        <draw:frame draw:style-name="gr19" draw:text-style-name="P20" draw:layer="layout" svg:width="7.664cm" svg:height="0.378cm" svg:x="2.54cm" svg:y="13.999cm">
          <draw:text-box>
            <text:p text:style-name="P2"><text:span text:style-name="T18">The internet gateway is attached to the default VPC</text:span></text:p>
          </draw:text-box>
        </draw:frame>
        <draw:frame draw:style-name="gr18" draw:text-style-name="P19" draw:layer="layout" svg:width="0.147cm" svg:height="0.147cm" svg:x="1.686cm" svg:y="14.971cm">
          <draw:text-box>
            <text:p text:style-name="P2"><text:span text:style-name="T17">●</text:span></text:p>
          </draw:text-box>
        </draw:frame>
        <draw:frame draw:style-name="gr19" draw:text-style-name="P20" draw:layer="layout" svg:width="10.09cm" svg:height="0.378cm" svg:x="2.54cm" svg:y="14.852cm">
          <draw:text-box>
            <text:p text:style-name="P2"><text:span text:style-name="T18">Can only have one internet gateway attached to a VPC at any <text:s/>time.</text:span></text:p>
          </draw:text-box>
        </draw:frame>
      </draw:page>
      <draw:page draw:name="page31"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4.267cm" svg:height="1.737cm" svg:x="2.081cm" svg:y="0.207cm">
          <draw:text-box>
            <text:p text:style-name="P2"><text:span text:style-name="T2">VPC Internet Gateways and Route </text:span></text:p>
          </draw:text-box>
        </draw:frame>
        <draw:frame draw:style-name="gr3" draw:text-style-name="P4" draw:layer="layout" svg:width="4.667cm" svg:height="1.737cm" svg:x="11.751cm" svg:y="1.943cm">
          <draw:text-box>
            <text:p text:style-name="P2"><text:span text:style-name="T2">Tables</text:span></text:p>
          </draw:text-box>
        </draw:frame>
        <draw:frame draw:style-name="gr8" draw:text-style-name="P9" draw:layer="layout" svg:width="0.154cm" svg:height="0.154cm" svg:x="1.693cm" svg:y="3.805cm">
          <draw:text-box>
            <text:p text:style-name="P2"><text:span text:style-name="T7">●</text:span></text:p>
          </draw:text-box>
        </draw:frame>
        <draw:frame draw:style-name="gr9" draw:text-style-name="P10" draw:layer="layout" svg:width="2.076cm" svg:height="0.386cm" svg:x="2.575cm" svg:y="3.68cm">
          <draw:text-box>
            <text:p text:style-name="P2"><text:span text:style-name="T8">Route Tables</text:span></text:p>
          </draw:text-box>
        </draw:frame>
        <draw:frame draw:style-name="gr10" draw:text-style-name="P11" draw:layer="layout" svg:width="0.257cm" svg:height="0.257cm" svg:x="2.872cm" svg:y="4.531cm">
          <draw:text-box>
            <text:p text:style-name="P2"><text:span text:style-name="T9">–</text:span></text:p>
          </draw:text-box>
        </draw:frame>
        <draw:frame draw:style-name="gr9" draw:text-style-name="P10" draw:layer="layout" svg:width="15.475cm" svg:height="0.386cm" svg:x="3.754cm" svg:y="4.453cm">
          <draw:text-box>
            <text:p text:style-name="P2"><text:span text:style-name="T8">A route table contains a set of rules called routes that are determine where network traffic is directed</text:span></text:p>
          </draw:text-box>
        </draw:frame>
        <draw:frame draw:style-name="gr10" draw:text-style-name="P11" draw:layer="layout" svg:width="0.257cm" svg:height="0.257cm" svg:x="2.872cm" svg:y="5.303cm">
          <draw:text-box>
            <text:p text:style-name="P2"><text:span text:style-name="T9">–</text:span></text:p>
          </draw:text-box>
        </draw:frame>
        <draw:frame draw:style-name="gr9" draw:text-style-name="P10" draw:layer="layout" svg:width="7.491cm" svg:height="0.386cm" svg:x="3.754cm" svg:y="5.226cm">
          <draw:text-box>
            <text:p text:style-name="P2"><text:span text:style-name="T8">Your default VPC already has a main route table</text:span></text:p>
          </draw:text-box>
        </draw:frame>
        <draw:frame draw:style-name="gr10" draw:text-style-name="P11" draw:layer="layout" svg:width="0.257cm" svg:height="0.257cm" svg:x="2.872cm" svg:y="6.076cm">
          <draw:text-box>
            <text:p text:style-name="P2"><text:span text:style-name="T9">–</text:span></text:p>
          </draw:text-box>
        </draw:frame>
        <draw:frame draw:style-name="gr9" draw:text-style-name="P10" draw:layer="layout" svg:width="4.409cm" svg:height="0.386cm" svg:x="3.754cm" svg:y="6.002cm">
          <draw:text-box>
            <text:p text:style-name="P2"><text:span text:style-name="T8">Each Route Table can have </text:span></text:p>
          </draw:text-box>
        </draw:frame>
        <draw:frame draw:style-name="gr8" draw:text-style-name="P9" draw:layer="layout" svg:width="0.154cm" svg:height="0.154cm" svg:x="4.145cm" svg:y="6.8cm">
          <draw:text-box>
            <text:p text:style-name="P2"><text:span text:style-name="T7">●</text:span></text:p>
          </draw:text-box>
        </draw:frame>
        <draw:frame draw:style-name="gr9" draw:text-style-name="P10" draw:layer="layout" svg:width="1.611cm" svg:height="0.386cm" svg:x="4.928cm" svg:y="6.676cm">
          <draw:text-box>
            <text:p text:style-name="P2"><text:span text:style-name="T8">an Name, </text:span></text:p>
          </draw:text-box>
        </draw:frame>
        <draw:frame draw:style-name="gr8" draw:text-style-name="P9" draw:layer="layout" svg:width="0.154cm" svg:height="0.154cm" svg:x="4.145cm" svg:y="7.474cm">
          <draw:text-box>
            <text:p text:style-name="P2"><text:span text:style-name="T7">●</text:span></text:p>
          </draw:text-box>
        </draw:frame>
        <draw:frame draw:style-name="gr9" draw:text-style-name="P10" draw:layer="layout" svg:width="2.347cm" svg:height="0.386cm" svg:x="4.928cm" svg:y="7.349cm">
          <draw:text-box>
            <text:p text:style-name="P2"><text:span text:style-name="T8">Route Table ID</text:span></text:p>
          </draw:text-box>
        </draw:frame>
        <draw:frame draw:style-name="gr8" draw:text-style-name="P9" draw:layer="layout" svg:width="0.154cm" svg:height="0.154cm" svg:x="4.145cm" svg:y="8.152cm">
          <draw:text-box>
            <text:p text:style-name="P2"><text:span text:style-name="T7">●</text:span></text:p>
          </draw:text-box>
        </draw:frame>
        <draw:frame draw:style-name="gr9" draw:text-style-name="P10" draw:layer="layout" svg:width="5.065cm" svg:height="0.386cm" svg:x="4.928cm" svg:y="8.027cm">
          <draw:text-box>
            <text:p text:style-name="P2"><text:span text:style-name="T8">Main ( Yes ) for one of the tables</text:span></text:p>
          </draw:text-box>
        </draw:frame>
        <draw:frame draw:style-name="gr8" draw:text-style-name="P9" draw:layer="layout" svg:width="0.154cm" svg:height="0.154cm" svg:x="4.145cm" svg:y="8.825cm">
          <draw:text-box>
            <text:p text:style-name="P2"><text:span text:style-name="T7">●</text:span></text:p>
          </draw:text-box>
        </draw:frame>
        <draw:frame draw:style-name="gr9" draw:text-style-name="P10" draw:layer="layout" svg:width="1.162cm" svg:height="0.386cm" svg:x="4.928cm" svg:y="8.7cm">
          <draw:text-box>
            <text:p text:style-name="P2"><text:span text:style-name="T8">VCP ID</text:span></text:p>
          </draw:text-box>
        </draw:frame>
        <draw:frame draw:style-name="gr8" draw:text-style-name="P9" draw:layer="layout" svg:width="0.154cm" svg:height="0.154cm" svg:x="1.693cm" svg:y="9.697cm">
          <draw:text-box>
            <text:p text:style-name="P2"><text:span text:style-name="T7">●</text:span></text:p>
          </draw:text-box>
        </draw:frame>
        <draw:frame draw:style-name="gr9" draw:text-style-name="P10" draw:layer="layout" svg:width="13.015cm" svg:height="0.386cm" svg:x="2.575cm" svg:y="9.572cm">
          <draw:text-box>
            <text:p text:style-name="P2"><text:span text:style-name="T8">Scenario →Inside a VPC We have two subnets which contain an EC2 instance each</text:span></text:p>
          </draw:text-box>
        </draw:frame>
        <draw:frame draw:style-name="gr10" draw:text-style-name="P11" draw:layer="layout" svg:width="0.257cm" svg:height="0.257cm" svg:x="2.872cm" svg:y="10.418cm">
          <draw:text-box>
            <text:p text:style-name="P2"><text:span text:style-name="T9">–</text:span></text:p>
          </draw:text-box>
        </draw:frame>
        <draw:frame draw:style-name="gr9" draw:text-style-name="P10" draw:layer="layout" svg:width="8.045cm" svg:height="0.386cm" svg:x="3.754cm" svg:y="10.344cm">
          <draw:text-box>
            <text:p text:style-name="P2"><text:span text:style-name="T8">The 2 instances must communicate with each other </text:span></text:p>
          </draw:text-box>
        </draw:frame>
        <draw:frame draw:style-name="gr10" draw:text-style-name="P11" draw:layer="layout" svg:width="0.257cm" svg:height="0.257cm" svg:x="2.872cm" svg:y="11.195cm">
          <draw:text-box>
            <text:p text:style-name="P2"><text:span text:style-name="T9">–</text:span></text:p>
          </draw:text-box>
        </draw:frame>
        <draw:frame draw:style-name="gr9" draw:text-style-name="P10" draw:layer="layout" svg:width="17.875cm" svg:height="0.386cm" svg:x="3.754cm" svg:y="11.117cm">
          <draw:text-box>
            <text:p text:style-name="P2"><text:span text:style-name="T8">The route table has a rule that any AWS Resource inside the VPC can communicate with the other AWS Resources</text:span></text:p>
          </draw:text-box>
        </draw:frame>
        <draw:frame draw:style-name="gr8" draw:text-style-name="P9" draw:layer="layout" svg:width="0.154cm" svg:height="0.154cm" svg:x="1.693cm" svg:y="12.113cm">
          <draw:text-box>
            <text:p text:style-name="P2"><text:span text:style-name="T7">●</text:span></text:p>
          </draw:text-box>
        </draw:frame>
        <draw:frame draw:style-name="gr9" draw:text-style-name="P10" draw:layer="layout" svg:width="9.48cm" svg:height="0.386cm" svg:x="2.575cm" svg:y="11.988cm">
          <draw:text-box>
            <text:p text:style-name="P2"><text:span text:style-name="T8">A rule where the target is local will route the traffic to the VPC</text:span></text:p>
          </draw:text-box>
        </draw:frame>
        <draw:frame draw:style-name="gr8" draw:text-style-name="P9" draw:layer="layout" svg:width="0.154cm" svg:height="0.154cm" svg:x="1.693cm" svg:y="12.985cm">
          <draw:text-box>
            <text:p text:style-name="P2"><text:span text:style-name="T7">●</text:span></text:p>
          </draw:text-box>
        </draw:frame>
        <draw:frame draw:style-name="gr9" draw:text-style-name="P10" draw:layer="layout" svg:width="16.377cm" svg:height="0.386cm" svg:x="2.575cm" svg:y="12.86cm">
          <draw:text-box>
            <text:p text:style-name="P2"><text:span text:style-name="T8">A rule with 0.0.0.0/0 is a default route → Since the target is IGW&lt;Number&gt; Then send it out to the internet</text:span></text:p>
          </draw:text-box>
        </draw:frame>
        <draw:frame draw:style-name="gr10" draw:text-style-name="P11" draw:layer="layout" svg:width="0.257cm" svg:height="0.257cm" svg:x="2.872cm" svg:y="13.706cm">
          <draw:text-box>
            <text:p text:style-name="P2"><text:span text:style-name="T9">–</text:span></text:p>
          </draw:text-box>
        </draw:frame>
        <draw:frame draw:style-name="gr9" draw:text-style-name="P10" draw:layer="layout" svg:width="4.189cm" svg:height="0.386cm" svg:x="3.754cm" svg:y="13.632cm">
          <draw:text-box>
            <text:p text:style-name="P2"><text:span text:style-name="T8">IGW is an internet gateway</text:span></text:p>
          </draw:text-box>
        </draw:frame>
        <draw:frame draw:style-name="gr8" draw:text-style-name="P9" draw:layer="layout" svg:width="0.154cm" svg:height="0.154cm" svg:x="1.693cm" svg:y="14.629cm">
          <draw:text-box>
            <text:p text:style-name="P2"><text:span text:style-name="T7">●</text:span></text:p>
          </draw:text-box>
        </draw:frame>
        <draw:frame draw:style-name="gr9" draw:text-style-name="P10" draw:layer="layout" svg:width="15.907cm" svg:height="0.386cm" svg:x="2.575cm" svg:y="14.504cm">
          <draw:text-box>
            <text:p text:style-name="P2"><text:span text:style-name="T8">If the Internet gateway has a state of attached then we should be able to communicate with the internet</text:span></text:p>
          </draw:text-box>
        </draw:frame>
      </draw:page>
      <draw:page draw:name="page32"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4.267cm" svg:height="1.737cm" svg:x="2.081cm" svg:y="0.207cm">
          <draw:text-box>
            <text:p text:style-name="P2"><text:span text:style-name="T2">VPC Internet Gateways and Route </text:span></text:p>
          </draw:text-box>
        </draw:frame>
        <draw:frame draw:style-name="gr3" draw:text-style-name="P4" draw:layer="layout" svg:width="4.667cm" svg:height="1.737cm" svg:x="11.751cm" svg:y="1.943cm">
          <draw:text-box>
            <text:p text:style-name="P2"><text:span text:style-name="T2">Tables</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4.798cm" svg:height="0.395cm" svg:x="2.6cm" svg:y="3.685cm">
          <draw:text-box>
            <text:p text:style-name="P2"><text:span text:style-name="T4">Attach a new internet gateway </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10.374cm" svg:height="0.395cm" svg:x="3.799cm" svg:y="4.479cm">
          <draw:text-box>
            <text:p text:style-name="P2"><text:span text:style-name="T4">Detach the old internet gateway and attach a new internet gateway</text:span></text:p>
          </draw:text-box>
        </draw:frame>
        <draw:frame draw:style-name="gr4" draw:text-style-name="P5" draw:layer="layout" svg:width="0.158cm" svg:height="0.158cm" svg:x="1.7cm" svg:y="5.496cm">
          <draw:text-box>
            <text:p text:style-name="P2"><text:span text:style-name="T3">●</text:span></text:p>
          </draw:text-box>
        </draw:frame>
        <draw:frame draw:style-name="gr5" draw:text-style-name="P6" draw:layer="layout" svg:width="11.496cm" svg:height="0.395cm" svg:x="2.6cm" svg:y="5.371cm">
          <draw:text-box>
            <text:p text:style-name="P2"><text:span text:style-name="T4">Networking Security – control the devices to communicate with each other</text:span></text:p>
          </draw:text-box>
        </draw:frame>
        <draw:frame draw:style-name="gr6" draw:text-style-name="P7" draw:layer="layout" svg:width="0.264cm" svg:height="0.264cm" svg:x="2.9cm" svg:y="6.24cm">
          <draw:text-box>
            <text:p text:style-name="P2"><text:span text:style-name="T5">–</text:span></text:p>
          </draw:text-box>
        </draw:frame>
        <draw:frame draw:style-name="gr5" draw:text-style-name="P6" draw:layer="layout" svg:width="5.963cm" svg:height="0.395cm" svg:x="3.799cm" svg:y="6.165cm">
          <draw:text-box>
            <text:p text:style-name="P2"><text:span text:style-name="T4">Network Access Control List ( NACL ) </text:span></text:p>
          </draw:text-box>
        </draw:frame>
        <draw:frame draw:style-name="gr5" draw:text-style-name="P6" draw:layer="layout" svg:width="6.631cm" svg:height="0.395cm" svg:x="11.419cm" svg:y="6.165cm">
          <draw:text-box>
            <text:p text:style-name="P2"><text:span text:style-name="T4">A firewall/security layer on the subnet level</text:span></text:p>
          </draw:text-box>
        </draw:frame>
        <draw:frame draw:style-name="gr4" draw:text-style-name="P5" draw:layer="layout" svg:width="0.158cm" svg:height="0.158cm" svg:x="4.202cm" svg:y="6.984cm">
          <draw:text-box>
            <text:p text:style-name="P2"><text:span text:style-name="T3">●</text:span></text:p>
          </draw:text-box>
        </draw:frame>
        <draw:frame draw:style-name="gr5" draw:text-style-name="P6" draw:layer="layout" svg:width="8.088cm" svg:height="0.395cm" svg:x="4.999cm" svg:y="6.86cm">
          <draw:text-box>
            <text:p text:style-name="P2"><text:span text:style-name="T4">determine the packets that are allowed into the VPC</text:span></text:p>
          </draw:text-box>
        </draw:frame>
        <draw:frame draw:style-name="gr4" draw:text-style-name="P5" draw:layer="layout" svg:width="0.158cm" svg:height="0.158cm" svg:x="4.202cm" svg:y="7.679cm">
          <draw:text-box>
            <text:p text:style-name="P2"><text:span text:style-name="T3">●</text:span></text:p>
          </draw:text-box>
        </draw:frame>
        <draw:frame draw:style-name="gr5" draw:text-style-name="P6" draw:layer="layout" svg:width="4.269cm" svg:height="0.395cm" svg:x="4.999cm" svg:y="7.555cm">
          <draw:text-box>
            <text:p text:style-name="P2"><text:span text:style-name="T4">Function Inbound/outbound</text:span></text:p>
          </draw:text-box>
        </draw:frame>
        <draw:frame draw:style-name="gr6" draw:text-style-name="P7" draw:layer="layout" svg:width="0.264cm" svg:height="0.264cm" svg:x="2.9cm" svg:y="8.424cm">
          <draw:text-box>
            <text:p text:style-name="P2"><text:span text:style-name="T5">–</text:span></text:p>
          </draw:text-box>
        </draw:frame>
        <draw:frame draw:style-name="gr5" draw:text-style-name="P6" draw:layer="layout" svg:width="3.384cm" svg:height="0.395cm" svg:x="3.799cm" svg:y="8.349cm">
          <draw:text-box>
            <text:p text:style-name="P2"><text:span text:style-name="T4">Security Group ( SG) </text:span></text:p>
          </draw:text-box>
        </draw:frame>
        <draw:frame draw:style-name="gr5" draw:text-style-name="P6" draw:layer="layout" svg:width="7.965cm" svg:height="0.395cm" svg:x="11.419cm" svg:y="8.349cm">
          <draw:text-box>
            <text:p text:style-name="P2"><text:span text:style-name="T4">A firewall/security layer on the instance server level</text:span></text:p>
          </draw:text-box>
        </draw:frame>
        <draw:frame draw:style-name="gr4" draw:text-style-name="P5" draw:layer="layout" svg:width="0.158cm" svg:height="0.158cm" svg:x="4.202cm" svg:y="9.168cm">
          <draw:text-box>
            <text:p text:style-name="P2"><text:span text:style-name="T3">●</text:span></text:p>
          </draw:text-box>
        </draw:frame>
        <draw:frame draw:style-name="gr5" draw:text-style-name="P6" draw:layer="layout" svg:width="20.982cm" svg:height="0.395cm" svg:x="4.999cm" svg:y="9.044cm">
          <draw:text-box>
            <text:p text:style-name="P2"><text:span text:style-name="T4">Multiple instances in the same subnet can have different levels of access where the packets would be allowed in the NACL, but not SC </text:span></text:p>
          </draw:text-box>
        </draw:frame>
        <draw:frame draw:style-name="gr6" draw:text-style-name="P7" draw:layer="layout" svg:width="0.264cm" svg:height="0.264cm" svg:x="2.9cm" svg:y="9.913cm">
          <draw:text-box>
            <text:p text:style-name="P2"><text:span text:style-name="T5">–</text:span></text:p>
          </draw:text-box>
        </draw:frame>
        <draw:frame draw:style-name="gr5" draw:text-style-name="P6" draw:layer="layout" svg:width="1.209cm" svg:height="0.395cm" svg:x="3.799cm" svg:y="9.837cm">
          <draw:text-box>
            <text:p text:style-name="P2"><text:span text:style-name="T4">Firewall</text:span></text:p>
          </draw:text-box>
        </draw:frame>
        <draw:frame draw:style-name="gr5" draw:text-style-name="P6" draw:layer="layout" svg:width="9.37cm" svg:height="0.395cm" svg:x="11.419cm" svg:y="9.837cm">
          <draw:text-box>
            <text:p text:style-name="P2"><text:span text:style-name="T4">software that allows or blocks certain kinds of internet <text:s/>traffic</text:span></text:p>
          </draw:text-box>
        </draw:frame>
        <draw:frame draw:style-name="gr6" draw:text-style-name="P7" draw:layer="layout" svg:width="0.264cm" svg:height="0.264cm" svg:x="2.9cm" svg:y="10.706cm">
          <draw:text-box>
            <text:p text:style-name="P2"><text:span text:style-name="T5">–</text:span></text:p>
          </draw:text-box>
        </draw:frame>
        <draw:frame draw:style-name="gr5" draw:text-style-name="P6" draw:layer="layout" svg:width="1.365cm" svg:height="0.395cm" svg:x="3.799cm" svg:y="10.631cm">
          <draw:text-box>
            <text:p text:style-name="P2"><text:span text:style-name="T4">Example</text:span></text:p>
          </draw:text-box>
        </draw:frame>
        <draw:frame draw:style-name="gr4" draw:text-style-name="P5" draw:layer="layout" svg:width="0.158cm" svg:height="0.158cm" svg:x="4.202cm" svg:y="11.451cm">
          <draw:text-box>
            <text:p text:style-name="P2"><text:span text:style-name="T3">●</text:span></text:p>
          </draw:text-box>
        </draw:frame>
        <draw:frame draw:style-name="gr5" draw:text-style-name="P6" draw:layer="layout" svg:width="21.245cm" svg:height="0.395cm" svg:x="4.999cm" svg:y="11.323cm">
          <draw:text-box>
            <text:p text:style-name="P2"><text:span text:style-name="T4">If the NACL and SG are configured to allow web traffic (HTTP) then HTTP requests will be allowed into the subnet and then into the EC2 </text:span></text:p>
          </draw:text-box>
        </draw:frame>
        <draw:frame draw:style-name="gr5" draw:text-style-name="P6" draw:layer="layout" svg:width="1.31cm" svg:height="0.395cm" svg:x="4.999cm" svg:y="11.718cm">
          <draw:text-box>
            <text:p text:style-name="P2"><text:span text:style-name="T4">instance</text:span></text:p>
          </draw:text-box>
        </draw:frame>
        <draw:frame draw:style-name="gr4" draw:text-style-name="P5" draw:layer="layout" svg:width="0.158cm" svg:height="0.158cm" svg:x="4.202cm" svg:y="12.537cm">
          <draw:text-box>
            <text:p text:style-name="P2"><text:span text:style-name="T3">●</text:span></text:p>
          </draw:text-box>
        </draw:frame>
        <draw:frame draw:style-name="gr5" draw:text-style-name="P6" draw:layer="layout" svg:width="11.826cm" svg:height="0.395cm" svg:x="4.999cm" svg:y="12.413cm">
          <draw:text-box>
            <text:p text:style-name="P2"><text:span text:style-name="T4">If they are configured to deny FTP traffic, then any FTP request will blocked.</text:span></text:p>
          </draw:text-box>
        </draw:frame>
      </draw:page>
      <draw:page draw:name="page33"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5.224cm" svg:height="1.737cm" svg:x="1.605cm" svg:y="0.207cm">
          <draw:text-box>
            <text:p text:style-name="P2"><text:span text:style-name="T2">VPC Subnets , Security Groups and </text:span></text:p>
          </draw:text-box>
        </draw:frame>
        <draw:frame draw:style-name="gr3" draw:text-style-name="P4" draw:layer="layout" svg:width="4.146cm" svg:height="1.737cm" svg:x="11.927cm" svg:y="1.943cm">
          <draw:text-box>
            <text:p text:style-name="P2"><text:span text:style-name="T2">NACL</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4.121cm" svg:height="0.395cm" svg:x="2.6cm" svg:y="3.685cm">
          <draw:text-box>
            <text:p text:style-name="P2"><text:span text:style-name="T4">A subsection of a network </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10.433cm" svg:height="0.395cm" svg:x="3.799cm" svg:y="4.479cm">
          <draw:text-box>
            <text:p text:style-name="P2"><text:span text:style-name="T4">Generally a subnet includes all the computers in a specific location </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18.726cm" svg:height="0.395cm" svg:x="3.799cm" svg:y="5.273cm">
          <draw:text-box>
            <text:p text:style-name="P2"><text:span text:style-name="T4">Example : A subnet of your ISP Network → Your network has to connect to the ISP network to access internet resources</text:span></text:p>
          </draw:text-box>
        </draw:frame>
        <draw:frame draw:style-name="gr4" draw:text-style-name="P5" draw:layer="layout" svg:width="0.158cm" svg:height="0.158cm" svg:x="1.7cm" svg:y="6.289cm">
          <draw:text-box>
            <text:p text:style-name="P2"><text:span text:style-name="T3">●</text:span></text:p>
          </draw:text-box>
        </draw:frame>
        <draw:frame draw:style-name="gr5" draw:text-style-name="P6" draw:layer="layout" svg:width="2.352cm" svg:height="0.395cm" svg:x="2.6cm" svg:y="6.165cm">
          <draw:text-box>
            <text:p text:style-name="P2"><text:span text:style-name="T4">AWS Definition</text:span></text:p>
          </draw:text-box>
        </draw:frame>
        <draw:frame draw:style-name="gr6" draw:text-style-name="P7" draw:layer="layout" svg:width="0.264cm" svg:height="0.264cm" svg:x="2.9cm" svg:y="7.034cm">
          <draw:text-box>
            <text:p text:style-name="P2"><text:span text:style-name="T5">–</text:span></text:p>
          </draw:text-box>
        </draw:frame>
        <draw:frame draw:style-name="gr5" draw:text-style-name="P6" draw:layer="layout" svg:width="11.991cm" svg:height="0.395cm" svg:x="3.799cm" svg:y="6.959cm">
          <draw:text-box>
            <text:p text:style-name="P2"><text:span text:style-name="T4">After creating a VPC you can add one more subnets in each Availability Zone</text:span></text:p>
          </draw:text-box>
        </draw:frame>
        <draw:frame draw:style-name="gr6" draw:text-style-name="P7" draw:layer="layout" svg:width="0.264cm" svg:height="0.264cm" svg:x="2.9cm" svg:y="7.828cm">
          <draw:text-box>
            <text:p text:style-name="P2"><text:span text:style-name="T5">–</text:span></text:p>
          </draw:text-box>
        </draw:frame>
        <draw:frame draw:style-name="gr5" draw:text-style-name="P6" draw:layer="layout" svg:width="8.888cm" svg:height="0.395cm" svg:x="3.799cm" svg:y="7.753cm">
          <draw:text-box>
            <text:p text:style-name="P2"><text:span text:style-name="T4">Each subnet must reside entirely in one Availability Zone.</text:span></text:p>
          </draw:text-box>
        </draw:frame>
        <draw:frame draw:style-name="gr4" draw:text-style-name="P5" draw:layer="layout" svg:width="0.158cm" svg:height="0.158cm" svg:x="1.7cm" svg:y="8.773cm">
          <draw:text-box>
            <text:p text:style-name="P2"><text:span text:style-name="T3">●</text:span></text:p>
          </draw:text-box>
        </draw:frame>
      </draw:page>
      <draw:page draw:name="page34"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9.958cm" svg:height="1.737cm" svg:x="4.05cm" svg:y="1.075cm">
          <draw:text-box>
            <text:p text:style-name="P2"><text:span text:style-name="T2">Tricky Questions on the Quiz</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20.61cm" svg:height="0.395cm" svg:x="2.6cm" svg:y="3.685cm">
          <draw:text-box>
            <text:p text:style-name="P2"><text:span text:style-name="T4">Which of the following will connect instances within a VPC to networks outside of the VPC and provides Internet access for the VPC?</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10.099cm" svg:height="0.395cm" svg:x="3.799cm" svg:y="4.479cm">
          <draw:text-box>
            <text:p text:style-name="P2"><text:span text:style-name="T4">A route table directs traffic within a VPC, not the outside network.</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13.71cm" svg:height="0.395cm" svg:x="3.799cm" svg:y="5.273cm">
          <draw:text-box>
            <text:p text:style-name="P2"><text:span text:style-name="T4">An internet gateway connects instances within a VPC to the network outside of the VPC.</text:span></text:p>
          </draw:text-box>
        </draw:frame>
        <draw:frame draw:style-name="gr4" draw:text-style-name="P5" draw:layer="layout" svg:width="0.158cm" svg:height="0.158cm" svg:x="1.7cm" svg:y="6.289cm">
          <draw:text-box>
            <text:p text:style-name="P2"><text:span text:style-name="T3">●</text:span></text:p>
          </draw:text-box>
        </draw:frame>
        <draw:frame draw:style-name="gr5" draw:text-style-name="P6" draw:layer="layout" svg:width="7.106cm" svg:height="0.395cm" svg:x="2.6cm" svg:y="6.165cm">
          <draw:text-box>
            <text:p text:style-name="P2"><text:span text:style-name="T4">Which of these statements is true of subnets?</text:span></text:p>
          </draw:text-box>
        </draw:frame>
        <draw:frame draw:style-name="gr6" draw:text-style-name="P7" draw:layer="layout" svg:width="0.264cm" svg:height="0.264cm" svg:x="2.9cm" svg:y="7.034cm">
          <draw:text-box>
            <text:p text:style-name="P2"><text:span text:style-name="T5">–</text:span></text:p>
          </draw:text-box>
        </draw:frame>
        <draw:frame draw:style-name="gr5" draw:text-style-name="P6" draw:layer="layout" svg:width="7.254cm" svg:height="0.395cm" svg:x="3.799cm" svg:y="6.959cm">
          <draw:text-box>
            <text:p text:style-name="P2"><text:span text:style-name="T4">We can add more than one subnet in each AZ.</text:span></text:p>
          </draw:text-box>
        </draw:frame>
        <draw:frame draw:style-name="gr4" draw:text-style-name="P5" draw:layer="layout" svg:width="0.158cm" svg:height="0.158cm" svg:x="1.7cm" svg:y="7.979cm">
          <draw:text-box>
            <text:p text:style-name="P2"><text:span text:style-name="T3">●</text:span></text:p>
          </draw:text-box>
        </draw:frame>
        <draw:frame draw:style-name="gr5" draw:text-style-name="P6" draw:layer="layout" svg:width="14.243cm" svg:height="0.395cm" svg:x="2.6cm" svg:y="7.855cm">
          <draw:text-box>
            <text:p text:style-name="P2"><text:span text:style-name="T4">How many subnets are created by default in each region when an AWS account is created?</text:span></text:p>
          </draw:text-box>
        </draw:frame>
        <draw:frame draw:style-name="gr6" draw:text-style-name="P7" draw:layer="layout" svg:width="0.264cm" svg:height="0.264cm" svg:x="2.9cm" svg:y="8.724cm">
          <draw:text-box>
            <text:p text:style-name="P2"><text:span text:style-name="T5">–</text:span></text:p>
          </draw:text-box>
        </draw:frame>
        <draw:frame draw:style-name="gr5" draw:text-style-name="P6" draw:layer="layout" svg:width="11.491cm" svg:height="0.395cm" svg:x="3.799cm" svg:y="8.649cm">
          <draw:text-box>
            <text:p text:style-name="P2"><text:span text:style-name="T4">By default, when an AWS account is created, subnets are created as well.</text:span></text:p>
          </draw:text-box>
        </draw:frame>
        <draw:frame draw:style-name="gr4" draw:text-style-name="P5" draw:layer="layout" svg:width="0.158cm" svg:height="0.158cm" svg:x="1.7cm" svg:y="9.665cm">
          <draw:text-box>
            <text:p text:style-name="P2"><text:span text:style-name="T3">●</text:span></text:p>
          </draw:text-box>
        </draw:frame>
        <draw:frame draw:style-name="gr5" draw:text-style-name="P6" draw:layer="layout" svg:width="4.405cm" svg:height="0.395cm" svg:x="2.6cm" svg:y="9.541cm">
          <draw:text-box>
            <text:p text:style-name="P2"><text:span text:style-name="T4">What does a route table do?</text:span></text:p>
          </draw:text-box>
        </draw:frame>
        <draw:frame draw:style-name="gr6" draw:text-style-name="P7" draw:layer="layout" svg:width="0.264cm" svg:height="0.264cm" svg:x="2.9cm" svg:y="10.41cm">
          <draw:text-box>
            <text:p text:style-name="P2"><text:span text:style-name="T5">–</text:span></text:p>
          </draw:text-box>
        </draw:frame>
        <draw:frame draw:style-name="gr5" draw:text-style-name="P6" draw:layer="layout" svg:width="9.616cm" svg:height="0.395cm" svg:x="3.799cm" svg:y="10.335cm">
          <draw:text-box>
            <text:p text:style-name="P2"><text:span text:style-name="T4">A route table directs traffic within a network with a set of rules.</text:span></text:p>
          </draw:text-box>
        </draw:frame>
        <draw:frame draw:style-name="gr4" draw:text-style-name="P5" draw:layer="layout" svg:width="0.158cm" svg:height="0.158cm" svg:x="1.7cm" svg:y="11.355cm">
          <draw:text-box>
            <text:p text:style-name="P2"><text:span text:style-name="T3">●</text:span></text:p>
          </draw:text-box>
        </draw:frame>
        <draw:frame draw:style-name="gr5" draw:text-style-name="P6" draw:layer="layout" svg:width="14.243cm" svg:height="0.395cm" svg:x="2.6cm" svg:y="11.231cm">
          <draw:text-box>
            <text:p text:style-name="P2"><text:span text:style-name="T4">How many subnets are created by default in each region when an AWS account is created?</text:span></text:p>
          </draw:text-box>
        </draw:frame>
        <draw:frame draw:style-name="gr6" draw:text-style-name="P7" draw:layer="layout" svg:width="0.264cm" svg:height="0.264cm" svg:x="2.9cm" svg:y="12.1cm">
          <draw:text-box>
            <text:p text:style-name="P2"><text:span text:style-name="T5">–</text:span></text:p>
          </draw:text-box>
        </draw:frame>
        <draw:frame draw:style-name="gr5" draw:text-style-name="P6" draw:layer="layout" svg:width="15.361cm" svg:height="0.395cm" svg:x="3.799cm" svg:y="12.025cm">
          <draw:text-box>
            <text:p text:style-name="P2"><text:span text:style-name="T4">By default, when an AWS account is created there, is 1 subnet per Availability Zone in each region.</text:span></text:p>
          </draw:text-box>
        </draw:frame>
        <draw:frame draw:style-name="gr4" draw:text-style-name="P5" draw:layer="layout" svg:width="0.158cm" svg:height="0.158cm" svg:x="1.7cm" svg:y="13.042cm">
          <draw:text-box>
            <text:p text:style-name="P2"><text:span text:style-name="T3">●</text:span></text:p>
          </draw:text-box>
        </draw:frame>
        <draw:frame draw:style-name="gr5" draw:text-style-name="P6" draw:layer="layout" svg:width="5.755cm" svg:height="0.395cm" svg:x="2.6cm" svg:y="12.917cm">
          <draw:text-box>
            <text:p text:style-name="P2"><text:span text:style-name="T4">A security group is a _ on the _ level.</text:span></text:p>
          </draw:text-box>
        </draw:frame>
        <draw:frame draw:style-name="gr6" draw:text-style-name="P7" draw:layer="layout" svg:width="0.264cm" svg:height="0.264cm" svg:x="2.9cm" svg:y="13.786cm">
          <draw:text-box>
            <text:p text:style-name="P2"><text:span text:style-name="T5">–</text:span></text:p>
          </draw:text-box>
        </draw:frame>
        <draw:frame draw:style-name="gr5" draw:text-style-name="P6" draw:layer="layout" svg:width="7.762cm" svg:height="0.395cm" svg:x="3.799cm" svg:y="13.711cm">
          <draw:text-box>
            <text:p text:style-name="P2"><text:span text:style-name="T4">A security group is a firewall on the instance level.</text:span></text:p>
          </draw:text-box>
        </draw:frame>
        <draw:frame draw:style-name="gr4" draw:text-style-name="P5" draw:layer="layout" svg:width="0.158cm" svg:height="0.158cm" svg:x="1.7cm" svg:y="14.731cm">
          <draw:text-box>
            <text:p text:style-name="P2"><text:span text:style-name="T3">●</text:span></text:p>
          </draw:text-box>
        </draw:frame>
      </draw:page>
      <draw:page draw:name="page35"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0.123cm" svg:height="1.737cm" svg:x="4.226cm" svg:y="0.341cm">
          <draw:text-box>
            <text:p text:style-name="P2"><text:span text:style-name="T2">EC2 – Overview of Compute </text:span></text:p>
          </draw:text-box>
        </draw:frame>
        <draw:frame draw:style-name="gr3" draw:text-style-name="P4" draw:layer="layout" svg:width="5.967cm" svg:height="1.737cm" svg:x="11.088cm" svg:y="2.077cm">
          <draw:text-box>
            <text:p text:style-name="P2"><text:span text:style-name="T2">Services</text:span></text:p>
          </draw:text-box>
        </draw:frame>
        <draw:frame draw:style-name="gr15" draw:text-style-name="P16" draw:layer="layout" svg:width="0.151cm" svg:height="0.151cm" svg:x="1.686cm" svg:y="3.804cm">
          <draw:text-box>
            <text:p text:style-name="P2"><text:span text:style-name="T14">●</text:span></text:p>
          </draw:text-box>
        </draw:frame>
        <draw:frame draw:style-name="gr21" draw:text-style-name="P22" draw:layer="layout" svg:width="3.765cm" svg:height="0.378cm" svg:x="2.551cm" svg:y="3.683cm">
          <draw:text-box>
            <text:p text:style-name="P2"><text:span text:style-name="T20">EC2 as a basic computer</text:span></text:p>
          </draw:text-box>
        </draw:frame>
        <draw:frame draw:style-name="gr15" draw:text-style-name="P16" draw:layer="layout" svg:width="0.151cm" svg:height="0.151cm" svg:x="1.686cm" svg:y="4.661cm">
          <draw:text-box>
            <text:p text:style-name="P2"><text:span text:style-name="T14">●</text:span></text:p>
          </draw:text-box>
        </draw:frame>
        <draw:frame draw:style-name="gr21" draw:text-style-name="P22" draw:layer="layout" svg:width="8.333cm" svg:height="0.378cm" svg:x="2.551cm" svg:y="4.54cm">
          <draw:text-box>
            <text:p text:style-name="P2"><text:span text:style-name="T20">provides scalable computing capacity in the AWS Cloud</text:span></text:p>
          </draw:text-box>
        </draw:frame>
        <draw:frame draw:style-name="gr17" draw:text-style-name="P18" draw:layer="layout" svg:width="0.253cm" svg:height="0.253cm" svg:x="2.84cm" svg:y="5.377cm">
          <draw:text-box>
            <text:p text:style-name="P2"><text:span text:style-name="T16">–</text:span></text:p>
          </draw:text-box>
        </draw:frame>
        <draw:frame draw:style-name="gr21" draw:text-style-name="P22" draw:layer="layout" svg:width="7.749cm" svg:height="0.378cm" svg:x="3.704cm" svg:y="5.302cm">
          <draw:text-box>
            <text:p text:style-name="P2"><text:span text:style-name="T20">Can launch as many or as few servers as you need </text:span></text:p>
          </draw:text-box>
        </draw:frame>
        <draw:frame draw:style-name="gr15" draw:text-style-name="P16" draw:layer="layout" svg:width="0.151cm" svg:height="0.151cm" svg:x="4.089cm" svg:y="6.086cm">
          <draw:text-box>
            <text:p text:style-name="P2"><text:span text:style-name="T14">●</text:span></text:p>
          </draw:text-box>
        </draw:frame>
        <draw:frame draw:style-name="gr21" draw:text-style-name="P22" draw:layer="layout" svg:width="2.318cm" svg:height="0.378cm" svg:x="4.858cm" svg:y="5.965cm">
          <draw:text-box>
            <text:p text:style-name="P2"><text:span text:style-name="T20">no up front cost</text:span></text:p>
          </draw:text-box>
        </draw:frame>
        <draw:frame draw:style-name="gr15" draw:text-style-name="P16" draw:layer="layout" svg:width="0.151cm" svg:height="0.151cm" svg:x="1.686cm" svg:y="6.944cm">
          <draw:text-box>
            <text:p text:style-name="P2"><text:span text:style-name="T14">●</text:span></text:p>
          </draw:text-box>
        </draw:frame>
        <draw:frame draw:style-name="gr21" draw:text-style-name="P22" draw:layer="layout" svg:width="6.966cm" svg:height="0.378cm" svg:x="2.551cm" svg:y="6.823cm">
          <draw:text-box>
            <text:p text:style-name="P2"><text:span text:style-name="T20">Two types of compute services : EC2, Lambda</text:span></text:p>
          </draw:text-box>
        </draw:frame>
        <draw:frame draw:style-name="gr15" draw:text-style-name="P16" draw:layer="layout" svg:width="0.151cm" svg:height="0.151cm" svg:x="1.686cm" svg:y="7.801cm">
          <draw:text-box>
            <text:p text:style-name="P2"><text:span text:style-name="T14">●</text:span></text:p>
          </draw:text-box>
        </draw:frame>
        <draw:frame draw:style-name="gr21" draw:text-style-name="P22" draw:layer="layout" svg:width="0.963cm" svg:height="0.378cm" svg:x="2.551cm" svg:y="7.68cm">
          <draw:text-box>
            <text:p text:style-name="P2"><text:span text:style-name="T20">Terms</text:span></text:p>
          </draw:text-box>
        </draw:frame>
        <draw:frame draw:style-name="gr17" draw:text-style-name="P18" draw:layer="layout" svg:width="0.253cm" svg:height="0.253cm" svg:x="2.84cm" svg:y="8.516cm">
          <draw:text-box>
            <text:p text:style-name="P2"><text:span text:style-name="T16">–</text:span></text:p>
          </draw:text-box>
        </draw:frame>
        <draw:frame draw:style-name="gr21" draw:text-style-name="P22" draw:layer="layout" svg:width="11.546cm" svg:height="0.378cm" svg:x="3.704cm" svg:y="8.442cm">
          <draw:text-box>
            <text:p text:style-name="P2"><text:span text:style-name="T20">AMI ( Amazon Machine Image ) – A preconfigured OS you can deploy to EC2</text:span></text:p>
          </draw:text-box>
        </draw:frame>
        <draw:frame draw:style-name="gr17" draw:text-style-name="P18" draw:layer="layout" svg:width="0.253cm" svg:height="0.253cm" svg:x="2.84cm" svg:y="9.278cm">
          <draw:text-box>
            <text:p text:style-name="P2"><text:span text:style-name="T16">–</text:span></text:p>
          </draw:text-box>
        </draw:frame>
        <draw:frame draw:style-name="gr21" draw:text-style-name="P22" draw:layer="layout" svg:width="5.34cm" svg:height="0.378cm" svg:x="3.704cm" svg:y="9.2cm">
          <draw:text-box>
            <text:p text:style-name="P2"><text:span text:style-name="T20">Instance Type ( Processing Power )</text:span></text:p>
          </draw:text-box>
        </draw:frame>
        <draw:frame draw:style-name="gr17" draw:text-style-name="P18" draw:layer="layout" svg:width="0.253cm" svg:height="0.253cm" svg:x="2.84cm" svg:y="10.037cm">
          <draw:text-box>
            <text:p text:style-name="P2"><text:span text:style-name="T16">–</text:span></text:p>
          </draw:text-box>
        </draw:frame>
        <draw:frame draw:style-name="gr21" draw:text-style-name="P22" draw:layer="layout" svg:width="6.966cm" svg:height="0.378cm" svg:x="3.704cm" svg:y="9.962cm">
          <draw:text-box>
            <text:p text:style-name="P2"><text:span text:style-name="T20">EBS ( Elastic Block Storage ) → Local Storage</text:span></text:p>
          </draw:text-box>
        </draw:frame>
        <draw:frame draw:style-name="gr17" draw:text-style-name="P18" draw:layer="layout" svg:width="0.253cm" svg:height="0.253cm" svg:x="2.84cm" svg:y="10.799cm">
          <draw:text-box>
            <text:p text:style-name="P2"><text:span text:style-name="T16">–</text:span></text:p>
          </draw:text-box>
        </draw:frame>
        <draw:frame draw:style-name="gr21" draw:text-style-name="P22" draw:layer="layout" svg:width="6.648cm" svg:height="0.378cm" svg:x="3.704cm" svg:y="10.724cm">
          <draw:text-box>
            <text:p text:style-name="P2"><text:span text:style-name="T20">IP Address ( Internet Access ) → IP Address</text:span></text:p>
          </draw:text-box>
        </draw:frame>
        <draw:frame draw:style-name="gr17" draw:text-style-name="P18" draw:layer="layout" svg:width="0.253cm" svg:height="0.253cm" svg:x="2.84cm" svg:y="11.561cm">
          <draw:text-box>
            <text:p text:style-name="P2"><text:span text:style-name="T16">–</text:span></text:p>
          </draw:text-box>
        </draw:frame>
        <draw:frame draw:style-name="gr21" draw:text-style-name="P22" draw:layer="layout" svg:width="7.834cm" svg:height="0.378cm" svg:x="3.704cm" svg:y="11.486cm">
          <draw:text-box>
            <text:p text:style-name="P2"><text:span text:style-name="T20">Security Groups ( At the instance level ) → A firewall</text:span></text:p>
          </draw:text-box>
        </draw:frame>
        <draw:frame draw:style-name="gr15" draw:text-style-name="P16" draw:layer="layout" svg:width="0.151cm" svg:height="0.151cm" svg:x="1.686cm" svg:y="12.464cm">
          <draw:text-box>
            <text:p text:style-name="P2"><text:span text:style-name="T14">●</text:span></text:p>
          </draw:text-box>
        </draw:frame>
        <draw:frame draw:style-name="gr21" draw:text-style-name="P22" draw:layer="layout" svg:width="5.146cm" svg:height="0.378cm" svg:x="2.551cm" svg:y="12.344cm">
          <draw:text-box>
            <text:p text:style-name="P2"><text:span text:style-name="T20">EC2 Instance Purchasing Options </text:span></text:p>
          </draw:text-box>
        </draw:frame>
        <draw:frame draw:style-name="gr17" draw:text-style-name="P18" draw:layer="layout" svg:width="0.253cm" svg:height="0.253cm" svg:x="2.84cm" svg:y="13.177cm">
          <draw:text-box>
            <text:p text:style-name="P2"><text:span text:style-name="T16">–</text:span></text:p>
          </draw:text-box>
        </draw:frame>
        <draw:frame draw:style-name="gr21" draw:text-style-name="P22" draw:layer="layout" svg:width="17.308cm" svg:height="0.378cm" svg:x="3.704cm" svg:y="13.102cm">
          <draw:text-box>
            <text:p text:style-name="P2"><text:span text:style-name="T20">On Demand – Purchasing allows you to choose any instance type and provision/terminate it any time ( on demand ) </text:span></text:p>
          </draw:text-box>
        </draw:frame>
        <draw:frame draw:style-name="gr15" draw:text-style-name="P16" draw:layer="layout" svg:width="0.151cm" svg:height="0.151cm" svg:x="4.089cm" svg:y="13.89cm">
          <draw:text-box>
            <text:p text:style-name="P2"><text:span text:style-name="T14">●</text:span></text:p>
          </draw:text-box>
        </draw:frame>
        <draw:frame draw:style-name="gr21" draw:text-style-name="P22" draw:layer="layout" svg:width="8.253cm" svg:height="0.378cm" svg:x="4.858cm" svg:y="13.769cm">
          <draw:text-box>
            <text:p text:style-name="P2"><text:span text:style-name="T20">This is the most expensive and flexible purchase option</text:span></text:p>
          </draw:text-box>
        </draw:frame>
        <draw:frame draw:style-name="gr15" draw:text-style-name="P16" draw:layer="layout" svg:width="0.151cm" svg:height="0.151cm" svg:x="4.089cm" svg:y="14.553cm">
          <draw:text-box>
            <text:p text:style-name="P2"><text:span text:style-name="T14">●</text:span></text:p>
          </draw:text-box>
        </draw:frame>
        <draw:frame draw:style-name="gr21" draw:text-style-name="P22" draw:layer="layout" svg:width="6.437cm" svg:height="0.378cm" svg:x="4.858cm" svg:y="14.432cm">
          <draw:text-box>
            <text:p text:style-name="P2"><text:span text:style-name="T20">Only Charged when the instance is running</text:span></text:p>
          </draw:text-box>
        </draw:frame>
        <draw:frame draw:style-name="gr15" draw:text-style-name="P16" draw:layer="layout" svg:width="0.151cm" svg:height="0.151cm" svg:x="4.089cm" svg:y="15.22cm">
          <draw:text-box>
            <text:p text:style-name="P2"><text:span text:style-name="T14">●</text:span></text:p>
          </draw:text-box>
        </draw:frame>
        <draw:frame draw:style-name="gr21" draw:text-style-name="P22" draw:layer="layout" svg:width="8.536cm" svg:height="0.378cm" svg:x="4.858cm" svg:y="15.099cm">
          <draw:text-box>
            <text:p text:style-name="P2"><text:span text:style-name="T20">Provision / Terminate an on-demand instance at any time</text:span></text:p>
          </draw:text-box>
        </draw:frame>
      </draw:page>
      <draw:page draw:name="page36"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8.396cm" svg:height="1.737cm" svg:x="4.801cm" svg:y="1.075cm">
          <draw:text-box>
            <text:p text:style-name="P2"><text:span text:style-name="T2">EC2 Overview of Compute</text:span></text:p>
          </draw:text-box>
        </draw:frame>
        <draw:frame draw:style-name="gr4" draw:text-style-name="P5" draw:layer="layout" svg:width="0.158cm" svg:height="0.158cm" svg:x="4.202cm" svg:y="3.809cm">
          <draw:text-box>
            <text:p text:style-name="P2"><text:span text:style-name="T3">●</text:span></text:p>
          </draw:text-box>
        </draw:frame>
        <draw:frame draw:style-name="gr5" draw:text-style-name="P6" draw:layer="layout" svg:width="1.509cm" svg:height="0.395cm" svg:x="4.999cm" svg:y="3.685cm">
          <draw:text-box>
            <text:p text:style-name="P2"><text:span text:style-name="T4">Reserved</text:span></text:p>
          </draw:text-box>
        </draw:frame>
        <draw:frame draw:style-name="gr6" draw:text-style-name="P7" draw:layer="layout" svg:width="0.264cm" svg:height="0.264cm" svg:x="5.599cm" svg:y="4.353cm">
          <draw:text-box>
            <text:p text:style-name="P2"><text:span text:style-name="T5">–</text:span></text:p>
          </draw:text-box>
        </draw:frame>
        <draw:frame draw:style-name="gr5" draw:text-style-name="P6" draw:layer="layout" svg:width="8.702cm" svg:height="0.395cm" svg:x="6.198cm" svg:y="4.278cm">
          <draw:text-box>
            <text:p text:style-name="P2"><text:span text:style-name="T4">Allows you to purchase an instance for a set time period</text:span></text:p>
          </draw:text-box>
        </draw:frame>
        <draw:frame draw:style-name="gr6" draw:text-style-name="P7" draw:layer="layout" svg:width="0.264cm" svg:height="0.264cm" svg:x="5.599cm" svg:y="4.945cm">
          <draw:text-box>
            <text:p text:style-name="P2"><text:span text:style-name="T5">–</text:span></text:p>
          </draw:text-box>
        </draw:frame>
        <draw:frame draw:style-name="gr5" draw:text-style-name="P6" draw:layer="layout" svg:width="9.303cm" svg:height="0.395cm" svg:x="6.198cm" svg:y="4.87cm">
          <draw:text-box>
            <text:p text:style-name="P2"><text:span text:style-name="T4">Allows for a significant price discount over using on demand</text:span></text:p>
          </draw:text-box>
        </draw:frame>
        <draw:frame draw:style-name="gr4" draw:text-style-name="P5" draw:layer="layout" svg:width="0.158cm" svg:height="0.158cm" svg:x="6.802cm" svg:y="5.492cm">
          <draw:text-box>
            <text:p text:style-name="P2"><text:span text:style-name="T3">●</text:span></text:p>
          </draw:text-box>
        </draw:frame>
        <draw:frame draw:style-name="gr5" draw:text-style-name="P6" draw:layer="layout" svg:width="6.61cm" svg:height="0.395cm" svg:x="7.401cm" svg:y="5.364cm">
          <draw:text-box>
            <text:p text:style-name="P2"><text:span text:style-name="T4">Can pay upfront, partial upfront, no upfront</text:span></text:p>
          </draw:text-box>
        </draw:frame>
        <draw:frame draw:style-name="gr4" draw:text-style-name="P5" draw:layer="layout" svg:width="0.158cm" svg:height="0.158cm" svg:x="6.802cm" svg:y="5.986cm">
          <draw:text-box>
            <text:p text:style-name="P2"><text:span text:style-name="T3">●</text:span></text:p>
          </draw:text-box>
        </draw:frame>
        <draw:frame draw:style-name="gr5" draw:text-style-name="P6" draw:layer="layout" svg:width="8.316cm" svg:height="0.395cm" svg:x="7.401cm" svg:y="5.862cm">
          <draw:text-box>
            <text:p text:style-name="P2"><text:span text:style-name="T4">there are no refunds ( repsonsible for the entire price)</text:span></text:p>
          </draw:text-box>
        </draw:frame>
        <draw:frame draw:style-name="gr4" draw:text-style-name="P5" draw:layer="layout" svg:width="0.158cm" svg:height="0.158cm" svg:x="4.202cm" svg:y="6.677cm">
          <draw:text-box>
            <text:p text:style-name="P2"><text:span text:style-name="T3">●</text:span></text:p>
          </draw:text-box>
        </draw:frame>
        <draw:frame draw:style-name="gr5" draw:text-style-name="P6" draw:layer="layout" svg:width="0.819cm" svg:height="0.395cm" svg:x="4.999cm" svg:y="6.553cm">
          <draw:text-box>
            <text:p text:style-name="P2"><text:span text:style-name="T4">Spot </text:span></text:p>
          </draw:text-box>
        </draw:frame>
        <draw:frame draw:style-name="gr6" draw:text-style-name="P7" draw:layer="layout" svg:width="0.264cm" svg:height="0.264cm" svg:x="5.599cm" svg:y="7.224cm">
          <draw:text-box>
            <text:p text:style-name="P2"><text:span text:style-name="T5">–</text:span></text:p>
          </draw:text-box>
        </draw:frame>
        <draw:frame draw:style-name="gr5" draw:text-style-name="P6" draw:layer="layout" svg:width="15.073cm" svg:height="0.395cm" svg:x="6.198cm" svg:y="7.149cm">
          <draw:text-box>
            <text:p text:style-name="P2"><text:span text:style-name="T4">You no longer have to bid. <text:s/>You pay the price that is ineffect for th our the instances are launched</text:span></text:p>
          </draw:text-box>
        </draw:frame>
        <draw:frame draw:style-name="gr6" draw:text-style-name="P7" draw:layer="layout" svg:width="0.264cm" svg:height="0.264cm" svg:x="5.599cm" svg:y="7.817cm">
          <draw:text-box>
            <text:p text:style-name="P2"><text:span text:style-name="T5">–</text:span></text:p>
          </draw:text-box>
        </draw:frame>
        <draw:frame draw:style-name="gr5" draw:text-style-name="P6" draw:layer="layout" svg:width="17.435cm" svg:height="0.395cm" svg:x="6.198cm" svg:y="7.742cm">
          <draw:text-box>
            <text:p text:style-name="P2"><text:span text:style-name="T4">The option allows Amazon to sell the use of unused instances for short amounts of time at a substantial discount</text:span></text:p>
          </draw:text-box>
        </draw:frame>
        <draw:frame draw:style-name="gr6" draw:text-style-name="P7" draw:layer="layout" svg:width="0.264cm" svg:height="0.264cm" svg:x="5.599cm" svg:y="8.41cm">
          <draw:text-box>
            <text:p text:style-name="P2"><text:span text:style-name="T5">–</text:span></text:p>
          </draw:text-box>
        </draw:frame>
        <draw:frame draw:style-name="gr5" draw:text-style-name="P6" draw:layer="layout" svg:width="4.798cm" svg:height="0.395cm" svg:x="6.198cm" svg:y="8.335cm">
          <draw:text-box>
            <text:p text:style-name="P2"><text:span text:style-name="T4">You are charged by the minute</text:span></text:p>
          </draw:text-box>
        </draw:frame>
        <draw:frame draw:style-name="gr6" draw:text-style-name="P7" draw:layer="layout" svg:width="0.264cm" svg:height="0.264cm" svg:x="5.599cm" svg:y="9.006cm">
          <draw:text-box>
            <text:p text:style-name="P2"><text:span text:style-name="T5">–</text:span></text:p>
          </draw:text-box>
        </draw:frame>
        <draw:frame draw:style-name="gr5" draw:text-style-name="P6" draw:layer="layout" svg:width="7.448cm" svg:height="0.395cm" svg:x="6.198cm" svg:y="8.931cm">
          <draw:text-box>
            <text:p text:style-name="P2"><text:span text:style-name="T4">&lt;Need to investigate further&gt; can you now bid ?</text:span></text:p>
          </draw:text-box>
        </draw:frame>
        <draw:frame draw:style-name="gr4" draw:text-style-name="P5" draw:layer="layout" svg:width="0.158cm" svg:height="0.158cm" svg:x="1.7cm" svg:y="9.948cm">
          <draw:text-box>
            <text:p text:style-name="P2"><text:span text:style-name="T3">●</text:span></text:p>
          </draw:text-box>
        </draw:frame>
        <draw:frame draw:style-name="gr5" draw:text-style-name="P6" draw:layer="layout" svg:width="3.342cm" svg:height="0.395cm" svg:x="2.6cm" svg:y="9.823cm">
          <draw:text-box>
            <text:p text:style-name="P2"><text:span text:style-name="T4">How are you charged</text:span></text:p>
          </draw:text-box>
        </draw:frame>
        <draw:frame draw:style-name="gr6" draw:text-style-name="P7" draw:layer="layout" svg:width="0.264cm" svg:height="0.264cm" svg:x="2.9cm" svg:y="10.692cm">
          <draw:text-box>
            <text:p text:style-name="P2"><text:span text:style-name="T5">–</text:span></text:p>
          </draw:text-box>
        </draw:frame>
        <draw:frame draw:style-name="gr5" draw:text-style-name="P6" draw:layer="layout" svg:width="4.472cm" svg:height="0.395cm" svg:x="3.799cm" svg:y="10.617cm">
          <draw:text-box>
            <text:p text:style-name="P2"><text:span text:style-name="T4">Purchasing options ( above )</text:span></text:p>
          </draw:text-box>
        </draw:frame>
        <draw:frame draw:style-name="gr6" draw:text-style-name="P7" draw:layer="layout" svg:width="0.264cm" svg:height="0.264cm" svg:x="2.9cm" svg:y="11.486cm">
          <draw:text-box>
            <text:p text:style-name="P2"><text:span text:style-name="T5">–</text:span></text:p>
          </draw:text-box>
        </draw:frame>
        <draw:frame draw:style-name="gr5" draw:text-style-name="P6" draw:layer="layout" svg:width="2.212cm" svg:height="0.395cm" svg:x="3.799cm" svg:y="11.411cm">
          <draw:text-box>
            <text:p text:style-name="P2"><text:span text:style-name="T4">Instance Type</text:span></text:p>
          </draw:text-box>
        </draw:frame>
        <draw:frame draw:style-name="gr4" draw:text-style-name="P5" draw:layer="layout" svg:width="0.158cm" svg:height="0.158cm" svg:x="4.202cm" svg:y="12.23cm">
          <draw:text-box>
            <text:p text:style-name="P2"><text:span text:style-name="T3">●</text:span></text:p>
          </draw:text-box>
        </draw:frame>
        <draw:frame draw:style-name="gr5" draw:text-style-name="P6" draw:layer="layout" svg:width="2.656cm" svg:height="0.395cm" svg:x="4.999cm" svg:y="12.106cm">
          <draw:text-box>
            <text:p text:style-name="P2"><text:span text:style-name="T4">General Purpose</text:span></text:p>
          </draw:text-box>
        </draw:frame>
        <draw:frame draw:style-name="gr4" draw:text-style-name="P5" draw:layer="layout" svg:width="0.158cm" svg:height="0.158cm" svg:x="4.202cm" svg:y="12.925cm">
          <draw:text-box>
            <text:p text:style-name="P2"><text:span text:style-name="T3">●</text:span></text:p>
          </draw:text-box>
        </draw:frame>
        <draw:frame draw:style-name="gr5" draw:text-style-name="P6" draw:layer="layout" svg:width="3.198cm" svg:height="0.395cm" svg:x="4.999cm" svg:y="12.801cm">
          <draw:text-box>
            <text:p text:style-name="P2"><text:span text:style-name="T4">Compute Optimized </text:span></text:p>
          </draw:text-box>
        </draw:frame>
        <draw:frame draw:style-name="gr4" draw:text-style-name="P5" draw:layer="layout" svg:width="0.158cm" svg:height="0.158cm" svg:x="4.202cm" svg:y="13.62cm">
          <draw:text-box>
            <text:p text:style-name="P2"><text:span text:style-name="T3">●</text:span></text:p>
          </draw:text-box>
        </draw:frame>
        <draw:frame draw:style-name="gr5" draw:text-style-name="P6" draw:layer="layout" svg:width="3.744cm" svg:height="0.395cm" svg:x="4.999cm" svg:y="13.492cm">
          <draw:text-box>
            <text:p text:style-name="P2"><text:span text:style-name="T4">Accelerated Computing </text:span></text:p>
          </draw:text-box>
        </draw:frame>
        <draw:frame draw:style-name="gr4" draw:text-style-name="P5" draw:layer="layout" svg:width="0.158cm" svg:height="0.158cm" svg:x="4.202cm" svg:y="14.312cm">
          <draw:text-box>
            <text:p text:style-name="P2"><text:span text:style-name="T3">●</text:span></text:p>
          </draw:text-box>
        </draw:frame>
        <draw:frame draw:style-name="gr5" draw:text-style-name="P6" draw:layer="layout" svg:width="2.948cm" svg:height="0.395cm" svg:x="4.999cm" svg:y="14.187cm">
          <draw:text-box>
            <text:p text:style-name="P2"><text:span text:style-name="T4">Memory Optimized</text:span></text:p>
          </draw:text-box>
        </draw:frame>
        <draw:frame draw:style-name="gr4" draw:text-style-name="P5" draw:layer="layout" svg:width="0.158cm" svg:height="0.158cm" svg:x="4.202cm" svg:y="15.007cm">
          <draw:text-box>
            <text:p text:style-name="P2"><text:span text:style-name="T3">●</text:span></text:p>
          </draw:text-box>
        </draw:frame>
        <draw:frame draw:style-name="gr5" draw:text-style-name="P6" draw:layer="layout" svg:width="2.906cm" svg:height="0.395cm" svg:x="4.999cm" svg:y="14.882cm">
          <draw:text-box>
            <text:p text:style-name="P2"><text:span text:style-name="T4">Storage Optimized</text:span></text:p>
          </draw:text-box>
        </draw:frame>
      </draw:page>
      <draw:page draw:name="page37"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8.912cm" svg:height="1.737cm" svg:x="4.544cm" svg:y="1.075cm">
          <draw:text-box>
            <text:p text:style-name="P2"><text:span text:style-name="T2">EC2 Overview of Computer</text:span></text:p>
          </draw:text-box>
        </draw:frame>
        <draw:frame draw:style-name="gr13" draw:text-style-name="P14" draw:layer="layout" svg:width="0.239cm" svg:height="0.239cm" svg:x="2.766cm" svg:y="3.753cm">
          <draw:text-box>
            <text:p text:style-name="P2"><text:span text:style-name="T12">–</text:span></text:p>
          </draw:text-box>
        </draw:frame>
        <draw:frame draw:style-name="gr12" draw:text-style-name="P13" draw:layer="layout" svg:width="2.182cm" svg:height="0.361cm" svg:x="3.584cm" svg:y="3.682cm">
          <draw:text-box>
            <text:p text:style-name="P2"><text:span text:style-name="T11">EBS Optimized</text:span></text:p>
          </draw:text-box>
        </draw:frame>
        <draw:frame draw:style-name="gr11" draw:text-style-name="P12" draw:layer="layout" svg:width="0.14cm" svg:height="0.14cm" svg:x="3.948cm" svg:y="4.428cm">
          <draw:text-box>
            <text:p text:style-name="P2"><text:span text:style-name="T10">●</text:span></text:p>
          </draw:text-box>
        </draw:frame>
        <draw:frame draw:style-name="gr12" draw:text-style-name="P13" draw:layer="layout" svg:width="9.544cm" svg:height="0.361cm" svg:x="4.674cm" svg:y="4.314cm">
          <draw:text-box>
            <text:p text:style-name="P2"><text:span text:style-name="T11">An option for higher IOPS ( Input Output Per Second ) performance</text:span></text:p>
          </draw:text-box>
        </draw:frame>
        <draw:frame draw:style-name="gr11" draw:text-style-name="P12" draw:layer="layout" svg:width="0.14cm" svg:height="0.14cm" svg:x="3.948cm" svg:y="5.056cm">
          <draw:text-box>
            <text:p text:style-name="P2"><text:span text:style-name="T10">●</text:span></text:p>
          </draw:text-box>
        </draw:frame>
        <draw:frame draw:style-name="gr12" draw:text-style-name="P13" draw:layer="layout" svg:width="7.923cm" svg:height="0.361cm" svg:x="4.674cm" svg:y="4.942cm">
          <draw:text-box>
            <text:p text:style-name="P2"><text:span text:style-name="T11">Linux ( price varies based on distro/software packages )</text:span></text:p>
          </draw:text-box>
        </draw:frame>
        <draw:frame draw:style-name="gr13" draw:text-style-name="P14" draw:layer="layout" svg:width="0.239cm" svg:height="0.239cm" svg:x="5.221cm" svg:y="5.549cm">
          <draw:text-box>
            <text:p text:style-name="P2"><text:span text:style-name="T12">–</text:span></text:p>
          </draw:text-box>
        </draw:frame>
        <draw:frame draw:style-name="gr12" draw:text-style-name="P13" draw:layer="layout" svg:width="2.906cm" svg:height="0.361cm" svg:x="5.768cm" svg:y="5.478cm">
          <draw:text-box>
            <text:p text:style-name="P2"><text:span text:style-name="T11">due to licensing cost</text:span></text:p>
          </draw:text-box>
        </draw:frame>
        <draw:frame draw:style-name="gr11" draw:text-style-name="P12" draw:layer="layout" svg:width="0.14cm" svg:height="0.14cm" svg:x="3.948cm" svg:y="6.224cm">
          <draw:text-box>
            <text:p text:style-name="P2"><text:span text:style-name="T10">●</text:span></text:p>
          </draw:text-box>
        </draw:frame>
        <draw:frame draw:style-name="gr12" draw:text-style-name="P13" draw:layer="layout" svg:width="8.46cm" svg:height="0.361cm" svg:x="4.674cm" svg:y="6.109cm">
          <draw:text-box>
            <text:p text:style-name="P2"><text:span text:style-name="T11">Windows ( price varies based on distro/software packages )</text:span></text:p>
          </draw:text-box>
        </draw:frame>
        <draw:frame draw:style-name="gr13" draw:text-style-name="P14" draw:layer="layout" svg:width="0.239cm" svg:height="0.239cm" svg:x="5.221cm" svg:y="6.717cm">
          <draw:text-box>
            <text:p text:style-name="P2"><text:span text:style-name="T12">–</text:span></text:p>
          </draw:text-box>
        </draw:frame>
        <draw:frame draw:style-name="gr12" draw:text-style-name="P13" draw:layer="layout" svg:width="2.906cm" svg:height="0.361cm" svg:x="5.768cm" svg:y="6.646cm">
          <draw:text-box>
            <text:p text:style-name="P2"><text:span text:style-name="T11">due to licensing cost</text:span></text:p>
          </draw:text-box>
        </draw:frame>
        <draw:frame draw:style-name="gr13" draw:text-style-name="P14" draw:layer="layout" svg:width="0.239cm" svg:height="0.239cm" svg:x="2.766cm" svg:y="7.436cm">
          <draw:text-box>
            <text:p text:style-name="P2"><text:span text:style-name="T12">–</text:span></text:p>
          </draw:text-box>
        </draw:frame>
        <draw:frame draw:style-name="gr12" draw:text-style-name="P13" draw:layer="layout" svg:width="2.047cm" svg:height="0.361cm" svg:x="3.584cm" svg:y="7.365cm">
          <draw:text-box>
            <text:p text:style-name="P2"><text:span text:style-name="T11">Data Transfer </text:span></text:p>
          </draw:text-box>
        </draw:frame>
        <draw:frame draw:style-name="gr11" draw:text-style-name="P12" draw:layer="layout" svg:width="0.14cm" svg:height="0.14cm" svg:x="3.948cm" svg:y="8.111cm">
          <draw:text-box>
            <text:p text:style-name="P2"><text:span text:style-name="T10">●</text:span></text:p>
          </draw:text-box>
        </draw:frame>
        <draw:frame draw:style-name="gr12" draw:text-style-name="P13" draw:layer="layout" svg:width="2.546cm" svg:height="0.361cm" svg:x="4.674cm" svg:y="7.997cm">
          <draw:text-box>
            <text:p text:style-name="P2"><text:span text:style-name="T11">In/out for instance</text:span></text:p>
          </draw:text-box>
        </draw:frame>
        <draw:frame draw:style-name="gr13" draw:text-style-name="P14" draw:layer="layout" svg:width="0.239cm" svg:height="0.239cm" svg:x="2.766cm" svg:y="8.788cm">
          <draw:text-box>
            <text:p text:style-name="P2"><text:span text:style-name="T12">–</text:span></text:p>
          </draw:text-box>
        </draw:frame>
        <draw:frame draw:style-name="gr12" draw:text-style-name="P13" draw:layer="layout" svg:width="1.268cm" svg:height="0.361cm" svg:x="3.584cm" svg:y="8.716cm">
          <draw:text-box>
            <text:p text:style-name="P2"><text:span text:style-name="T11">Regions </text:span></text:p>
          </draw:text-box>
        </draw:frame>
        <draw:frame draw:style-name="gr11" draw:text-style-name="P12" draw:layer="layout" svg:width="0.14cm" svg:height="0.14cm" svg:x="3.948cm" svg:y="9.459cm">
          <draw:text-box>
            <text:p text:style-name="P2"><text:span text:style-name="T10">●</text:span></text:p>
          </draw:text-box>
        </draw:frame>
        <draw:frame draw:style-name="gr12" draw:text-style-name="P13" draw:layer="layout" svg:width="6.521cm" svg:height="0.361cm" svg:x="4.674cm" svg:y="9.344cm">
          <draw:text-box>
            <text:p text:style-name="P2"><text:span text:style-name="T11">In which regions was the instance provisioned</text:span></text:p>
          </draw:text-box>
        </draw:frame>
        <draw:frame draw:style-name="gr11" draw:text-style-name="P12" draw:layer="layout" svg:width="0.14cm" svg:height="0.14cm" svg:x="1.672cm" svg:y="10.27cm">
          <draw:text-box>
            <text:p text:style-name="P2"><text:span text:style-name="T10">●</text:span></text:p>
          </draw:text-box>
        </draw:frame>
        <draw:frame draw:style-name="gr12" draw:text-style-name="P13" draw:layer="layout" svg:width="23.751cm" svg:height="0.361cm" svg:x="2.491cm" svg:y="10.156cm">
          <draw:text-box>
            <text:p text:style-name="P2"><text:span text:style-name="T11">Before any major usage of EC2 instnaces, you should make sure to review AWS current pricing model to make sure you understand how much you are required to pay.</text:span></text:p>
          </draw:text-box>
        </draw:frame>
        <draw:frame draw:style-name="gr11" draw:text-style-name="P12" draw:layer="layout" svg:width="0.14cm" svg:height="0.14cm" svg:x="1.672cm" svg:y="11.082cm">
          <draw:text-box>
            <text:p text:style-name="P2"><text:span text:style-name="T10">●</text:span></text:p>
          </draw:text-box>
        </draw:frame>
        <draw:frame draw:style-name="gr12" draw:text-style-name="P13" draw:layer="layout" svg:width="5.349cm" svg:height="0.361cm" svg:x="2.491cm" svg:y="10.967cm">
          <draw:text-box>
            <text:p text:style-name="P2"><text:span text:style-name="T11">Use Cases for using an EC2 Instance</text:span></text:p>
          </draw:text-box>
        </draw:frame>
        <draw:frame draw:style-name="gr13" draw:text-style-name="P14" draw:layer="layout" svg:width="0.239cm" svg:height="0.239cm" svg:x="2.766cm" svg:y="11.758cm">
          <draw:text-box>
            <text:p text:style-name="P2"><text:span text:style-name="T12">–</text:span></text:p>
          </draw:text-box>
        </draw:frame>
        <draw:frame draw:style-name="gr12" draw:text-style-name="P13" draw:layer="layout" svg:width="4.193cm" svg:height="0.361cm" svg:x="3.584cm" svg:y="11.687cm">
          <draw:text-box>
            <text:p text:style-name="P2"><text:span text:style-name="T11">Elastic Web <text:s/>scale computing</text:span></text:p>
          </draw:text-box>
        </draw:frame>
        <draw:frame draw:style-name="gr13" draw:text-style-name="P14" draw:layer="layout" svg:width="0.239cm" svg:height="0.239cm" svg:x="2.766cm" svg:y="12.478cm">
          <draw:text-box>
            <text:p text:style-name="P2"><text:span text:style-name="T12">–</text:span></text:p>
          </draw:text-box>
        </draw:frame>
        <draw:frame draw:style-name="gr12" draw:text-style-name="P13" draw:layer="layout" svg:width="4.074cm" svg:height="0.361cm" svg:x="3.584cm" svg:y="12.406cm">
          <draw:text-box>
            <text:p text:style-name="P2"><text:span text:style-name="T11">Full root control of the server</text:span></text:p>
          </draw:text-box>
        </draw:frame>
        <draw:frame draw:style-name="gr13" draw:text-style-name="P14" draw:layer="layout" svg:width="0.239cm" svg:height="0.239cm" svg:x="2.766cm" svg:y="13.197cm">
          <draw:text-box>
            <text:p text:style-name="P2"><text:span text:style-name="T12">–</text:span></text:p>
          </draw:text-box>
        </draw:frame>
        <draw:frame draw:style-name="gr12" draw:text-style-name="P13" draw:layer="layout" svg:width="8.905cm" svg:height="0.361cm" svg:x="3.584cm" svg:y="13.126cm">
          <draw:text-box>
            <text:p text:style-name="P2"><text:span text:style-name="T11">Flexible options ( many instances types, AMIs to choose from )</text:span></text:p>
          </draw:text-box>
        </draw:frame>
        <draw:frame draw:style-name="gr13" draw:text-style-name="P14" draw:layer="layout" svg:width="0.239cm" svg:height="0.239cm" svg:x="2.766cm" svg:y="13.917cm">
          <draw:text-box>
            <text:p text:style-name="P2"><text:span text:style-name="T12">–</text:span></text:p>
          </draw:text-box>
        </draw:frame>
        <draw:frame draw:style-name="gr12" draw:text-style-name="P13" draw:layer="layout" svg:width="5.573cm" svg:height="0.361cm" svg:x="3.584cm" svg:y="13.846cm">
          <draw:text-box>
            <text:p text:style-name="P2"><text:span text:style-name="T11">Integrates with almost all other servers </text:span></text:p>
          </draw:text-box>
        </draw:frame>
      </draw:page>
      <draw:page draw:name="page38"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4.792cm" svg:height="1.737cm" svg:x="1.605cm" svg:y="1.075cm">
          <draw:text-box>
            <text:p text:style-name="P2"><text:span text:style-name="T2">EC2 Overview of Compute Services</text:span></text:p>
          </draw:text-box>
        </draw:frame>
        <draw:frame draw:style-name="gr6" draw:text-style-name="P7" draw:layer="layout" svg:width="0.264cm" svg:height="0.264cm" svg:x="2.9cm" svg:y="3.76cm">
          <draw:text-box>
            <text:p text:style-name="P2"><text:span text:style-name="T5">–</text:span></text:p>
          </draw:text-box>
        </draw:frame>
        <draw:frame draw:style-name="gr5" draw:text-style-name="P6" draw:layer="layout" svg:width="2.923cm" svg:height="0.395cm" svg:x="3.799cm" svg:y="3.685cm">
          <draw:text-box>
            <text:p text:style-name="P2"><text:span text:style-name="T4">Extremely Reliable</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4.464cm" svg:height="0.395cm" svg:x="3.799cm" svg:y="4.479cm">
          <draw:text-box>
            <text:p text:style-name="P2"><text:span text:style-name="T4">High Level of built in security</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1.877cm" svg:height="0.395cm" svg:x="3.799cm" svg:y="5.273cm">
          <draw:text-box>
            <text:p text:style-name="P2"><text:span text:style-name="T4">Inexpensive</text:span></text:p>
          </draw:text-box>
        </draw:frame>
        <draw:frame draw:style-name="gr6" draw:text-style-name="P7" draw:layer="layout" svg:width="0.264cm" svg:height="0.264cm" svg:x="2.9cm" svg:y="6.141cm">
          <draw:text-box>
            <text:p text:style-name="P2"><text:span text:style-name="T5">–</text:span></text:p>
          </draw:text-box>
        </draw:frame>
        <draw:frame draw:style-name="gr5" draw:text-style-name="P6" draw:layer="layout" svg:width="9.138cm" svg:height="0.395cm" svg:x="3.799cm" svg:y="6.066cm">
          <draw:text-box>
            <text:p text:style-name="P2"><text:span text:style-name="T4">Very easy to start ( create an EC2 instance within minutes)</text:span></text:p>
          </draw:text-box>
        </draw:frame>
        <draw:frame draw:style-name="gr4" draw:text-style-name="P5" draw:layer="layout" svg:width="0.158cm" svg:height="0.158cm" svg:x="1.7cm" svg:y="7.087cm">
          <draw:text-box>
            <text:p text:style-name="P2"><text:span text:style-name="T3">●</text:span></text:p>
          </draw:text-box>
        </draw:frame>
        <draw:frame draw:style-name="gr5" draw:text-style-name="P6" draw:layer="layout" svg:width="3.033cm" svg:height="0.395cm" svg:x="2.6cm" svg:y="6.959cm">
          <draw:text-box>
            <text:p text:style-name="P2"><text:span text:style-name="T4">Primary Use Cases</text:span></text:p>
          </draw:text-box>
        </draw:frame>
        <draw:frame draw:style-name="gr6" draw:text-style-name="P7" draw:layer="layout" svg:width="0.264cm" svg:height="0.264cm" svg:x="2.9cm" svg:y="7.828cm">
          <draw:text-box>
            <text:p text:style-name="P2"><text:span text:style-name="T5">–</text:span></text:p>
          </draw:text-box>
        </draw:frame>
        <draw:frame draw:style-name="gr5" draw:text-style-name="P6" draw:layer="layout" svg:width="4.032cm" svg:height="0.395cm" svg:x="3.799cm" svg:y="7.753cm">
          <draw:text-box>
            <text:p text:style-name="P2"><text:span text:style-name="T4">Multi-tier web applications</text:span></text:p>
          </draw:text-box>
        </draw:frame>
        <draw:frame draw:style-name="gr6" draw:text-style-name="P7" draw:layer="layout" svg:width="0.264cm" svg:height="0.264cm" svg:x="2.9cm" svg:y="8.621cm">
          <draw:text-box>
            <text:p text:style-name="P2"><text:span text:style-name="T5">–</text:span></text:p>
          </draw:text-box>
        </draw:frame>
        <draw:frame draw:style-name="gr5" draw:text-style-name="P6" draw:layer="layout" svg:width="1.979cm" svg:height="0.395cm" svg:x="3.799cm" svg:y="8.546cm">
          <draw:text-box>
            <text:p text:style-name="P2"><text:span text:style-name="T4">Web servers</text:span></text:p>
          </draw:text-box>
        </draw:frame>
        <draw:frame draw:style-name="gr6" draw:text-style-name="P7" draw:layer="layout" svg:width="0.264cm" svg:height="0.264cm" svg:x="2.9cm" svg:y="9.419cm">
          <draw:text-box>
            <text:p text:style-name="P2"><text:span text:style-name="T5">–</text:span></text:p>
          </draw:text-box>
        </draw:frame>
        <draw:frame draw:style-name="gr5" draw:text-style-name="P6" draw:layer="layout" svg:width="2.834cm" svg:height="0.395cm" svg:x="3.799cm" svg:y="9.344cm">
          <draw:text-box>
            <text:p text:style-name="P2"><text:span text:style-name="T4">Batch Processing </text:span></text:p>
          </draw:text-box>
        </draw:frame>
        <draw:frame draw:style-name="gr6" draw:text-style-name="P7" draw:layer="layout" svg:width="0.264cm" svg:height="0.264cm" svg:x="2.9cm" svg:y="10.212cm">
          <draw:text-box>
            <text:p text:style-name="P2"><text:span text:style-name="T5">–</text:span></text:p>
          </draw:text-box>
        </draw:frame>
        <draw:frame draw:style-name="gr5" draw:text-style-name="P6" draw:layer="layout" svg:width="2.83cm" svg:height="0.395cm" svg:x="3.799cm" svg:y="10.137cm">
          <draw:text-box>
            <text:p text:style-name="P2"><text:span text:style-name="T4">Video Processing </text:span></text:p>
          </draw:text-box>
        </draw:frame>
        <draw:frame draw:style-name="gr6" draw:text-style-name="P7" draw:layer="layout" svg:width="0.264cm" svg:height="0.264cm" svg:x="2.9cm" svg:y="11.006cm">
          <draw:text-box>
            <text:p text:style-name="P2"><text:span text:style-name="T5">–</text:span></text:p>
          </draw:text-box>
        </draw:frame>
        <draw:frame draw:style-name="gr5" draw:text-style-name="P6" draw:layer="layout" svg:width="3.926cm" svg:height="0.395cm" svg:x="3.799cm" svg:y="10.931cm">
          <draw:text-box>
            <text:p text:style-name="P2"><text:span text:style-name="T4">GPU intensive workloads</text:span></text:p>
          </draw:text-box>
        </draw:frame>
        <draw:frame draw:style-name="gr4" draw:text-style-name="P5" draw:layer="layout" svg:width="0.158cm" svg:height="0.158cm" svg:x="1.7cm" svg:y="11.948cm">
          <draw:text-box>
            <text:p text:style-name="P2"><text:span text:style-name="T3">●</text:span></text:p>
          </draw:text-box>
        </draw:frame>
      </draw:page>
      <draw:page draw:name="page39"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0.995cm" svg:height="1.737cm" svg:x="3.718cm" svg:y="0.207cm">
          <draw:text-box>
            <text:p text:style-name="P2"><text:span text:style-name="T2">EC2 – Elastic Compute Cloud </text:span></text:p>
          </draw:text-box>
        </draw:frame>
        <draw:frame draw:style-name="gr3" draw:text-style-name="P4" draw:layer="layout" svg:width="9.421cm" svg:height="1.737cm" svg:x="9.289cm" svg:y="1.943cm">
          <draw:text-box>
            <text:p text:style-name="P2"><text:span text:style-name="T2">Instances Pt1</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0.624cm" svg:height="0.395cm" svg:x="2.6cm" svg:y="3.685cm">
          <draw:text-box>
            <text:p text:style-name="P2"><text:span text:style-name="T4">AMI</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19.861cm" svg:height="0.395cm" svg:x="3.799cm" svg:y="4.479cm">
          <draw:text-box>
            <text:p text:style-name="P2"><text:span text:style-name="T4">A preconfigured package required to launch an EC2 instance that includes an OS, software packages and other required setting</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9.641cm" svg:height="0.395cm" svg:x="3.799cm" svg:y="5.273cm">
          <draw:text-box>
            <text:p text:style-name="P2"><text:span text:style-name="T4">You can launch as many instances from the AMI as you need.</text:span></text:p>
          </draw:text-box>
        </draw:frame>
        <draw:frame draw:style-name="gr6" draw:text-style-name="P7" draw:layer="layout" svg:width="0.264cm" svg:height="0.264cm" svg:x="2.9cm" svg:y="6.141cm">
          <draw:text-box>
            <text:p text:style-name="P2"><text:span text:style-name="T5">–</text:span></text:p>
          </draw:text-box>
        </draw:frame>
        <draw:frame draw:style-name="gr5" draw:text-style-name="P6" draw:layer="layout" svg:width="7.233cm" svg:height="0.395cm" svg:x="3.799cm" svg:y="6.066cm">
          <draw:text-box>
            <text:p text:style-name="P2"><text:span text:style-name="T4">The information required to launch an instance</text:span></text:p>
          </draw:text-box>
        </draw:frame>
        <draw:frame draw:style-name="gr4" draw:text-style-name="P5" draw:layer="layout" svg:width="0.158cm" svg:height="0.158cm" svg:x="4.202cm" svg:y="6.886cm">
          <draw:text-box>
            <text:p text:style-name="P2"><text:span text:style-name="T3">●</text:span></text:p>
          </draw:text-box>
        </draw:frame>
        <draw:frame draw:style-name="gr5" draw:text-style-name="P6" draw:layer="layout" svg:width="7.94cm" svg:height="0.395cm" svg:x="4.999cm" svg:y="6.761cm">
          <draw:text-box>
            <text:p text:style-name="P2"><text:span text:style-name="T4">Can also launch instances from many different AMI</text:span></text:p>
          </draw:text-box>
        </draw:frame>
        <draw:frame draw:style-name="gr4" draw:text-style-name="P5" draw:layer="layout" svg:width="0.158cm" svg:height="0.158cm" svg:x="4.202cm" svg:y="7.581cm">
          <draw:text-box>
            <text:p text:style-name="P2"><text:span text:style-name="T3">●</text:span></text:p>
          </draw:text-box>
        </draw:frame>
        <draw:frame draw:style-name="gr5" draw:text-style-name="P6" draw:layer="layout" svg:width="6.771cm" svg:height="0.395cm" svg:x="4.999cm" svg:y="7.453cm">
          <draw:text-box>
            <text:p text:style-name="P2"><text:span text:style-name="T4">Can also launch many instnances from AMI</text:span></text:p>
          </draw:text-box>
        </draw:frame>
        <draw:frame draw:style-name="gr6" draw:text-style-name="P7" draw:layer="layout" svg:width="0.264cm" svg:height="0.264cm" svg:x="2.9cm" svg:y="8.321cm">
          <draw:text-box>
            <text:p text:style-name="P2"><text:span text:style-name="T5">–</text:span></text:p>
          </draw:text-box>
        </draw:frame>
        <draw:frame draw:style-name="gr5" draw:text-style-name="P6" draw:layer="layout" svg:width="2.385cm" svg:height="0.395cm" svg:x="3.799cm" svg:y="8.246cm">
          <draw:text-box>
            <text:p text:style-name="P2"><text:span text:style-name="T4">Different Types</text:span></text:p>
          </draw:text-box>
        </draw:frame>
        <draw:frame draw:style-name="gr4" draw:text-style-name="P5" draw:layer="layout" svg:width="0.158cm" svg:height="0.158cm" svg:x="4.202cm" svg:y="9.066cm">
          <draw:text-box>
            <text:p text:style-name="P2"><text:span text:style-name="T3">●</text:span></text:p>
          </draw:text-box>
        </draw:frame>
        <draw:frame draw:style-name="gr5" draw:text-style-name="P6" draw:layer="layout" svg:width="2.834cm" svg:height="0.395cm" svg:x="4.999cm" svg:y="8.941cm">
          <draw:text-box>
            <text:p text:style-name="P2"><text:span text:style-name="T4">Community Types</text:span></text:p>
          </draw:text-box>
        </draw:frame>
        <draw:frame draw:style-name="gr6" draw:text-style-name="P7" draw:layer="layout" svg:width="0.264cm" svg:height="0.264cm" svg:x="5.599cm" svg:y="9.613cm">
          <draw:text-box>
            <text:p text:style-name="P2"><text:span text:style-name="T5">–</text:span></text:p>
          </draw:text-box>
        </draw:frame>
        <draw:frame draw:style-name="gr5" draw:text-style-name="P6" draw:layer="layout" svg:width="1.877cm" svg:height="0.395cm" svg:x="6.198cm" svg:y="9.538cm">
          <draw:text-box>
            <text:p text:style-name="P2"><text:span text:style-name="T4">Free to use </text:span></text:p>
          </draw:text-box>
        </draw:frame>
        <draw:frame draw:style-name="gr6" draw:text-style-name="P7" draw:layer="layout" svg:width="0.264cm" svg:height="0.264cm" svg:x="5.599cm" svg:y="10.205cm">
          <draw:text-box>
            <text:p text:style-name="P2"><text:span text:style-name="T5">–</text:span></text:p>
          </draw:text-box>
        </draw:frame>
        <draw:frame draw:style-name="gr5" draw:text-style-name="P6" draw:layer="layout" svg:width="6.538cm" svg:height="0.395cm" svg:x="6.198cm" svg:y="10.13cm">
          <draw:text-box>
            <text:p text:style-name="P2"><text:span text:style-name="T4">Generally just select the OS that you want</text:span></text:p>
          </draw:text-box>
        </draw:frame>
        <draw:frame draw:style-name="gr4" draw:text-style-name="P5" draw:layer="layout" svg:width="0.158cm" svg:height="0.158cm" svg:x="4.202cm" svg:y="10.95cm">
          <draw:text-box>
            <text:p text:style-name="P2"><text:span text:style-name="T3">●</text:span></text:p>
          </draw:text-box>
        </draw:frame>
        <draw:frame draw:style-name="gr5" draw:text-style-name="P6" draw:layer="layout" svg:width="3.528cm" svg:height="0.395cm" svg:x="4.999cm" svg:y="10.825cm">
          <draw:text-box>
            <text:p text:style-name="P2"><text:span text:style-name="T4">AWS Marketplace AMI</text:span></text:p>
          </draw:text-box>
        </draw:frame>
        <draw:frame draw:style-name="gr6" draw:text-style-name="P7" draw:layer="layout" svg:width="0.264cm" svg:height="0.264cm" svg:x="5.599cm" svg:y="11.493cm">
          <draw:text-box>
            <text:p text:style-name="P2"><text:span text:style-name="T5">–</text:span></text:p>
          </draw:text-box>
        </draw:frame>
        <draw:frame draw:style-name="gr5" draw:text-style-name="P6" draw:layer="layout" svg:width="1.661cm" svg:height="0.395cm" svg:x="6.198cm" svg:y="11.418cm">
          <draw:text-box>
            <text:p text:style-name="P2"><text:span text:style-name="T4">Pay to use</text:span></text:p>
          </draw:text-box>
        </draw:frame>
        <draw:frame draw:style-name="gr6" draw:text-style-name="P7" draw:layer="layout" svg:width="0.264cm" svg:height="0.264cm" svg:x="5.599cm" svg:y="12.086cm">
          <draw:text-box>
            <text:p text:style-name="P2"><text:span text:style-name="T5">–</text:span></text:p>
          </draw:text-box>
        </draw:frame>
        <draw:frame draw:style-name="gr5" draw:text-style-name="P6" draw:layer="layout" svg:width="9.383cm" svg:height="0.395cm" svg:x="6.198cm" svg:y="12.011cm">
          <draw:text-box>
            <text:p text:style-name="P2"><text:span text:style-name="T4">Generally comes packaged with additional licensed software</text:span></text:p>
          </draw:text-box>
        </draw:frame>
        <draw:frame draw:style-name="gr4" draw:text-style-name="P5" draw:layer="layout" svg:width="0.158cm" svg:height="0.158cm" svg:x="4.202cm" svg:y="12.83cm">
          <draw:text-box>
            <text:p text:style-name="P2"><text:span text:style-name="T3">●</text:span></text:p>
          </draw:text-box>
        </draw:frame>
        <draw:frame draw:style-name="gr5" draw:text-style-name="P6" draw:layer="layout" svg:width="1.192cm" svg:height="0.395cm" svg:x="4.999cm" svg:y="12.706cm">
          <draw:text-box>
            <text:p text:style-name="P2"><text:span text:style-name="T4">My AMI</text:span></text:p>
          </draw:text-box>
        </draw:frame>
        <draw:frame draw:style-name="gr6" draw:text-style-name="P7" draw:layer="layout" svg:width="0.264cm" svg:height="0.264cm" svg:x="5.599cm" svg:y="13.373cm">
          <draw:text-box>
            <text:p text:style-name="P2"><text:span text:style-name="T5">–</text:span></text:p>
          </draw:text-box>
        </draw:frame>
        <draw:frame draw:style-name="gr5" draw:text-style-name="P6" draw:layer="layout" svg:width="3.871cm" svg:height="0.395cm" svg:x="6.198cm" svg:y="13.302cm">
          <draw:text-box>
            <text:p text:style-name="P2"><text:span text:style-name="T4">AMIs you create yourself</text:span></text:p>
          </draw:text-box>
        </draw:frame>
        <draw:frame draw:style-name="gr6" draw:text-style-name="P7" draw:layer="layout" svg:width="0.264cm" svg:height="0.264cm" svg:x="2.9cm" svg:y="14.171cm">
          <draw:text-box>
            <text:p text:style-name="P2"><text:span text:style-name="T5">–</text:span></text:p>
          </draw:text-box>
        </draw:frame>
      </draw:page>
      <draw:page draw:name="page40"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0.995cm" svg:height="1.737cm" svg:x="3.718cm" svg:y="0.207cm">
          <draw:text-box>
            <text:p text:style-name="P2"><text:span text:style-name="T2">EC2 – Elastic Compute Cloud </text:span></text:p>
          </draw:text-box>
        </draw:frame>
        <draw:frame draw:style-name="gr3" draw:text-style-name="P4" draw:layer="layout" svg:width="9.421cm" svg:height="1.737cm" svg:x="9.289cm" svg:y="1.943cm">
          <draw:text-box>
            <text:p text:style-name="P2"><text:span text:style-name="T2">Instances Pt1</text:span></text:p>
          </draw:text-box>
        </draw:frame>
        <draw:frame draw:style-name="gr8" draw:text-style-name="P9" draw:layer="layout" svg:width="0.154cm" svg:height="0.154cm" svg:x="4.173cm" svg:y="3.809cm">
          <draw:text-box>
            <text:p text:style-name="P2"><text:span text:style-name="T7">●</text:span></text:p>
          </draw:text-box>
        </draw:frame>
        <draw:frame draw:style-name="gr22" draw:text-style-name="P23" draw:layer="layout" svg:width="3.495cm" svg:height="0.386cm" svg:x="4.964cm" svg:y="3.681cm">
          <draw:text-box>
            <text:p text:style-name="P2"><text:span text:style-name="T21">Instance Type Options</text:span></text:p>
          </draw:text-box>
        </draw:frame>
        <draw:frame draw:style-name="gr23" draw:text-style-name="P24" draw:layer="layout" svg:width="0.26cm" svg:height="0.26cm" svg:x="5.556cm" svg:y="4.342cm">
          <draw:text-box>
            <text:p text:style-name="P2"><text:span text:style-name="T22">–</text:span></text:p>
          </draw:text-box>
        </draw:frame>
        <draw:frame draw:style-name="gr22" draw:text-style-name="P23" draw:layer="layout" svg:width="2.639cm" svg:height="0.386cm" svg:x="6.152cm" svg:y="4.267cm">
          <draw:text-box>
            <text:p text:style-name="P2"><text:span text:style-name="T21">General Purpose</text:span></text:p>
          </draw:text-box>
        </draw:frame>
        <draw:frame draw:style-name="gr23" draw:text-style-name="P24" draw:layer="layout" svg:width="0.26cm" svg:height="0.26cm" svg:x="5.556cm" svg:y="4.924cm">
          <draw:text-box>
            <text:p text:style-name="P2"><text:span text:style-name="T22">–</text:span></text:p>
          </draw:text-box>
        </draw:frame>
        <draw:frame draw:style-name="gr22" draw:text-style-name="P23" draw:layer="layout" svg:width="3.08cm" svg:height="0.386cm" svg:x="6.152cm" svg:y="4.849cm">
          <draw:text-box>
            <text:p text:style-name="P2"><text:span text:style-name="T21">Compute Optimized</text:span></text:p>
          </draw:text-box>
        </draw:frame>
        <draw:frame draw:style-name="gr23" draw:text-style-name="P24" draw:layer="layout" svg:width="0.26cm" svg:height="0.26cm" svg:x="5.556cm" svg:y="5.506cm">
          <draw:text-box>
            <text:p text:style-name="P2"><text:span text:style-name="T22">–</text:span></text:p>
          </draw:text-box>
        </draw:frame>
        <draw:frame draw:style-name="gr22" draw:text-style-name="P23" draw:layer="layout" svg:width="2.419cm" svg:height="0.386cm" svg:x="6.152cm" svg:y="5.431cm">
          <draw:text-box>
            <text:p text:style-name="P2"><text:span text:style-name="T21">GPU Optimized</text:span></text:p>
          </draw:text-box>
        </draw:frame>
        <draw:frame draw:style-name="gr23" draw:text-style-name="P24" draw:layer="layout" svg:width="0.26cm" svg:height="0.26cm" svg:x="5.556cm" svg:y="6.091cm">
          <draw:text-box>
            <text:p text:style-name="P2"><text:span text:style-name="T22">–</text:span></text:p>
          </draw:text-box>
        </draw:frame>
        <draw:frame draw:style-name="gr22" draw:text-style-name="P23" draw:layer="layout" svg:width="2.919cm" svg:height="0.386cm" svg:x="6.152cm" svg:y="6.013cm">
          <draw:text-box>
            <text:p text:style-name="P2"><text:span text:style-name="T21">Memory Optimized</text:span></text:p>
          </draw:text-box>
        </draw:frame>
        <draw:frame draw:style-name="gr23" draw:text-style-name="P24" draw:layer="layout" svg:width="0.26cm" svg:height="0.26cm" svg:x="5.556cm" svg:y="6.673cm">
          <draw:text-box>
            <text:p text:style-name="P2"><text:span text:style-name="T22">–</text:span></text:p>
          </draw:text-box>
        </draw:frame>
        <draw:frame draw:style-name="gr22" draw:text-style-name="P23" draw:layer="layout" svg:width="2.889cm" svg:height="0.386cm" svg:x="6.152cm" svg:y="6.598cm">
          <draw:text-box>
            <text:p text:style-name="P2"><text:span text:style-name="T21">Storage Optimized</text:span></text:p>
          </draw:text-box>
        </draw:frame>
        <draw:frame draw:style-name="gr8" draw:text-style-name="P9" draw:layer="layout" svg:width="0.154cm" svg:height="0.154cm" svg:x="1.697cm" svg:y="7.605cm">
          <draw:text-box>
            <text:p text:style-name="P2"><text:span text:style-name="T7">●</text:span></text:p>
          </draw:text-box>
        </draw:frame>
        <draw:frame draw:style-name="gr22" draw:text-style-name="P23" draw:layer="layout" svg:width="5.239cm" svg:height="0.386cm" svg:x="2.589cm" svg:y="7.477cm">
          <draw:text-box>
            <text:p text:style-name="P2"><text:span text:style-name="T21">Conceptual Understanding of AMI</text:span></text:p>
          </draw:text-box>
        </draw:frame>
        <draw:frame draw:style-name="gr23" draw:text-style-name="P24" draw:layer="layout" svg:width="0.26cm" svg:height="0.26cm" svg:x="2.886cm" svg:y="8.335cm">
          <draw:text-box>
            <text:p text:style-name="P2"><text:span text:style-name="T22">–</text:span></text:p>
          </draw:text-box>
        </draw:frame>
        <draw:frame draw:style-name="gr22" draw:text-style-name="P23" draw:layer="layout" svg:width="6.534cm" svg:height="0.386cm" svg:x="3.775cm" svg:y="8.257cm">
          <draw:text-box>
            <text:p text:style-name="P2"><text:span text:style-name="T21">AMI Components ( Make up an instance ) </text:span></text:p>
          </draw:text-box>
        </draw:frame>
        <draw:frame draw:style-name="gr8" draw:text-style-name="P9" draw:layer="layout" svg:width="0.154cm" svg:height="0.154cm" svg:x="4.173cm" svg:y="9.065cm">
          <draw:text-box>
            <text:p text:style-name="P2"><text:span text:style-name="T7">●</text:span></text:p>
          </draw:text-box>
        </draw:frame>
        <draw:frame draw:style-name="gr22" draw:text-style-name="P23" draw:layer="layout" svg:width="3.74cm" svg:height="0.386cm" svg:x="4.964cm" svg:y="8.941cm">
          <draw:text-box>
            <text:p text:style-name="P2"><text:span text:style-name="T21">Root Volume Templates</text:span></text:p>
          </draw:text-box>
        </draw:frame>
        <draw:frame draw:style-name="gr23" draw:text-style-name="P24" draw:layer="layout" svg:width="0.26cm" svg:height="0.26cm" svg:x="5.556cm" svg:y="9.598cm">
          <draw:text-box>
            <text:p text:style-name="P2"><text:span text:style-name="T22">–</text:span></text:p>
          </draw:text-box>
        </draw:frame>
        <draw:frame draw:style-name="gr22" draw:text-style-name="P23" draw:layer="layout" svg:width="2.792cm" svg:height="0.386cm" svg:x="6.152cm" svg:y="9.523cm">
          <draw:text-box>
            <text:p text:style-name="P2"><text:span text:style-name="T21">Operating System</text:span></text:p>
          </draw:text-box>
        </draw:frame>
        <draw:frame draw:style-name="gr23" draw:text-style-name="P24" draw:layer="layout" svg:width="0.26cm" svg:height="0.26cm" svg:x="5.556cm" svg:y="10.184cm">
          <draw:text-box>
            <text:p text:style-name="P2"><text:span text:style-name="T22">–</text:span></text:p>
          </draw:text-box>
        </draw:frame>
        <draw:frame draw:style-name="gr22" draw:text-style-name="P23" draw:layer="layout" svg:width="3.181cm" svg:height="0.386cm" svg:x="6.152cm" svg:y="10.105cm">
          <draw:text-box>
            <text:p text:style-name="P2"><text:span text:style-name="T21">Application Software</text:span></text:p>
          </draw:text-box>
        </draw:frame>
        <draw:frame draw:style-name="gr8" draw:text-style-name="P9" draw:layer="layout" svg:width="0.154cm" svg:height="0.154cm" svg:x="4.173cm" svg:y="10.914cm">
          <draw:text-box>
            <text:p text:style-name="P2"><text:span text:style-name="T7">●</text:span></text:p>
          </draw:text-box>
        </draw:frame>
        <draw:frame draw:style-name="gr22" draw:text-style-name="P23" draw:layer="layout" svg:width="3.139cm" svg:height="0.386cm" svg:x="4.964cm" svg:y="10.789cm">
          <draw:text-box>
            <text:p text:style-name="P2"><text:span text:style-name="T21">Launch Permissions</text:span></text:p>
          </draw:text-box>
        </draw:frame>
        <draw:frame draw:style-name="gr8" draw:text-style-name="P9" draw:layer="layout" svg:width="0.154cm" svg:height="0.154cm" svg:x="4.173cm" svg:y="11.595cm">
          <draw:text-box>
            <text:p text:style-name="P2"><text:span text:style-name="T7">●</text:span></text:p>
          </draw:text-box>
        </draw:frame>
        <draw:frame draw:style-name="gr22" draw:text-style-name="P23" draw:layer="layout" svg:width="3.448cm" svg:height="0.386cm" svg:x="4.964cm" svg:y="11.47cm">
          <draw:text-box>
            <text:p text:style-name="P2"><text:span text:style-name="T21">Block Device Mapping</text:span></text:p>
          </draw:text-box>
        </draw:frame>
        <draw:frame draw:style-name="gr23" draw:text-style-name="P24" draw:layer="layout" svg:width="0.26cm" svg:height="0.26cm" svg:x="5.556cm" svg:y="12.127cm">
          <draw:text-box>
            <text:p text:style-name="P2"><text:span text:style-name="T22">–</text:span></text:p>
          </draw:text-box>
        </draw:frame>
        <draw:frame draw:style-name="gr22" draw:text-style-name="P23" draw:layer="layout" svg:width="3.042cm" svg:height="0.386cm" svg:x="6.152cm" svg:y="12.052cm">
          <draw:text-box>
            <text:p text:style-name="P2"><text:span text:style-name="T21">EBS Drive Mapping</text:span></text:p>
          </draw:text-box>
        </draw:frame>
        <draw:frame draw:style-name="gr8" draw:text-style-name="P9" draw:layer="layout" svg:width="0.154cm" svg:height="0.154cm" svg:x="1.697cm" svg:y="13.059cm">
          <draw:text-box>
            <text:p text:style-name="P2"><text:span text:style-name="T7">●</text:span></text:p>
          </draw:text-box>
        </draw:frame>
        <draw:frame draw:style-name="gr22" draw:text-style-name="P23" draw:layer="layout" svg:width="16.918cm" svg:height="0.386cm" svg:x="2.589cm" svg:y="12.934cm">
          <draw:text-box>
            <text:p text:style-name="P2"><text:span text:style-name="T21">My Linux EC2 Instance ( Create an AMI of the MY Linux EC2 Instnace (Customized Linux with applications ) )</text:span></text:p>
          </draw:text-box>
        </draw:frame>
        <draw:frame draw:style-name="gr23" draw:text-style-name="P24" draw:layer="layout" svg:width="0.26cm" svg:height="0.26cm" svg:x="2.886cm" svg:y="13.789cm">
          <draw:text-box>
            <text:p text:style-name="P2"><text:span text:style-name="T22">–</text:span></text:p>
          </draw:text-box>
        </draw:frame>
        <draw:frame draw:style-name="gr22" draw:text-style-name="P23" draw:layer="layout" svg:width="3.566cm" svg:height="0.386cm" svg:x="3.775cm" svg:y="13.714cm">
          <draw:text-box>
            <text:p text:style-name="P2"><text:span text:style-name="T21">Root Volume Template</text:span></text:p>
          </draw:text-box>
        </draw:frame>
        <draw:frame draw:style-name="gr8" draw:text-style-name="P9" draw:layer="layout" svg:width="0.154cm" svg:height="0.154cm" svg:x="4.173cm" svg:y="14.523cm">
          <draw:text-box>
            <text:p text:style-name="P2"><text:span text:style-name="T7">●</text:span></text:p>
          </draw:text-box>
        </draw:frame>
        <draw:frame draw:style-name="gr22" draw:text-style-name="P23" draw:layer="layout" svg:width="2.212cm" svg:height="0.386cm" svg:x="4.964cm" svg:y="14.395cm">
          <draw:text-box>
            <text:p text:style-name="P2"><text:span text:style-name="T21">Amazon Linux</text:span></text:p>
          </draw:text-box>
        </draw:frame>
        <draw:frame draw:style-name="gr8" draw:text-style-name="P9" draw:layer="layout" svg:width="0.154cm" svg:height="0.154cm" svg:x="4.173cm" svg:y="15.204cm">
          <draw:text-box>
            <text:p text:style-name="P2"><text:span text:style-name="T7">●</text:span></text:p>
          </draw:text-box>
        </draw:frame>
        <draw:frame draw:style-name="gr22" draw:text-style-name="P23" draw:layer="layout" svg:width="2.927cm" svg:height="0.386cm" svg:x="4.964cm" svg:y="15.079cm">
          <draw:text-box>
            <text:p text:style-name="P2"><text:span text:style-name="T21">Apace Web Server</text:span></text:p>
          </draw:text-box>
        </draw:frame>
      </draw:page>
      <draw:page draw:name="page41"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0.995cm" svg:height="1.737cm" svg:x="3.718cm" svg:y="0.207cm">
          <draw:text-box>
            <text:p text:style-name="P2"><text:span text:style-name="T2">EC2 – Elastic Compute Cloud </text:span></text:p>
          </draw:text-box>
        </draw:frame>
        <draw:frame draw:style-name="gr3" draw:text-style-name="P4" draw:layer="layout" svg:width="9.421cm" svg:height="1.737cm" svg:x="9.289cm" svg:y="1.943cm">
          <draw:text-box>
            <text:p text:style-name="P2"><text:span text:style-name="T2">Instances Pt1</text:span></text:p>
          </draw:text-box>
        </draw:frame>
        <draw:frame draw:style-name="gr8" draw:text-style-name="P9" draw:layer="layout" svg:width="0.154cm" svg:height="0.154cm" svg:x="4.145cm" svg:y="3.805cm">
          <draw:text-box>
            <text:p text:style-name="P2"><text:span text:style-name="T7">●</text:span></text:p>
          </draw:text-box>
        </draw:frame>
        <draw:frame draw:style-name="gr9" draw:text-style-name="P10" draw:layer="layout" svg:width="3.122cm" svg:height="0.386cm" svg:x="4.928cm" svg:y="3.68cm">
          <draw:text-box>
            <text:p text:style-name="P2"><text:span text:style-name="T8">Apache Web Server</text:span></text:p>
          </draw:text-box>
        </draw:frame>
        <draw:frame draw:style-name="gr10" draw:text-style-name="P11" draw:layer="layout" svg:width="0.257cm" svg:height="0.257cm" svg:x="2.872cm" svg:y="4.531cm">
          <draw:text-box>
            <text:p text:style-name="P2"><text:span text:style-name="T9">–</text:span></text:p>
          </draw:text-box>
        </draw:frame>
        <draw:frame draw:style-name="gr9" draw:text-style-name="P10" draw:layer="layout" svg:width="3.139cm" svg:height="0.386cm" svg:x="3.754cm" svg:y="4.453cm">
          <draw:text-box>
            <text:p text:style-name="P2"><text:span text:style-name="T8">Launch Permissions</text:span></text:p>
          </draw:text-box>
        </draw:frame>
        <draw:frame draw:style-name="gr10" draw:text-style-name="P11" draw:layer="layout" svg:width="0.257cm" svg:height="0.257cm" svg:x="2.872cm" svg:y="5.303cm">
          <draw:text-box>
            <text:p text:style-name="P2"><text:span text:style-name="T9">–</text:span></text:p>
          </draw:text-box>
        </draw:frame>
        <draw:frame draw:style-name="gr9" draw:text-style-name="P10" draw:layer="layout" svg:width="3.545cm" svg:height="0.386cm" svg:x="3.754cm" svg:y="5.226cm">
          <draw:text-box>
            <text:p text:style-name="P2"><text:span text:style-name="T8">Block Device Mapping </text:span></text:p>
          </draw:text-box>
        </draw:frame>
        <draw:frame draw:style-name="gr8" draw:text-style-name="P9" draw:layer="layout" svg:width="0.154cm" svg:height="0.154cm" svg:x="4.145cm" svg:y="6.028cm">
          <draw:text-box>
            <text:p text:style-name="P2"><text:span text:style-name="T7">●</text:span></text:p>
          </draw:text-box>
        </draw:frame>
        <draw:frame draw:style-name="gr9" draw:text-style-name="P10" draw:layer="layout" svg:width="3.744cm" svg:height="0.386cm" svg:x="4.928cm" svg:y="5.903cm">
          <draw:text-box>
            <text:p text:style-name="P2"><text:span text:style-name="T8">EBS mapping to volume</text:span></text:p>
          </draw:text-box>
        </draw:frame>
        <draw:frame draw:style-name="gr8" draw:text-style-name="P9" draw:layer="layout" svg:width="0.154cm" svg:height="0.154cm" svg:x="1.693cm" svg:y="6.899cm">
          <draw:text-box>
            <text:p text:style-name="P2"><text:span text:style-name="T7">●</text:span></text:p>
          </draw:text-box>
        </draw:frame>
        <draw:frame draw:style-name="gr9" draw:text-style-name="P10" draw:layer="layout" svg:width="25.034cm" svg:height="0.386cm" svg:x="2.575cm" svg:y="6.774cm">
          <draw:text-box>
            <text:p text:style-name="P2"><text:span text:style-name="T8">When you create an AML you are essentially creating a template you can use to launch another EC2 Instance that has the exact same components as the original</text:span></text:p>
          </draw:text-box>
        </draw:frame>
        <draw:frame draw:style-name="gr10" draw:text-style-name="P11" draw:layer="layout" svg:width="0.257cm" svg:height="0.257cm" svg:x="2.872cm" svg:y="7.621cm">
          <draw:text-box>
            <text:p text:style-name="P2"><text:span text:style-name="T9">–</text:span></text:p>
          </draw:text-box>
        </draw:frame>
        <draw:frame draw:style-name="gr9" draw:text-style-name="P10" draw:layer="layout" svg:width="7.702cm" svg:height="0.386cm" svg:x="3.754cm" svg:y="7.547cm">
          <draw:text-box>
            <text:p text:style-name="P2"><text:span text:style-name="T8">We can deploy additional instances using the AMI</text:span></text:p>
          </draw:text-box>
        </draw:frame>
        <draw:frame draw:style-name="gr8" draw:text-style-name="P9" draw:layer="layout" svg:width="0.154cm" svg:height="0.154cm" svg:x="1.693cm" svg:y="8.543cm">
          <draw:text-box>
            <text:p text:style-name="P2"><text:span text:style-name="T7">●</text:span></text:p>
          </draw:text-box>
        </draw:frame>
        <draw:frame draw:style-name="gr9" draw:text-style-name="P10" draw:layer="layout" svg:width="2.195cm" svg:height="0.386cm" svg:x="2.575cm" svg:y="8.418cm">
          <draw:text-box>
            <text:p text:style-name="P2"><text:span text:style-name="T8">Instance Type</text:span></text:p>
          </draw:text-box>
        </draw:frame>
        <draw:frame draw:style-name="gr10" draw:text-style-name="P11" draw:layer="layout" svg:width="0.257cm" svg:height="0.257cm" svg:x="2.872cm" svg:y="9.265cm">
          <draw:text-box>
            <text:p text:style-name="P2"><text:span text:style-name="T9">–</text:span></text:p>
          </draw:text-box>
        </draw:frame>
        <draw:frame draw:style-name="gr9" draw:text-style-name="P10" draw:layer="layout" svg:width="3.296cm" svg:height="0.386cm" svg:x="3.754cm" svg:y="9.191cm">
          <draw:text-box>
            <text:p text:style-name="P2"><text:span text:style-name="T8">CPU of your instance</text:span></text:p>
          </draw:text-box>
        </draw:frame>
        <draw:frame draw:style-name="gr10" draw:text-style-name="P11" draw:layer="layout" svg:width="0.257cm" svg:height="0.257cm" svg:x="2.872cm" svg:y="10.037cm">
          <draw:text-box>
            <text:p text:style-name="P2"><text:span text:style-name="T9">–</text:span></text:p>
          </draw:text-box>
        </draw:frame>
        <draw:frame draw:style-name="gr9" draw:text-style-name="P10" draw:layer="layout" svg:width="23.527cm" svg:height="0.386cm" svg:x="3.754cm" svg:y="9.963cm">
          <draw:text-box>
            <text:p text:style-name="P2"><text:span text:style-name="T8">The instance type that you specify determines the hardware of the host computer, memroy and storage capabilities and are grouped in instance families </text:span></text:p>
          </draw:text-box>
        </draw:frame>
        <draw:frame draw:style-name="gr9" draw:text-style-name="P10" draw:layer="layout" svg:width="4.214cm" svg:height="0.386cm" svg:x="3.754cm" svg:y="10.344cm">
          <draw:text-box>
            <text:p text:style-name="P2"><text:span text:style-name="T8">based on these capabilities</text:span></text:p>
          </draw:text-box>
        </draw:frame>
        <draw:frame draw:style-name="gr10" draw:text-style-name="P11" draw:layer="layout" svg:width="0.257cm" svg:height="0.257cm" svg:x="2.872cm" svg:y="11.195cm">
          <draw:text-box>
            <text:p text:style-name="P2"><text:span text:style-name="T9">–</text:span></text:p>
          </draw:text-box>
        </draw:frame>
        <draw:frame draw:style-name="gr9" draw:text-style-name="P10" draw:layer="layout" svg:width="1.979cm" svg:height="0.386cm" svg:x="3.754cm" svg:y="11.117cm">
          <draw:text-box>
            <text:p text:style-name="P2"><text:span text:style-name="T8">Components</text:span></text:p>
          </draw:text-box>
        </draw:frame>
        <draw:frame draw:style-name="gr8" draw:text-style-name="P9" draw:layer="layout" svg:width="0.154cm" svg:height="0.154cm" svg:x="4.145cm" svg:y="11.916cm">
          <draw:text-box>
            <text:p text:style-name="P2"><text:span text:style-name="T7">●</text:span></text:p>
          </draw:text-box>
        </draw:frame>
        <draw:frame draw:style-name="gr9" draw:text-style-name="P10" draw:layer="layout" svg:width="13.401cm" svg:height="0.386cm" svg:x="4.928cm" svg:y="11.791cm">
          <draw:text-box>
            <text:p text:style-name="P2"><text:span text:style-name="T8">Family → A way of categorizing instance types based on what they are optimized to do</text:span></text:p>
          </draw:text-box>
        </draw:frame>
        <draw:frame draw:style-name="gr10" draw:text-style-name="P11" draw:layer="layout" svg:width="0.257cm" svg:height="0.257cm" svg:x="5.517cm" svg:y="12.443cm">
          <draw:text-box>
            <text:p text:style-name="P2"><text:span text:style-name="T9">–</text:span></text:p>
          </draw:text-box>
        </draw:frame>
        <draw:frame draw:style-name="gr9" draw:text-style-name="P10" draw:layer="layout" svg:width="8.888cm" svg:height="0.386cm" svg:x="6.103cm" svg:y="12.369cm">
          <draw:text-box>
            <text:p text:style-name="P2"><text:span text:style-name="T8">Example of a family General Purpose, Memory Optizmied</text:span></text:p>
          </draw:text-box>
        </draw:frame>
        <draw:frame draw:style-name="gr8" draw:text-style-name="P9" draw:layer="layout" svg:width="0.154cm" svg:height="0.154cm" svg:x="4.145cm" svg:y="13.168cm">
          <draw:text-box>
            <text:p text:style-name="P2"><text:span text:style-name="T7">●</text:span></text:p>
          </draw:text-box>
        </draw:frame>
        <draw:frame draw:style-name="gr9" draw:text-style-name="P10" draw:layer="layout" svg:width="6.399cm" svg:height="0.386cm" svg:x="4.928cm" svg:y="13.043cm">
          <draw:text-box>
            <text:p text:style-name="P2"><text:span text:style-name="T8">Type → Subcategory for each family type</text:span></text:p>
          </draw:text-box>
        </draw:frame>
        <draw:frame draw:style-name="gr8" draw:text-style-name="P9" draw:layer="layout" svg:width="0.154cm" svg:height="0.154cm" svg:x="4.145cm" svg:y="13.845cm">
          <draw:text-box>
            <text:p text:style-name="P2"><text:span text:style-name="T7">●</text:span></text:p>
          </draw:text-box>
        </draw:frame>
        <draw:frame draw:style-name="gr9" draw:text-style-name="P10" draw:layer="layout" svg:width="4.76cm" svg:height="0.386cm" svg:x="4.928cm" svg:y="13.721cm">
          <draw:text-box>
            <text:p text:style-name="P2"><text:span text:style-name="T8">vCPU → Number of virtual cpu</text:span></text:p>
          </draw:text-box>
        </draw:frame>
        <draw:frame draw:style-name="gr8" draw:text-style-name="P9" draw:layer="layout" svg:width="0.154cm" svg:height="0.154cm" svg:x="4.145cm" svg:y="14.519cm">
          <draw:text-box>
            <text:p text:style-name="P2"><text:span text:style-name="T7">●</text:span></text:p>
          </draw:text-box>
        </draw:frame>
        <draw:frame draw:style-name="gr9" draw:text-style-name="P10" draw:layer="layout" svg:width="8.316cm" svg:height="0.386cm" svg:x="4.928cm" svg:y="14.394cm">
          <draw:text-box>
            <text:p text:style-name="P2"><text:span text:style-name="T8">Memory → The amount of ram the instance type uses</text:span></text:p>
          </draw:text-box>
        </draw:frame>
      </draw:page>
      <draw:page draw:name="page42"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0.995cm" svg:height="1.737cm" svg:x="3.718cm" svg:y="0.207cm">
          <draw:text-box>
            <text:p text:style-name="P2"><text:span text:style-name="T2">EC2 – Elastic Compute Cloud </text:span></text:p>
          </draw:text-box>
        </draw:frame>
        <draw:frame draw:style-name="gr3" draw:text-style-name="P4" draw:layer="layout" svg:width="9.421cm" svg:height="1.737cm" svg:x="9.289cm" svg:y="1.943cm">
          <draw:text-box>
            <text:p text:style-name="P2"><text:span text:style-name="T2">Instances Pt1</text:span></text:p>
          </draw:text-box>
        </draw:frame>
        <draw:frame draw:style-name="gr8" draw:text-style-name="P9" draw:layer="layout" svg:width="0.154cm" svg:height="0.154cm" svg:x="4.173cm" svg:y="3.809cm">
          <draw:text-box>
            <text:p text:style-name="P2"><text:span text:style-name="T7">●</text:span></text:p>
          </draw:text-box>
        </draw:frame>
        <draw:frame draw:style-name="gr22" draw:text-style-name="P23" draw:layer="layout" svg:width="6.441cm" svg:height="0.386cm" svg:x="4.964cm" svg:y="3.681cm">
          <draw:text-box>
            <text:p text:style-name="P2"><text:span text:style-name="T21">Instance Storage ( GB ) The local storage</text:span></text:p>
          </draw:text-box>
        </draw:frame>
        <draw:frame draw:style-name="gr8" draw:text-style-name="P9" draw:layer="layout" svg:width="0.154cm" svg:height="0.154cm" svg:x="4.173cm" svg:y="4.49cm">
          <draw:text-box>
            <text:p text:style-name="P2"><text:span text:style-name="T7">●</text:span></text:p>
          </draw:text-box>
        </draw:frame>
        <draw:frame draw:style-name="gr22" draw:text-style-name="P23" draw:layer="layout" svg:width="3.837cm" svg:height="0.386cm" svg:x="4.964cm" svg:y="4.365cm">
          <draw:text-box>
            <text:p text:style-name="P2"><text:span text:style-name="T21">EBS Optimized available</text:span></text:p>
          </draw:text-box>
        </draw:frame>
        <draw:frame draw:style-name="gr23" draw:text-style-name="P24" draw:layer="layout" svg:width="0.26cm" svg:height="0.26cm" svg:x="5.556cm" svg:y="5.022cm">
          <draw:text-box>
            <text:p text:style-name="P2"><text:span text:style-name="T22">–</text:span></text:p>
          </draw:text-box>
        </draw:frame>
        <draw:frame draw:style-name="gr22" draw:text-style-name="P23" draw:layer="layout" svg:width="9.18cm" svg:height="0.386cm" svg:x="6.152cm" svg:y="4.947cm">
          <draw:text-box>
            <text:p text:style-name="P2"><text:span text:style-name="T21">Indicates if EBS optimized is an option for the instance type</text:span></text:p>
          </draw:text-box>
        </draw:frame>
        <draw:frame draw:style-name="gr8" draw:text-style-name="P9" draw:layer="layout" svg:width="0.154cm" svg:height="0.154cm" svg:x="4.173cm" svg:y="5.756cm">
          <draw:text-box>
            <text:p text:style-name="P2"><text:span text:style-name="T7">●</text:span></text:p>
          </draw:text-box>
        </draw:frame>
        <draw:frame draw:style-name="gr22" draw:text-style-name="P23" draw:layer="layout" svg:width="3.329cm" svg:height="0.386cm" svg:x="4.964cm" svg:y="5.628cm">
          <draw:text-box>
            <text:p text:style-name="P2"><text:span text:style-name="T21">Network performance</text:span></text:p>
          </draw:text-box>
        </draw:frame>
        <draw:frame draw:style-name="gr23" draw:text-style-name="P24" draw:layer="layout" svg:width="0.26cm" svg:height="0.26cm" svg:x="5.556cm" svg:y="6.289cm">
          <draw:text-box>
            <text:p text:style-name="P2"><text:span text:style-name="T22">–</text:span></text:p>
          </draw:text-box>
        </draw:frame>
        <draw:frame draw:style-name="gr22" draw:text-style-name="P23" draw:layer="layout" svg:width="9.273cm" svg:height="0.386cm" svg:x="6.152cm" svg:y="6.21cm">
          <draw:text-box>
            <text:p text:style-name="P2"><text:span text:style-name="T21">rating based on its data transfer rate ( bandwidth capability )</text:span></text:p>
          </draw:text-box>
        </draw:frame>
        <draw:frame draw:style-name="gr23" draw:text-style-name="P24" draw:layer="layout" svg:width="0.26cm" svg:height="0.26cm" svg:x="5.556cm" svg:y="6.871cm">
          <draw:text-box>
            <text:p text:style-name="P2"><text:span text:style-name="T22">–</text:span></text:p>
          </draw:text-box>
        </draw:frame>
        <draw:frame draw:style-name="gr22" draw:text-style-name="P23" draw:layer="layout" svg:width="7.08cm" svg:height="0.386cm" svg:x="6.152cm" svg:y="6.796cm">
          <draw:text-box>
            <text:p text:style-name="P2"><text:span text:style-name="T21">Examples Low to Moderate, Up to 5 GigaByte</text:span></text:p>
          </draw:text-box>
        </draw:frame>
        <draw:frame draw:style-name="gr8" draw:text-style-name="P9" draw:layer="layout" svg:width="0.154cm" svg:height="0.154cm" svg:x="1.697cm" svg:y="7.802cm">
          <draw:text-box>
            <text:p text:style-name="P2"><text:span text:style-name="T7">●</text:span></text:p>
          </draw:text-box>
        </draw:frame>
        <draw:frame draw:style-name="gr22" draw:text-style-name="P23" draw:layer="layout" svg:width="4.223cm" svg:height="0.386cm" svg:x="2.589cm" svg:y="7.674cm">
          <draw:text-box>
            <text:p text:style-name="P2"><text:span text:style-name="T21">Elastic Block Store ( EBS ) </text:span></text:p>
          </draw:text-box>
        </draw:frame>
        <draw:frame draw:style-name="gr23" draw:text-style-name="P24" draw:layer="layout" svg:width="0.26cm" svg:height="0.26cm" svg:x="2.886cm" svg:y="8.533cm">
          <draw:text-box>
            <text:p text:style-name="P2"><text:span text:style-name="T22">–</text:span></text:p>
          </draw:text-box>
        </draw:frame>
        <draw:frame draw:style-name="gr22" draw:text-style-name="P23" draw:layer="layout" svg:width="5.319cm" svg:height="0.386cm" svg:x="3.775cm" svg:y="8.458cm">
          <draw:text-box>
            <text:p text:style-name="P2"><text:span text:style-name="T21">Storage value for an EC2 instnace</text:span></text:p>
          </draw:text-box>
        </draw:frame>
        <draw:frame draw:style-name="gr23" draw:text-style-name="P24" draw:layer="layout" svg:width="0.26cm" svg:height="0.26cm" svg:x="2.886cm" svg:y="9.312cm">
          <draw:text-box>
            <text:p text:style-name="P2"><text:span text:style-name="T22">–</text:span></text:p>
          </draw:text-box>
        </draw:frame>
        <draw:frame draw:style-name="gr22" draw:text-style-name="P23" draw:layer="layout" svg:width="7.796cm" svg:height="0.386cm" svg:x="3.775cm" svg:y="9.237cm">
          <draw:text-box>
            <text:p text:style-name="P2"><text:span text:style-name="T21">High level block storage options for EC2 Instnaces</text:span></text:p>
          </draw:text-box>
        </draw:frame>
        <draw:frame draw:style-name="gr8" draw:text-style-name="P9" draw:layer="layout" svg:width="0.154cm" svg:height="0.154cm" svg:x="4.173cm" svg:y="10.046cm">
          <draw:text-box>
            <text:p text:style-name="P2"><text:span text:style-name="T7">●</text:span></text:p>
          </draw:text-box>
        </draw:frame>
        <draw:frame draw:style-name="gr22" draw:text-style-name="P23" draw:layer="layout" svg:width="19.458cm" svg:height="0.386cm" svg:x="4.964cm" svg:y="9.918cm">
          <draw:text-box>
            <text:p text:style-name="P2"><text:span text:style-name="T21">Highly available and reliable storage volumes that can be attached to any running instnace that is in the same availability zone</text:span></text:p>
          </draw:text-box>
        </draw:frame>
        <draw:frame draw:style-name="gr8" draw:text-style-name="P9" draw:layer="layout" svg:width="0.154cm" svg:height="0.154cm" svg:x="4.173cm" svg:y="10.727cm">
          <draw:text-box>
            <text:p text:style-name="P2"><text:span text:style-name="T7">●</text:span></text:p>
          </draw:text-box>
        </draw:frame>
        <draw:frame draw:style-name="gr22" draw:text-style-name="P23" draw:layer="layout" svg:width="18.497cm" svg:height="0.386cm" svg:x="4.964cm" svg:y="10.602cm">
          <draw:text-box>
            <text:p text:style-name="P2"><text:span text:style-name="T21">Attach to the EC2 instances that are exposed as storage volumes that persist independently form the life of the instance</text:span></text:p>
          </draw:text-box>
        </draw:frame>
        <draw:frame draw:style-name="gr23" draw:text-style-name="P24" draw:layer="layout" svg:width="0.26cm" svg:height="0.26cm" svg:x="2.886cm" svg:y="11.457cm">
          <draw:text-box>
            <text:p text:style-name="P2"><text:span text:style-name="T22">–</text:span></text:p>
          </draw:text-box>
        </draw:frame>
        <draw:frame draw:style-name="gr22" draw:text-style-name="P23" draw:layer="layout" svg:width="6.018cm" svg:height="0.386cm" svg:x="3.775cm" svg:y="11.382cm">
          <draw:text-box>
            <text:p text:style-name="P2"><text:span text:style-name="T21">Can be created when creating the EC2</text:span></text:p>
          </draw:text-box>
        </draw:frame>
        <draw:frame draw:style-name="gr8" draw:text-style-name="P9" draw:layer="layout" svg:width="0.154cm" svg:height="0.154cm" svg:x="4.173cm" svg:y="12.191cm">
          <draw:text-box>
            <text:p text:style-name="P2"><text:span text:style-name="T7">●</text:span></text:p>
          </draw:text-box>
        </draw:frame>
        <draw:frame draw:style-name="gr22" draw:text-style-name="P23" draw:layer="layout" svg:width="3.312cm" svg:height="0.386cm" svg:x="4.964cm" svg:y="12.063cm">
          <draw:text-box>
            <text:p text:style-name="P2"><text:span text:style-name="T21">Volume Type ( Root )</text:span></text:p>
          </draw:text-box>
        </draw:frame>
        <draw:frame draw:style-name="gr8" draw:text-style-name="P9" draw:layer="layout" svg:width="0.154cm" svg:height="0.154cm" svg:x="4.173cm" svg:y="12.872cm">
          <draw:text-box>
            <text:p text:style-name="P2"><text:span text:style-name="T7">●</text:span></text:p>
          </draw:text-box>
        </draw:frame>
        <draw:frame draw:style-name="gr22" draw:text-style-name="P23" draw:layer="layout" svg:width="2.851cm" svg:height="0.386cm" svg:x="4.964cm" svg:y="12.747cm">
          <draw:text-box>
            <text:p text:style-name="P2"><text:span text:style-name="T21">Device //dev//xvda</text:span></text:p>
          </draw:text-box>
        </draw:frame>
        <draw:frame draw:style-name="gr8" draw:text-style-name="P9" draw:layer="layout" svg:width="0.154cm" svg:height="0.154cm" svg:x="4.173cm" svg:y="13.553cm">
          <draw:text-box>
            <text:p text:style-name="P2"><text:span text:style-name="T7">●</text:span></text:p>
          </draw:text-box>
        </draw:frame>
        <draw:frame draw:style-name="gr22" draw:text-style-name="P23" draw:layer="layout" svg:width="1.479cm" svg:height="0.386cm" svg:x="4.964cm" svg:y="13.428cm">
          <draw:text-box>
            <text:p text:style-name="P2"><text:span text:style-name="T21">Snapshot</text:span></text:p>
          </draw:text-box>
        </draw:frame>
        <draw:frame draw:style-name="gr8" draw:text-style-name="P9" draw:layer="layout" svg:width="0.154cm" svg:height="0.154cm" svg:x="4.173cm" svg:y="14.237cm">
          <draw:text-box>
            <text:p text:style-name="P2"><text:span text:style-name="T7">●</text:span></text:p>
          </draw:text-box>
        </draw:frame>
        <draw:frame draw:style-name="gr22" draw:text-style-name="P23" draw:layer="layout" svg:width="0.679cm" svg:height="0.386cm" svg:x="4.964cm" svg:y="14.109cm">
          <draw:text-box>
            <text:p text:style-name="P2"><text:span text:style-name="T21">Size</text:span></text:p>
          </draw:text-box>
        </draw:frame>
        <draw:frame draw:style-name="gr8" draw:text-style-name="P9" draw:layer="layout" svg:width="0.154cm" svg:height="0.154cm" svg:x="4.173cm" svg:y="14.918cm">
          <draw:text-box>
            <text:p text:style-name="P2"><text:span text:style-name="T7">●</text:span></text:p>
          </draw:text-box>
        </draw:frame>
        <draw:frame draw:style-name="gr22" draw:text-style-name="P23" draw:layer="layout" svg:width="2.055cm" svg:height="0.386cm" svg:x="4.964cm" svg:y="14.793cm">
          <draw:text-box>
            <text:p text:style-name="P2"><text:span text:style-name="T21">Volume Type</text:span></text:p>
          </draw:text-box>
        </draw:frame>
      </draw:page>
      <draw:page draw:name="page43"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0.995cm" svg:height="1.737cm" svg:x="3.718cm" svg:y="0.207cm">
          <draw:text-box>
            <text:p text:style-name="P2"><text:span text:style-name="T2">EC2 – Elastic Compute Cloud </text:span></text:p>
          </draw:text-box>
        </draw:frame>
        <draw:frame draw:style-name="gr3" draw:text-style-name="P4" draw:layer="layout" svg:width="9.421cm" svg:height="1.737cm" svg:x="9.289cm" svg:y="1.943cm">
          <draw:text-box>
            <text:p text:style-name="P2"><text:span text:style-name="T2">Instances Pt1</text:span></text:p>
          </draw:text-box>
        </draw:frame>
        <draw:frame draw:style-name="gr4" draw:text-style-name="P5" draw:layer="layout" svg:width="0.158cm" svg:height="0.158cm" svg:x="4.202cm" svg:y="3.809cm">
          <draw:text-box>
            <text:p text:style-name="P2"><text:span text:style-name="T3">●</text:span></text:p>
          </draw:text-box>
        </draw:frame>
        <draw:frame draw:style-name="gr5" draw:text-style-name="P6" draw:layer="layout" svg:width="0.84cm" svg:height="0.395cm" svg:x="4.999cm" svg:y="3.685cm">
          <draw:text-box>
            <text:p text:style-name="P2"><text:span text:style-name="T4">IOPS</text:span></text:p>
          </draw:text-box>
        </draw:frame>
        <draw:frame draw:style-name="gr4" draw:text-style-name="P5" draw:layer="layout" svg:width="0.158cm" svg:height="0.158cm" svg:x="4.202cm" svg:y="4.504cm">
          <draw:text-box>
            <text:p text:style-name="P2"><text:span text:style-name="T3">●</text:span></text:p>
          </draw:text-box>
        </draw:frame>
        <draw:frame draw:style-name="gr5" draw:text-style-name="P6" draw:layer="layout" svg:width="3.262cm" svg:height="0.395cm" svg:x="4.999cm" svg:y="4.376cm">
          <draw:text-box>
            <text:p text:style-name="P2"><text:span text:style-name="T4">ThroughPut ( MB/s ) </text:span></text:p>
          </draw:text-box>
        </draw:frame>
        <draw:frame draw:style-name="gr4" draw:text-style-name="P5" draw:layer="layout" svg:width="0.158cm" svg:height="0.158cm" svg:x="4.202cm" svg:y="5.196cm">
          <draw:text-box>
            <text:p text:style-name="P2"><text:span text:style-name="T3">●</text:span></text:p>
          </draw:text-box>
        </draw:frame>
        <draw:frame draw:style-name="gr5" draw:text-style-name="P6" draw:layer="layout" svg:width="3.448cm" svg:height="0.395cm" svg:x="4.999cm" svg:y="5.071cm">
          <draw:text-box>
            <text:p text:style-name="P2"><text:span text:style-name="T4">Delete on Termination</text:span></text:p>
          </draw:text-box>
        </draw:frame>
        <draw:frame draw:style-name="gr4" draw:text-style-name="P5" draw:layer="layout" svg:width="0.158cm" svg:height="0.158cm" svg:x="4.202cm" svg:y="5.891cm">
          <draw:text-box>
            <text:p text:style-name="P2"><text:span text:style-name="T3">●</text:span></text:p>
          </draw:text-box>
        </draw:frame>
        <draw:frame draw:style-name="gr5" draw:text-style-name="P6" draw:layer="layout" svg:width="1.661cm" svg:height="0.395cm" svg:x="4.999cm" svg:y="5.766cm">
          <draw:text-box>
            <text:p text:style-name="P2"><text:span text:style-name="T4">Encryption</text:span></text:p>
          </draw:text-box>
        </draw:frame>
        <draw:frame draw:style-name="gr4" draw:text-style-name="P5" draw:layer="layout" svg:width="0.158cm" svg:height="0.158cm" svg:x="1.7cm" svg:y="6.783cm">
          <draw:text-box>
            <text:p text:style-name="P2"><text:span text:style-name="T3">●</text:span></text:p>
          </draw:text-box>
        </draw:frame>
        <draw:frame draw:style-name="gr5" draw:text-style-name="P6" draw:layer="layout" svg:width="13.621cm" svg:height="0.395cm" svg:x="2.6cm" svg:y="6.659cm">
          <draw:text-box>
            <text:p text:style-name="P2"><text:span text:style-name="T4">Storage Volumes can be attached to any running instance in the Same Availability Zone</text:span></text:p>
          </draw:text-box>
        </draw:frame>
        <draw:frame draw:style-name="gr6" draw:text-style-name="P7" draw:layer="layout" svg:width="0.264cm" svg:height="0.264cm" svg:x="2.9cm" svg:y="7.528cm">
          <draw:text-box>
            <text:p text:style-name="P2"><text:span text:style-name="T5">–</text:span></text:p>
          </draw:text-box>
        </draw:frame>
        <draw:frame draw:style-name="gr5" draw:text-style-name="P6" draw:layer="layout" svg:width="12.346cm" svg:height="0.395cm" svg:x="3.799cm" svg:y="7.453cm">
          <draw:text-box>
            <text:p text:style-name="P2"><text:span text:style-name="T4">Volumes can survive when the instance is terminated ( Delete on Termination ) </text:span></text:p>
          </draw:text-box>
        </draw:frame>
        <draw:frame draw:style-name="gr4" draw:text-style-name="P5" draw:layer="layout" svg:width="0.158cm" svg:height="0.158cm" svg:x="1.7cm" svg:y="8.473cm">
          <draw:text-box>
            <text:p text:style-name="P2"><text:span text:style-name="T3">●</text:span></text:p>
          </draw:text-box>
        </draw:frame>
        <draw:frame draw:style-name="gr5" draw:text-style-name="P6" draw:layer="layout" svg:width="4.663cm" svg:height="0.395cm" svg:x="2.6cm" svg:y="8.349cm">
          <draw:text-box>
            <text:p text:style-name="P2"><text:span text:style-name="T4">Elastic Block Storage ( EBC ) </text:span></text:p>
          </draw:text-box>
        </draw:frame>
        <draw:frame draw:style-name="gr6" draw:text-style-name="P7" draw:layer="layout" svg:width="0.264cm" svg:height="0.264cm" svg:x="2.9cm" svg:y="9.218cm">
          <draw:text-box>
            <text:p text:style-name="P2"><text:span text:style-name="T5">–</text:span></text:p>
          </draw:text-box>
        </draw:frame>
        <draw:frame draw:style-name="gr5" draw:text-style-name="P6" draw:layer="layout" svg:width="11.826cm" svg:height="0.395cm" svg:x="3.799cm" svg:y="9.143cm">
          <draw:text-box>
            <text:p text:style-name="P2"><text:span text:style-name="T4">Every EC2 instance must have a root volume which may or may not be EBS</text:span></text:p>
          </draw:text-box>
        </draw:frame>
        <draw:frame draw:style-name="gr6" draw:text-style-name="P7" draw:layer="layout" svg:width="0.264cm" svg:height="0.264cm" svg:x="2.9cm" svg:y="10.011cm">
          <draw:text-box>
            <text:p text:style-name="P2"><text:span text:style-name="T5">–</text:span></text:p>
          </draw:text-box>
        </draw:frame>
        <draw:frame draw:style-name="gr5" draw:text-style-name="P6" draw:layer="layout" svg:width="11.419cm" svg:height="0.395cm" svg:x="3.799cm" svg:y="9.936cm">
          <draw:text-box>
            <text:p text:style-name="P2"><text:span text:style-name="T4">ESB Root Volumes are set to be deleted when the instance is terminated </text:span></text:p>
          </draw:text-box>
        </draw:frame>
        <draw:frame draw:style-name="gr4" draw:text-style-name="P5" draw:layer="layout" svg:width="0.158cm" svg:height="0.158cm" svg:x="4.202cm" svg:y="10.756cm">
          <draw:text-box>
            <text:p text:style-name="P2"><text:span text:style-name="T3">●</text:span></text:p>
          </draw:text-box>
        </draw:frame>
        <draw:frame draw:style-name="gr5" draw:text-style-name="P6" draw:layer="layout" svg:width="11.72cm" svg:height="0.395cm" svg:x="4.999cm" svg:y="10.631cm">
          <draw:text-box>
            <text:p text:style-name="P2"><text:span text:style-name="T4">Can have EBS Volumes ( another type of volume ) <text:s/>persist after termination</text:span></text:p>
          </draw:text-box>
        </draw:frame>
        <draw:frame draw:style-name="gr6" draw:text-style-name="P7" draw:layer="layout" svg:width="0.264cm" svg:height="0.264cm" svg:x="2.9cm" svg:y="11.5cm">
          <draw:text-box>
            <text:p text:style-name="P2"><text:span text:style-name="T5">–</text:span></text:p>
          </draw:text-box>
        </draw:frame>
        <draw:frame draw:style-name="gr5" draw:text-style-name="P6" draw:layer="layout" svg:width="15.284cm" svg:height="0.395cm" svg:x="3.799cm" svg:y="11.425cm">
          <draw:text-box>
            <text:p text:style-name="P2"><text:span text:style-name="T4">During or after the creations of EC2 Instance, you can add additional EBS Volumes to the instnace</text:span></text:p>
          </draw:text-box>
        </draw:frame>
        <draw:frame draw:style-name="gr4" draw:text-style-name="P5" draw:layer="layout" svg:width="0.158cm" svg:height="0.158cm" svg:x="4.202cm" svg:y="12.244cm">
          <draw:text-box>
            <text:p text:style-name="P2"><text:span text:style-name="T3">●</text:span></text:p>
          </draw:text-box>
        </draw:frame>
        <draw:frame draw:style-name="gr5" draw:text-style-name="P6" draw:layer="layout" svg:width="21.152cm" svg:height="0.395cm" svg:x="4.999cm" svg:y="12.116cm">
          <draw:text-box>
            <text:p text:style-name="P2"><text:span text:style-name="T4">Any additional volumes can be attached or detached from the instance at any time and is not deleted ( the default ) when the instance is </text:span></text:p>
          </draw:text-box>
        </draw:frame>
        <draw:frame draw:style-name="gr5" draw:text-style-name="P6" draw:layer="layout" svg:width="1.852cm" svg:height="0.395cm" svg:x="4.999cm" svg:y="12.512cm">
          <draw:text-box>
            <text:p text:style-name="P2"><text:span text:style-name="T4">terminated. </text:span></text:p>
          </draw:text-box>
        </draw:frame>
      </draw:page>
      <draw:page draw:name="page44"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0.995cm" svg:height="1.737cm" svg:x="3.718cm" svg:y="0.207cm">
          <draw:text-box>
            <text:p text:style-name="P2"><text:span text:style-name="T2">EC2 – Elastic Compute Cloud </text:span></text:p>
          </draw:text-box>
        </draw:frame>
        <draw:frame draw:style-name="gr3" draw:text-style-name="P4" draw:layer="layout" svg:width="10.454cm" svg:height="1.737cm" svg:x="8.774cm" svg:y="1.943cm">
          <draw:text-box>
            <text:p text:style-name="P2"><text:span text:style-name="T2">Instance Part 2</text:span></text:p>
          </draw:text-box>
        </draw:frame>
        <draw:frame draw:style-name="gr11" draw:text-style-name="P12" draw:layer="layout" svg:width="0.14cm" svg:height="0.14cm" svg:x="1.669cm" svg:y="3.797cm">
          <draw:text-box>
            <text:p text:style-name="P2"><text:span text:style-name="T10">●</text:span></text:p>
          </draw:text-box>
        </draw:frame>
        <draw:frame draw:style-name="gr24" draw:text-style-name="P25" draw:layer="layout" svg:width="5.137cm" svg:height="0.357cm" svg:x="2.48cm" svg:y="3.681cm">
          <draw:text-box>
            <text:p text:style-name="P2"><text:span text:style-name="T23">Security Groups allow or deny traffic</text:span></text:p>
          </draw:text-box>
        </draw:frame>
        <draw:frame draw:style-name="gr25" draw:text-style-name="P26" draw:layer="layout" svg:width="0.235cm" svg:height="0.235cm" svg:x="2.752cm" svg:y="4.464cm">
          <draw:text-box>
            <text:p text:style-name="P2"><text:span text:style-name="T24">–</text:span></text:p>
          </draw:text-box>
        </draw:frame>
        <draw:frame draw:style-name="gr24" draw:text-style-name="P25" draw:layer="layout" svg:width="6.208cm" svg:height="0.357cm" svg:x="3.56cm" svg:y="4.393cm">
          <draw:text-box>
            <text:p text:style-name="P2"><text:span text:style-name="T23">They are found on the instance level where </text:span></text:p>
          </draw:text-box>
        </draw:frame>
        <draw:frame draw:style-name="gr11" draw:text-style-name="P12" draw:layer="layout" svg:width="0.14cm" svg:height="0.14cm" svg:x="3.919cm" svg:y="5.13cm">
          <draw:text-box>
            <text:p text:style-name="P2"><text:span text:style-name="T10">●</text:span></text:p>
          </draw:text-box>
        </draw:frame>
        <draw:frame draw:style-name="gr24" draw:text-style-name="P25" draw:layer="layout" svg:width="5.476cm" svg:height="0.357cm" svg:x="4.639cm" svg:y="5.014cm">
          <draw:text-box>
            <text:p text:style-name="P2"><text:span text:style-name="T23">NACLs are defined on the subnet level</text:span></text:p>
          </draw:text-box>
        </draw:frame>
        <draw:frame draw:style-name="gr25" draw:text-style-name="P26" draw:layer="layout" svg:width="0.235cm" svg:height="0.235cm" svg:x="2.752cm" svg:y="5.798cm">
          <draw:text-box>
            <text:p text:style-name="P2"><text:span text:style-name="T24">–</text:span></text:p>
          </draw:text-box>
        </draw:frame>
        <draw:frame draw:style-name="gr24" draw:text-style-name="P25" draw:layer="layout" svg:width="7.152cm" svg:height="0.357cm" svg:x="3.56cm" svg:y="5.727cm">
          <draw:text-box>
            <text:p text:style-name="P2"><text:span text:style-name="T23">The allow/deny rules work are different from NACL</text:span></text:p>
          </draw:text-box>
        </draw:frame>
        <draw:frame draw:style-name="gr25" draw:text-style-name="P26" draw:layer="layout" svg:width="0.235cm" svg:height="0.235cm" svg:x="2.752cm" svg:y="6.511cm">
          <draw:text-box>
            <text:p text:style-name="P2"><text:span text:style-name="T24">–</text:span></text:p>
          </draw:text-box>
        </draw:frame>
        <draw:frame draw:style-name="gr24" draw:text-style-name="P25" draw:layer="layout" svg:width="8.82cm" svg:height="0.357cm" svg:x="3.56cm" svg:y="6.439cm">
          <draw:text-box>
            <text:p text:style-name="P2"><text:span text:style-name="T23">A virtual firewall that controls the traffic for one more instances</text:span></text:p>
          </draw:text-box>
        </draw:frame>
        <draw:frame draw:style-name="gr11" draw:text-style-name="P12" draw:layer="layout" svg:width="0.14cm" svg:height="0.14cm" svg:x="3.919cm" svg:y="7.176cm">
          <draw:text-box>
            <text:p text:style-name="P2"><text:span text:style-name="T10">●</text:span></text:p>
          </draw:text-box>
        </draw:frame>
        <draw:frame draw:style-name="gr24" draw:text-style-name="P25" draw:layer="layout" svg:width="10.683cm" svg:height="0.357cm" svg:x="4.639cm" svg:y="7.06cm">
          <draw:text-box>
            <text:p text:style-name="P2"><text:span text:style-name="T23">Launch an instance and a security should be associated with that instances</text:span></text:p>
          </draw:text-box>
        </draw:frame>
        <draw:frame draw:style-name="gr11" draw:text-style-name="P12" draw:layer="layout" svg:width="0.14cm" svg:height="0.14cm" svg:x="3.919cm" svg:y="7.797cm">
          <draw:text-box>
            <text:p text:style-name="P2"><text:span text:style-name="T10">●</text:span></text:p>
          </draw:text-box>
        </draw:frame>
        <draw:frame draw:style-name="gr24" draw:text-style-name="P25" draw:layer="layout" svg:width="10.242cm" svg:height="0.357cm" svg:x="4.639cm" svg:y="7.681cm">
          <draw:text-box>
            <text:p text:style-name="P2"><text:span text:style-name="T23">Add rule to control the traffic coming to an from the associated instances</text:span></text:p>
          </draw:text-box>
        </draw:frame>
        <draw:frame draw:style-name="gr11" draw:text-style-name="P12" draw:layer="layout" svg:width="0.14cm" svg:height="0.14cm" svg:x="3.919cm" svg:y="8.422cm">
          <draw:text-box>
            <text:p text:style-name="P2"><text:span text:style-name="T10">●</text:span></text:p>
          </draw:text-box>
        </draw:frame>
        <draw:frame draw:style-name="gr24" draw:text-style-name="P25" draw:layer="layout" svg:width="6.826cm" svg:height="0.357cm" svg:x="4.639cm" svg:y="8.306cm">
          <draw:text-box>
            <text:p text:style-name="P2"><text:span text:style-name="T23">Modify the rules for a security group at any time </text:span></text:p>
          </draw:text-box>
        </draw:frame>
        <draw:frame draw:style-name="gr25" draw:text-style-name="P26" draw:layer="layout" svg:width="0.235cm" svg:height="0.235cm" svg:x="5.179cm" svg:y="8.909cm">
          <draw:text-box>
            <text:p text:style-name="P2"><text:span text:style-name="T24">–</text:span></text:p>
          </draw:text-box>
        </draw:frame>
        <draw:frame draw:style-name="gr24" draw:text-style-name="P25" draw:layer="layout" svg:width="15.449cm" svg:height="0.357cm" svg:x="5.719cm" svg:y="8.838cm">
          <draw:text-box>
            <text:p text:style-name="P2"><text:span text:style-name="T23">When the decision to allow traffic to reach an instance Is evaluated all security groups are taking into account</text:span></text:p>
          </draw:text-box>
        </draw:frame>
        <draw:frame draw:style-name="gr11" draw:text-style-name="P12" draw:layer="layout" svg:width="0.14cm" svg:height="0.14cm" svg:x="1.669cm" svg:y="9.755cm">
          <draw:text-box>
            <text:p text:style-name="P2"><text:span text:style-name="T10">●</text:span></text:p>
          </draw:text-box>
        </draw:frame>
        <draw:frame draw:style-name="gr24" draw:text-style-name="P25" draw:layer="layout" svg:width="15.83cm" svg:height="0.357cm" svg:x="2.48cm" svg:y="9.639cm">
          <draw:text-box>
            <text:p text:style-name="P2"><text:span text:style-name="T23">When an new Security Group is created all inbound traffic is denied and all outbound traffic is allowed by default</text:span></text:p>
          </draw:text-box>
        </draw:frame>
        <draw:frame draw:style-name="gr25" draw:text-style-name="P26" draw:layer="layout" svg:width="0.235cm" svg:height="0.235cm" svg:x="2.752cm" svg:y="10.423cm">
          <draw:text-box>
            <text:p text:style-name="P2"><text:span text:style-name="T24">–</text:span></text:p>
          </draw:text-box>
        </draw:frame>
        <draw:frame draw:style-name="gr24" draw:text-style-name="P25" draw:layer="layout" svg:width="6.598cm" svg:height="0.357cm" svg:x="3.56cm" svg:y="10.352cm">
          <draw:text-box>
            <text:p text:style-name="P2"><text:span text:style-name="T23">The default Security Group all traffic is allowed</text:span></text:p>
          </draw:text-box>
        </draw:frame>
        <draw:frame draw:style-name="gr11" draw:text-style-name="P12" draw:layer="layout" svg:width="0.14cm" svg:height="0.14cm" svg:x="1.669cm" svg:y="11.269cm">
          <draw:text-box>
            <text:p text:style-name="P2"><text:span text:style-name="T10">●</text:span></text:p>
          </draw:text-box>
        </draw:frame>
        <draw:frame draw:style-name="gr24" draw:text-style-name="P25" draw:layer="layout" svg:width="10.945cm" svg:height="0.357cm" svg:x="2.48cm" svg:y="11.153cm">
          <draw:text-box>
            <text:p text:style-name="P2"><text:span text:style-name="T23">Not stateless since if the traffic is allowed inbound then it is allowed outbound</text:span></text:p>
          </draw:text-box>
        </draw:frame>
        <draw:frame draw:style-name="gr25" draw:text-style-name="P26" draw:layer="layout" svg:width="0.235cm" svg:height="0.235cm" svg:x="2.752cm" svg:y="11.936cm">
          <draw:text-box>
            <text:p text:style-name="P2"><text:span text:style-name="T24">–</text:span></text:p>
          </draw:text-box>
        </draw:frame>
        <draw:frame draw:style-name="gr24" draw:text-style-name="P25" draw:layer="layout" svg:width="15.885cm" svg:height="0.357cm" svg:x="3.56cm" svg:y="11.865cm">
          <draw:text-box>
            <text:p text:style-name="P2"><text:span text:style-name="T23">If you create a rule for the security group to have inbound web server traffic then outbound service traffic is allow</text:span></text:p>
          </draw:text-box>
        </draw:frame>
        <draw:frame draw:style-name="gr25" draw:text-style-name="P26" draw:layer="layout" svg:width="0.235cm" svg:height="0.235cm" svg:x="2.752cm" svg:y="12.649cm">
          <draw:text-box>
            <text:p text:style-name="P2"><text:span text:style-name="T24">–</text:span></text:p>
          </draw:text-box>
        </draw:frame>
        <draw:frame draw:style-name="gr24" draw:text-style-name="P25" draw:layer="layout" svg:width="2.69cm" svg:height="0.357cm" svg:x="3.56cm" svg:y="12.578cm">
          <draw:text-box>
            <text:p text:style-name="P2"><text:span text:style-name="T23">considered stateful</text:span></text:p>
          </draw:text-box>
        </draw:frame>
        <draw:frame draw:style-name="gr11" draw:text-style-name="P12" draw:layer="layout" svg:width="0.14cm" svg:height="0.14cm" svg:x="1.669cm" svg:y="13.495cm">
          <draw:text-box>
            <text:p text:style-name="P2"><text:span text:style-name="T10">●</text:span></text:p>
          </draw:text-box>
        </draw:frame>
        <draw:frame draw:style-name="gr24" draw:text-style-name="P25" draw:layer="layout" svg:width="5.425cm" svg:height="0.357cm" svg:x="2.48cm" svg:y="13.379cm">
          <draw:text-box>
            <text:p text:style-name="P2"><text:span text:style-name="T23">Security Groups implicit deny all traffic</text:span></text:p>
          </draw:text-box>
        </draw:frame>
        <draw:frame draw:style-name="gr25" draw:text-style-name="P26" draw:layer="layout" svg:width="0.235cm" svg:height="0.235cm" svg:x="2.752cm" svg:y="14.162cm">
          <draw:text-box>
            <text:p text:style-name="P2"><text:span text:style-name="T24">–</text:span></text:p>
          </draw:text-box>
        </draw:frame>
        <draw:frame draw:style-name="gr24" draw:text-style-name="P25" draw:layer="layout" svg:width="13.13cm" svg:height="0.357cm" svg:x="3.56cm" svg:y="14.091cm">
          <draw:text-box>
            <text:p text:style-name="P2"><text:span text:style-name="T23">When creating rule cannot deny the outbound if you add the rule for in bound and visa versa </text:span></text:p>
          </draw:text-box>
        </draw:frame>
        <draw:frame draw:style-name="gr25" draw:text-style-name="P26" draw:layer="layout" svg:width="0.235cm" svg:height="0.235cm" svg:x="2.752cm" svg:y="14.875cm">
          <draw:text-box>
            <text:p text:style-name="P2"><text:span text:style-name="T24">–</text:span></text:p>
          </draw:text-box>
        </draw:frame>
        <draw:frame draw:style-name="gr24" draw:text-style-name="P25" draw:layer="layout" svg:width="9.26cm" svg:height="0.357cm" svg:x="3.56cm" svg:y="14.804cm">
          <draw:text-box>
            <text:p text:style-name="P2"><text:span text:style-name="T23">Create rules from the type of traffic you want in the security group</text:span></text:p>
          </draw:text-box>
        </draw:frame>
      </draw:page>
      <draw:page draw:name="page45"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0.995cm" svg:height="1.737cm" svg:x="3.718cm" svg:y="0.207cm">
          <draw:text-box>
            <text:p text:style-name="P2"><text:span text:style-name="T2">EC2 – Elastic Compute Cloud </text:span></text:p>
          </draw:text-box>
        </draw:frame>
        <draw:frame draw:style-name="gr3" draw:text-style-name="P4" draw:layer="layout" svg:width="10.454cm" svg:height="1.737cm" svg:x="8.774cm" svg:y="1.943cm">
          <draw:text-box>
            <text:p text:style-name="P2"><text:span text:style-name="T2">Instance Part 2</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6.145cm" svg:height="0.395cm" svg:x="2.6cm" svg:y="3.685cm">
          <draw:text-box>
            <text:p text:style-name="P2"><text:span text:style-name="T4">ephemeral ports : Outgoing Web Traffic</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3.122cm" svg:height="0.395cm" svg:x="3.799cm" svg:y="4.479cm">
          <draw:text-box>
            <text:p text:style-name="P2"><text:span text:style-name="T4">ports 1024 to 65535</text:span></text:p>
          </draw:text-box>
        </draw:frame>
        <draw:frame draw:style-name="gr4" draw:text-style-name="P5" draw:layer="layout" svg:width="0.158cm" svg:height="0.158cm" svg:x="1.7cm" svg:y="5.496cm">
          <draw:text-box>
            <text:p text:style-name="P2"><text:span text:style-name="T3">●</text:span></text:p>
          </draw:text-box>
        </draw:frame>
        <draw:frame draw:style-name="gr5" draw:text-style-name="P6" draw:layer="layout" svg:width="1.365cm" svg:height="0.395cm" svg:x="2.6cm" svg:y="5.371cm">
          <draw:text-box>
            <text:p text:style-name="P2"><text:span text:style-name="T4">0.0.0.0/0</text:span></text:p>
          </draw:text-box>
        </draw:frame>
        <draw:frame draw:style-name="gr5" draw:text-style-name="P6" draw:layer="layout" svg:width="2.58cm" svg:height="0.395cm" svg:x="7.68cm" svg:y="5.371cm">
          <draw:text-box>
            <text:p text:style-name="P2"><text:span text:style-name="T4">Any IP4 address</text:span></text:p>
          </draw:text-box>
        </draw:frame>
        <draw:frame draw:style-name="gr4" draw:text-style-name="P5" draw:layer="layout" svg:width="0.158cm" svg:height="0.158cm" svg:x="1.7cm" svg:y="6.392cm">
          <draw:text-box>
            <text:p text:style-name="P2"><text:span text:style-name="T3">●</text:span></text:p>
          </draw:text-box>
        </draw:frame>
        <draw:frame draw:style-name="gr5" draw:text-style-name="P6" draw:layer="layout" svg:width="0.489cm" svg:height="0.395cm" svg:x="2.6cm" svg:y="6.267cm">
          <draw:text-box>
            <text:p text:style-name="P2"><text:span text:style-name="T4">::/0</text:span></text:p>
          </draw:text-box>
        </draw:frame>
        <draw:frame draw:style-name="gr5" draw:text-style-name="P6" draw:layer="layout" svg:width="2.58cm" svg:height="0.395cm" svg:x="7.68cm" svg:y="6.267cm">
          <draw:text-box>
            <text:p text:style-name="P2"><text:span text:style-name="T4">Any IP6 address</text:span></text:p>
          </draw:text-box>
        </draw:frame>
      </draw:page>
      <draw:page draw:name="page46"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7.795cm" svg:height="1.737cm" svg:x="5.105cm" svg:y="1.075cm">
          <draw:text-box>
            <text:p text:style-name="P2"><text:span text:style-name="T2">Creating an EC2 Instance</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10.297cm" svg:height="0.395cm" svg:x="2.6cm" svg:y="3.685cm">
          <draw:text-box>
            <text:p text:style-name="P2"><text:span text:style-name="T4">Drop into the EC2 dashboard and click the launch instance button.</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3.588cm" svg:height="0.395cm" svg:x="3.799cm" svg:y="4.479cm">
          <draw:text-box>
            <text:p text:style-name="P2"><text:span text:style-name="T4">Select Amazon Linux 2</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2.44cm" svg:height="0.395cm" svg:x="3.799cm" svg:y="5.273cm">
          <draw:text-box>
            <text:p text:style-name="P2"><text:span text:style-name="T4">Select T2 Micro</text:span></text:p>
          </draw:text-box>
        </draw:frame>
        <draw:frame draw:style-name="gr6" draw:text-style-name="P7" draw:layer="layout" svg:width="0.264cm" svg:height="0.264cm" svg:x="2.9cm" svg:y="6.141cm">
          <draw:text-box>
            <text:p text:style-name="P2"><text:span text:style-name="T5">–</text:span></text:p>
          </draw:text-box>
        </draw:frame>
        <draw:frame draw:style-name="gr5" draw:text-style-name="P6" draw:layer="layout" svg:width="4.117cm" svg:height="0.395cm" svg:x="3.799cm" svg:y="6.066cm">
          <draw:text-box>
            <text:p text:style-name="P2"><text:span text:style-name="T4">Configure Instance Details</text:span></text:p>
          </draw:text-box>
        </draw:frame>
        <draw:frame draw:style-name="gr4" draw:text-style-name="P5" draw:layer="layout" svg:width="0.158cm" svg:height="0.158cm" svg:x="4.202cm" svg:y="6.886cm">
          <draw:text-box>
            <text:p text:style-name="P2"><text:span text:style-name="T3">●</text:span></text:p>
          </draw:text-box>
        </draw:frame>
        <draw:frame draw:style-name="gr5" draw:text-style-name="P6" draw:layer="layout" svg:width="3.245cm" svg:height="0.395cm" svg:x="4.999cm" svg:y="6.761cm">
          <draw:text-box>
            <text:p text:style-name="P2"><text:span text:style-name="T4">Number of Instances</text:span></text:p>
          </draw:text-box>
        </draw:frame>
        <draw:frame draw:style-name="gr5" draw:text-style-name="P6" draw:layer="layout" svg:width="0.352cm" svg:height="0.395cm" svg:x="13.889cm" svg:y="6.761cm">
          <draw:text-box>
            <text:p text:style-name="P2"><text:span text:style-name="T4">1</text:span></text:p>
          </draw:text-box>
        </draw:frame>
        <draw:frame draw:style-name="gr4" draw:text-style-name="P5" draw:layer="layout" svg:width="0.158cm" svg:height="0.158cm" svg:x="4.202cm" svg:y="7.581cm">
          <draw:text-box>
            <text:p text:style-name="P2"><text:span text:style-name="T3">●</text:span></text:p>
          </draw:text-box>
        </draw:frame>
        <draw:frame draw:style-name="gr5" draw:text-style-name="P6" draw:layer="layout" svg:width="3.067cm" svg:height="0.395cm" svg:x="4.999cm" svg:y="7.453cm">
          <draw:text-box>
            <text:p text:style-name="P2"><text:span text:style-name="T4">Purchasing Options</text:span></text:p>
          </draw:text-box>
        </draw:frame>
        <draw:frame draw:style-name="gr5" draw:text-style-name="P6" draw:layer="layout" svg:width="2.012cm" svg:height="0.395cm" svg:x="13.889cm" svg:y="7.453cm">
          <draw:text-box>
            <text:p text:style-name="P2"><text:span text:style-name="T4"><text:s/></text:span><text:span text:style-name="T4">On-Demand</text:span></text:p>
          </draw:text-box>
        </draw:frame>
        <draw:frame draw:style-name="gr4" draw:text-style-name="P5" draw:layer="layout" svg:width="0.158cm" svg:height="0.158cm" svg:x="4.202cm" svg:y="8.272cm">
          <draw:text-box>
            <text:p text:style-name="P2"><text:span text:style-name="T3">●</text:span></text:p>
          </draw:text-box>
        </draw:frame>
        <draw:frame draw:style-name="gr5" draw:text-style-name="P6" draw:layer="layout" svg:width="1.293cm" svg:height="0.395cm" svg:x="4.999cm" svg:y="8.148cm">
          <draw:text-box>
            <text:p text:style-name="P2"><text:span text:style-name="T4">Network</text:span></text:p>
          </draw:text-box>
        </draw:frame>
        <draw:frame draw:style-name="gr5" draw:text-style-name="P6" draw:layer="layout" svg:width="0.352cm" svg:height="0.395cm" svg:x="12.619cm" svg:y="8.148cm">
          <draw:text-box>
            <text:p text:style-name="P2"><text:span text:style-name="T4"><text:s/></text:span></text:p>
          </draw:text-box>
        </draw:frame>
        <draw:frame draw:style-name="gr5" draw:text-style-name="P6" draw:layer="layout" svg:width="0.352cm" svg:height="0.395cm" svg:x="13.889cm" svg:y="8.148cm">
          <draw:text-box>
            <text:p text:style-name="P2"><text:span text:style-name="T4"><text:s/></text:span></text:p>
          </draw:text-box>
        </draw:frame>
        <draw:frame draw:style-name="gr4" draw:text-style-name="P5" draw:layer="layout" svg:width="0.158cm" svg:height="0.158cm" svg:x="4.202cm" svg:y="8.967cm">
          <draw:text-box>
            <text:p text:style-name="P2"><text:span text:style-name="T3">●</text:span></text:p>
          </draw:text-box>
        </draw:frame>
        <draw:frame draw:style-name="gr5" draw:text-style-name="P6" draw:layer="layout" svg:width="1.111cm" svg:height="0.395cm" svg:x="4.999cm" svg:y="8.843cm">
          <draw:text-box>
            <text:p text:style-name="P2"><text:span text:style-name="T4">Subnet</text:span></text:p>
          </draw:text-box>
        </draw:frame>
        <draw:frame draw:style-name="gr4" draw:text-style-name="P5" draw:layer="layout" svg:width="0.158cm" svg:height="0.158cm" svg:x="4.202cm" svg:y="9.662cm">
          <draw:text-box>
            <text:p text:style-name="P2"><text:span text:style-name="T3">●</text:span></text:p>
          </draw:text-box>
        </draw:frame>
        <draw:frame draw:style-name="gr5" draw:text-style-name="P6" draw:layer="layout" svg:width="3.448cm" svg:height="0.395cm" svg:x="4.999cm" svg:y="9.538cm">
          <draw:text-box>
            <text:p text:style-name="P2"><text:span text:style-name="T4">Auto Assign Public IP </text:span></text:p>
          </draw:text-box>
        </draw:frame>
        <draw:frame draw:style-name="gr5" draw:text-style-name="P6" draw:layer="layout" svg:width="0.352cm" svg:height="0.395cm" svg:x="12.619cm" svg:y="9.538cm">
          <draw:text-box>
            <text:p text:style-name="P2"><text:span text:style-name="T4"><text:s/></text:span></text:p>
          </draw:text-box>
        </draw:frame>
        <draw:frame draw:style-name="gr5" draw:text-style-name="P6" draw:layer="layout" svg:width="8.887cm" svg:height="0.395cm" svg:x="13.889cm" svg:y="9.538cm">
          <draw:text-box>
            <text:p text:style-name="P2"><text:span text:style-name="T4"><text:s/></text:span><text:span text:style-name="T4">Set to enable to connect to the instance outside the VPC</text:span></text:p>
          </draw:text-box>
        </draw:frame>
        <draw:frame draw:style-name="gr4" draw:text-style-name="P5" draw:layer="layout" svg:width="0.158cm" svg:height="0.158cm" svg:x="4.202cm" svg:y="10.353cm">
          <draw:text-box>
            <text:p text:style-name="P2"><text:span text:style-name="T3">●</text:span></text:p>
          </draw:text-box>
        </draw:frame>
        <draw:frame draw:style-name="gr5" draw:text-style-name="P6" draw:layer="layout" svg:width="1.441cm" svg:height="0.395cm" svg:x="4.999cm" svg:y="10.229cm">
          <draw:text-box>
            <text:p text:style-name="P2"><text:span text:style-name="T4">IAM Role</text:span></text:p>
          </draw:text-box>
        </draw:frame>
        <draw:frame draw:style-name="gr4" draw:text-style-name="P5" draw:layer="layout" svg:width="0.158cm" svg:height="0.158cm" svg:x="4.202cm" svg:y="11.048cm">
          <draw:text-box>
            <text:p text:style-name="P2"><text:span text:style-name="T3">●</text:span></text:p>
          </draw:text-box>
        </draw:frame>
        <draw:frame draw:style-name="gr5" draw:text-style-name="P6" draw:layer="layout" svg:width="3.042cm" svg:height="0.395cm" svg:x="4.999cm" svg:y="10.924cm">
          <draw:text-box>
            <text:p text:style-name="P2"><text:span text:style-name="T4">Shutdown Behavior</text:span></text:p>
          </draw:text-box>
        </draw:frame>
        <draw:frame draw:style-name="gr4" draw:text-style-name="P5" draw:layer="layout" svg:width="0.158cm" svg:height="0.158cm" svg:x="4.202cm" svg:y="11.743cm">
          <draw:text-box>
            <text:p text:style-name="P2"><text:span text:style-name="T3">●</text:span></text:p>
          </draw:text-box>
        </draw:frame>
        <draw:frame draw:style-name="gr5" draw:text-style-name="P6" draw:layer="layout" svg:width="4.654cm" svg:height="0.395cm" svg:x="4.999cm" svg:y="11.619cm">
          <draw:text-box>
            <text:p text:style-name="P2"><text:span text:style-name="T4">Enable termination protection </text:span></text:p>
          </draw:text-box>
        </draw:frame>
        <draw:frame draw:style-name="gr5" draw:text-style-name="P6" draw:layer="layout" svg:width="9.776cm" svg:height="0.395cm" svg:x="13.889cm" svg:y="11.619cm">
          <draw:text-box>
            <text:p text:style-name="P2"><text:span text:style-name="T4"><text:s/></text:span><text:span text:style-name="T4">Prevents someone from accidentally terminating your instance</text:span></text:p>
          </draw:text-box>
        </draw:frame>
        <draw:frame draw:style-name="gr4" draw:text-style-name="P5" draw:layer="layout" svg:width="0.158cm" svg:height="0.158cm" svg:x="4.202cm" svg:y="12.438cm">
          <draw:text-box>
            <text:p text:style-name="P2"><text:span text:style-name="T3">●</text:span></text:p>
          </draw:text-box>
        </draw:frame>
        <draw:frame draw:style-name="gr5" draw:text-style-name="P6" draw:layer="layout" svg:width="1.636cm" svg:height="0.395cm" svg:x="4.999cm" svg:y="12.31cm">
          <draw:text-box>
            <text:p text:style-name="P2"><text:span text:style-name="T4">Monitoring</text:span></text:p>
          </draw:text-box>
        </draw:frame>
        <draw:frame draw:style-name="gr5" draw:text-style-name="P6" draw:layer="layout" svg:width="0.352cm" svg:height="0.395cm" svg:x="7.539cm" svg:y="12.31cm">
          <draw:text-box>
            <text:p text:style-name="P2"><text:span text:style-name="T4"><text:s text:c="2"/></text:span></text:p>
          </draw:text-box>
        </draw:frame>
        <draw:frame draw:style-name="gr5" draw:text-style-name="P6" draw:layer="layout" svg:width="0.352cm" svg:height="0.395cm" svg:x="10.079cm" svg:y="12.31cm">
          <draw:text-box>
            <text:p text:style-name="P2"><text:span text:style-name="T4"><text:s/></text:span></text:p>
          </draw:text-box>
        </draw:frame>
        <draw:frame draw:style-name="gr5" draw:text-style-name="P6" draw:layer="layout" svg:width="0.352cm" svg:height="0.395cm" svg:x="11.349cm" svg:y="12.31cm">
          <draw:text-box>
            <text:p text:style-name="P2"><text:span text:style-name="T4"><text:s/></text:span></text:p>
          </draw:text-box>
        </draw:frame>
        <draw:frame draw:style-name="gr5" draw:text-style-name="P6" draw:layer="layout" svg:width="5.378cm" svg:height="0.395cm" svg:x="13.889cm" svg:y="12.31cm">
          <draw:text-box>
            <text:p text:style-name="P2"><text:span text:style-name="T4"><text:s/></text:span><text:span text:style-name="T4">Enable monitoring for cloud watch</text:span></text:p>
          </draw:text-box>
        </draw:frame>
        <draw:frame draw:style-name="gr4" draw:text-style-name="P5" draw:layer="layout" svg:width="0.158cm" svg:height="0.158cm" svg:x="4.202cm" svg:y="13.13cm">
          <draw:text-box>
            <text:p text:style-name="P2"><text:span text:style-name="T3">●</text:span></text:p>
          </draw:text-box>
        </draw:frame>
        <draw:frame draw:style-name="gr5" draw:text-style-name="P6" draw:layer="layout" svg:width="1.352cm" svg:height="0.395cm" svg:x="4.999cm" svg:y="13.005cm">
          <draw:text-box>
            <text:p text:style-name="P2"><text:span text:style-name="T4">Tenancy</text:span></text:p>
          </draw:text-box>
        </draw:frame>
        <draw:frame draw:style-name="gr5" draw:text-style-name="P6" draw:layer="layout" svg:width="0.352cm" svg:height="0.395cm" svg:x="11.349cm" svg:y="13.005cm">
          <draw:text-box>
            <text:p text:style-name="P2"><text:span text:style-name="T4"><text:s/></text:span></text:p>
          </draw:text-box>
        </draw:frame>
        <draw:frame draw:style-name="gr5" draw:text-style-name="P6" draw:layer="layout" svg:width="0.352cm" svg:height="0.395cm" svg:x="12.619cm" svg:y="13.005cm">
          <draw:text-box>
            <text:p text:style-name="P2"><text:span text:style-name="T4"><text:s/></text:span></text:p>
          </draw:text-box>
        </draw:frame>
        <draw:frame draw:style-name="gr5" draw:text-style-name="P6" draw:layer="layout" svg:width="11.83cm" svg:height="0.395cm" svg:x="13.889cm" svg:y="13.005cm">
          <draw:text-box>
            <text:p text:style-name="P2"><text:span text:style-name="T4"><text:s/></text:span><text:span text:style-name="T4">Run on shared hardware or should not share hardware with other instances</text:span></text:p>
          </draw:text-box>
        </draw:frame>
        <draw:frame draw:style-name="gr4" draw:text-style-name="P5" draw:layer="layout" svg:width="0.158cm" svg:height="0.158cm" svg:x="4.202cm" svg:y="13.825cm">
          <draw:text-box>
            <text:p text:style-name="P2"><text:span text:style-name="T3">●</text:span></text:p>
          </draw:text-box>
        </draw:frame>
        <draw:frame draw:style-name="gr5" draw:text-style-name="P6" draw:layer="layout" svg:width="2.597cm" svg:height="0.395cm" svg:x="4.999cm" svg:y="13.7cm">
          <draw:text-box>
            <text:p text:style-name="P2"><text:span text:style-name="T4">Elastic Inference</text:span></text:p>
          </draw:text-box>
        </draw:frame>
        <draw:frame draw:style-name="gr4" draw:text-style-name="P5" draw:layer="layout" svg:width="0.158cm" svg:height="0.158cm" svg:x="4.202cm" svg:y="14.52cm">
          <draw:text-box>
            <text:p text:style-name="P2"><text:span text:style-name="T3">●</text:span></text:p>
          </draw:text-box>
        </draw:frame>
        <draw:frame draw:style-name="gr5" draw:text-style-name="P6" draw:layer="layout" svg:width="0.921cm" svg:height="0.395cm" svg:x="4.999cm" svg:y="14.395cm">
          <draw:text-box>
            <text:p text:style-name="P2"><text:span text:style-name="T4">T2/T3</text:span></text:p>
          </draw:text-box>
        </draw:frame>
      </draw:page>
      <draw:page draw:name="page47"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7.795cm" svg:height="1.737cm" svg:x="5.105cm" svg:y="1.075cm">
          <draw:text-box>
            <text:p text:style-name="P2"><text:span text:style-name="T2">Creating an EC2 Instance</text:span></text:p>
          </draw:text-box>
        </draw:frame>
        <draw:frame draw:style-name="gr6" draw:text-style-name="P7" draw:layer="layout" svg:width="0.264cm" svg:height="0.264cm" svg:x="2.9cm" svg:y="3.76cm">
          <draw:text-box>
            <text:p text:style-name="P2"><text:span text:style-name="T5">–</text:span></text:p>
          </draw:text-box>
        </draw:frame>
        <draw:frame draw:style-name="gr5" draw:text-style-name="P6" draw:layer="layout" svg:width="17.376cm" svg:height="0.395cm" svg:x="3.799cm" svg:y="3.685cm">
          <draw:text-box>
            <text:p text:style-name="P2"><text:span text:style-name="T4">The instance receives a network interface assigned to it where you can change the IP Address, Subnet Address</text:span></text:p>
          </draw:text-box>
        </draw:frame>
        <draw:frame draw:style-name="gr4" draw:text-style-name="P5" draw:layer="layout" svg:width="0.158cm" svg:height="0.158cm" svg:x="1.7cm" svg:y="4.702cm">
          <draw:text-box>
            <text:p text:style-name="P2"><text:span text:style-name="T3">●</text:span></text:p>
          </draw:text-box>
        </draw:frame>
        <draw:frame draw:style-name="gr5" draw:text-style-name="P6" draw:layer="layout" svg:width="3.981cm" svg:height="0.395cm" svg:x="2.6cm" svg:y="4.578cm">
          <draw:text-box>
            <text:p text:style-name="P2"><text:span text:style-name="T4">Click Next to add Storage</text:span></text:p>
          </draw:text-box>
        </draw:frame>
        <draw:frame draw:style-name="gr4" draw:text-style-name="P5" draw:layer="layout" svg:width="0.158cm" svg:height="0.158cm" svg:x="1.7cm" svg:y="5.598cm">
          <draw:text-box>
            <text:p text:style-name="P2"><text:span text:style-name="T3">●</text:span></text:p>
          </draw:text-box>
        </draw:frame>
        <draw:frame draw:style-name="gr5" draw:text-style-name="P6" draw:layer="layout" svg:width="7.58cm" svg:height="0.395cm" svg:x="2.6cm" svg:y="5.474cm">
          <draw:text-box>
            <text:p text:style-name="P2"><text:span text:style-name="T4">Click Next to add Tags which are key/value pairs</text:span></text:p>
          </draw:text-box>
        </draw:frame>
        <draw:frame draw:style-name="gr4" draw:text-style-name="P5" draw:layer="layout" svg:width="0.158cm" svg:height="0.158cm" svg:x="1.7cm" svg:y="6.49cm">
          <draw:text-box>
            <text:p text:style-name="P2"><text:span text:style-name="T3">●</text:span></text:p>
          </draw:text-box>
        </draw:frame>
        <draw:frame draw:style-name="gr5" draw:text-style-name="P6" draw:layer="layout" svg:width="6.543cm" svg:height="0.395cm" svg:x="2.6cm" svg:y="6.366cm">
          <draw:text-box>
            <text:p text:style-name="P2"><text:span text:style-name="T4">Click Next to configure the Security Group</text:span></text:p>
          </draw:text-box>
        </draw:frame>
        <draw:frame draw:style-name="gr6" draw:text-style-name="P7" draw:layer="layout" svg:width="0.264cm" svg:height="0.264cm" svg:x="2.9cm" svg:y="7.235cm">
          <draw:text-box>
            <text:p text:style-name="P2"><text:span text:style-name="T5">–</text:span></text:p>
          </draw:text-box>
        </draw:frame>
        <draw:frame draw:style-name="gr5" draw:text-style-name="P6" draw:layer="layout" svg:width="21.943cm" svg:height="0.395cm" svg:x="3.799cm" svg:y="7.16cm">
          <draw:text-box>
            <text:p text:style-name="P2"><text:span text:style-name="T4">For the Source in a security group want to verify that it was lock down to a specific subnet or host depending on how the instance was access</text:span></text:p>
          </draw:text-box>
        </draw:frame>
        <draw:frame draw:style-name="gr4" draw:text-style-name="P5" draw:layer="layout" svg:width="0.158cm" svg:height="0.158cm" svg:x="1.7cm" svg:y="8.18cm">
          <draw:text-box>
            <text:p text:style-name="P2"><text:span text:style-name="T3">●</text:span></text:p>
          </draw:text-box>
        </draw:frame>
        <draw:frame draw:style-name="gr5" draw:text-style-name="P6" draw:layer="layout" svg:width="4.43cm" svg:height="0.395cm" svg:x="2.6cm" svg:y="8.052cm">
          <draw:text-box>
            <text:p text:style-name="P2"><text:span text:style-name="T4">Click on Review and Launch</text:span></text:p>
          </draw:text-box>
        </draw:frame>
        <draw:frame draw:style-name="gr6" draw:text-style-name="P7" draw:layer="layout" svg:width="0.264cm" svg:height="0.264cm" svg:x="2.9cm" svg:y="8.925cm">
          <draw:text-box>
            <text:p text:style-name="P2"><text:span text:style-name="T5">–</text:span></text:p>
          </draw:text-box>
        </draw:frame>
        <draw:frame draw:style-name="gr5" draw:text-style-name="P6" draw:layer="layout" svg:width="7.571cm" svg:height="0.395cm" svg:x="3.799cm" svg:y="8.85cm">
          <draw:text-box>
            <text:p text:style-name="P2"><text:span text:style-name="T4">Create new key pair which has a PEM Extension</text:span></text:p>
          </draw:text-box>
        </draw:frame>
        <draw:frame draw:style-name="gr4" draw:text-style-name="P5" draw:layer="layout" svg:width="0.158cm" svg:height="0.158cm" svg:x="1.7cm" svg:y="9.867cm">
          <draw:text-box>
            <text:p text:style-name="P2"><text:span text:style-name="T3">●</text:span></text:p>
          </draw:text-box>
        </draw:frame>
        <draw:frame draw:style-name="gr5" draw:text-style-name="P6" draw:layer="layout" svg:width="4.566cm" svg:height="0.395cm" svg:x="2.6cm" svg:y="9.742cm">
          <draw:text-box>
            <text:p text:style-name="P2"><text:span text:style-name="T4">We now have a new instance</text:span></text:p>
          </draw:text-box>
        </draw:frame>
        <draw:frame draw:style-name="gr6" draw:text-style-name="P7" draw:layer="layout" svg:width="0.264cm" svg:height="0.264cm" svg:x="2.9cm" svg:y="10.611cm">
          <draw:text-box>
            <text:p text:style-name="P2"><text:span text:style-name="T5">–</text:span></text:p>
          </draw:text-box>
        </draw:frame>
        <draw:frame draw:style-name="gr5" draw:text-style-name="P6" draw:layer="layout" svg:width="8.469cm" svg:height="0.395cm" svg:x="3.799cm" svg:y="10.536cm">
          <draw:text-box>
            <text:p text:style-name="P2"><text:span text:style-name="T4">Can use the Public Name to access it over the internet</text:span></text:p>
          </draw:text-box>
        </draw:frame>
        <draw:frame draw:style-name="gr6" draw:text-style-name="P7" draw:layer="layout" svg:width="0.264cm" svg:height="0.264cm" svg:x="2.9cm" svg:y="11.405cm">
          <draw:text-box>
            <text:p text:style-name="P2"><text:span text:style-name="T5">–</text:span></text:p>
          </draw:text-box>
        </draw:frame>
        <draw:frame draw:style-name="gr5" draw:text-style-name="P6" draw:layer="layout" svg:width="4.413cm" svg:height="0.395cm" svg:x="3.799cm" svg:y="11.33cm">
          <draw:text-box>
            <text:p text:style-name="P2"><text:span text:style-name="T4">Can use the IPv4 to connect</text:span></text:p>
          </draw:text-box>
        </draw:frame>
        <draw:frame draw:style-name="gr4" draw:text-style-name="P5" draw:layer="layout" svg:width="0.158cm" svg:height="0.158cm" svg:x="1.7cm" svg:y="12.35cm">
          <draw:text-box>
            <text:p text:style-name="P2"><text:span text:style-name="T3">●</text:span></text:p>
          </draw:text-box>
        </draw:frame>
      </draw:page>
      <draw:page draw:name="page48"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5.398cm" svg:height="1.737cm" svg:x="1.517cm" svg:y="0.207cm">
          <draw:text-box>
            <text:p text:style-name="P2"><text:span text:style-name="T2">Connecting to an EC2 instance from </text:span></text:p>
          </draw:text-box>
        </draw:frame>
        <draw:frame draw:style-name="gr3" draw:text-style-name="P4" draw:layer="layout" svg:width="6.047cm" svg:height="1.737cm" svg:x="11.063cm" svg:y="1.943cm">
          <draw:text-box>
            <text:p text:style-name="P2"><text:span text:style-name="T2">Terminal</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5.158cm" svg:height="0.395cm" svg:x="2.6cm" svg:y="3.685cm">
          <draw:text-box>
            <text:p text:style-name="P2"><text:span text:style-name="T4">make sure the instance is started</text:span></text:p>
          </draw:text-box>
        </draw:frame>
        <draw:frame draw:style-name="gr4" draw:text-style-name="P5" draw:layer="layout" svg:width="0.158cm" svg:height="0.158cm" svg:x="1.7cm" svg:y="4.702cm">
          <draw:text-box>
            <text:p text:style-name="P2"><text:span text:style-name="T3">●</text:span></text:p>
          </draw:text-box>
        </draw:frame>
        <draw:frame draw:style-name="gr5" draw:text-style-name="P6" draw:layer="layout" svg:width="19.141cm" svg:height="0.395cm" svg:x="2.6cm" svg:y="4.578cm">
          <draw:text-box>
            <text:p text:style-name="P2"><text:span text:style-name="T4">Locate your private key the ( sshtestkeypari.pem) The wizard automatically detects the key you used to launch the instance</text:span></text:p>
          </draw:text-box>
        </draw:frame>
        <draw:frame draw:style-name="gr4" draw:text-style-name="P5" draw:layer="layout" svg:width="0.158cm" svg:height="0.158cm" svg:x="1.7cm" svg:y="5.598cm">
          <draw:text-box>
            <text:p text:style-name="P2"><text:span text:style-name="T3">●</text:span></text:p>
          </draw:text-box>
        </draw:frame>
        <draw:frame draw:style-name="gr5" draw:text-style-name="P6" draw:layer="layout" svg:width="13.295cm" svg:height="0.395cm" svg:x="2.6cm" svg:y="5.474cm">
          <draw:text-box>
            <text:p text:style-name="P2"><text:span text:style-name="T4">The key must be publicly viewable for SSH to work → chmod 440 sshtestkeypair.pem</text:span></text:p>
          </draw:text-box>
        </draw:frame>
        <draw:frame draw:style-name="gr4" draw:text-style-name="P5" draw:layer="layout" svg:width="0.158cm" svg:height="0.158cm" svg:x="1.7cm" svg:y="6.49cm">
          <draw:text-box>
            <text:p text:style-name="P2"><text:span text:style-name="T3">●</text:span></text:p>
          </draw:text-box>
        </draw:frame>
        <draw:frame draw:style-name="gr5" draw:text-style-name="P6" draw:layer="layout" svg:width="14.933cm" svg:height="0.395cm" svg:x="2.6cm" svg:y="6.366cm">
          <draw:text-box>
            <text:p text:style-name="P2"><text:span text:style-name="T4">Connect to your instance using the public DNS : ec2.-54-196-0-138.compute-1.amazonaws.com</text:span></text:p>
          </draw:text-box>
        </draw:frame>
        <draw:frame draw:style-name="gr6" draw:text-style-name="P7" draw:layer="layout" svg:width="0.264cm" svg:height="0.264cm" svg:x="2.9cm" svg:y="7.235cm">
          <draw:text-box>
            <text:p text:style-name="P2"><text:span text:style-name="T5">–</text:span></text:p>
          </draw:text-box>
        </draw:frame>
        <draw:frame draw:style-name="gr5" draw:text-style-name="P6" draw:layer="layout" svg:width="13.32cm" svg:height="0.395cm" svg:x="3.799cm" svg:y="7.16cm">
          <draw:text-box>
            <text:p text:style-name="P2"><text:span text:style-name="T4">ssh -i “sshtestkeypair.pem” ec2-user@ec2-54-196-0-138.compute-1.amazonaws.com</text:span></text:p>
          </draw:text-box>
        </draw:frame>
        <draw:frame draw:style-name="gr6" draw:text-style-name="P7" draw:layer="layout" svg:width="0.264cm" svg:height="0.264cm" svg:x="2.9cm" svg:y="8.029cm">
          <draw:text-box>
            <text:p text:style-name="P2"><text:span text:style-name="T5">–</text:span></text:p>
          </draw:text-box>
        </draw:frame>
        <draw:frame draw:style-name="gr5" draw:text-style-name="P6" draw:layer="layout" svg:width="20.707cm" svg:height="0.395cm" svg:x="3.799cm" svg:y="7.954cm">
          <draw:text-box>
            <text:p text:style-name="P2"><text:span text:style-name="T4">The credentials for are in the keyfile ( .pem ) , but the ec2-user allow you to connect to the instance so the key pair can be connected </text:span></text:p>
          </draw:text-box>
        </draw:frame>
        <draw:frame draw:style-name="gr6" draw:text-style-name="P7" draw:layer="layout" svg:width="0.264cm" svg:height="0.264cm" svg:x="2.9cm" svg:y="8.822cm">
          <draw:text-box>
            <text:p text:style-name="P2"><text:span text:style-name="T5">–</text:span></text:p>
          </draw:text-box>
        </draw:frame>
        <draw:frame draw:style-name="gr5" draw:text-style-name="P6" draw:layer="layout" svg:width="7.351cm" svg:height="0.395cm" svg:x="3.799cm" svg:y="8.747cm">
          <draw:text-box>
            <text:p text:style-name="P2"><text:span text:style-name="T4">You will be connected to the private IP Address</text:span></text:p>
          </draw:text-box>
        </draw:frame>
      </draw:page>
      <draw:page draw:name="page49"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5.208cm" svg:height="1.737cm" svg:x="6.424cm" svg:y="1.075cm">
          <draw:text-box>
            <text:p text:style-name="P2"><text:span text:style-name="T2">Tricky Quiz Questions</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10.818cm" svg:height="0.395cm" svg:x="2.6cm" svg:y="3.685cm">
          <draw:text-box>
            <text:p text:style-name="P2"><text:span text:style-name="T4">By Default, A root EBS volume is set <text:s/>to be __ when an instance is __</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3.097cm" svg:height="0.395cm" svg:x="3.799cm" svg:y="4.479cm">
          <draw:text-box>
            <text:p text:style-name="P2"><text:span text:style-name="T4">deleted , terminated</text:span></text:p>
          </draw:text-box>
        </draw:frame>
        <draw:frame draw:style-name="gr4" draw:text-style-name="P5" draw:layer="layout" svg:width="0.158cm" svg:height="0.158cm" svg:x="1.7cm" svg:y="5.496cm">
          <draw:text-box>
            <text:p text:style-name="P2"><text:span text:style-name="T3">●</text:span></text:p>
          </draw:text-box>
        </draw:frame>
        <draw:frame draw:style-name="gr5" draw:text-style-name="P6" draw:layer="layout" svg:width="3.097cm" svg:height="0.395cm" svg:x="2.6cm" svg:y="5.371cm">
          <draw:text-box>
            <text:p text:style-name="P2"><text:span text:style-name="T4">An EBS volume is a</text:span></text:p>
          </draw:text-box>
        </draw:frame>
        <draw:frame draw:style-name="gr6" draw:text-style-name="P7" draw:layer="layout" svg:width="0.264cm" svg:height="0.264cm" svg:x="2.9cm" svg:y="6.24cm">
          <draw:text-box>
            <text:p text:style-name="P2"><text:span text:style-name="T5">–</text:span></text:p>
          </draw:text-box>
        </draw:frame>
        <draw:frame draw:style-name="gr5" draw:text-style-name="P6" draw:layer="layout" svg:width="9.265cm" svg:height="0.395cm" svg:x="3.799cm" svg:y="6.165cm">
          <draw:text-box>
            <text:p text:style-name="P2"><text:span text:style-name="T4">local storage volume is wrong because EBS are detachable</text:span></text:p>
          </draw:text-box>
        </draw:frame>
        <draw:frame draw:style-name="gr6" draw:text-style-name="P7" draw:layer="layout" svg:width="0.264cm" svg:height="0.264cm" svg:x="2.9cm" svg:y="7.034cm">
          <draw:text-box>
            <text:p text:style-name="P2"><text:span text:style-name="T5">–</text:span></text:p>
          </draw:text-box>
        </draw:frame>
        <draw:frame draw:style-name="gr5" draw:text-style-name="P6" draw:layer="layout" svg:width="6.602cm" svg:height="0.395cm" svg:x="3.799cm" svg:y="6.959cm">
          <draw:text-box>
            <text:p text:style-name="P2"><text:span text:style-name="T4">High available and reliable storage volume</text:span></text:p>
          </draw:text-box>
        </draw:frame>
        <draw:frame draw:style-name="gr6" draw:text-style-name="P7" draw:layer="layout" svg:width="0.264cm" svg:height="0.264cm" svg:x="2.9cm" svg:y="7.828cm">
          <draw:text-box>
            <text:p text:style-name="P2"><text:span text:style-name="T5">–</text:span></text:p>
          </draw:text-box>
        </draw:frame>
        <draw:frame draw:style-name="gr5" draw:text-style-name="P6" draw:layer="layout" svg:width="13.655cm" svg:height="0.395cm" svg:x="3.799cm" svg:y="7.753cm">
          <draw:text-box>
            <text:p text:style-name="P2"><text:span text:style-name="T4">storage volumes that can be attached to any instnace in the same AZ (Availability Zone)</text:span></text:p>
          </draw:text-box>
        </draw:frame>
        <draw:frame draw:style-name="gr4" draw:text-style-name="P5" draw:layer="layout" svg:width="0.158cm" svg:height="0.158cm" svg:x="1.7cm" svg:y="8.773cm">
          <draw:text-box>
            <text:p text:style-name="P2"><text:span text:style-name="T3">●</text:span></text:p>
          </draw:text-box>
        </draw:frame>
        <draw:frame draw:style-name="gr5" draw:text-style-name="P6" draw:layer="layout" svg:width="12.181cm" svg:height="0.395cm" svg:x="2.6cm" svg:y="8.649cm">
          <draw:text-box>
            <text:p text:style-name="P2"><text:span text:style-name="T4">By default security groups allow all outbound traffic and deny all inbound traffic</text:span></text:p>
          </draw:text-box>
        </draw:frame>
        <draw:frame draw:style-name="gr6" draw:text-style-name="P7" draw:layer="layout" svg:width="0.264cm" svg:height="0.264cm" svg:x="2.9cm" svg:y="9.517cm">
          <draw:text-box>
            <text:p text:style-name="P2"><text:span text:style-name="T5">–</text:span></text:p>
          </draw:text-box>
        </draw:frame>
        <draw:frame draw:style-name="gr5" draw:text-style-name="P6" draw:layer="layout" svg:width="5.908cm" svg:height="0.395cm" svg:x="3.799cm" svg:y="9.442cm">
          <draw:text-box>
            <text:p text:style-name="P2"><text:span text:style-name="T4">Do not have any default inbound rules</text:span></text:p>
          </draw:text-box>
        </draw:frame>
        <draw:frame draw:style-name="gr6" draw:text-style-name="P7" draw:layer="layout" svg:width="0.264cm" svg:height="0.264cm" svg:x="2.9cm" svg:y="10.311cm">
          <draw:text-box>
            <text:p text:style-name="P2"><text:span text:style-name="T5">–</text:span></text:p>
          </draw:text-box>
        </draw:frame>
        <draw:frame draw:style-name="gr5" draw:text-style-name="P6" draw:layer="layout" svg:width="8.024cm" svg:height="0.395cm" svg:x="3.799cm" svg:y="10.236cm">
          <draw:text-box>
            <text:p text:style-name="P2"><text:span text:style-name="T4">They a default outbound to allow all outbound traffic</text:span></text:p>
          </draw:text-box>
        </draw:frame>
        <draw:frame draw:style-name="gr4" draw:text-style-name="P5" draw:layer="layout" svg:width="0.158cm" svg:height="0.158cm" svg:x="1.7cm" svg:y="11.257cm">
          <draw:text-box>
            <text:p text:style-name="P2"><text:span text:style-name="T3">●</text:span></text:p>
          </draw:text-box>
        </draw:frame>
        <draw:frame draw:style-name="gr5" draw:text-style-name="P6" draw:layer="layout" svg:width="3.939cm" svg:height="0.395cm" svg:x="2.6cm" svg:y="11.129cm">
          <draw:text-box>
            <text:p text:style-name="P2"><text:span text:style-name="T4">NACL __ traffic on the __</text:span></text:p>
          </draw:text-box>
        </draw:frame>
        <draw:frame draw:style-name="gr6" draw:text-style-name="P7" draw:layer="layout" svg:width="0.264cm" svg:height="0.264cm" svg:x="2.9cm" svg:y="11.997cm">
          <draw:text-box>
            <text:p text:style-name="P2"><text:span text:style-name="T5">–</text:span></text:p>
          </draw:text-box>
        </draw:frame>
        <draw:frame draw:style-name="gr5" draw:text-style-name="P6" draw:layer="layout" svg:width="4.015cm" svg:height="0.395cm" svg:x="3.799cm" svg:y="11.922cm">
          <draw:text-box>
            <text:p text:style-name="P2"><text:span text:style-name="T4">allow / deny , subnet level</text:span></text:p>
          </draw:text-box>
        </draw:frame>
        <draw:frame draw:style-name="gr4" draw:text-style-name="P5" draw:layer="layout" svg:width="0.158cm" svg:height="0.158cm" svg:x="1.7cm" svg:y="12.943cm">
          <draw:text-box>
            <text:p text:style-name="P2"><text:span text:style-name="T3">●</text:span></text:p>
          </draw:text-box>
        </draw:frame>
        <draw:frame draw:style-name="gr5" draw:text-style-name="P6" draw:layer="layout" svg:width="4.951cm" svg:height="0.395cm" svg:x="2.6cm" svg:y="12.818cm">
          <draw:text-box>
            <text:p text:style-name="P2"><text:span text:style-name="T4">AMI → Amazon Machine Image</text:span></text:p>
          </draw:text-box>
        </draw:frame>
        <draw:frame draw:style-name="gr4" draw:text-style-name="P5" draw:layer="layout" svg:width="0.158cm" svg:height="0.158cm" svg:x="1.7cm" svg:y="13.835cm">
          <draw:text-box>
            <text:p text:style-name="P2"><text:span text:style-name="T3">●</text:span></text:p>
          </draw:text-box>
        </draw:frame>
        <draw:frame draw:style-name="gr5" draw:text-style-name="P6" draw:layer="layout" svg:width="4.794cm" svg:height="0.395cm" svg:x="2.6cm" svg:y="13.711cm">
          <draw:text-box>
            <text:p text:style-name="P2"><text:span text:style-name="T4">EC2 → Elastic Compute Cloud</text:span></text:p>
          </draw:text-box>
        </draw:frame>
      </draw:page>
      <draw:page draw:name="page50"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5.809cm" svg:height="1.737cm" svg:x="6.128cm" svg:y="1.075cm">
          <draw:text-box>
            <text:p text:style-name="P2"><text:span text:style-name="T2">AWS Storage Services</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7.224cm" svg:height="0.395cm" svg:x="2.6cm" svg:y="3.685cm">
          <draw:text-box>
            <text:p text:style-name="P2"><text:span text:style-name="T4">Storage Array → Many harddrive stored inside</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5.395cm" svg:height="0.395cm" svg:x="3.799cm" svg:y="4.479cm">
          <draw:text-box>
            <text:p text:style-name="P2"><text:span text:style-name="T4">Many harddrives stored in the rack</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12.998cm" svg:height="0.395cm" svg:x="3.799cm" svg:y="5.273cm">
          <draw:text-box>
            <text:p text:style-name="P2"><text:span text:style-name="T4">Create volumes that can be used and drive can be separated for different purpioses</text:span></text:p>
          </draw:text-box>
        </draw:frame>
        <draw:frame draw:style-name="gr4" draw:text-style-name="P5" draw:layer="layout" svg:width="0.158cm" svg:height="0.158cm" svg:x="1.7cm" svg:y="6.289cm">
          <draw:text-box>
            <text:p text:style-name="P2"><text:span text:style-name="T3">●</text:span></text:p>
          </draw:text-box>
        </draw:frame>
        <draw:frame draw:style-name="gr5" draw:text-style-name="P6" draw:layer="layout" svg:width="12.499cm" svg:height="0.395cm" svg:x="2.6cm" svg:y="6.165cm">
          <draw:text-box>
            <text:p text:style-name="P2"><text:span text:style-name="T4">Bulk Storage – A giant hard drive where you can upload almost any type of data.</text:span></text:p>
          </draw:text-box>
        </draw:frame>
        <draw:frame draw:style-name="gr6" draw:text-style-name="P7" draw:layer="layout" svg:width="0.264cm" svg:height="0.264cm" svg:x="2.9cm" svg:y="7.034cm">
          <draw:text-box>
            <text:p text:style-name="P2"><text:span text:style-name="T5">–</text:span></text:p>
          </draw:text-box>
        </draw:frame>
        <draw:frame draw:style-name="gr5" draw:text-style-name="P6" draw:layer="layout" svg:width="6.797cm" svg:height="0.395cm" svg:x="3.799cm" svg:y="6.959cm">
          <draw:text-box>
            <text:p text:style-name="P2"><text:span text:style-name="T4">Data is access using an application service </text:span></text:p>
          </draw:text-box>
        </draw:frame>
        <draw:frame draw:style-name="gr6" draw:text-style-name="P7" draw:layer="layout" svg:width="0.264cm" svg:height="0.264cm" svg:x="2.9cm" svg:y="7.828cm">
          <draw:text-box>
            <text:p text:style-name="P2"><text:span text:style-name="T5">–</text:span></text:p>
          </draw:text-box>
        </draw:frame>
        <draw:frame draw:style-name="gr5" draw:text-style-name="P6" draw:layer="layout" svg:width="16.851cm" svg:height="0.395cm" svg:x="3.799cm" svg:y="7.753cm">
          <draw:text-box>
            <text:p text:style-name="P2"><text:span text:style-name="T4">There is no access to the underlying storage operating system, but get a piece of storage carved out for you.</text:span></text:p>
          </draw:text-box>
        </draw:frame>
        <draw:frame draw:style-name="gr6" draw:text-style-name="P7" draw:layer="layout" svg:width="0.264cm" svg:height="0.264cm" svg:x="2.9cm" svg:y="8.621cm">
          <draw:text-box>
            <text:p text:style-name="P2"><text:span text:style-name="T5">–</text:span></text:p>
          </draw:text-box>
        </draw:frame>
        <draw:frame draw:style-name="gr5" draw:text-style-name="P6" draw:layer="layout" svg:width="0.352cm" svg:height="0.395cm" svg:x="3.799cm" svg:y="8.546cm">
          <draw:text-box>
            <text:p text:style-name="P2"><text:span text:style-name="T4">`</text:span></text:p>
          </draw:text-box>
        </draw:frame>
        <draw:frame draw:style-name="gr5" draw:text-style-name="P6" draw:layer="layout" svg:width="12.287cm" svg:height="0.395cm" svg:x="5.069cm" svg:y="8.546cm">
          <draw:text-box>
            <text:p text:style-name="P2"><text:span text:style-name="T4">Examples Cloud Bulk Storage Service: Dropbox, Google Drive and Amazon S3</text:span></text:p>
          </draw:text-box>
        </draw:frame>
        <draw:frame draw:style-name="gr4" draw:text-style-name="P5" draw:layer="layout" svg:width="0.158cm" svg:height="0.158cm" svg:x="1.7cm" svg:y="9.567cm">
          <draw:text-box>
            <text:p text:style-name="P2"><text:span text:style-name="T3">●</text:span></text:p>
          </draw:text-box>
        </draw:frame>
        <draw:frame draw:style-name="gr5" draw:text-style-name="P6" draw:layer="layout" svg:width="12.719cm" svg:height="0.395cm" svg:x="2.6cm" svg:y="9.442cm">
          <draw:text-box>
            <text:p text:style-name="P2"><text:span text:style-name="T4">Block Based Storage – Attached to a computer that can be used by the local drive</text:span></text:p>
          </draw:text-box>
        </draw:frame>
        <draw:frame draw:style-name="gr6" draw:text-style-name="P7" draw:layer="layout" svg:width="0.264cm" svg:height="0.264cm" svg:x="2.9cm" svg:y="10.311cm">
          <draw:text-box>
            <text:p text:style-name="P2"><text:span text:style-name="T5">–</text:span></text:p>
          </draw:text-box>
        </draw:frame>
        <draw:frame draw:style-name="gr5" draw:text-style-name="P6" draw:layer="layout" svg:width="9.849cm" svg:height="0.395cm" svg:x="3.799cm" svg:y="10.236cm">
          <draw:text-box>
            <text:p text:style-name="P2"><text:span text:style-name="T4">Amazon EBS is block Storage that attaches to an EC2 instance</text:span></text:p>
          </draw:text-box>
        </draw:frame>
        <draw:frame draw:style-name="gr4" draw:text-style-name="P5" draw:layer="layout" svg:width="0.158cm" svg:height="0.158cm" svg:x="1.7cm" svg:y="11.257cm">
          <draw:text-box>
            <text:p text:style-name="P2"><text:span text:style-name="T3">●</text:span></text:p>
          </draw:text-box>
        </draw:frame>
        <draw:frame draw:style-name="gr5" draw:text-style-name="P6" draw:layer="layout" svg:width="10.996cm" svg:height="0.395cm" svg:x="2.6cm" svg:y="11.129cm">
          <draw:text-box>
            <text:p text:style-name="P2"><text:span text:style-name="T4">Attaching Storage to an EC2 instance <text:s/>– When you create an new EC2</text:span></text:p>
          </draw:text-box>
        </draw:frame>
        <draw:frame draw:style-name="gr6" draw:text-style-name="P7" draw:layer="layout" svg:width="0.264cm" svg:height="0.264cm" svg:x="2.9cm" svg:y="11.997cm">
          <draw:text-box>
            <text:p text:style-name="P2"><text:span text:style-name="T5">–</text:span></text:p>
          </draw:text-box>
        </draw:frame>
        <draw:frame draw:style-name="gr5" draw:text-style-name="P6" draw:layer="layout" svg:width="19.581cm" svg:height="0.395cm" svg:x="3.799cm" svg:y="11.922cm">
          <draw:text-box>
            <text:p text:style-name="P2"><text:span text:style-name="T4">Volume Type ( Read Write Performance ) : General Purpose SSD ( gp2) , Provisioned IOPS SSD ( io1), Magnetic ( Standard )</text:span></text:p>
          </draw:text-box>
        </draw:frame>
        <draw:frame draw:style-name="gr4" draw:text-style-name="P5" draw:layer="layout" svg:width="0.158cm" svg:height="0.158cm" svg:x="4.202cm" svg:y="12.742cm">
          <draw:text-box>
            <text:p text:style-name="P2"><text:span text:style-name="T3">●</text:span></text:p>
          </draw:text-box>
        </draw:frame>
        <draw:frame draw:style-name="gr5" draw:text-style-name="P6" draw:layer="layout" svg:width="9.916cm" svg:height="0.395cm" svg:x="4.999cm" svg:y="12.617cm">
          <draw:text-box>
            <text:p text:style-name="P2"><text:span text:style-name="T4">What type of storage should be select ( Performance for Price ) </text:span></text:p>
          </draw:text-box>
        </draw:frame>
        <draw:frame draw:style-name="gr4" draw:text-style-name="P5" draw:layer="layout" svg:width="0.158cm" svg:height="0.158cm" svg:x="1.7cm" svg:y="13.638cm">
          <draw:text-box>
            <text:p text:style-name="P2"><text:span text:style-name="T3">●</text:span></text:p>
          </draw:text-box>
        </draw:frame>
      </draw:page>
      <draw:page draw:name="page51"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0.216cm" svg:height="1.737cm" svg:x="3.923cm" svg:y="1.075cm">
          <draw:text-box>
            <text:p text:style-name="P2"><text:span text:style-name="T2">AWS Simple Storage Service</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10.132cm" svg:height="0.395cm" svg:x="2.6cm" svg:y="3.685cm">
          <draw:text-box>
            <text:p text:style-name="P2"><text:span text:style-name="T4">An online bulk storage service accessible from almost any device</text:span></text:p>
          </draw:text-box>
        </draw:frame>
        <draw:frame draw:style-name="gr4" draw:text-style-name="P5" draw:layer="layout" svg:width="0.158cm" svg:height="0.158cm" svg:x="1.7cm" svg:y="4.702cm">
          <draw:text-box>
            <text:p text:style-name="P2"><text:span text:style-name="T3">●</text:span></text:p>
          </draw:text-box>
        </draw:frame>
        <draw:frame draw:style-name="gr5" draw:text-style-name="P6" draw:layer="layout" svg:width="12.27cm" svg:height="0.395cm" svg:x="2.6cm" svg:y="4.578cm">
          <draw:text-box>
            <text:p text:style-name="P2"><text:span text:style-name="T4">store and retrieve any amount of data , at any time, from anywhere on the web </text:span></text:p>
          </draw:text-box>
        </draw:frame>
        <draw:frame draw:style-name="gr6" draw:text-style-name="P7" draw:layer="layout" svg:width="0.264cm" svg:height="0.264cm" svg:x="2.9cm" svg:y="5.446cm">
          <draw:text-box>
            <text:p text:style-name="P2"><text:span text:style-name="T5">–</text:span></text:p>
          </draw:text-box>
        </draw:frame>
        <draw:frame draw:style-name="gr5" draw:text-style-name="P6" draw:layer="layout" svg:width="5.099cm" svg:height="0.395cm" svg:x="3.799cm" svg:y="5.371cm">
          <draw:text-box>
            <text:p text:style-name="P2"><text:span text:style-name="T4">Same structure used by Amazon</text:span></text:p>
          </draw:text-box>
        </draw:frame>
        <draw:frame draw:style-name="gr4" draw:text-style-name="P5" draw:layer="layout" svg:width="0.158cm" svg:height="0.158cm" svg:x="1.7cm" svg:y="6.392cm">
          <draw:text-box>
            <text:p text:style-name="P2"><text:span text:style-name="T3">●</text:span></text:p>
          </draw:text-box>
        </draw:frame>
        <draw:frame draw:style-name="gr5" draw:text-style-name="P6" draw:layer="layout" svg:width="4.197cm" svg:height="0.395cm" svg:x="2.6cm" svg:y="6.267cm">
          <draw:text-box>
            <text:p text:style-name="P2"><text:span text:style-name="T4">Components and Structure</text:span></text:p>
          </draw:text-box>
        </draw:frame>
        <draw:frame draw:style-name="gr6" draw:text-style-name="P7" draw:layer="layout" svg:width="0.264cm" svg:height="0.264cm" svg:x="2.9cm" svg:y="7.136cm">
          <draw:text-box>
            <text:p text:style-name="P2"><text:span text:style-name="T5">–</text:span></text:p>
          </draw:text-box>
        </draw:frame>
        <draw:frame draw:style-name="gr5" draw:text-style-name="P6" draw:layer="layout" svg:width="0.861cm" svg:height="0.395cm" svg:x="3.799cm" svg:y="7.061cm">
          <draw:text-box>
            <text:p text:style-name="P2"><text:span text:style-name="T4">Basic</text:span></text:p>
          </draw:text-box>
        </draw:frame>
        <draw:frame draw:style-name="gr4" draw:text-style-name="P5" draw:layer="layout" svg:width="0.158cm" svg:height="0.158cm" svg:x="4.202cm" svg:y="7.88cm">
          <draw:text-box>
            <text:p text:style-name="P2"><text:span text:style-name="T3">●</text:span></text:p>
          </draw:text-box>
        </draw:frame>
        <draw:frame draw:style-name="gr5" draw:text-style-name="P6" draw:layer="layout" svg:width="4.316cm" svg:height="0.395cm" svg:x="4.999cm" svg:y="7.753cm">
          <draw:text-box>
            <text:p text:style-name="P2"><text:span text:style-name="T4">S3 – simple storage service</text:span></text:p>
          </draw:text-box>
        </draw:frame>
        <draw:frame draw:style-name="gr4" draw:text-style-name="P5" draw:layer="layout" svg:width="0.158cm" svg:height="0.158cm" svg:x="4.202cm" svg:y="8.572cm">
          <draw:text-box>
            <text:p text:style-name="P2"><text:span text:style-name="T3">●</text:span></text:p>
          </draw:text-box>
        </draw:frame>
        <draw:frame draw:style-name="gr5" draw:text-style-name="P6" draw:layer="layout" svg:width="4.375cm" svg:height="0.395cm" svg:x="4.999cm" svg:y="8.448cm">
          <draw:text-box>
            <text:p text:style-name="P2"><text:span text:style-name="T4">AWS primary storage servie</text:span></text:p>
          </draw:text-box>
        </draw:frame>
        <draw:frame draw:style-name="gr4" draw:text-style-name="P5" draw:layer="layout" svg:width="0.158cm" svg:height="0.158cm" svg:x="4.202cm" svg:y="9.267cm">
          <draw:text-box>
            <text:p text:style-name="P2"><text:span text:style-name="T3">●</text:span></text:p>
          </draw:text-box>
        </draw:frame>
        <draw:frame draw:style-name="gr5" draw:text-style-name="P6" draw:layer="layout" svg:width="5.366cm" svg:height="0.395cm" svg:x="4.999cm" svg:y="9.143cm">
          <draw:text-box>
            <text:p text:style-name="P2"><text:span text:style-name="T4">you can store any type of file in S3</text:span></text:p>
          </draw:text-box>
        </draw:frame>
        <draw:frame draw:style-name="gr6" draw:text-style-name="P7" draw:layer="layout" svg:width="0.264cm" svg:height="0.264cm" svg:x="2.9cm" svg:y="10.011cm">
          <draw:text-box>
            <text:p text:style-name="P2"><text:span text:style-name="T5">–</text:span></text:p>
          </draw:text-box>
        </draw:frame>
        <draw:frame draw:style-name="gr5" draw:text-style-name="P6" draw:layer="layout" svg:width="12.397cm" svg:height="0.395cm" svg:x="3.799cm" svg:y="9.936cm">
          <draw:text-box>
            <text:p text:style-name="P2"><text:span text:style-name="T4">Root Level Folder create in S3 are referred to as buckets ( can be more than 1 )</text:span></text:p>
          </draw:text-box>
        </draw:frame>
        <draw:frame draw:style-name="gr4" draw:text-style-name="P5" draw:layer="layout" svg:width="0.158cm" svg:height="0.158cm" svg:x="4.202cm" svg:y="10.756cm">
          <draw:text-box>
            <text:p text:style-name="P2"><text:span text:style-name="T3">●</text:span></text:p>
          </draw:text-box>
        </draw:frame>
        <draw:frame draw:style-name="gr5" draw:text-style-name="P6" draw:layer="layout" svg:width="6.885cm" svg:height="0.395cm" svg:x="4.999cm" svg:y="10.631cm">
          <draw:text-box>
            <text:p text:style-name="P2"><text:span text:style-name="T4">Any Subfolder created in a bucket is a folder</text:span></text:p>
          </draw:text-box>
        </draw:frame>
        <draw:frame draw:style-name="gr4" draw:text-style-name="P5" draw:layer="layout" svg:width="0.158cm" svg:height="0.158cm" svg:x="4.202cm" svg:y="11.451cm">
          <draw:text-box>
            <text:p text:style-name="P2"><text:span text:style-name="T3">●</text:span></text:p>
          </draw:text-box>
        </draw:frame>
        <draw:frame draw:style-name="gr5" draw:text-style-name="P6" draw:layer="layout" svg:width="7.715cm" svg:height="0.395cm" svg:x="4.999cm" svg:y="11.323cm">
          <draw:text-box>
            <text:p text:style-name="P2"><text:span text:style-name="T4">Files stored in a bucket are referred to as objects.</text:span></text:p>
          </draw:text-box>
        </draw:frame>
        <draw:frame draw:style-name="gr6" draw:text-style-name="P7" draw:layer="layout" svg:width="0.264cm" svg:height="0.264cm" svg:x="2.9cm" svg:y="12.191cm">
          <draw:text-box>
            <text:p text:style-name="P2"><text:span text:style-name="T5">–</text:span></text:p>
          </draw:text-box>
        </draw:frame>
        <draw:frame draw:style-name="gr5" draw:text-style-name="P6" draw:layer="layout" svg:width="9.019cm" svg:height="0.395cm" svg:x="3.799cm" svg:y="12.116cm">
          <draw:text-box>
            <text:p text:style-name="P2"><text:span text:style-name="T4">Buckets names much be unique across all AWS Accounts</text:span></text:p>
          </draw:text-box>
        </draw:frame>
        <draw:frame draw:style-name="gr6" draw:text-style-name="P7" draw:layer="layout" svg:width="0.264cm" svg:height="0.264cm" svg:x="2.9cm" svg:y="12.989cm">
          <draw:text-box>
            <text:p text:style-name="P2"><text:span text:style-name="T5">–</text:span></text:p>
          </draw:text-box>
        </draw:frame>
        <draw:frame draw:style-name="gr5" draw:text-style-name="P6" draw:layer="layout" svg:width="1.289cm" svg:height="0.395cm" svg:x="3.799cm" svg:y="12.914cm">
          <draw:text-box>
            <text:p text:style-name="P2"><text:span text:style-name="T4">Regions</text:span></text:p>
          </draw:text-box>
        </draw:frame>
        <draw:frame draw:style-name="gr4" draw:text-style-name="P5" draw:layer="layout" svg:width="0.158cm" svg:height="0.158cm" svg:x="4.202cm" svg:y="13.729cm">
          <draw:text-box>
            <text:p text:style-name="P2"><text:span text:style-name="T3">●</text:span></text:p>
          </draw:text-box>
        </draw:frame>
        <draw:frame draw:style-name="gr5" draw:text-style-name="P6" draw:layer="layout" svg:width="13.295cm" svg:height="0.395cm" svg:x="4.999cm" svg:y="13.605cm">
          <draw:text-box>
            <text:p text:style-name="P2"><text:span text:style-name="T4">When you create a bucket, you must select a specific region for the storage to exist in</text:span></text:p>
          </draw:text-box>
        </draw:frame>
        <draw:frame draw:style-name="gr6" draw:text-style-name="P7" draw:layer="layout" svg:width="0.264cm" svg:height="0.264cm" svg:x="5.599cm" svg:y="14.276cm">
          <draw:text-box>
            <text:p text:style-name="P2"><text:span text:style-name="T5">–</text:span></text:p>
          </draw:text-box>
        </draw:frame>
        <draw:frame draw:style-name="gr5" draw:text-style-name="P6" draw:layer="layout" svg:width="13.815cm" svg:height="0.395cm" svg:x="6.198cm" svg:y="14.201cm">
          <draw:text-box>
            <text:p text:style-name="P2"><text:span text:style-name="T4">Any data uploaded into the bucket will be physically located in a data center in this region</text:span></text:p>
          </draw:text-box>
        </draw:frame>
        <draw:frame draw:style-name="gr6" draw:text-style-name="P7" draw:layer="layout" svg:width="0.264cm" svg:height="0.264cm" svg:x="5.599cm" svg:y="14.869cm">
          <draw:text-box>
            <text:p text:style-name="P2"><text:span text:style-name="T5">–</text:span></text:p>
          </draw:text-box>
        </draw:frame>
        <draw:frame draw:style-name="gr5" draw:text-style-name="P6" draw:layer="layout" svg:width="18.751cm" svg:height="0.395cm" svg:x="6.198cm" svg:y="14.794cm">
          <draw:text-box>
            <text:p text:style-name="P2"><text:span text:style-name="T4">Best Practice : select a region physically close to you to redcue transfer policy or create a region close to your customers</text:span></text:p>
          </draw:text-box>
        </draw:frame>
      </draw:page>
      <draw:page draw:name="page52"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0.216cm" svg:height="1.737cm" svg:x="3.923cm" svg:y="1.075cm">
          <draw:text-box>
            <text:p text:style-name="P2"><text:span text:style-name="T2">AWS Simple Storage Service</text:span></text:p>
          </draw:text-box>
        </draw:frame>
        <draw:frame draw:style-name="gr26" draw:text-style-name="P27" draw:layer="layout" svg:width="0.221cm" svg:height="0.221cm" svg:x="2.66cm" svg:y="3.744cm">
          <draw:text-box>
            <text:p text:style-name="P2"><text:span text:style-name="T25">–</text:span></text:p>
          </draw:text-box>
        </draw:frame>
        <draw:frame draw:style-name="gr27" draw:text-style-name="P28" draw:layer="layout" svg:width="5.899cm" svg:height="0.332cm" svg:x="3.415cm" svg:y="3.68cm">
          <draw:text-box>
            <text:p text:style-name="P2"><text:span text:style-name="T26">S3 reside in the AWS Cloud outside the VPC</text:span></text:p>
          </draw:text-box>
        </draw:frame>
        <draw:frame draw:style-name="gr28" draw:text-style-name="P29" draw:layer="layout" svg:width="0.13cm" svg:height="0.13cm" svg:x="1.651cm" svg:y="4.534cm">
          <draw:text-box>
            <text:p text:style-name="P2"><text:span text:style-name="T27">●</text:span></text:p>
          </draw:text-box>
        </draw:frame>
        <draw:frame draw:style-name="gr27" draw:text-style-name="P28" draw:layer="layout" svg:width="2.567cm" svg:height="0.332cm" svg:x="2.409cm" svg:y="4.424cm">
          <draw:text-box>
            <text:p text:style-name="P2"><text:span text:style-name="T26">Create a S3 Bucket</text:span></text:p>
          </draw:text-box>
        </draw:frame>
        <draw:frame draw:style-name="gr26" draw:text-style-name="P27" draw:layer="layout" svg:width="0.221cm" svg:height="0.221cm" svg:x="2.66cm" svg:y="5.152cm">
          <draw:text-box>
            <text:p text:style-name="P2"><text:span text:style-name="T25">–</text:span></text:p>
          </draw:text-box>
        </draw:frame>
        <draw:frame draw:style-name="gr27" draw:text-style-name="P28" draw:layer="layout" svg:width="2.881cm" svg:height="0.332cm" svg:x="3.415cm" svg:y="5.087cm">
          <draw:text-box>
            <text:p text:style-name="P2"><text:span text:style-name="T26">Chose a bucket name</text:span></text:p>
          </draw:text-box>
        </draw:frame>
        <draw:frame draw:style-name="gr28" draw:text-style-name="P29" draw:layer="layout" svg:width="0.13cm" svg:height="0.13cm" svg:x="3.754cm" svg:y="5.776cm">
          <draw:text-box>
            <text:p text:style-name="P2"><text:span text:style-name="T27">●</text:span></text:p>
          </draw:text-box>
        </draw:frame>
        <draw:frame draw:style-name="gr27" draw:text-style-name="P28" draw:layer="layout" svg:width="5.209cm" svg:height="0.332cm" svg:x="4.424cm" svg:y="5.666cm">
          <draw:text-box>
            <text:p text:style-name="P2"><text:span text:style-name="T26">Bucket names must follow a set of rules</text:span></text:p>
          </draw:text-box>
        </draw:frame>
        <draw:frame draw:style-name="gr26" draw:text-style-name="P27" draw:layer="layout" svg:width="0.221cm" svg:height="0.221cm" svg:x="4.928cm" svg:y="6.224cm">
          <draw:text-box>
            <text:p text:style-name="P2"><text:span text:style-name="T25">–</text:span></text:p>
          </draw:text-box>
        </draw:frame>
        <draw:frame draw:style-name="gr27" draw:text-style-name="P28" draw:layer="layout" svg:width="6.399cm" svg:height="0.332cm" svg:x="5.433cm" svg:y="6.16cm">
          <draw:text-box>
            <text:p text:style-name="P2"><text:span text:style-name="T26">Bucket names must be unique across all of AWS</text:span></text:p>
          </draw:text-box>
        </draw:frame>
        <draw:frame draw:style-name="gr26" draw:text-style-name="P27" draw:layer="layout" svg:width="0.221cm" svg:height="0.221cm" svg:x="4.928cm" svg:y="6.718cm">
          <draw:text-box>
            <text:p text:style-name="P2"><text:span text:style-name="T25">–</text:span></text:p>
          </draw:text-box>
        </draw:frame>
        <draw:frame draw:style-name="gr27" draw:text-style-name="P28" draw:layer="layout" svg:width="6.504cm" svg:height="0.332cm" svg:x="5.433cm" svg:y="6.654cm">
          <draw:text-box>
            <text:p text:style-name="P2"><text:span text:style-name="T26">Bucket names must be 3 to 63 character in length</text:span></text:p>
          </draw:text-box>
        </draw:frame>
        <draw:frame draw:style-name="gr26" draw:text-style-name="P27" draw:layer="layout" svg:width="0.221cm" svg:height="0.221cm" svg:x="4.928cm" svg:y="7.212cm">
          <draw:text-box>
            <text:p text:style-name="P2"><text:span text:style-name="T25">–</text:span></text:p>
          </draw:text-box>
        </draw:frame>
        <draw:frame draw:style-name="gr27" draw:text-style-name="P28" draw:layer="layout" svg:width="9.277cm" svg:height="0.332cm" svg:x="5.433cm" svg:y="7.147cm">
          <draw:text-box>
            <text:p text:style-name="P2"><text:span text:style-name="T26">Bucket names can only contain lower case letter, number and hyphens</text:span></text:p>
          </draw:text-box>
        </draw:frame>
        <draw:frame draw:style-name="gr26" draw:text-style-name="P27" draw:layer="layout" svg:width="0.221cm" svg:height="0.221cm" svg:x="4.928cm" svg:y="7.706cm">
          <draw:text-box>
            <text:p text:style-name="P2"><text:span text:style-name="T25">–</text:span></text:p>
          </draw:text-box>
        </draw:frame>
        <draw:frame draw:style-name="gr27" draw:text-style-name="P28" draw:layer="layout" svg:width="6.979cm" svg:height="0.332cm" svg:x="5.433cm" svg:y="7.641cm">
          <draw:text-box>
            <text:p text:style-name="P2"><text:span text:style-name="T26">Bucket name must not be formatted as an ip addresS</text:span></text:p>
          </draw:text-box>
        </draw:frame>
        <draw:frame draw:style-name="gr28" draw:text-style-name="P29" draw:layer="layout" svg:width="0.13cm" svg:height="0.13cm" svg:x="1.651cm" svg:y="8.496cm">
          <draw:text-box>
            <text:p text:style-name="P2"><text:span text:style-name="T27">●</text:span></text:p>
          </draw:text-box>
        </draw:frame>
        <draw:frame draw:style-name="gr27" draw:text-style-name="P28" draw:layer="layout" svg:width="4.248cm" svg:height="0.332cm" svg:x="2.409cm" svg:y="8.386cm">
          <draw:text-box>
            <text:p text:style-name="P2"><text:span text:style-name="T26">Uploading an Object to a Bucket</text:span></text:p>
          </draw:text-box>
        </draw:frame>
        <draw:frame draw:style-name="gr26" draw:text-style-name="P27" draw:layer="layout" svg:width="0.221cm" svg:height="0.221cm" svg:x="2.66cm" svg:y="9.113cm">
          <draw:text-box>
            <text:p text:style-name="P2"><text:span text:style-name="T25">–</text:span></text:p>
          </draw:text-box>
        </draw:frame>
        <draw:frame draw:style-name="gr27" draw:text-style-name="P28" draw:layer="layout" svg:width="2.931cm" svg:height="0.332cm" svg:x="3.415cm" svg:y="9.049cm">
          <draw:text-box>
            <text:p text:style-name="P2"><text:span text:style-name="T26">Navigate into a bucket</text:span></text:p>
          </draw:text-box>
        </draw:frame>
        <draw:frame draw:style-name="gr26" draw:text-style-name="P27" draw:layer="layout" svg:width="0.221cm" svg:height="0.221cm" svg:x="2.66cm" svg:y="9.777cm">
          <draw:text-box>
            <text:p text:style-name="P2"><text:span text:style-name="T25">–</text:span></text:p>
          </draw:text-box>
        </draw:frame>
        <draw:frame draw:style-name="gr27" draw:text-style-name="P28" draw:layer="layout" svg:width="1.852cm" svg:height="0.332cm" svg:x="3.415cm" svg:y="9.712cm">
          <draw:text-box>
            <text:p text:style-name="P2"><text:span text:style-name="T26">Select Upload</text:span></text:p>
          </draw:text-box>
        </draw:frame>
        <draw:frame draw:style-name="gr26" draw:text-style-name="P27" draw:layer="layout" svg:width="0.221cm" svg:height="0.221cm" svg:x="2.66cm" svg:y="10.44cm">
          <draw:text-box>
            <text:p text:style-name="P2"><text:span text:style-name="T25">–</text:span></text:p>
          </draw:text-box>
        </draw:frame>
        <draw:frame draw:style-name="gr27" draw:text-style-name="P28" draw:layer="layout" svg:width="2.834cm" svg:height="0.332cm" svg:x="3.415cm" svg:y="10.372cm">
          <draw:text-box>
            <text:p text:style-name="P2"><text:span text:style-name="T26">Select a file to upload</text:span></text:p>
          </draw:text-box>
        </draw:frame>
        <draw:frame draw:style-name="gr26" draw:text-style-name="P27" draw:layer="layout" svg:width="0.221cm" svg:height="0.221cm" svg:x="2.66cm" svg:y="11.1cm">
          <draw:text-box>
            <text:p text:style-name="P2"><text:span text:style-name="T25">–</text:span></text:p>
          </draw:text-box>
        </draw:frame>
        <draw:frame draw:style-name="gr27" draw:text-style-name="P28" draw:layer="layout" svg:width="2.377cm" svg:height="0.332cm" svg:x="3.415cm" svg:y="11.035cm">
          <draw:text-box>
            <text:p text:style-name="P2"><text:span text:style-name="T26">Click Start Upload</text:span></text:p>
          </draw:text-box>
        </draw:frame>
        <draw:frame draw:style-name="gr26" draw:text-style-name="P27" draw:layer="layout" svg:width="0.221cm" svg:height="0.221cm" svg:x="2.66cm" svg:y="11.763cm">
          <draw:text-box>
            <text:p text:style-name="P2"><text:span text:style-name="T25">–</text:span></text:p>
          </draw:text-box>
        </draw:frame>
        <draw:frame draw:style-name="gr27" draw:text-style-name="P28" draw:layer="layout" svg:width="24.217cm" svg:height="0.332cm" svg:x="3.415cm" svg:y="11.698cm">
          <draw:text-box>
            <text:p text:style-name="P2"><text:span text:style-name="T26">When Uploading “Manage Users” will allow the bucket to be Read or Read/Write then set up Access for other AWS Account and “Manage Public Permission” which will allow pubic read </text:span></text:p>
          </draw:text-box>
        </draw:frame>
        <draw:frame draw:style-name="gr27" draw:text-style-name="P28" draw:layer="layout" svg:width="1.839cm" svg:height="0.332cm" svg:x="3.415cm" svg:y="12.023cm">
          <draw:text-box>
            <text:p text:style-name="P2"><text:span text:style-name="T26">access or not.</text:span></text:p>
          </draw:text-box>
        </draw:frame>
        <draw:frame draw:style-name="gr26" draw:text-style-name="P27" draw:layer="layout" svg:width="0.221cm" svg:height="0.221cm" svg:x="2.66cm" svg:y="12.751cm">
          <draw:text-box>
            <text:p text:style-name="P2"><text:span text:style-name="T25">–</text:span></text:p>
          </draw:text-box>
        </draw:frame>
        <draw:frame draw:style-name="gr27" draw:text-style-name="P28" draw:layer="layout" svg:width="7.097cm" svg:height="0.332cm" svg:x="3.415cm" svg:y="12.686cm">
          <draw:text-box>
            <text:p text:style-name="P2"><text:span text:style-name="T26">Select a storage class such as Standard, Glacier etc...</text:span></text:p>
          </draw:text-box>
        </draw:frame>
        <draw:frame draw:style-name="gr28" draw:text-style-name="P29" draw:layer="layout" svg:width="0.13cm" svg:height="0.13cm" svg:x="1.651cm" svg:y="13.54cm">
          <draw:text-box>
            <text:p text:style-name="P2"><text:span text:style-name="T27">●</text:span></text:p>
          </draw:text-box>
        </draw:frame>
        <draw:frame draw:style-name="gr27" draw:text-style-name="P28" draw:layer="layout" svg:width="3.897cm" svg:height="0.332cm" svg:x="2.409cm" svg:y="13.43cm">
          <draw:text-box>
            <text:p text:style-name="P2"><text:span text:style-name="T26">Create a Folder in the bucket </text:span></text:p>
          </draw:text-box>
        </draw:frame>
        <draw:frame draw:style-name="gr26" draw:text-style-name="P27" draw:layer="layout" svg:width="0.221cm" svg:height="0.221cm" svg:x="2.66cm" svg:y="14.158cm">
          <draw:text-box>
            <text:p text:style-name="P2"><text:span text:style-name="T25">–</text:span></text:p>
          </draw:text-box>
        </draw:frame>
        <draw:frame draw:style-name="gr27" draw:text-style-name="P28" draw:layer="layout" svg:width="10.691cm" svg:height="0.332cm" svg:x="3.415cm" svg:y="14.094cm">
          <draw:text-box>
            <text:p text:style-name="P2"><text:span text:style-name="T26">Navigate into the bucket </text:span><text:span text:style-name="T28">and</text:span><text:span text:style-name="T26"> Click on “Create Folder” </text:span><text:span text:style-name="T28">and </text:span><text:span text:style-name="T26">Give the folder a name</text:span></text:p>
          </draw:text-box>
        </draw:frame>
        <draw:frame draw:style-name="gr26" draw:text-style-name="P27" draw:layer="layout" svg:width="0.221cm" svg:height="0.221cm" svg:x="2.66cm" svg:y="14.821cm">
          <draw:text-box>
            <text:p text:style-name="P2"><text:span text:style-name="T25">–</text:span></text:p>
          </draw:text-box>
        </draw:frame>
        <draw:frame draw:style-name="gr27" draw:text-style-name="P28" draw:layer="layout" svg:width="7.495cm" svg:height="0.332cm" svg:x="3.415cm" svg:y="14.753cm">
          <draw:text-box>
            <text:p text:style-name="P2"><text:span text:style-name="T26"><text:s/></text:span><text:span text:style-name="T26">Select Upload then Select File to Upload then Click Start</text:span></text:p>
          </draw:text-box>
        </draw:frame>
      </draw:page>
      <draw:page draw:name="page53"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0.216cm" svg:height="1.737cm" svg:x="3.923cm" svg:y="1.075cm">
          <draw:text-box>
            <text:p text:style-name="P2"><text:span text:style-name="T2">AWS Simple Storage Service</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6.229cm" svg:height="0.395cm" svg:x="2.6cm" svg:y="3.685cm">
          <draw:text-box>
            <text:p text:style-name="P2"><text:span text:style-name="T4">From the S3 Tab click on Create Bucket</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4.168cm" svg:height="0.395cm" svg:x="3.799cm" svg:y="4.479cm">
          <draw:text-box>
            <text:p text:style-name="P2"><text:span text:style-name="T4">Name and Region Window</text:span></text:p>
          </draw:text-box>
        </draw:frame>
        <draw:frame draw:style-name="gr4" draw:text-style-name="P5" draw:layer="layout" svg:width="0.158cm" svg:height="0.158cm" svg:x="4.202cm" svg:y="5.298cm">
          <draw:text-box>
            <text:p text:style-name="P2"><text:span text:style-name="T3">●</text:span></text:p>
          </draw:text-box>
        </draw:frame>
        <draw:frame draw:style-name="gr5" draw:text-style-name="P6" draw:layer="layout" svg:width="11.318cm" svg:height="0.395cm" svg:x="4.999cm" svg:y="5.174cm">
          <draw:text-box>
            <text:p text:style-name="P2"><text:span text:style-name="T4">Provide Bucket Name, Region and Copy settings from an existing bucket</text:span></text:p>
          </draw:text-box>
        </draw:frame>
        <draw:frame draw:style-name="gr6" draw:text-style-name="P7" draw:layer="layout" svg:width="0.264cm" svg:height="0.264cm" svg:x="2.9cm" svg:y="6.043cm">
          <draw:text-box>
            <text:p text:style-name="P2"><text:span text:style-name="T5">–</text:span></text:p>
          </draw:text-box>
        </draw:frame>
        <draw:frame draw:style-name="gr5" draw:text-style-name="P6" draw:layer="layout" svg:width="2.83cm" svg:height="0.395cm" svg:x="3.799cm" svg:y="5.968cm">
          <draw:text-box>
            <text:p text:style-name="P2"><text:span text:style-name="T4">Configure Options</text:span></text:p>
          </draw:text-box>
        </draw:frame>
        <draw:frame draw:style-name="gr4" draw:text-style-name="P5" draw:layer="layout" svg:width="0.158cm" svg:height="0.158cm" svg:x="4.202cm" svg:y="6.783cm">
          <draw:text-box>
            <text:p text:style-name="P2"><text:span text:style-name="T3">●</text:span></text:p>
          </draw:text-box>
        </draw:frame>
        <draw:frame draw:style-name="gr5" draw:text-style-name="P6" draw:layer="layout" svg:width="1.755cm" svg:height="0.395cm" svg:x="4.999cm" svg:y="6.659cm">
          <draw:text-box>
            <text:p text:style-name="P2"><text:span text:style-name="T4">Versioning </text:span></text:p>
          </draw:text-box>
        </draw:frame>
        <draw:frame draw:style-name="gr5" draw:text-style-name="P6" draw:layer="layout" svg:width="7.571cm" svg:height="0.395cm" svg:x="8.809cm" svg:y="6.659cm">
          <draw:text-box>
            <text:p text:style-name="P2"><text:span text:style-name="T4">keep all versions of an object in the same bucket</text:span></text:p>
          </draw:text-box>
        </draw:frame>
        <draw:frame draw:style-name="gr4" draw:text-style-name="P5" draw:layer="layout" svg:width="0.158cm" svg:height="0.158cm" svg:x="4.202cm" svg:y="7.478cm">
          <draw:text-box>
            <text:p text:style-name="P2"><text:span text:style-name="T3">●</text:span></text:p>
          </draw:text-box>
        </draw:frame>
        <draw:frame draw:style-name="gr5" draw:text-style-name="P6" draw:layer="layout" svg:width="3.423cm" svg:height="0.395cm" svg:x="4.999cm" svg:y="7.354cm">
          <draw:text-box>
            <text:p text:style-name="P2"><text:span text:style-name="T4">Server Access Loggin</text:span></text:p>
          </draw:text-box>
        </draw:frame>
        <draw:frame draw:style-name="gr5" draw:text-style-name="P6" draw:layer="layout" svg:width="5.751cm" svg:height="0.395cm" svg:x="8.809cm" svg:y="7.354cm">
          <draw:text-box>
            <text:p text:style-name="P2"><text:span text:style-name="T4">Log request to access to your bucket</text:span></text:p>
          </draw:text-box>
        </draw:frame>
        <draw:frame draw:style-name="gr4" draw:text-style-name="P5" draw:layer="layout" svg:width="0.158cm" svg:height="0.158cm" svg:x="4.202cm" svg:y="8.173cm">
          <draw:text-box>
            <text:p text:style-name="P2"><text:span text:style-name="T3">●</text:span></text:p>
          </draw:text-box>
        </draw:frame>
        <draw:frame draw:style-name="gr5" draw:text-style-name="P6" draw:layer="layout" svg:width="0.785cm" svg:height="0.395cm" svg:x="4.999cm" svg:y="8.049cm">
          <draw:text-box>
            <text:p text:style-name="P2"><text:span text:style-name="T4">Tags</text:span></text:p>
          </draw:text-box>
        </draw:frame>
        <draw:frame draw:style-name="gr5" draw:text-style-name="P6" draw:layer="layout" svg:width="4.731cm" svg:height="0.395cm" svg:x="8.809cm" svg:y="8.049cm">
          <draw:text-box>
            <text:p text:style-name="P2"><text:span text:style-name="T4">Use tags to create overall cost</text:span></text:p>
          </draw:text-box>
        </draw:frame>
        <draw:frame draw:style-name="gr4" draw:text-style-name="P5" draw:layer="layout" svg:width="0.158cm" svg:height="0.158cm" svg:x="4.202cm" svg:y="8.868cm">
          <draw:text-box>
            <text:p text:style-name="P2"><text:span text:style-name="T3">●</text:span></text:p>
          </draw:text-box>
        </draw:frame>
        <draw:frame draw:style-name="gr5" draw:text-style-name="P6" draw:layer="layout" svg:width="3.296cm" svg:height="0.395cm" svg:x="4.999cm" svg:y="8.74cm">
          <draw:text-box>
            <text:p text:style-name="P2"><text:span text:style-name="T4">Object Level Logging</text:span></text:p>
          </draw:text-box>
        </draw:frame>
        <draw:frame draw:style-name="gr5" draw:text-style-name="P6" draw:layer="layout" svg:width="11.186cm" svg:height="0.395cm" svg:x="8.809cm" svg:y="8.74cm">
          <draw:text-box>
            <text:p text:style-name="P2"><text:span text:style-name="T4">Record object level API activity using AWS CloudTrail for additional cost</text:span></text:p>
          </draw:text-box>
        </draw:frame>
        <draw:frame draw:style-name="gr4" draw:text-style-name="P5" draw:layer="layout" svg:width="0.158cm" svg:height="0.158cm" svg:x="4.202cm" svg:y="9.56cm">
          <draw:text-box>
            <text:p text:style-name="P2"><text:span text:style-name="T3">●</text:span></text:p>
          </draw:text-box>
        </draw:frame>
        <draw:frame draw:style-name="gr5" draw:text-style-name="P6" draw:layer="layout" svg:width="2.868cm" svg:height="0.395cm" svg:x="4.999cm" svg:y="9.435cm">
          <draw:text-box>
            <text:p text:style-name="P2"><text:span text:style-name="T4">Default Encryption</text:span></text:p>
          </draw:text-box>
        </draw:frame>
        <draw:frame draw:style-name="gr4" draw:text-style-name="P5" draw:layer="layout" svg:width="0.158cm" svg:height="0.158cm" svg:x="4.202cm" svg:y="10.255cm">
          <draw:text-box>
            <text:p text:style-name="P2"><text:span text:style-name="T3">●</text:span></text:p>
          </draw:text-box>
        </draw:frame>
        <draw:frame draw:style-name="gr5" draw:text-style-name="P6" draw:layer="layout" svg:width="2.733cm" svg:height="0.395cm" svg:x="4.999cm" svg:y="10.13cm">
          <draw:text-box>
            <text:p text:style-name="P2"><text:span text:style-name="T4">Advance Settings</text:span></text:p>
          </draw:text-box>
        </draw:frame>
        <draw:frame draw:style-name="gr4" draw:text-style-name="P5" draw:layer="layout" svg:width="0.158cm" svg:height="0.158cm" svg:x="1.7cm" svg:y="11.151cm">
          <draw:text-box>
            <text:p text:style-name="P2"><text:span text:style-name="T3">●</text:span></text:p>
          </draw:text-box>
        </draw:frame>
        <draw:frame draw:style-name="gr5" draw:text-style-name="P6" draw:layer="layout" svg:width="2.5cm" svg:height="0.395cm" svg:x="2.6cm" svg:y="11.023cm">
          <draw:text-box>
            <text:p text:style-name="P2"><text:span text:style-name="T4">Set permissions</text:span></text:p>
          </draw:text-box>
        </draw:frame>
        <draw:frame draw:style-name="gr6" draw:text-style-name="P7" draw:layer="layout" svg:width="0.264cm" svg:height="0.264cm" svg:x="2.9cm" svg:y="11.892cm">
          <draw:text-box>
            <text:p text:style-name="P2"><text:span text:style-name="T5">–</text:span></text:p>
          </draw:text-box>
        </draw:frame>
        <draw:frame draw:style-name="gr5" draw:text-style-name="P6" draw:layer="layout" svg:width="15.153cm" svg:height="0.395cm" svg:x="3.799cm" svg:y="11.817cm">
          <draw:text-box>
            <text:p text:style-name="P2"><text:span text:style-name="T4">Public access is granted to buckets and object rhought access control list,. bucket policies or both</text:span></text:p>
          </draw:text-box>
        </draw:frame>
        <draw:frame draw:style-name="gr6" draw:text-style-name="P7" draw:layer="layout" svg:width="0.264cm" svg:height="0.264cm" svg:x="2.9cm" svg:y="12.685cm">
          <draw:text-box>
            <text:p text:style-name="P2"><text:span text:style-name="T5">–</text:span></text:p>
          </draw:text-box>
        </draw:frame>
        <draw:frame draw:style-name="gr5" draw:text-style-name="P6" draw:layer="layout" svg:width="17.295cm" svg:height="0.395cm" svg:x="3.799cm" svg:y="12.61cm">
          <draw:text-box>
            <text:p text:style-name="P2"><text:span text:style-name="T4">In order to ensure that public access to all your S3 buckets and objects is blocked turn off Block all public acces</text:span></text:p>
          </draw:text-box>
        </draw:frame>
        <draw:frame draw:style-name="gr6" draw:text-style-name="P7" draw:layer="layout" svg:width="0.264cm" svg:height="0.264cm" svg:x="2.9cm" svg:y="13.483cm">
          <draw:text-box>
            <text:p text:style-name="P2"><text:span text:style-name="T5">–</text:span></text:p>
          </draw:text-box>
        </draw:frame>
        <draw:frame draw:style-name="gr5" draw:text-style-name="P6" draw:layer="layout" svg:width="11.508cm" svg:height="0.395cm" svg:x="3.799cm" svg:y="13.408cm">
          <draw:text-box>
            <text:p text:style-name="P2"><text:span text:style-name="T4">If you require some sort of public access using the following options below</text:span></text:p>
          </draw:text-box>
        </draw:frame>
        <draw:frame draw:style-name="gr4" draw:text-style-name="P5" draw:layer="layout" svg:width="0.158cm" svg:height="0.158cm" svg:x="4.202cm" svg:y="14.223cm">
          <draw:text-box>
            <text:p text:style-name="P2"><text:span text:style-name="T3">●</text:span></text:p>
          </draw:text-box>
        </draw:frame>
      </draw:page>
      <draw:page draw:name="page54"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0.216cm" svg:height="1.737cm" svg:x="3.923cm" svg:y="1.075cm">
          <draw:text-box>
            <text:p text:style-name="P2"><text:span text:style-name="T2">AWS Simple Storage Service</text:span></text:p>
          </draw:text-box>
        </draw:frame>
        <draw:frame draw:style-name="gr4" draw:text-style-name="P5" draw:layer="layout" svg:width="0.158cm" svg:height="0.158cm" svg:x="4.202cm" svg:y="3.809cm">
          <draw:text-box>
            <text:p text:style-name="P2"><text:span text:style-name="T3">●</text:span></text:p>
          </draw:text-box>
        </draw:frame>
        <draw:frame draw:style-name="gr5" draw:text-style-name="P6" draw:layer="layout" svg:width="14.916cm" svg:height="0.395cm" svg:x="4.999cm" svg:y="3.685cm">
          <draw:text-box>
            <text:p text:style-name="P2"><text:span text:style-name="T4">Block all Public Access – Turning this setting on is the same as turning on all four settings below</text:span></text:p>
          </draw:text-box>
        </draw:frame>
        <draw:frame draw:style-name="gr6" draw:text-style-name="P7" draw:layer="layout" svg:width="0.264cm" svg:height="0.264cm" svg:x="5.599cm" svg:y="4.353cm">
          <draw:text-box>
            <text:p text:style-name="P2"><text:span text:style-name="T5">–</text:span></text:p>
          </draw:text-box>
        </draw:frame>
        <draw:frame draw:style-name="gr5" draw:text-style-name="P6" draw:layer="layout" svg:width="2.843cm" svg:height="0.395cm" svg:x="6.198cm" svg:y="4.278cm">
          <draw:text-box>
            <text:p text:style-name="P2"><text:span text:style-name="T4">Individual Settings</text:span></text:p>
          </draw:text-box>
        </draw:frame>
        <draw:frame draw:style-name="gr4" draw:text-style-name="P5" draw:layer="layout" svg:width="0.158cm" svg:height="0.158cm" svg:x="6.802cm" svg:y="4.896cm">
          <draw:text-box>
            <text:p text:style-name="P2"><text:span text:style-name="T3">●</text:span></text:p>
          </draw:text-box>
        </draw:frame>
        <draw:frame draw:style-name="gr5" draw:text-style-name="P6" draw:layer="layout" svg:width="12.287cm" svg:height="0.395cm" svg:x="7.401cm" svg:y="4.772cm">
          <draw:text-box>
            <text:p text:style-name="P2"><text:span text:style-name="T4">Block public access to buckets and object grant through new access control list</text:span></text:p>
          </draw:text-box>
        </draw:frame>
        <draw:frame draw:style-name="gr4" draw:text-style-name="P5" draw:layer="layout" svg:width="0.158cm" svg:height="0.158cm" svg:x="8.001cm" svg:y="5.39cm">
          <draw:text-box>
            <text:p text:style-name="P2"><text:span text:style-name="T3">●</text:span></text:p>
          </draw:text-box>
        </draw:frame>
        <draw:frame draw:style-name="gr5" draw:text-style-name="P6" draw:layer="layout" svg:width="18.277cm" svg:height="0.395cm" svg:x="8.601cm" svg:y="5.265cm">
          <draw:text-box>
            <text:p text:style-name="P2"><text:span text:style-name="T4">S3 will block public permissions applied to newly add buckets or object and prevent the creation of new public access </text:span></text:p>
          </draw:text-box>
        </draw:frame>
        <draw:frame draw:style-name="gr5" draw:text-style-name="P6" draw:layer="layout" svg:width="5.683cm" svg:height="0.395cm" svg:x="8.601cm" svg:y="5.661cm">
          <draw:text-box>
            <text:p text:style-name="P2"><text:span text:style-name="T4">ACL for existing buckets and objects</text:span></text:p>
          </draw:text-box>
        </draw:frame>
        <draw:frame draw:style-name="gr4" draw:text-style-name="P5" draw:layer="layout" svg:width="0.158cm" svg:height="0.158cm" svg:x="6.802cm" svg:y="6.279cm">
          <draw:text-box>
            <text:p text:style-name="P2"><text:span text:style-name="T3">●</text:span></text:p>
          </draw:text-box>
        </draw:frame>
        <draw:frame draw:style-name="gr5" draw:text-style-name="P6" draw:layer="layout" svg:width="12.778cm" svg:height="0.395cm" svg:x="7.401cm" svg:y="6.154cm">
          <draw:text-box>
            <text:p text:style-name="P2"><text:span text:style-name="T4">Block public access to buckets and object granted through any access control lists</text:span></text:p>
          </draw:text-box>
        </draw:frame>
        <draw:frame draw:style-name="gr4" draw:text-style-name="P5" draw:layer="layout" svg:width="0.158cm" svg:height="0.158cm" svg:x="8.001cm" svg:y="6.773cm">
          <draw:text-box>
            <text:p text:style-name="P2"><text:span text:style-name="T3">●</text:span></text:p>
          </draw:text-box>
        </draw:frame>
        <draw:frame draw:style-name="gr5" draw:text-style-name="P6" draw:layer="layout" svg:width="11.102cm" svg:height="0.395cm" svg:x="8.601cm" svg:y="6.648cm">
          <draw:text-box>
            <text:p text:style-name="P2"><text:span text:style-name="T4">S3 will ignore all ACL(s) that grant public access to buckets and objects</text:span></text:p>
          </draw:text-box>
        </draw:frame>
        <draw:frame draw:style-name="gr4" draw:text-style-name="P5" draw:layer="layout" svg:width="0.158cm" svg:height="0.158cm" svg:x="6.802cm" svg:y="7.267cm">
          <draw:text-box>
            <text:p text:style-name="P2"><text:span text:style-name="T3">●</text:span></text:p>
          </draw:text-box>
        </draw:frame>
        <draw:frame draw:style-name="gr5" draw:text-style-name="P6" draw:layer="layout" svg:width="13.138cm" svg:height="0.395cm" svg:x="7.401cm" svg:y="7.142cm">
          <draw:text-box>
            <text:p text:style-name="P2"><text:span text:style-name="T4">Block public access to buckets and object granted through new public bucket polices</text:span></text:p>
          </draw:text-box>
        </draw:frame>
        <draw:frame draw:style-name="gr4" draw:text-style-name="P5" draw:layer="layout" svg:width="0.158cm" svg:height="0.158cm" svg:x="6.802cm" svg:y="7.76cm">
          <draw:text-box>
            <text:p text:style-name="P2"><text:span text:style-name="T3">●</text:span></text:p>
          </draw:text-box>
        </draw:frame>
        <draw:frame draw:style-name="gr5" draw:text-style-name="P6" draw:layer="layout" svg:width="13.786cm" svg:height="0.395cm" svg:x="7.401cm" svg:y="7.636cm">
          <draw:text-box>
            <text:p text:style-name="P2"><text:span text:style-name="T4">Block public and cross account to buckets and objects through any public bucket policies</text:span></text:p>
          </draw:text-box>
        </draw:frame>
        <draw:frame draw:style-name="gr4" draw:text-style-name="P5" draw:layer="layout" svg:width="0.158cm" svg:height="0.158cm" svg:x="6.802cm" svg:y="8.254cm">
          <draw:text-box>
            <text:p text:style-name="P2"><text:span text:style-name="T3">●</text:span></text:p>
          </draw:text-box>
        </draw:frame>
        <draw:frame draw:style-name="gr5" draw:text-style-name="P6" draw:layer="layout" svg:width="14.806cm" svg:height="0.395cm" svg:x="7.401cm" svg:y="8.13cm">
          <draw:text-box>
            <text:p text:style-name="P2"><text:span text:style-name="T4">Block public and cross account access to buckets and object through any public bucket policies</text:span></text:p>
          </draw:text-box>
        </draw:frame>
        <draw:frame draw:style-name="gr4" draw:text-style-name="P5" draw:layer="layout" svg:width="0.158cm" svg:height="0.158cm" svg:x="1.7cm" svg:y="9.15cm">
          <draw:text-box>
            <text:p text:style-name="P2"><text:span text:style-name="T3">●</text:span></text:p>
          </draw:text-box>
        </draw:frame>
        <draw:frame draw:style-name="gr5" draw:text-style-name="P6" draw:layer="layout" svg:width="13.811cm" svg:height="0.395cm" svg:x="2.6cm" svg:y="9.023cm">
          <draw:text-box>
            <text:p text:style-name="P2"><text:span text:style-name="T4">Example : If we build a webserver, where everyone needs access, we want pubic access</text:span></text:p>
          </draw:text-box>
        </draw:frame>
        <draw:frame draw:style-name="gr4" draw:text-style-name="P5" draw:layer="layout" svg:width="0.158cm" svg:height="0.158cm" svg:x="1.7cm" svg:y="10.043cm">
          <draw:text-box>
            <text:p text:style-name="P2"><text:span text:style-name="T3">●</text:span></text:p>
          </draw:text-box>
        </draw:frame>
        <draw:frame draw:style-name="gr5" draw:text-style-name="P6" draw:layer="layout" svg:width="9.315cm" svg:height="0.395cm" svg:x="2.6cm" svg:y="9.919cm">
          <draw:text-box>
            <text:p text:style-name="P2"><text:span text:style-name="T4">Be careful, don’t want everybody having access to your files</text:span></text:p>
          </draw:text-box>
        </draw:frame>
        <draw:frame draw:style-name="gr4" draw:text-style-name="P5" draw:layer="layout" svg:width="0.158cm" svg:height="0.158cm" svg:x="1.7cm" svg:y="10.935cm">
          <draw:text-box>
            <text:p text:style-name="P2"><text:span text:style-name="T3">●</text:span></text:p>
          </draw:text-box>
        </draw:frame>
        <draw:frame draw:style-name="gr5" draw:text-style-name="P6" draw:layer="layout" svg:width="1.958cm" svg:height="0.395cm" svg:x="2.6cm" svg:y="10.811cm">
          <draw:text-box>
            <text:p text:style-name="P2"><text:span text:style-name="T4">For a bucket</text:span></text:p>
          </draw:text-box>
        </draw:frame>
        <draw:frame draw:style-name="gr6" draw:text-style-name="P7" draw:layer="layout" svg:width="0.264cm" svg:height="0.264cm" svg:x="2.9cm" svg:y="11.68cm">
          <draw:text-box>
            <text:p text:style-name="P2"><text:span text:style-name="T5">–</text:span></text:p>
          </draw:text-box>
        </draw:frame>
        <draw:frame draw:style-name="gr5" draw:text-style-name="P6" draw:layer="layout" svg:width="3.075cm" svg:height="0.395cm" svg:x="3.799cm" svg:y="11.605cm">
          <draw:text-box>
            <text:p text:style-name="P2"><text:span text:style-name="T4">A file can be loaded</text:span></text:p>
          </draw:text-box>
        </draw:frame>
        <draw:frame draw:style-name="gr6" draw:text-style-name="P7" draw:layer="layout" svg:width="0.264cm" svg:height="0.264cm" svg:x="2.9cm" svg:y="12.474cm">
          <draw:text-box>
            <text:p text:style-name="P2"><text:span text:style-name="T5">–</text:span></text:p>
          </draw:text-box>
        </draw:frame>
        <draw:frame draw:style-name="gr5" draw:text-style-name="P6" draw:layer="layout" svg:width="3.338cm" svg:height="0.395cm" svg:x="3.799cm" svg:y="12.399cm">
          <draw:text-box>
            <text:p text:style-name="P2"><text:span text:style-name="T4">Set Object Properties</text:span></text:p>
          </draw:text-box>
        </draw:frame>
        <draw:frame draw:style-name="gr6" draw:text-style-name="P7" draw:layer="layout" svg:width="0.264cm" svg:height="0.264cm" svg:x="2.9cm" svg:y="13.267cm">
          <draw:text-box>
            <text:p text:style-name="P2"><text:span text:style-name="T5">–</text:span></text:p>
          </draw:text-box>
        </draw:frame>
        <draw:frame draw:style-name="gr5" draw:text-style-name="P6" draw:layer="layout" svg:width="3.651cm" svg:height="0.395cm" svg:x="3.799cm" svg:y="13.192cm">
          <draw:text-box>
            <text:p text:style-name="P2"><text:span text:style-name="T4">Set Object Permissions</text:span></text:p>
          </draw:text-box>
        </draw:frame>
        <draw:frame draw:style-name="gr4" draw:text-style-name="P5" draw:layer="layout" svg:width="0.158cm" svg:height="0.158cm" svg:x="1.7cm" svg:y="14.213cm">
          <draw:text-box>
            <text:p text:style-name="P2"><text:span text:style-name="T3">●</text:span></text:p>
          </draw:text-box>
        </draw:frame>
        <draw:frame draw:style-name="gr5" draw:text-style-name="P6" draw:layer="layout" svg:width="4.858cm" svg:height="0.395cm" svg:x="2.6cm" svg:y="14.088cm">
          <draw:text-box>
            <text:p text:style-name="P2"><text:span text:style-name="T4">Saw an exmpale of versionsing</text:span></text:p>
          </draw:text-box>
        </draw:frame>
      </draw:page>
      <draw:page draw:name="page55"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1.407cm" svg:height="1.737cm" svg:x="8.297cm" svg:y="1.075cm">
          <draw:text-box>
            <text:p text:style-name="P2"><text:span text:style-name="T2">Storage Classes</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10.755cm" svg:height="0.395cm" svg:x="2.6cm" svg:y="3.685cm">
          <draw:text-box>
            <text:p text:style-name="P2"><text:span text:style-name="T4">A storage class represent classification assigned to each object in S3</text:span></text:p>
          </draw:text-box>
        </draw:frame>
        <draw:frame draw:style-name="gr4" draw:text-style-name="P5" draw:layer="layout" svg:width="0.158cm" svg:height="0.158cm" svg:x="1.7cm" svg:y="4.702cm">
          <draw:text-box>
            <text:p text:style-name="P2"><text:span text:style-name="T3">●</text:span></text:p>
          </draw:text-box>
        </draw:frame>
        <draw:frame draw:style-name="gr5" draw:text-style-name="P6" draw:layer="layout" svg:width="5.311cm" svg:height="0.395cm" svg:x="2.6cm" svg:y="4.578cm">
          <draw:text-box>
            <text:p text:style-name="P2"><text:span text:style-name="T4">Each Storage Class has attributes</text:span></text:p>
          </draw:text-box>
        </draw:frame>
        <draw:frame draw:style-name="gr6" draw:text-style-name="P7" draw:layer="layout" svg:width="0.264cm" svg:height="0.264cm" svg:x="2.9cm" svg:y="5.446cm">
          <draw:text-box>
            <text:p text:style-name="P2"><text:span text:style-name="T5">–</text:span></text:p>
          </draw:text-box>
        </draw:frame>
        <draw:frame draw:style-name="gr5" draw:text-style-name="P6" draw:layer="layout" svg:width="2.051cm" svg:height="0.395cm" svg:x="3.799cm" svg:y="5.371cm">
          <draw:text-box>
            <text:p text:style-name="P2"><text:span text:style-name="T4">Storage Cost</text:span></text:p>
          </draw:text-box>
        </draw:frame>
        <draw:frame draw:style-name="gr6" draw:text-style-name="P7" draw:layer="layout" svg:width="0.264cm" svg:height="0.264cm" svg:x="2.9cm" svg:y="6.24cm">
          <draw:text-box>
            <text:p text:style-name="P2"><text:span text:style-name="T5">–</text:span></text:p>
          </draw:text-box>
        </draw:frame>
        <draw:frame draw:style-name="gr5" draw:text-style-name="P6" draw:layer="layout" svg:width="2.826cm" svg:height="0.395cm" svg:x="3.799cm" svg:y="6.165cm">
          <draw:text-box>
            <text:p text:style-name="P2"><text:span text:style-name="T4">Object availability </text:span></text:p>
          </draw:text-box>
        </draw:frame>
        <draw:frame draw:style-name="gr6" draw:text-style-name="P7" draw:layer="layout" svg:width="0.264cm" svg:height="0.264cm" svg:x="2.9cm" svg:y="7.034cm">
          <draw:text-box>
            <text:p text:style-name="P2"><text:span text:style-name="T5">–</text:span></text:p>
          </draw:text-box>
        </draw:frame>
        <draw:frame draw:style-name="gr5" draw:text-style-name="P6" draw:layer="layout" svg:width="2.673cm" svg:height="0.395cm" svg:x="3.799cm" svg:y="6.959cm">
          <draw:text-box>
            <text:p text:style-name="P2"><text:span text:style-name="T4">Object Durability </text:span></text:p>
          </draw:text-box>
        </draw:frame>
        <draw:frame draw:style-name="gr6" draw:text-style-name="P7" draw:layer="layout" svg:width="0.264cm" svg:height="0.264cm" svg:x="2.9cm" svg:y="7.828cm">
          <draw:text-box>
            <text:p text:style-name="P2"><text:span text:style-name="T5">–</text:span></text:p>
          </draw:text-box>
        </draw:frame>
        <draw:frame draw:style-name="gr5" draw:text-style-name="P6" draw:layer="layout" svg:width="5.692cm" svg:height="0.395cm" svg:x="3.799cm" svg:y="7.753cm">
          <draw:text-box>
            <text:p text:style-name="P2"><text:span text:style-name="T4">Frequency of access ( to the object )</text:span></text:p>
          </draw:text-box>
        </draw:frame>
        <draw:frame draw:style-name="gr6" draw:text-style-name="P7" draw:layer="layout" svg:width="0.264cm" svg:height="0.264cm" svg:x="2.9cm" svg:y="8.621cm">
          <draw:text-box>
            <text:p text:style-name="P2"><text:span text:style-name="T5">–</text:span></text:p>
          </draw:text-box>
        </draw:frame>
        <draw:frame draw:style-name="gr5" draw:text-style-name="P6" draw:layer="layout" svg:width="1.484cm" svg:height="0.395cm" svg:x="3.799cm" svg:y="8.546cm">
          <draw:text-box>
            <text:p text:style-name="P2"><text:span text:style-name="T4">Attributes</text:span></text:p>
          </draw:text-box>
        </draw:frame>
        <draw:frame draw:style-name="gr4" draw:text-style-name="P5" draw:layer="layout" svg:width="0.158cm" svg:height="0.158cm" svg:x="4.202cm" svg:y="9.366cm">
          <draw:text-box>
            <text:p text:style-name="P2"><text:span text:style-name="T3">●</text:span></text:p>
          </draw:text-box>
        </draw:frame>
        <draw:frame draw:style-name="gr5" draw:text-style-name="P6" draw:layer="layout" svg:width="0.938cm" svg:height="0.395cm" svg:x="4.999cm" svg:y="9.241cm">
          <draw:text-box>
            <text:p text:style-name="P2"><text:span text:style-name="T4">Name</text:span></text:p>
          </draw:text-box>
        </draw:frame>
        <draw:frame draw:style-name="gr4" draw:text-style-name="P5" draw:layer="layout" svg:width="0.158cm" svg:height="0.158cm" svg:x="4.202cm" svg:y="10.061cm">
          <draw:text-box>
            <text:p text:style-name="P2"><text:span text:style-name="T3">●</text:span></text:p>
          </draw:text-box>
        </draw:frame>
        <draw:frame draw:style-name="gr5" draw:text-style-name="P6" draw:layer="layout" svg:width="4.18cm" svg:height="0.395cm" svg:x="4.999cm" svg:y="9.936cm">
          <draw:text-box>
            <text:p text:style-name="P2"><text:span text:style-name="T4">Designed for ( Descirption)</text:span></text:p>
          </draw:text-box>
        </draw:frame>
        <draw:frame draw:style-name="gr4" draw:text-style-name="P5" draw:layer="layout" svg:width="0.158cm" svg:height="0.158cm" svg:x="4.202cm" svg:y="10.756cm">
          <draw:text-box>
            <text:p text:style-name="P2"><text:span text:style-name="T3">●</text:span></text:p>
          </draw:text-box>
        </draw:frame>
        <draw:frame draw:style-name="gr5" draw:text-style-name="P6" draw:layer="layout" svg:width="7.868cm" svg:height="0.395cm" svg:x="4.999cm" svg:y="10.631cm">
          <draw:text-box>
            <text:p text:style-name="P2"><text:span text:style-name="T4">Availability zones used for redundancy ( can be 1 )</text:span></text:p>
          </draw:text-box>
        </draw:frame>
        <draw:frame draw:style-name="gr4" draw:text-style-name="P5" draw:layer="layout" svg:width="0.158cm" svg:height="0.158cm" svg:x="4.202cm" svg:y="11.451cm">
          <draw:text-box>
            <text:p text:style-name="P2"><text:span text:style-name="T3">●</text:span></text:p>
          </draw:text-box>
        </draw:frame>
        <draw:frame draw:style-name="gr5" draw:text-style-name="P6" draw:layer="layout" svg:width="7.478cm" svg:height="0.395cm" svg:x="4.999cm" svg:y="11.323cm">
          <draw:text-box>
            <text:p text:style-name="P2"><text:span text:style-name="T4">Mn Storage Duration for which <text:s/>you will be billed</text:span></text:p>
          </draw:text-box>
        </draw:frame>
        <draw:frame draw:style-name="gr4" draw:text-style-name="P5" draw:layer="layout" svg:width="0.158cm" svg:height="0.158cm" svg:x="4.202cm" svg:y="12.142cm">
          <draw:text-box>
            <text:p text:style-name="P2"><text:span text:style-name="T3">●</text:span></text:p>
          </draw:text-box>
        </draw:frame>
        <draw:frame draw:style-name="gr5" draw:text-style-name="P6" draw:layer="layout" svg:width="4.4cm" svg:height="0.395cm" svg:x="4.999cm" svg:y="12.018cm">
          <draw:text-box>
            <text:p text:style-name="P2"><text:span text:style-name="T4">Min billing size for the object</text:span></text:p>
          </draw:text-box>
        </draw:frame>
        <draw:frame draw:style-name="gr4" draw:text-style-name="P5" draw:layer="layout" svg:width="0.158cm" svg:height="0.158cm" svg:x="1.7cm" svg:y="13.038cm">
          <draw:text-box>
            <text:p text:style-name="P2"><text:span text:style-name="T3">●</text:span></text:p>
          </draw:text-box>
        </draw:frame>
        <draw:frame draw:style-name="gr5" draw:text-style-name="P6" draw:layer="layout" svg:width="8.295cm" svg:height="0.395cm" svg:x="2.6cm" svg:y="12.914cm">
          <draw:text-box>
            <text:p text:style-name="P2"><text:span text:style-name="T4">Each object must be assigned a unique storage class</text:span></text:p>
          </draw:text-box>
        </draw:frame>
        <draw:frame draw:style-name="gr4" draw:text-style-name="P5" draw:layer="layout" svg:width="0.158cm" svg:height="0.158cm" svg:x="1.7cm" svg:y="13.931cm">
          <draw:text-box>
            <text:p text:style-name="P2"><text:span text:style-name="T3">●</text:span></text:p>
          </draw:text-box>
        </draw:frame>
        <draw:frame draw:style-name="gr5" draw:text-style-name="P6" draw:layer="layout" svg:width="12.198cm" svg:height="0.395cm" svg:x="2.6cm" svg:y="13.806cm">
          <draw:text-box>
            <text:p text:style-name="P2"><text:span text:style-name="T4">You can change the storage class of an object at any time ( for the most part ) </text:span></text:p>
          </draw:text-box>
        </draw:frame>
      </draw:page>
      <draw:page draw:name="page56"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1.407cm" svg:height="1.737cm" svg:x="8.297cm" svg:y="1.075cm">
          <draw:text-box>
            <text:p text:style-name="P2"><text:span text:style-name="T2">Storage Classes</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1.424cm" svg:height="0.395cm" svg:x="2.6cm" svg:y="3.685cm">
          <draw:text-box>
            <text:p text:style-name="P2"><text:span text:style-name="T4">Standard</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6.725cm" svg:height="0.395cm" svg:x="3.799cm" svg:y="4.479cm">
          <draw:text-box>
            <text:p text:style-name="P2"><text:span text:style-name="T4">Most frequently used and the default option</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6.928cm" svg:height="0.395cm" svg:x="3.799cm" svg:y="5.273cm">
          <draw:text-box>
            <text:p text:style-name="P2"><text:span text:style-name="T4">Most expensive since it is the most reflexible</text:span></text:p>
          </draw:text-box>
        </draw:frame>
        <draw:frame draw:style-name="gr4" draw:text-style-name="P5" draw:layer="layout" svg:width="0.158cm" svg:height="0.158cm" svg:x="4.202cm" svg:y="6.092cm">
          <draw:text-box>
            <text:p text:style-name="P2"><text:span text:style-name="T3">●</text:span></text:p>
          </draw:text-box>
        </draw:frame>
        <draw:frame draw:style-name="gr5" draw:text-style-name="P6" draw:layer="layout" svg:width="3.139cm" svg:height="0.395cm" svg:x="4.999cm" svg:y="5.968cm">
          <draw:text-box>
            <text:p text:style-name="P2"><text:span text:style-name="T4">No retrieval fee paid</text:span></text:p>
          </draw:text-box>
        </draw:frame>
        <draw:frame draw:style-name="gr6" draw:text-style-name="P7" draw:layer="layout" svg:width="0.264cm" svg:height="0.264cm" svg:x="2.9cm" svg:y="6.836cm">
          <draw:text-box>
            <text:p text:style-name="P2"><text:span text:style-name="T5">–</text:span></text:p>
          </draw:text-box>
        </draw:frame>
        <draw:frame draw:style-name="gr5" draw:text-style-name="P6" draw:layer="layout" svg:width="5.497cm" svg:height="0.395cm" svg:x="3.799cm" svg:y="6.761cm">
          <draw:text-box>
            <text:p text:style-name="P2"><text:span text:style-name="T4">Object Durability : 99.99999999999</text:span></text:p>
          </draw:text-box>
        </draw:frame>
        <draw:frame draw:style-name="gr5" draw:text-style-name="P6" draw:layer="layout" svg:width="2.576cm" svg:height="0.395cm" svg:x="12.689cm" svg:y="6.761cm">
          <draw:text-box>
            <text:p text:style-name="P2"><text:span text:style-name="T4">Object Durability</text:span></text:p>
          </draw:text-box>
        </draw:frame>
        <draw:frame draw:style-name="gr6" draw:text-style-name="P7" draw:layer="layout" svg:width="0.264cm" svg:height="0.264cm" svg:x="2.9cm" svg:y="7.63cm">
          <draw:text-box>
            <text:p text:style-name="P2"><text:span text:style-name="T5">–</text:span></text:p>
          </draw:text-box>
        </draw:frame>
        <draw:frame draw:style-name="gr5" draw:text-style-name="P6" draw:layer="layout" svg:width="3.935cm" svg:height="0.395cm" svg:x="3.799cm" svg:y="7.555cm">
          <draw:text-box>
            <text:p text:style-name="P2"><text:span text:style-name="T4">Object Availability : 99.99</text:span></text:p>
          </draw:text-box>
        </draw:frame>
        <draw:frame draw:style-name="gr4" draw:text-style-name="P5" draw:layer="layout" svg:width="0.158cm" svg:height="0.158cm" svg:x="1.7cm" svg:y="8.572cm">
          <draw:text-box>
            <text:p text:style-name="P2"><text:span text:style-name="T3">●</text:span></text:p>
          </draw:text-box>
        </draw:frame>
        <draw:frame draw:style-name="gr5" draw:text-style-name="P6" draw:layer="layout" svg:width="2.665cm" svg:height="0.395cm" svg:x="2.6cm" svg:y="8.448cm">
          <draw:text-box>
            <text:p text:style-name="P2"><text:span text:style-name="T4">Intelligent Tiering</text:span></text:p>
          </draw:text-box>
        </draw:frame>
        <draw:frame draw:style-name="gr6" draw:text-style-name="P7" draw:layer="layout" svg:width="0.264cm" svg:height="0.264cm" svg:x="2.9cm" svg:y="9.316cm">
          <draw:text-box>
            <text:p text:style-name="P2"><text:span text:style-name="T5">–</text:span></text:p>
          </draw:text-box>
        </draw:frame>
        <draw:frame draw:style-name="gr5" draw:text-style-name="P6" draw:layer="layout" svg:width="9.095cm" svg:height="0.395cm" svg:x="3.799cm" svg:y="9.241cm">
          <draw:text-box>
            <text:p text:style-name="P2"><text:span text:style-name="T4">Long lived data with changing or unknown access patterns</text:span></text:p>
          </draw:text-box>
        </draw:frame>
        <draw:frame draw:style-name="gr4" draw:text-style-name="P5" draw:layer="layout" svg:width="0.158cm" svg:height="0.158cm" svg:x="4.202cm" svg:y="10.061cm">
          <draw:text-box>
            <text:p text:style-name="P2"><text:span text:style-name="T3">●</text:span></text:p>
          </draw:text-box>
        </draw:frame>
        <draw:frame draw:style-name="gr5" draw:text-style-name="P6" draw:layer="layout" svg:width="21.118cm" svg:height="0.395cm" svg:x="4.999cm" svg:y="9.936cm">
          <draw:text-box>
            <text:p text:style-name="P2"><text:span text:style-name="T4">No sure what the access pattern will look like, but intelligent tiering will look at the pattern and make a decision on which tier it belongs in</text:span></text:p>
          </draw:text-box>
        </draw:frame>
        <draw:frame draw:style-name="gr6" draw:text-style-name="P7" draw:layer="layout" svg:width="0.264cm" svg:height="0.264cm" svg:x="2.9cm" svg:y="10.805cm">
          <draw:text-box>
            <text:p text:style-name="P2"><text:span text:style-name="T5">–</text:span></text:p>
          </draw:text-box>
        </draw:frame>
        <draw:frame draw:style-name="gr5" draw:text-style-name="P6" draw:layer="layout" svg:width="4.464cm" svg:height="0.395cm" svg:x="3.799cm" svg:y="10.73cm">
          <draw:text-box>
            <text:p text:style-name="P2"><text:span text:style-name="T4">Pay for 30 day at a minimum</text:span></text:p>
          </draw:text-box>
        </draw:frame>
        <draw:frame draw:style-name="gr6" draw:text-style-name="P7" draw:layer="layout" svg:width="0.264cm" svg:height="0.264cm" svg:x="2.9cm" svg:y="11.599cm">
          <draw:text-box>
            <text:p text:style-name="P2"><text:span text:style-name="T5">–</text:span></text:p>
          </draw:text-box>
        </draw:frame>
        <draw:frame draw:style-name="gr5" draw:text-style-name="P6" draw:layer="layout" svg:width="9.722cm" svg:height="0.395cm" svg:x="3.799cm" svg:y="11.524cm">
          <draw:text-box>
            <text:p text:style-name="P2"><text:span text:style-name="T4">Object Durability : 99.99999999% and object availability 99,99 </text:span></text:p>
          </draw:text-box>
        </draw:frame>
        <draw:frame draw:style-name="gr6" draw:text-style-name="P7" draw:layer="layout" svg:width="0.264cm" svg:height="0.264cm" svg:x="2.9cm" svg:y="12.393cm">
          <draw:text-box>
            <text:p text:style-name="P2"><text:span text:style-name="T5">–</text:span></text:p>
          </draw:text-box>
        </draw:frame>
        <draw:frame draw:style-name="gr5" draw:text-style-name="P6" draw:layer="layout" svg:width="7.36cm" svg:height="0.395cm" svg:x="3.799cm" svg:y="12.318cm">
          <draw:text-box>
            <text:p text:style-name="P2"><text:span text:style-name="T4">Pricing depends on the assigned storage class.</text:span></text:p>
          </draw:text-box>
        </draw:frame>
        <draw:frame draw:style-name="gr4" draw:text-style-name="P5" draw:layer="layout" svg:width="0.158cm" svg:height="0.158cm" svg:x="1.7cm" svg:y="13.338cm">
          <draw:text-box>
            <text:p text:style-name="P2"><text:span text:style-name="T3">●</text:span></text:p>
          </draw:text-box>
        </draw:frame>
        <draw:frame draw:style-name="gr5" draw:text-style-name="P6" draw:layer="layout" svg:width="6.678cm" svg:height="0.395cm" svg:x="2.6cm" svg:y="13.214cm">
          <draw:text-box>
            <text:p text:style-name="P2"><text:span text:style-name="T4">Object Availability is the up time of the time</text:span></text:p>
          </draw:text-box>
        </draw:frame>
        <draw:frame draw:style-name="gr4" draw:text-style-name="P5" draw:layer="layout" svg:width="0.158cm" svg:height="0.158cm" svg:x="1.7cm" svg:y="14.23cm">
          <draw:text-box>
            <text:p text:style-name="P2"><text:span text:style-name="T3">●</text:span></text:p>
          </draw:text-box>
        </draw:frame>
        <draw:frame draw:style-name="gr5" draw:text-style-name="P6" draw:layer="layout" svg:width="7.487cm" svg:height="0.395cm" svg:x="2.6cm" svg:y="14.106cm">
          <draw:text-box>
            <text:p text:style-name="P2"><text:span text:style-name="T4">Object Durability is the long term data protection</text:span></text:p>
          </draw:text-box>
        </draw:frame>
      </draw:page>
      <draw:page draw:name="page57"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1.407cm" svg:height="1.737cm" svg:x="8.297cm" svg:y="1.075cm">
          <draw:text-box>
            <text:p text:style-name="P2"><text:span text:style-name="T2">Storage Classes</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4.621cm" svg:height="0.395cm" svg:x="2.6cm" svg:y="3.685cm">
          <draw:text-box>
            <text:p text:style-name="P2"><text:span text:style-name="T4">Standard IA and One Zone IA</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20.335cm" svg:height="0.395cm" svg:x="3.799cm" svg:y="4.479cm">
          <draw:text-box>
            <text:p text:style-name="P2"><text:span text:style-name="T4">Standard IA: <text:s/>long lived infrequently access data that must be immediately available when access ( uses multiple availability zones)</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18.548cm" svg:height="0.395cm" svg:x="3.799cm" svg:y="5.273cm">
          <draw:text-box>
            <text:p text:style-name="P2"><text:span text:style-name="T4">One Zone IA: long lived infrequently access data must be immediately available when access ( use only available zone)</text:span></text:p>
          </draw:text-box>
        </draw:frame>
        <draw:frame draw:style-name="gr6" draw:text-style-name="P7" draw:layer="layout" svg:width="0.264cm" svg:height="0.264cm" svg:x="2.9cm" svg:y="6.141cm">
          <draw:text-box>
            <text:p text:style-name="P2"><text:span text:style-name="T5">–</text:span></text:p>
          </draw:text-box>
        </draw:frame>
        <draw:frame draw:style-name="gr5" draw:text-style-name="P6" draw:layer="layout" svg:width="8.007cm" svg:height="0.395cm" svg:x="3.799cm" svg:y="6.066cm">
          <draw:text-box>
            <text:p text:style-name="P2"><text:span text:style-name="T4">still want very quick access to the file ( low latency )</text:span></text:p>
          </draw:text-box>
        </draw:frame>
        <draw:frame draw:style-name="gr6" draw:text-style-name="P7" draw:layer="layout" svg:width="0.264cm" svg:height="0.264cm" svg:x="2.9cm" svg:y="6.935cm">
          <draw:text-box>
            <text:p text:style-name="P2"><text:span text:style-name="T5">–</text:span></text:p>
          </draw:text-box>
        </draw:frame>
        <draw:frame draw:style-name="gr5" draw:text-style-name="P6" draw:layer="layout" svg:width="4.058cm" svg:height="0.395cm" svg:x="3.799cm" svg:y="6.86cm">
          <draw:text-box>
            <text:p text:style-name="P2"><text:span text:style-name="T4">Example : Archived object</text:span></text:p>
          </draw:text-box>
        </draw:frame>
        <draw:frame draw:style-name="gr6" draw:text-style-name="P7" draw:layer="layout" svg:width="0.264cm" svg:height="0.264cm" svg:x="2.9cm" svg:y="7.729cm">
          <draw:text-box>
            <text:p text:style-name="P2"><text:span text:style-name="T5">–</text:span></text:p>
          </draw:text-box>
        </draw:frame>
        <draw:frame draw:style-name="gr5" draw:text-style-name="P6" draw:layer="layout" svg:width="21.258cm" svg:height="0.395cm" svg:x="3.799cm" svg:y="7.654cm">
          <draw:text-box>
            <text:p text:style-name="P2"><text:span text:style-name="T4">Standard IA Object Durability : 99,999999999 and 99,90 for Object Availability and less expensive for the than the standard storage class</text:span></text:p>
          </draw:text-box>
        </draw:frame>
        <draw:frame draw:style-name="gr6" draw:text-style-name="P7" draw:layer="layout" svg:width="0.264cm" svg:height="0.264cm" svg:x="2.9cm" svg:y="8.523cm">
          <draw:text-box>
            <text:p text:style-name="P2"><text:span text:style-name="T5">–</text:span></text:p>
          </draw:text-box>
        </draw:frame>
        <draw:frame draw:style-name="gr5" draw:text-style-name="P6" draw:layer="layout" svg:width="20.009cm" svg:height="0.395cm" svg:x="3.799cm" svg:y="8.448cm">
          <draw:text-box>
            <text:p text:style-name="P2"><text:span text:style-name="T4">One Zone IA: Object Durability 99,99 and 99.50 for object availability and 20% less expensive than the Stnadard IA storage class</text:span></text:p>
          </draw:text-box>
        </draw:frame>
        <draw:frame draw:style-name="gr4" draw:text-style-name="P5" draw:layer="layout" svg:width="0.158cm" svg:height="0.158cm" svg:x="1.7cm" svg:y="9.468cm">
          <draw:text-box>
            <text:p text:style-name="P2"><text:span text:style-name="T3">●</text:span></text:p>
          </draw:text-box>
        </draw:frame>
        <draw:frame draw:style-name="gr5" draw:text-style-name="P6" draw:layer="layout" svg:width="1.213cm" svg:height="0.395cm" svg:x="2.6cm" svg:y="9.344cm">
          <draw:text-box>
            <text:p text:style-name="P2"><text:span text:style-name="T4">Glacier </text:span></text:p>
          </draw:text-box>
        </draw:frame>
        <draw:frame draw:style-name="gr6" draw:text-style-name="P7" draw:layer="layout" svg:width="0.264cm" svg:height="0.264cm" svg:x="2.9cm" svg:y="10.212cm">
          <draw:text-box>
            <text:p text:style-name="P2"><text:span text:style-name="T5">–</text:span></text:p>
          </draw:text-box>
        </draw:frame>
        <draw:frame draw:style-name="gr5" draw:text-style-name="P6" draw:layer="layout" svg:width="4.041cm" svg:height="0.395cm" svg:x="3.799cm" svg:y="10.137cm">
          <draw:text-box>
            <text:p text:style-name="P2"><text:span text:style-name="T4">long term archival storage</text:span></text:p>
          </draw:text-box>
        </draw:frame>
        <draw:frame draw:style-name="gr6" draw:text-style-name="P7" draw:layer="layout" svg:width="0.264cm" svg:height="0.264cm" svg:x="2.9cm" svg:y="11.006cm">
          <draw:text-box>
            <text:p text:style-name="P2"><text:span text:style-name="T5">–</text:span></text:p>
          </draw:text-box>
        </draw:frame>
        <draw:frame draw:style-name="gr5" draw:text-style-name="P6" draw:layer="layout" svg:width="8.884cm" svg:height="0.395cm" svg:x="3.799cm" svg:y="10.931cm">
          <draw:text-box>
            <text:p text:style-name="P2"><text:span text:style-name="T4">Archive data that rarely, if ever, needs &gt;= 3 to be access </text:span></text:p>
          </draw:text-box>
        </draw:frame>
        <draw:frame draw:style-name="gr6" draw:text-style-name="P7" draw:layer="layout" svg:width="0.264cm" svg:height="0.264cm" svg:x="2.9cm" svg:y="11.8cm">
          <draw:text-box>
            <text:p text:style-name="P2"><text:span text:style-name="T5">–</text:span></text:p>
          </draw:text-box>
        </draw:frame>
        <draw:frame draw:style-name="gr5" draw:text-style-name="P6" draw:layer="layout" svg:width="5.171cm" svg:height="0.395cm" svg:x="3.799cm" svg:y="11.725cm">
          <draw:text-box>
            <text:p text:style-name="P2"><text:span text:style-name="T4">audit data or compliance reasons</text:span></text:p>
          </draw:text-box>
        </draw:frame>
        <draw:frame draw:style-name="gr6" draw:text-style-name="P7" draw:layer="layout" svg:width="0.264cm" svg:height="0.264cm" svg:x="2.9cm" svg:y="12.594cm">
          <draw:text-box>
            <text:p text:style-name="P2"><text:span text:style-name="T5">–</text:span></text:p>
          </draw:text-box>
        </draw:frame>
        <draw:frame draw:style-name="gr5" draw:text-style-name="P6" draw:layer="layout" svg:width="20.965cm" svg:height="0.395cm" svg:x="3.799cm" svg:y="12.519cm">
          <draw:text-box>
            <text:p text:style-name="P2"><text:span text:style-name="T4">Don’t get millisecond access, could take several minutes to several hours and pay a retrieval fee ( minimum billing duration of 90 days )</text:span></text:p>
          </draw:text-box>
        </draw:frame>
        <draw:frame draw:style-name="gr6" draw:text-style-name="P7" draw:layer="layout" svg:width="0.264cm" svg:height="0.264cm" svg:x="2.9cm" svg:y="13.387cm">
          <draw:text-box>
            <text:p text:style-name="P2"><text:span text:style-name="T5">–</text:span></text:p>
          </draw:text-box>
        </draw:frame>
        <draw:frame draw:style-name="gr5" draw:text-style-name="P6" draw:layer="layout" svg:width="14.277cm" svg:height="0.395cm" svg:x="3.799cm" svg:y="13.312cm">
          <draw:text-box>
            <text:p text:style-name="P2"><text:span text:style-name="T4">Object Durability 99.99999999 object durability and the cheapest S3 Storage ( ver low cost )</text:span></text:p>
          </draw:text-box>
        </draw:frame>
        <draw:frame draw:style-name="gr4" draw:text-style-name="P5" draw:layer="layout" svg:width="0.158cm" svg:height="0.158cm" svg:x="1.7cm" svg:y="14.333cm">
          <draw:text-box>
            <text:p text:style-name="P2"><text:span text:style-name="T3">●</text:span></text:p>
          </draw:text-box>
        </draw:frame>
      </draw:page>
      <draw:page draw:name="page58"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0.216cm" svg:height="1.737cm" svg:x="3.923cm" svg:y="1.075cm">
          <draw:text-box>
            <text:p text:style-name="P2"><text:span text:style-name="T2">AWS Simple Storage Service</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3.321cm" svg:height="0.395cm" svg:x="2.6cm" svg:y="3.685cm">
          <draw:text-box>
            <text:p text:style-name="P2"><text:span text:style-name="T4">Glacier Deep Archive</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13.972cm" svg:height="0.395cm" svg:x="3.799cm" svg:y="4.479cm">
          <draw:text-box>
            <text:p text:style-name="P2"><text:span text:style-name="T4">archive data that rarely, if ever, needs &gt;= 3 to be be accessed with retrieval times in hours</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8.431cm" svg:height="0.395cm" svg:x="3.799cm" svg:y="5.273cm">
          <draw:text-box>
            <text:p text:style-name="P2"><text:span text:style-name="T4">more cost effective then glacier , but could be cheaper</text:span></text:p>
          </draw:text-box>
        </draw:frame>
        <draw:frame draw:style-name="gr6" draw:text-style-name="P7" draw:layer="layout" svg:width="0.264cm" svg:height="0.264cm" svg:x="2.9cm" svg:y="6.141cm">
          <draw:text-box>
            <text:p text:style-name="P2"><text:span text:style-name="T5">–</text:span></text:p>
          </draw:text-box>
        </draw:frame>
        <draw:frame draw:style-name="gr5" draw:text-style-name="P6" draw:layer="layout" svg:width="6.225cm" svg:height="0.395cm" svg:x="3.799cm" svg:y="6.066cm">
          <draw:text-box>
            <text:p text:style-name="P2"><text:span text:style-name="T4">Designed for long term archival storage </text:span></text:p>
          </draw:text-box>
        </draw:frame>
        <draw:frame draw:style-name="gr6" draw:text-style-name="P7" draw:layer="layout" svg:width="0.264cm" svg:height="0.264cm" svg:x="2.9cm" svg:y="6.935cm">
          <draw:text-box>
            <text:p text:style-name="P2"><text:span text:style-name="T5">–</text:span></text:p>
          </draw:text-box>
        </draw:frame>
        <draw:frame draw:style-name="gr5" draw:text-style-name="P6" draw:layer="layout" svg:width="5.497cm" svg:height="0.395cm" svg:x="3.799cm" svg:y="6.86cm">
          <draw:text-box>
            <text:p text:style-name="P2"><text:span text:style-name="T4">Object Durability : <text:s/>99.9999999999 </text:span></text:p>
          </draw:text-box>
        </draw:frame>
        <draw:frame draw:style-name="gr6" draw:text-style-name="P7" draw:layer="layout" svg:width="0.264cm" svg:height="0.264cm" svg:x="2.9cm" svg:y="7.729cm">
          <draw:text-box>
            <text:p text:style-name="P2"><text:span text:style-name="T5">–</text:span></text:p>
          </draw:text-box>
        </draw:frame>
        <draw:frame draw:style-name="gr5" draw:text-style-name="P6" draw:layer="layout" svg:width="4.201cm" svg:height="0.395cm" svg:x="3.799cm" svg:y="7.654cm">
          <draw:text-box>
            <text:p text:style-name="P2"><text:span text:style-name="T4">Cheapest s3 Storage class</text:span></text:p>
          </draw:text-box>
        </draw:frame>
        <draw:frame draw:style-name="gr6" draw:text-style-name="P7" draw:layer="layout" svg:width="0.264cm" svg:height="0.264cm" svg:x="2.9cm" svg:y="8.523cm">
          <draw:text-box>
            <text:p text:style-name="P2"><text:span text:style-name="T5">–</text:span></text:p>
          </draw:text-box>
        </draw:frame>
        <draw:frame draw:style-name="gr5" draw:text-style-name="P6" draw:layer="layout" svg:width="13.345cm" svg:height="0.395cm" svg:x="3.799cm" svg:y="8.448cm">
          <draw:text-box>
            <text:p text:style-name="P2"><text:span text:style-name="T4">Has a longer minimum storage duration and a longer default retrieval time than glacier</text:span></text:p>
          </draw:text-box>
        </draw:frame>
        <draw:frame draw:style-name="gr4" draw:text-style-name="P5" draw:layer="layout" svg:width="0.158cm" svg:height="0.158cm" svg:x="1.7cm" svg:y="9.468cm">
          <draw:text-box>
            <text:p text:style-name="P2"><text:span text:style-name="T3">●</text:span></text:p>
          </draw:text-box>
        </draw:frame>
        <draw:frame draw:style-name="gr5" draw:text-style-name="P6" draw:layer="layout" svg:width="16.406cm" svg:height="0.395cm" svg:x="2.6cm" svg:y="9.344cm">
          <draw:text-box>
            <text:p text:style-name="P2"><text:span text:style-name="T4">If you move the data to a different storage class you will need to pay the fees for the original storage class</text:span></text:p>
          </draw:text-box>
        </draw:frame>
        <draw:frame draw:style-name="gr4" draw:text-style-name="P5" draw:layer="layout" svg:width="0.158cm" svg:height="0.158cm" svg:x="1.7cm" svg:y="10.36cm">
          <draw:text-box>
            <text:p text:style-name="P2"><text:span text:style-name="T3">●</text:span></text:p>
          </draw:text-box>
        </draw:frame>
        <draw:frame draw:style-name="gr5" draw:text-style-name="P6" draw:layer="layout" svg:width="3.575cm" svg:height="0.395cm" svg:x="2.6cm" svg:y="10.236cm">
          <draw:text-box>
            <text:p text:style-name="P2"><text:span text:style-name="T4">Reduced Redundancy </text:span></text:p>
          </draw:text-box>
        </draw:frame>
        <draw:frame draw:style-name="gr6" draw:text-style-name="P7" draw:layer="layout" svg:width="0.264cm" svg:height="0.264cm" svg:x="2.9cm" svg:y="11.105cm">
          <draw:text-box>
            <text:p text:style-name="P2"><text:span text:style-name="T5">–</text:span></text:p>
          </draw:text-box>
        </draw:frame>
        <draw:frame draw:style-name="gr5" draw:text-style-name="P6" draw:layer="layout" svg:width="8.596cm" svg:height="0.395cm" svg:x="3.799cm" svg:y="11.03cm">
          <draw:text-box>
            <text:p text:style-name="P2"><text:span text:style-name="T4">Frequently accessed, non-critical data which lower cost</text:span></text:p>
          </draw:text-box>
        </draw:frame>
        <draw:frame draw:style-name="gr6" draw:text-style-name="P7" draw:layer="layout" svg:width="0.264cm" svg:height="0.264cm" svg:x="2.9cm" svg:y="11.899cm">
          <draw:text-box>
            <text:p text:style-name="P2"><text:span text:style-name="T5">–</text:span></text:p>
          </draw:text-box>
        </draw:frame>
        <draw:frame draw:style-name="gr5" draw:text-style-name="P6" draw:layer="layout" svg:width="4.587cm" svg:height="0.395cm" svg:x="3.799cm" svg:y="11.824cm">
          <draw:text-box>
            <text:p text:style-name="P2"><text:span text:style-name="T4">Not Recommended any more</text:span></text:p>
          </draw:text-box>
        </draw:frame>
        <draw:frame draw:style-name="gr4" draw:text-style-name="P5" draw:layer="layout" svg:width="0.158cm" svg:height="0.158cm" svg:x="1.7cm" svg:y="12.844cm">
          <draw:text-box>
            <text:p text:style-name="P2"><text:span text:style-name="T3">●</text:span></text:p>
          </draw:text-box>
        </draw:frame>
        <draw:frame draw:style-name="gr5" draw:text-style-name="P6" draw:layer="layout" svg:width="5.006cm" svg:height="0.395cm" svg:x="2.6cm" svg:y="12.72cm">
          <draw:text-box>
            <text:p text:style-name="P2"><text:span text:style-name="T4">Object Durability and Availability</text:span></text:p>
          </draw:text-box>
        </draw:frame>
        <draw:frame draw:style-name="gr6" draw:text-style-name="P7" draw:layer="layout" svg:width="0.264cm" svg:height="0.264cm" svg:x="2.9cm" svg:y="13.588cm">
          <draw:text-box>
            <text:p text:style-name="P2"><text:span text:style-name="T5">–</text:span></text:p>
          </draw:text-box>
        </draw:frame>
        <draw:frame draw:style-name="gr5" draw:text-style-name="P6" draw:layer="layout" svg:width="16.995cm" svg:height="0.395cm" svg:x="3.799cm" svg:y="13.513cm">
          <draw:text-box>
            <text:p text:style-name="P2"><text:span text:style-name="T4">Object Durability – The percent in a oneyear time period that a file sotre in s3 will not be lost ( 99.999999999 )</text:span></text:p>
          </draw:text-box>
        </draw:frame>
        <draw:frame draw:style-name="gr4" draw:text-style-name="P5" draw:layer="layout" svg:width="0.158cm" svg:height="0.158cm" svg:x="4.202cm" svg:y="14.333cm">
          <draw:text-box>
            <text:p text:style-name="P2"><text:span text:style-name="T3">●</text:span></text:p>
          </draw:text-box>
        </draw:frame>
        <draw:frame draw:style-name="gr5" draw:text-style-name="P6" draw:layer="layout" svg:width="13.214cm" svg:height="0.395cm" svg:x="4.999cm" svg:y="14.205cm">
          <draw:text-box>
            <text:p text:style-name="P2"><text:span text:style-name="T4">If you have 10 files stored in S3 then you can expect to lose one file in 10 million year</text:span></text:p>
          </draw:text-box>
        </draw:frame>
      </draw:page>
      <draw:page draw:name="page59"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0.216cm" svg:height="1.737cm" svg:x="3.923cm" svg:y="1.075cm">
          <draw:text-box>
            <text:p text:style-name="P2"><text:span text:style-name="T2">AWS Simple Storage Service</text:span></text:p>
          </draw:text-box>
        </draw:frame>
        <draw:frame draw:style-name="gr6" draw:text-style-name="P7" draw:layer="layout" svg:width="0.264cm" svg:height="0.264cm" svg:x="2.9cm" svg:y="3.76cm">
          <draw:text-box>
            <text:p text:style-name="P2"><text:span text:style-name="T5">–</text:span></text:p>
          </draw:text-box>
        </draw:frame>
        <draw:frame draw:style-name="gr5" draw:text-style-name="P6" draw:layer="layout" svg:width="2.864cm" svg:height="0.395cm" svg:x="3.799cm" svg:y="3.685cm">
          <draw:text-box>
            <text:p text:style-name="P2"><text:span text:style-name="T4">Object Availability </text:span></text:p>
          </draw:text-box>
        </draw:frame>
        <draw:frame draw:style-name="gr4" draw:text-style-name="P5" draw:layer="layout" svg:width="0.158cm" svg:height="0.158cm" svg:x="4.202cm" svg:y="4.504cm">
          <draw:text-box>
            <text:p text:style-name="P2"><text:span text:style-name="T3">●</text:span></text:p>
          </draw:text-box>
        </draw:frame>
        <draw:frame draw:style-name="gr5" draw:text-style-name="P6" draw:layer="layout" svg:width="15.5cm" svg:height="0.395cm" svg:x="4.999cm" svg:y="4.376cm">
          <draw:text-box>
            <text:p text:style-name="P2"><text:span text:style-name="T4">The percent over a one year time period that a file stored in <text:s/>S3 will be accessible ( 99.999999999 ) </text:span></text:p>
          </draw:text-box>
        </draw:frame>
        <draw:frame draw:style-name="gr6" draw:text-style-name="P7" draw:layer="layout" svg:width="0.264cm" svg:height="0.264cm" svg:x="5.599cm" svg:y="5.048cm">
          <draw:text-box>
            <text:p text:style-name="P2"><text:span text:style-name="T5">–</text:span></text:p>
          </draw:text-box>
        </draw:frame>
        <draw:frame draw:style-name="gr5" draw:text-style-name="P6" draw:layer="layout" svg:width="16.377cm" svg:height="0.395cm" svg:x="6.198cm" svg:y="4.973cm">
          <draw:text-box>
            <text:p text:style-name="P2"><text:span text:style-name="T4">For every 10,000 hours you can expect a total of one hour for which a file may not be available for access</text:span></text:p>
          </draw:text-box>
        </draw:frame>
        <draw:frame draw:style-name="gr4" draw:text-style-name="P5" draw:layer="layout" svg:width="0.158cm" svg:height="0.158cm" svg:x="1.7cm" svg:y="5.99cm">
          <draw:text-box>
            <text:p text:style-name="P2"><text:span text:style-name="T3">●</text:span></text:p>
          </draw:text-box>
        </draw:frame>
        <draw:frame draw:style-name="gr5" draw:text-style-name="P6" draw:layer="layout" svg:width="3.02cm" svg:height="0.395cm" svg:x="2.6cm" svg:y="5.865cm">
          <draw:text-box>
            <text:p text:style-name="P2"><text:span text:style-name="T4">Additional Features</text:span></text:p>
          </draw:text-box>
        </draw:frame>
        <draw:frame draw:style-name="gr6" draw:text-style-name="P7" draw:layer="layout" svg:width="0.264cm" svg:height="0.264cm" svg:x="2.9cm" svg:y="6.734cm">
          <draw:text-box>
            <text:p text:style-name="P2"><text:span text:style-name="T5">–</text:span></text:p>
          </draw:text-box>
        </draw:frame>
        <draw:frame draw:style-name="gr5" draw:text-style-name="P6" draw:layer="layout" svg:width="12.473cm" svg:height="0.395cm" svg:x="3.799cm" svg:y="6.659cm">
          <draw:text-box>
            <text:p text:style-name="P2"><text:span text:style-name="T4">Object Sharing – The ability to make any object publicly available via a URL Link</text:span></text:p>
          </draw:text-box>
        </draw:frame>
        <draw:frame draw:style-name="gr6" draw:text-style-name="P7" draw:layer="layout" svg:width="0.264cm" svg:height="0.264cm" svg:x="2.9cm" svg:y="7.528cm">
          <draw:text-box>
            <text:p text:style-name="P2"><text:span text:style-name="T5">–</text:span></text:p>
          </draw:text-box>
        </draw:frame>
        <draw:frame draw:style-name="gr5" draw:text-style-name="P6" draw:layer="layout" svg:width="13.079cm" svg:height="0.395cm" svg:x="3.799cm" svg:y="7.453cm">
          <draw:text-box>
            <text:p text:style-name="P2"><text:span text:style-name="T4">Object Lifecycle – Set rule to automatically transfer objects between storage classes</text:span></text:p>
          </draw:text-box>
        </draw:frame>
        <draw:frame draw:style-name="gr4" draw:text-style-name="P5" draw:layer="layout" svg:width="0.158cm" svg:height="0.158cm" svg:x="4.202cm" svg:y="8.272cm">
          <draw:text-box>
            <text:p text:style-name="P2"><text:span text:style-name="T3">●</text:span></text:p>
          </draw:text-box>
        </draw:frame>
        <draw:frame draw:style-name="gr5" draw:text-style-name="P6" draw:layer="layout" svg:width="7.893cm" svg:height="0.395cm" svg:x="4.999cm" svg:y="8.148cm">
          <draw:text-box>
            <text:p text:style-name="P2"><text:span text:style-name="T4">Can add a prefix or tag to identify what file to move</text:span></text:p>
          </draw:text-box>
        </draw:frame>
        <draw:frame draw:style-name="gr4" draw:text-style-name="P5" draw:layer="layout" svg:width="0.158cm" svg:height="0.158cm" svg:x="4.202cm" svg:y="8.967cm">
          <draw:text-box>
            <text:p text:style-name="P2"><text:span text:style-name="T3">●</text:span></text:p>
          </draw:text-box>
        </draw:frame>
        <draw:frame draw:style-name="gr5" draw:text-style-name="P6" draw:layer="layout" svg:width="6.509cm" svg:height="0.395cm" svg:x="4.999cm" svg:y="8.843cm">
          <draw:text-box>
            <text:p text:style-name="P2"><text:span text:style-name="T4">Can apply to current or previous versions </text:span></text:p>
          </draw:text-box>
        </draw:frame>
        <draw:frame draw:style-name="gr6" draw:text-style-name="P7" draw:layer="layout" svg:width="0.264cm" svg:height="0.264cm" svg:x="5.599cm" svg:y="9.51cm">
          <draw:text-box>
            <text:p text:style-name="P2"><text:span text:style-name="T5">–</text:span></text:p>
          </draw:text-box>
        </draw:frame>
        <draw:frame draw:style-name="gr5" draw:text-style-name="P6" draw:layer="layout" svg:width="12.706cm" svg:height="0.395cm" svg:x="6.198cm" svg:y="9.435cm">
          <draw:text-box>
            <text:p text:style-name="P2"><text:span text:style-name="T4">Add a transition ( select a Storage class ) and day after object become noncurrent</text:span></text:p>
          </draw:text-box>
        </draw:frame>
        <draw:frame draw:style-name="gr4" draw:text-style-name="P5" draw:layer="layout" svg:width="0.158cm" svg:height="0.158cm" svg:x="4.202cm" svg:y="10.255cm">
          <draw:text-box>
            <text:p text:style-name="P2"><text:span text:style-name="T3">●</text:span></text:p>
          </draw:text-box>
        </draw:frame>
        <draw:frame draw:style-name="gr5" draw:text-style-name="P6" draw:layer="layout" svg:width="10.53cm" svg:height="0.395cm" svg:x="4.999cm" svg:y="10.13cm">
          <draw:text-box>
            <text:p text:style-name="P2"><text:span text:style-name="T4">Can configure expiration for current versions and previous versions </text:span></text:p>
          </draw:text-box>
        </draw:frame>
        <draw:frame draw:style-name="gr4" draw:text-style-name="P5" draw:layer="layout" svg:width="0.158cm" svg:height="0.158cm" svg:x="4.202cm" svg:y="10.95cm">
          <draw:text-box>
            <text:p text:style-name="P2"><text:span text:style-name="T3">●</text:span></text:p>
          </draw:text-box>
        </draw:frame>
        <draw:frame draw:style-name="gr5" draw:text-style-name="P6" draw:layer="layout" svg:width="12.16cm" svg:height="0.395cm" svg:x="4.999cm" svg:y="10.825cm">
          <draw:text-box>
            <text:p text:style-name="P2"><text:span text:style-name="T4">Can cleanup unexpired object delete markers and incomplete multiple uploads</text:span></text:p>
          </draw:text-box>
        </draw:frame>
        <draw:frame draw:style-name="gr6" draw:text-style-name="P7" draw:layer="layout" svg:width="0.264cm" svg:height="0.264cm" svg:x="2.9cm" svg:y="11.694cm">
          <draw:text-box>
            <text:p text:style-name="P2"><text:span text:style-name="T5">–</text:span></text:p>
          </draw:text-box>
        </draw:frame>
        <draw:frame draw:style-name="gr5" draw:text-style-name="P6" draw:layer="layout" svg:width="11.305cm" svg:height="0.395cm" svg:x="3.799cm" svg:y="11.619cm">
          <draw:text-box>
            <text:p text:style-name="P2"><text:span text:style-name="T4">Object Versioning – Keep multiple versions of an object ( when enabled )</text:span></text:p>
          </draw:text-box>
        </draw:frame>
        <draw:frame draw:style-name="gr4" draw:text-style-name="P5" draw:layer="layout" svg:width="0.158cm" svg:height="0.158cm" svg:x="1.7cm" svg:y="12.636cm">
          <draw:text-box>
            <text:p text:style-name="P2"><text:span text:style-name="T3">●</text:span></text:p>
          </draw:text-box>
        </draw:frame>
      </draw:page>
      <draw:page draw:name="page60"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0.216cm" svg:height="1.737cm" svg:x="3.923cm" svg:y="1.075cm">
          <draw:text-box>
            <text:p text:style-name="P2"><text:span text:style-name="T2">AWS Simple Storage Service</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2.898cm" svg:height="0.395cm" svg:x="2.6cm" svg:y="3.685cm">
          <draw:text-box>
            <text:p text:style-name="P2"><text:span text:style-name="T4">Additional Benefits</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4.223cm" svg:height="0.395cm" svg:x="3.799cm" svg:y="4.479cm">
          <draw:text-box>
            <text:p text:style-name="P2"><text:span text:style-name="T4">Durable, Reliable, Scalable</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6.665cm" svg:height="0.395cm" svg:x="3.799cm" svg:y="5.273cm">
          <draw:text-box>
            <text:p text:style-name="P2"><text:span text:style-name="T4">Security ( offers three forms of encryption )</text:span></text:p>
          </draw:text-box>
        </draw:frame>
        <draw:frame draw:style-name="gr6" draw:text-style-name="P7" draw:layer="layout" svg:width="0.264cm" svg:height="0.264cm" svg:x="2.9cm" svg:y="6.141cm">
          <draw:text-box>
            <text:p text:style-name="P2"><text:span text:style-name="T5">–</text:span></text:p>
          </draw:text-box>
        </draw:frame>
        <draw:frame draw:style-name="gr5" draw:text-style-name="P6" draw:layer="layout" svg:width="7.097cm" svg:height="0.395cm" svg:x="3.799cm" svg:y="6.066cm">
          <draw:text-box>
            <text:p text:style-name="P2"><text:span text:style-name="T4">Integrates with almost all other AWS Services</text:span></text:p>
          </draw:text-box>
        </draw:frame>
        <draw:frame draw:style-name="gr6" draw:text-style-name="P7" draw:layer="layout" svg:width="0.264cm" svg:height="0.264cm" svg:x="2.9cm" svg:y="6.935cm">
          <draw:text-box>
            <text:p text:style-name="P2"><text:span text:style-name="T5">–</text:span></text:p>
          </draw:text-box>
        </draw:frame>
        <draw:frame draw:style-name="gr5" draw:text-style-name="P6" draw:layer="layout" svg:width="7.859cm" svg:height="0.395cm" svg:x="3.799cm" svg:y="6.86cm">
          <draw:text-box>
            <text:p text:style-name="P2"><text:span text:style-name="T4">Can run big data analytics on objects directly in S3</text:span></text:p>
          </draw:text-box>
        </draw:frame>
        <draw:frame draw:style-name="gr6" draw:text-style-name="P7" draw:layer="layout" svg:width="0.264cm" svg:height="0.264cm" svg:x="2.9cm" svg:y="7.729cm">
          <draw:text-box>
            <text:p text:style-name="P2"><text:span text:style-name="T5">–</text:span></text:p>
          </draw:text-box>
        </draw:frame>
        <draw:frame draw:style-name="gr5" draw:text-style-name="P6" draw:layer="layout" svg:width="5.086cm" svg:height="0.395cm" svg:x="3.799cm" svg:y="7.654cm">
          <draw:text-box>
            <text:p text:style-name="P2"><text:span text:style-name="T4">Easy to get data in and out of S3</text:span></text:p>
          </draw:text-box>
        </draw:frame>
        <draw:frame draw:style-name="gr6" draw:text-style-name="P7" draw:layer="layout" svg:width="0.264cm" svg:height="0.264cm" svg:x="2.9cm" svg:y="8.523cm">
          <draw:text-box>
            <text:p text:style-name="P2"><text:span text:style-name="T5">–</text:span></text:p>
          </draw:text-box>
        </draw:frame>
        <draw:frame draw:style-name="gr5" draw:text-style-name="P6" draw:layer="layout" svg:width="8.892cm" svg:height="0.395cm" svg:x="3.799cm" svg:y="8.448cm">
          <draw:text-box>
            <text:p text:style-name="P2"><text:span text:style-name="T4">Robust admin and access management options available</text:span></text:p>
          </draw:text-box>
        </draw:frame>
      </draw:page>
      <draw:page draw:name="page61"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2.004cm" svg:height="1.737cm" svg:x="7.997cm" svg:y="1.075cm">
          <draw:text-box>
            <text:p text:style-name="P2"><text:span text:style-name="T2">Storage Gateway</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16.618cm" svg:height="0.395cm" svg:x="2.6cm" svg:y="3.685cm">
          <draw:text-box>
            <text:p text:style-name="P2"><text:span text:style-name="T4">A way to integrate you existing application services with AWS cloud without fully migrting to the AWS Cloud</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9.171cm" svg:height="0.395cm" svg:x="3.799cm" svg:y="4.479cm">
          <draw:text-box>
            <text:p text:style-name="P2"><text:span text:style-name="T4">Connect to AWS Cloud using a virtual server or harddevice</text:span></text:p>
          </draw:text-box>
        </draw:frame>
        <draw:frame draw:style-name="gr4" draw:text-style-name="P5" draw:layer="layout" svg:width="0.158cm" svg:height="0.158cm" svg:x="4.202cm" svg:y="5.298cm">
          <draw:text-box>
            <text:p text:style-name="P2"><text:span text:style-name="T3">●</text:span></text:p>
          </draw:text-box>
        </draw:frame>
        <draw:frame draw:style-name="gr5" draw:text-style-name="P6" draw:layer="layout" svg:width="4.384cm" svg:height="0.395cm" svg:x="4.999cm" svg:y="5.174cm">
          <draw:text-box>
            <text:p text:style-name="P2"><text:span text:style-name="T4">Examples NFS, SMB, iSCSI</text:span></text:p>
          </draw:text-box>
        </draw:frame>
        <draw:frame draw:style-name="gr4" draw:text-style-name="P5" draw:layer="layout" svg:width="0.158cm" svg:height="0.158cm" svg:x="4.202cm" svg:y="5.99cm">
          <draw:text-box>
            <text:p text:style-name="P2"><text:span text:style-name="T3">●</text:span></text:p>
          </draw:text-box>
        </draw:frame>
        <draw:frame draw:style-name="gr5" draw:text-style-name="P6" draw:layer="layout" svg:width="12.461cm" svg:height="0.395cm" svg:x="4.999cm" svg:y="5.865cm">
          <draw:text-box>
            <text:p text:style-name="P2"><text:span text:style-name="T4">can connect to S3, S3 Glacier, S3, S3 Glacier Deep Archive, EBS, AWS Backup</text:span></text:p>
          </draw:text-box>
        </draw:frame>
        <draw:frame draw:style-name="gr4" draw:text-style-name="P5" draw:layer="layout" svg:width="0.158cm" svg:height="0.158cm" svg:x="4.202cm" svg:y="6.685cm">
          <draw:text-box>
            <text:p text:style-name="P2"><text:span text:style-name="T3">●</text:span></text:p>
          </draw:text-box>
        </draw:frame>
        <draw:frame draw:style-name="gr5" draw:text-style-name="P6" draw:layer="layout" svg:width="9.802cm" svg:height="0.395cm" svg:x="4.999cm" svg:y="6.56cm">
          <draw:text-box>
            <text:p text:style-name="P2"><text:span text:style-name="T4">provides storage for files, volumes, snapshots and virtual tapes</text:span></text:p>
          </draw:text-box>
        </draw:frame>
        <draw:frame draw:style-name="gr6" draw:text-style-name="P7" draw:layer="layout" svg:width="0.264cm" svg:height="0.264cm" svg:x="2.9cm" svg:y="7.429cm">
          <draw:text-box>
            <text:p text:style-name="P2"><text:span text:style-name="T5">–</text:span></text:p>
          </draw:text-box>
        </draw:frame>
        <draw:frame draw:style-name="gr5" draw:text-style-name="P6" draw:layer="layout" svg:width="18.582cm" svg:height="0.395cm" svg:x="3.799cm" svg:y="7.354cm">
          <draw:text-box>
            <text:p text:style-name="P2"><text:span text:style-name="T4">Data may be backed up on to the AWS Cloud or can be moved to the AWS Cloud and cache locally at your data center </text:span></text:p>
          </draw:text-box>
        </draw:frame>
        <draw:frame draw:style-name="gr4" draw:text-style-name="P5" draw:layer="layout" svg:width="0.158cm" svg:height="0.158cm" svg:x="4.202cm" svg:y="8.173cm">
          <draw:text-box>
            <text:p text:style-name="P2"><text:span text:style-name="T3">●</text:span></text:p>
          </draw:text-box>
        </draw:frame>
        <draw:frame draw:style-name="gr5" draw:text-style-name="P6" draw:layer="layout" svg:width="7.952cm" svg:height="0.395cm" svg:x="4.999cm" svg:y="8.049cm">
          <draw:text-box>
            <text:p text:style-name="P2"><text:span text:style-name="T4">If cached locally the data resides in the AWS Cloud</text:span></text:p>
          </draw:text-box>
        </draw:frame>
        <draw:frame draw:style-name="gr6" draw:text-style-name="P7" draw:layer="layout" svg:width="0.264cm" svg:height="0.264cm" svg:x="2.9cm" svg:y="8.918cm">
          <draw:text-box>
            <text:p text:style-name="P2"><text:span text:style-name="T5">–</text:span></text:p>
          </draw:text-box>
        </draw:frame>
        <draw:frame draw:style-name="gr5" draw:text-style-name="P6" draw:layer="layout" svg:width="6.208cm" svg:height="0.395cm" svg:x="3.799cm" svg:y="8.843cm">
          <draw:text-box>
            <text:p text:style-name="P2"><text:span text:style-name="T4">Optimized for fast and efficient transfers</text:span></text:p>
          </draw:text-box>
        </draw:frame>
        <draw:frame draw:style-name="gr6" draw:text-style-name="P7" draw:layer="layout" svg:width="0.264cm" svg:height="0.264cm" svg:x="2.9cm" svg:y="9.711cm">
          <draw:text-box>
            <text:p text:style-name="P2"><text:span text:style-name="T5">–</text:span></text:p>
          </draw:text-box>
        </draw:frame>
        <draw:frame draw:style-name="gr5" draw:text-style-name="P6" draw:layer="layout" svg:width="18.332cm" svg:height="0.395cm" svg:x="3.799cm" svg:y="9.636cm">
          <draw:text-box>
            <text:p text:style-name="P2"><text:span text:style-name="T4">Can use the service for backing up, archiving, , disaster recovery, cloud data processing, storage tiering and migration</text:span></text:p>
          </draw:text-box>
        </draw:frame>
        <draw:frame draw:style-name="gr4" draw:text-style-name="P5" draw:layer="layout" svg:width="0.158cm" svg:height="0.158cm" svg:x="4.202cm" svg:y="10.456cm">
          <draw:text-box>
            <text:p text:style-name="P2"><text:span text:style-name="T3">●</text:span></text:p>
          </draw:text-box>
        </draw:frame>
        <draw:frame draw:style-name="gr5" draw:text-style-name="P6" draw:layer="layout" svg:width="6.809cm" svg:height="0.395cm" svg:x="4.999cm" svg:y="10.331cm">
          <draw:text-box>
            <text:p text:style-name="P2"><text:span text:style-name="T4">help to reduce and simplify your datacenter </text:span></text:p>
          </draw:text-box>
        </draw:frame>
        <draw:frame draw:style-name="gr4" draw:text-style-name="P5" draw:layer="layout" svg:width="0.158cm" svg:height="0.158cm" svg:x="1.7cm" svg:y="11.348cm">
          <draw:text-box>
            <text:p text:style-name="P2"><text:span text:style-name="T3">●</text:span></text:p>
          </draw:text-box>
        </draw:frame>
        <draw:frame draw:style-name="gr5" draw:text-style-name="P6" draw:layer="layout" svg:width="16.643cm" svg:height="0.395cm" svg:x="2.6cm" svg:y="11.224cm">
          <draw:text-box>
            <text:p text:style-name="P2"><text:span text:style-name="T4">A hybrid storage service that enables your on premises applications to seamlessly use AWS Cloud Storage</text:span></text:p>
          </draw:text-box>
        </draw:frame>
        <draw:frame draw:style-name="gr4" draw:text-style-name="P5" draw:layer="layout" svg:width="0.158cm" svg:height="0.158cm" svg:x="1.7cm" svg:y="12.244cm">
          <draw:text-box>
            <text:p text:style-name="P2"><text:span text:style-name="T3">●</text:span></text:p>
          </draw:text-box>
        </draw:frame>
      </draw:page>
      <draw:page draw:name="page62"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2.004cm" svg:height="1.737cm" svg:x="7.997cm" svg:y="1.075cm">
          <draw:text-box>
            <text:p text:style-name="P2"><text:span text:style-name="T2">Storage Gateway</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2.931cm" svg:height="0.395cm" svg:x="2.6cm" svg:y="3.685cm">
          <draw:text-box>
            <text:p text:style-name="P2"><text:span text:style-name="T4">Deployment Types</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2.051cm" svg:height="0.395cm" svg:x="3.799cm" svg:y="4.479cm">
          <draw:text-box>
            <text:p text:style-name="P2"><text:span text:style-name="T4">File Gateway</text:span></text:p>
          </draw:text-box>
        </draw:frame>
        <draw:frame draw:style-name="gr4" draw:text-style-name="P5" draw:layer="layout" svg:width="0.158cm" svg:height="0.158cm" svg:x="4.202cm" svg:y="5.298cm">
          <draw:text-box>
            <text:p text:style-name="P2"><text:span text:style-name="T3">●</text:span></text:p>
          </draw:text-box>
        </draw:frame>
        <draw:frame draw:style-name="gr5" draw:text-style-name="P6" draw:layer="layout" svg:width="10.416cm" svg:height="0.395cm" svg:x="4.999cm" svg:y="5.174cm">
          <draw:text-box>
            <text:p text:style-name="P2"><text:span text:style-name="T4">Data is uploaded directly to S3 for use with object based workloads</text:span></text:p>
          </draw:text-box>
        </draw:frame>
        <draw:frame draw:style-name="gr4" draw:text-style-name="P5" draw:layer="layout" svg:width="0.158cm" svg:height="0.158cm" svg:x="4.202cm" svg:y="5.99cm">
          <draw:text-box>
            <text:p text:style-name="P2"><text:span text:style-name="T3">●</text:span></text:p>
          </draw:text-box>
        </draw:frame>
        <draw:frame draw:style-name="gr5" draw:text-style-name="P6" draw:layer="layout" svg:width="13.82cm" svg:height="0.395cm" svg:x="4.999cm" svg:y="5.865cm">
          <draw:text-box>
            <text:p text:style-name="P2"><text:span text:style-name="T4">Used for storage tiering to allow the data storage on the most cost effective storage class</text:span></text:p>
          </draw:text-box>
        </draw:frame>
        <draw:frame draw:style-name="gr6" draw:text-style-name="P7" draw:layer="layout" svg:width="0.264cm" svg:height="0.264cm" svg:x="2.9cm" svg:y="6.734cm">
          <draw:text-box>
            <text:p text:style-name="P2"><text:span text:style-name="T5">–</text:span></text:p>
          </draw:text-box>
        </draw:frame>
        <draw:frame draw:style-name="gr5" draw:text-style-name="P6" draw:layer="layout" svg:width="2.673cm" svg:height="0.395cm" svg:x="3.799cm" svg:y="6.659cm">
          <draw:text-box>
            <text:p text:style-name="P2"><text:span text:style-name="T4">Volume Gateway</text:span></text:p>
          </draw:text-box>
        </draw:frame>
        <draw:frame draw:style-name="gr4" draw:text-style-name="P5" draw:layer="layout" svg:width="0.158cm" svg:height="0.158cm" svg:x="4.202cm" svg:y="7.478cm">
          <draw:text-box>
            <text:p text:style-name="P2"><text:span text:style-name="T3">●</text:span></text:p>
          </draw:text-box>
        </draw:frame>
        <draw:frame draw:style-name="gr5" draw:text-style-name="P6" draw:layer="layout" svg:width="4.108cm" svg:height="0.395cm" svg:x="4.999cm" svg:y="7.354cm">
          <draw:text-box>
            <text:p text:style-name="P2"><text:span text:style-name="T4">Created in the AWS Cloud</text:span></text:p>
          </draw:text-box>
        </draw:frame>
        <draw:frame draw:style-name="gr4" draw:text-style-name="P5" draw:layer="layout" svg:width="0.158cm" svg:height="0.158cm" svg:x="4.202cm" svg:y="8.173cm">
          <draw:text-box>
            <text:p text:style-name="P2"><text:span text:style-name="T3">●</text:span></text:p>
          </draw:text-box>
        </draw:frame>
        <draw:frame draw:style-name="gr5" draw:text-style-name="P6" draw:layer="layout" svg:width="11.051cm" svg:height="0.395cm" svg:x="4.999cm" svg:y="8.049cm">
          <draw:text-box>
            <text:p text:style-name="P2"><text:span text:style-name="T4">The applications in the customer data center can acces these volumes </text:span></text:p>
          </draw:text-box>
        </draw:frame>
        <draw:frame draw:style-name="gr4" draw:text-style-name="P5" draw:layer="layout" svg:width="0.158cm" svg:height="0.158cm" svg:x="4.202cm" svg:y="8.868cm">
          <draw:text-box>
            <text:p text:style-name="P2"><text:span text:style-name="T3">●</text:span></text:p>
          </draw:text-box>
        </draw:frame>
        <draw:frame draw:style-name="gr5" draw:text-style-name="P6" draw:layer="layout" svg:width="6.001cm" svg:height="0.395cm" svg:x="4.999cm" svg:y="8.74cm">
          <draw:text-box>
            <text:p text:style-name="P2"><text:span text:style-name="T4">Two types stored and cached volumes</text:span></text:p>
          </draw:text-box>
        </draw:frame>
        <draw:frame draw:style-name="gr6" draw:text-style-name="P7" draw:layer="layout" svg:width="0.264cm" svg:height="0.264cm" svg:x="5.599cm" svg:y="9.412cm">
          <draw:text-box>
            <text:p text:style-name="P2"><text:span text:style-name="T5">–</text:span></text:p>
          </draw:text-box>
        </draw:frame>
        <draw:frame draw:style-name="gr5" draw:text-style-name="P6" draw:layer="layout" svg:width="17.934cm" svg:height="0.395cm" svg:x="6.198cm" svg:y="9.337cm">
          <draw:text-box>
            <text:p text:style-name="P2"><text:span text:style-name="T4">With the Stored Volumes all data is stored at customer location and periodically backed up to AWS using snapshots</text:span></text:p>
          </draw:text-box>
        </draw:frame>
        <draw:frame draw:style-name="gr6" draw:text-style-name="P7" draw:layer="layout" svg:width="0.264cm" svg:height="0.264cm" svg:x="5.599cm" svg:y="10.004cm">
          <draw:text-box>
            <text:p text:style-name="P2"><text:span text:style-name="T5">–</text:span></text:p>
          </draw:text-box>
        </draw:frame>
        <draw:frame draw:style-name="gr5" draw:text-style-name="P6" draw:layer="layout" svg:width="18.4cm" svg:height="0.395cm" svg:x="6.198cm" svg:y="9.929cm">
          <draw:text-box>
            <text:p text:style-name="P2"><text:span text:style-name="T4">Cached Version storage the data in the AWS Cloud and the data is cached in the customer’s dat center for fast access</text:span></text:p>
          </draw:text-box>
        </draw:frame>
        <draw:frame draw:style-name="gr6" draw:text-style-name="P7" draw:layer="layout" svg:width="0.264cm" svg:height="0.264cm" svg:x="2.9cm" svg:y="10.798cm">
          <draw:text-box>
            <text:p text:style-name="P2"><text:span text:style-name="T5">–</text:span></text:p>
          </draw:text-box>
        </draw:frame>
        <draw:frame draw:style-name="gr5" draw:text-style-name="P6" draw:layer="layout" svg:width="2.364cm" svg:height="0.395cm" svg:x="3.799cm" svg:y="10.723cm">
          <draw:text-box>
            <text:p text:style-name="P2"><text:span text:style-name="T4">Tape GateWay</text:span></text:p>
          </draw:text-box>
        </draw:frame>
        <draw:frame draw:style-name="gr4" draw:text-style-name="P5" draw:layer="layout" svg:width="0.158cm" svg:height="0.158cm" svg:x="4.202cm" svg:y="11.542cm">
          <draw:text-box>
            <text:p text:style-name="P2"><text:span text:style-name="T3">●</text:span></text:p>
          </draw:text-box>
        </draw:frame>
        <draw:frame draw:style-name="gr5" draw:text-style-name="P6" draw:layer="layout" svg:width="20.119cm" svg:height="0.395cm" svg:x="4.999cm" svg:y="11.418cm">
          <draw:text-box>
            <text:p text:style-name="P2"><text:span text:style-name="T4">Cost effect long-term off site data archiving. <text:s/>A virtual tap library (VTL ) interfaces with the customer’s exiting tap backup software.</text:span></text:p>
          </draw:text-box>
        </draw:frame>
        <draw:frame draw:style-name="gr4" draw:text-style-name="P5" draw:layer="layout" svg:width="0.158cm" svg:height="0.158cm" svg:x="4.202cm" svg:y="12.237cm">
          <draw:text-box>
            <text:p text:style-name="P2"><text:span text:style-name="T3">●</text:span></text:p>
          </draw:text-box>
        </draw:frame>
        <draw:frame draw:style-name="gr5" draw:text-style-name="P6" draw:layer="layout" svg:width="4.676cm" svg:height="0.395cm" svg:x="4.999cm" svg:y="12.113cm">
          <draw:text-box>
            <text:p text:style-name="P2"><text:span text:style-name="T4">Tape as medium is unreliable.</text:span></text:p>
          </draw:text-box>
        </draw:frame>
      </draw:page>
      <draw:page draw:name="page63"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3.65cm" svg:height="1.737cm" svg:x="7.176cm" svg:y="1.075cm">
          <draw:text-box>
            <text:p text:style-name="P2"><text:span text:style-name="T2">Notes from Quizzes</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20.559cm" svg:height="0.395cm" svg:x="2.6cm" svg:y="3.685cm">
          <draw:text-box>
            <text:p text:style-name="P2"><text:span text:style-name="T4">which of these allow an orgnization to chache their environment locally and store the date within the AWS Cloud → Cached Volumes</text:span></text:p>
          </draw:text-box>
        </draw:frame>
        <draw:frame draw:style-name="gr4" draw:text-style-name="P5" draw:layer="layout" svg:width="0.158cm" svg:height="0.158cm" svg:x="1.7cm" svg:y="4.702cm">
          <draw:text-box>
            <text:p text:style-name="P2"><text:span text:style-name="T3">●</text:span></text:p>
          </draw:text-box>
        </draw:frame>
        <draw:frame draw:style-name="gr5" draw:text-style-name="P6" draw:layer="layout" svg:width="8.642cm" svg:height="0.395cm" svg:x="2.6cm" svg:y="4.578cm">
          <draw:text-box>
            <text:p text:style-name="P2"><text:span text:style-name="T4">Amazon S3 bucket names must be unique acroos AWS</text:span></text:p>
          </draw:text-box>
        </draw:frame>
        <draw:frame draw:style-name="gr4" draw:text-style-name="P5" draw:layer="layout" svg:width="0.158cm" svg:height="0.158cm" svg:x="1.7cm" svg:y="5.598cm">
          <draw:text-box>
            <text:p text:style-name="P2"><text:span text:style-name="T3">●</text:span></text:p>
          </draw:text-box>
        </draw:frame>
        <draw:frame draw:style-name="gr5" draw:text-style-name="P6" draw:layer="layout" svg:width="5.632cm" svg:height="0.395cm" svg:x="2.6cm" svg:y="5.474cm">
          <draw:text-box>
            <text:p text:style-name="P2"><text:span text:style-name="T4">S3 is an example of → Bulk Storage</text:span></text:p>
          </draw:text-box>
        </draw:frame>
        <draw:frame draw:style-name="gr4" draw:text-style-name="P5" draw:layer="layout" svg:width="0.158cm" svg:height="0.158cm" svg:x="1.7cm" svg:y="6.49cm">
          <draw:text-box>
            <text:p text:style-name="P2"><text:span text:style-name="T3">●</text:span></text:p>
          </draw:text-box>
        </draw:frame>
        <draw:frame draw:style-name="gr5" draw:text-style-name="P6" draw:layer="layout" svg:width="9.616cm" svg:height="0.395cm" svg:x="2.6cm" svg:y="6.366cm">
          <draw:text-box>
            <text:p text:style-name="P2"><text:span text:style-name="T4">What is the AWS Storage Gateway → Hybrid Storage Service</text:span></text:p>
          </draw:text-box>
        </draw:frame>
        <draw:frame draw:style-name="gr4" draw:text-style-name="P5" draw:layer="layout" svg:width="0.158cm" svg:height="0.158cm" svg:x="1.7cm" svg:y="7.387cm">
          <draw:text-box>
            <text:p text:style-name="P2"><text:span text:style-name="T3">●</text:span></text:p>
          </draw:text-box>
        </draw:frame>
        <draw:frame draw:style-name="gr5" draw:text-style-name="P6" draw:layer="layout" svg:width="17.625cm" svg:height="0.395cm" svg:x="2.6cm" svg:y="7.259cm">
          <draw:text-box>
            <text:p text:style-name="P2"><text:span text:style-name="T4">Which of the following is a storage gateway deployment option → File Gateway, Tape Gateway, Volume Gateway</text:span></text:p>
          </draw:text-box>
        </draw:frame>
        <draw:frame draw:style-name="gr4" draw:text-style-name="P5" draw:layer="layout" svg:width="0.158cm" svg:height="0.158cm" svg:x="1.7cm" svg:y="8.279cm">
          <draw:text-box>
            <text:p text:style-name="P2"><text:span text:style-name="T3">●</text:span></text:p>
          </draw:text-box>
        </draw:frame>
      </draw:page>
      <draw:page draw:name="page64"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5.733cm" svg:height="1.737cm" svg:x="6.135cm" svg:y="1.075cm">
          <draw:text-box>
            <text:p text:style-name="P2"><text:span text:style-name="T2">Elastic Load Balancing</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13.574cm" svg:height="0.395cm" svg:x="2.6cm" svg:y="3.685cm">
          <draw:text-box>
            <text:p text:style-name="P2"><text:span text:style-name="T4">An ELB evenly distributes traffic between EC2 and instances that are associated with it.</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14.421cm" svg:height="0.395cm" svg:x="3.799cm" svg:y="4.479cm">
          <draw:text-box>
            <text:p text:style-name="P2"><text:span text:style-name="T4">Distributes incoming applications across multiple EC2 instances in multiple availability zones.</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7.609cm" svg:height="0.395cm" svg:x="3.799cm" svg:y="5.273cm">
          <draw:text-box>
            <text:p text:style-name="P2"><text:span text:style-name="T4">increases the fault tolerance of your applications </text:span></text:p>
          </draw:text-box>
        </draw:frame>
        <draw:frame draw:style-name="gr4" draw:text-style-name="P5" draw:layer="layout" svg:width="0.158cm" svg:height="0.158cm" svg:x="4.202cm" svg:y="6.092cm">
          <draw:text-box>
            <text:p text:style-name="P2"><text:span text:style-name="T3">●</text:span></text:p>
          </draw:text-box>
        </draw:frame>
        <draw:frame draw:style-name="gr5" draw:text-style-name="P6" draw:layer="layout" svg:width="8.071cm" svg:height="0.395cm" svg:x="4.999cm" svg:y="5.968cm">
          <draw:text-box>
            <text:p text:style-name="P2"><text:span text:style-name="T4">lose an availability then the traffic can be redirected.</text:span></text:p>
          </draw:text-box>
        </draw:frame>
        <draw:frame draw:style-name="gr6" draw:text-style-name="P7" draw:layer="layout" svg:width="0.264cm" svg:height="0.264cm" svg:x="2.9cm" svg:y="6.836cm">
          <draw:text-box>
            <text:p text:style-name="P2"><text:span text:style-name="T5">–</text:span></text:p>
          </draw:text-box>
        </draw:frame>
        <draw:frame draw:style-name="gr5" draw:text-style-name="P6" draw:layer="layout" svg:width="10.814cm" svg:height="0.395cm" svg:x="3.799cm" svg:y="6.761cm">
          <draw:text-box>
            <text:p text:style-name="P2"><text:span text:style-name="T4">detects unhealthy instance and routes traffic only to healthy instances</text:span></text:p>
          </draw:text-box>
        </draw:frame>
        <draw:frame draw:style-name="gr4" draw:text-style-name="P5" draw:layer="layout" svg:width="0.158cm" svg:height="0.158cm" svg:x="1.7cm" svg:y="7.778cm">
          <draw:text-box>
            <text:p text:style-name="P2"><text:span text:style-name="T3">●</text:span></text:p>
          </draw:text-box>
        </draw:frame>
        <draw:frame draw:style-name="gr5" draw:text-style-name="P6" draw:layer="layout" svg:width="7.66cm" svg:height="0.395cm" svg:x="2.6cm" svg:y="7.654cm">
          <draw:text-box>
            <text:p text:style-name="P2"><text:span text:style-name="T4">In the Management Console go to load balancers</text:span></text:p>
          </draw:text-box>
        </draw:frame>
        <draw:frame draw:style-name="gr4" draw:text-style-name="P5" draw:layer="layout" svg:width="0.158cm" svg:height="0.158cm" svg:x="1.7cm" svg:y="8.674cm">
          <draw:text-box>
            <text:p text:style-name="P2"><text:span text:style-name="T3">●</text:span></text:p>
          </draw:text-box>
        </draw:frame>
        <draw:frame draw:style-name="gr5" draw:text-style-name="P6" draw:layer="layout" svg:width="4.316cm" svg:height="0.395cm" svg:x="2.6cm" svg:y="8.546cm">
          <draw:text-box>
            <text:p text:style-name="P2"><text:span text:style-name="T4">Load Balancers are created</text:span></text:p>
          </draw:text-box>
        </draw:frame>
        <draw:frame draw:style-name="gr6" draw:text-style-name="P7" draw:layer="layout" svg:width="0.264cm" svg:height="0.264cm" svg:x="2.9cm" svg:y="9.419cm">
          <draw:text-box>
            <text:p text:style-name="P2"><text:span text:style-name="T5">–</text:span></text:p>
          </draw:text-box>
        </draw:frame>
        <draw:frame draw:style-name="gr5" draw:text-style-name="P6" draw:layer="layout" svg:width="13.155cm" svg:height="0.395cm" svg:x="3.799cm" svg:y="9.344cm">
          <draw:text-box>
            <text:p text:style-name="P2"><text:span text:style-name="T4">Have Listeners which start what port is suppose to be listened to ( example port 80 ) </text:span></text:p>
          </draw:text-box>
        </draw:frame>
        <draw:frame draw:style-name="gr6" draw:text-style-name="P7" draw:layer="layout" svg:width="0.264cm" svg:height="0.264cm" svg:x="2.9cm" svg:y="10.212cm">
          <draw:text-box>
            <text:p text:style-name="P2"><text:span text:style-name="T5">–</text:span></text:p>
          </draw:text-box>
        </draw:frame>
        <draw:frame draw:style-name="gr5" draw:text-style-name="P6" draw:layer="layout" svg:width="11.191cm" svg:height="0.395cm" svg:x="3.799cm" svg:y="10.137cm">
          <draw:text-box>
            <text:p text:style-name="P2"><text:span text:style-name="T4">In the description there is a DNS Name which maps to the load balance.</text:span></text:p>
          </draw:text-box>
        </draw:frame>
        <draw:frame draw:style-name="gr4" draw:text-style-name="P5" draw:layer="layout" svg:width="0.158cm" svg:height="0.158cm" svg:x="4.202cm" svg:y="10.957cm">
          <draw:text-box>
            <text:p text:style-name="P2"><text:span text:style-name="T3">●</text:span></text:p>
          </draw:text-box>
        </draw:frame>
        <draw:frame draw:style-name="gr5" draw:text-style-name="P6" draw:layer="layout" svg:width="18.658cm" svg:height="0.395cm" svg:x="4.999cm" svg:y="10.829cm">
          <draw:text-box>
            <text:p text:style-name="P2"><text:span text:style-name="T4">Put the DNS name into the URL and click reset then a different message appears mean it went to different EC2 instnace</text:span></text:p>
          </draw:text-box>
        </draw:frame>
        <draw:frame draw:style-name="gr4" draw:text-style-name="P5" draw:layer="layout" svg:width="0.158cm" svg:height="0.158cm" svg:x="1.7cm" svg:y="11.849cm">
          <draw:text-box>
            <text:p text:style-name="P2"><text:span text:style-name="T3">●</text:span></text:p>
          </draw:text-box>
        </draw:frame>
        <draw:frame draw:style-name="gr5" draw:text-style-name="P6" draw:layer="layout" svg:width="13.13cm" svg:height="0.395cm" svg:x="2.6cm" svg:y="11.725cm">
          <draw:text-box>
            <text:p text:style-name="P2"><text:span text:style-name="T4">Target Groups → 2 EC2 instances with the same port, but different availability zones</text:span></text:p>
          </draw:text-box>
        </draw:frame>
        <draw:frame draw:style-name="gr6" draw:text-style-name="P7" draw:layer="layout" svg:width="0.264cm" svg:height="0.264cm" svg:x="2.9cm" svg:y="12.594cm">
          <draw:text-box>
            <text:p text:style-name="P2"><text:span text:style-name="T5">–</text:span></text:p>
          </draw:text-box>
        </draw:frame>
        <draw:frame draw:style-name="gr5" draw:text-style-name="P6" draw:layer="layout" svg:width="8.418cm" svg:height="0.395cm" svg:x="3.799cm" svg:y="12.519cm">
          <draw:text-box>
            <text:p text:style-name="P2"><text:span text:style-name="T4">These are the instance accessed by the load balancer</text:span></text:p>
          </draw:text-box>
        </draw:frame>
        <draw:frame draw:style-name="gr4" draw:text-style-name="P5" draw:layer="layout" svg:width="0.158cm" svg:height="0.158cm" svg:x="1.7cm" svg:y="13.535cm">
          <draw:text-box>
            <text:p text:style-name="P2"><text:span text:style-name="T3">●</text:span></text:p>
          </draw:text-box>
        </draw:frame>
        <draw:frame draw:style-name="gr5" draw:text-style-name="P6" draw:layer="layout" svg:width="8.646cm" svg:height="0.395cm" svg:x="2.6cm" svg:y="13.411cm">
          <draw:text-box>
            <text:p text:style-name="P2"><text:span text:style-name="T4">Load Balancing → Fault Tolerance and High Availability</text:span></text:p>
          </draw:text-box>
        </draw:frame>
        <draw:frame draw:style-name="gr6" draw:text-style-name="P7" draw:layer="layout" svg:width="0.264cm" svg:height="0.264cm" svg:x="2.9cm" svg:y="14.28cm">
          <draw:text-box>
            <text:p text:style-name="P2"><text:span text:style-name="T5">–</text:span></text:p>
          </draw:text-box>
        </draw:frame>
        <draw:frame draw:style-name="gr5" draw:text-style-name="P6" draw:layer="layout" svg:width="7.986cm" svg:height="0.395cm" svg:x="3.799cm" svg:y="14.205cm">
          <draw:text-box>
            <text:p text:style-name="P2"><text:span text:style-name="T4">prevents a single server from becoming overloaded</text:span></text:p>
          </draw:text-box>
        </draw:frame>
      </draw:page>
      <draw:page draw:name="page65"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8.731cm" svg:height="1.737cm" svg:x="9.634cm" svg:y="1.075cm">
          <draw:text-box>
            <text:p text:style-name="P2"><text:span text:style-name="T2">Auto Scaling</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23.057cm" svg:height="0.395cm" svg:x="2.6cm" svg:y="3.685cm">
          <draw:text-box>
            <text:p text:style-name="P2"><text:span text:style-name="T4">Auto Scaling automates the process of adding ( scaling up ) or removing ( scaling down ) EC2 instances based on traffic demand for your application</text:span></text:p>
          </draw:text-box>
        </draw:frame>
        <draw:frame draw:style-name="gr4" draw:text-style-name="P5" draw:layer="layout" svg:width="0.158cm" svg:height="0.158cm" svg:x="1.7cm" svg:y="4.702cm">
          <draw:text-box>
            <text:p text:style-name="P2"><text:span text:style-name="T3">●</text:span></text:p>
          </draw:text-box>
        </draw:frame>
        <draw:frame draw:style-name="gr5" draw:text-style-name="P6" draw:layer="layout" svg:width="15.716cm" svg:height="0.395cm" svg:x="2.6cm" svg:y="4.578cm">
          <draw:text-box>
            <text:p text:style-name="P2"><text:span text:style-name="T4">Ensures the correct number of Amazon EC2 instance available to handle the load for your application</text:span></text:p>
          </draw:text-box>
        </draw:frame>
        <draw:frame draw:style-name="gr6" draw:text-style-name="P7" draw:layer="layout" svg:width="0.264cm" svg:height="0.264cm" svg:x="2.9cm" svg:y="5.446cm">
          <draw:text-box>
            <text:p text:style-name="P2"><text:span text:style-name="T5">–</text:span></text:p>
          </draw:text-box>
        </draw:frame>
        <draw:frame draw:style-name="gr5" draw:text-style-name="P6" draw:layer="layout" svg:width="7.918cm" svg:height="0.395cm" svg:x="3.799cm" svg:y="5.371cm">
          <draw:text-box>
            <text:p text:style-name="P2"><text:span text:style-name="T4">Auto Scaling Groups – Collection of EC2 Instances</text:span></text:p>
          </draw:text-box>
        </draw:frame>
        <draw:frame draw:style-name="gr4" draw:text-style-name="P5" draw:layer="layout" svg:width="0.158cm" svg:height="0.158cm" svg:x="4.202cm" svg:y="6.191cm">
          <draw:text-box>
            <text:p text:style-name="P2"><text:span text:style-name="T3">●</text:span></text:p>
          </draw:text-box>
        </draw:frame>
        <draw:frame draw:style-name="gr5" draw:text-style-name="P6" draw:layer="layout" svg:width="22.037cm" svg:height="0.395cm" svg:x="4.999cm" svg:y="6.066cm">
          <draw:text-box>
            <text:p text:style-name="P2"><text:span text:style-name="T4">specify the minimum number of instance and in each Auto Scaling Group and Auto Scaling ensures that your group never goes below the size</text:span></text:p>
          </draw:text-box>
        </draw:frame>
        <draw:frame draw:style-name="gr4" draw:text-style-name="P5" draw:layer="layout" svg:width="0.158cm" svg:height="0.158cm" svg:x="4.202cm" svg:y="6.886cm">
          <draw:text-box>
            <text:p text:style-name="P2"><text:span text:style-name="T3">●</text:span></text:p>
          </draw:text-box>
        </draw:frame>
        <draw:frame draw:style-name="gr5" draw:text-style-name="P6" draw:layer="layout" svg:width="22.358cm" svg:height="0.395cm" svg:x="4.999cm" svg:y="6.761cm">
          <draw:text-box>
            <text:p text:style-name="P2"><text:span text:style-name="T4">specify the maximum number of instances and in each Auto Scaling Group and Auto Scaling ensures that your group never goes above the size</text:span></text:p>
          </draw:text-box>
        </draw:frame>
        <draw:frame draw:style-name="gr4" draw:text-style-name="P5" draw:layer="layout" svg:width="0.158cm" svg:height="0.158cm" svg:x="4.202cm" svg:y="7.581cm">
          <draw:text-box>
            <text:p text:style-name="P2"><text:span text:style-name="T3">●</text:span></text:p>
          </draw:text-box>
        </draw:frame>
        <draw:frame draw:style-name="gr5" draw:text-style-name="P6" draw:layer="layout" svg:width="9.739cm" svg:height="0.395cm" svg:x="4.999cm" svg:y="7.453cm">
          <draw:text-box>
            <text:p text:style-name="P2"><text:span text:style-name="T4">can specify the capacity at the time of creation or anytime after</text:span></text:p>
          </draw:text-box>
        </draw:frame>
        <draw:frame draw:style-name="gr6" draw:text-style-name="P7" draw:layer="layout" svg:width="0.264cm" svg:height="0.264cm" svg:x="2.9cm" svg:y="8.321cm">
          <draw:text-box>
            <text:p text:style-name="P2"><text:span text:style-name="T5">–</text:span></text:p>
          </draw:text-box>
        </draw:frame>
        <draw:frame draw:style-name="gr5" draw:text-style-name="P6" draw:layer="layout" svg:width="21.677cm" svg:height="0.395cm" svg:x="3.799cm" svg:y="8.246cm">
          <draw:text-box>
            <text:p text:style-name="P2"><text:span text:style-name="T4">If you specify scaling policies then Auto Scaling can launch or terminate instnaces as demand on your application increases and decreases.</text:span></text:p>
          </draw:text-box>
        </draw:frame>
        <draw:frame draw:style-name="gr4" draw:text-style-name="P5" draw:layer="layout" svg:width="0.158cm" svg:height="0.158cm" svg:x="1.7cm" svg:y="9.267cm">
          <draw:text-box>
            <text:p text:style-name="P2"><text:span text:style-name="T3">●</text:span></text:p>
          </draw:text-box>
        </draw:frame>
        <draw:frame draw:style-name="gr5" draw:text-style-name="P6" draw:layer="layout" svg:width="3.042cm" svg:height="0.395cm" svg:x="2.6cm" svg:y="9.143cm">
          <draw:text-box>
            <text:p text:style-name="P2"><text:span text:style-name="T4">Auto Scaling Group</text:span></text:p>
          </draw:text-box>
        </draw:frame>
        <draw:frame draw:style-name="gr6" draw:text-style-name="P7" draw:layer="layout" svg:width="0.264cm" svg:height="0.264cm" svg:x="2.9cm" svg:y="10.011cm">
          <draw:text-box>
            <text:p text:style-name="P2"><text:span text:style-name="T5">–</text:span></text:p>
          </draw:text-box>
        </draw:frame>
        <draw:frame draw:style-name="gr5" draw:text-style-name="P6" draw:layer="layout" svg:width="10.391cm" svg:height="0.395cm" svg:x="3.799cm" svg:y="9.936cm">
          <draw:text-box>
            <text:p text:style-name="P2"><text:span text:style-name="T4">Launch Configuration – Details what each instance should look like</text:span></text:p>
          </draw:text-box>
        </draw:frame>
        <draw:frame draw:style-name="gr6" draw:text-style-name="P7" draw:layer="layout" svg:width="0.264cm" svg:height="0.264cm" svg:x="2.9cm" svg:y="10.805cm">
          <draw:text-box>
            <text:p text:style-name="P2"><text:span text:style-name="T5">–</text:span></text:p>
          </draw:text-box>
        </draw:frame>
        <draw:frame draw:style-name="gr5" draw:text-style-name="P6" draw:layer="layout" svg:width="4.138cm" svg:height="0.395cm" svg:x="3.799cm" svg:y="10.73cm">
          <draw:text-box>
            <text:p text:style-name="P2"><text:span text:style-name="T4">Has Min, Max and Desired</text:span></text:p>
          </draw:text-box>
        </draw:frame>
        <draw:frame draw:style-name="gr6" draw:text-style-name="P7" draw:layer="layout" svg:width="0.264cm" svg:height="0.264cm" svg:x="2.9cm" svg:y="11.599cm">
          <draw:text-box>
            <text:p text:style-name="P2"><text:span text:style-name="T5">–</text:span></text:p>
          </draw:text-box>
        </draw:frame>
        <draw:frame draw:style-name="gr5" draw:text-style-name="P6" draw:layer="layout" svg:width="7.724cm" svg:height="0.395cm" svg:x="3.799cm" svg:y="11.524cm">
          <draw:text-box>
            <text:p text:style-name="P2"><text:span text:style-name="T4">Which availability zones to create the instances in</text:span></text:p>
          </draw:text-box>
        </draw:frame>
        <draw:frame draw:style-name="gr6" draw:text-style-name="P7" draw:layer="layout" svg:width="0.264cm" svg:height="0.264cm" svg:x="2.9cm" svg:y="12.393cm">
          <draw:text-box>
            <text:p text:style-name="P2"><text:span text:style-name="T5">–</text:span></text:p>
          </draw:text-box>
        </draw:frame>
        <draw:frame draw:style-name="gr5" draw:text-style-name="P6" draw:layer="layout" svg:width="3.88cm" svg:height="0.395cm" svg:x="3.799cm" svg:y="12.318cm">
          <draw:text-box>
            <text:p text:style-name="P2"><text:span text:style-name="T4">Scaling Policy → Actions</text:span></text:p>
          </draw:text-box>
        </draw:frame>
        <draw:frame draw:style-name="gr4" draw:text-style-name="P5" draw:layer="layout" svg:width="0.158cm" svg:height="0.158cm" svg:x="4.202cm" svg:y="13.137cm">
          <draw:text-box>
            <text:p text:style-name="P2"><text:span text:style-name="T3">●</text:span></text:p>
          </draw:text-box>
        </draw:frame>
        <draw:frame draw:style-name="gr5" draw:text-style-name="P6" draw:layer="layout" svg:width="8.384cm" svg:height="0.395cm" svg:x="4.999cm" svg:y="13.012cm">
          <draw:text-box>
            <text:p text:style-name="P2"><text:span text:style-name="T4">Average Cpu utilization is 80 then add more instances</text:span></text:p>
          </draw:text-box>
        </draw:frame>
        <draw:frame draw:style-name="gr4" draw:text-style-name="P5" draw:layer="layout" svg:width="0.158cm" svg:height="0.158cm" svg:x="4.202cm" svg:y="13.832cm">
          <draw:text-box>
            <text:p text:style-name="P2"><text:span text:style-name="T3">●</text:span></text:p>
          </draw:text-box>
        </draw:frame>
        <draw:frame draw:style-name="gr5" draw:text-style-name="P6" draw:layer="layout" svg:width="10.712cm" svg:height="0.395cm" svg:x="4.999cm" svg:y="13.707cm">
          <draw:text-box>
            <text:p text:style-name="P2"><text:span text:style-name="T4">Instances need &lt;value&gt; text to right second to warm up after scaling </text:span></text:p>
          </draw:text-box>
        </draw:frame>
        <draw:frame draw:style-name="gr6" draw:text-style-name="P7" draw:layer="layout" svg:width="0.264cm" svg:height="0.264cm" svg:x="5.599cm" svg:y="14.375cm">
          <draw:text-box>
            <text:p text:style-name="P2"><text:span text:style-name="T5">–</text:span></text:p>
          </draw:text-box>
        </draw:frame>
        <draw:frame draw:style-name="gr5" draw:text-style-name="P6" draw:layer="layout" svg:width="9.011cm" svg:height="0.395cm" svg:x="6.198cm" svg:y="14.3cm">
          <draw:text-box>
            <text:p text:style-name="P2"><text:span text:style-name="T4">Don’t mark an instnace unhealthy before fully provisioned.</text:span></text:p>
          </draw:text-box>
        </draw:frame>
      </draw:page>
      <draw:page draw:name="page66"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8.731cm" svg:height="1.737cm" svg:x="9.634cm" svg:y="0.207cm">
          <draw:text-box>
            <text:p text:style-name="P2"><text:span text:style-name="T2">Auto Scaling</text:span></text:p>
          </draw:text-box>
        </draw:frame>
        <draw:frame draw:style-name="gr3" draw:text-style-name="P4" draw:layer="layout" svg:width="16.241cm" svg:height="1.737cm" svg:x="5.881cm" svg:y="1.943cm">
          <draw:text-box>
            <text:p text:style-name="P2"><text:span text:style-name="T2">Notes from the Quizzes</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11.479cm" svg:height="0.395cm" svg:x="2.6cm" svg:y="3.685cm">
          <draw:text-box>
            <text:p text:style-name="P2"><text:span text:style-name="T4">As users are directed each server has a maximum capacity ( ex. 3 users )</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2.927cm" svg:height="0.395cm" svg:x="3.799cm" svg:y="4.479cm">
          <draw:text-box>
            <text:p text:style-name="P2"><text:span text:style-name="T4">Round Robin Type</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18.65cm" svg:height="0.395cm" svg:x="3.799cm" svg:y="5.273cm">
          <draw:text-box>
            <text:p text:style-name="P2"><text:span text:style-name="T4">What happens when we have more user who want to use the website the ELB will keep sending users to the web server</text:span></text:p>
          </draw:text-box>
        </draw:frame>
        <draw:frame draw:style-name="gr4" draw:text-style-name="P5" draw:layer="layout" svg:width="0.158cm" svg:height="0.158cm" svg:x="4.202cm" svg:y="6.092cm">
          <draw:text-box>
            <text:p text:style-name="P2"><text:span text:style-name="T3">●</text:span></text:p>
          </draw:text-box>
        </draw:frame>
        <draw:frame draw:style-name="gr5" draw:text-style-name="P6" draw:layer="layout" svg:width="15.996cm" svg:height="0.395cm" svg:x="4.999cm" svg:y="5.968cm">
          <draw:text-box>
            <text:p text:style-name="P2"><text:span text:style-name="T4">autoscaling will fix this – As additional are added and the CPU Utilization reach 80% ) due to our policy </text:span></text:p>
          </draw:text-box>
        </draw:frame>
        <draw:frame draw:style-name="gr6" draw:text-style-name="P7" draw:layer="layout" svg:width="0.264cm" svg:height="0.264cm" svg:x="5.599cm" svg:y="6.635cm">
          <draw:text-box>
            <text:p text:style-name="P2"><text:span text:style-name="T5">–</text:span></text:p>
          </draw:text-box>
        </draw:frame>
        <draw:frame draw:style-name="gr5" draw:text-style-name="P6" draw:layer="layout" svg:width="10.835cm" svg:height="0.395cm" svg:x="6.198cm" svg:y="6.56cm">
          <draw:text-box>
            <text:p text:style-name="P2"><text:span text:style-name="T4">then more EC2 instances will be added until the maximum is reached.</text:span></text:p>
          </draw:text-box>
        </draw:frame>
        <draw:frame draw:style-name="gr6" draw:text-style-name="P7" draw:layer="layout" svg:width="0.264cm" svg:height="0.264cm" svg:x="2.9cm" svg:y="7.429cm">
          <draw:text-box>
            <text:p text:style-name="P2"><text:span text:style-name="T5">–</text:span></text:p>
          </draw:text-box>
        </draw:frame>
        <draw:frame draw:style-name="gr5" draw:text-style-name="P6" draw:layer="layout" svg:width="11.043cm" svg:height="0.395cm" svg:x="3.799cm" svg:y="7.354cm">
          <draw:text-box>
            <text:p text:style-name="P2"><text:span text:style-name="T4">What happens when we have fewer user who want to use the website t</text:span></text:p>
          </draw:text-box>
        </draw:frame>
        <draw:frame draw:style-name="gr4" draw:text-style-name="P5" draw:layer="layout" svg:width="0.158cm" svg:height="0.158cm" svg:x="4.202cm" svg:y="8.173cm">
          <draw:text-box>
            <text:p text:style-name="P2"><text:span text:style-name="T3">●</text:span></text:p>
          </draw:text-box>
        </draw:frame>
        <draw:frame draw:style-name="gr5" draw:text-style-name="P6" draw:layer="layout" svg:width="16.614cm" svg:height="0.395cm" svg:x="4.999cm" svg:y="8.049cm">
          <draw:text-box>
            <text:p text:style-name="P2"><text:span text:style-name="T4">autoscaling will fix this – As additional are added and the CPU Utilization drop below 80% due to our policy </text:span></text:p>
          </draw:text-box>
        </draw:frame>
        <draw:frame draw:style-name="gr6" draw:text-style-name="P7" draw:layer="layout" svg:width="0.264cm" svg:height="0.264cm" svg:x="5.599cm" svg:y="8.717cm">
          <draw:text-box>
            <text:p text:style-name="P2"><text:span text:style-name="T5">–</text:span></text:p>
          </draw:text-box>
        </draw:frame>
        <draw:frame draw:style-name="gr5" draw:text-style-name="P6" draw:layer="layout" svg:width="10.31cm" svg:height="0.395cm" svg:x="6.198cm" svg:y="8.642cm">
          <draw:text-box>
            <text:p text:style-name="P2"><text:span text:style-name="T4">then EC2 instances will be destroyed until the minimum is reached</text:span></text:p>
          </draw:text-box>
        </draw:frame>
        <draw:frame draw:style-name="gr4" draw:text-style-name="P5" draw:layer="layout" svg:width="0.158cm" svg:height="0.158cm" svg:x="1.7cm" svg:y="9.662cm">
          <draw:text-box>
            <text:p text:style-name="P2"><text:span text:style-name="T3">●</text:span></text:p>
          </draw:text-box>
        </draw:frame>
        <draw:frame draw:style-name="gr5" draw:text-style-name="P6" draw:layer="layout" svg:width="17.583cm" svg:height="0.395cm" svg:x="2.6cm" svg:y="9.538cm">
          <draw:text-box>
            <text:p text:style-name="P2"><text:span text:style-name="T4">Auto Scaling builds on the benefits of Elastic Load Balancing while adding the benefits of scalability and elasticity </text:span></text:p>
          </draw:text-box>
        </draw:frame>
        <draw:frame draw:style-name="gr4" draw:text-style-name="P5" draw:layer="layout" svg:width="0.158cm" svg:height="0.158cm" svg:x="1.7cm" svg:y="10.554cm">
          <draw:text-box>
            <text:p text:style-name="P2"><text:span text:style-name="T3">●</text:span></text:p>
          </draw:text-box>
        </draw:frame>
        <draw:frame draw:style-name="gr5" draw:text-style-name="P6" draw:layer="layout" svg:width="3.677cm" svg:height="0.395cm" svg:x="2.6cm" svg:y="10.43cm">
          <draw:text-box>
            <text:p text:style-name="P2"><text:span text:style-name="T4">Notes from the Quizzes</text:span></text:p>
          </draw:text-box>
        </draw:frame>
        <draw:frame draw:style-name="gr6" draw:text-style-name="P7" draw:layer="layout" svg:width="0.264cm" svg:height="0.264cm" svg:x="2.9cm" svg:y="11.299cm">
          <draw:text-box>
            <text:p text:style-name="P2"><text:span text:style-name="T5">–</text:span></text:p>
          </draw:text-box>
        </draw:frame>
        <draw:frame draw:style-name="gr5" draw:text-style-name="P6" draw:layer="layout" svg:width="15.416cm" svg:height="0.395cm" svg:x="3.799cm" svg:y="11.224cm">
          <draw:text-box>
            <text:p text:style-name="P2"><text:span text:style-name="T4">Which of the following cloud concepts correlate with an Auto Scaling Group : Elasticity and Scability</text:span></text:p>
          </draw:text-box>
        </draw:frame>
        <draw:frame draw:style-name="gr6" draw:text-style-name="P7" draw:layer="layout" svg:width="0.264cm" svg:height="0.264cm" svg:x="2.9cm" svg:y="12.093cm">
          <draw:text-box>
            <text:p text:style-name="P2"><text:span text:style-name="T5">–</text:span></text:p>
          </draw:text-box>
        </draw:frame>
        <draw:frame draw:style-name="gr5" draw:text-style-name="P6" draw:layer="layout" svg:width="14.941cm" svg:height="0.395cm" svg:x="3.799cm" svg:y="12.018cm">
          <draw:text-box>
            <text:p text:style-name="P2"><text:span text:style-name="T4">Which of the following cloud concepts will an ELB Improve: Fault Tolerance and High Avaiability </text:span></text:p>
          </draw:text-box>
        </draw:frame>
        <draw:frame draw:style-name="gr4" draw:text-style-name="P5" draw:layer="layout" svg:width="0.158cm" svg:height="0.158cm" svg:x="4.202cm" svg:y="12.837cm">
          <draw:text-box>
            <text:p text:style-name="P2"><text:span text:style-name="T3">●</text:span></text:p>
          </draw:text-box>
        </draw:frame>
        <draw:frame draw:style-name="gr5" draw:text-style-name="P6" draw:layer="layout" svg:width="6.67cm" svg:height="0.395cm" svg:x="4.999cm" svg:y="12.713cm">
          <draw:text-box>
            <text:p text:style-name="P2"><text:span text:style-name="T4">High Availability – Performs Health Checks</text:span></text:p>
          </draw:text-box>
        </draw:frame>
        <draw:frame draw:style-name="gr6" draw:text-style-name="P7" draw:layer="layout" svg:width="0.264cm" svg:height="0.264cm" svg:x="2.9cm" svg:y="13.581cm">
          <draw:text-box>
            <text:p text:style-name="P2"><text:span text:style-name="T5">–</text:span></text:p>
          </draw:text-box>
        </draw:frame>
        <draw:frame draw:style-name="gr5" draw:text-style-name="P6" draw:layer="layout" svg:width="12.342cm" svg:height="0.395cm" svg:x="3.799cm" svg:y="13.506cm">
          <draw:text-box>
            <text:p text:style-name="P2"><text:span text:style-name="T4">An autoscaling group is a <text:s/>grouping of EC2 instances for the purpose of Scaling</text:span></text:p>
          </draw:text-box>
        </draw:frame>
        <draw:frame draw:style-name="gr6" draw:text-style-name="P7" draw:layer="layout" svg:width="0.264cm" svg:height="0.264cm" svg:x="2.9cm" svg:y="14.375cm">
          <draw:text-box>
            <text:p text:style-name="P2"><text:span text:style-name="T5">–</text:span></text:p>
          </draw:text-box>
        </draw:frame>
      </draw:page>
      <draw:page draw:name="page67"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3.041cm" svg:height="1.737cm" svg:x="7.479cm" svg:y="1.075cm">
          <draw:text-box>
            <text:p text:style-name="P2"><text:span text:style-name="T2">Route 53 and DNS</text:span></text:p>
          </draw:text-box>
        </draw:frame>
        <draw:frame draw:style-name="gr29" draw:text-style-name="P30" draw:layer="layout" svg:width="0.144cm" svg:height="0.144cm" svg:x="1.679cm" svg:y="3.802cm">
          <draw:text-box>
            <text:p text:style-name="P2"><text:span text:style-name="T29">●</text:span></text:p>
          </draw:text-box>
        </draw:frame>
        <draw:frame draw:style-name="gr30" draw:text-style-name="P31" draw:layer="layout" svg:width="13.591cm" svg:height="0.365cm" svg:x="2.515cm" svg:y="3.682cm">
          <draw:text-box>
            <text:p text:style-name="P2"><text:span text:style-name="T30">Route 53 – configure and manage web domains for websites or applications you host on AWS</text:span></text:p>
          </draw:text-box>
        </draw:frame>
        <draw:frame draw:style-name="gr29" draw:text-style-name="P30" draw:layer="layout" svg:width="0.144cm" svg:height="0.144cm" svg:x="1.679cm" svg:y="4.631cm">
          <draw:text-box>
            <text:p text:style-name="P2"><text:span text:style-name="T29">●</text:span></text:p>
          </draw:text-box>
        </draw:frame>
        <draw:frame draw:style-name="gr30" draw:text-style-name="P31" draw:layer="layout" svg:width="3.05cm" svg:height="0.365cm" svg:x="2.515cm" svg:y="4.511cm">
          <draw:text-box>
            <text:p text:style-name="P2"><text:span text:style-name="T30">Three Main functions</text:span></text:p>
          </draw:text-box>
        </draw:frame>
        <draw:frame draw:style-name="gr31" draw:text-style-name="P32" draw:layer="layout" svg:width="0.242cm" svg:height="0.242cm" svg:x="2.794cm" svg:y="5.321cm">
          <draw:text-box>
            <text:p text:style-name="P2"><text:span text:style-name="T31">–</text:span></text:p>
          </draw:text-box>
        </draw:frame>
        <draw:frame draw:style-name="gr30" draw:text-style-name="P31" draw:layer="layout" svg:width="10.06cm" svg:height="0.365cm" svg:x="3.634cm" svg:y="5.249cm">
          <draw:text-box>
            <text:p text:style-name="P2"><text:span text:style-name="T30">Domain Registration – Lets you register names such as example.com</text:span></text:p>
          </draw:text-box>
        </draw:frame>
        <draw:frame draw:style-name="gr31" draw:text-style-name="P32" draw:layer="layout" svg:width="0.242cm" svg:height="0.242cm" svg:x="2.794cm" svg:y="6.059cm">
          <draw:text-box>
            <text:p text:style-name="P2"><text:span text:style-name="T31">–</text:span></text:p>
          </draw:text-box>
        </draw:frame>
        <draw:frame draw:style-name="gr30" draw:text-style-name="P31" draw:layer="layout" svg:width="13.045cm" svg:height="0.365cm" svg:x="3.634cm" svg:y="5.986cm">
          <draw:text-box>
            <text:p text:style-name="P2"><text:span text:style-name="T30">DNS Service → Translates friendly domain names like </text:span><text:span text:style-name="T32">www.example.com</text:span><text:span text:style-name="T30"> into IP address </text:span></text:p>
          </draw:text-box>
        </draw:frame>
        <draw:frame draw:style-name="gr31" draw:text-style-name="P32" draw:layer="layout" svg:width="0.242cm" svg:height="0.242cm" svg:x="2.794cm" svg:y="6.792cm">
          <draw:text-box>
            <text:p text:style-name="P2"><text:span text:style-name="T31">–</text:span></text:p>
          </draw:text-box>
        </draw:frame>
        <draw:frame draw:style-name="gr30" draw:text-style-name="P31" draw:layer="layout" svg:width="18.984cm" svg:height="0.365cm" svg:x="3.634cm" svg:y="6.72cm">
          <draw:text-box>
            <text:p text:style-name="P2"><text:span text:style-name="T30">Health Checking → Send automated request over the internet to your application to verify that it reachable, available and functional.</text:span></text:p>
          </draw:text-box>
        </draw:frame>
        <draw:frame draw:style-name="gr29" draw:text-style-name="P30" draw:layer="layout" svg:width="0.144cm" svg:height="0.144cm" svg:x="4.004cm" svg:y="7.481cm">
          <draw:text-box>
            <text:p text:style-name="P2"><text:span text:style-name="T29">●</text:span></text:p>
          </draw:text-box>
        </draw:frame>
        <draw:frame draw:style-name="gr30" draw:text-style-name="P31" draw:layer="layout" svg:width="6.543cm" svg:height="0.365cm" svg:x="4.748cm" svg:y="7.365cm">
          <draw:text-box>
            <text:p text:style-name="P2"><text:span text:style-name="T30">Traffic flow – Send users to the best endpoint</text:span></text:p>
          </draw:text-box>
        </draw:frame>
        <draw:frame draw:style-name="gr29" draw:text-style-name="P30" draw:layer="layout" svg:width="0.144cm" svg:height="0.144cm" svg:x="1.679cm" svg:y="8.31cm">
          <draw:text-box>
            <text:p text:style-name="P2"><text:span text:style-name="T29">●</text:span></text:p>
          </draw:text-box>
        </draw:frame>
        <draw:frame draw:style-name="gr30" draw:text-style-name="P31" draw:layer="layout" svg:width="22.113cm" svg:height="0.365cm" svg:x="2.515cm" svg:y="8.194cm">
          <draw:text-box>
            <text:p text:style-name="P2"><text:span text:style-name="T30">DNS Hosted Zones – Allow the DNS to convert the new create domain into an IP Address ( Route 53 will <text:s/>get propagated to all DNS Servers in the wold()</text:span></text:p>
          </draw:text-box>
        </draw:frame>
        <draw:frame draw:style-name="gr31" draw:text-style-name="P32" draw:layer="layout" svg:width="0.242cm" svg:height="0.242cm" svg:x="2.794cm" svg:y="9.001cm">
          <draw:text-box>
            <text:p text:style-name="P2"><text:span text:style-name="T31">–</text:span></text:p>
          </draw:text-box>
        </draw:frame>
        <draw:frame draw:style-name="gr30" draw:text-style-name="P31" draw:layer="layout" svg:width="4.028cm" svg:height="0.365cm" svg:x="3.634cm" svg:y="8.928cm">
          <draw:text-box>
            <text:p text:style-name="P2"><text:span text:style-name="T30">Select Create Hosted Zone </text:span></text:p>
          </draw:text-box>
        </draw:frame>
        <draw:frame draw:style-name="gr29" draw:text-style-name="P30" draw:layer="layout" svg:width="0.144cm" svg:height="0.144cm" svg:x="4.004cm" svg:y="9.69cm">
          <draw:text-box>
            <text:p text:style-name="P2"><text:span text:style-name="T29">●</text:span></text:p>
          </draw:text-box>
        </draw:frame>
        <draw:frame draw:style-name="gr30" draw:text-style-name="P31" draw:layer="layout" svg:width="4.98cm" svg:height="0.365cm" svg:x="4.748cm" svg:y="9.574cm">
          <draw:text-box>
            <text:p text:style-name="P2"><text:span text:style-name="T30">Add the Domain Name, Comment </text:span></text:p>
          </draw:text-box>
        </draw:frame>
        <draw:frame draw:style-name="gr29" draw:text-style-name="P30" draw:layer="layout" svg:width="0.144cm" svg:height="0.144cm" svg:x="4.004cm" svg:y="10.332cm">
          <draw:text-box>
            <text:p text:style-name="P2"><text:span text:style-name="T29">●</text:span></text:p>
          </draw:text-box>
        </draw:frame>
        <draw:frame draw:style-name="gr30" draw:text-style-name="P31" draw:layer="layout" svg:width="0.819cm" svg:height="0.365cm" svg:x="4.748cm" svg:y="10.216cm">
          <draw:text-box>
            <text:p text:style-name="P2"><text:span text:style-name="T30">Type </text:span></text:p>
          </draw:text-box>
        </draw:frame>
        <draw:frame draw:style-name="gr31" draw:text-style-name="P32" draw:layer="layout" svg:width="0.242cm" svg:height="0.242cm" svg:x="5.306cm" svg:y="10.839cm">
          <draw:text-box>
            <text:p text:style-name="P2"><text:span text:style-name="T31">–</text:span></text:p>
          </draw:text-box>
        </draw:frame>
        <draw:frame draw:style-name="gr30" draw:text-style-name="P31" draw:layer="layout" svg:width="8.702cm" svg:height="0.365cm" svg:x="5.863cm" svg:y="10.766cm">
          <draw:text-box>
            <text:p text:style-name="P2"><text:span text:style-name="T30">public hosted zone – <text:s/>Will resolve to the web server address</text:span></text:p>
          </draw:text-box>
        </draw:frame>
        <draw:frame draw:style-name="gr31" draw:text-style-name="P32" draw:layer="layout" svg:width="0.242cm" svg:height="0.242cm" svg:x="5.306cm" svg:y="11.385cm">
          <draw:text-box>
            <text:p text:style-name="P2"><text:span text:style-name="T31">–</text:span></text:p>
          </draw:text-box>
        </draw:frame>
        <draw:frame draw:style-name="gr30" draw:text-style-name="P31" draw:layer="layout" svg:width="9.133cm" svg:height="0.365cm" svg:x="5.863cm" svg:y="11.316cm">
          <draw:text-box>
            <text:p text:style-name="P2"><text:span text:style-name="T30">Private Hosted Zone for Amazon VPC – <text:s/>works only in the VPC</text:span></text:p>
          </draw:text-box>
        </draw:frame>
        <draw:frame draw:style-name="gr29" draw:text-style-name="P30" draw:layer="layout" svg:width="0.144cm" svg:height="0.144cm" svg:x="4.004cm" svg:y="12.074cm">
          <draw:text-box>
            <text:p text:style-name="P2"><text:span text:style-name="T29">●</text:span></text:p>
          </draw:text-box>
        </draw:frame>
        <draw:frame draw:style-name="gr30" draw:text-style-name="P31" draw:layer="layout" svg:width="2.796cm" svg:height="0.365cm" svg:x="4.748cm" svg:y="11.959cm">
          <draw:text-box>
            <text:p text:style-name="P2"><text:span text:style-name="T30">Create Record Set </text:span></text:p>
          </draw:text-box>
        </draw:frame>
        <draw:frame draw:style-name="gr31" draw:text-style-name="P32" draw:layer="layout" svg:width="0.242cm" svg:height="0.242cm" svg:x="5.306cm" svg:y="12.581cm">
          <draw:text-box>
            <text:p text:style-name="P2"><text:span text:style-name="T31">–</text:span></text:p>
          </draw:text-box>
        </draw:frame>
        <draw:frame draw:style-name="gr30" draw:text-style-name="P31" draw:layer="layout" svg:width="17.139cm" svg:height="0.365cm" svg:x="5.863cm" svg:y="12.509cm">
          <draw:text-box>
            <text:p text:style-name="P2"><text:span text:style-name="T30">Name ( The left prefix before the name ) example advancednetworkingspeciality.com. <text:s/>In the name field would be www</text:span></text:p>
          </draw:text-box>
        </draw:frame>
        <draw:frame draw:style-name="gr31" draw:text-style-name="P32" draw:layer="layout" svg:width="0.242cm" svg:height="0.242cm" svg:x="5.306cm" svg:y="13.132cm">
          <draw:text-box>
            <text:p text:style-name="P2"><text:span text:style-name="T31">–</text:span></text:p>
          </draw:text-box>
        </draw:frame>
        <draw:frame draw:style-name="gr30" draw:text-style-name="P31" draw:layer="layout" svg:width="0.73cm" svg:height="0.365cm" svg:x="5.863cm" svg:y="13.059cm">
          <draw:text-box>
            <text:p text:style-name="P2"><text:span text:style-name="T30">Type</text:span></text:p>
          </draw:text-box>
        </draw:frame>
        <draw:frame draw:style-name="gr29" draw:text-style-name="P30" draw:layer="layout" svg:width="0.144cm" svg:height="0.144cm" svg:x="6.421cm" svg:y="13.634cm">
          <draw:text-box>
            <text:p text:style-name="P2"><text:span text:style-name="T29">●</text:span></text:p>
          </draw:text-box>
        </draw:frame>
        <draw:frame draw:style-name="gr30" draw:text-style-name="P31" draw:layer="layout" svg:width="2.449cm" svg:height="0.365cm" svg:x="6.981cm" svg:y="13.514cm">
          <draw:text-box>
            <text:p text:style-name="P2"><text:span text:style-name="T30">A - IPv4 Address</text:span></text:p>
          </draw:text-box>
        </draw:frame>
        <draw:frame draw:style-name="gr31" draw:text-style-name="P32" draw:layer="layout" svg:width="0.242cm" svg:height="0.242cm" svg:x="5.306cm" svg:y="14.137cm">
          <draw:text-box>
            <text:p text:style-name="P2"><text:span text:style-name="T31">–</text:span></text:p>
          </draw:text-box>
        </draw:frame>
        <draw:frame draw:style-name="gr30" draw:text-style-name="P31" draw:layer="layout" svg:width="0.709cm" svg:height="0.365cm" svg:x="5.863cm" svg:y="14.065cm">
          <draw:text-box>
            <text:p text:style-name="P2"><text:span text:style-name="T30">Alias</text:span></text:p>
          </draw:text-box>
        </draw:frame>
        <draw:frame draw:style-name="gr30" draw:text-style-name="P31" draw:layer="layout" svg:width="1.852cm" svg:height="0.365cm" svg:x="7.045cm" svg:y="14.065cm">
          <draw:text-box>
            <text:p text:style-name="P2"><text:span text:style-name="T30">( select No ) </text:span></text:p>
          </draw:text-box>
        </draw:frame>
        <draw:frame draw:style-name="gr29" draw:text-style-name="P30" draw:layer="layout" svg:width="0.144cm" svg:height="0.144cm" svg:x="6.421cm" svg:y="14.639cm">
          <draw:text-box>
            <text:p text:style-name="P2"><text:span text:style-name="T29">●</text:span></text:p>
          </draw:text-box>
        </draw:frame>
        <draw:frame draw:style-name="gr30" draw:text-style-name="P31" draw:layer="layout" svg:width="14.442cm" svg:height="0.365cm" svg:x="6.981cm" svg:y="14.523cm">
          <draw:text-box>
            <text:p text:style-name="P2"><text:span text:style-name="T30">Value will contain the IP Address of the webserver : 192.0.2.1, 192.0.2.2 ( must own the ip address )</text:span></text:p>
          </draw:text-box>
        </draw:frame>
        <draw:frame draw:style-name="gr31" draw:text-style-name="P32" draw:layer="layout" svg:width="0.242cm" svg:height="0.242cm" svg:x="5.306cm" svg:y="15.143cm">
          <draw:text-box>
            <text:p text:style-name="P2"><text:span text:style-name="T31">–</text:span></text:p>
          </draw:text-box>
        </draw:frame>
        <draw:frame draw:style-name="gr30" draw:text-style-name="P31" draw:layer="layout" svg:width="2.089cm" svg:height="0.365cm" svg:x="5.863cm" svg:y="15.074cm">
          <draw:text-box>
            <text:p text:style-name="P2"><text:span text:style-name="T30">Routing Policy</text:span></text:p>
          </draw:text-box>
        </draw:frame>
      </draw:page>
      <draw:page draw:name="page68"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3.041cm" svg:height="1.737cm" svg:x="7.479cm" svg:y="1.075cm">
          <draw:text-box>
            <text:p text:style-name="P2"><text:span text:style-name="T2">Route 53 and DNS</text:span></text:p>
          </draw:text-box>
        </draw:frame>
        <draw:frame draw:style-name="gr6" draw:text-style-name="P7" draw:layer="layout" svg:width="0.264cm" svg:height="0.264cm" svg:x="2.9cm" svg:y="3.76cm">
          <draw:text-box>
            <text:p text:style-name="P2"><text:span text:style-name="T5">–</text:span></text:p>
          </draw:text-box>
        </draw:frame>
        <draw:frame draw:style-name="gr5" draw:text-style-name="P6" draw:layer="layout" svg:width="22.342cm" svg:height="0.395cm" svg:x="3.799cm" svg:y="3.685cm">
          <draw:text-box>
            <text:p text:style-name="P2"><text:span text:style-name="T4">When a DNS Serve ask for </text:span><text:span text:style-name="T33">www.networkspeciality.com</text:span><text:span text:style-name="T4"> the DNS Servers will know <text:s/>to contact Route 53 and Route 53 will retrive the IP Address</text:span></text:p>
          </draw:text-box>
        </draw:frame>
        <draw:frame draw:style-name="gr4" draw:text-style-name="P5" draw:layer="layout" svg:width="0.158cm" svg:height="0.158cm" svg:x="1.7cm" svg:y="4.702cm">
          <draw:text-box>
            <text:p text:style-name="P2"><text:span text:style-name="T3">●</text:span></text:p>
          </draw:text-box>
        </draw:frame>
        <draw:frame draw:style-name="gr5" draw:text-style-name="P6" draw:layer="layout" svg:width="10.348cm" svg:height="0.395cm" svg:x="2.6cm" svg:y="4.578cm">
          <draw:text-box>
            <text:p text:style-name="P2"><text:span text:style-name="T4">Health Checks can be done in the Hosted Zones or Health Checks</text:span></text:p>
          </draw:text-box>
        </draw:frame>
        <draw:frame draw:style-name="gr6" draw:text-style-name="P7" draw:layer="layout" svg:width="0.264cm" svg:height="0.264cm" svg:x="2.9cm" svg:y="5.446cm">
          <draw:text-box>
            <text:p text:style-name="P2"><text:span text:style-name="T5">–</text:span></text:p>
          </draw:text-box>
        </draw:frame>
        <draw:frame draw:style-name="gr5" draw:text-style-name="P6" draw:layer="layout" svg:width="3.55cm" svg:height="0.395cm" svg:x="3.799cm" svg:y="5.371cm">
          <draw:text-box>
            <text:p text:style-name="P2"><text:span text:style-name="T4">Use the Routing Policy</text:span></text:p>
          </draw:text-box>
        </draw:frame>
        <draw:frame draw:style-name="gr4" draw:text-style-name="P5" draw:layer="layout" svg:width="0.158cm" svg:height="0.158cm" svg:x="4.202cm" svg:y="6.191cm">
          <draw:text-box>
            <text:p text:style-name="P2"><text:span text:style-name="T3">●</text:span></text:p>
          </draw:text-box>
        </draw:frame>
        <draw:frame draw:style-name="gr5" draw:text-style-name="P6" draw:layer="layout" svg:width="1.717cm" svg:height="0.395cm" svg:x="4.999cm" svg:y="6.066cm">
          <draw:text-box>
            <text:p text:style-name="P2"><text:span text:style-name="T4">Selections </text:span></text:p>
          </draw:text-box>
        </draw:frame>
        <draw:frame draw:style-name="gr6" draw:text-style-name="P7" draw:layer="layout" svg:width="0.264cm" svg:height="0.264cm" svg:x="5.599cm" svg:y="6.734cm">
          <draw:text-box>
            <text:p text:style-name="P2"><text:span text:style-name="T5">–</text:span></text:p>
          </draw:text-box>
        </draw:frame>
        <draw:frame draw:style-name="gr5" draw:text-style-name="P6" draw:layer="layout" svg:width="1.166cm" svg:height="0.395cm" svg:x="6.198cm" svg:y="6.659cm">
          <draw:text-box>
            <text:p text:style-name="P2"><text:span text:style-name="T4">Simple </text:span></text:p>
          </draw:text-box>
        </draw:frame>
        <draw:frame draw:style-name="gr6" draw:text-style-name="P7" draw:layer="layout" svg:width="0.264cm" svg:height="0.264cm" svg:x="5.599cm" svg:y="7.33cm">
          <draw:text-box>
            <text:p text:style-name="P2"><text:span text:style-name="T5">–</text:span></text:p>
          </draw:text-box>
        </draw:frame>
        <draw:frame draw:style-name="gr5" draw:text-style-name="P6" draw:layer="layout" svg:width="1.577cm" svg:height="0.395cm" svg:x="6.198cm" svg:y="7.255cm">
          <draw:text-box>
            <text:p text:style-name="P2"><text:span text:style-name="T4">Weighted </text:span></text:p>
          </draw:text-box>
        </draw:frame>
        <draw:frame draw:style-name="gr6" draw:text-style-name="P7" draw:layer="layout" svg:width="0.264cm" svg:height="0.264cm" svg:x="5.599cm" svg:y="7.923cm">
          <draw:text-box>
            <text:p text:style-name="P2"><text:span text:style-name="T5">–</text:span></text:p>
          </draw:text-box>
        </draw:frame>
        <draw:frame draw:style-name="gr5" draw:text-style-name="P6" draw:layer="layout" svg:width="1.234cm" svg:height="0.395cm" svg:x="6.198cm" svg:y="7.848cm">
          <draw:text-box>
            <text:p text:style-name="P2"><text:span text:style-name="T4">Latency</text:span></text:p>
          </draw:text-box>
        </draw:frame>
        <draw:frame draw:style-name="gr6" draw:text-style-name="P7" draw:layer="layout" svg:width="0.264cm" svg:height="0.264cm" svg:x="5.599cm" svg:y="8.516cm">
          <draw:text-box>
            <text:p text:style-name="P2"><text:span text:style-name="T5">–</text:span></text:p>
          </draw:text-box>
        </draw:frame>
        <draw:frame draw:style-name="gr5" draw:text-style-name="P6" draw:layer="layout" svg:width="1.251cm" svg:height="0.395cm" svg:x="6.198cm" svg:y="8.44cm">
          <draw:text-box>
            <text:p text:style-name="P2"><text:span text:style-name="T4">Failover</text:span></text:p>
          </draw:text-box>
        </draw:frame>
        <draw:frame draw:style-name="gr6" draw:text-style-name="P7" draw:layer="layout" svg:width="0.264cm" svg:height="0.264cm" svg:x="5.599cm" svg:y="9.112cm">
          <draw:text-box>
            <text:p text:style-name="P2"><text:span text:style-name="T5">–</text:span></text:p>
          </draw:text-box>
        </draw:frame>
        <draw:frame draw:style-name="gr5" draw:text-style-name="P6" draw:layer="layout" svg:width="1.873cm" svg:height="0.395cm" svg:x="6.198cm" svg:y="9.037cm">
          <draw:text-box>
            <text:p text:style-name="P2"><text:span text:style-name="T4">Geolocation</text:span></text:p>
          </draw:text-box>
        </draw:frame>
        <draw:frame draw:style-name="gr6" draw:text-style-name="P7" draw:layer="layout" svg:width="0.264cm" svg:height="0.264cm" svg:x="5.599cm" svg:y="9.704cm">
          <draw:text-box>
            <text:p text:style-name="P2"><text:span text:style-name="T5">–</text:span></text:p>
          </draw:text-box>
        </draw:frame>
        <draw:frame draw:style-name="gr5" draw:text-style-name="P6" draw:layer="layout" svg:width="2.847cm" svg:height="0.395cm" svg:x="6.198cm" svg:y="9.629cm">
          <draw:text-box>
            <text:p text:style-name="P2"><text:span text:style-name="T4">Multivalue Answer</text:span></text:p>
          </draw:text-box>
        </draw:frame>
      </draw:page>
      <draw:page draw:name="page69"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3.041cm" svg:height="1.737cm" svg:x="7.479cm" svg:y="1.075cm">
          <draw:text-box>
            <text:p text:style-name="P2"><text:span text:style-name="T2">Route 53 and DNS</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5.615cm" svg:height="0.395cm" svg:x="2.6cm" svg:y="3.685cm">
          <draw:text-box>
            <text:p text:style-name="P2"><text:span text:style-name="T4">DNS Traffic to your Web Application</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5.429cm" svg:height="0.395cm" svg:x="3.799cm" svg:y="4.479cm">
          <draw:text-box>
            <text:p text:style-name="P2"><text:span text:style-name="T4">1. User Type in </text:span><text:span text:style-name="T33">www.example.com</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7.22cm" svg:height="0.395cm" svg:x="3.799cm" svg:y="5.273cm">
          <draw:text-box>
            <text:p text:style-name="P2"><text:span text:style-name="T4">2. www.example .com go to the DNS Resolver</text:span></text:p>
          </draw:text-box>
        </draw:frame>
        <draw:frame draw:style-name="gr6" draw:text-style-name="P7" draw:layer="layout" svg:width="0.264cm" svg:height="0.264cm" svg:x="2.9cm" svg:y="6.141cm">
          <draw:text-box>
            <text:p text:style-name="P2"><text:span text:style-name="T5">–</text:span></text:p>
          </draw:text-box>
        </draw:frame>
        <draw:frame draw:style-name="gr5" draw:text-style-name="P6" draw:layer="layout" svg:width="7.165cm" svg:height="0.395cm" svg:x="3.799cm" svg:y="6.066cm">
          <draw:text-box>
            <text:p text:style-name="P2"><text:span text:style-name="T4">3. From the DNS Resolver www.example.com</text:span></text:p>
          </draw:text-box>
        </draw:frame>
        <draw:frame draw:style-name="gr4" draw:text-style-name="P5" draw:layer="layout" svg:width="0.158cm" svg:height="0.158cm" svg:x="4.202cm" svg:y="6.886cm">
          <draw:text-box>
            <text:p text:style-name="P2"><text:span text:style-name="T3">●</text:span></text:p>
          </draw:text-box>
        </draw:frame>
        <draw:frame draw:style-name="gr5" draw:text-style-name="P6" draw:layer="layout" svg:width="17.769cm" svg:height="0.395cm" svg:x="4.999cm" svg:y="6.761cm">
          <draw:text-box>
            <text:p text:style-name="P2"><text:span text:style-name="T4">goes to the DNS Root Name Server since returns <text:s/>the Name Server for the com TLD ( Directs based on the .com )</text:span></text:p>
          </draw:text-box>
        </draw:frame>
        <draw:frame draw:style-name="gr4" draw:text-style-name="P5" draw:layer="layout" svg:width="0.158cm" svg:height="0.158cm" svg:x="4.202cm" svg:y="7.581cm">
          <draw:text-box>
            <text:p text:style-name="P2"><text:span text:style-name="T3">●</text:span></text:p>
          </draw:text-box>
        </draw:frame>
        <draw:frame draw:style-name="gr5" draw:text-style-name="P6" draw:layer="layout" svg:width="20.026cm" svg:height="0.395cm" svg:x="4.999cm" svg:y="7.453cm">
          <draw:text-box>
            <text:p text:style-name="P2"><text:span text:style-name="T4">goes to the Name Server for .com TLD which returns the Route 53 name server ( Who is authoritative for the www.example.com)</text:span></text:p>
          </draw:text-box>
        </draw:frame>
        <draw:frame draw:style-name="gr4" draw:text-style-name="P5" draw:layer="layout" svg:width="0.158cm" svg:height="0.158cm" svg:x="4.202cm" svg:y="8.272cm">
          <draw:text-box>
            <text:p text:style-name="P2"><text:span text:style-name="T3">●</text:span></text:p>
          </draw:text-box>
        </draw:frame>
        <draw:frame draw:style-name="gr5" draw:text-style-name="P6" draw:layer="layout" svg:width="10.302cm" svg:height="0.395cm" svg:x="4.999cm" svg:y="8.148cm">
          <draw:text-box>
            <text:p text:style-name="P2"><text:span text:style-name="T4">goes to the AWS Route 53 name server and return an IP Address </text:span></text:p>
          </draw:text-box>
        </draw:frame>
        <draw:frame draw:style-name="gr6" draw:text-style-name="P7" draw:layer="layout" svg:width="0.264cm" svg:height="0.264cm" svg:x="2.9cm" svg:y="9.016cm">
          <draw:text-box>
            <text:p text:style-name="P2"><text:span text:style-name="T5">–</text:span></text:p>
          </draw:text-box>
        </draw:frame>
        <draw:frame draw:style-name="gr5" draw:text-style-name="P6" draw:layer="layout" svg:width="11.881cm" svg:height="0.395cm" svg:x="3.799cm" svg:y="8.941cm">
          <draw:text-box>
            <text:p text:style-name="P2"><text:span text:style-name="T4">The DNS Resolver returns the IP Address to the application that requested it</text:span></text:p>
          </draw:text-box>
        </draw:frame>
        <draw:frame draw:style-name="gr6" draw:text-style-name="P7" draw:layer="layout" svg:width="0.264cm" svg:height="0.264cm" svg:x="2.9cm" svg:y="9.81cm">
          <draw:text-box>
            <text:p text:style-name="P2"><text:span text:style-name="T5">–</text:span></text:p>
          </draw:text-box>
        </draw:frame>
        <draw:frame draw:style-name="gr5" draw:text-style-name="P6" draw:layer="layout" svg:width="15.221cm" svg:height="0.395cm" svg:x="3.799cm" svg:y="9.735cm">
          <draw:text-box>
            <text:p text:style-name="P2"><text:span text:style-name="T4">The computer retrieves the information from server 192.0.2.44 and the data is returned to the user</text:span></text:p>
          </draw:text-box>
        </draw:frame>
        <draw:frame draw:style-name="gr4" draw:text-style-name="P5" draw:layer="layout" svg:width="0.158cm" svg:height="0.158cm" svg:x="1.7cm" svg:y="10.756cm">
          <draw:text-box>
            <text:p text:style-name="P2"><text:span text:style-name="T3">●</text:span></text:p>
          </draw:text-box>
        </draw:frame>
      </draw:page>
      <draw:page draw:name="page70"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7.601cm" svg:height="1.737cm" svg:x="10.199cm" svg:y="1.075cm">
          <draw:text-box>
            <text:p text:style-name="P2"><text:span text:style-name="T2">Cloud Font</text:span></text:p>
          </draw:text-box>
        </draw:frame>
        <draw:frame draw:style-name="gr8" draw:text-style-name="P9" draw:layer="layout" svg:width="0.154cm" svg:height="0.154cm" svg:x="1.693cm" svg:y="3.805cm">
          <draw:text-box>
            <text:p text:style-name="P2"><text:span text:style-name="T7">●</text:span></text:p>
          </draw:text-box>
        </draw:frame>
        <draw:frame draw:style-name="gr9" draw:text-style-name="P10" draw:layer="layout" svg:width="16.986cm" svg:height="0.386cm" svg:x="2.575cm" svg:y="3.68cm">
          <draw:text-box>
            <text:p text:style-name="P2"><text:span text:style-name="T8">Content delivery network that allows you to store ( cache ) your content at “edge locaitons”all around the world</text:span></text:p>
          </draw:text-box>
        </draw:frame>
        <draw:frame draw:style-name="gr10" draw:text-style-name="P11" draw:layer="layout" svg:width="0.257cm" svg:height="0.257cm" svg:x="2.872cm" svg:y="4.531cm">
          <draw:text-box>
            <text:p text:style-name="P2"><text:span text:style-name="T9">–</text:span></text:p>
          </draw:text-box>
        </draw:frame>
        <draw:frame draw:style-name="gr9" draw:text-style-name="P10" draw:layer="layout" svg:width="18.159cm" svg:height="0.386cm" svg:x="3.754cm" svg:y="4.453cm">
          <draw:text-box>
            <text:p text:style-name="P2"><text:span text:style-name="T8">Allows your customers to access your content more quickly and provides more security especially from DDOS Attacks</text:span></text:p>
          </draw:text-box>
        </draw:frame>
        <draw:frame draw:style-name="gr8" draw:text-style-name="P9" draw:layer="layout" svg:width="0.154cm" svg:height="0.154cm" svg:x="1.693cm" svg:y="5.449cm">
          <draw:text-box>
            <text:p text:style-name="P2"><text:span text:style-name="T7">●</text:span></text:p>
          </draw:text-box>
        </draw:frame>
        <draw:frame draw:style-name="gr9" draw:text-style-name="P10" draw:layer="layout" svg:width="15.797cm" svg:height="0.386cm" svg:x="2.575cm" svg:y="5.324cm">
          <draw:text-box>
            <text:p text:style-name="P2"><text:span text:style-name="T8">Delivers Data, Videos, Applications and Apis to yoru viewers with low latency and high transfer speeds</text:span></text:p>
          </draw:text-box>
        </draw:frame>
        <draw:frame draw:style-name="gr8" draw:text-style-name="P9" draw:layer="layout" svg:width="0.154cm" svg:height="0.154cm" svg:x="1.693cm" svg:y="6.321cm">
          <draw:text-box>
            <text:p text:style-name="P2"><text:span text:style-name="T7">●</text:span></text:p>
          </draw:text-box>
        </draw:frame>
        <draw:frame draw:style-name="gr9" draw:text-style-name="P10" draw:layer="layout" svg:width="3.279cm" svg:height="0.386cm" svg:x="2.575cm" svg:y="6.196cm">
          <draw:text-box>
            <text:p text:style-name="P2"><text:span text:style-name="T8">Integrated with AWS </text:span></text:p>
          </draw:text-box>
        </draw:frame>
        <draw:frame draw:style-name="gr10" draw:text-style-name="P11" draw:layer="layout" svg:width="0.257cm" svg:height="0.257cm" svg:x="2.872cm" svg:y="7.046cm">
          <draw:text-box>
            <text:p text:style-name="P2"><text:span text:style-name="T9">–</text:span></text:p>
          </draw:text-box>
        </draw:frame>
        <draw:frame draw:style-name="gr9" draw:text-style-name="P10" draw:layer="layout" svg:width="12.626cm" svg:height="0.386cm" svg:x="3.754cm" svg:y="6.968cm">
          <draw:text-box>
            <text:p text:style-name="P2"><text:span text:style-name="T8">physical locations and that are directly connected to the AWS global infrastructure</text:span></text:p>
          </draw:text-box>
        </draw:frame>
        <draw:frame draw:style-name="gr10" draw:text-style-name="P11" draw:layer="layout" svg:width="0.257cm" svg:height="0.257cm" svg:x="2.872cm" svg:y="7.818cm">
          <draw:text-box>
            <text:p text:style-name="P2"><text:span text:style-name="T9">–</text:span></text:p>
          </draw:text-box>
        </draw:frame>
        <draw:frame draw:style-name="gr9" draw:text-style-name="P10" draw:layer="layout" svg:width="6.229cm" svg:height="0.386cm" svg:x="3.754cm" svg:y="7.741cm">
          <draw:text-box>
            <text:p text:style-name="P2"><text:span text:style-name="T8">works seemingly with services including </text:span></text:p>
          </draw:text-box>
        </draw:frame>
        <draw:frame draw:style-name="gr10" draw:text-style-name="P11" draw:layer="layout" svg:width="0.257cm" svg:height="0.257cm" svg:x="2.872cm" svg:y="8.591cm">
          <draw:text-box>
            <text:p text:style-name="P2"><text:span text:style-name="T9">–</text:span></text:p>
          </draw:text-box>
        </draw:frame>
        <draw:frame draw:style-name="gr9" draw:text-style-name="P10" draw:layer="layout" svg:width="16.55cm" svg:height="0.386cm" svg:x="3.754cm" svg:y="8.514cm">
          <draw:text-box>
            <text:p text:style-name="P2"><text:span text:style-name="T8">AWS Shield for DDos mitigation, Amazon S3, Elastic Load Balancing or EC2 as origins for your application </text:span></text:p>
          </draw:text-box>
        </draw:frame>
        <draw:frame draw:style-name="gr10" draw:text-style-name="P11" draw:layer="layout" svg:width="0.257cm" svg:height="0.257cm" svg:x="2.872cm" svg:y="9.364cm">
          <draw:text-box>
            <text:p text:style-name="P2"><text:span text:style-name="T9">–</text:span></text:p>
          </draw:text-box>
        </draw:frame>
        <draw:frame draw:style-name="gr9" draw:text-style-name="P10" draw:layer="layout" svg:width="8.663cm" svg:height="0.386cm" svg:x="3.754cm" svg:y="9.29cm">
          <draw:text-box>
            <text:p text:style-name="P2"><text:span text:style-name="T8">AWS Lambda to run custom code close to your viewers </text:span></text:p>
          </draw:text-box>
        </draw:frame>
        <draw:frame draw:style-name="gr8" draw:text-style-name="P9" draw:layer="layout" svg:width="0.154cm" svg:height="0.154cm" svg:x="1.693cm" svg:y="10.282cm">
          <draw:text-box>
            <text:p text:style-name="P2"><text:span text:style-name="T7">●</text:span></text:p>
          </draw:text-box>
        </draw:frame>
        <draw:frame draw:style-name="gr9" draw:text-style-name="P10" draw:layer="layout" svg:width="3.498cm" svg:height="0.386cm" svg:x="2.575cm" svg:y="10.157cm">
          <draw:text-box>
            <text:p text:style-name="P2"><text:span text:style-name="T34">www.infrastrcture.aws</text:span><text:span text:style-name="T8"> </text:span></text:p>
          </draw:text-box>
        </draw:frame>
        <draw:frame draw:style-name="gr10" draw:text-style-name="P11" draw:layer="layout" svg:width="0.257cm" svg:height="0.257cm" svg:x="2.872cm" svg:y="11.008cm">
          <draw:text-box>
            <text:p text:style-name="P2"><text:span text:style-name="T9">–</text:span></text:p>
          </draw:text-box>
        </draw:frame>
        <draw:frame draw:style-name="gr9" draw:text-style-name="P10" draw:layer="layout" svg:width="7.55cm" svg:height="0.386cm" svg:x="3.754cm" svg:y="10.934cm">
          <draw:text-box>
            <text:p text:style-name="P2"><text:span text:style-name="T8">point of presence are Cloud Front edge locations</text:span></text:p>
          </draw:text-box>
        </draw:frame>
        <draw:frame draw:style-name="gr10" draw:text-style-name="P11" draw:layer="layout" svg:width="0.257cm" svg:height="0.257cm" svg:x="2.872cm" svg:y="11.78cm">
          <draw:text-box>
            <text:p text:style-name="P2"><text:span text:style-name="T9">–</text:span></text:p>
          </draw:text-box>
        </draw:frame>
        <draw:frame draw:style-name="gr9" draw:text-style-name="P10" draw:layer="layout" svg:width="12.622cm" svg:height="0.386cm" svg:x="3.754cm" svg:y="11.706cm">
          <draw:text-box>
            <text:p text:style-name="P2"><text:span text:style-name="T8">replicates the data to the Edge Points so the customers don’t have a lot of latency</text:span></text:p>
          </draw:text-box>
        </draw:frame>
        <draw:frame draw:style-name="gr8" draw:text-style-name="P9" draw:layer="layout" svg:width="0.154cm" svg:height="0.154cm" svg:x="1.693cm" svg:y="12.702cm">
          <draw:text-box>
            <text:p text:style-name="P2"><text:span text:style-name="T7">●</text:span></text:p>
          </draw:text-box>
        </draw:frame>
        <draw:frame draw:style-name="gr9" draw:text-style-name="P10" draw:layer="layout" svg:width="24.568cm" svg:height="0.386cm" svg:x="2.575cm" svg:y="12.578cm">
          <draw:text-box>
            <text:p text:style-name="P2"><text:span text:style-name="T8">As the user goes to access the data it pulls the data from the Source Severs and loads at an Edge Location so the next time it loads quickly the following times.</text:span></text:p>
          </draw:text-box>
        </draw:frame>
        <draw:frame draw:style-name="gr8" draw:text-style-name="P9" draw:layer="layout" svg:width="0.154cm" svg:height="0.154cm" svg:x="1.693cm" svg:y="13.574cm">
          <draw:text-box>
            <text:p text:style-name="P2"><text:span text:style-name="T7">●</text:span></text:p>
          </draw:text-box>
        </draw:frame>
        <draw:frame draw:style-name="gr9" draw:text-style-name="P10" draw:layer="layout" svg:width="5.924cm" svg:height="0.386cm" svg:x="2.575cm" svg:y="13.445cm">
          <draw:text-box>
            <text:p text:style-name="P2"><text:span text:style-name="T8">Ddos → Distributed Denial of Services</text:span></text:p>
          </draw:text-box>
        </draw:frame>
        <draw:frame draw:style-name="gr10" draw:text-style-name="P11" draw:layer="layout" svg:width="0.257cm" svg:height="0.257cm" svg:x="2.872cm" svg:y="14.295cm">
          <draw:text-box>
            <text:p text:style-name="P2"><text:span text:style-name="T9">–</text:span></text:p>
          </draw:text-box>
        </draw:frame>
        <draw:frame draw:style-name="gr9" draw:text-style-name="P10" draw:layer="layout" svg:width="15.327cm" svg:height="0.386cm" svg:x="3.754cm" svg:y="14.221cm">
          <draw:text-box>
            <text:p text:style-name="P2"><text:span text:style-name="T8">So much traffic hitting the server ( DNS Server, Applications Servers ) to attempt to crash the syste.</text:span></text:p>
          </draw:text-box>
        </draw:frame>
        <draw:frame draw:style-name="gr10" draw:text-style-name="P11" draw:layer="layout" svg:width="0.257cm" svg:height="0.257cm" svg:x="2.872cm" svg:y="15.068cm">
          <draw:text-box>
            <text:p text:style-name="P2"><text:span text:style-name="T9">–</text:span></text:p>
          </draw:text-box>
        </draw:frame>
        <draw:frame draw:style-name="gr9" draw:text-style-name="P10" draw:layer="layout" svg:width="22.87cm" svg:height="0.386cm" svg:x="3.754cm" svg:y="14.994cm">
          <draw:text-box>
            <text:p text:style-name="P2"><text:span text:style-name="T8">The data is being moved to the Edge Locations menas that the data has been distributed over many different the Ddos has trouble hitting all of them</text:span></text:p>
          </draw:text-box>
        </draw:frame>
      </draw:page>
      <draw:page draw:name="page71"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8.117cm" svg:height="1.737cm" svg:x="9.941cm" svg:y="1.075cm">
          <draw:text-box>
            <text:p text:style-name="P2"><text:span text:style-name="T2">Cloud Front</text:span></text:p>
          </draw:text-box>
        </draw:frame>
        <draw:frame draw:style-name="gr8" draw:text-style-name="P9" draw:layer="layout" svg:width="0.154cm" svg:height="0.154cm" svg:x="1.693cm" svg:y="3.805cm">
          <draw:text-box>
            <text:p text:style-name="P2"><text:span text:style-name="T7">●</text:span></text:p>
          </draw:text-box>
        </draw:frame>
        <draw:frame draw:style-name="gr9" draw:text-style-name="P10" draw:layer="layout" svg:width="16.986cm" svg:height="0.386cm" svg:x="2.575cm" svg:y="3.68cm">
          <draw:text-box>
            <text:p text:style-name="P2"><text:span text:style-name="T8">Content delivery network that allows you to store ( cache ) your content at “edge locaitons”all around the world</text:span></text:p>
          </draw:text-box>
        </draw:frame>
        <draw:frame draw:style-name="gr10" draw:text-style-name="P11" draw:layer="layout" svg:width="0.257cm" svg:height="0.257cm" svg:x="2.872cm" svg:y="4.531cm">
          <draw:text-box>
            <text:p text:style-name="P2"><text:span text:style-name="T9">–</text:span></text:p>
          </draw:text-box>
        </draw:frame>
        <draw:frame draw:style-name="gr9" draw:text-style-name="P10" draw:layer="layout" svg:width="18.159cm" svg:height="0.386cm" svg:x="3.754cm" svg:y="4.453cm">
          <draw:text-box>
            <text:p text:style-name="P2"><text:span text:style-name="T8">Allows your customers to access your content more quickly and provides more security especially from DDOS Attacks</text:span></text:p>
          </draw:text-box>
        </draw:frame>
        <draw:frame draw:style-name="gr8" draw:text-style-name="P9" draw:layer="layout" svg:width="0.154cm" svg:height="0.154cm" svg:x="1.693cm" svg:y="5.449cm">
          <draw:text-box>
            <text:p text:style-name="P2"><text:span text:style-name="T7">●</text:span></text:p>
          </draw:text-box>
        </draw:frame>
        <draw:frame draw:style-name="gr9" draw:text-style-name="P10" draw:layer="layout" svg:width="15.797cm" svg:height="0.386cm" svg:x="2.575cm" svg:y="5.324cm">
          <draw:text-box>
            <text:p text:style-name="P2"><text:span text:style-name="T8">Delivers Data, Videos, Applications and Apis to yoru viewers with low latency and high transfer speeds</text:span></text:p>
          </draw:text-box>
        </draw:frame>
        <draw:frame draw:style-name="gr8" draw:text-style-name="P9" draw:layer="layout" svg:width="0.154cm" svg:height="0.154cm" svg:x="1.693cm" svg:y="6.321cm">
          <draw:text-box>
            <text:p text:style-name="P2"><text:span text:style-name="T7">●</text:span></text:p>
          </draw:text-box>
        </draw:frame>
        <draw:frame draw:style-name="gr9" draw:text-style-name="P10" draw:layer="layout" svg:width="3.279cm" svg:height="0.386cm" svg:x="2.575cm" svg:y="6.196cm">
          <draw:text-box>
            <text:p text:style-name="P2"><text:span text:style-name="T8">Integrated with AWS </text:span></text:p>
          </draw:text-box>
        </draw:frame>
        <draw:frame draw:style-name="gr10" draw:text-style-name="P11" draw:layer="layout" svg:width="0.257cm" svg:height="0.257cm" svg:x="2.872cm" svg:y="7.046cm">
          <draw:text-box>
            <text:p text:style-name="P2"><text:span text:style-name="T9">–</text:span></text:p>
          </draw:text-box>
        </draw:frame>
        <draw:frame draw:style-name="gr9" draw:text-style-name="P10" draw:layer="layout" svg:width="12.626cm" svg:height="0.386cm" svg:x="3.754cm" svg:y="6.968cm">
          <draw:text-box>
            <text:p text:style-name="P2"><text:span text:style-name="T8">physical locations and that are directly connected to the AWS global infrastructure</text:span></text:p>
          </draw:text-box>
        </draw:frame>
        <draw:frame draw:style-name="gr10" draw:text-style-name="P11" draw:layer="layout" svg:width="0.257cm" svg:height="0.257cm" svg:x="2.872cm" svg:y="7.818cm">
          <draw:text-box>
            <text:p text:style-name="P2"><text:span text:style-name="T9">–</text:span></text:p>
          </draw:text-box>
        </draw:frame>
        <draw:frame draw:style-name="gr9" draw:text-style-name="P10" draw:layer="layout" svg:width="6.229cm" svg:height="0.386cm" svg:x="3.754cm" svg:y="7.741cm">
          <draw:text-box>
            <text:p text:style-name="P2"><text:span text:style-name="T8">works seemingly with services including </text:span></text:p>
          </draw:text-box>
        </draw:frame>
        <draw:frame draw:style-name="gr10" draw:text-style-name="P11" draw:layer="layout" svg:width="0.257cm" svg:height="0.257cm" svg:x="2.872cm" svg:y="8.591cm">
          <draw:text-box>
            <text:p text:style-name="P2"><text:span text:style-name="T9">–</text:span></text:p>
          </draw:text-box>
        </draw:frame>
        <draw:frame draw:style-name="gr9" draw:text-style-name="P10" draw:layer="layout" svg:width="16.55cm" svg:height="0.386cm" svg:x="3.754cm" svg:y="8.514cm">
          <draw:text-box>
            <text:p text:style-name="P2"><text:span text:style-name="T8">AWS Shield for DDos mitigation, Amazon S3, Elastic Load Balancing or EC2 as origins for your application </text:span></text:p>
          </draw:text-box>
        </draw:frame>
        <draw:frame draw:style-name="gr10" draw:text-style-name="P11" draw:layer="layout" svg:width="0.257cm" svg:height="0.257cm" svg:x="2.872cm" svg:y="9.364cm">
          <draw:text-box>
            <text:p text:style-name="P2"><text:span text:style-name="T9">–</text:span></text:p>
          </draw:text-box>
        </draw:frame>
        <draw:frame draw:style-name="gr9" draw:text-style-name="P10" draw:layer="layout" svg:width="8.663cm" svg:height="0.386cm" svg:x="3.754cm" svg:y="9.29cm">
          <draw:text-box>
            <text:p text:style-name="P2"><text:span text:style-name="T8">AWS Lambda to run custom code close to your viewers </text:span></text:p>
          </draw:text-box>
        </draw:frame>
        <draw:frame draw:style-name="gr8" draw:text-style-name="P9" draw:layer="layout" svg:width="0.154cm" svg:height="0.154cm" svg:x="1.693cm" svg:y="10.282cm">
          <draw:text-box>
            <text:p text:style-name="P2"><text:span text:style-name="T7">●</text:span></text:p>
          </draw:text-box>
        </draw:frame>
        <draw:frame draw:style-name="gr9" draw:text-style-name="P10" draw:layer="layout" svg:width="3.498cm" svg:height="0.386cm" svg:x="2.575cm" svg:y="10.157cm">
          <draw:text-box>
            <text:p text:style-name="P2"><text:span text:style-name="T34">www.infrastrcture.aws</text:span><text:span text:style-name="T8"> </text:span></text:p>
          </draw:text-box>
        </draw:frame>
        <draw:frame draw:style-name="gr10" draw:text-style-name="P11" draw:layer="layout" svg:width="0.257cm" svg:height="0.257cm" svg:x="2.872cm" svg:y="11.008cm">
          <draw:text-box>
            <text:p text:style-name="P2"><text:span text:style-name="T9">–</text:span></text:p>
          </draw:text-box>
        </draw:frame>
        <draw:frame draw:style-name="gr9" draw:text-style-name="P10" draw:layer="layout" svg:width="7.55cm" svg:height="0.386cm" svg:x="3.754cm" svg:y="10.934cm">
          <draw:text-box>
            <text:p text:style-name="P2"><text:span text:style-name="T8">point of presence are Cloud Front edge locations</text:span></text:p>
          </draw:text-box>
        </draw:frame>
        <draw:frame draw:style-name="gr10" draw:text-style-name="P11" draw:layer="layout" svg:width="0.257cm" svg:height="0.257cm" svg:x="2.872cm" svg:y="11.78cm">
          <draw:text-box>
            <text:p text:style-name="P2"><text:span text:style-name="T9">–</text:span></text:p>
          </draw:text-box>
        </draw:frame>
        <draw:frame draw:style-name="gr9" draw:text-style-name="P10" draw:layer="layout" svg:width="12.622cm" svg:height="0.386cm" svg:x="3.754cm" svg:y="11.706cm">
          <draw:text-box>
            <text:p text:style-name="P2"><text:span text:style-name="T8">replicates the data to the Edge Points so the customers don’t have a lot of latency</text:span></text:p>
          </draw:text-box>
        </draw:frame>
        <draw:frame draw:style-name="gr8" draw:text-style-name="P9" draw:layer="layout" svg:width="0.154cm" svg:height="0.154cm" svg:x="1.693cm" svg:y="12.702cm">
          <draw:text-box>
            <text:p text:style-name="P2"><text:span text:style-name="T7">●</text:span></text:p>
          </draw:text-box>
        </draw:frame>
        <draw:frame draw:style-name="gr9" draw:text-style-name="P10" draw:layer="layout" svg:width="24.568cm" svg:height="0.386cm" svg:x="2.575cm" svg:y="12.578cm">
          <draw:text-box>
            <text:p text:style-name="P2"><text:span text:style-name="T8">As the user goes to access the data it pulls the data from the Source Severs and loads at an Edge Location so the next time it loads quickly the following times.</text:span></text:p>
          </draw:text-box>
        </draw:frame>
        <draw:frame draw:style-name="gr8" draw:text-style-name="P9" draw:layer="layout" svg:width="0.154cm" svg:height="0.154cm" svg:x="1.693cm" svg:y="13.574cm">
          <draw:text-box>
            <text:p text:style-name="P2"><text:span text:style-name="T7">●</text:span></text:p>
          </draw:text-box>
        </draw:frame>
        <draw:frame draw:style-name="gr9" draw:text-style-name="P10" draw:layer="layout" svg:width="5.924cm" svg:height="0.386cm" svg:x="2.575cm" svg:y="13.445cm">
          <draw:text-box>
            <text:p text:style-name="P2"><text:span text:style-name="T8">Ddos → Distributed Denial of Services</text:span></text:p>
          </draw:text-box>
        </draw:frame>
        <draw:frame draw:style-name="gr10" draw:text-style-name="P11" draw:layer="layout" svg:width="0.257cm" svg:height="0.257cm" svg:x="2.872cm" svg:y="14.295cm">
          <draw:text-box>
            <text:p text:style-name="P2"><text:span text:style-name="T9">–</text:span></text:p>
          </draw:text-box>
        </draw:frame>
        <draw:frame draw:style-name="gr9" draw:text-style-name="P10" draw:layer="layout" svg:width="15.327cm" svg:height="0.386cm" svg:x="3.754cm" svg:y="14.221cm">
          <draw:text-box>
            <text:p text:style-name="P2"><text:span text:style-name="T8">So much traffic hitting the server ( DNS Server, Applications Servers ) to attempt to crash the syste.</text:span></text:p>
          </draw:text-box>
        </draw:frame>
        <draw:frame draw:style-name="gr10" draw:text-style-name="P11" draw:layer="layout" svg:width="0.257cm" svg:height="0.257cm" svg:x="2.872cm" svg:y="15.068cm">
          <draw:text-box>
            <text:p text:style-name="P2"><text:span text:style-name="T9">–</text:span></text:p>
          </draw:text-box>
        </draw:frame>
        <draw:frame draw:style-name="gr9" draw:text-style-name="P10" draw:layer="layout" svg:width="22.87cm" svg:height="0.386cm" svg:x="3.754cm" svg:y="14.994cm">
          <draw:text-box>
            <text:p text:style-name="P2"><text:span text:style-name="T8">The data is being moved to the Edge Locations menas that the data has been distributed over many different the Ddos has trouble hitting all of them</text:span></text:p>
          </draw:text-box>
        </draw:frame>
      </draw:page>
      <draw:page draw:name="page72"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7.601cm" svg:height="1.737cm" svg:x="10.199cm" svg:y="1.075cm">
          <draw:text-box>
            <text:p text:style-name="P2"><text:span text:style-name="T2">Cloud Font</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8.058cm" svg:height="0.395cm" svg:x="2.6cm" svg:y="3.685cm">
          <draw:text-box>
            <text:p text:style-name="P2"><text:span text:style-name="T4">Integrated with the infrastructure and AWS Services</text:span></text:p>
          </draw:text-box>
        </draw:frame>
        <draw:frame draw:style-name="gr4" draw:text-style-name="P5" draw:layer="layout" svg:width="0.158cm" svg:height="0.158cm" svg:x="1.7cm" svg:y="4.702cm">
          <draw:text-box>
            <text:p text:style-name="P2"><text:span text:style-name="T3">●</text:span></text:p>
          </draw:text-box>
        </draw:frame>
        <draw:frame draw:style-name="gr5" draw:text-style-name="P6" draw:layer="layout" svg:width="5.082cm" svg:height="0.395cm" svg:x="2.6cm" svg:y="4.578cm">
          <draw:text-box>
            <text:p text:style-name="P2"><text:span text:style-name="T4">Access data cached on webfront</text:span></text:p>
          </draw:text-box>
        </draw:frame>
        <draw:frame draw:style-name="gr6" draw:text-style-name="P7" draw:layer="layout" svg:width="0.264cm" svg:height="0.264cm" svg:x="2.9cm" svg:y="5.446cm">
          <draw:text-box>
            <text:p text:style-name="P2"><text:span text:style-name="T5">–</text:span></text:p>
          </draw:text-box>
        </draw:frame>
        <draw:frame draw:style-name="gr5" draw:text-style-name="P6" draw:layer="layout" svg:width="3.981cm" svg:height="0.395cm" svg:x="3.799cm" svg:y="5.371cm">
          <draw:text-box>
            <text:p text:style-name="P2"><text:span text:style-name="T4">Use does get a web page</text:span></text:p>
          </draw:text-box>
        </draw:frame>
        <draw:frame draw:style-name="gr6" draw:text-style-name="P7" draw:layer="layout" svg:width="0.264cm" svg:height="0.264cm" svg:x="2.9cm" svg:y="6.24cm">
          <draw:text-box>
            <text:p text:style-name="P2"><text:span text:style-name="T5">–</text:span></text:p>
          </draw:text-box>
        </draw:frame>
        <draw:frame draw:style-name="gr5" draw:text-style-name="P6" draw:layer="layout" svg:width="5.37cm" svg:height="0.395cm" svg:x="3.799cm" svg:y="6.165cm">
          <draw:text-box>
            <text:p text:style-name="P2"><text:span text:style-name="T4">The search is directed to Route 53</text:span></text:p>
          </draw:text-box>
        </draw:frame>
        <draw:frame draw:style-name="gr4" draw:text-style-name="P5" draw:layer="layout" svg:width="0.158cm" svg:height="0.158cm" svg:x="4.202cm" svg:y="6.984cm">
          <draw:text-box>
            <text:p text:style-name="P2"><text:span text:style-name="T3">●</text:span></text:p>
          </draw:text-box>
        </draw:frame>
        <draw:frame draw:style-name="gr5" draw:text-style-name="P6" draw:layer="layout" svg:width="14.251cm" svg:height="0.395cm" svg:x="4.999cm" svg:y="6.86cm">
          <draw:text-box>
            <text:p text:style-name="P2"><text:span text:style-name="T4">Within route 53 we have an alias record set that said the web page is an alias for cloud front</text:span></text:p>
          </draw:text-box>
        </draw:frame>
        <draw:frame draw:style-name="gr4" draw:text-style-name="P5" draw:layer="layout" svg:width="0.158cm" svg:height="0.158cm" svg:x="4.202cm" svg:y="7.679cm">
          <draw:text-box>
            <text:p text:style-name="P2"><text:span text:style-name="T3">●</text:span></text:p>
          </draw:text-box>
        </draw:frame>
        <draw:frame draw:style-name="gr5" draw:text-style-name="P6" draw:layer="layout" svg:width="7.956cm" svg:height="0.395cm" svg:x="4.999cm" svg:y="7.555cm">
          <draw:text-box>
            <text:p text:style-name="P2"><text:span text:style-name="T4">The data is cached to the cloud front edge location </text:span></text:p>
          </draw:text-box>
        </draw:frame>
        <draw:frame draw:style-name="gr4" draw:text-style-name="P5" draw:layer="layout" svg:width="0.158cm" svg:height="0.158cm" svg:x="4.202cm" svg:y="8.374cm">
          <draw:text-box>
            <text:p text:style-name="P2"><text:span text:style-name="T3">●</text:span></text:p>
          </draw:text-box>
        </draw:frame>
        <draw:frame draw:style-name="gr5" draw:text-style-name="P6" draw:layer="layout" svg:width="7.686cm" svg:height="0.395cm" svg:x="4.999cm" svg:y="8.246cm">
          <draw:text-box>
            <text:p text:style-name="P2"><text:span text:style-name="T4">The user is directed to a cloud front edge location</text:span></text:p>
          </draw:text-box>
        </draw:frame>
        <draw:frame draw:style-name="gr6" draw:text-style-name="P7" draw:layer="layout" svg:width="0.264cm" svg:height="0.264cm" svg:x="5.599cm" svg:y="8.918cm">
          <draw:text-box>
            <text:p text:style-name="P2"><text:span text:style-name="T5">–</text:span></text:p>
          </draw:text-box>
        </draw:frame>
        <draw:frame draw:style-name="gr5" draw:text-style-name="P6" draw:layer="layout" svg:width="16.211cm" svg:height="0.395cm" svg:x="6.198cm" svg:y="8.843cm">
          <draw:text-box>
            <text:p text:style-name="P2"><text:span text:style-name="T4">If the data is cached there it is returned to the user else it go to the Cloud Front Origin to access the data</text:span></text:p>
          </draw:text-box>
        </draw:frame>
        <draw:frame draw:style-name="gr6" draw:text-style-name="P7" draw:layer="layout" svg:width="0.264cm" svg:height="0.264cm" svg:x="5.599cm" svg:y="9.51cm">
          <draw:text-box>
            <text:p text:style-name="P2"><text:span text:style-name="T5">–</text:span></text:p>
          </draw:text-box>
        </draw:frame>
        <draw:frame draw:style-name="gr5" draw:text-style-name="P6" draw:layer="layout" svg:width="7.753cm" svg:height="0.395cm" svg:x="6.198cm" svg:y="9.435cm">
          <draw:text-box>
            <text:p text:style-name="P2"><text:span text:style-name="T4">ELB, EC2, S3, Lambda can be a cloud front origin</text:span></text:p>
          </draw:text-box>
        </draw:frame>
        <draw:frame draw:style-name="gr6" draw:text-style-name="P7" draw:layer="layout" svg:width="0.264cm" svg:height="0.264cm" svg:x="5.599cm" svg:y="10.107cm">
          <draw:text-box>
            <text:p text:style-name="P2"><text:span text:style-name="T5">–</text:span></text:p>
          </draw:text-box>
        </draw:frame>
        <draw:frame draw:style-name="gr5" draw:text-style-name="P6" draw:layer="layout" svg:width="10.839cm" svg:height="0.395cm" svg:x="6.198cm" svg:y="10.032cm">
          <draw:text-box>
            <text:p text:style-name="P2"><text:span text:style-name="T4">The data is returned to the edge location ( there is an expiration time )</text:span></text:p>
          </draw:text-box>
        </draw:frame>
        <draw:frame draw:style-name="gr4" draw:text-style-name="P5" draw:layer="layout" svg:width="0.158cm" svg:height="0.158cm" svg:x="6.802cm" svg:y="10.65cm">
          <draw:text-box>
            <text:p text:style-name="P2"><text:span text:style-name="T3">●</text:span></text:p>
          </draw:text-box>
        </draw:frame>
        <draw:frame draw:style-name="gr5" draw:text-style-name="P6" draw:layer="layout" svg:width="17.054cm" svg:height="0.395cm" svg:x="7.401cm" svg:y="10.525cm">
          <draw:text-box>
            <text:p text:style-name="P2"><text:span text:style-name="T4">When it expires it is removed from the edge location and the next the the user will go to the Cloud Front Origin</text:span></text:p>
          </draw:text-box>
        </draw:frame>
        <draw:frame draw:style-name="gr4" draw:text-style-name="P5" draw:layer="layout" svg:width="0.158cm" svg:height="0.158cm" svg:x="1.7cm" svg:y="11.542cm">
          <draw:text-box>
            <text:p text:style-name="P2"><text:span text:style-name="T3">●</text:span></text:p>
          </draw:text-box>
        </draw:frame>
        <draw:frame draw:style-name="gr5" draw:text-style-name="P6" draw:layer="layout" svg:width="8.134cm" svg:height="0.395cm" svg:x="2.6cm" svg:y="11.418cm">
          <draw:text-box>
            <text:p text:style-name="P2"><text:span text:style-name="T4">Origin – Source of content set to the Edge Locations</text:span></text:p>
          </draw:text-box>
        </draw:frame>
        <draw:frame draw:style-name="gr4" draw:text-style-name="P5" draw:layer="layout" svg:width="0.158cm" svg:height="0.158cm" svg:x="1.7cm" svg:y="12.438cm">
          <draw:text-box>
            <text:p text:style-name="P2"><text:span text:style-name="T3">●</text:span></text:p>
          </draw:text-box>
        </draw:frame>
        <draw:frame draw:style-name="gr5" draw:text-style-name="P6" draw:layer="layout" svg:width="5.285cm" svg:height="0.395cm" svg:x="2.6cm" svg:y="12.31cm">
          <draw:text-box>
            <text:p text:style-name="P2"><text:span text:style-name="T4">CloudFront is not part of Route 53</text:span></text:p>
          </draw:text-box>
        </draw:frame>
      </draw:page>
      <draw:page draw:name="page73"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5.144cm" svg:height="1.737cm" svg:x="1.429cm" svg:y="1.075cm">
          <draw:text-box>
            <text:p text:style-name="P2"><text:span text:style-name="T2">Monitoring and Logging Notifications</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14.124cm" svg:height="0.395cm" svg:x="2.6cm" svg:y="3.685cm">
          <draw:text-box>
            <text:p text:style-name="P2"><text:span text:style-name="T4">CloudWatch is a service that allows you to monitor <text:s/>various elements of your AWS Account</text:span></text:p>
          </draw:text-box>
        </draw:frame>
        <draw:frame draw:style-name="gr4" draw:text-style-name="P5" draw:layer="layout" svg:width="0.158cm" svg:height="0.158cm" svg:x="1.7cm" svg:y="4.702cm">
          <draw:text-box>
            <text:p text:style-name="P2"><text:span text:style-name="T3">●</text:span></text:p>
          </draw:text-box>
        </draw:frame>
        <draw:frame draw:style-name="gr5" draw:text-style-name="P6" draw:layer="layout" svg:width="15.314cm" svg:height="0.395cm" svg:x="2.6cm" svg:y="4.578cm">
          <draw:text-box>
            <text:p text:style-name="P2"><text:span text:style-name="T4">Collect and track metrics which are variables you can measure for your resources and applications</text:span></text:p>
          </draw:text-box>
        </draw:frame>
        <draw:frame draw:style-name="gr4" draw:text-style-name="P5" draw:layer="layout" svg:width="0.158cm" svg:height="0.158cm" svg:x="1.7cm" svg:y="5.598cm">
          <draw:text-box>
            <text:p text:style-name="P2"><text:span text:style-name="T3">●</text:span></text:p>
          </draw:text-box>
        </draw:frame>
        <draw:frame draw:style-name="gr5" draw:text-style-name="P6" draw:layer="layout" svg:width="20.97cm" svg:height="0.395cm" svg:x="2.6cm" svg:y="5.474cm">
          <draw:text-box>
            <text:p text:style-name="P2"><text:span text:style-name="T4">CloudWatch alarms send notifcations or automatically make changes to the resource you are monitoring based on rules that you define</text:span></text:p>
          </draw:text-box>
        </draw:frame>
        <draw:frame draw:style-name="gr4" draw:text-style-name="P5" draw:layer="layout" svg:width="0.158cm" svg:height="0.158cm" svg:x="1.7cm" svg:y="6.49cm">
          <draw:text-box>
            <text:p text:style-name="P2"><text:span text:style-name="T3">●</text:span></text:p>
          </draw:text-box>
        </draw:frame>
        <draw:frame draw:style-name="gr5" draw:text-style-name="P6" draw:layer="layout" svg:width="10.437cm" svg:height="0.395cm" svg:x="2.6cm" svg:y="6.366cm">
          <draw:text-box>
            <text:p text:style-name="P2"><text:span text:style-name="T4">Found in Services – <text:s/>Management and Governance – Cloud Watch</text:span></text:p>
          </draw:text-box>
        </draw:frame>
        <draw:frame draw:style-name="gr4" draw:text-style-name="P5" draw:layer="layout" svg:width="0.158cm" svg:height="0.158cm" svg:x="1.7cm" svg:y="7.387cm">
          <draw:text-box>
            <text:p text:style-name="P2"><text:span text:style-name="T3">●</text:span></text:p>
          </draw:text-box>
        </draw:frame>
        <draw:frame draw:style-name="gr5" draw:text-style-name="P6" draw:layer="layout" svg:width="3.164cm" svg:height="0.395cm" svg:x="2.6cm" svg:y="7.259cm">
          <draw:text-box>
            <text:p text:style-name="P2"><text:span text:style-name="T4">Create a Dashboard</text:span></text:p>
          </draw:text-box>
        </draw:frame>
        <draw:frame draw:style-name="gr6" draw:text-style-name="P7" draw:layer="layout" svg:width="0.264cm" svg:height="0.264cm" svg:x="2.9cm" svg:y="8.127cm">
          <draw:text-box>
            <text:p text:style-name="P2"><text:span text:style-name="T5">–</text:span></text:p>
          </draw:text-box>
        </draw:frame>
        <draw:frame draw:style-name="gr5" draw:text-style-name="P6" draw:layer="layout" svg:width="2.457cm" svg:height="0.395cm" svg:x="3.799cm" svg:y="8.052cm">
          <draw:text-box>
            <text:p text:style-name="P2"><text:span text:style-name="T4">Provide a name</text:span></text:p>
          </draw:text-box>
        </draw:frame>
        <draw:frame draw:style-name="gr6" draw:text-style-name="P7" draw:layer="layout" svg:width="0.264cm" svg:height="0.264cm" svg:x="2.9cm" svg:y="8.925cm">
          <draw:text-box>
            <text:p text:style-name="P2"><text:span text:style-name="T5">–</text:span></text:p>
          </draw:text-box>
        </draw:frame>
        <draw:frame draw:style-name="gr5" draw:text-style-name="P6" draw:layer="layout" svg:width="10.001cm" svg:height="0.395cm" svg:x="3.799cm" svg:y="8.85cm">
          <draw:text-box>
            <text:p text:style-name="P2"><text:span text:style-name="T4">Pick a view ( Line, Stacked Area, Number, Text, Query Results )</text:span></text:p>
          </draw:text-box>
        </draw:frame>
        <draw:frame draw:style-name="gr6" draw:text-style-name="P7" draw:layer="layout" svg:width="0.264cm" svg:height="0.264cm" svg:x="2.9cm" svg:y="9.718cm">
          <draw:text-box>
            <text:p text:style-name="P2"><text:span text:style-name="T5">–</text:span></text:p>
          </draw:text-box>
        </draw:frame>
        <draw:frame draw:style-name="gr5" draw:text-style-name="P6" draw:layer="layout" svg:width="2.013cm" svg:height="0.395cm" svg:x="3.799cm" svg:y="9.643cm">
          <draw:text-box>
            <text:p text:style-name="P2"><text:span text:style-name="T4">Pick a metric</text:span></text:p>
          </draw:text-box>
        </draw:frame>
        <draw:frame draw:style-name="gr6" draw:text-style-name="P7" draw:layer="layout" svg:width="0.264cm" svg:height="0.264cm" svg:x="2.9cm" svg:y="10.512cm">
          <draw:text-box>
            <text:p text:style-name="P2"><text:span text:style-name="T5">–</text:span></text:p>
          </draw:text-box>
        </draw:frame>
        <draw:frame draw:style-name="gr5" draw:text-style-name="P6" draw:layer="layout" svg:width="2.656cm" svg:height="0.395cm" svg:x="3.799cm" svg:y="10.437cm">
          <draw:text-box>
            <text:p text:style-name="P2"><text:span text:style-name="T4">Save DashBoard</text:span></text:p>
          </draw:text-box>
        </draw:frame>
        <draw:frame draw:style-name="gr4" draw:text-style-name="P5" draw:layer="layout" svg:width="0.158cm" svg:height="0.158cm" svg:x="1.7cm" svg:y="11.454cm">
          <draw:text-box>
            <text:p text:style-name="P2"><text:span text:style-name="T3">●</text:span></text:p>
          </draw:text-box>
        </draw:frame>
        <draw:frame draw:style-name="gr5" draw:text-style-name="P6" draw:layer="layout" svg:width="5.425cm" svg:height="0.395cm" svg:x="2.6cm" svg:y="11.33cm">
          <draw:text-box>
            <text:p text:style-name="P2"><text:span text:style-name="T4">Other items to add the dashboard, </text:span></text:p>
          </draw:text-box>
        </draw:frame>
        <draw:frame draw:style-name="gr6" draw:text-style-name="P7" draw:layer="layout" svg:width="0.264cm" svg:height="0.264cm" svg:x="2.9cm" svg:y="12.199cm">
          <draw:text-box>
            <text:p text:style-name="P2"><text:span text:style-name="T5">–</text:span></text:p>
          </draw:text-box>
        </draw:frame>
        <draw:frame draw:style-name="gr5" draw:text-style-name="P6" draw:layer="layout" svg:width="8.469cm" svg:height="0.395cm" svg:x="3.799cm" svg:y="12.123cm">
          <draw:text-box>
            <text:p text:style-name="P2"><text:span text:style-name="T4">EC2 – Cpu utilization, Status Checks, DiskRead/writes</text:span></text:p>
          </draw:text-box>
        </draw:frame>
        <draw:frame draw:style-name="gr6" draw:text-style-name="P7" draw:layer="layout" svg:width="0.264cm" svg:height="0.264cm" svg:x="2.9cm" svg:y="12.992cm">
          <draw:text-box>
            <text:p text:style-name="P2"><text:span text:style-name="T5">–</text:span></text:p>
          </draw:text-box>
        </draw:frame>
        <draw:frame draw:style-name="gr5" draw:text-style-name="P6" draw:layer="layout" svg:width="5.874cm" svg:height="0.395cm" svg:x="3.799cm" svg:y="12.917cm">
          <draw:text-box>
            <text:p text:style-name="P2"><text:span text:style-name="T4">S3 → Number of objects, Bucket Size</text:span></text:p>
          </draw:text-box>
        </draw:frame>
        <draw:frame draw:style-name="gr6" draw:text-style-name="P7" draw:layer="layout" svg:width="0.264cm" svg:height="0.264cm" svg:x="2.9cm" svg:y="13.786cm">
          <draw:text-box>
            <text:p text:style-name="P2"><text:span text:style-name="T5">–</text:span></text:p>
          </draw:text-box>
        </draw:frame>
        <draw:frame draw:style-name="gr5" draw:text-style-name="P6" draw:layer="layout" svg:width="5.679cm" svg:height="0.395cm" svg:x="3.799cm" svg:y="13.711cm">
          <draw:text-box>
            <text:p text:style-name="P2"><text:span text:style-name="T4">Billing → What about my monthly bill</text:span></text:p>
          </draw:text-box>
        </draw:frame>
      </draw:page>
      <draw:page draw:name="page74"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5.144cm" svg:height="1.737cm" svg:x="1.429cm" svg:y="1.075cm">
          <draw:text-box>
            <text:p text:style-name="P2"><text:span text:style-name="T2">Monitoring and Logging Notifications</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2.847cm" svg:height="0.395cm" svg:x="2.6cm" svg:y="3.685cm">
          <draw:text-box>
            <text:p text:style-name="P2"><text:span text:style-name="T4">Can Setup Alarms</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3.334cm" svg:height="0.395cm" svg:x="3.799cm" svg:y="4.479cm">
          <draw:text-box>
            <text:p text:style-name="P2"><text:span text:style-name="T4">Example billing &gt; 500</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2.517cm" svg:height="0.395cm" svg:x="3.799cm" svg:y="5.273cm">
          <draw:text-box>
            <text:p text:style-name="P2"><text:span text:style-name="T4">Create an alarm</text:span></text:p>
          </draw:text-box>
        </draw:frame>
        <draw:frame draw:style-name="gr4" draw:text-style-name="P5" draw:layer="layout" svg:width="0.158cm" svg:height="0.158cm" svg:x="4.202cm" svg:y="6.092cm">
          <draw:text-box>
            <text:p text:style-name="P2"><text:span text:style-name="T3">●</text:span></text:p>
          </draw:text-box>
        </draw:frame>
        <draw:frame draw:style-name="gr5" draw:text-style-name="P6" draw:layer="layout" svg:width="2.127cm" svg:height="0.395cm" svg:x="4.999cm" svg:y="5.968cm">
          <draw:text-box>
            <text:p text:style-name="P2"><text:span text:style-name="T4">Select Metric </text:span></text:p>
          </draw:text-box>
        </draw:frame>
        <draw:frame draw:style-name="gr4" draw:text-style-name="P5" draw:layer="layout" svg:width="0.158cm" svg:height="0.158cm" svg:x="4.202cm" svg:y="6.783cm">
          <draw:text-box>
            <text:p text:style-name="P2"><text:span text:style-name="T3">●</text:span></text:p>
          </draw:text-box>
        </draw:frame>
        <draw:frame draw:style-name="gr5" draw:text-style-name="P6" draw:layer="layout" svg:width="1.733cm" svg:height="0.395cm" svg:x="4.999cm" svg:y="6.659cm">
          <draw:text-box>
            <text:p text:style-name="P2"><text:span text:style-name="T4">Notification</text:span></text:p>
          </draw:text-box>
        </draw:frame>
        <draw:frame draw:style-name="gr6" draw:text-style-name="P7" draw:layer="layout" svg:width="0.264cm" svg:height="0.264cm" svg:x="5.599cm" svg:y="7.33cm">
          <draw:text-box>
            <text:p text:style-name="P2"><text:span text:style-name="T5">–</text:span></text:p>
          </draw:text-box>
        </draw:frame>
        <draw:frame draw:style-name="gr5" draw:text-style-name="P6" draw:layer="layout" svg:width="3.511cm" svg:height="0.395cm" svg:x="6.198cm" svg:y="7.255cm">
          <draw:text-box>
            <text:p text:style-name="P2"><text:span text:style-name="T4">Removed Notifications</text:span></text:p>
          </draw:text-box>
        </draw:frame>
        <draw:frame draw:style-name="gr6" draw:text-style-name="P7" draw:layer="layout" svg:width="0.264cm" svg:height="0.264cm" svg:x="5.599cm" svg:y="7.923cm">
          <draw:text-box>
            <text:p text:style-name="P2"><text:span text:style-name="T5">–</text:span></text:p>
          </draw:text-box>
        </draw:frame>
        <draw:frame draw:style-name="gr5" draw:text-style-name="P6" draw:layer="layout" svg:width="1.153cm" svg:height="0.395cm" svg:x="6.198cm" svg:y="7.848cm">
          <draw:text-box>
            <text:p text:style-name="P2"><text:span text:style-name="T4">Actions</text:span></text:p>
          </draw:text-box>
        </draw:frame>
        <draw:frame draw:style-name="gr4" draw:text-style-name="P5" draw:layer="layout" svg:width="0.158cm" svg:height="0.158cm" svg:x="6.802cm" svg:y="8.466cm">
          <draw:text-box>
            <text:p text:style-name="P2"><text:span text:style-name="T3">●</text:span></text:p>
          </draw:text-box>
        </draw:frame>
        <draw:frame draw:style-name="gr5" draw:text-style-name="P6" draw:layer="layout" svg:width="2.711cm" svg:height="0.395cm" svg:x="7.401cm" svg:y="8.342cm">
          <draw:text-box>
            <text:p text:style-name="P2"><text:span text:style-name="T4">Stop the instance</text:span></text:p>
          </draw:text-box>
        </draw:frame>
        <draw:frame draw:style-name="gr4" draw:text-style-name="P5" draw:layer="layout" svg:width="0.158cm" svg:height="0.158cm" svg:x="6.802cm" svg:y="8.96cm">
          <draw:text-box>
            <text:p text:style-name="P2"><text:span text:style-name="T3">●</text:span></text:p>
          </draw:text-box>
        </draw:frame>
        <draw:frame draw:style-name="gr5" draw:text-style-name="P6" draw:layer="layout" svg:width="3.63cm" svg:height="0.395cm" svg:x="7.401cm" svg:y="8.836cm">
          <draw:text-box>
            <text:p text:style-name="P2"><text:span text:style-name="T4">Terminate this instance</text:span></text:p>
          </draw:text-box>
        </draw:frame>
        <draw:frame draw:style-name="gr4" draw:text-style-name="P5" draw:layer="layout" svg:width="0.158cm" svg:height="0.158cm" svg:x="6.802cm" svg:y="9.454cm">
          <draw:text-box>
            <text:p text:style-name="P2"><text:span text:style-name="T3">●</text:span></text:p>
          </draw:text-box>
        </draw:frame>
        <draw:frame draw:style-name="gr5" draw:text-style-name="P6" draw:layer="layout" svg:width="3.122cm" svg:height="0.395cm" svg:x="7.401cm" svg:y="9.329cm">
          <draw:text-box>
            <text:p text:style-name="P2"><text:span text:style-name="T4">Reboot the instance</text:span></text:p>
          </draw:text-box>
        </draw:frame>
        <draw:frame draw:style-name="gr4" draw:text-style-name="P5" draw:layer="layout" svg:width="0.158cm" svg:height="0.158cm" svg:x="1.7cm" svg:y="10.35cm">
          <draw:text-box>
            <text:p text:style-name="P2"><text:span text:style-name="T3">●</text:span></text:p>
          </draw:text-box>
        </draw:frame>
        <draw:frame draw:style-name="gr5" draw:text-style-name="P6" draw:layer="layout" svg:width="1.268cm" svg:height="0.395cm" svg:x="2.6cm" svg:y="10.226cm">
          <draw:text-box>
            <text:p text:style-name="P2"><text:span text:style-name="T4">Benefits</text:span></text:p>
          </draw:text-box>
        </draw:frame>
        <draw:frame draw:style-name="gr6" draw:text-style-name="P7" draw:layer="layout" svg:width="0.264cm" svg:height="0.264cm" svg:x="2.9cm" svg:y="11.094cm">
          <draw:text-box>
            <text:p text:style-name="P2"><text:span text:style-name="T5">–</text:span></text:p>
          </draw:text-box>
        </draw:frame>
        <draw:frame draw:style-name="gr5" draw:text-style-name="P6" draw:layer="layout" svg:width="3.05cm" svg:height="0.395cm" svg:x="3.799cm" svg:y="11.019cm">
          <draw:text-box>
            <text:p text:style-name="P2"><text:span text:style-name="T4">Create Dashboards</text:span></text:p>
          </draw:text-box>
        </draw:frame>
        <draw:frame draw:style-name="gr6" draw:text-style-name="P7" draw:layer="layout" svg:width="0.264cm" svg:height="0.264cm" svg:x="2.9cm" svg:y="11.888cm">
          <draw:text-box>
            <text:p text:style-name="P2"><text:span text:style-name="T5">–</text:span></text:p>
          </draw:text-box>
        </draw:frame>
        <draw:frame draw:style-name="gr5" draw:text-style-name="P6" draw:layer="layout" svg:width="5.467cm" svg:height="0.395cm" svg:x="3.799cm" svg:y="11.813cm">
          <draw:text-box>
            <text:p text:style-name="P2"><text:span text:style-name="T4">Create and monitor custom metrics</text:span></text:p>
          </draw:text-box>
        </draw:frame>
        <draw:frame draw:style-name="gr6" draw:text-style-name="P7" draw:layer="layout" svg:width="0.264cm" svg:height="0.264cm" svg:x="2.9cm" svg:y="12.682cm">
          <draw:text-box>
            <text:p text:style-name="P2"><text:span text:style-name="T5">–</text:span></text:p>
          </draw:text-box>
        </draw:frame>
        <draw:frame draw:style-name="gr5" draw:text-style-name="P6" draw:layer="layout" svg:width="4.396cm" svg:height="0.395cm" svg:x="3.799cm" svg:y="12.607cm">
          <draw:text-box>
            <text:p text:style-name="P2"><text:span text:style-name="T4">Create Custom dashboards </text:span></text:p>
          </draw:text-box>
        </draw:frame>
        <draw:frame draw:style-name="gr6" draw:text-style-name="P7" draw:layer="layout" svg:width="0.264cm" svg:height="0.264cm" svg:x="2.9cm" svg:y="13.476cm">
          <draw:text-box>
            <text:p text:style-name="P2"><text:span text:style-name="T5">–</text:span></text:p>
          </draw:text-box>
        </draw:frame>
        <draw:frame draw:style-name="gr5" draw:text-style-name="P6" draw:layer="layout" svg:width="3.647cm" svg:height="0.395cm" svg:x="3.799cm" svg:y="13.401cm">
          <draw:text-box>
            <text:p text:style-name="P2"><text:span text:style-name="T4">Monitor and Store Logs</text:span></text:p>
          </draw:text-box>
        </draw:frame>
        <draw:frame draw:style-name="gr6" draw:text-style-name="P7" draw:layer="layout" svg:width="0.264cm" svg:height="0.264cm" svg:x="2.9cm" svg:y="14.269cm">
          <draw:text-box>
            <text:p text:style-name="P2"><text:span text:style-name="T5">–</text:span></text:p>
          </draw:text-box>
        </draw:frame>
        <draw:frame draw:style-name="gr5" draw:text-style-name="P6" draw:layer="layout" svg:width="9.425cm" svg:height="0.395cm" svg:x="3.799cm" svg:y="14.194cm">
          <draw:text-box>
            <text:p text:style-name="P2"><text:span text:style-name="T4">Set alarms and events ( and trigger actions based on them ) </text:span></text:p>
          </draw:text-box>
        </draw:frame>
        <draw:frame draw:style-name="gr4" draw:text-style-name="P5" draw:layer="layout" svg:width="0.158cm" svg:height="0.158cm" svg:x="1.7cm" svg:y="15.215cm">
          <draw:text-box>
            <text:p text:style-name="P2"><text:span text:style-name="T3">●</text:span></text:p>
          </draw:text-box>
        </draw:frame>
        <draw:frame draw:style-name="gr5" draw:text-style-name="P6" draw:layer="layout" svg:width="13.566cm" svg:height="0.395cm" svg:x="2.6cm" svg:y="15.087cm">
          <draw:text-box>
            <text:p text:style-name="P2"><text:span text:style-name="T4">Insufficient Data → Has not gathered enough data enough information to take an action</text:span></text:p>
          </draw:text-box>
        </draw:frame>
      </draw:page>
      <draw:page draw:name="page75"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7.516cm" svg:height="1.737cm" svg:x="10.283cm" svg:y="1.075cm">
          <draw:text-box>
            <text:p text:style-name="P2"><text:span text:style-name="T2">Cloud Trail</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12.85cm" svg:height="0.395cm" svg:x="2.6cm" svg:y="3.685cm">
          <draw:text-box>
            <text:p text:style-name="P2"><text:span text:style-name="T4">Monitor all actions taken by IAM users in your account and what services they take</text:span></text:p>
          </draw:text-box>
        </draw:frame>
        <draw:frame draw:style-name="gr4" draw:text-style-name="P5" draw:layer="layout" svg:width="0.158cm" svg:height="0.158cm" svg:x="1.7cm" svg:y="4.702cm">
          <draw:text-box>
            <text:p text:style-name="P2"><text:span text:style-name="T3">●</text:span></text:p>
          </draw:text-box>
        </draw:frame>
        <draw:frame draw:style-name="gr5" draw:text-style-name="P6" draw:layer="layout" svg:width="12.596cm" svg:height="0.395cm" svg:x="2.6cm" svg:y="4.578cm">
          <draw:text-box>
            <text:p text:style-name="P2"><text:span text:style-name="T4">Enables governance, compliance, operational, risk auditing of your AWS Account</text:span></text:p>
          </draw:text-box>
        </draw:frame>
        <draw:frame draw:style-name="gr4" draw:text-style-name="P5" draw:layer="layout" svg:width="0.158cm" svg:height="0.158cm" svg:x="1.7cm" svg:y="5.598cm">
          <draw:text-box>
            <text:p text:style-name="P2"><text:span text:style-name="T3">●</text:span></text:p>
          </draw:text-box>
        </draw:frame>
        <draw:frame draw:style-name="gr5" draw:text-style-name="P6" draw:layer="layout" svg:width="24.077cm" svg:height="0.395cm" svg:x="2.6cm" svg:y="5.474cm">
          <draw:text-box>
            <text:p text:style-name="P2"><text:span text:style-name="T4">Provides event history of your AWS Account activity including actions taken throught the AWS Management Console, SDKs, command line tools and AWS </text:span></text:p>
          </draw:text-box>
        </draw:frame>
        <draw:frame draw:style-name="gr5" draw:text-style-name="P6" draw:layer="layout" svg:width="1.352cm" svg:height="0.395cm" svg:x="2.6cm" svg:y="5.865cm">
          <draw:text-box>
            <text:p text:style-name="P2"><text:span text:style-name="T4">Services</text:span></text:p>
          </draw:text-box>
        </draw:frame>
        <draw:frame draw:style-name="gr4" draw:text-style-name="P5" draw:layer="layout" svg:width="0.158cm" svg:height="0.158cm" svg:x="1.7cm" svg:y="6.886cm">
          <draw:text-box>
            <text:p text:style-name="P2"><text:span text:style-name="T3">●</text:span></text:p>
          </draw:text-box>
        </draw:frame>
        <draw:frame draw:style-name="gr5" draw:text-style-name="P6" draw:layer="layout" svg:width="7.245cm" svg:height="0.395cm" svg:x="2.6cm" svg:y="6.761cm">
          <draw:text-box>
            <text:p text:style-name="P2"><text:span text:style-name="T4">Under Management and Governance Services</text:span></text:p>
          </draw:text-box>
        </draw:frame>
        <draw:frame draw:style-name="gr4" draw:text-style-name="P5" draw:layer="layout" svg:width="0.158cm" svg:height="0.158cm" svg:x="1.7cm" svg:y="7.778cm">
          <draw:text-box>
            <text:p text:style-name="P2"><text:span text:style-name="T3">●</text:span></text:p>
          </draw:text-box>
        </draw:frame>
        <draw:frame draw:style-name="gr5" draw:text-style-name="P6" draw:layer="layout" svg:width="10.281cm" svg:height="0.395cm" svg:x="2.6cm" svg:y="7.654cm">
          <draw:text-box>
            <text:p text:style-name="P2"><text:span text:style-name="T4">Simplifies analysis, resource change tracking and trouble shooting</text:span></text:p>
          </draw:text-box>
        </draw:frame>
        <draw:frame draw:style-name="gr4" draw:text-style-name="P5" draw:layer="layout" svg:width="0.158cm" svg:height="0.158cm" svg:x="1.7cm" svg:y="8.674cm">
          <draw:text-box>
            <text:p text:style-name="P2"><text:span text:style-name="T3">●</text:span></text:p>
          </draw:text-box>
        </draw:frame>
        <draw:frame draw:style-name="gr5" draw:text-style-name="P6" draw:layer="layout" svg:width="11.915cm" svg:height="0.395cm" svg:x="2.6cm" svg:y="8.546cm">
          <draw:text-box>
            <text:p text:style-name="P2"><text:span text:style-name="T4">Can give you information on who shutdown the EC2 or who made the bucket</text:span></text:p>
          </draw:text-box>
        </draw:frame>
        <draw:frame draw:style-name="gr4" draw:text-style-name="P5" draw:layer="layout" svg:width="0.158cm" svg:height="0.158cm" svg:x="1.7cm" svg:y="9.567cm">
          <draw:text-box>
            <text:p text:style-name="P2"><text:span text:style-name="T3">●</text:span></text:p>
          </draw:text-box>
        </draw:frame>
        <draw:frame draw:style-name="gr5" draw:text-style-name="P6" draw:layer="layout" svg:width="8.49cm" svg:height="0.395cm" svg:x="2.6cm" svg:y="9.442cm">
          <draw:text-box>
            <text:p text:style-name="P2"><text:span text:style-name="T4">Able to gzip the log files and ptu them into a S3 Bucket</text:span></text:p>
          </draw:text-box>
        </draw:frame>
        <draw:frame draw:style-name="gr6" draw:text-style-name="P7" draw:layer="layout" svg:width="0.264cm" svg:height="0.264cm" svg:x="2.9cm" svg:y="10.311cm">
          <draw:text-box>
            <text:p text:style-name="P2"><text:span text:style-name="T5">–</text:span></text:p>
          </draw:text-box>
        </draw:frame>
        <draw:frame draw:style-name="gr5" draw:text-style-name="P6" draw:layer="layout" svg:width="4.388cm" svg:height="0.395cm" svg:x="3.799cm" svg:y="10.236cm">
          <draw:text-box>
            <text:p text:style-name="P2"><text:span text:style-name="T4">For the Create Trail Window</text:span></text:p>
          </draw:text-box>
        </draw:frame>
        <draw:frame draw:style-name="gr4" draw:text-style-name="P5" draw:layer="layout" svg:width="0.158cm" svg:height="0.158cm" svg:x="4.202cm" svg:y="11.055cm">
          <draw:text-box>
            <text:p text:style-name="P2"><text:span text:style-name="T3">●</text:span></text:p>
          </draw:text-box>
        </draw:frame>
        <draw:frame draw:style-name="gr5" draw:text-style-name="P6" draw:layer="layout" svg:width="1.035cm" svg:height="0.395cm" svg:x="4.999cm" svg:y="10.931cm">
          <draw:text-box>
            <text:p text:style-name="P2"><text:span text:style-name="T4">Name,</text:span></text:p>
          </draw:text-box>
        </draw:frame>
        <draw:frame draw:style-name="gr4" draw:text-style-name="P5" draw:layer="layout" svg:width="0.158cm" svg:height="0.158cm" svg:x="4.202cm" svg:y="11.75cm">
          <draw:text-box>
            <text:p text:style-name="P2"><text:span text:style-name="T3">●</text:span></text:p>
          </draw:text-box>
        </draw:frame>
        <draw:frame draw:style-name="gr5" draw:text-style-name="P6" draw:layer="layout" svg:width="5.188cm" svg:height="0.395cm" svg:x="4.999cm" svg:y="11.623cm">
          <draw:text-box>
            <text:p text:style-name="P2"><text:span text:style-name="T4">Apply to all Regions ( Yes or No )</text:span></text:p>
          </draw:text-box>
        </draw:frame>
        <draw:frame draw:style-name="gr4" draw:text-style-name="P5" draw:layer="layout" svg:width="0.158cm" svg:height="0.158cm" svg:x="4.202cm" svg:y="12.442cm">
          <draw:text-box>
            <text:p text:style-name="P2"><text:span text:style-name="T3">●</text:span></text:p>
          </draw:text-box>
        </draw:frame>
        <draw:frame draw:style-name="gr5" draw:text-style-name="P6" draw:layer="layout" svg:width="9.667cm" svg:height="0.395cm" svg:x="4.999cm" svg:y="12.318cm">
          <draw:text-box>
            <text:p text:style-name="P2"><text:span text:style-name="T4">Management Event – performed on resources of your account</text:span></text:p>
          </draw:text-box>
        </draw:frame>
        <draw:frame draw:style-name="gr6" draw:text-style-name="P7" draw:layer="layout" svg:width="0.264cm" svg:height="0.264cm" svg:x="5.599cm" svg:y="12.989cm">
          <draw:text-box>
            <text:p text:style-name="P2"><text:span text:style-name="T5">–</text:span></text:p>
          </draw:text-box>
        </draw:frame>
        <draw:frame draw:style-name="gr5" draw:text-style-name="P6" draw:layer="layout" svg:width="2.885cm" svg:height="0.395cm" svg:x="6.198cm" svg:y="12.914cm">
          <draw:text-box>
            <text:p text:style-name="P2"><text:span text:style-name="T4">Read, Write, None</text:span></text:p>
          </draw:text-box>
        </draw:frame>
        <draw:frame draw:style-name="gr4" draw:text-style-name="P5" draw:layer="layout" svg:width="0.158cm" svg:height="0.158cm" svg:x="4.202cm" svg:y="13.729cm">
          <draw:text-box>
            <text:p text:style-name="P2"><text:span text:style-name="T3">●</text:span></text:p>
          </draw:text-box>
        </draw:frame>
        <draw:frame draw:style-name="gr5" draw:text-style-name="P6" draw:layer="layout" svg:width="20.8cm" svg:height="0.395cm" svg:x="4.999cm" svg:y="13.605cm">
          <draw:text-box>
            <text:p text:style-name="P2"><text:span text:style-name="T4">Data Events – S3 object level API activity ( ex. GetObject or PutObject ) for individual buckets or for all current and your AWS Account</text:span></text:p>
          </draw:text-box>
        </draw:frame>
        <draw:frame draw:style-name="gr4" draw:text-style-name="P5" draw:layer="layout" svg:width="0.158cm" svg:height="0.158cm" svg:x="4.202cm" svg:y="14.424cm">
          <draw:text-box>
            <text:p text:style-name="P2"><text:span text:style-name="T3">●</text:span></text:p>
          </draw:text-box>
        </draw:frame>
        <draw:frame draw:style-name="gr5" draw:text-style-name="P6" draw:layer="layout" svg:width="9.476cm" svg:height="0.395cm" svg:x="4.999cm" svg:y="14.3cm">
          <draw:text-box>
            <text:p text:style-name="P2"><text:span text:style-name="T4">Storage Location – Create new S3 Location or the S3 Bucket</text:span></text:p>
          </draw:text-box>
        </draw:frame>
      </draw:page>
      <draw:page draw:name="page76"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9.276cm" svg:height="1.737cm" svg:x="4.364cm" svg:y="1.075cm">
          <draw:text-box>
            <text:p text:style-name="P2"><text:span text:style-name="T2">Simple Notification Services</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16.542cm" svg:height="0.395cm" svg:x="2.6cm" svg:y="3.685cm">
          <draw:text-box>
            <text:p text:style-name="P2"><text:span text:style-name="T4">A service that allows you to automate the sending of email or text messages, notifications based on events</text:span></text:p>
          </draw:text-box>
        </draw:frame>
        <draw:frame draw:style-name="gr4" draw:text-style-name="P5" draw:layer="layout" svg:width="0.158cm" svg:height="0.158cm" svg:x="1.7cm" svg:y="4.702cm">
          <draw:text-box>
            <text:p text:style-name="P2"><text:span text:style-name="T3">●</text:span></text:p>
          </draw:text-box>
        </draw:frame>
        <draw:frame draw:style-name="gr5" draw:text-style-name="P6" draw:layer="layout" svg:width="15.2cm" svg:height="0.395cm" svg:x="2.6cm" svg:y="4.578cm">
          <draw:text-box>
            <text:p text:style-name="P2"><text:span text:style-name="T4">Coordinates and manages the delivery of sending of messages to subscribing endpoints or clients</text:span></text:p>
          </draw:text-box>
        </draw:frame>
        <draw:frame draw:style-name="gr6" draw:text-style-name="P7" draw:layer="layout" svg:width="0.264cm" svg:height="0.264cm" svg:x="2.9cm" svg:y="5.446cm">
          <draw:text-box>
            <text:p text:style-name="P2"><text:span text:style-name="T5">–</text:span></text:p>
          </draw:text-box>
        </draw:frame>
        <draw:frame draw:style-name="gr5" draw:text-style-name="P6" draw:layer="layout" svg:width="3.321cm" svg:height="0.395cm" svg:x="3.799cm" svg:y="5.371cm">
          <draw:text-box>
            <text:p text:style-name="P2"><text:span text:style-name="T4">Two Type of clients : </text:span></text:p>
          </draw:text-box>
        </draw:frame>
        <draw:frame draw:style-name="gr4" draw:text-style-name="P5" draw:layer="layout" svg:width="0.158cm" svg:height="0.158cm" svg:x="4.202cm" svg:y="6.191cm">
          <draw:text-box>
            <text:p text:style-name="P2"><text:span text:style-name="T3">●</text:span></text:p>
          </draw:text-box>
        </draw:frame>
        <draw:frame draw:style-name="gr5" draw:text-style-name="P6" draw:layer="layout" svg:width="20.656cm" svg:height="0.395cm" svg:x="4.999cm" svg:y="6.066cm">
          <draw:text-box>
            <text:p text:style-name="P2"><text:span text:style-name="T4">publishers – communicate asynchronously with subscribers by producing and send a message to a topic ( a logical access point and </text:span></text:p>
          </draw:text-box>
        </draw:frame>
        <draw:frame draw:style-name="gr5" draw:text-style-name="P6" draw:layer="layout" svg:width="3.901cm" svg:height="0.395cm" svg:x="4.999cm" svg:y="6.461cm">
          <draw:text-box>
            <text:p text:style-name="P2"><text:span text:style-name="T4">communication channel )</text:span></text:p>
          </draw:text-box>
        </draw:frame>
        <draw:frame draw:style-name="gr4" draw:text-style-name="P5" draw:layer="layout" svg:width="0.158cm" svg:height="0.158cm" svg:x="4.202cm" svg:y="7.281cm">
          <draw:text-box>
            <text:p text:style-name="P2"><text:span text:style-name="T3">●</text:span></text:p>
          </draw:text-box>
        </draw:frame>
        <draw:frame draw:style-name="gr5" draw:text-style-name="P6" draw:layer="layout" svg:width="22.498cm" svg:height="0.395cm" svg:x="4.999cm" svg:y="7.153cm">
          <draw:text-box>
            <text:p text:style-name="P2"><text:span text:style-name="T4">Subscribers ( ex. Web servers, emails addresses, SQS Queues, Lambda functions ) consume or receive the message or notification over one of </text:span></text:p>
          </draw:text-box>
        </draw:frame>
        <draw:frame draw:style-name="gr5" draw:text-style-name="P6" draw:layer="layout" svg:width="17.575cm" svg:height="0.395cm" svg:x="4.999cm" svg:y="7.548cm">
          <draw:text-box>
            <text:p text:style-name="P2"><text:span text:style-name="T4">the supported protocols ( ex. Amazon SQS , HTTP/S, email, SMS, lambda) when they are subscribed to the topic</text:span></text:p>
          </draw:text-box>
        </draw:frame>
        <draw:frame draw:style-name="gr4" draw:text-style-name="P5" draw:layer="layout" svg:width="0.158cm" svg:height="0.158cm" svg:x="1.7cm" svg:y="8.568cm">
          <draw:text-box>
            <text:p text:style-name="P2"><text:span text:style-name="T3">●</text:span></text:p>
          </draw:text-box>
        </draw:frame>
        <draw:frame draw:style-name="gr5" draw:text-style-name="P6" draw:layer="layout" svg:width="1.992cm" svg:height="0.395cm" svg:x="2.6cm" svg:y="8.44cm">
          <draw:text-box>
            <text:p text:style-name="P2"><text:span text:style-name="T4">SNS Service</text:span></text:p>
          </draw:text-box>
        </draw:frame>
        <draw:frame draw:style-name="gr6" draw:text-style-name="P7" draw:layer="layout" svg:width="0.264cm" svg:height="0.264cm" svg:x="2.9cm" svg:y="9.309cm">
          <draw:text-box>
            <text:p text:style-name="P2"><text:span text:style-name="T5">–</text:span></text:p>
          </draw:text-box>
        </draw:frame>
        <draw:frame draw:style-name="gr5" draw:text-style-name="P6" draw:layer="layout" svg:width="5.891cm" svg:height="0.395cm" svg:x="3.799cm" svg:y="9.238cm">
          <draw:text-box>
            <text:p text:style-name="P2"><text:span text:style-name="T4">Create a Topic – Using only the name</text:span></text:p>
          </draw:text-box>
        </draw:frame>
        <draw:frame draw:style-name="gr4" draw:text-style-name="P5" draw:layer="layout" svg:width="0.158cm" svg:height="0.158cm" svg:x="4.202cm" svg:y="10.054cm">
          <draw:text-box>
            <text:p text:style-name="P2"><text:span text:style-name="T3">●</text:span></text:p>
          </draw:text-box>
        </draw:frame>
        <draw:frame draw:style-name="gr5" draw:text-style-name="P6" draw:layer="layout" svg:width="1.035cm" svg:height="0.395cm" svg:x="4.999cm" svg:y="9.929cm">
          <draw:text-box>
            <text:p text:style-name="P2"><text:span text:style-name="T4">Name </text:span></text:p>
          </draw:text-box>
        </draw:frame>
        <draw:frame draw:style-name="gr4" draw:text-style-name="P5" draw:layer="layout" svg:width="0.158cm" svg:height="0.158cm" svg:x="4.202cm" svg:y="10.749cm">
          <draw:text-box>
            <text:p text:style-name="P2"><text:span text:style-name="T3">●</text:span></text:p>
          </draw:text-box>
        </draw:frame>
        <draw:frame draw:style-name="gr5" draw:text-style-name="P6" draw:layer="layout" svg:width="1.661cm" svg:height="0.395cm" svg:x="4.999cm" svg:y="10.624cm">
          <draw:text-box>
            <text:p text:style-name="P2"><text:span text:style-name="T4">Encryption</text:span></text:p>
          </draw:text-box>
        </draw:frame>
        <draw:frame draw:style-name="gr4" draw:text-style-name="P5" draw:layer="layout" svg:width="0.158cm" svg:height="0.158cm" svg:x="4.202cm" svg:y="11.443cm">
          <draw:text-box>
            <text:p text:style-name="P2"><text:span text:style-name="T3">●</text:span></text:p>
          </draw:text-box>
        </draw:frame>
        <draw:frame draw:style-name="gr5" draw:text-style-name="P6" draw:layer="layout" svg:width="2.174cm" svg:height="0.395cm" svg:x="4.999cm" svg:y="11.319cm">
          <draw:text-box>
            <text:p text:style-name="P2"><text:span text:style-name="T4">Access Policy</text:span></text:p>
          </draw:text-box>
        </draw:frame>
        <draw:frame draw:style-name="gr4" draw:text-style-name="P5" draw:layer="layout" svg:width="0.158cm" svg:height="0.158cm" svg:x="4.202cm" svg:y="12.138cm">
          <draw:text-box>
            <text:p text:style-name="P2"><text:span text:style-name="T3">●</text:span></text:p>
          </draw:text-box>
        </draw:frame>
        <draw:frame draw:style-name="gr5" draw:text-style-name="P6" draw:layer="layout" svg:width="3.245cm" svg:height="0.395cm" svg:x="4.999cm" svg:y="12.011cm">
          <draw:text-box>
            <text:p text:style-name="P2"><text:span text:style-name="T4">Delivery Retry Policy</text:span></text:p>
          </draw:text-box>
        </draw:frame>
        <draw:frame draw:style-name="gr4" draw:text-style-name="P5" draw:layer="layout" svg:width="0.158cm" svg:height="0.158cm" svg:x="4.202cm" svg:y="12.83cm">
          <draw:text-box>
            <text:p text:style-name="P2"><text:span text:style-name="T3">●</text:span></text:p>
          </draw:text-box>
        </draw:frame>
        <draw:frame draw:style-name="gr5" draw:text-style-name="P6" draw:layer="layout" svg:width="3.706cm" svg:height="0.395cm" svg:x="4.999cm" svg:y="12.706cm">
          <draw:text-box>
            <text:p text:style-name="P2"><text:span text:style-name="T4">Delivery Status Logging</text:span></text:p>
          </draw:text-box>
        </draw:frame>
        <draw:frame draw:style-name="gr4" draw:text-style-name="P5" draw:layer="layout" svg:width="0.158cm" svg:height="0.158cm" svg:x="4.202cm" svg:y="13.525cm">
          <draw:text-box>
            <text:p text:style-name="P2"><text:span text:style-name="T3">●</text:span></text:p>
          </draw:text-box>
        </draw:frame>
        <draw:frame draw:style-name="gr5" draw:text-style-name="P6" draw:layer="layout" svg:width="0.785cm" svg:height="0.395cm" svg:x="4.999cm" svg:y="13.401cm">
          <draw:text-box>
            <text:p text:style-name="P2"><text:span text:style-name="T4">Tags</text:span></text:p>
          </draw:text-box>
        </draw:frame>
      </draw:page>
      <draw:page draw:name="page77"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9.276cm" svg:height="1.737cm" svg:x="4.364cm" svg:y="1.075cm">
          <draw:text-box>
            <text:p text:style-name="P2"><text:span text:style-name="T2">Simple Notification Services</text:span></text:p>
          </draw:text-box>
        </draw:frame>
        <draw:frame draw:style-name="gr6" draw:text-style-name="P7" draw:layer="layout" svg:width="0.264cm" svg:height="0.264cm" svg:x="2.9cm" svg:y="3.76cm">
          <draw:text-box>
            <text:p text:style-name="P2"><text:span text:style-name="T5">–</text:span></text:p>
          </draw:text-box>
        </draw:frame>
        <draw:frame draw:style-name="gr5" draw:text-style-name="P6" draw:layer="layout" svg:width="3.321cm" svg:height="0.395cm" svg:x="3.799cm" svg:y="3.685cm">
          <draw:text-box>
            <text:p text:style-name="P2"><text:span text:style-name="T4">Create a subscription</text:span></text:p>
          </draw:text-box>
        </draw:frame>
        <draw:frame draw:style-name="gr4" draw:text-style-name="P5" draw:layer="layout" svg:width="0.158cm" svg:height="0.158cm" svg:x="4.202cm" svg:y="4.504cm">
          <draw:text-box>
            <text:p text:style-name="P2"><text:span text:style-name="T3">●</text:span></text:p>
          </draw:text-box>
        </draw:frame>
        <draw:frame draw:style-name="gr5" draw:text-style-name="P6" draw:layer="layout" svg:width="1.505cm" svg:height="0.395cm" svg:x="4.999cm" svg:y="4.376cm">
          <draw:text-box>
            <text:p text:style-name="P2"><text:span text:style-name="T4">Topic Arn</text:span></text:p>
          </draw:text-box>
        </draw:frame>
        <draw:frame draw:style-name="gr4" draw:text-style-name="P5" draw:layer="layout" svg:width="0.158cm" svg:height="0.158cm" svg:x="4.202cm" svg:y="5.196cm">
          <draw:text-box>
            <text:p text:style-name="P2"><text:span text:style-name="T3">●</text:span></text:p>
          </draw:text-box>
        </draw:frame>
        <draw:frame draw:style-name="gr5" draw:text-style-name="P6" draw:layer="layout" svg:width="3.935cm" svg:height="0.395cm" svg:x="4.999cm" svg:y="5.071cm">
          <draw:text-box>
            <text:p text:style-name="P2"><text:span text:style-name="T4">Protocol – example email</text:span></text:p>
          </draw:text-box>
        </draw:frame>
        <draw:frame draw:style-name="gr4" draw:text-style-name="P5" draw:layer="layout" svg:width="0.158cm" svg:height="0.158cm" svg:x="4.202cm" svg:y="5.891cm">
          <draw:text-box>
            <text:p text:style-name="P2"><text:span text:style-name="T3">●</text:span></text:p>
          </draw:text-box>
        </draw:frame>
        <draw:frame draw:style-name="gr5" draw:text-style-name="P6" draw:layer="layout" svg:width="5.378cm" svg:height="0.395cm" svg:x="4.999cm" svg:y="5.766cm">
          <draw:text-box>
            <text:p text:style-name="P2"><text:span text:style-name="T4">Endpoint – example eamil address</text:span></text:p>
          </draw:text-box>
        </draw:frame>
        <draw:frame draw:style-name="gr6" draw:text-style-name="P7" draw:layer="layout" svg:width="0.264cm" svg:height="0.264cm" svg:x="2.9cm" svg:y="6.635cm">
          <draw:text-box>
            <text:p text:style-name="P2"><text:span text:style-name="T5">–</text:span></text:p>
          </draw:text-box>
        </draw:frame>
        <draw:frame draw:style-name="gr5" draw:text-style-name="P6" draw:layer="layout" svg:width="6.932cm" svg:height="0.395cm" svg:x="3.799cm" svg:y="6.56cm">
          <draw:text-box>
            <text:p text:style-name="P2"><text:span text:style-name="T4">Will get an email and need to click to confirm</text:span></text:p>
          </draw:text-box>
        </draw:frame>
        <draw:frame draw:style-name="gr6" draw:text-style-name="P7" draw:layer="layout" svg:width="0.264cm" svg:height="0.264cm" svg:x="2.9cm" svg:y="7.429cm">
          <draw:text-box>
            <text:p text:style-name="P2"><text:span text:style-name="T5">–</text:span></text:p>
          </draw:text-box>
        </draw:frame>
        <draw:frame draw:style-name="gr5" draw:text-style-name="P6" draw:layer="layout" svg:width="5.378cm" svg:height="0.395cm" svg:x="3.799cm" svg:y="7.354cm">
          <draw:text-box>
            <text:p text:style-name="P2"><text:span text:style-name="T4">Cloud Watch Notification Workflow</text:span></text:p>
          </draw:text-box>
        </draw:frame>
        <draw:frame draw:style-name="gr4" draw:text-style-name="P5" draw:layer="layout" svg:width="0.158cm" svg:height="0.158cm" svg:x="4.202cm" svg:y="8.173cm">
          <draw:text-box>
            <text:p text:style-name="P2"><text:span text:style-name="T3">●</text:span></text:p>
          </draw:text-box>
        </draw:frame>
        <draw:frame draw:style-name="gr5" draw:text-style-name="P6" draw:layer="layout" svg:width="4.828cm" svg:height="0.395cm" svg:x="4.999cm" svg:y="8.049cm">
          <draw:text-box>
            <text:p text:style-name="P2"><text:span text:style-name="T4">The EC2 Instance has crashed</text:span></text:p>
          </draw:text-box>
        </draw:frame>
        <draw:frame draw:style-name="gr6" draw:text-style-name="P7" draw:layer="layout" svg:width="0.264cm" svg:height="0.264cm" svg:x="5.599cm" svg:y="8.717cm">
          <draw:text-box>
            <text:p text:style-name="P2"><text:span text:style-name="T5">–</text:span></text:p>
          </draw:text-box>
        </draw:frame>
        <draw:frame draw:style-name="gr5" draw:text-style-name="P6" draw:layer="layout" svg:width="4.612cm" svg:height="0.395cm" svg:x="6.198cm" svg:y="8.642cm">
          <draw:text-box>
            <text:p text:style-name="P2"><text:span text:style-name="T4">Cloudwatch detects the crash</text:span></text:p>
          </draw:text-box>
        </draw:frame>
        <draw:frame draw:style-name="gr6" draw:text-style-name="P7" draw:layer="layout" svg:width="0.264cm" svg:height="0.264cm" svg:x="5.599cm" svg:y="9.309cm">
          <draw:text-box>
            <text:p text:style-name="P2"><text:span text:style-name="T5">–</text:span></text:p>
          </draw:text-box>
        </draw:frame>
        <draw:frame draw:style-name="gr5" draw:text-style-name="P6" draw:layer="layout" svg:width="6.297cm" svg:height="0.395cm" svg:x="6.198cm" svg:y="9.238cm">
          <draw:text-box>
            <text:p text:style-name="P2"><text:span text:style-name="T4">Cloudwatch trigger a CloudWatch <text:s/>alarm</text:span></text:p>
          </draw:text-box>
        </draw:frame>
        <draw:frame draw:style-name="gr6" draw:text-style-name="P7" draw:layer="layout" svg:width="0.264cm" svg:height="0.264cm" svg:x="5.599cm" svg:y="9.905cm">
          <draw:text-box>
            <text:p text:style-name="P2"><text:span text:style-name="T5">–</text:span></text:p>
          </draw:text-box>
        </draw:frame>
        <draw:frame draw:style-name="gr5" draw:text-style-name="P6" draw:layer="layout" svg:width="14.946cm" svg:height="0.395cm" svg:x="6.198cm" svg:y="9.83cm">
          <draw:text-box>
            <text:p text:style-name="P2"><text:span text:style-name="T4">The CW alarm triggers a text message to the system admin with info about the crashed instnace</text:span></text:p>
          </draw:text-box>
        </draw:frame>
        <draw:frame draw:style-name="gr4" draw:text-style-name="P5" draw:layer="layout" svg:width="0.158cm" svg:height="0.158cm" svg:x="1.7cm" svg:y="10.847cm">
          <draw:text-box>
            <text:p text:style-name="P2"><text:span text:style-name="T3">●</text:span></text:p>
          </draw:text-box>
        </draw:frame>
        <draw:frame draw:style-name="gr5" draw:text-style-name="P6" draw:layer="layout" svg:width="12.681cm" svg:height="0.395cm" svg:x="2.6cm" svg:y="10.723cm">
          <draw:text-box>
            <text:p text:style-name="P2"><text:span text:style-name="T4">Topics – How you label and group different endpoints that you send messages to.</text:span></text:p>
          </draw:text-box>
        </draw:frame>
        <draw:frame draw:style-name="gr4" draw:text-style-name="P5" draw:layer="layout" svg:width="0.158cm" svg:height="0.158cm" svg:x="1.7cm" svg:y="11.743cm">
          <draw:text-box>
            <text:p text:style-name="P2"><text:span text:style-name="T3">●</text:span></text:p>
          </draw:text-box>
        </draw:frame>
        <draw:frame draw:style-name="gr5" draw:text-style-name="P6" draw:layer="layout" svg:width="11.69cm" svg:height="0.395cm" svg:x="2.6cm" svg:y="11.619cm">
          <draw:text-box>
            <text:p text:style-name="P2"><text:span text:style-name="T4">Subscriptions – The endpoints that a topic sends messages to ( ex. email ) </text:span></text:p>
          </draw:text-box>
        </draw:frame>
        <draw:frame draw:style-name="gr4" draw:text-style-name="P5" draw:layer="layout" svg:width="0.158cm" svg:height="0.158cm" svg:x="1.7cm" svg:y="12.636cm">
          <draw:text-box>
            <text:p text:style-name="P2"><text:span text:style-name="T3">●</text:span></text:p>
          </draw:text-box>
        </draw:frame>
        <draw:frame draw:style-name="gr5" draw:text-style-name="P6" draw:layer="layout" svg:width="13.909cm" svg:height="0.395cm" svg:x="2.6cm" svg:y="12.512cm">
          <draw:text-box>
            <text:p text:style-name="P2"><text:span text:style-name="T4">Publishers – The human/alarm/event that gives the SNS the messages that needs to sent</text:span></text:p>
          </draw:text-box>
        </draw:frame>
        <draw:frame draw:style-name="gr6" draw:text-style-name="P7" draw:layer="layout" svg:width="0.264cm" svg:height="0.264cm" svg:x="2.9cm" svg:y="13.38cm">
          <draw:text-box>
            <text:p text:style-name="P2"><text:span text:style-name="T5">–</text:span></text:p>
          </draw:text-box>
        </draw:frame>
        <draw:frame draw:style-name="gr5" draw:text-style-name="P6" draw:layer="layout" svg:width="5.713cm" svg:height="0.395cm" svg:x="3.799cm" svg:y="13.305cm">
          <draw:text-box>
            <text:p text:style-name="P2"><text:span text:style-name="T4">Cloud Watch can also be a publisher</text:span></text:p>
          </draw:text-box>
        </draw:frame>
      </draw:page>
      <draw:page draw:name="page78"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9.276cm" svg:height="1.737cm" svg:x="4.364cm" svg:y="0.207cm">
          <draw:text-box>
            <text:p text:style-name="P2"><text:span text:style-name="T2">Simple Notification Services</text:span></text:p>
          </draw:text-box>
        </draw:frame>
        <draw:frame draw:style-name="gr3" draw:text-style-name="P4" draw:layer="layout" svg:width="16.758cm" svg:height="1.737cm" svg:x="5.623cm" svg:y="1.943cm">
          <draw:text-box>
            <text:p text:style-name="P2"><text:span text:style-name="T2">Questions from the Quiz</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1.268cm" svg:height="0.395cm" svg:x="2.6cm" svg:y="3.685cm">
          <draw:text-box>
            <text:p text:style-name="P2"><text:span text:style-name="T4">Benefits</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6.174cm" svg:height="0.395cm" svg:x="3.799cm" svg:y="4.479cm">
          <draw:text-box>
            <text:p text:style-name="P2"><text:span text:style-name="T4">Send automated or manual notifications</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9.637cm" svg:height="0.395cm" svg:x="3.799cm" svg:y="5.273cm">
          <draw:text-box>
            <text:p text:style-name="P2"><text:span text:style-name="T4">Send notification to email, mobile (SMS) and HTTP endpoints </text:span></text:p>
          </draw:text-box>
        </draw:frame>
        <draw:frame draw:style-name="gr6" draw:text-style-name="P7" draw:layer="layout" svg:width="0.264cm" svg:height="0.264cm" svg:x="2.9cm" svg:y="6.141cm">
          <draw:text-box>
            <text:p text:style-name="P2"><text:span text:style-name="T5">–</text:span></text:p>
          </draw:text-box>
        </draw:frame>
        <draw:frame draw:style-name="gr5" draw:text-style-name="P6" draw:layer="layout" svg:width="21.753cm" svg:height="0.395cm" svg:x="3.799cm" svg:y="6.066cm">
          <draw:text-box>
            <text:p text:style-name="P2"><text:span text:style-name="T4">Closely integrates with other AWS Services ( such as Cloud Watch so that alarms, events and actions in your AWS Can trigger notifications)</text:span></text:p>
          </draw:text-box>
        </draw:frame>
        <draw:frame draw:style-name="gr4" draw:text-style-name="P5" draw:layer="layout" svg:width="0.158cm" svg:height="0.158cm" svg:x="1.7cm" svg:y="7.087cm">
          <draw:text-box>
            <text:p text:style-name="P2"><text:span text:style-name="T3">●</text:span></text:p>
          </draw:text-box>
        </draw:frame>
        <draw:frame draw:style-name="gr5" draw:text-style-name="P6" draw:layer="layout" svg:width="1.585cm" svg:height="0.395cm" svg:x="2.6cm" svg:y="6.959cm">
          <draw:text-box>
            <text:p text:style-name="P2"><text:span text:style-name="T4">Questions</text:span></text:p>
          </draw:text-box>
        </draw:frame>
        <draw:frame draw:style-name="gr6" draw:text-style-name="P7" draw:layer="layout" svg:width="0.264cm" svg:height="0.264cm" svg:x="2.9cm" svg:y="7.828cm">
          <draw:text-box>
            <text:p text:style-name="P2"><text:span text:style-name="T5">–</text:span></text:p>
          </draw:text-box>
        </draw:frame>
        <draw:frame draw:style-name="gr5" draw:text-style-name="P6" draw:layer="layout" svg:width="13.223cm" svg:height="0.395cm" svg:x="3.799cm" svg:y="7.753cm">
          <draw:text-box>
            <text:p text:style-name="P2"><text:span text:style-name="T4">Which AWS service is triggered too send a message by a CloudWatch Alarm → SNS</text:span></text:p>
          </draw:text-box>
        </draw:frame>
        <draw:frame draw:style-name="gr6" draw:text-style-name="P7" draw:layer="layout" svg:width="0.264cm" svg:height="0.264cm" svg:x="2.9cm" svg:y="8.621cm">
          <draw:text-box>
            <text:p text:style-name="P2"><text:span text:style-name="T5">–</text:span></text:p>
          </draw:text-box>
        </draw:frame>
        <draw:frame draw:style-name="gr5" draw:text-style-name="P6" draw:layer="layout" svg:width="21.994cm" svg:height="0.395cm" svg:x="3.799cm" svg:y="8.546cm">
          <draw:text-box>
            <text:p text:style-name="P2"><text:span text:style-name="T4">In this scenario, we want to set up a service that will alow for auditing IAM users. <text:s/>Which of the following services would be most appropriate : </text:span></text:p>
          </draw:text-box>
        </draw:frame>
        <draw:frame draw:style-name="gr5" draw:text-style-name="P6" draw:layer="layout" svg:width="1.598cm" svg:height="0.395cm" svg:x="3.799cm" svg:y="8.941cm">
          <draw:text-box>
            <text:p text:style-name="P2"><text:span text:style-name="T4">CloudTrail</text:span></text:p>
          </draw:text-box>
        </draw:frame>
        <draw:frame draw:style-name="gr6" draw:text-style-name="P7" draw:layer="layout" svg:width="0.264cm" svg:height="0.264cm" svg:x="2.9cm" svg:y="9.81cm">
          <draw:text-box>
            <text:p text:style-name="P2"><text:span text:style-name="T5">–</text:span></text:p>
          </draw:text-box>
        </draw:frame>
        <draw:frame draw:style-name="gr5" draw:text-style-name="P6" draw:layer="layout" svg:width="10.539cm" svg:height="0.395cm" svg:x="3.799cm" svg:y="9.735cm">
          <draw:text-box>
            <text:p text:style-name="P2"><text:span text:style-name="T4">The Components of SNS are : Subscribers, Publishers, SNS Topics</text:span></text:p>
          </draw:text-box>
        </draw:frame>
        <draw:frame draw:style-name="gr4" draw:text-style-name="P5" draw:layer="layout" svg:width="0.158cm" svg:height="0.158cm" svg:x="1.7cm" svg:y="10.756cm">
          <draw:text-box>
            <text:p text:style-name="P2"><text:span text:style-name="T3">●</text:span></text:p>
          </draw:text-box>
        </draw:frame>
        <draw:frame draw:style-name="gr5" draw:text-style-name="P6" draw:layer="layout" svg:width="19.738cm" svg:height="0.395cm" svg:x="2.6cm" svg:y="10.631cm">
          <draw:text-box>
            <text:p text:style-name="P2"><text:span text:style-name="T4">AWS Cloud Trail is a service that enables which of the following : Governance, Operational Auditing, Compliance, Risk Auditing</text:span></text:p>
          </draw:text-box>
        </draw:frame>
        <draw:frame draw:style-name="gr4" draw:text-style-name="P5" draw:layer="layout" svg:width="0.158cm" svg:height="0.158cm" svg:x="1.7cm" svg:y="11.648cm">
          <draw:text-box>
            <text:p text:style-name="P2"><text:span text:style-name="T3">●</text:span></text:p>
          </draw:text-box>
        </draw:frame>
        <draw:frame draw:style-name="gr5" draw:text-style-name="P6" draw:layer="layout" svg:width="7.868cm" svg:height="0.395cm" svg:x="2.6cm" svg:y="11.524cm">
          <draw:text-box>
            <text:p text:style-name="P2"><text:span text:style-name="T4">Which service stores log events for CloudTrail : S3</text:span></text:p>
          </draw:text-box>
        </draw:frame>
        <draw:frame draw:style-name="gr4" draw:text-style-name="P5" draw:layer="layout" svg:width="0.158cm" svg:height="0.158cm" svg:x="1.7cm" svg:y="12.544cm">
          <draw:text-box>
            <text:p text:style-name="P2"><text:span text:style-name="T3">●</text:span></text:p>
          </draw:text-box>
        </draw:frame>
        <draw:frame draw:style-name="gr5" draw:text-style-name="P6" draw:layer="layout" svg:width="23.764cm" svg:height="0.395cm" svg:x="2.6cm" svg:y="12.416cm">
          <draw:text-box>
            <text:p text:style-name="P2"><text:span text:style-name="T4">In this scenario, we want ot set up a service that will allow for auditing IAM users. <text:s/>Which of the following services would be most appropriate <text:s/>: CloudTrail</text:span></text:p>
          </draw:text-box>
        </draw:frame>
        <draw:frame draw:style-name="gr4" draw:text-style-name="P5" draw:layer="layout" svg:width="0.158cm" svg:height="0.158cm" svg:x="1.7cm" svg:y="13.437cm">
          <draw:text-box>
            <text:p text:style-name="P2"><text:span text:style-name="T3">●</text:span></text:p>
          </draw:text-box>
        </draw:frame>
        <draw:frame draw:style-name="gr5" draw:text-style-name="P6" draw:layer="layout" svg:width="12.871cm" svg:height="0.395cm" svg:x="2.6cm" svg:y="13.312cm">
          <draw:text-box>
            <text:p text:style-name="P2"><text:span text:style-name="T4">Which AWS service is triggered to send a message by a Cloud Watch Alarm : SNS</text:span></text:p>
          </draw:text-box>
        </draw:frame>
        <draw:frame draw:style-name="gr4" draw:text-style-name="P5" draw:layer="layout" svg:width="0.158cm" svg:height="0.158cm" svg:x="1.7cm" svg:y="14.333cm">
          <draw:text-box>
            <text:p text:style-name="P2"><text:span text:style-name="T3">●</text:span></text:p>
          </draw:text-box>
        </draw:frame>
        <draw:frame draw:style-name="gr5" draw:text-style-name="P6" draw:layer="layout" svg:width="13.536cm" svg:height="0.395cm" svg:x="2.6cm" svg:y="14.205cm">
          <draw:text-box>
            <text:p text:style-name="P2"><text:span text:style-name="T4">By default, which timeframe does CloudWatch provide free analys metrics → 5 minutes</text:span></text:p>
          </draw:text-box>
        </draw:frame>
      </draw:page>
      <draw:page draw:name="page79"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4.792cm" svg:height="1.737cm" svg:x="1.82cm" svg:y="0.207cm">
          <draw:text-box>
            <text:p text:style-name="P2"><text:span text:style-name="T2">Relational Database Service (RDS) </text:span></text:p>
          </draw:text-box>
        </draw:frame>
        <draw:frame draw:style-name="gr3" draw:text-style-name="P4" draw:layer="layout" svg:width="11.402cm" svg:height="1.737cm" svg:x="8.301cm" svg:y="1.943cm">
          <draw:text-box>
            <text:p text:style-name="P2"><text:span text:style-name="T2">and Dynamo DB</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15.725cm" svg:height="0.395cm" svg:x="2.6cm" svg:y="3.685cm">
          <draw:text-box>
            <text:p text:style-name="P2"><text:span text:style-name="T4">RDS – A SQL Database Service that provides a wide range of SQL Database Options to select them.</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9.273cm" svg:height="0.395cm" svg:x="3.799cm" svg:y="4.479cm">
          <draw:text-box>
            <text:p text:style-name="P2"><text:span text:style-name="T4">Setup, Operate and Scale a relational database in the cloud</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4.845cm" svg:height="0.395cm" svg:x="3.799cm" svg:y="5.273cm">
          <draw:text-box>
            <text:p text:style-name="P2"><text:span text:style-name="T4">cost efficient resizable capacity</text:span></text:p>
          </draw:text-box>
        </draw:frame>
        <draw:frame draw:style-name="gr6" draw:text-style-name="P7" draw:layer="layout" svg:width="0.264cm" svg:height="0.264cm" svg:x="2.9cm" svg:y="6.141cm">
          <draw:text-box>
            <text:p text:style-name="P2"><text:span text:style-name="T5">–</text:span></text:p>
          </draw:text-box>
        </draw:frame>
        <draw:frame draw:style-name="gr5" draw:text-style-name="P6" draw:layer="layout" svg:width="10.437cm" svg:height="0.395cm" svg:x="3.799cm" svg:y="6.066cm">
          <draw:text-box>
            <text:p text:style-name="P2"><text:span text:style-name="T4">automates setup, patching, backups time consuming administrative</text:span></text:p>
          </draw:text-box>
        </draw:frame>
        <draw:frame draw:style-name="gr6" draw:text-style-name="P7" draw:layer="layout" svg:width="0.264cm" svg:height="0.264cm" svg:x="2.9cm" svg:y="6.935cm">
          <draw:text-box>
            <text:p text:style-name="P2"><text:span text:style-name="T5">–</text:span></text:p>
          </draw:text-box>
        </draw:frame>
        <draw:frame draw:style-name="gr5" draw:text-style-name="P6" draw:layer="layout" svg:width="15.75cm" svg:height="0.395cm" svg:x="3.799cm" svg:y="6.86cm">
          <draw:text-box>
            <text:p text:style-name="P2"><text:span text:style-name="T4">SQL Options include : Amazon Aurora, MySQL, MariaDB, PostgresSQL, Oracle, Microsoft Sql Server</text:span></text:p>
          </draw:text-box>
        </draw:frame>
        <draw:frame draw:style-name="gr4" draw:text-style-name="P5" draw:layer="layout" svg:width="0.158cm" svg:height="0.158cm" svg:x="1.7cm" svg:y="7.88cm">
          <draw:text-box>
            <text:p text:style-name="P2"><text:span text:style-name="T3">●</text:span></text:p>
          </draw:text-box>
        </draw:frame>
        <draw:frame draw:style-name="gr5" draw:text-style-name="P6" draw:layer="layout" svg:width="4.688cm" svg:height="0.395cm" svg:x="2.6cm" svg:y="7.753cm">
          <draw:text-box>
            <text:p text:style-name="P2"><text:span text:style-name="T4">Services → RDS → Database</text:span></text:p>
          </draw:text-box>
        </draw:frame>
        <draw:frame draw:style-name="gr6" draw:text-style-name="P7" draw:layer="layout" svg:width="0.264cm" svg:height="0.264cm" svg:x="2.9cm" svg:y="8.621cm">
          <draw:text-box>
            <text:p text:style-name="P2"><text:span text:style-name="T5">–</text:span></text:p>
          </draw:text-box>
        </draw:frame>
        <draw:frame draw:style-name="gr5" draw:text-style-name="P6" draw:layer="layout" svg:width="2.948cm" svg:height="0.395cm" svg:x="3.799cm" svg:y="8.546cm">
          <draw:text-box>
            <text:p text:style-name="P2"><text:span text:style-name="T4">Create a Database</text:span></text:p>
          </draw:text-box>
        </draw:frame>
        <draw:frame draw:style-name="gr4" draw:text-style-name="P5" draw:layer="layout" svg:width="0.158cm" svg:height="0.158cm" svg:x="4.202cm" svg:y="9.366cm">
          <draw:text-box>
            <text:p text:style-name="P2"><text:span text:style-name="T3">●</text:span></text:p>
          </draw:text-box>
        </draw:frame>
        <draw:frame draw:style-name="gr5" draw:text-style-name="P6" draw:layer="layout" svg:width="6.623cm" svg:height="0.395cm" svg:x="4.999cm" svg:y="9.241cm">
          <draw:text-box>
            <text:p text:style-name="P2"><text:span text:style-name="T4">Select the Database Type such as MySQL</text:span></text:p>
          </draw:text-box>
        </draw:frame>
        <draw:frame draw:style-name="gr4" draw:text-style-name="P5" draw:layer="layout" svg:width="0.158cm" svg:height="0.158cm" svg:x="4.202cm" svg:y="10.061cm">
          <draw:text-box>
            <text:p text:style-name="P2"><text:span text:style-name="T3">●</text:span></text:p>
          </draw:text-box>
        </draw:frame>
        <draw:frame draw:style-name="gr5" draw:text-style-name="P6" draw:layer="layout" svg:width="2.906cm" svg:height="0.395cm" svg:x="4.999cm" svg:y="9.936cm">
          <draw:text-box>
            <text:p text:style-name="P2"><text:span text:style-name="T4">Specify DB Details</text:span></text:p>
          </draw:text-box>
        </draw:frame>
        <draw:frame draw:style-name="gr6" draw:text-style-name="P7" draw:layer="layout" svg:width="0.264cm" svg:height="0.264cm" svg:x="5.599cm" svg:y="10.604cm">
          <draw:text-box>
            <text:p text:style-name="P2"><text:span text:style-name="T5">–</text:span></text:p>
          </draw:text-box>
        </draw:frame>
        <draw:frame draw:style-name="gr5" draw:text-style-name="P6" draw:layer="layout" svg:width="2.25cm" svg:height="0.395cm" svg:x="6.198cm" svg:y="10.529cm">
          <draw:text-box>
            <text:p text:style-name="P2"><text:span text:style-name="T4">Capacity Type</text:span></text:p>
          </draw:text-box>
        </draw:frame>
        <draw:frame draw:style-name="gr6" draw:text-style-name="P7" draw:layer="layout" svg:width="0.264cm" svg:height="0.264cm" svg:x="5.599cm" svg:y="11.2cm">
          <draw:text-box>
            <text:p text:style-name="P2"><text:span text:style-name="T5">–</text:span></text:p>
          </draw:text-box>
        </draw:frame>
        <draw:frame draw:style-name="gr5" draw:text-style-name="P6" draw:layer="layout" svg:width="3.761cm" svg:height="0.395cm" svg:x="6.198cm" svg:y="11.125cm">
          <draw:text-box>
            <text:p text:style-name="P2"><text:span text:style-name="T4">ex. What kind of engine </text:span></text:p>
          </draw:text-box>
        </draw:frame>
        <draw:frame draw:style-name="gr6" draw:text-style-name="P7" draw:layer="layout" svg:width="0.264cm" svg:height="0.264cm" svg:x="5.599cm" svg:y="11.793cm">
          <draw:text-box>
            <text:p text:style-name="P2"><text:span text:style-name="T5">–</text:span></text:p>
          </draw:text-box>
        </draw:frame>
        <draw:frame draw:style-name="gr5" draw:text-style-name="P6" draw:layer="layout" svg:width="2.961cm" svg:height="0.395cm" svg:x="6.198cm" svg:y="11.718cm">
          <draw:text-box>
            <text:p text:style-name="P2"><text:span text:style-name="T4">DB Engine Version</text:span></text:p>
          </draw:text-box>
        </draw:frame>
        <draw:frame draw:style-name="gr6" draw:text-style-name="P7" draw:layer="layout" svg:width="0.264cm" svg:height="0.264cm" svg:x="5.599cm" svg:y="12.385cm">
          <draw:text-box>
            <text:p text:style-name="P2"><text:span text:style-name="T5">–</text:span></text:p>
          </draw:text-box>
        </draw:frame>
        <draw:frame draw:style-name="gr5" draw:text-style-name="P6" draw:layer="layout" svg:width="2.796cm" svg:height="0.395cm" svg:x="6.198cm" svg:y="12.31cm">
          <draw:text-box>
            <text:p text:style-name="P2"><text:span text:style-name="T4">DB instance class</text:span></text:p>
          </draw:text-box>
        </draw:frame>
        <draw:frame draw:style-name="gr6" draw:text-style-name="P7" draw:layer="layout" svg:width="0.264cm" svg:height="0.264cm" svg:x="5.599cm" svg:y="12.982cm">
          <draw:text-box>
            <text:p text:style-name="P2"><text:span text:style-name="T5">–</text:span></text:p>
          </draw:text-box>
        </draw:frame>
        <draw:frame draw:style-name="gr5" draw:text-style-name="P6" draw:layer="layout" svg:width="5.755cm" svg:height="0.395cm" svg:x="6.198cm" svg:y="12.907cm">
          <draw:text-box>
            <text:p text:style-name="P2"><text:span text:style-name="T4">Multi-AZ deployment ( read replicas )</text:span></text:p>
          </draw:text-box>
        </draw:frame>
        <draw:frame draw:style-name="gr4" draw:text-style-name="P5" draw:layer="layout" svg:width="0.158cm" svg:height="0.158cm" svg:x="4.202cm" svg:y="13.726cm">
          <draw:text-box>
            <text:p text:style-name="P2"><text:span text:style-name="T3">●</text:span></text:p>
          </draw:text-box>
        </draw:frame>
        <draw:frame draw:style-name="gr5" draw:text-style-name="P6" draw:layer="layout" svg:width="1.268cm" svg:height="0.395cm" svg:x="4.999cm" svg:y="13.602cm">
          <draw:text-box>
            <text:p text:style-name="P2"><text:span text:style-name="T4">Settings</text:span></text:p>
          </draw:text-box>
        </draw:frame>
        <draw:frame draw:style-name="gr6" draw:text-style-name="P7" draw:layer="layout" svg:width="0.264cm" svg:height="0.264cm" svg:x="5.599cm" svg:y="14.269cm">
          <draw:text-box>
            <text:p text:style-name="P2"><text:span text:style-name="T5">–</text:span></text:p>
          </draw:text-box>
        </draw:frame>
        <draw:frame draw:style-name="gr5" draw:text-style-name="P6" draw:layer="layout" svg:width="6.754cm" svg:height="0.395cm" svg:x="6.198cm" svg:y="14.194cm">
          <draw:text-box>
            <text:p text:style-name="P2"><text:span text:style-name="T4">name of database and username/password</text:span></text:p>
          </draw:text-box>
        </draw:frame>
      </draw:page>
      <draw:page draw:name="page80"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8.667cm" svg:height="1.737cm" svg:x="4.667cm" svg:y="1.075cm">
          <draw:text-box>
            <text:p text:style-name="P2"><text:span text:style-name="T2">Elastic Cache and Redshift</text:span></text:p>
          </draw:text-box>
        </draw:frame>
        <draw:frame draw:style-name="gr4" draw:text-style-name="P5" draw:layer="layout" svg:width="0.158cm" svg:height="0.158cm" svg:x="1.7cm" svg:y="3.933cm">
          <draw:text-box>
            <text:p text:style-name="P2"><text:span text:style-name="T3">●</text:span></text:p>
          </draw:text-box>
        </draw:frame>
        <draw:frame draw:style-name="gr5" draw:text-style-name="P6" draw:layer="layout" svg:width="12.334cm" svg:height="0.395cm" svg:x="2.6cm" svg:y="3.809cm">
          <draw:text-box>
            <text:p text:style-name="P2"><text:span text:style-name="T4">A data caching service used to improve speed/performance of web applications</text:span></text:p>
          </draw:text-box>
        </draw:frame>
        <draw:frame draw:style-name="gr4" draw:text-style-name="P5" draw:layer="layout" svg:width="0.158cm" svg:height="0.158cm" svg:x="1.7cm" svg:y="4.829cm">
          <draw:text-box>
            <text:p text:style-name="P2"><text:span text:style-name="T3">●</text:span></text:p>
          </draw:text-box>
        </draw:frame>
        <draw:frame draw:style-name="gr5" draw:text-style-name="P6" draw:layer="layout" svg:width="16.377cm" svg:height="0.395cm" svg:x="2.6cm" svg:y="4.705cm">
          <draw:text-box>
            <text:p text:style-name="P2"><text:span text:style-name="T4">A web service that makes it easy to deploy, operate and scale in-memory data store or cache in the cloud</text:span></text:p>
          </draw:text-box>
        </draw:frame>
        <draw:frame draw:style-name="gr4" draw:text-style-name="P5" draw:layer="layout" svg:width="0.158cm" svg:height="0.158cm" svg:x="1.7cm" svg:y="5.721cm">
          <draw:text-box>
            <text:p text:style-name="P2"><text:span text:style-name="T3">●</text:span></text:p>
          </draw:text-box>
        </draw:frame>
        <draw:frame draw:style-name="gr5" draw:text-style-name="P6" draw:layer="layout" svg:width="8.862cm" svg:height="0.395cm" svg:x="2.6cm" svg:y="5.597cm">
          <draw:text-box>
            <text:p text:style-name="P2"><text:span text:style-name="T4">Supports two Open Sources Engines Redis, Memcached</text:span></text:p>
          </draw:text-box>
        </draw:frame>
        <draw:frame draw:style-name="gr4" draw:text-style-name="P5" draw:layer="layout" svg:width="0.158cm" svg:height="0.158cm" svg:x="1.7cm" svg:y="6.617cm">
          <draw:text-box>
            <text:p text:style-name="P2"><text:span text:style-name="T3">●</text:span></text:p>
          </draw:text-box>
        </draw:frame>
        <draw:frame draw:style-name="gr5" draw:text-style-name="P6" draw:layer="layout" svg:width="1.289cm" svg:height="0.395cm" svg:x="2.6cm" svg:y="6.49cm">
          <draw:text-box>
            <text:p text:style-name="P2"><text:span text:style-name="T4">Redshift</text:span></text:p>
          </draw:text-box>
        </draw:frame>
        <draw:frame draw:style-name="gr6" draw:text-style-name="P7" draw:layer="layout" svg:width="0.264cm" svg:height="0.264cm" svg:x="2.9cm" svg:y="7.358cm">
          <draw:text-box>
            <text:p text:style-name="P2"><text:span text:style-name="T5">–</text:span></text:p>
          </draw:text-box>
        </draw:frame>
        <draw:frame draw:style-name="gr5" draw:text-style-name="P6" draw:layer="layout" svg:width="13.426cm" svg:height="0.395cm" svg:x="3.799cm" svg:y="7.283cm">
          <draw:text-box>
            <text:p text:style-name="P2"><text:span text:style-name="T4">A data warehouse database service designed to handle petrabytes of data for analysis</text:span></text:p>
          </draw:text-box>
        </draw:frame>
        <draw:frame draw:style-name="gr6" draw:text-style-name="P7" draw:layer="layout" svg:width="0.264cm" svg:height="0.264cm" svg:x="2.9cm" svg:y="8.156cm">
          <draw:text-box>
            <text:p text:style-name="P2"><text:span text:style-name="T5">–</text:span></text:p>
          </draw:text-box>
        </draw:frame>
        <draw:frame draw:style-name="gr5" draw:text-style-name="P6" draw:layer="layout" svg:width="17.253cm" svg:height="0.395cm" svg:x="3.799cm" svg:y="8.081cm">
          <draw:text-box>
            <text:p text:style-name="P2"><text:span text:style-name="T4">full managed data warehouse allows analyzing of data using SQL and your existing Business Intelligence Tools</text:span></text:p>
          </draw:text-box>
        </draw:frame>
        <draw:frame draw:style-name="gr6" draw:text-style-name="P7" draw:layer="layout" svg:width="0.264cm" svg:height="0.264cm" svg:x="2.9cm" svg:y="8.949cm">
          <draw:text-box>
            <text:p text:style-name="P2"><text:span text:style-name="T5">–</text:span></text:p>
          </draw:text-box>
        </draw:frame>
        <draw:frame draw:style-name="gr5" draw:text-style-name="P6" draw:layer="layout" svg:width="19.962cm" svg:height="0.395cm" svg:x="3.799cm" svg:y="8.874cm">
          <draw:text-box>
            <text:p text:style-name="P2"><text:span text:style-name="T4">Uses sophisticated query optimization, columnar storage on high performance local disks and massively parallel query execution</text:span></text:p>
          </draw:text-box>
        </draw:frame>
      </draw:page>
      <draw:page draw:name="page81"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4.792cm" svg:height="1.737cm" svg:x="1.82cm" svg:y="0.207cm">
          <draw:text-box>
            <text:p text:style-name="P2"><text:span text:style-name="T2">Relational Database Service (RDS) </text:span></text:p>
          </draw:text-box>
        </draw:frame>
        <draw:frame draw:style-name="gr3" draw:text-style-name="P4" draw:layer="layout" svg:width="11.402cm" svg:height="1.737cm" svg:x="8.301cm" svg:y="1.943cm">
          <draw:text-box>
            <text:p text:style-name="P2"><text:span text:style-name="T2">and Dynamo DB</text:span></text:p>
          </draw:text-box>
        </draw:frame>
        <draw:frame draw:style-name="gr4" draw:text-style-name="P5" draw:layer="layout" svg:width="0.158cm" svg:height="0.158cm" svg:x="4.202cm" svg:y="3.809cm">
          <draw:text-box>
            <text:p text:style-name="P2"><text:span text:style-name="T3">●</text:span></text:p>
          </draw:text-box>
        </draw:frame>
        <draw:frame draw:style-name="gr5" draw:text-style-name="P6" draw:layer="layout" svg:width="5.738cm" svg:height="0.395cm" svg:x="4.999cm" svg:y="3.685cm">
          <draw:text-box>
            <text:p text:style-name="P2"><text:span text:style-name="T4">Configure Advance Network Settings</text:span></text:p>
          </draw:text-box>
        </draw:frame>
        <draw:frame draw:style-name="gr6" draw:text-style-name="P7" draw:layer="layout" svg:width="0.264cm" svg:height="0.264cm" svg:x="5.599cm" svg:y="4.353cm">
          <draw:text-box>
            <text:p text:style-name="P2"><text:span text:style-name="T5">–</text:span></text:p>
          </draw:text-box>
        </draw:frame>
        <draw:frame draw:style-name="gr5" draw:text-style-name="P6" draw:layer="layout" svg:width="3.194cm" svg:height="0.395cm" svg:x="6.198cm" svg:y="4.278cm">
          <draw:text-box>
            <text:p text:style-name="P2"><text:span text:style-name="T4">Virtual Private Cloud</text:span></text:p>
          </draw:text-box>
        </draw:frame>
        <draw:frame draw:style-name="gr6" draw:text-style-name="P7" draw:layer="layout" svg:width="0.264cm" svg:height="0.264cm" svg:x="5.599cm" svg:y="4.945cm">
          <draw:text-box>
            <text:p text:style-name="P2"><text:span text:style-name="T5">–</text:span></text:p>
          </draw:text-box>
        </draw:frame>
        <draw:frame draw:style-name="gr5" draw:text-style-name="P6" draw:layer="layout" svg:width="2.186cm" svg:height="0.395cm" svg:x="6.198cm" svg:y="4.87cm">
          <draw:text-box>
            <text:p text:style-name="P2"><text:span text:style-name="T4">Subnet Group</text:span></text:p>
          </draw:text-box>
        </draw:frame>
        <draw:frame draw:style-name="gr6" draw:text-style-name="P7" draw:layer="layout" svg:width="0.264cm" svg:height="0.264cm" svg:x="5.599cm" svg:y="5.542cm">
          <draw:text-box>
            <text:p text:style-name="P2"><text:span text:style-name="T5">–</text:span></text:p>
          </draw:text-box>
        </draw:frame>
        <draw:frame draw:style-name="gr5" draw:text-style-name="P6" draw:layer="layout" svg:width="4.549cm" svg:height="0.395cm" svg:x="6.198cm" svg:y="5.467cm">
          <draw:text-box>
            <text:p text:style-name="P2"><text:span text:style-name="T4">Public Accessibility ( Yes/No)</text:span></text:p>
          </draw:text-box>
        </draw:frame>
        <draw:frame draw:style-name="gr6" draw:text-style-name="P7" draw:layer="layout" svg:width="0.264cm" svg:height="0.264cm" svg:x="5.599cm" svg:y="6.134cm">
          <draw:text-box>
            <text:p text:style-name="P2"><text:span text:style-name="T5">–</text:span></text:p>
          </draw:text-box>
        </draw:frame>
        <draw:frame draw:style-name="gr5" draw:text-style-name="P6" draw:layer="layout" svg:width="3.207cm" svg:height="0.395cm" svg:x="6.198cm" svg:y="6.059cm">
          <draw:text-box>
            <text:p text:style-name="P2"><text:span text:style-name="T4">VPC security groups</text:span></text:p>
          </draw:text-box>
        </draw:frame>
        <draw:frame draw:style-name="gr4" draw:text-style-name="P5" draw:layer="layout" svg:width="0.158cm" svg:height="0.158cm" svg:x="4.202cm" svg:y="6.879cm">
          <draw:text-box>
            <text:p text:style-name="P2"><text:span text:style-name="T3">●</text:span></text:p>
          </draw:text-box>
        </draw:frame>
        <draw:frame draw:style-name="gr5" draw:text-style-name="P6" draw:layer="layout" svg:width="4.506cm" svg:height="0.395cm" svg:x="4.999cm" svg:y="6.754cm">
          <draw:text-box>
            <text:p text:style-name="P2"><text:span text:style-name="T4">Options Related to Database</text:span></text:p>
          </draw:text-box>
        </draw:frame>
        <draw:frame draw:style-name="gr4" draw:text-style-name="P5" draw:layer="layout" svg:width="0.158cm" svg:height="0.158cm" svg:x="4.202cm" svg:y="7.574cm">
          <draw:text-box>
            <text:p text:style-name="P2"><text:span text:style-name="T3">●</text:span></text:p>
          </draw:text-box>
        </draw:frame>
        <draw:frame draw:style-name="gr5" draw:text-style-name="P6" draw:layer="layout" svg:width="1.348cm" svg:height="0.395cm" svg:x="4.999cm" svg:y="7.449cm">
          <draw:text-box>
            <text:p text:style-name="P2"><text:span text:style-name="T4">Failover </text:span></text:p>
          </draw:text-box>
        </draw:frame>
        <draw:frame draw:style-name="gr4" draw:text-style-name="P5" draw:layer="layout" svg:width="0.158cm" svg:height="0.158cm" svg:x="4.202cm" svg:y="8.268cm">
          <draw:text-box>
            <text:p text:style-name="P2"><text:span text:style-name="T3">●</text:span></text:p>
          </draw:text-box>
        </draw:frame>
        <draw:frame draw:style-name="gr5" draw:text-style-name="P6" draw:layer="layout" svg:width="1.175cm" svg:height="0.395cm" svg:x="4.999cm" svg:y="8.141cm">
          <draw:text-box>
            <text:p text:style-name="P2"><text:span text:style-name="T4">Backup</text:span></text:p>
          </draw:text-box>
        </draw:frame>
        <draw:frame draw:style-name="gr4" draw:text-style-name="P5" draw:layer="layout" svg:width="0.158cm" svg:height="0.158cm" svg:x="4.202cm" svg:y="8.96cm">
          <draw:text-box>
            <text:p text:style-name="P2"><text:span text:style-name="T3">●</text:span></text:p>
          </draw:text-box>
        </draw:frame>
        <draw:frame draw:style-name="gr5" draw:text-style-name="P6" draw:layer="layout" svg:width="2.821cm" svg:height="0.395cm" svg:x="4.999cm" svg:y="8.836cm">
          <draw:text-box>
            <text:p text:style-name="P2"><text:span text:style-name="T4">Enable Monitoring</text:span></text:p>
          </draw:text-box>
        </draw:frame>
        <draw:frame draw:style-name="gr4" draw:text-style-name="P5" draw:layer="layout" svg:width="0.158cm" svg:height="0.158cm" svg:x="4.202cm" svg:y="9.655cm">
          <draw:text-box>
            <text:p text:style-name="P2"><text:span text:style-name="T3">●</text:span></text:p>
          </draw:text-box>
        </draw:frame>
        <draw:frame draw:style-name="gr5" draw:text-style-name="P6" draw:layer="layout" svg:width="7.529cm" svg:height="0.395cm" svg:x="4.999cm" svg:y="9.531cm">
          <draw:text-box>
            <text:p text:style-name="P2"><text:span text:style-name="T4">Maintenance – ( Update to new Minor Versions )</text:span></text:p>
          </draw:text-box>
        </draw:frame>
        <draw:frame draw:style-name="gr4" draw:text-style-name="P5" draw:layer="layout" svg:width="0.158cm" svg:height="0.158cm" svg:x="4.202cm" svg:y="10.35cm">
          <draw:text-box>
            <text:p text:style-name="P2"><text:span text:style-name="T3">●</text:span></text:p>
          </draw:text-box>
        </draw:frame>
        <draw:frame draw:style-name="gr5" draw:text-style-name="P6" draw:layer="layout" svg:width="2.69cm" svg:height="0.395cm" svg:x="4.999cm" svg:y="10.226cm">
          <draw:text-box>
            <text:p text:style-name="P2"><text:span text:style-name="T4">Delete Protection</text:span></text:p>
          </draw:text-box>
        </draw:frame>
        <draw:frame draw:style-name="gr6" draw:text-style-name="P7" draw:layer="layout" svg:width="0.264cm" svg:height="0.264cm" svg:x="2.9cm" svg:y="11.094cm">
          <draw:text-box>
            <text:p text:style-name="P2"><text:span text:style-name="T5">–</text:span></text:p>
          </draw:text-box>
        </draw:frame>
        <draw:frame draw:style-name="gr5" draw:text-style-name="P6" draw:layer="layout" svg:width="9.9cm" svg:height="0.395cm" svg:x="3.799cm" svg:y="11.019cm">
          <draw:text-box>
            <text:p text:style-name="P2"><text:span text:style-name="T4">Advantages – Select the hardware, but don’t need to manage it.</text:span></text:p>
          </draw:text-box>
        </draw:frame>
        <draw:frame draw:style-name="gr6" draw:text-style-name="P7" draw:layer="layout" svg:width="0.264cm" svg:height="0.264cm" svg:x="2.9cm" svg:y="11.888cm">
          <draw:text-box>
            <text:p text:style-name="P2"><text:span text:style-name="T5">–</text:span></text:p>
          </draw:text-box>
        </draw:frame>
        <draw:frame draw:style-name="gr5" draw:text-style-name="P6" draw:layer="layout" svg:width="23.785cm" svg:height="0.395cm" svg:x="3.799cm" svg:y="11.813cm">
          <draw:text-box>
            <text:p text:style-name="P2"><text:span text:style-name="T4">If you need more control over deploying a database then might want to install your own database directly onto an EC2 instance and <text:s/>have full control and </text:span></text:p>
          </draw:text-box>
        </draw:frame>
        <draw:frame draw:style-name="gr5" draw:text-style-name="P6" draw:layer="layout" svg:width="5.755cm" svg:height="0.395cm" svg:x="3.799cm" svg:y="12.205cm">
          <draw:text-box>
            <text:p text:style-name="P2"><text:span text:style-name="T4">responsibility for updates and scaling</text:span></text:p>
          </draw:text-box>
        </draw:frame>
      </draw:page>
      <draw:page draw:name="page82"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4.792cm" svg:height="1.737cm" svg:x="1.82cm" svg:y="0.207cm">
          <draw:text-box>
            <text:p text:style-name="P2"><text:span text:style-name="T2">Relational Database Service (RDS) </text:span></text:p>
          </draw:text-box>
        </draw:frame>
        <draw:frame draw:style-name="gr3" draw:text-style-name="P4" draw:layer="layout" svg:width="11.402cm" svg:height="1.737cm" svg:x="8.301cm" svg:y="1.943cm">
          <draw:text-box>
            <text:p text:style-name="P2"><text:span text:style-name="T2">and Dynamo DB</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12.592cm" svg:height="0.395cm" svg:x="2.6cm" svg:y="3.685cm">
          <draw:text-box>
            <text:p text:style-name="P2"><text:span text:style-name="T4">DyamoDB is a NoSQL database service does not provide4 other NoSQL Options</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8.511cm" svg:height="0.395cm" svg:x="3.799cm" svg:y="4.479cm">
          <draw:text-box>
            <text:p text:style-name="P2"><text:span text:style-name="T4">Can replace MongoDB, Cassandra DB, Oracle NoSQL</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8.422cm" svg:height="0.395cm" svg:x="3.799cm" svg:y="5.273cm">
          <draw:text-box>
            <text:p text:style-name="P2"><text:span text:style-name="T4">Consistent single digit millisecond latency at any scale</text:span></text:p>
          </draw:text-box>
        </draw:frame>
        <draw:frame draw:style-name="gr6" draw:text-style-name="P7" draw:layer="layout" svg:width="0.264cm" svg:height="0.264cm" svg:x="2.9cm" svg:y="6.141cm">
          <draw:text-box>
            <text:p text:style-name="P2"><text:span text:style-name="T5">–</text:span></text:p>
          </draw:text-box>
        </draw:frame>
        <draw:frame draw:style-name="gr5" draw:text-style-name="P6" draw:layer="layout" svg:width="8.02cm" svg:height="0.395cm" svg:x="3.799cm" svg:y="6.066cm">
          <draw:text-box>
            <text:p text:style-name="P2"><text:span text:style-name="T4">Support both document and key/value store models</text:span></text:p>
          </draw:text-box>
        </draw:frame>
        <draw:frame draw:style-name="gr6" draw:text-style-name="P7" draw:layer="layout" svg:width="0.264cm" svg:height="0.264cm" svg:x="2.9cm" svg:y="6.935cm">
          <draw:text-box>
            <text:p text:style-name="P2"><text:span text:style-name="T5">–</text:span></text:p>
          </draw:text-box>
        </draw:frame>
        <draw:frame draw:style-name="gr5" draw:text-style-name="P6" draw:layer="layout" svg:width="12.224cm" svg:height="0.395cm" svg:x="3.799cm" svg:y="6.86cm">
          <draw:text-box>
            <text:p text:style-name="P2"><text:span text:style-name="T4">flexible data model, performance, and automatic scaling of throughput capacity</text:span></text:p>
          </draw:text-box>
        </draw:frame>
        <draw:frame draw:style-name="gr4" draw:text-style-name="P5" draw:layer="layout" svg:width="0.158cm" svg:height="0.158cm" svg:x="4.202cm" svg:y="7.679cm">
          <draw:text-box>
            <text:p text:style-name="P2"><text:span text:style-name="T3">●</text:span></text:p>
          </draw:text-box>
        </draw:frame>
        <draw:frame draw:style-name="gr5" draw:text-style-name="P6" draw:layer="layout" svg:width="5.844cm" svg:height="0.395cm" svg:x="4.999cm" svg:y="7.555cm">
          <draw:text-box>
            <text:p text:style-name="P2"><text:span text:style-name="T4">mobile, web, gaming, ad tech and IoT</text:span></text:p>
          </draw:text-box>
        </draw:frame>
        <draw:frame draw:style-name="gr6" draw:text-style-name="P7" draw:layer="layout" svg:width="0.264cm" svg:height="0.264cm" svg:x="2.9cm" svg:y="8.424cm">
          <draw:text-box>
            <text:p text:style-name="P2"><text:span text:style-name="T5">–</text:span></text:p>
          </draw:text-box>
        </draw:frame>
        <draw:frame draw:style-name="gr5" draw:text-style-name="P6" draw:layer="layout" svg:width="3.791cm" svg:height="0.395cm" svg:x="3.799cm" svg:y="8.349cm">
          <draw:text-box>
            <text:p text:style-name="P2"><text:span text:style-name="T4">Services → Dynamo DB</text:span></text:p>
          </draw:text-box>
        </draw:frame>
        <draw:frame draw:style-name="gr4" draw:text-style-name="P5" draw:layer="layout" svg:width="0.158cm" svg:height="0.158cm" svg:x="4.202cm" svg:y="9.168cm">
          <draw:text-box>
            <text:p text:style-name="P2"><text:span text:style-name="T3">●</text:span></text:p>
          </draw:text-box>
        </draw:frame>
        <draw:frame draw:style-name="gr5" draw:text-style-name="P6" draw:layer="layout" svg:width="13.185cm" svg:height="0.395cm" svg:x="4.999cm" svg:y="9.044cm">
          <draw:text-box>
            <text:p text:style-name="P2"><text:span text:style-name="T4">Get three choices : Create Tables, Add and queiry items, Monitor and manage tables</text:span></text:p>
          </draw:text-box>
        </draw:frame>
        <draw:frame draw:style-name="gr4" draw:text-style-name="P5" draw:layer="layout" svg:width="0.158cm" svg:height="0.158cm" svg:x="1.7cm" svg:y="10.061cm">
          <draw:text-box>
            <text:p text:style-name="P2"><text:span text:style-name="T3">●</text:span></text:p>
          </draw:text-box>
        </draw:frame>
        <draw:frame draw:style-name="gr5" draw:text-style-name="P6" draw:layer="layout" svg:width="3.359cm" svg:height="0.395cm" svg:x="2.6cm" svg:y="9.936cm">
          <draw:text-box>
            <text:p text:style-name="P2"><text:span text:style-name="T4">To SQL or to NoSQL </text:span></text:p>
          </draw:text-box>
        </draw:frame>
        <draw:frame draw:style-name="gr6" draw:text-style-name="P7" draw:layer="layout" svg:width="0.264cm" svg:height="0.264cm" svg:x="2.9cm" svg:y="10.805cm">
          <draw:text-box>
            <text:p text:style-name="P2"><text:span text:style-name="T5">–</text:span></text:p>
          </draw:text-box>
        </draw:frame>
        <draw:frame draw:style-name="gr5" draw:text-style-name="P6" draw:layer="layout" svg:width="0.705cm" svg:height="0.395cm" svg:x="3.799cm" svg:y="10.73cm">
          <draw:text-box>
            <text:p text:style-name="P2"><text:span text:style-name="T4">SQL</text:span></text:p>
          </draw:text-box>
        </draw:frame>
        <draw:frame draw:style-name="gr4" draw:text-style-name="P5" draw:layer="layout" svg:width="0.158cm" svg:height="0.158cm" svg:x="4.202cm" svg:y="11.549cm">
          <draw:text-box>
            <text:p text:style-name="P2"><text:span text:style-name="T3">●</text:span></text:p>
          </draw:text-box>
        </draw:frame>
        <draw:frame draw:style-name="gr5" draw:text-style-name="P6" draw:layer="layout" svg:width="8.308cm" svg:height="0.395cm" svg:x="4.999cm" svg:y="11.425cm">
          <draw:text-box>
            <text:p text:style-name="P2"><text:span text:style-name="T4">Store related data in tables ( using column and rows )</text:span></text:p>
          </draw:text-box>
        </draw:frame>
        <draw:frame draw:style-name="gr4" draw:text-style-name="P5" draw:layer="layout" svg:width="0.158cm" svg:height="0.158cm" svg:x="4.202cm" svg:y="12.244cm">
          <draw:text-box>
            <text:p text:style-name="P2"><text:span text:style-name="T3">●</text:span></text:p>
          </draw:text-box>
        </draw:frame>
        <draw:frame draw:style-name="gr5" draw:text-style-name="P6" draw:layer="layout" svg:width="8.431cm" svg:height="0.395cm" svg:x="4.999cm" svg:y="12.116cm">
          <draw:text-box>
            <text:p text:style-name="P2"><text:span text:style-name="T4">Type used for very structured data such as contact list</text:span></text:p>
          </draw:text-box>
        </draw:frame>
        <draw:frame draw:style-name="gr6" draw:text-style-name="P7" draw:layer="layout" svg:width="0.264cm" svg:height="0.264cm" svg:x="2.9cm" svg:y="12.989cm">
          <draw:text-box>
            <text:p text:style-name="P2"><text:span text:style-name="T5">–</text:span></text:p>
          </draw:text-box>
        </draw:frame>
        <draw:frame draw:style-name="gr5" draw:text-style-name="P6" draw:layer="layout" svg:width="1.251cm" svg:height="0.395cm" svg:x="3.799cm" svg:y="12.914cm">
          <draw:text-box>
            <text:p text:style-name="P2"><text:span text:style-name="T4">NoSQL </text:span></text:p>
          </draw:text-box>
        </draw:frame>
        <draw:frame draw:style-name="gr4" draw:text-style-name="P5" draw:layer="layout" svg:width="0.158cm" svg:height="0.158cm" svg:x="4.202cm" svg:y="13.729cm">
          <draw:text-box>
            <text:p text:style-name="P2"><text:span text:style-name="T3">●</text:span></text:p>
          </draw:text-box>
        </draw:frame>
        <draw:frame draw:style-name="gr5" draw:text-style-name="P6" draw:layer="layout" svg:width="8.761cm" svg:height="0.395cm" svg:x="4.999cm" svg:y="13.605cm">
          <draw:text-box>
            <text:p text:style-name="P2"><text:span text:style-name="T4">Stores related data in JSON-like name-value documents</text:span></text:p>
          </draw:text-box>
        </draw:frame>
        <draw:frame draw:style-name="gr4" draw:text-style-name="P5" draw:layer="layout" svg:width="0.158cm" svg:height="0.158cm" svg:x="4.202cm" svg:y="14.424cm">
          <draw:text-box>
            <text:p text:style-name="P2"><text:span text:style-name="T3">●</text:span></text:p>
          </draw:text-box>
        </draw:frame>
        <draw:frame draw:style-name="gr5" draw:text-style-name="P6" draw:layer="layout" svg:width="10.704cm" svg:height="0.395cm" svg:x="4.999cm" svg:y="14.3cm">
          <draw:text-box>
            <text:p text:style-name="P2"><text:span text:style-name="T4">Typically used for non-structured data such as cataloging documents</text:span></text:p>
          </draw:text-box>
        </draw:frame>
      </draw:page>
      <draw:page draw:name="page83"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5.615cm" svg:height="1.737cm" svg:x="11.194cm" svg:y="1.075cm">
          <draw:text-box>
            <text:p text:style-name="P2"><text:span text:style-name="T2">Lambda</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3.456cm" svg:height="0.395cm" svg:x="2.6cm" svg:y="3.685cm">
          <draw:text-box>
            <text:p text:style-name="P2"><text:span text:style-name="T4">Serverless Computing</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6.826cm" svg:height="0.395cm" svg:x="3.799cm" svg:y="4.479cm">
          <draw:text-box>
            <text:p text:style-name="P2"><text:span text:style-name="T4">Will replace EC2 instances for the most part</text:span></text:p>
          </draw:text-box>
        </draw:frame>
        <draw:frame draw:style-name="gr4" draw:text-style-name="P5" draw:layer="layout" svg:width="0.158cm" svg:height="0.158cm" svg:x="4.202cm" svg:y="5.298cm">
          <draw:text-box>
            <text:p text:style-name="P2"><text:span text:style-name="T3">●</text:span></text:p>
          </draw:text-box>
        </draw:frame>
        <draw:frame draw:style-name="gr5" draw:text-style-name="P6" draw:layer="layout" svg:width="9.984cm" svg:height="0.395cm" svg:x="4.999cm" svg:y="5.174cm">
          <draw:text-box>
            <text:p text:style-name="P2"><text:span text:style-name="T4">Need to provide may things : EC2, IP Address, VPC, NACL , SC</text:span></text:p>
          </draw:text-box>
        </draw:frame>
        <draw:frame draw:style-name="gr6" draw:text-style-name="P7" draw:layer="layout" svg:width="0.264cm" svg:height="0.264cm" svg:x="2.9cm" svg:y="6.043cm">
          <draw:text-box>
            <text:p text:style-name="P2"><text:span text:style-name="T5">–</text:span></text:p>
          </draw:text-box>
        </draw:frame>
        <draw:frame draw:style-name="gr5" draw:text-style-name="P6" draw:layer="layout" svg:width="7.982cm" svg:height="0.395cm" svg:x="3.799cm" svg:y="5.968cm">
          <draw:text-box>
            <text:p text:style-name="P2"><text:span text:style-name="T4">Run code without provisioning or managing servers</text:span></text:p>
          </draw:text-box>
        </draw:frame>
        <draw:frame draw:style-name="gr4" draw:text-style-name="P5" draw:layer="layout" svg:width="0.158cm" svg:height="0.158cm" svg:x="4.202cm" svg:y="6.783cm">
          <draw:text-box>
            <text:p text:style-name="P2"><text:span text:style-name="T3">●</text:span></text:p>
          </draw:text-box>
        </draw:frame>
        <draw:frame draw:style-name="gr5" draw:text-style-name="P6" draw:layer="layout" svg:width="10.094cm" svg:height="0.395cm" svg:x="4.999cm" svg:y="6.659cm">
          <draw:text-box>
            <text:p text:style-name="P2"><text:span text:style-name="T4">scales automatically support a few calls to thousands per second</text:span></text:p>
          </draw:text-box>
        </draw:frame>
        <draw:frame draw:style-name="gr6" draw:text-style-name="P7" draw:layer="layout" svg:width="0.264cm" svg:height="0.264cm" svg:x="2.9cm" svg:y="7.528cm">
          <draw:text-box>
            <text:p text:style-name="P2"><text:span text:style-name="T5">–</text:span></text:p>
          </draw:text-box>
        </draw:frame>
        <draw:frame draw:style-name="gr5" draw:text-style-name="P6" draw:layer="layout" svg:width="9.916cm" svg:height="0.395cm" svg:x="3.799cm" svg:y="7.453cm">
          <draw:text-box>
            <text:p text:style-name="P2"><text:span text:style-name="T4">executes your code only when needed and scales automatically</text:span></text:p>
          </draw:text-box>
        </draw:frame>
        <draw:frame draw:style-name="gr6" draw:text-style-name="P7" draw:layer="layout" svg:width="0.264cm" svg:height="0.264cm" svg:x="2.9cm" svg:y="8.321cm">
          <draw:text-box>
            <text:p text:style-name="P2"><text:span text:style-name="T5">–</text:span></text:p>
          </draw:text-box>
        </draw:frame>
        <draw:frame draw:style-name="gr5" draw:text-style-name="P6" draw:layer="layout" svg:width="14.518cm" svg:height="0.395cm" svg:x="3.799cm" svg:y="8.246cm">
          <draw:text-box>
            <text:p text:style-name="P2"><text:span text:style-name="T4">Pay only for the compute time you consume there is no charge when your code is not running</text:span></text:p>
          </draw:text-box>
        </draw:frame>
        <draw:frame draw:style-name="gr6" draw:text-style-name="P7" draw:layer="layout" svg:width="0.264cm" svg:height="0.264cm" svg:x="2.9cm" svg:y="9.119cm">
          <draw:text-box>
            <text:p text:style-name="P2"><text:span text:style-name="T5">–</text:span></text:p>
          </draw:text-box>
        </draw:frame>
        <draw:frame draw:style-name="gr5" draw:text-style-name="P6" draw:layer="layout" svg:width="23.535cm" svg:height="0.395cm" svg:x="3.799cm" svg:y="9.044cm">
          <draw:text-box>
            <text:p text:style-name="P2"><text:span text:style-name="T4">Runs the code on high availability compute infrastructure and performs alll of the administration of the compute resource including server and operating </text:span></text:p>
          </draw:text-box>
        </draw:frame>
        <draw:frame draw:style-name="gr5" draw:text-style-name="P6" draw:layer="layout" svg:width="3.224cm" svg:height="0.395cm" svg:x="3.799cm" svg:y="9.435cm">
          <draw:text-box>
            <text:p text:style-name="P2"><text:span text:style-name="T4">system maintenance</text:span></text:p>
          </draw:text-box>
        </draw:frame>
        <draw:frame draw:style-name="gr4" draw:text-style-name="P5" draw:layer="layout" svg:width="0.158cm" svg:height="0.158cm" svg:x="4.202cm" svg:y="10.255cm">
          <draw:text-box>
            <text:p text:style-name="P2"><text:span text:style-name="T3">●</text:span></text:p>
          </draw:text-box>
        </draw:frame>
        <draw:frame draw:style-name="gr5" draw:text-style-name="P6" draw:layer="layout" svg:width="2.711cm" svg:height="0.395cm" svg:x="4.999cm" svg:y="10.13cm">
          <draw:text-box>
            <text:p text:style-name="P2"><text:span text:style-name="T4">capacity planning</text:span></text:p>
          </draw:text-box>
        </draw:frame>
        <draw:frame draw:style-name="gr4" draw:text-style-name="P5" draw:layer="layout" svg:width="0.158cm" svg:height="0.158cm" svg:x="4.202cm" svg:y="10.95cm">
          <draw:text-box>
            <text:p text:style-name="P2"><text:span text:style-name="T3">●</text:span></text:p>
          </draw:text-box>
        </draw:frame>
        <draw:frame draw:style-name="gr5" draw:text-style-name="P6" draw:layer="layout" svg:width="4.781cm" svg:height="0.395cm" svg:x="4.999cm" svg:y="10.825cm">
          <draw:text-box>
            <text:p text:style-name="P2"><text:span text:style-name="T4">operating system maintenance</text:span></text:p>
          </draw:text-box>
        </draw:frame>
        <draw:frame draw:style-name="gr4" draw:text-style-name="P5" draw:layer="layout" svg:width="0.158cm" svg:height="0.158cm" svg:x="4.202cm" svg:y="11.645cm">
          <draw:text-box>
            <text:p text:style-name="P2"><text:span text:style-name="T3">●</text:span></text:p>
          </draw:text-box>
        </draw:frame>
        <draw:frame draw:style-name="gr5" draw:text-style-name="P6" draw:layer="layout" svg:width="6.847cm" svg:height="0.395cm" svg:x="4.999cm" svg:y="11.517cm">
          <draw:text-box>
            <text:p text:style-name="P2"><text:span text:style-name="T4">capacity provisioning and automatic scaling </text:span></text:p>
          </draw:text-box>
        </draw:frame>
        <draw:frame draw:style-name="gr4" draw:text-style-name="P5" draw:layer="layout" svg:width="0.158cm" svg:height="0.158cm" svg:x="4.202cm" svg:y="12.336cm">
          <draw:text-box>
            <text:p text:style-name="P2"><text:span text:style-name="T3">●</text:span></text:p>
          </draw:text-box>
        </draw:frame>
        <draw:frame draw:style-name="gr5" draw:text-style-name="P6" draw:layer="layout" svg:width="4.4cm" svg:height="0.395cm" svg:x="4.999cm" svg:y="12.212cm">
          <draw:text-box>
            <text:p text:style-name="P2"><text:span text:style-name="T4">code monitoring and logging</text:span></text:p>
          </draw:text-box>
        </draw:frame>
        <draw:frame draw:style-name="gr6" draw:text-style-name="P7" draw:layer="layout" svg:width="0.264cm" svg:height="0.264cm" svg:x="2.9cm" svg:y="13.08cm">
          <draw:text-box>
            <text:p text:style-name="P2"><text:span text:style-name="T5">–</text:span></text:p>
          </draw:text-box>
        </draw:frame>
        <draw:frame draw:style-name="gr5" draw:text-style-name="P6" draw:layer="layout" svg:width="19.742cm" svg:height="0.395cm" svg:x="3.799cm" svg:y="13.005cm">
          <draw:text-box>
            <text:p text:style-name="P2"><text:span text:style-name="T4">Need to supply your code in one of the languages that AWS Lambda supports: Node.js, Java, C#, Ruby, Go, .Net Core, Python</text:span></text:p>
          </draw:text-box>
        </draw:frame>
        <draw:frame draw:style-name="gr4" draw:text-style-name="P5" draw:layer="layout" svg:width="0.158cm" svg:height="0.158cm" svg:x="1.7cm" svg:y="14.026cm">
          <draw:text-box>
            <text:p text:style-name="P2"><text:span text:style-name="T3">●</text:span></text:p>
          </draw:text-box>
        </draw:frame>
        <draw:frame draw:style-name="gr5" draw:text-style-name="P6" draw:layer="layout" svg:width="5.133cm" svg:height="0.395cm" svg:x="2.6cm" svg:y="13.901cm">
          <draw:text-box>
            <text:p text:style-name="P2"><text:span text:style-name="T4">Services → Compute → Lambda</text:span></text:p>
          </draw:text-box>
        </draw:frame>
      </draw:page>
      <draw:page draw:name="page84"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5.615cm" svg:height="1.737cm" svg:x="11.194cm" svg:y="1.075cm">
          <draw:text-box>
            <text:p text:style-name="P2"><text:span text:style-name="T2">Lambda</text:span></text:p>
          </draw:text-box>
        </draw:frame>
        <draw:frame draw:style-name="gr8" draw:text-style-name="P9" draw:layer="layout" svg:width="0.154cm" svg:height="0.154cm" svg:x="1.693cm" svg:y="3.805cm">
          <draw:text-box>
            <text:p text:style-name="P2"><text:span text:style-name="T7">●</text:span></text:p>
          </draw:text-box>
        </draw:frame>
        <draw:frame draw:style-name="gr9" draw:text-style-name="P10" draw:layer="layout" svg:width="0.739cm" svg:height="0.386cm" svg:x="2.575cm" svg:y="3.68cm">
          <draw:text-box>
            <text:p text:style-name="P2"><text:span text:style-name="T8">Can </text:span></text:p>
          </draw:text-box>
        </draw:frame>
        <draw:frame draw:style-name="gr10" draw:text-style-name="P11" draw:layer="layout" svg:width="0.257cm" svg:height="0.257cm" svg:x="2.872cm" svg:y="4.531cm">
          <draw:text-box>
            <text:p text:style-name="P2"><text:span text:style-name="T9">–</text:span></text:p>
          </draw:text-box>
        </draw:frame>
        <draw:frame draw:style-name="gr9" draw:text-style-name="P10" draw:layer="layout" svg:width="3.042cm" svg:height="0.386cm" svg:x="3.754cm" svg:y="4.453cm">
          <draw:text-box>
            <text:p text:style-name="P2"><text:span text:style-name="T8">Author from scratch</text:span></text:p>
          </draw:text-box>
        </draw:frame>
        <draw:frame draw:style-name="gr10" draw:text-style-name="P11" draw:layer="layout" svg:width="0.257cm" svg:height="0.257cm" svg:x="2.872cm" svg:y="5.303cm">
          <draw:text-box>
            <text:p text:style-name="P2"><text:span text:style-name="T9">–</text:span></text:p>
          </draw:text-box>
        </draw:frame>
        <draw:frame draw:style-name="gr9" draw:text-style-name="P10" draw:layer="layout" svg:width="2.347cm" svg:height="0.386cm" svg:x="3.754cm" svg:y="5.226cm">
          <draw:text-box>
            <text:p text:style-name="P2"><text:span text:style-name="T8">Use a blueprint</text:span></text:p>
          </draw:text-box>
        </draw:frame>
        <draw:frame draw:style-name="gr10" draw:text-style-name="P11" draw:layer="layout" svg:width="0.257cm" svg:height="0.257cm" svg:x="2.872cm" svg:y="6.076cm">
          <draw:text-box>
            <text:p text:style-name="P2"><text:span text:style-name="T9">–</text:span></text:p>
          </draw:text-box>
        </draw:frame>
        <draw:frame draw:style-name="gr9" draw:text-style-name="P10" draw:layer="layout" svg:width="5.209cm" svg:height="0.386cm" svg:x="3.754cm" svg:y="6.002cm">
          <draw:text-box>
            <text:p text:style-name="P2"><text:span text:style-name="T8">Browse Serverless app repository</text:span></text:p>
          </draw:text-box>
        </draw:frame>
        <draw:frame draw:style-name="gr8" draw:text-style-name="P9" draw:layer="layout" svg:width="0.154cm" svg:height="0.154cm" svg:x="1.693cm" svg:y="6.994cm">
          <draw:text-box>
            <text:p text:style-name="P2"><text:span text:style-name="T7">●</text:span></text:p>
          </draw:text-box>
        </draw:frame>
        <draw:frame draw:style-name="gr9" draw:text-style-name="P10" draw:layer="layout" svg:width="9.629cm" svg:height="0.386cm" svg:x="2.575cm" svg:y="6.87cm">
          <draw:text-box>
            <text:p text:style-name="P2"><text:span text:style-name="T8">What if you suddenly get a lot more user than you planned for </text:span></text:p>
          </draw:text-box>
        </draw:frame>
        <draw:frame draw:style-name="gr10" draw:text-style-name="P11" draw:layer="layout" svg:width="0.257cm" svg:height="0.257cm" svg:x="2.872cm" svg:y="7.72cm">
          <draw:text-box>
            <text:p text:style-name="P2"><text:span text:style-name="T9">–</text:span></text:p>
          </draw:text-box>
        </draw:frame>
        <draw:frame draw:style-name="gr9" draw:text-style-name="P10" draw:layer="layout" svg:width="20.288cm" svg:height="0.386cm" svg:x="3.754cm" svg:y="7.646cm">
          <draw:text-box>
            <text:p text:style-name="P2"><text:span text:style-name="T8">EC2 would use autoscaling groups <text:s/>( still set a maximum ). <text:s/>However, get lot more users could cause the app to slow down or crash</text:span></text:p>
          </draw:text-box>
        </draw:frame>
        <draw:frame draw:style-name="gr10" draw:text-style-name="P11" draw:layer="layout" svg:width="0.257cm" svg:height="0.257cm" svg:x="2.872cm" svg:y="8.492cm">
          <draw:text-box>
            <text:p text:style-name="P2"><text:span text:style-name="T9">–</text:span></text:p>
          </draw:text-box>
        </draw:frame>
        <draw:frame draw:style-name="gr9" draw:text-style-name="P10" draw:layer="layout" svg:width="12.698cm" svg:height="0.386cm" svg:x="3.754cm" svg:y="8.418cm">
          <draw:text-box>
            <text:p text:style-name="P2"><text:span text:style-name="T8">With Lambda the system will supply as whatever is needed to perform the function</text:span></text:p>
          </draw:text-box>
        </draw:frame>
        <draw:frame draw:style-name="gr8" draw:text-style-name="P9" draw:layer="layout" svg:width="0.154cm" svg:height="0.154cm" svg:x="1.693cm" svg:y="9.414cm">
          <draw:text-box>
            <text:p text:style-name="P2"><text:span text:style-name="T7">●</text:span></text:p>
          </draw:text-box>
        </draw:frame>
        <draw:frame draw:style-name="gr9" draw:text-style-name="P10" draw:layer="layout" svg:width="2.487cm" svg:height="0.386cm" svg:x="2.575cm" svg:y="9.29cm">
          <draw:text-box>
            <text:p text:style-name="P2"><text:span text:style-name="T8">Need to Supply </text:span></text:p>
          </draw:text-box>
        </draw:frame>
        <draw:frame draw:style-name="gr10" draw:text-style-name="P11" draw:layer="layout" svg:width="0.257cm" svg:height="0.257cm" svg:x="2.872cm" svg:y="10.136cm">
          <draw:text-box>
            <text:p text:style-name="P2"><text:span text:style-name="T9">–</text:span></text:p>
          </draw:text-box>
        </draw:frame>
        <draw:frame draw:style-name="gr9" draw:text-style-name="P10" draw:layer="layout" svg:width="2.364cm" svg:height="0.386cm" svg:x="3.754cm" svg:y="10.062cm">
          <draw:text-box>
            <text:p text:style-name="P2"><text:span text:style-name="T8">Function Name</text:span></text:p>
          </draw:text-box>
        </draw:frame>
        <draw:frame draw:style-name="gr10" draw:text-style-name="P11" draw:layer="layout" svg:width="0.257cm" svg:height="0.257cm" svg:x="2.872cm" svg:y="10.909cm">
          <draw:text-box>
            <text:p text:style-name="P2"><text:span text:style-name="T9">–</text:span></text:p>
          </draw:text-box>
        </draw:frame>
        <draw:frame draw:style-name="gr9" draw:text-style-name="P10" draw:layer="layout" svg:width="1.958cm" svg:height="0.386cm" svg:x="3.754cm" svg:y="10.835cm">
          <draw:text-box>
            <text:p text:style-name="P2"><text:span text:style-name="T8">Runtime info</text:span></text:p>
          </draw:text-box>
        </draw:frame>
        <draw:frame draw:style-name="gr8" draw:text-style-name="P9" draw:layer="layout" svg:width="0.154cm" svg:height="0.154cm" svg:x="1.693cm" svg:y="11.831cm">
          <draw:text-box>
            <text:p text:style-name="P2"><text:span text:style-name="T7">●</text:span></text:p>
          </draw:text-box>
        </draw:frame>
        <draw:frame draw:style-name="gr9" draw:text-style-name="P10" draw:layer="layout" svg:width="1.264cm" svg:height="0.386cm" svg:x="2.575cm" svg:y="11.706cm">
          <draw:text-box>
            <text:p text:style-name="P2"><text:span text:style-name="T8">Benefits</text:span></text:p>
          </draw:text-box>
        </draw:frame>
        <draw:frame draw:style-name="gr10" draw:text-style-name="P11" draw:layer="layout" svg:width="0.257cm" svg:height="0.257cm" svg:x="2.872cm" svg:y="12.553cm">
          <draw:text-box>
            <text:p text:style-name="P2"><text:span text:style-name="T9">–</text:span></text:p>
          </draw:text-box>
        </draw:frame>
        <draw:frame draw:style-name="gr9" draw:text-style-name="P10" draw:layer="layout" svg:width="3.49cm" svg:height="0.386cm" svg:x="3.754cm" svg:y="12.479cm">
          <draw:text-box>
            <text:p text:style-name="P2"><text:span text:style-name="T8">No Servers to manage</text:span></text:p>
          </draw:text-box>
        </draw:frame>
        <draw:frame draw:style-name="gr10" draw:text-style-name="P11" draw:layer="layout" svg:width="0.257cm" svg:height="0.257cm" svg:x="2.872cm" svg:y="13.325cm">
          <draw:text-box>
            <text:p text:style-name="P2"><text:span text:style-name="T9">–</text:span></text:p>
          </draw:text-box>
        </draw:frame>
        <draw:frame draw:style-name="gr9" draw:text-style-name="P10" draw:layer="layout" svg:width="3.008cm" svg:height="0.386cm" svg:x="3.754cm" svg:y="13.251cm">
          <draw:text-box>
            <text:p text:style-name="P2"><text:span text:style-name="T8">Continuous Scaling</text:span></text:p>
          </draw:text-box>
        </draw:frame>
        <draw:frame draw:style-name="gr10" draw:text-style-name="P11" draw:layer="layout" svg:width="0.257cm" svg:height="0.257cm" svg:x="2.872cm" svg:y="14.101cm">
          <draw:text-box>
            <text:p text:style-name="P2"><text:span text:style-name="T9">–</text:span></text:p>
          </draw:text-box>
        </draw:frame>
        <draw:frame draw:style-name="gr9" draw:text-style-name="P10" draw:layer="layout" svg:width="12.664cm" svg:height="0.386cm" svg:x="3.754cm" svg:y="14.024cm">
          <draw:text-box>
            <text:p text:style-name="P2"><text:span text:style-name="T8">Sub second metering ( charged for 100 milleseconds ) and when code is triggered</text:span></text:p>
          </draw:text-box>
        </draw:frame>
        <draw:frame draw:style-name="gr10" draw:text-style-name="P11" draw:layer="layout" svg:width="0.257cm" svg:height="0.257cm" svg:x="2.872cm" svg:y="14.874cm">
          <draw:text-box>
            <text:p text:style-name="P2"><text:span text:style-name="T9">–</text:span></text:p>
          </draw:text-box>
        </draw:frame>
        <draw:frame draw:style-name="gr9" draw:text-style-name="P10" draw:layer="layout" svg:width="4.591cm" svg:height="0.386cm" svg:x="3.754cm" svg:y="14.796cm">
          <draw:text-box>
            <text:p text:style-name="P2"><text:span text:style-name="T8">Integrates with AWS Services</text:span></text:p>
          </draw:text-box>
        </draw:frame>
      </draw:page>
      <draw:page draw:name="page85"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5.615cm" svg:height="1.737cm" svg:x="11.194cm" svg:y="1.075cm">
          <draw:text-box>
            <text:p text:style-name="P2"><text:span text:style-name="T2">Lambda</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3.033cm" svg:height="0.395cm" svg:x="2.6cm" svg:y="3.685cm">
          <draw:text-box>
            <text:p text:style-name="P2"><text:span text:style-name="T4">Primary Use Cases</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2.677cm" svg:height="0.395cm" svg:x="3.799cm" svg:y="4.479cm">
          <draw:text-box>
            <text:p text:style-name="P2"><text:span text:style-name="T4">Data Processing </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3.939cm" svg:height="0.395cm" svg:x="3.799cm" svg:y="5.273cm">
          <draw:text-box>
            <text:p text:style-name="P2"><text:span text:style-name="T4">Real-time file processing </text:span></text:p>
          </draw:text-box>
        </draw:frame>
        <draw:frame draw:style-name="gr6" draw:text-style-name="P7" draw:layer="layout" svg:width="0.264cm" svg:height="0.264cm" svg:x="2.9cm" svg:y="6.141cm">
          <draw:text-box>
            <text:p text:style-name="P2"><text:span text:style-name="T5">–</text:span></text:p>
          </draw:text-box>
        </draw:frame>
        <draw:frame draw:style-name="gr5" draw:text-style-name="P6" draw:layer="layout" svg:width="4.472cm" svg:height="0.395cm" svg:x="3.799cm" svg:y="6.066cm">
          <draw:text-box>
            <text:p text:style-name="P2"><text:span text:style-name="T4">Real-time stream processing</text:span></text:p>
          </draw:text-box>
        </draw:frame>
        <draw:frame draw:style-name="gr6" draw:text-style-name="P7" draw:layer="layout" svg:width="0.264cm" svg:height="0.264cm" svg:x="2.9cm" svg:y="6.935cm">
          <draw:text-box>
            <text:p text:style-name="P2"><text:span text:style-name="T5">–</text:span></text:p>
          </draw:text-box>
        </draw:frame>
        <draw:frame draw:style-name="gr5" draw:text-style-name="P6" draw:layer="layout" svg:width="11.512cm" svg:height="0.395cm" svg:x="3.799cm" svg:y="6.86cm">
          <draw:text-box>
            <text:p text:style-name="P2"><text:span text:style-name="T4">Build serveless back ends for web, mobile, IoT and third party API request</text:span></text:p>
          </draw:text-box>
        </draw:frame>
        <draw:frame draw:style-name="gr4" draw:text-style-name="P5" draw:layer="layout" svg:width="0.158cm" svg:height="0.158cm" svg:x="1.7cm" svg:y="7.88cm">
          <draw:text-box>
            <text:p text:style-name="P2"><text:span text:style-name="T3">●</text:span></text:p>
          </draw:text-box>
        </draw:frame>
      </draw:page>
      <draw:page draw:name="page86"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3.675cm" svg:height="1.737cm" svg:x="2.194cm" svg:y="1.075cm">
          <draw:text-box>
            <text:p text:style-name="P2"><text:span text:style-name="T2">AWS Shared Responsibility Model</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23.273cm" svg:height="0.395cm" svg:x="2.6cm" svg:y="3.685cm">
          <draw:text-box>
            <text:p text:style-name="P2"><text:span text:style-name="T4">The shared responsibility model defines what the AWS User and Amazon Web Services are responsible for when it comes to security and compliance</text:span></text:p>
          </draw:text-box>
        </draw:frame>
        <draw:frame draw:style-name="gr4" draw:text-style-name="P5" draw:layer="layout" svg:width="0.158cm" svg:height="0.158cm" svg:x="1.7cm" svg:y="4.702cm">
          <draw:text-box>
            <text:p text:style-name="P2"><text:span text:style-name="T3">●</text:span></text:p>
          </draw:text-box>
        </draw:frame>
        <draw:frame draw:style-name="gr5" draw:text-style-name="P6" draw:layer="layout" svg:width="13.35cm" svg:height="0.395cm" svg:x="2.6cm" svg:y="4.578cm">
          <draw:text-box>
            <text:p text:style-name="P2"><text:span text:style-name="T4">AWS is responsible for managing and operation the hardware and virtualization layer. </text:span></text:p>
          </draw:text-box>
        </draw:frame>
        <draw:frame draw:style-name="gr6" draw:text-style-name="P7" draw:layer="layout" svg:width="0.264cm" svg:height="0.264cm" svg:x="2.9cm" svg:y="5.446cm">
          <draw:text-box>
            <text:p text:style-name="P2"><text:span text:style-name="T5">–</text:span></text:p>
          </draw:text-box>
        </draw:frame>
        <draw:frame draw:style-name="gr5" draw:text-style-name="P6" draw:layer="layout" svg:width="3.363cm" svg:height="0.395cm" svg:x="3.799cm" svg:y="5.371cm">
          <draw:text-box>
            <text:p text:style-name="P2"><text:span text:style-name="T4">Also physical security</text:span></text:p>
          </draw:text-box>
        </draw:frame>
        <draw:frame draw:style-name="gr4" draw:text-style-name="P5" draw:layer="layout" svg:width="0.158cm" svg:height="0.158cm" svg:x="1.7cm" svg:y="6.392cm">
          <draw:text-box>
            <text:p text:style-name="P2"><text:span text:style-name="T3">●</text:span></text:p>
          </draw:text-box>
        </draw:frame>
        <draw:frame draw:style-name="gr5" draw:text-style-name="P6" draw:layer="layout" svg:width="23.345cm" svg:height="0.395cm" svg:x="2.6cm" svg:y="6.267cm">
          <draw:text-box>
            <text:p text:style-name="P2"><text:span text:style-name="T4">The customer assumes responsibility and management of the guest operating system ( including updates and security patches ) and other associated </text:span></text:p>
          </draw:text-box>
        </draw:frame>
        <draw:frame draw:style-name="gr5" draw:text-style-name="P6" draw:layer="layout" svg:width="14.408cm" svg:height="0.395cm" svg:x="2.6cm" svg:y="6.659cm">
          <draw:text-box>
            <text:p text:style-name="P2"><text:span text:style-name="T4">applications software as well as the configuration of the AWS provided security group firewell</text:span></text:p>
          </draw:text-box>
        </draw:frame>
        <draw:frame draw:style-name="gr4" draw:text-style-name="P5" draw:layer="layout" svg:width="0.158cm" svg:height="0.158cm" svg:x="1.7cm" svg:y="7.679cm">
          <draw:text-box>
            <text:p text:style-name="P2"><text:span text:style-name="T3">●</text:span></text:p>
          </draw:text-box>
        </draw:frame>
        <draw:frame draw:style-name="gr5" draw:text-style-name="P6" draw:layer="layout" svg:width="24.551cm" svg:height="0.395cm" svg:x="2.6cm" svg:y="7.555cm">
          <draw:text-box>
            <text:p text:style-name="P2"><text:span text:style-name="T4">AWS is responsible for security fo the cloud including compute, storage, database, networking and the hardware regions, availability zones and edge locations</text:span></text:p>
          </draw:text-box>
        </draw:frame>
        <draw:frame draw:style-name="gr4" draw:text-style-name="P5" draw:layer="layout" svg:width="0.158cm" svg:height="0.158cm" svg:x="1.7cm" svg:y="8.572cm">
          <draw:text-box>
            <text:p text:style-name="P2"><text:span text:style-name="T3">●</text:span></text:p>
          </draw:text-box>
        </draw:frame>
        <draw:frame draw:style-name="gr5" draw:text-style-name="P6" draw:layer="layout" svg:width="23.146cm" svg:height="0.395cm" svg:x="2.6cm" svg:y="8.448cm">
          <draw:text-box>
            <text:p text:style-name="P2"><text:span text:style-name="T4">the user is responsible for Client-Side DataEncryption and Data Integrity Authentication and Server Side Encryption and networking traffic protection <text:s/></text:span></text:p>
          </draw:text-box>
        </draw:frame>
        <draw:frame draw:style-name="gr5" draw:text-style-name="P6" draw:layer="layout" svg:width="5.446cm" svg:height="0.395cm" svg:x="2.6cm" svg:y="8.843cm">
          <draw:text-box>
            <text:p text:style-name="P2"><text:span text:style-name="T4">( Encryption, Integrity and Identify )</text:span></text:p>
          </draw:text-box>
        </draw:frame>
        <draw:frame draw:style-name="gr6" draw:text-style-name="P7" draw:layer="layout" svg:width="0.264cm" svg:height="0.264cm" svg:x="2.9cm" svg:y="9.711cm">
          <draw:text-box>
            <text:p text:style-name="P2"><text:span text:style-name="T5">–</text:span></text:p>
          </draw:text-box>
        </draw:frame>
        <draw:frame draw:style-name="gr5" draw:text-style-name="P6" draw:layer="layout" svg:width="7.288cm" svg:height="0.395cm" svg:x="3.799cm" svg:y="9.636cm">
          <draw:text-box>
            <text:p text:style-name="P2"><text:span text:style-name="T4">Also OS, Networking and firewall Configuration</text:span></text:p>
          </draw:text-box>
        </draw:frame>
        <draw:frame draw:style-name="gr6" draw:text-style-name="P7" draw:layer="layout" svg:width="0.264cm" svg:height="0.264cm" svg:x="2.9cm" svg:y="10.505cm">
          <draw:text-box>
            <text:p text:style-name="P2"><text:span text:style-name="T5">–</text:span></text:p>
          </draw:text-box>
        </draw:frame>
        <draw:frame draw:style-name="gr5" draw:text-style-name="P6" draw:layer="layout" svg:width="4.011cm" svg:height="0.395cm" svg:x="3.799cm" svg:y="10.43cm">
          <draw:text-box>
            <text:p text:style-name="P2"><text:span text:style-name="T4">Platform Applications IAM</text:span></text:p>
          </draw:text-box>
        </draw:frame>
        <draw:frame draw:style-name="gr6" draw:text-style-name="P7" draw:layer="layout" svg:width="0.264cm" svg:height="0.264cm" svg:x="2.9cm" svg:y="11.299cm">
          <draw:text-box>
            <text:p text:style-name="P2"><text:span text:style-name="T5">–</text:span></text:p>
          </draw:text-box>
        </draw:frame>
        <draw:frame draw:style-name="gr5" draw:text-style-name="P6" draw:layer="layout" svg:width="2.364cm" svg:height="0.395cm" svg:x="3.799cm" svg:y="11.224cm">
          <draw:text-box>
            <text:p text:style-name="P2"><text:span text:style-name="T4">Customer Data</text:span></text:p>
          </draw:text-box>
        </draw:frame>
        <draw:frame draw:style-name="gr4" draw:text-style-name="P5" draw:layer="layout" svg:width="0.158cm" svg:height="0.158cm" svg:x="1.7cm" svg:y="12.244cm">
          <draw:text-box>
            <text:p text:style-name="P2"><text:span text:style-name="T3">●</text:span></text:p>
          </draw:text-box>
        </draw:frame>
        <draw:frame draw:style-name="gr5" draw:text-style-name="P6" draw:layer="layout" svg:width="3.647cm" svg:height="0.395cm" svg:x="2.6cm" svg:y="12.116cm">
          <draw:text-box>
            <text:p text:style-name="P2"><text:span text:style-name="T4">AWS is responsible for </text:span></text:p>
          </draw:text-box>
        </draw:frame>
        <draw:frame draw:style-name="gr6" draw:text-style-name="P7" draw:layer="layout" svg:width="0.264cm" svg:height="0.264cm" svg:x="2.9cm" svg:y="12.989cm">
          <draw:text-box>
            <text:p text:style-name="P2"><text:span text:style-name="T5">–</text:span></text:p>
          </draw:text-box>
        </draw:frame>
        <draw:frame draw:style-name="gr5" draw:text-style-name="P6" draw:layer="layout" svg:width="13.985cm" svg:height="0.395cm" svg:x="3.799cm" svg:y="12.914cm">
          <draw:text-box>
            <text:p text:style-name="P2"><text:span text:style-name="T4">The setup and maintenance of the phyysical hardware located at each AWS Data Center, </text:span></text:p>
          </draw:text-box>
        </draw:frame>
        <draw:frame draw:style-name="gr6" draw:text-style-name="P7" draw:layer="layout" svg:width="0.264cm" svg:height="0.264cm" svg:x="2.9cm" svg:y="13.782cm">
          <draw:text-box>
            <text:p text:style-name="P2"><text:span text:style-name="T5">–</text:span></text:p>
          </draw:text-box>
        </draw:frame>
        <draw:frame draw:style-name="gr5" draw:text-style-name="P6" draw:layer="layout" svg:width="10.45cm" svg:height="0.395cm" svg:x="3.799cm" svg:y="13.707cm">
          <draw:text-box>
            <text:p text:style-name="P2"><text:span text:style-name="T4">The physical security of data centers ( locks, keys, security guards)</text:span></text:p>
          </draw:text-box>
        </draw:frame>
        <draw:frame draw:style-name="gr6" draw:text-style-name="P7" draw:layer="layout" svg:width="0.264cm" svg:height="0.264cm" svg:x="2.9cm" svg:y="14.576cm">
          <draw:text-box>
            <text:p text:style-name="P2"><text:span text:style-name="T5">–</text:span></text:p>
          </draw:text-box>
        </draw:frame>
        <draw:frame draw:style-name="gr5" draw:text-style-name="P6" draw:layer="layout" svg:width="9.557cm" svg:height="0.395cm" svg:x="3.799cm" svg:y="14.501cm">
          <draw:text-box>
            <text:p text:style-name="P2"><text:span text:style-name="T4">The setup and maintenance of the host virtualization software</text:span></text:p>
          </draw:text-box>
        </draw:frame>
      </draw:page>
      <draw:page draw:name="page87"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3.675cm" svg:height="1.737cm" svg:x="2.194cm" svg:y="1.075cm">
          <draw:text-box>
            <text:p text:style-name="P2"><text:span text:style-name="T2">AWS Shared Responsibility Model</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3.727cm" svg:height="0.395cm" svg:x="2.6cm" svg:y="3.685cm">
          <draw:text-box>
            <text:p text:style-name="P2"><text:span text:style-name="T4">You are responsible for:</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7.956cm" svg:height="0.395cm" svg:x="3.799cm" svg:y="4.479cm">
          <draw:text-box>
            <text:p text:style-name="P2"><text:span text:style-name="T4">Network level security ( NACL and security groups)</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3.867cm" svg:height="0.395cm" svg:x="3.799cm" svg:y="5.273cm">
          <draw:text-box>
            <text:p text:style-name="P2"><text:span text:style-name="T4">OS patches and updates</text:span></text:p>
          </draw:text-box>
        </draw:frame>
        <draw:frame draw:style-name="gr6" draw:text-style-name="P7" draw:layer="layout" svg:width="0.264cm" svg:height="0.264cm" svg:x="2.9cm" svg:y="6.141cm">
          <draw:text-box>
            <text:p text:style-name="P2"><text:span text:style-name="T5">–</text:span></text:p>
          </draw:text-box>
        </draw:frame>
        <draw:frame draw:style-name="gr5" draw:text-style-name="P6" draw:layer="layout" svg:width="0.722cm" svg:height="0.395cm" svg:x="3.799cm" svg:y="6.066cm">
          <draw:text-box>
            <text:p text:style-name="P2"><text:span text:style-name="T4">IAM </text:span></text:p>
          </draw:text-box>
        </draw:frame>
        <draw:frame draw:style-name="gr6" draw:text-style-name="P7" draw:layer="layout" svg:width="0.264cm" svg:height="0.264cm" svg:x="2.9cm" svg:y="6.935cm">
          <draw:text-box>
            <text:p text:style-name="P2"><text:span text:style-name="T5">–</text:span></text:p>
          </draw:text-box>
        </draw:frame>
        <draw:frame draw:style-name="gr5" draw:text-style-name="P6" draw:layer="layout" svg:width="1.661cm" svg:height="0.395cm" svg:x="3.799cm" svg:y="6.86cm">
          <draw:text-box>
            <text:p text:style-name="P2"><text:span text:style-name="T4">Encryption</text:span></text:p>
          </draw:text-box>
        </draw:frame>
      </draw:page>
      <draw:page draw:name="page88"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3.412cm" svg:height="1.737cm" svg:x="2.367cm" svg:y="1.075cm">
          <draw:text-box>
            <text:p text:style-name="P2"><text:span text:style-name="T2">Security and Compliance on AWS</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22.803cm" svg:height="0.395cm" svg:x="2.6cm" svg:y="3.685cm">
          <draw:text-box>
            <text:p text:style-name="P2"><text:span text:style-name="T4">AWS customer are now welcome to carry out security assessments or penetration test against some of their AWS Infrastructure with prior approval</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17.981cm" svg:height="0.395cm" svg:x="3.799cm" svg:y="4.479cm">
          <draw:text-box>
            <text:p text:style-name="P2"><text:span text:style-name="T4">Penetrating Testing – The environment is evaluated for security vulnerabilities that could be exploited by an attacker</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1.543cm" svg:height="0.395cm" svg:x="3.799cm" svg:y="5.273cm">
          <draw:text-box>
            <text:p text:style-name="P2"><text:span text:style-name="T4">Examples</text:span></text:p>
          </draw:text-box>
        </draw:frame>
        <draw:frame draw:style-name="gr4" draw:text-style-name="P5" draw:layer="layout" svg:width="0.158cm" svg:height="0.158cm" svg:x="4.202cm" svg:y="6.092cm">
          <draw:text-box>
            <text:p text:style-name="P2"><text:span text:style-name="T3">●</text:span></text:p>
          </draw:text-box>
        </draw:frame>
        <draw:frame draw:style-name="gr5" draw:text-style-name="P6" draw:layer="layout" svg:width="4.1cm" svg:height="0.395cm" svg:x="4.999cm" svg:y="5.968cm">
          <draw:text-box>
            <text:p text:style-name="P2"><text:span text:style-name="T4">EC2, NAT Gateways, ELB</text:span></text:p>
          </draw:text-box>
        </draw:frame>
        <draw:frame draw:style-name="gr4" draw:text-style-name="P5" draw:layer="layout" svg:width="0.158cm" svg:height="0.158cm" svg:x="4.202cm" svg:y="6.783cm">
          <draw:text-box>
            <text:p text:style-name="P2"><text:span text:style-name="T3">●</text:span></text:p>
          </draw:text-box>
        </draw:frame>
        <draw:frame draw:style-name="gr5" draw:text-style-name="P6" draw:layer="layout" svg:width="0.743cm" svg:height="0.395cm" svg:x="4.999cm" svg:y="6.659cm">
          <draw:text-box>
            <text:p text:style-name="P2"><text:span text:style-name="T4">RDS</text:span></text:p>
          </draw:text-box>
        </draw:frame>
        <draw:frame draw:style-name="gr4" draw:text-style-name="P5" draw:layer="layout" svg:width="0.158cm" svg:height="0.158cm" svg:x="4.202cm" svg:y="7.478cm">
          <draw:text-box>
            <text:p text:style-name="P2"><text:span text:style-name="T3">●</text:span></text:p>
          </draw:text-box>
        </draw:frame>
        <draw:frame draw:style-name="gr5" draw:text-style-name="P6" draw:layer="layout" svg:width="1.738cm" svg:height="0.395cm" svg:x="4.999cm" svg:y="7.354cm">
          <draw:text-box>
            <text:p text:style-name="P2"><text:span text:style-name="T4">CloudFront</text:span></text:p>
          </draw:text-box>
        </draw:frame>
        <draw:frame draw:style-name="gr4" draw:text-style-name="P5" draw:layer="layout" svg:width="0.158cm" svg:height="0.158cm" svg:x="4.202cm" svg:y="8.173cm">
          <draw:text-box>
            <text:p text:style-name="P2"><text:span text:style-name="T3">●</text:span></text:p>
          </draw:text-box>
        </draw:frame>
        <draw:frame draw:style-name="gr5" draw:text-style-name="P6" draw:layer="layout" svg:width="1.056cm" svg:height="0.395cm" svg:x="4.999cm" svg:y="8.049cm">
          <draw:text-box>
            <text:p text:style-name="P2"><text:span text:style-name="T4">Aurora</text:span></text:p>
          </draw:text-box>
        </draw:frame>
        <draw:frame draw:style-name="gr4" draw:text-style-name="P5" draw:layer="layout" svg:width="0.158cm" svg:height="0.158cm" svg:x="4.202cm" svg:y="8.868cm">
          <draw:text-box>
            <text:p text:style-name="P2"><text:span text:style-name="T3">●</text:span></text:p>
          </draw:text-box>
        </draw:frame>
        <draw:frame draw:style-name="gr5" draw:text-style-name="P6" draw:layer="layout" svg:width="2.229cm" svg:height="0.395cm" svg:x="4.999cm" svg:y="8.74cm">
          <draw:text-box>
            <text:p text:style-name="P2"><text:span text:style-name="T4">API Gateways</text:span></text:p>
          </draw:text-box>
        </draw:frame>
        <draw:frame draw:style-name="gr4" draw:text-style-name="P5" draw:layer="layout" svg:width="0.158cm" svg:height="0.158cm" svg:x="4.202cm" svg:y="9.56cm">
          <draw:text-box>
            <text:p text:style-name="P2"><text:span text:style-name="T3">●</text:span></text:p>
          </draw:text-box>
        </draw:frame>
        <draw:frame draw:style-name="gr5" draw:text-style-name="P6" draw:layer="layout" svg:width="5.692cm" svg:height="0.395cm" svg:x="4.999cm" svg:y="9.435cm">
          <draw:text-box>
            <text:p text:style-name="P2"><text:span text:style-name="T4">Lambda and Lambda edge functions</text:span></text:p>
          </draw:text-box>
        </draw:frame>
        <draw:frame draw:style-name="gr4" draw:text-style-name="P5" draw:layer="layout" svg:width="0.158cm" svg:height="0.158cm" svg:x="4.202cm" svg:y="10.255cm">
          <draw:text-box>
            <text:p text:style-name="P2"><text:span text:style-name="T3">●</text:span></text:p>
          </draw:text-box>
        </draw:frame>
        <draw:frame draw:style-name="gr5" draw:text-style-name="P6" draw:layer="layout" svg:width="3.067cm" svg:height="0.395cm" svg:x="4.999cm" svg:y="10.13cm">
          <draw:text-box>
            <text:p text:style-name="P2"><text:span text:style-name="T4">Lightsail Resources</text:span></text:p>
          </draw:text-box>
        </draw:frame>
        <draw:frame draw:style-name="gr4" draw:text-style-name="P5" draw:layer="layout" svg:width="0.158cm" svg:height="0.158cm" svg:x="4.202cm" svg:y="10.95cm">
          <draw:text-box>
            <text:p text:style-name="P2"><text:span text:style-name="T3">●</text:span></text:p>
          </draw:text-box>
        </draw:frame>
        <draw:frame draw:style-name="gr5" draw:text-style-name="P6" draw:layer="layout" svg:width="0.662cm" svg:height="0.395cm" svg:x="4.999cm" svg:y="10.825cm">
          <draw:text-box>
            <text:p text:style-name="P2"><text:span text:style-name="T4">ELB</text:span></text:p>
          </draw:text-box>
        </draw:frame>
        <draw:frame draw:style-name="gr6" draw:text-style-name="P7" draw:layer="layout" svg:width="0.264cm" svg:height="0.264cm" svg:x="2.9cm" svg:y="11.694cm">
          <draw:text-box>
            <text:p text:style-name="P2"><text:span text:style-name="T5">–</text:span></text:p>
          </draw:text-box>
        </draw:frame>
        <draw:frame draw:style-name="gr5" draw:text-style-name="P6" draw:layer="layout" svg:width="1.577cm" svg:height="0.395cm" svg:x="3.799cm" svg:y="11.619cm">
          <draw:text-box>
            <text:p text:style-name="P2"><text:span text:style-name="T4">Prohibited</text:span></text:p>
          </draw:text-box>
        </draw:frame>
        <draw:frame draw:style-name="gr4" draw:text-style-name="P5" draw:layer="layout" svg:width="0.158cm" svg:height="0.158cm" svg:x="4.202cm" svg:y="12.438cm">
          <draw:text-box>
            <text:p text:style-name="P2"><text:span text:style-name="T3">●</text:span></text:p>
          </draw:text-box>
        </draw:frame>
        <draw:frame draw:style-name="gr5" draw:text-style-name="P6" draw:layer="layout" svg:width="8.545cm" svg:height="0.395cm" svg:x="4.999cm" svg:y="12.31cm">
          <draw:text-box>
            <text:p text:style-name="P2"><text:span text:style-name="T4">DNS Zone walking via Amazon Route 53 hosted zones</text:span></text:p>
          </draw:text-box>
        </draw:frame>
        <draw:frame draw:style-name="gr4" draw:text-style-name="P5" draw:layer="layout" svg:width="0.158cm" svg:height="0.158cm" svg:x="4.202cm" svg:y="13.13cm">
          <draw:text-box>
            <text:p text:style-name="P2"><text:span text:style-name="T3">●</text:span></text:p>
          </draw:text-box>
        </draw:frame>
        <draw:frame draw:style-name="gr5" draw:text-style-name="P6" draw:layer="layout" svg:width="6.242cm" svg:height="0.395cm" svg:x="4.999cm" svg:y="13.005cm">
          <draw:text-box>
            <text:p text:style-name="P2"><text:span text:style-name="T4">DoS distributed denial of Service (Ddos)</text:span></text:p>
          </draw:text-box>
        </draw:frame>
        <draw:frame draw:style-name="gr4" draw:text-style-name="P5" draw:layer="layout" svg:width="0.158cm" svg:height="0.158cm" svg:x="4.202cm" svg:y="13.825cm">
          <draw:text-box>
            <text:p text:style-name="P2"><text:span text:style-name="T3">●</text:span></text:p>
          </draw:text-box>
        </draw:frame>
        <draw:frame draw:style-name="gr5" draw:text-style-name="P6" draw:layer="layout" svg:width="1.869cm" svg:height="0.395cm" svg:x="4.999cm" svg:y="13.7cm">
          <draw:text-box>
            <text:p text:style-name="P2"><text:span text:style-name="T4">Port floating</text:span></text:p>
          </draw:text-box>
        </draw:frame>
        <draw:frame draw:style-name="gr4" draw:text-style-name="P5" draw:layer="layout" svg:width="0.158cm" svg:height="0.158cm" svg:x="4.202cm" svg:y="14.52cm">
          <draw:text-box>
            <text:p text:style-name="P2"><text:span text:style-name="T3">●</text:span></text:p>
          </draw:text-box>
        </draw:frame>
        <draw:frame draw:style-name="gr5" draw:text-style-name="P6" draw:layer="layout" svg:width="2.512cm" svg:height="0.395cm" svg:x="4.999cm" svg:y="14.395cm">
          <draw:text-box>
            <text:p text:style-name="P2"><text:span text:style-name="T4">Protocol floating</text:span></text:p>
          </draw:text-box>
        </draw:frame>
        <draw:frame draw:style-name="gr4" draw:text-style-name="P5" draw:layer="layout" svg:width="0.158cm" svg:height="0.158cm" svg:x="4.202cm" svg:y="15.215cm">
          <draw:text-box>
            <text:p text:style-name="P2"><text:span text:style-name="T3">●</text:span></text:p>
          </draw:text-box>
        </draw:frame>
        <draw:frame draw:style-name="gr5" draw:text-style-name="P6" draw:layer="layout" svg:width="9.679cm" svg:height="0.395cm" svg:x="4.999cm" svg:y="15.087cm">
          <draw:text-box>
            <text:p text:style-name="P2"><text:span text:style-name="T4">Request flooing ( login request flooding, API Request flooding)</text:span></text:p>
          </draw:text-box>
        </draw:frame>
      </draw:page>
      <draw:page draw:name="page89"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3.412cm" svg:height="1.737cm" svg:x="2.367cm" svg:y="1.075cm">
          <draw:text-box>
            <text:p text:style-name="P2"><text:span text:style-name="T2">Security and Compliance on AWS</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8.79cm" svg:height="0.395cm" svg:x="2.6cm" svg:y="3.685cm">
          <draw:text-box>
            <text:p text:style-name="P2"><text:span text:style-name="T4">CloudFront → Help to allow not to overload an instance <text:s/></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8.905cm" svg:height="0.395cm" svg:x="3.799cm" svg:y="4.479cm">
          <draw:text-box>
            <text:p text:style-name="P2"><text:span text:style-name="T4">Cloudfront would send them to location all over the world.</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6.89cm" svg:height="0.395cm" svg:x="3.799cm" svg:y="5.273cm">
          <draw:text-box>
            <text:p text:style-name="P2"><text:span text:style-name="T4">User are not directly acting with the instance</text:span></text:p>
          </draw:text-box>
        </draw:frame>
        <draw:frame draw:style-name="gr4" draw:text-style-name="P5" draw:layer="layout" svg:width="0.158cm" svg:height="0.158cm" svg:x="1.7cm" svg:y="6.289cm">
          <draw:text-box>
            <text:p text:style-name="P2"><text:span text:style-name="T3">●</text:span></text:p>
          </draw:text-box>
        </draw:frame>
        <draw:frame draw:style-name="gr5" draw:text-style-name="P6" draw:layer="layout" svg:width="5.895cm" svg:height="0.395cm" svg:x="2.6cm" svg:y="6.165cm">
          <draw:text-box>
            <text:p text:style-name="P2"><text:span text:style-name="T4">Other AWS Security Related Services</text:span></text:p>
          </draw:text-box>
        </draw:frame>
        <draw:frame draw:style-name="gr6" draw:text-style-name="P7" draw:layer="layout" svg:width="0.264cm" svg:height="0.264cm" svg:x="2.9cm" svg:y="7.034cm">
          <draw:text-box>
            <text:p text:style-name="P2"><text:span text:style-name="T5">–</text:span></text:p>
          </draw:text-box>
        </draw:frame>
        <draw:frame draw:style-name="gr5" draw:text-style-name="P6" draw:layer="layout" svg:width="23.831cm" svg:height="0.395cm" svg:x="3.799cm" svg:y="6.959cm">
          <draw:text-box>
            <text:p text:style-name="P2"><text:span text:style-name="T4">AWS Organizations – allow for centralized management of AWS account and billing, but it can also define, policies that restrict, at the account level, what </text:span></text:p>
          </draw:text-box>
        </draw:frame>
        <draw:frame draw:style-name="gr5" draw:text-style-name="P6" draw:layer="layout" svg:width="7.347cm" svg:height="0.395cm" svg:x="3.799cm" svg:y="7.354cm">
          <draw:text-box>
            <text:p text:style-name="P2"><text:span text:style-name="T4">services and action member account may take.</text:span></text:p>
          </draw:text-box>
        </draw:frame>
        <draw:frame draw:style-name="gr6" draw:text-style-name="P7" draw:layer="layout" svg:width="0.264cm" svg:height="0.264cm" svg:x="2.9cm" svg:y="8.223cm">
          <draw:text-box>
            <text:p text:style-name="P2"><text:span text:style-name="T5">–</text:span></text:p>
          </draw:text-box>
        </draw:frame>
        <draw:frame draw:style-name="gr5" draw:text-style-name="P6" draw:layer="layout" svg:width="19.323cm" svg:height="0.395cm" svg:x="3.799cm" svg:y="8.148cm">
          <draw:text-box>
            <text:p text:style-name="P2"><text:span text:style-name="T4">GuardDuty – A threat detection service that provides a way to continuously monitor and protect AWS account and workloads</text:span></text:p>
          </draw:text-box>
        </draw:frame>
        <draw:frame draw:style-name="gr4" draw:text-style-name="P5" draw:layer="layout" svg:width="0.158cm" svg:height="0.158cm" svg:x="4.202cm" svg:y="8.967cm">
          <draw:text-box>
            <text:p text:style-name="P2"><text:span text:style-name="T3">●</text:span></text:p>
          </draw:text-box>
        </draw:frame>
        <draw:frame draw:style-name="gr5" draw:text-style-name="P6" draw:layer="layout" svg:width="10.416cm" svg:height="0.395cm" svg:x="4.999cm" svg:y="8.843cm">
          <draw:text-box>
            <text:p text:style-name="P2"><text:span text:style-name="T4">Uses thread intelligence feeds to detect threats to the environment </text:span></text:p>
          </draw:text-box>
        </draw:frame>
        <draw:frame draw:style-name="gr6" draw:text-style-name="P7" draw:layer="layout" svg:width="0.264cm" svg:height="0.264cm" svg:x="2.9cm" svg:y="9.711cm">
          <draw:text-box>
            <text:p text:style-name="P2"><text:span text:style-name="T5">–</text:span></text:p>
          </draw:text-box>
        </draw:frame>
        <draw:frame draw:style-name="gr5" draw:text-style-name="P6" draw:layer="layout" svg:width="11.284cm" svg:height="0.395cm" svg:x="3.799cm" svg:y="9.636cm">
          <draw:text-box>
            <text:p text:style-name="P2"><text:span text:style-name="T4">Inspector – analyzes the VPC environment for potential security issues. <text:s/></text:span></text:p>
          </draw:text-box>
        </draw:frame>
        <draw:frame draw:style-name="gr4" draw:text-style-name="P5" draw:layer="layout" svg:width="0.158cm" svg:height="0.158cm" svg:x="4.202cm" svg:y="10.456cm">
          <draw:text-box>
            <text:p text:style-name="P2"><text:span text:style-name="T3">●</text:span></text:p>
          </draw:text-box>
        </draw:frame>
        <draw:frame draw:style-name="gr5" draw:text-style-name="P6" draw:layer="layout" svg:width="8.096cm" svg:height="0.395cm" svg:x="4.999cm" svg:y="10.331cm">
          <draw:text-box>
            <text:p text:style-name="P2"><text:span text:style-name="T4">Uses a defined template and asses the environment</text:span></text:p>
          </draw:text-box>
        </draw:frame>
        <draw:frame draw:style-name="gr4" draw:text-style-name="P5" draw:layer="layout" svg:width="0.158cm" svg:height="0.158cm" svg:x="4.202cm" svg:y="11.151cm">
          <draw:text-box>
            <text:p text:style-name="P2"><text:span text:style-name="T3">●</text:span></text:p>
          </draw:text-box>
        </draw:frame>
        <draw:frame draw:style-name="gr5" draw:text-style-name="P6" draw:layer="layout" svg:width="20.987cm" svg:height="0.395cm" svg:x="4.999cm" svg:y="11.023cm">
          <draw:text-box>
            <text:p text:style-name="P2"><text:span text:style-name="T4">If it finds any differences between the template and environment it provides findings and recommends steps to resolve target with traffic</text:span></text:p>
          </draw:text-box>
        </draw:frame>
        <draw:frame draw:style-name="gr4" draw:text-style-name="P5" draw:layer="layout" svg:width="0.158cm" svg:height="0.158cm" svg:x="4.202cm" svg:y="11.842cm">
          <draw:text-box>
            <text:p text:style-name="P2"><text:span text:style-name="T3">●</text:span></text:p>
          </draw:text-box>
        </draw:frame>
        <draw:frame draw:style-name="gr5" draw:text-style-name="P6" draw:layer="layout" svg:width="8.21cm" svg:height="0.395cm" svg:x="4.999cm" svg:y="11.718cm">
          <draw:text-box>
            <text:p text:style-name="P2"><text:span text:style-name="T4">Target could be a DNS, web application or a network</text:span></text:p>
          </draw:text-box>
        </draw:frame>
        <draw:frame draw:style-name="gr6" draw:text-style-name="P7" draw:layer="layout" svg:width="0.264cm" svg:height="0.264cm" svg:x="2.9cm" svg:y="12.587cm">
          <draw:text-box>
            <text:p text:style-name="P2"><text:span text:style-name="T5">–</text:span></text:p>
          </draw:text-box>
        </draw:frame>
        <draw:frame draw:style-name="gr5" draw:text-style-name="P6" draw:layer="layout" svg:width="3.931cm" svg:height="0.395cm" svg:x="3.799cm" svg:y="12.512cm">
          <draw:text-box>
            <text:p text:style-name="P2"><text:span text:style-name="T4">Web Application Firewall </text:span></text:p>
          </draw:text-box>
        </draw:frame>
        <draw:frame draw:style-name="gr4" draw:text-style-name="P5" draw:layer="layout" svg:width="0.158cm" svg:height="0.158cm" svg:x="4.202cm" svg:y="13.331cm">
          <draw:text-box>
            <text:p text:style-name="P2"><text:span text:style-name="T3">●</text:span></text:p>
          </draw:text-box>
        </draw:frame>
        <draw:frame draw:style-name="gr5" draw:text-style-name="P6" draw:layer="layout" svg:width="10.691cm" svg:height="0.395cm" svg:x="4.999cm" svg:y="13.207cm">
          <draw:text-box>
            <text:p text:style-name="P2"><text:span text:style-name="T4">monitors web request forwarded by an ELB, Cloudfront API Gateway</text:span></text:p>
          </draw:text-box>
        </draw:frame>
        <draw:frame draw:style-name="gr4" draw:text-style-name="P5" draw:layer="layout" svg:width="0.158cm" svg:height="0.158cm" svg:x="4.202cm" svg:y="14.026cm">
          <draw:text-box>
            <text:p text:style-name="P2"><text:span text:style-name="T3">●</text:span></text:p>
          </draw:text-box>
        </draw:frame>
        <draw:frame draw:style-name="gr5" draw:text-style-name="P6" draw:layer="layout" svg:width="9.679cm" svg:height="0.395cm" svg:x="4.999cm" svg:y="13.901cm">
          <draw:text-box>
            <text:p text:style-name="P2"><text:span text:style-name="T4">Allow or deny Access to content based on specified conditions</text:span></text:p>
          </draw:text-box>
        </draw:frame>
        <draw:frame draw:style-name="gr6" draw:text-style-name="P7" draw:layer="layout" svg:width="0.264cm" svg:height="0.264cm" svg:x="2.9cm" svg:y="14.77cm">
          <draw:text-box>
            <text:p text:style-name="P2"><text:span text:style-name="T5">–</text:span></text:p>
          </draw:text-box>
        </draw:frame>
        <draw:frame draw:style-name="gr5" draw:text-style-name="P6" draw:layer="layout" svg:width="23.984cm" svg:height="0.395cm" svg:x="3.799cm" svg:y="14.695cm">
          <draw:text-box>
            <text:p text:style-name="P2"><text:span text:style-name="T4">Artifact – A portal that provides access to ASW compliance documentation such as pay card industry and ISO certifications and System <text:s/>and Organization </text:span></text:p>
          </draw:text-box>
        </draw:frame>
        <draw:frame draw:style-name="gr5" draw:text-style-name="P6" draw:layer="layout" svg:width="3.677cm" svg:height="0.395cm" svg:x="3.799cm" svg:y="15.087cm">
          <draw:text-box>
            <text:p text:style-name="P2"><text:span text:style-name="T4">control ( SOC Reports )</text:span></text:p>
          </draw:text-box>
        </draw:frame>
      </draw:page>
      <draw:page draw:name="page90"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2.549cm" svg:height="1.737cm" svg:x="2.755cm" svg:y="1.075cm">
          <draw:text-box>
            <text:p text:style-name="P2"><text:span text:style-name="T2">AWS Key Management Services</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16.034cm" svg:height="0.395cm" svg:x="2.6cm" svg:y="3.685cm">
          <draw:text-box>
            <text:p text:style-name="P2"><text:span text:style-name="T4">Enables encryption of data and provides centralized entcryption key storage management and auditing </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12.253cm" svg:height="0.395cm" svg:x="3.799cm" svg:y="4.479cm">
          <draw:text-box>
            <text:p text:style-name="P2"><text:span text:style-name="T4">Data my be encrypted for use with applications or to encrypt data store in AWS</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1.547cm" svg:height="0.395cm" svg:x="3.799cm" svg:y="5.273cm">
          <draw:text-box>
            <text:p text:style-name="P2"><text:span text:style-name="T4">Key facts </text:span></text:p>
          </draw:text-box>
        </draw:frame>
        <draw:frame draw:style-name="gr4" draw:text-style-name="P5" draw:layer="layout" svg:width="0.158cm" svg:height="0.158cm" svg:x="4.202cm" svg:y="6.092cm">
          <draw:text-box>
            <text:p text:style-name="P2"><text:span text:style-name="T3">●</text:span></text:p>
          </draw:text-box>
        </draw:frame>
        <draw:frame draw:style-name="gr5" draw:text-style-name="P6" draw:layer="layout" svg:width="13.879cm" svg:height="0.395cm" svg:x="4.999cm" svg:y="5.968cm">
          <draw:text-box>
            <text:p text:style-name="P2"><text:span text:style-name="T4">May be generated in KSM in an AWS CloudHSM hardware cluster ( hardware appliance )</text:span></text:p>
          </draw:text-box>
        </draw:frame>
        <draw:frame draw:style-name="gr4" draw:text-style-name="P5" draw:layer="layout" svg:width="0.158cm" svg:height="0.158cm" svg:x="4.202cm" svg:y="6.783cm">
          <draw:text-box>
            <text:p text:style-name="P2"><text:span text:style-name="T3">●</text:span></text:p>
          </draw:text-box>
        </draw:frame>
        <draw:frame draw:style-name="gr5" draw:text-style-name="P6" draw:layer="layout" svg:width="7.707cm" svg:height="0.395cm" svg:x="4.999cm" svg:y="6.659cm">
          <draw:text-box>
            <text:p text:style-name="P2"><text:span text:style-name="T4">import keys from your own encryption key service</text:span></text:p>
          </draw:text-box>
        </draw:frame>
        <draw:frame draw:style-name="gr6" draw:text-style-name="P7" draw:layer="layout" svg:width="0.264cm" svg:height="0.264cm" svg:x="2.9cm" svg:y="7.528cm">
          <draw:text-box>
            <text:p text:style-name="P2"><text:span text:style-name="T5">–</text:span></text:p>
          </draw:text-box>
        </draw:frame>
        <draw:frame draw:style-name="gr5" draw:text-style-name="P6" draw:layer="layout" svg:width="14.522cm" svg:height="0.395cm" svg:x="3.799cm" svg:y="7.453cm">
          <draw:text-box>
            <text:p text:style-name="P2"><text:span text:style-name="T4">Data is directly submitted directly to KMS for encryption and decryption using the master keys</text:span></text:p>
          </draw:text-box>
        </draw:frame>
        <draw:frame draw:style-name="gr6" draw:text-style-name="P7" draw:layer="layout" svg:width="0.264cm" svg:height="0.264cm" svg:x="2.9cm" svg:y="8.321cm">
          <draw:text-box>
            <text:p text:style-name="P2"><text:span text:style-name="T5">–</text:span></text:p>
          </draw:text-box>
        </draw:frame>
        <draw:frame draw:style-name="gr5" draw:text-style-name="P6" draw:layer="layout" svg:width="7.563cm" svg:height="0.395cm" svg:x="3.799cm" svg:y="8.246cm">
          <draw:text-box>
            <text:p text:style-name="P2"><text:span text:style-name="T4">KMS integrates with other AWS Services include</text:span></text:p>
          </draw:text-box>
        </draw:frame>
        <draw:frame draw:style-name="gr4" draw:text-style-name="P5" draw:layer="layout" svg:width="0.158cm" svg:height="0.158cm" svg:x="4.202cm" svg:y="9.066cm">
          <draw:text-box>
            <text:p text:style-name="P2"><text:span text:style-name="T3">●</text:span></text:p>
          </draw:text-box>
        </draw:frame>
        <draw:frame draw:style-name="gr5" draw:text-style-name="P6" draw:layer="layout" svg:width="2.322cm" svg:height="0.395cm" svg:x="4.999cm" svg:y="8.941cm">
          <draw:text-box>
            <text:p text:style-name="P2"><text:span text:style-name="T4">S3 and Glacier</text:span></text:p>
          </draw:text-box>
        </draw:frame>
        <draw:frame draw:style-name="gr4" draw:text-style-name="P5" draw:layer="layout" svg:width="0.158cm" svg:height="0.158cm" svg:x="4.202cm" svg:y="9.761cm">
          <draw:text-box>
            <text:p text:style-name="P2"><text:span text:style-name="T3">●</text:span></text:p>
          </draw:text-box>
        </draw:frame>
        <draw:frame draw:style-name="gr5" draw:text-style-name="P6" draw:layer="layout" svg:width="2.716cm" svg:height="0.395cm" svg:x="4.999cm" svg:y="9.636cm">
          <draw:text-box>
            <text:p text:style-name="P2"><text:span text:style-name="T4">Storage Gateway</text:span></text:p>
          </draw:text-box>
        </draw:frame>
        <draw:frame draw:style-name="gr4" draw:text-style-name="P5" draw:layer="layout" svg:width="0.158cm" svg:height="0.158cm" svg:x="4.202cm" svg:y="10.456cm">
          <draw:text-box>
            <text:p text:style-name="P2"><text:span text:style-name="T3">●</text:span></text:p>
          </draw:text-box>
        </draw:frame>
        <draw:frame draw:style-name="gr5" draw:text-style-name="P6" draw:layer="layout" svg:width="2.241cm" svg:height="0.395cm" svg:x="4.999cm" svg:y="10.331cm">
          <draw:text-box>
            <text:p text:style-name="P2"><text:span text:style-name="T4">EDS and RDS</text:span></text:p>
          </draw:text-box>
        </draw:frame>
        <draw:frame draw:style-name="gr4" draw:text-style-name="P5" draw:layer="layout" svg:width="0.158cm" svg:height="0.158cm" svg:x="4.202cm" svg:y="11.151cm">
          <draw:text-box>
            <text:p text:style-name="P2"><text:span text:style-name="T3">●</text:span></text:p>
          </draw:text-box>
        </draw:frame>
        <draw:frame draw:style-name="gr5" draw:text-style-name="P6" draw:layer="layout" svg:width="1.797cm" svg:height="0.395cm" svg:x="4.999cm" svg:y="11.023cm">
          <draw:text-box>
            <text:p text:style-name="P2"><text:span text:style-name="T4">DynamoDB</text:span></text:p>
          </draw:text-box>
        </draw:frame>
        <draw:frame draw:style-name="gr4" draw:text-style-name="P5" draw:layer="layout" svg:width="0.158cm" svg:height="0.158cm" svg:x="4.202cm" svg:y="11.842cm">
          <draw:text-box>
            <text:p text:style-name="P2"><text:span text:style-name="T3">●</text:span></text:p>
          </draw:text-box>
        </draw:frame>
        <draw:frame draw:style-name="gr5" draw:text-style-name="P6" draw:layer="layout" svg:width="0.819cm" svg:height="0.395cm" svg:x="4.999cm" svg:y="11.718cm">
          <draw:text-box>
            <text:p text:style-name="P2"><text:span text:style-name="T4">SNS </text:span></text:p>
          </draw:text-box>
        </draw:frame>
        <draw:frame draw:style-name="gr4" draw:text-style-name="P5" draw:layer="layout" svg:width="0.158cm" svg:height="0.158cm" svg:x="4.202cm" svg:y="12.537cm">
          <draw:text-box>
            <text:p text:style-name="P2"><text:span text:style-name="T3">●</text:span></text:p>
          </draw:text-box>
        </draw:frame>
        <draw:frame draw:style-name="gr5" draw:text-style-name="P6" draw:layer="layout" svg:width="1.598cm" svg:height="0.395cm" svg:x="4.999cm" svg:y="12.413cm">
          <draw:text-box>
            <text:p text:style-name="P2"><text:span text:style-name="T4">CloudTrail</text:span></text:p>
          </draw:text-box>
        </draw:frame>
      </draw:page>
      <draw:page draw:name="page91"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7.198cm" svg:height="1.737cm" svg:x="5.475cm" svg:y="1.075cm">
          <draw:text-box>
            <text:p text:style-name="P2"><text:span text:style-name="T2">Additional AWS Services</text:span></text:p>
          </draw:text-box>
        </draw:frame>
        <draw:frame draw:style-name="gr29" draw:text-style-name="P30" draw:layer="layout" svg:width="0.144cm" svg:height="0.144cm" svg:x="1.679cm" svg:y="3.802cm">
          <draw:text-box>
            <text:p text:style-name="P2"><text:span text:style-name="T29">●</text:span></text:p>
          </draw:text-box>
        </draw:frame>
        <draw:frame draw:style-name="gr30" draw:text-style-name="P31" draw:layer="layout" svg:width="12.723cm" svg:height="0.365cm" svg:x="2.515cm" svg:y="3.682cm">
          <draw:text-box>
            <text:p text:style-name="P2"><text:span text:style-name="T30">AWS Direct Connect – Connect on premises data center services to their AWS Services</text:span></text:p>
          </draw:text-box>
        </draw:frame>
        <draw:frame draw:style-name="gr31" draw:text-style-name="P32" draw:layer="layout" svg:width="0.242cm" svg:height="0.242cm" svg:x="2.794cm" svg:y="4.492cm">
          <draw:text-box>
            <text:p text:style-name="P2"><text:span text:style-name="T31">–</text:span></text:p>
          </draw:text-box>
        </draw:frame>
        <draw:frame draw:style-name="gr30" draw:text-style-name="P31" draw:layer="layout" svg:width="13.413cm" svg:height="0.365cm" svg:x="3.634cm" svg:y="4.42cm">
          <draw:text-box>
            <text:p text:style-name="P2"><text:span text:style-name="T30">A private connection where the speed are more consistent and the connection is more reliant</text:span></text:p>
          </draw:text-box>
        </draw:frame>
        <draw:frame draw:style-name="gr31" draw:text-style-name="P32" draw:layer="layout" svg:width="0.242cm" svg:height="0.242cm" svg:x="2.794cm" svg:y="5.23cm">
          <draw:text-box>
            <text:p text:style-name="P2"><text:span text:style-name="T31">–</text:span></text:p>
          </draw:text-box>
        </draw:frame>
        <draw:frame draw:style-name="gr30" draw:text-style-name="P31" draw:layer="layout" svg:width="14.332cm" svg:height="0.365cm" svg:x="3.634cm" svg:y="5.157cm">
          <draw:text-box>
            <text:p text:style-name="P2"><text:span text:style-name="T30">Work with your ISP that can connect you directly to AWS Direct Connect using a private connection</text:span></text:p>
          </draw:text-box>
        </draw:frame>
        <draw:frame draw:style-name="gr31" draw:text-style-name="P32" draw:layer="layout" svg:width="0.242cm" svg:height="0.242cm" svg:x="2.794cm" svg:y="5.963cm">
          <draw:text-box>
            <text:p text:style-name="P2"><text:span text:style-name="T31">–</text:span></text:p>
          </draw:text-box>
        </draw:frame>
        <draw:frame draw:style-name="gr30" draw:text-style-name="P31" draw:layer="layout" svg:width="14.196cm" svg:height="0.365cm" svg:x="3.634cm" svg:y="5.891cm">
          <draw:text-box>
            <text:p text:style-name="P2"><text:span text:style-name="T30">Could be a connection to a private VPC or private or to the AWS Public network which includes S3</text:span></text:p>
          </draw:text-box>
        </draw:frame>
        <draw:frame draw:style-name="gr29" draw:text-style-name="P30" draw:layer="layout" svg:width="0.144cm" svg:height="0.144cm" svg:x="1.679cm" svg:y="6.839cm">
          <draw:text-box>
            <text:p text:style-name="P2"><text:span text:style-name="T29">●</text:span></text:p>
          </draw:text-box>
        </draw:frame>
        <draw:frame draw:style-name="gr30" draw:text-style-name="P31" draw:layer="layout" svg:width="13.633cm" svg:height="0.365cm" svg:x="2.515cm" svg:y="6.72cm">
          <draw:text-box>
            <text:p text:style-name="P2"><text:span text:style-name="T30">AWS Quick Start : Provides templates to get quickly up and running for a specific configuration</text:span></text:p>
          </draw:text-box>
        </draw:frame>
        <draw:frame draw:style-name="gr31" draw:text-style-name="P32" draw:layer="layout" svg:width="0.242cm" svg:height="0.242cm" svg:x="2.794cm" svg:y="7.53cm">
          <draw:text-box>
            <text:p text:style-name="P2"><text:span text:style-name="T31">–</text:span></text:p>
          </draw:text-box>
        </draw:frame>
        <draw:frame draw:style-name="gr30" draw:text-style-name="P31" draw:layer="layout" svg:width="12.376cm" svg:height="0.365cm" svg:x="3.634cm" svg:y="7.457cm">
          <draw:text-box>
            <text:p text:style-name="P2"><text:span text:style-name="T30">Ex. Using quick start to create Linux Bastion Host ( instances inside a private subnet )</text:span></text:p>
          </draw:text-box>
        </draw:frame>
        <draw:frame draw:style-name="gr29" draw:text-style-name="P30" draw:layer="layout" svg:width="0.144cm" svg:height="0.144cm" svg:x="1.679cm" svg:y="8.402cm">
          <draw:text-box>
            <text:p text:style-name="P2"><text:span text:style-name="T29">●</text:span></text:p>
          </draw:text-box>
        </draw:frame>
        <draw:frame draw:style-name="gr30" draw:text-style-name="P31" draw:layer="layout" svg:width="15.013cm" svg:height="0.365cm" svg:x="2.515cm" svg:y="8.286cm">
          <draw:text-box>
            <text:p text:style-name="P2"><text:span text:style-name="T30">Amazon Athena – A serverless interactive query service used ot analyze data in S3 using standard SQL</text:span></text:p>
          </draw:text-box>
        </draw:frame>
        <draw:frame draw:style-name="gr31" draw:text-style-name="P32" draw:layer="layout" svg:width="0.242cm" svg:height="0.242cm" svg:x="2.794cm" svg:y="9.092cm">
          <draw:text-box>
            <text:p text:style-name="P2"><text:span text:style-name="T31">–</text:span></text:p>
          </draw:text-box>
        </draw:frame>
        <draw:frame draw:style-name="gr30" draw:text-style-name="P31" draw:layer="layout" svg:width="4.972cm" svg:height="0.365cm" svg:x="3.634cm" svg:y="9.023cm">
          <draw:text-box>
            <text:p text:style-name="P2"><text:span text:style-name="T30">Only billed for queries that you run</text:span></text:p>
          </draw:text-box>
        </draw:frame>
        <draw:frame draw:style-name="gr31" draw:text-style-name="P32" draw:layer="layout" svg:width="0.242cm" svg:height="0.242cm" svg:x="2.794cm" svg:y="9.83cm">
          <draw:text-box>
            <text:p text:style-name="P2"><text:span text:style-name="T31">–</text:span></text:p>
          </draw:text-box>
        </draw:frame>
        <draw:frame draw:style-name="gr30" draw:text-style-name="P31" draw:layer="layout" svg:width="5.505cm" svg:height="0.365cm" svg:x="3.634cm" svg:y="9.757cm">
          <draw:text-box>
            <text:p text:style-name="P2"><text:span text:style-name="T30">Other servless → Aurora and Lambda</text:span></text:p>
          </draw:text-box>
        </draw:frame>
        <draw:frame draw:style-name="gr29" draw:text-style-name="P30" draw:layer="layout" svg:width="0.144cm" svg:height="0.144cm" svg:x="1.679cm" svg:y="10.706cm">
          <draw:text-box>
            <text:p text:style-name="P2"><text:span text:style-name="T29">●</text:span></text:p>
          </draw:text-box>
        </draw:frame>
        <draw:frame draw:style-name="gr30" draw:text-style-name="P31" draw:layer="layout" svg:width="22.6cm" svg:height="0.365cm" svg:x="2.515cm" svg:y="10.586cm">
          <draw:text-box>
            <text:p text:style-name="P2"><text:span text:style-name="T30">Amazon EMR – A managed Hadoop framework – designed for processing broad sets of big data includeing log analysis, web indexing and financial analysis</text:span></text:p>
          </draw:text-box>
        </draw:frame>
        <draw:frame draw:style-name="gr29" draw:text-style-name="P30" draw:layer="layout" svg:width="0.144cm" svg:height="0.144cm" svg:x="1.679cm" svg:y="11.535cm">
          <draw:text-box>
            <text:p text:style-name="P2"><text:span text:style-name="T29">●</text:span></text:p>
          </draw:text-box>
        </draw:frame>
        <draw:frame draw:style-name="gr30" draw:text-style-name="P31" draw:layer="layout" svg:width="18.845cm" svg:height="0.365cm" svg:x="2.515cm" svg:y="11.415cm">
          <draw:text-box>
            <text:p text:style-name="P2"><text:span text:style-name="T30">Amazon LightSail – A private virtual server aimed at developers to provide everything needed to launch a service or project quickly</text:span></text:p>
          </draw:text-box>
        </draw:frame>
        <draw:frame draw:style-name="gr29" draw:text-style-name="P30" draw:layer="layout" svg:width="0.144cm" svg:height="0.144cm" svg:x="1.679cm" svg:y="12.364cm">
          <draw:text-box>
            <text:p text:style-name="P2"><text:span text:style-name="T29">●</text:span></text:p>
          </draw:text-box>
        </draw:frame>
        <draw:frame draw:style-name="gr30" draw:text-style-name="P31" draw:layer="layout" svg:width="18.548cm" svg:height="0.365cm" svg:x="2.515cm" svg:y="12.244cm">
          <draw:text-box>
            <text:p text:style-name="P2"><text:span text:style-name="T30">Amazon Rekognition – Video/image analysis which can identify objects, people, text and supports facial recognition and analysis</text:span></text:p>
          </draw:text-box>
        </draw:frame>
        <draw:frame draw:style-name="gr29" draw:text-style-name="P30" draw:layer="layout" svg:width="0.144cm" svg:height="0.144cm" svg:x="1.679cm" svg:y="13.193cm">
          <draw:text-box>
            <text:p text:style-name="P2"><text:span text:style-name="T29">●</text:span></text:p>
          </draw:text-box>
        </draw:frame>
        <draw:frame draw:style-name="gr30" draw:text-style-name="P31" draw:layer="layout" svg:width="24.856cm" svg:height="0.365cm" svg:x="2.515cm" svg:y="13.073cm">
          <draw:text-box>
            <text:p text:style-name="P2"><text:span text:style-name="T30">Amazon Device Farm → provides physical devices that can be used to test and troubleshoot applications on mobile devices as help simulate real-world customer conditions</text:span></text:p>
          </draw:text-box>
        </draw:frame>
        <draw:frame draw:style-name="gr29" draw:text-style-name="P30" draw:layer="layout" svg:width="0.144cm" svg:height="0.144cm" svg:x="1.679cm" svg:y="14.022cm">
          <draw:text-box>
            <text:p text:style-name="P2"><text:span text:style-name="T29">●</text:span></text:p>
          </draw:text-box>
        </draw:frame>
        <draw:frame draw:style-name="gr30" draw:text-style-name="P31" draw:layer="layout" svg:width="17.494cm" svg:height="0.365cm" svg:x="2.515cm" svg:y="13.902cm">
          <draw:text-box>
            <text:p text:style-name="P2"><text:span text:style-name="T30">Mechanical Turk – Crowdsourcing markeypalce that simplifies outsourcing of process and jobs to a distributed workforce </text:span></text:p>
          </draw:text-box>
        </draw:frame>
        <draw:frame draw:style-name="gr31" draw:text-style-name="P32" draw:layer="layout" svg:width="0.242cm" svg:height="0.242cm" svg:x="2.794cm" svg:y="14.712cm">
          <draw:text-box>
            <text:p text:style-name="P2"><text:span text:style-name="T31">–</text:span></text:p>
          </draw:text-box>
        </draw:frame>
        <draw:frame draw:style-name="gr30" draw:text-style-name="P31" draw:layer="layout" svg:width="11.271cm" svg:height="0.365cm" svg:x="3.634cm" svg:y="14.64cm">
          <draw:text-box>
            <text:p text:style-name="P2"><text:span text:style-name="T30">Greate for time consuming tasks that can be completed by distributed workers</text:span></text:p>
          </draw:text-box>
        </draw:frame>
      </draw:page>
      <draw:page draw:name="page92"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4.167cm" svg:height="1.737cm" svg:x="6.918cm" svg:y="1.075cm">
          <draw:text-box>
            <text:p text:style-name="P2"><text:span text:style-name="T2">Questions from Quiz</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12.334cm" svg:height="0.395cm" svg:x="2.6cm" svg:y="3.685cm">
          <draw:text-box>
            <text:p text:style-name="P2"><text:span text:style-name="T4">Which of these are allowed penetration testing without prior approval from AWS</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6.475cm" svg:height="0.395cm" svg:x="3.799cm" svg:y="4.479cm">
          <draw:text-box>
            <text:p text:style-name="P2"><text:span text:style-name="T4">Allowed CloudFront, RDS, EC2 Instances</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4.481cm" svg:height="0.395cm" svg:x="3.799cm" svg:y="5.273cm">
          <draw:text-box>
            <text:p text:style-name="P2"><text:span text:style-name="T4">Not Allows Route 53 and S3.</text:span></text:p>
          </draw:text-box>
        </draw:frame>
        <draw:frame draw:style-name="gr4" draw:text-style-name="P5" draw:layer="layout" svg:width="0.158cm" svg:height="0.158cm" svg:x="1.7cm" svg:y="6.289cm">
          <draw:text-box>
            <text:p text:style-name="P2"><text:span text:style-name="T3">●</text:span></text:p>
          </draw:text-box>
        </draw:frame>
        <draw:frame draw:style-name="gr5" draw:text-style-name="P6" draw:layer="layout" svg:width="18.845cm" svg:height="0.395cm" svg:x="2.6cm" svg:y="6.165cm">
          <draw:text-box>
            <text:p text:style-name="P2"><text:span text:style-name="T4">Which AWS services is a thread detection service that monitors for threats to AWS accounts and workloads : AWS Shield</text:span></text:p>
          </draw:text-box>
        </draw:frame>
        <draw:frame draw:style-name="gr4" draw:text-style-name="P5" draw:layer="layout" svg:width="0.158cm" svg:height="0.158cm" svg:x="1.7cm" svg:y="7.185cm">
          <draw:text-box>
            <text:p text:style-name="P2"><text:span text:style-name="T3">●</text:span></text:p>
          </draw:text-box>
        </draw:frame>
        <draw:frame draw:style-name="gr5" draw:text-style-name="P6" draw:layer="layout" svg:width="14.514cm" svg:height="0.395cm" svg:x="2.6cm" svg:y="7.061cm">
          <draw:text-box>
            <text:p text:style-name="P2"><text:span text:style-name="T4">In regards to the AWS Shared Responsibility Model AWS maintains responsibility of the cloud</text:span></text:p>
          </draw:text-box>
        </draw:frame>
        <draw:frame draw:style-name="gr4" draw:text-style-name="P5" draw:layer="layout" svg:width="0.158cm" svg:height="0.158cm" svg:x="1.7cm" svg:y="8.078cm">
          <draw:text-box>
            <text:p text:style-name="P2"><text:span text:style-name="T3">●</text:span></text:p>
          </draw:text-box>
        </draw:frame>
        <draw:frame draw:style-name="gr5" draw:text-style-name="P6" draw:layer="layout" svg:width="14.391cm" svg:height="0.395cm" svg:x="2.6cm" svg:y="7.954cm">
          <draw:text-box>
            <text:p text:style-name="P2"><text:span text:style-name="T4">Which of the following languages does AWS Lambda currently support : Node.js, Ruby, Java</text:span></text:p>
          </draw:text-box>
        </draw:frame>
        <draw:frame draw:style-name="gr4" draw:text-style-name="P5" draw:layer="layout" svg:width="0.158cm" svg:height="0.158cm" svg:x="1.7cm" svg:y="8.974cm">
          <draw:text-box>
            <text:p text:style-name="P2"><text:span text:style-name="T3">●</text:span></text:p>
          </draw:text-box>
        </draw:frame>
        <draw:frame draw:style-name="gr5" draw:text-style-name="P6" draw:layer="layout" svg:width="13.058cm" svg:height="0.395cm" svg:x="2.6cm" svg:y="8.85cm">
          <draw:text-box>
            <text:p text:style-name="P2"><text:span text:style-name="T4">What AWS services provides protection for web application behind ELB : AWS WAF</text:span></text:p>
          </draw:text-box>
        </draw:frame>
        <draw:frame draw:style-name="gr4" draw:text-style-name="P5" draw:layer="layout" svg:width="0.158cm" svg:height="0.158cm" svg:x="1.7cm" svg:y="9.867cm">
          <draw:text-box>
            <text:p text:style-name="P2"><text:span text:style-name="T3">●</text:span></text:p>
          </draw:text-box>
        </draw:frame>
        <draw:frame draw:style-name="gr5" draw:text-style-name="P6" draw:layer="layout" svg:width="9.32cm" svg:height="0.395cm" svg:x="2.6cm" svg:y="9.742cm">
          <draw:text-box>
            <text:p text:style-name="P2"><text:span text:style-name="T4">Considered to be AWS Serveless : Aurora, Athena, Lambda</text:span></text:p>
          </draw:text-box>
        </draw:frame>
        <draw:frame draw:style-name="gr4" draw:text-style-name="P5" draw:layer="layout" svg:width="0.158cm" svg:height="0.158cm" svg:x="1.7cm" svg:y="10.763cm">
          <draw:text-box>
            <text:p text:style-name="P2"><text:span text:style-name="T3">●</text:span></text:p>
          </draw:text-box>
        </draw:frame>
        <draw:frame draw:style-name="gr5" draw:text-style-name="P6" draw:layer="layout" svg:width="24.788cm" svg:height="0.395cm" svg:x="2.6cm" svg:y="10.635cm">
          <draw:text-box>
            <text:p text:style-name="P2"><text:span text:style-name="T4">In regards to AWS KMS which of these statements are true: Keys can be generated in a CloudHSM cluster, Key generated by KMS, Key may be imported from </text:span></text:p>
          </draw:text-box>
        </draw:frame>
        <draw:frame draw:style-name="gr5" draw:text-style-name="P6" draw:layer="layout" svg:width="3.914cm" svg:height="0.395cm" svg:x="2.6cm" svg:y="11.03cm">
          <draw:text-box>
            <text:p text:style-name="P2"><text:span text:style-name="T4">other encryption services</text:span></text:p>
          </draw:text-box>
        </draw:frame>
        <draw:frame draw:style-name="gr4" draw:text-style-name="P5" draw:layer="layout" svg:width="0.158cm" svg:height="0.158cm" svg:x="1.7cm" svg:y="12.05cm">
          <draw:text-box>
            <text:p text:style-name="P2"><text:span text:style-name="T3">●</text:span></text:p>
          </draw:text-box>
        </draw:frame>
        <draw:frame draw:style-name="gr5" draw:text-style-name="P6" draw:layer="layout" svg:width="13.777cm" svg:height="0.395cm" svg:x="2.6cm" svg:y="11.922cm">
          <draw:text-box>
            <text:p text:style-name="P2"><text:span text:style-name="T4">Which of the following services is not allow penetration testing without prior approval : S3</text:span></text:p>
          </draw:text-box>
        </draw:frame>
        <draw:frame draw:style-name="gr4" draw:text-style-name="P5" draw:layer="layout" svg:width="0.158cm" svg:height="0.158cm" svg:x="1.7cm" svg:y="12.943cm">
          <draw:text-box>
            <text:p text:style-name="P2"><text:span text:style-name="T3">●</text:span></text:p>
          </draw:text-box>
        </draw:frame>
        <draw:frame draw:style-name="gr5" draw:text-style-name="P6" draw:layer="layout" svg:width="25.11cm" svg:height="0.395cm" svg:x="2.6cm" svg:y="12.818cm">
          <draw:text-box>
            <text:p text:style-name="P2"><text:span text:style-name="T4">In regards to AWS Shared Responsibility Model for which of these is AWS Responsible : CPU on physical hardware, Host virtualization software, Availability Zone</text:span></text:p>
          </draw:text-box>
        </draw:frame>
        <draw:frame draw:style-name="gr4" draw:text-style-name="P5" draw:layer="layout" svg:width="0.158cm" svg:height="0.158cm" svg:x="1.7cm" svg:y="13.835cm">
          <draw:text-box>
            <text:p text:style-name="P2"><text:span text:style-name="T3">●</text:span></text:p>
          </draw:text-box>
        </draw:frame>
        <draw:frame draw:style-name="gr5" draw:text-style-name="P6" draw:layer="layout" svg:width="18.201cm" svg:height="0.395cm" svg:x="2.6cm" svg:y="13.711cm">
          <draw:text-box>
            <text:p text:style-name="P2"><text:span text:style-name="T4">which AWS service is Thread Detection service that monitors for threats to AWS account and workloads :AWS Shield</text:span></text:p>
          </draw:text-box>
        </draw:frame>
        <draw:frame draw:style-name="gr4" draw:text-style-name="P5" draw:layer="layout" svg:width="0.158cm" svg:height="0.158cm" svg:x="1.7cm" svg:y="14.731cm">
          <draw:text-box>
            <text:p text:style-name="P2"><text:span text:style-name="T3">●</text:span></text:p>
          </draw:text-box>
        </draw:frame>
        <draw:frame draw:style-name="gr5" draw:text-style-name="P6" draw:layer="layout" svg:width="24.56cm" svg:height="0.395cm" svg:x="2.6cm" svg:y="14.607cm">
          <draw:text-box>
            <text:p text:style-name="P2"><text:span text:style-name="T4">which of the following penetration testing activities are prohibited on AWS Ddos Attacks, Port Flooding, DNS Zone walking via Amazon Route 53 hosted zones</text:span></text:p>
          </draw:text-box>
        </draw:frame>
      </draw:page>
      <draw:page draw:name="page93"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2.638cm" svg:height="1.737cm" svg:x="2.928cm" svg:y="0.207cm">
          <draw:text-box>
            <text:p text:style-name="P2"><text:span text:style-name="T2">AWS Pricing Billing and Support </text:span></text:p>
          </draw:text-box>
        </draw:frame>
        <draw:frame draw:style-name="gr3" draw:text-style-name="P4" draw:layer="layout" svg:width="20.822cm" svg:height="1.737cm" svg:x="3.662cm" svg:y="1.943cm">
          <draw:text-box>
            <text:p text:style-name="P2"><text:span text:style-name="T2">Services : AWS Organizations</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17.469cm" svg:height="0.395cm" svg:x="2.6cm" svg:y="3.685cm">
          <draw:text-box>
            <text:p text:style-name="P2"><text:span text:style-name="T4">Organizations allow you or your company to manage billing and access to multiple AWS account in one interface</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12.156cm" svg:height="0.395cm" svg:x="3.799cm" svg:y="4.479cm">
          <draw:text-box>
            <text:p text:style-name="P2"><text:span text:style-name="T4">different department are managing multiple accounts and each one has billing </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17.363cm" svg:height="0.395cm" svg:x="3.799cm" svg:y="5.273cm">
          <draw:text-box>
            <text:p text:style-name="P2"><text:span text:style-name="T4">policy based management for multiple AWS accounts. ( Can crate accounts and apply policies to these groups )</text:span></text:p>
          </draw:text-box>
        </draw:frame>
        <draw:frame draw:style-name="gr6" draw:text-style-name="P7" draw:layer="layout" svg:width="0.264cm" svg:height="0.264cm" svg:x="2.9cm" svg:y="6.141cm">
          <draw:text-box>
            <text:p text:style-name="P2"><text:span text:style-name="T5">–</text:span></text:p>
          </draw:text-box>
        </draw:frame>
        <draw:frame draw:style-name="gr5" draw:text-style-name="P6" draw:layer="layout" svg:width="8.769cm" svg:height="0.395cm" svg:x="3.799cm" svg:y="6.066cm">
          <draw:text-box>
            <text:p text:style-name="P2"><text:span text:style-name="T4">enables you to manage policies against multiple account</text:span></text:p>
          </draw:text-box>
        </draw:frame>
        <draw:frame draw:style-name="gr6" draw:text-style-name="P7" draw:layer="layout" svg:width="0.264cm" svg:height="0.264cm" svg:x="2.9cm" svg:y="6.935cm">
          <draw:text-box>
            <text:p text:style-name="P2"><text:span text:style-name="T5">–</text:span></text:p>
          </draw:text-box>
        </draw:frame>
        <draw:frame draw:style-name="gr5" draw:text-style-name="P6" draw:layer="layout" svg:width="22.743cm" svg:height="0.395cm" svg:x="3.799cm" svg:y="6.86cm">
          <draw:text-box>
            <text:p text:style-name="P2"><text:span text:style-name="T4">Service Content Policies that centrally control AWS service use across multiple AWS Account ( What services should the account have access to )</text:span></text:p>
          </draw:text-box>
        </draw:frame>
        <draw:frame draw:style-name="gr6" draw:text-style-name="P7" draw:layer="layout" svg:width="0.264cm" svg:height="0.264cm" svg:x="2.9cm" svg:y="7.729cm">
          <draw:text-box>
            <text:p text:style-name="P2"><text:span text:style-name="T5">–</text:span></text:p>
          </draw:text-box>
        </draw:frame>
        <draw:frame draw:style-name="gr5" draw:text-style-name="P6" draw:layer="layout" svg:width="22.65cm" svg:height="0.395cm" svg:x="3.799cm" svg:y="7.654cm">
          <draw:text-box>
            <text:p text:style-name="P2"><text:span text:style-name="T4">Automate the creation of new accounts through the API by enabling the set up of a single payment method for all the account in your organization </text:span></text:p>
          </draw:text-box>
        </draw:frame>
        <draw:frame draw:style-name="gr5" draw:text-style-name="P6" draw:layer="layout" svg:width="4.244cm" svg:height="0.395cm" svg:x="3.799cm" svg:y="8.049cm">
          <draw:text-box>
            <text:p text:style-name="P2"><text:span text:style-name="T4">through consolidated billing</text:span></text:p>
          </draw:text-box>
        </draw:frame>
        <draw:frame draw:style-name="gr6" draw:text-style-name="P7" draw:layer="layout" svg:width="0.264cm" svg:height="0.264cm" svg:x="2.9cm" svg:y="8.918cm">
          <draw:text-box>
            <text:p text:style-name="P2"><text:span text:style-name="T5">–</text:span></text:p>
          </draw:text-box>
        </draw:frame>
        <draw:frame draw:style-name="gr5" draw:text-style-name="P6" draw:layer="layout" svg:width="1.7cm" svg:height="0.395cm" svg:x="3.799cm" svg:y="8.843cm">
          <draw:text-box>
            <text:p text:style-name="P2"><text:span text:style-name="T4">No Charge</text:span></text:p>
          </draw:text-box>
        </draw:frame>
        <draw:frame draw:style-name="gr4" draw:text-style-name="P5" draw:layer="layout" svg:width="0.158cm" svg:height="0.158cm" svg:x="1.7cm" svg:y="9.86cm">
          <draw:text-box>
            <text:p text:style-name="P2"><text:span text:style-name="T3">●</text:span></text:p>
          </draw:text-box>
        </draw:frame>
        <draw:frame draw:style-name="gr5" draw:text-style-name="P6" draw:layer="layout" svg:width="3.765cm" svg:height="0.395cm" svg:x="2.6cm" svg:y="9.735cm">
          <draw:text-box>
            <text:p text:style-name="P2"><text:span text:style-name="T4">main Features / benefits</text:span></text:p>
          </draw:text-box>
        </draw:frame>
        <draw:frame draw:style-name="gr6" draw:text-style-name="P7" draw:layer="layout" svg:width="0.264cm" svg:height="0.264cm" svg:x="2.9cm" svg:y="10.604cm">
          <draw:text-box>
            <text:p text:style-name="P2"><text:span text:style-name="T5">–</text:span></text:p>
          </draw:text-box>
        </draw:frame>
        <draw:frame draw:style-name="gr5" draw:text-style-name="P6" draw:layer="layout" svg:width="10.09cm" svg:height="0.395cm" svg:x="3.799cm" svg:y="10.529cm">
          <draw:text-box>
            <text:p text:style-name="P2"><text:span text:style-name="T4">Centrally manage access policies across multiple AWS Accounts</text:span></text:p>
          </draw:text-box>
        </draw:frame>
        <draw:frame draw:style-name="gr4" draw:text-style-name="P5" draw:layer="layout" svg:width="0.158cm" svg:height="0.158cm" svg:x="4.202cm" svg:y="11.348cm">
          <draw:text-box>
            <text:p text:style-name="P2"><text:span text:style-name="T3">●</text:span></text:p>
          </draw:text-box>
        </draw:frame>
        <draw:frame draw:style-name="gr5" draw:text-style-name="P6" draw:layer="layout" svg:width="9.548cm" svg:height="0.395cm" svg:x="4.999cm" svg:y="11.224cm">
          <draw:text-box>
            <text:p text:style-name="P2"><text:span text:style-name="T4">create group of accounts and apply policies for these account</text:span></text:p>
          </draw:text-box>
        </draw:frame>
        <draw:frame draw:style-name="gr6" draw:text-style-name="P7" draw:layer="layout" svg:width="0.264cm" svg:height="0.264cm" svg:x="2.9cm" svg:y="12.093cm">
          <draw:text-box>
            <text:p text:style-name="P2"><text:span text:style-name="T5">–</text:span></text:p>
          </draw:text-box>
        </draw:frame>
        <draw:frame draw:style-name="gr5" draw:text-style-name="P6" draw:layer="layout" svg:width="5.099cm" svg:height="0.395cm" svg:x="3.799cm" svg:y="12.018cm">
          <draw:text-box>
            <text:p text:style-name="P2"><text:span text:style-name="T4">Control Access to AWS Services</text:span></text:p>
          </draw:text-box>
        </draw:frame>
        <draw:frame draw:style-name="gr4" draw:text-style-name="P5" draw:layer="layout" svg:width="0.158cm" svg:height="0.158cm" svg:x="4.202cm" svg:y="12.837cm">
          <draw:text-box>
            <text:p text:style-name="P2"><text:span text:style-name="T3">●</text:span></text:p>
          </draw:text-box>
        </draw:frame>
        <draw:frame draw:style-name="gr5" draw:text-style-name="P6" draw:layer="layout" svg:width="9.044cm" svg:height="0.395cm" svg:x="4.999cm" svg:y="12.713cm">
          <draw:text-box>
            <text:p text:style-name="P2"><text:span text:style-name="T4">Allow you to define what services the account can access </text:span></text:p>
          </draw:text-box>
        </draw:frame>
        <draw:frame draw:style-name="gr6" draw:text-style-name="P7" draw:layer="layout" svg:width="0.264cm" svg:height="0.264cm" svg:x="2.9cm" svg:y="13.581cm">
          <draw:text-box>
            <text:p text:style-name="P2"><text:span text:style-name="T5">–</text:span></text:p>
          </draw:text-box>
        </draw:frame>
      </draw:page>
      <draw:page draw:name="page94"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2.638cm" svg:height="1.737cm" svg:x="2.928cm" svg:y="0.207cm">
          <draw:text-box>
            <text:p text:style-name="P2"><text:span text:style-name="T2">AWS Pricing Billing and Support </text:span></text:p>
          </draw:text-box>
        </draw:frame>
        <draw:frame draw:style-name="gr3" draw:text-style-name="P4" draw:layer="layout" svg:width="20.822cm" svg:height="1.737cm" svg:x="3.662cm" svg:y="1.943cm">
          <draw:text-box>
            <text:p text:style-name="P2"><text:span text:style-name="T2">Services : AWS Organizations</text:span></text:p>
          </draw:text-box>
        </draw:frame>
        <draw:frame draw:style-name="gr6" draw:text-style-name="P7" draw:layer="layout" svg:width="0.264cm" svg:height="0.264cm" svg:x="2.9cm" svg:y="3.76cm">
          <draw:text-box>
            <text:p text:style-name="P2"><text:span text:style-name="T5">–</text:span></text:p>
          </draw:text-box>
        </draw:frame>
        <draw:frame draw:style-name="gr5" draw:text-style-name="P6" draw:layer="layout" svg:width="7.99cm" svg:height="0.395cm" svg:x="3.799cm" svg:y="3.685cm">
          <draw:text-box>
            <text:p text:style-name="P2"><text:span text:style-name="T4">Automate AWS account creation and management </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10.945cm" svg:height="0.395cm" svg:x="3.799cm" svg:y="4.479cm">
          <draw:text-box>
            <text:p text:style-name="P2"><text:span text:style-name="T4">Consolidate billing across multiple AWS Account into a single payment</text:span></text:p>
          </draw:text-box>
        </draw:frame>
        <draw:frame draw:style-name="gr4" draw:text-style-name="P5" draw:layer="layout" svg:width="0.158cm" svg:height="0.158cm" svg:x="1.7cm" svg:y="5.496cm">
          <draw:text-box>
            <text:p text:style-name="P2"><text:span text:style-name="T3">●</text:span></text:p>
          </draw:text-box>
        </draw:frame>
        <draw:frame draw:style-name="gr5" draw:text-style-name="P6" draw:layer="layout" svg:width="3.13cm" svg:height="0.395cm" svg:x="2.6cm" svg:y="5.371cm">
          <draw:text-box>
            <text:p text:style-name="P2"><text:span text:style-name="T4">Consolidated billing </text:span></text:p>
          </draw:text-box>
        </draw:frame>
        <draw:frame draw:style-name="gr6" draw:text-style-name="P7" draw:layer="layout" svg:width="0.264cm" svg:height="0.264cm" svg:x="2.9cm" svg:y="6.24cm">
          <draw:text-box>
            <text:p text:style-name="P2"><text:span text:style-name="T5">–</text:span></text:p>
          </draw:text-box>
        </draw:frame>
        <draw:frame draw:style-name="gr5" draw:text-style-name="P6" draw:layer="layout" svg:width="11.572cm" svg:height="0.395cm" svg:x="3.799cm" svg:y="6.165cm">
          <draw:text-box>
            <text:p text:style-name="P2"><text:span text:style-name="T4">View, manage and pay bills fro multiple AWS account in one user interface</text:span></text:p>
          </draw:text-box>
        </draw:frame>
        <draw:frame draw:style-name="gr6" draw:text-style-name="P7" draw:layer="layout" svg:width="0.264cm" svg:height="0.264cm" svg:x="2.9cm" svg:y="7.034cm">
          <draw:text-box>
            <text:p text:style-name="P2"><text:span text:style-name="T5">–</text:span></text:p>
          </draw:text-box>
        </draw:frame>
        <draw:frame draw:style-name="gr5" draw:text-style-name="P6" draw:layer="layout" svg:width="10.949cm" svg:height="0.395cm" svg:x="3.799cm" svg:y="6.959cm">
          <draw:text-box>
            <text:p text:style-name="P2"><text:span text:style-name="T4">AWS pricing. <text:s/>The more you have the better the price for each service </text:span></text:p>
          </draw:text-box>
        </draw:frame>
        <draw:frame draw:style-name="gr6" draw:text-style-name="P7" draw:layer="layout" svg:width="0.264cm" svg:height="0.264cm" svg:x="2.9cm" svg:y="7.828cm">
          <draw:text-box>
            <text:p text:style-name="P2"><text:span text:style-name="T5">–</text:span></text:p>
          </draw:text-box>
        </draw:frame>
        <draw:frame draw:style-name="gr5" draw:text-style-name="P6" draw:layer="layout" svg:width="10.992cm" svg:height="0.395cm" svg:x="3.799cm" svg:y="7.753cm">
          <draw:text-box>
            <text:p text:style-name="P2"><text:span text:style-name="T4">Reserved Instance can be used by another account in the organization</text:span></text:p>
          </draw:text-box>
        </draw:frame>
        <draw:frame draw:style-name="gr4" draw:text-style-name="P5" draw:layer="layout" svg:width="0.158cm" svg:height="0.158cm" svg:x="1.7cm" svg:y="8.773cm">
          <draw:text-box>
            <text:p text:style-name="P2"><text:span text:style-name="T3">●</text:span></text:p>
          </draw:text-box>
        </draw:frame>
        <draw:frame draw:style-name="gr5" draw:text-style-name="P6" draw:layer="layout" svg:width="5.332cm" svg:height="0.395cm" svg:x="2.6cm" svg:y="8.649cm">
          <draw:text-box>
            <text:p text:style-name="P2"><text:span text:style-name="T4">The service is AWS Organizations</text:span></text:p>
          </draw:text-box>
        </draw:frame>
        <draw:frame draw:style-name="gr4" draw:text-style-name="P5" draw:layer="layout" svg:width="0.158cm" svg:height="0.158cm" svg:x="1.7cm" svg:y="9.665cm">
          <draw:text-box>
            <text:p text:style-name="P2"><text:span text:style-name="T3">●</text:span></text:p>
          </draw:text-box>
        </draw:frame>
        <draw:frame draw:style-name="gr5" draw:text-style-name="P6" draw:layer="layout" svg:width="2.229cm" svg:height="0.395cm" svg:x="2.6cm" svg:y="9.541cm">
          <draw:text-box>
            <text:p text:style-name="P2"><text:span text:style-name="T4">Pay as you go</text:span></text:p>
          </draw:text-box>
        </draw:frame>
        <draw:frame draw:style-name="gr4" draw:text-style-name="P5" draw:layer="layout" svg:width="0.158cm" svg:height="0.158cm" svg:x="1.7cm" svg:y="10.562cm">
          <draw:text-box>
            <text:p text:style-name="P2"><text:span text:style-name="T3">●</text:span></text:p>
          </draw:text-box>
        </draw:frame>
        <draw:frame draw:style-name="gr5" draw:text-style-name="P6" draw:layer="layout" svg:width="8.723cm" svg:height="0.395cm" svg:x="2.6cm" svg:y="10.437cm">
          <draw:text-box>
            <text:p text:style-name="P2"><text:span text:style-name="T4">No long term contract or complex licensing are required </text:span></text:p>
          </draw:text-box>
        </draw:frame>
        <draw:frame draw:style-name="gr4" draw:text-style-name="P5" draw:layer="layout" svg:width="0.158cm" svg:height="0.158cm" svg:x="1.7cm" svg:y="11.454cm">
          <draw:text-box>
            <text:p text:style-name="P2"><text:span text:style-name="T3">●</text:span></text:p>
          </draw:text-box>
        </draw:frame>
        <draw:frame draw:style-name="gr5" draw:text-style-name="P6" draw:layer="layout" svg:width="11.606cm" svg:height="0.395cm" svg:x="2.6cm" svg:y="11.33cm">
          <draw:text-box>
            <text:p text:style-name="P2"><text:span text:style-name="T4">Volume discounts are available so the more you use the cheaper it can get</text:span></text:p>
          </draw:text-box>
        </draw:frame>
        <draw:frame draw:style-name="gr4" draw:text-style-name="P5" draw:layer="layout" svg:width="0.158cm" svg:height="0.158cm" svg:x="1.7cm" svg:y="12.35cm">
          <draw:text-box>
            <text:p text:style-name="P2"><text:span text:style-name="T3">●</text:span></text:p>
          </draw:text-box>
        </draw:frame>
        <draw:frame draw:style-name="gr5" draw:text-style-name="P6" draw:layer="layout" svg:width="4.604cm" svg:height="0.395cm" svg:x="2.6cm" svg:y="12.222cm">
          <draw:text-box>
            <text:p text:style-name="P2"><text:span text:style-name="T4">There are no termination fees</text:span></text:p>
          </draw:text-box>
        </draw:frame>
      </draw:page>
      <draw:page draw:name="page95"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3.392cm" svg:height="1.737cm" svg:x="7.334cm" svg:y="1.075cm">
          <draw:text-box>
            <text:p text:style-name="P2"><text:span text:style-name="T2">AWS Pricing Model</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2.347cm" svg:height="0.395cm" svg:x="2.6cm" svg:y="3.685cm">
          <draw:text-box>
            <text:p text:style-name="P2"><text:span text:style-name="T4">Pay As you Go</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7.161cm" svg:height="0.395cm" svg:x="3.799cm" svg:y="4.479cm">
          <draw:text-box>
            <text:p text:style-name="P2"><text:span text:style-name="T4">No up front cost and charges immediately end</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5.222cm" svg:height="0.395cm" svg:x="3.799cm" svg:y="5.273cm">
          <draw:text-box>
            <text:p text:style-name="P2"><text:span text:style-name="T4">Exceptions : Reserved Instances </text:span></text:p>
          </draw:text-box>
        </draw:frame>
        <draw:frame draw:style-name="gr4" draw:text-style-name="P5" draw:layer="layout" svg:width="0.158cm" svg:height="0.158cm" svg:x="4.202cm" svg:y="6.092cm">
          <draw:text-box>
            <text:p text:style-name="P2"><text:span text:style-name="T3">●</text:span></text:p>
          </draw:text-box>
        </draw:frame>
        <draw:frame draw:style-name="gr5" draw:text-style-name="P6" draw:layer="layout" svg:width="6.885cm" svg:height="0.395cm" svg:x="4.999cm" svg:y="5.968cm">
          <draw:text-box>
            <text:p text:style-name="P2"><text:span text:style-name="T4">Can save 75%, but must pay the full amount</text:span></text:p>
          </draw:text-box>
        </draw:frame>
        <draw:frame draw:style-name="gr4" draw:text-style-name="P5" draw:layer="layout" svg:width="0.158cm" svg:height="0.158cm" svg:x="1.7cm" svg:y="6.984cm">
          <draw:text-box>
            <text:p text:style-name="P2"><text:span text:style-name="T3">●</text:span></text:p>
          </draw:text-box>
        </draw:frame>
        <draw:frame draw:style-name="gr5" draw:text-style-name="P6" draw:layer="layout" svg:width="9.116cm" svg:height="0.395cm" svg:x="2.6cm" svg:y="6.86cm">
          <draw:text-box>
            <text:p text:style-name="P2"><text:span text:style-name="T4">No Long Term Contracts or complex licensing are required</text:span></text:p>
          </draw:text-box>
        </draw:frame>
        <draw:frame draw:style-name="gr6" draw:text-style-name="P7" draw:layer="layout" svg:width="0.264cm" svg:height="0.264cm" svg:x="2.9cm" svg:y="7.729cm">
          <draw:text-box>
            <text:p text:style-name="P2"><text:span text:style-name="T5">–</text:span></text:p>
          </draw:text-box>
        </draw:frame>
        <draw:frame draw:style-name="gr5" draw:text-style-name="P6" draw:layer="layout" svg:width="6.678cm" svg:height="0.395cm" svg:x="3.799cm" svg:y="7.654cm">
          <draw:text-box>
            <text:p text:style-name="P2"><text:span text:style-name="T4">Exceptions can be something like reserved</text:span></text:p>
          </draw:text-box>
        </draw:frame>
        <draw:frame draw:style-name="gr4" draw:text-style-name="P5" draw:layer="layout" svg:width="0.158cm" svg:height="0.158cm" svg:x="1.7cm" svg:y="8.674cm">
          <draw:text-box>
            <text:p text:style-name="P2"><text:span text:style-name="T3">●</text:span></text:p>
          </draw:text-box>
        </draw:frame>
        <draw:frame draw:style-name="gr5" draw:text-style-name="P6" draw:layer="layout" svg:width="16.681cm" svg:height="0.395cm" svg:x="2.6cm" svg:y="8.546cm">
          <draw:text-box>
            <text:p text:style-name="P2"><text:span text:style-name="T4">Volume discounts are available. <text:s/>So there is more you use a service, the cheaper it can get ( per unit used )</text:span></text:p>
          </draw:text-box>
        </draw:frame>
        <draw:frame draw:style-name="gr4" draw:text-style-name="P5" draw:layer="layout" svg:width="0.158cm" svg:height="0.158cm" svg:x="1.7cm" svg:y="9.567cm">
          <draw:text-box>
            <text:p text:style-name="P2"><text:span text:style-name="T3">●</text:span></text:p>
          </draw:text-box>
        </draw:frame>
        <draw:frame draw:style-name="gr5" draw:text-style-name="P6" draw:layer="layout" svg:width="3.279cm" svg:height="0.395cm" svg:x="2.6cm" svg:y="9.442cm">
          <draw:text-box>
            <text:p text:style-name="P2"><text:span text:style-name="T4">No Termination Fees</text:span></text:p>
          </draw:text-box>
        </draw:frame>
        <draw:frame draw:style-name="gr4" draw:text-style-name="P5" draw:layer="layout" svg:width="0.158cm" svg:height="0.158cm" svg:x="1.7cm" svg:y="10.463cm">
          <draw:text-box>
            <text:p text:style-name="P2"><text:span text:style-name="T3">●</text:span></text:p>
          </draw:text-box>
        </draw:frame>
        <draw:frame draw:style-name="gr5" draw:text-style-name="P6" draw:layer="layout" svg:width="3.181cm" svg:height="0.395cm" svg:x="2.6cm" svg:y="10.335cm">
          <draw:text-box>
            <text:p text:style-name="P2"><text:span text:style-name="T4">AWS offers Freetier.</text:span></text:p>
          </draw:text-box>
        </draw:frame>
        <draw:frame draw:style-name="gr4" draw:text-style-name="P5" draw:layer="layout" svg:width="0.158cm" svg:height="0.158cm" svg:x="1.7cm" svg:y="11.355cm">
          <draw:text-box>
            <text:p text:style-name="P2"><text:span text:style-name="T3">●</text:span></text:p>
          </draw:text-box>
        </draw:frame>
        <draw:frame draw:style-name="gr5" draw:text-style-name="P6" draw:layer="layout" svg:width="5.594cm" svg:height="0.395cm" svg:x="2.6cm" svg:y="11.231cm">
          <draw:text-box>
            <text:p text:style-name="P2"><text:span text:style-name="T4">How does AWS Pricing Model Work</text:span></text:p>
          </draw:text-box>
        </draw:frame>
        <draw:frame draw:style-name="gr6" draw:text-style-name="P7" draw:layer="layout" svg:width="0.264cm" svg:height="0.264cm" svg:x="2.9cm" svg:y="12.1cm">
          <draw:text-box>
            <text:p text:style-name="P2"><text:span text:style-name="T5">–</text:span></text:p>
          </draw:text-box>
        </draw:frame>
        <draw:frame draw:style-name="gr5" draw:text-style-name="P6" draw:layer="layout" svg:width="4.472cm" svg:height="0.395cm" svg:x="3.799cm" svg:y="12.025cm">
          <draw:text-box>
            <text:p text:style-name="P2"><text:span text:style-name="T4">How much data do you store</text:span></text:p>
          </draw:text-box>
        </draw:frame>
        <draw:frame draw:style-name="gr4" draw:text-style-name="P5" draw:layer="layout" svg:width="0.158cm" svg:height="0.158cm" svg:x="4.202cm" svg:y="12.844cm">
          <draw:text-box>
            <text:p text:style-name="P2"><text:span text:style-name="T3">●</text:span></text:p>
          </draw:text-box>
        </draw:frame>
        <draw:frame draw:style-name="gr5" draw:text-style-name="P6" draw:layer="layout" svg:width="4.443cm" svg:height="0.395cm" svg:x="4.999cm" svg:y="12.72cm">
          <draw:text-box>
            <text:p text:style-name="P2"><text:span text:style-name="T4">applies to data at rest in S#3</text:span></text:p>
          </draw:text-box>
        </draw:frame>
        <draw:frame draw:style-name="gr4" draw:text-style-name="P5" draw:layer="layout" svg:width="0.158cm" svg:height="0.158cm" svg:x="4.202cm" svg:y="13.535cm">
          <draw:text-box>
            <text:p text:style-name="P2"><text:span text:style-name="T3">●</text:span></text:p>
          </draw:text-box>
        </draw:frame>
        <draw:frame draw:style-name="gr5" draw:text-style-name="P6" draw:layer="layout" svg:width="3.439cm" svg:height="0.395cm" svg:x="4.999cm" svg:y="13.411cm">
          <draw:text-box>
            <text:p text:style-name="P2"><text:span text:style-name="T4">Charge per GB stored</text:span></text:p>
          </draw:text-box>
        </draw:frame>
        <draw:frame draw:style-name="gr4" draw:text-style-name="P5" draw:layer="layout" svg:width="0.158cm" svg:height="0.158cm" svg:x="4.202cm" svg:y="14.23cm">
          <draw:text-box>
            <text:p text:style-name="P2"><text:span text:style-name="T3">●</text:span></text:p>
          </draw:text-box>
        </draw:frame>
        <draw:frame draw:style-name="gr5" draw:text-style-name="P6" draw:layer="layout" svg:width="8.613cm" svg:height="0.395cm" svg:x="4.999cm" svg:y="14.106cm">
          <draw:text-box>
            <text:p text:style-name="P2"><text:span text:style-name="T4">Price per GB varies based on region and storage class </text:span></text:p>
          </draw:text-box>
        </draw:frame>
      </draw:page>
      <draw:page draw:name="page96"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3.392cm" svg:height="1.737cm" svg:x="7.334cm" svg:y="1.075cm">
          <draw:text-box>
            <text:p text:style-name="P2"><text:span text:style-name="T2">AWS Pricing Model</text:span></text:p>
          </draw:text-box>
        </draw:frame>
        <draw:frame draw:style-name="gr6" draw:text-style-name="P7" draw:layer="layout" svg:width="0.264cm" svg:height="0.264cm" svg:x="2.9cm" svg:y="3.76cm">
          <draw:text-box>
            <text:p text:style-name="P2"><text:span text:style-name="T5">–</text:span></text:p>
          </draw:text-box>
        </draw:frame>
        <draw:frame draw:style-name="gr5" draw:text-style-name="P6" draw:layer="layout" svg:width="2.479cm" svg:height="0.395cm" svg:x="3.799cm" svg:y="3.685cm">
          <draw:text-box>
            <text:p text:style-name="P2"><text:span text:style-name="T4">Request Pricing</text:span></text:p>
          </draw:text-box>
        </draw:frame>
        <draw:frame draw:style-name="gr4" draw:text-style-name="P5" draw:layer="layout" svg:width="0.158cm" svg:height="0.158cm" svg:x="4.202cm" svg:y="4.504cm">
          <draw:text-box>
            <text:p text:style-name="P2"><text:span text:style-name="T3">●</text:span></text:p>
          </draw:text-box>
        </draw:frame>
        <draw:frame draw:style-name="gr5" draw:text-style-name="P6" draw:layer="layout" svg:width="6.5cm" svg:height="0.395cm" svg:x="4.999cm" svg:y="4.376cm">
          <draw:text-box>
            <text:p text:style-name="P2"><text:span text:style-name="T4">Put, Post, List, Get request (API Request)</text:span></text:p>
          </draw:text-box>
        </draw:frame>
        <draw:frame draw:style-name="gr4" draw:text-style-name="P5" draw:layer="layout" svg:width="0.158cm" svg:height="0.158cm" svg:x="4.202cm" svg:y="5.196cm">
          <draw:text-box>
            <text:p text:style-name="P2"><text:span text:style-name="T3">●</text:span></text:p>
          </draw:text-box>
        </draw:frame>
        <draw:frame draw:style-name="gr5" draw:text-style-name="P6" draw:layer="layout" svg:width="4.159cm" svg:height="0.395cm" svg:x="4.999cm" svg:y="5.071cm">
          <draw:text-box>
            <text:p text:style-name="P2"><text:span text:style-name="T4">Lifecycle transition request</text:span></text:p>
          </draw:text-box>
        </draw:frame>
        <draw:frame draw:style-name="gr4" draw:text-style-name="P5" draw:layer="layout" svg:width="0.158cm" svg:height="0.158cm" svg:x="4.202cm" svg:y="5.891cm">
          <draw:text-box>
            <text:p text:style-name="P2"><text:span text:style-name="T3">●</text:span></text:p>
          </draw:text-box>
        </draw:frame>
        <draw:frame draw:style-name="gr5" draw:text-style-name="P6" draw:layer="layout" svg:width="6.267cm" svg:height="0.395cm" svg:x="4.999cm" svg:y="5.766cm">
          <draw:text-box>
            <text:p text:style-name="P2"><text:span text:style-name="T4">Data retrieval, data archive, data restore</text:span></text:p>
          </draw:text-box>
        </draw:frame>
        <draw:frame draw:style-name="gr6" draw:text-style-name="P7" draw:layer="layout" svg:width="0.264cm" svg:height="0.264cm" svg:x="2.9cm" svg:y="6.635cm">
          <draw:text-box>
            <text:p text:style-name="P2"><text:span text:style-name="T5">–</text:span></text:p>
          </draw:text-box>
        </draw:frame>
        <draw:frame draw:style-name="gr5" draw:text-style-name="P6" draw:layer="layout" svg:width="3.664cm" svg:height="0.395cm" svg:x="3.799cm" svg:y="6.56cm">
          <draw:text-box>
            <text:p text:style-name="P2"><text:span text:style-name="T4">Elastic Cloud Compute </text:span></text:p>
          </draw:text-box>
        </draw:frame>
        <draw:frame draw:style-name="gr4" draw:text-style-name="P5" draw:layer="layout" svg:width="0.158cm" svg:height="0.158cm" svg:x="4.202cm" svg:y="7.379cm">
          <draw:text-box>
            <text:p text:style-name="P2"><text:span text:style-name="T3">●</text:span></text:p>
          </draw:text-box>
        </draw:frame>
        <draw:frame draw:style-name="gr5" draw:text-style-name="P6" draw:layer="layout" svg:width="15.979cm" svg:height="0.395cm" svg:x="4.999cm" svg:y="7.255cm">
          <draw:text-box>
            <text:p text:style-name="P2"><text:span text:style-name="T4">Your are charged per second ( based on an hourly rate ) for the amount of time the instance is running.</text:span></text:p>
          </draw:text-box>
        </draw:frame>
        <draw:frame draw:style-name="gr6" draw:text-style-name="P7" draw:layer="layout" svg:width="0.264cm" svg:height="0.264cm" svg:x="5.599cm" svg:y="7.923cm">
          <draw:text-box>
            <text:p text:style-name="P2"><text:span text:style-name="T5">–</text:span></text:p>
          </draw:text-box>
        </draw:frame>
        <draw:frame draw:style-name="gr5" draw:text-style-name="P6" draw:layer="layout" svg:width="14.861cm" svg:height="0.395cm" svg:x="6.198cm" svg:y="7.848cm">
          <draw:text-box>
            <text:p text:style-name="P2"><text:span text:style-name="T4">Reserved instances are in one or three year terms regardless of how often the instance is used.</text:span></text:p>
          </draw:text-box>
        </draw:frame>
        <draw:frame draw:style-name="gr6" draw:text-style-name="P7" draw:layer="layout" svg:width="0.264cm" svg:height="0.264cm" svg:x="5.599cm" svg:y="8.516cm">
          <draw:text-box>
            <text:p text:style-name="P2"><text:span text:style-name="T5">–</text:span></text:p>
          </draw:text-box>
        </draw:frame>
        <draw:frame draw:style-name="gr5" draw:text-style-name="P6" draw:layer="layout" svg:width="7.872cm" svg:height="0.395cm" svg:x="6.198cm" svg:y="8.44cm">
          <draw:text-box>
            <text:p text:style-name="P2"><text:span text:style-name="T4">Hourly rates depend on options you select such as</text:span></text:p>
          </draw:text-box>
        </draw:frame>
        <draw:frame draw:style-name="gr4" draw:text-style-name="P5" draw:layer="layout" svg:width="0.158cm" svg:height="0.158cm" svg:x="6.802cm" svg:y="9.062cm">
          <draw:text-box>
            <text:p text:style-name="P2"><text:span text:style-name="T3">●</text:span></text:p>
          </draw:text-box>
        </draw:frame>
        <draw:frame draw:style-name="gr5" draw:text-style-name="P6" draw:layer="layout" svg:width="4.574cm" svg:height="0.395cm" svg:x="7.401cm" svg:y="8.934cm">
          <draw:text-box>
            <text:p text:style-name="P2"><text:span text:style-name="T4">On demand, reserved or spot</text:span></text:p>
          </draw:text-box>
        </draw:frame>
        <draw:frame draw:style-name="gr4" draw:text-style-name="P5" draw:layer="layout" svg:width="0.158cm" svg:height="0.158cm" svg:x="6.802cm" svg:y="9.556cm">
          <draw:text-box>
            <text:p text:style-name="P2"><text:span text:style-name="T3">●</text:span></text:p>
          </draw:text-box>
        </draw:frame>
        <draw:frame draw:style-name="gr5" draw:text-style-name="P6" draw:layer="layout" svg:width="10.695cm" svg:height="0.395cm" svg:x="7.401cm" svg:y="9.428cm">
          <draw:text-box>
            <text:p text:style-name="P2"><text:span text:style-name="T4">Instance Type – The instance processing capacity ( think cpu cores )</text:span></text:p>
          </draw:text-box>
        </draw:frame>
        <draw:frame draw:style-name="gr4" draw:text-style-name="P5" draw:layer="layout" svg:width="0.158cm" svg:height="0.158cm" svg:x="8.001cm" svg:y="10.05cm">
          <draw:text-box>
            <text:p text:style-name="P2"><text:span text:style-name="T3">●</text:span></text:p>
          </draw:text-box>
        </draw:frame>
        <draw:frame draw:style-name="gr5" draw:text-style-name="P6" draw:layer="layout" svg:width="8.227cm" svg:height="0.395cm" svg:x="8.601cm" svg:y="9.926cm">
          <draw:text-box>
            <text:p text:style-name="P2"><text:span text:style-name="T4">general purpose, compute optimized, GPU optimized</text:span></text:p>
          </draw:text-box>
        </draw:frame>
        <draw:frame draw:style-name="gr6" draw:text-style-name="P7" draw:layer="layout" svg:width="0.264cm" svg:height="0.264cm" svg:x="5.599cm" svg:y="10.593cm">
          <draw:text-box>
            <text:p text:style-name="P2"><text:span text:style-name="T5">–</text:span></text:p>
          </draw:text-box>
        </draw:frame>
        <draw:frame draw:style-name="gr5" draw:text-style-name="P6" draw:layer="layout" svg:width="5.539cm" svg:height="0.395cm" svg:x="6.198cm" svg:y="10.518cm">
          <draw:text-box>
            <text:p text:style-name="P2"><text:span text:style-name="T4">AMI TYPE – think operating system</text:span></text:p>
          </draw:text-box>
        </draw:frame>
        <draw:frame draw:style-name="gr4" draw:text-style-name="P5" draw:layer="layout" svg:width="0.158cm" svg:height="0.158cm" svg:x="6.802cm" svg:y="11.137cm">
          <draw:text-box>
            <text:p text:style-name="P2"><text:span text:style-name="T3">●</text:span></text:p>
          </draw:text-box>
        </draw:frame>
        <draw:frame draw:style-name="gr5" draw:text-style-name="P6" draw:layer="layout" svg:width="7.563cm" svg:height="0.395cm" svg:x="7.401cm" svg:y="11.012cm">
          <draw:text-box>
            <text:p text:style-name="P2"><text:span text:style-name="T4">Linux ( price base <text:s/>on distro/software packages )</text:span></text:p>
          </draw:text-box>
        </draw:frame>
        <draw:frame draw:style-name="gr4" draw:text-style-name="P5" draw:layer="layout" svg:width="0.158cm" svg:height="0.158cm" svg:x="6.802cm" svg:y="11.63cm">
          <draw:text-box>
            <text:p text:style-name="P2"><text:span text:style-name="T3">●</text:span></text:p>
          </draw:text-box>
        </draw:frame>
        <draw:frame draw:style-name="gr5" draw:text-style-name="P6" draw:layer="layout" svg:width="9.459cm" svg:height="0.395cm" svg:x="7.401cm" svg:y="11.506cm">
          <draw:text-box>
            <text:p text:style-name="P2"><text:span text:style-name="T4">Windows ( price varies based on version/software packages)</text:span></text:p>
          </draw:text-box>
        </draw:frame>
        <draw:frame draw:style-name="gr6" draw:text-style-name="P7" draw:layer="layout" svg:width="0.264cm" svg:height="0.264cm" svg:x="5.599cm" svg:y="12.174cm">
          <draw:text-box>
            <text:p text:style-name="P2"><text:span text:style-name="T5">–</text:span></text:p>
          </draw:text-box>
        </draw:frame>
        <draw:frame draw:style-name="gr5" draw:text-style-name="P6" draw:layer="layout" svg:width="6.242cm" svg:height="0.395cm" svg:x="6.198cm" svg:y="12.099cm">
          <draw:text-box>
            <text:p text:style-name="P2"><text:span text:style-name="T4">Region – The instance is provisioned on</text:span></text:p>
          </draw:text-box>
        </draw:frame>
        <draw:frame draw:style-name="gr4" draw:text-style-name="P5" draw:layer="layout" svg:width="0.158cm" svg:height="0.158cm" svg:x="4.202cm" svg:y="12.918cm">
          <draw:text-box>
            <text:p text:style-name="P2"><text:span text:style-name="T3">●</text:span></text:p>
          </draw:text-box>
        </draw:frame>
        <draw:frame draw:style-name="gr5" draw:text-style-name="P6" draw:layer="layout" svg:width="7.745cm" svg:height="0.395cm" svg:x="4.999cm" svg:y="12.794cm">
          <draw:text-box>
            <text:p text:style-name="P2"><text:span text:style-name="T4">Charged fro transferring data in/out of an instance</text:span></text:p>
          </draw:text-box>
        </draw:frame>
      </draw:page>
      <draw:page draw:name="page97"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5.039cm" svg:height="1.737cm" svg:x="6.579cm" svg:y="1.075cm">
          <draw:text-box>
            <text:p text:style-name="P2"><text:span text:style-name="T2">Billing and Cost Tools</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2.423cm" svg:height="0.395cm" svg:x="2.6cm" svg:y="3.685cm">
          <draw:text-box>
            <text:p text:style-name="P2"><text:span text:style-name="T4">TCO Calculator</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20.733cm" svg:height="0.395cm" svg:x="3.799cm" svg:y="4.479cm">
          <draw:text-box>
            <text:p text:style-name="P2"><text:span text:style-name="T4">A free tool provided by AWS that allows you to estimate the cost savings fo using the AWS cloud vs using an on premises data center</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22.803cm" svg:height="0.395cm" svg:x="3.799cm" svg:y="5.273cm">
          <draw:text-box>
            <text:p text:style-name="P2"><text:span text:style-name="T4">Show how much can be saved by using AWS. <text:s/>Help to reduce the Total Cost of Ownership by avoiding large capital expenditures on I.T hardware, </text:span></text:p>
          </draw:text-box>
        </draw:frame>
        <draw:frame draw:style-name="gr5" draw:text-style-name="P6" draw:layer="layout" svg:width="2.055cm" svg:height="0.395cm" svg:x="3.799cm" svg:y="5.668cm">
          <draw:text-box>
            <text:p text:style-name="P2"><text:span text:style-name="T4">infrastructure</text:span></text:p>
          </draw:text-box>
        </draw:frame>
        <draw:frame draw:style-name="gr6" draw:text-style-name="P7" draw:layer="layout" svg:width="0.264cm" svg:height="0.264cm" svg:x="2.9cm" svg:y="6.536cm">
          <draw:text-box>
            <text:p text:style-name="P2"><text:span text:style-name="T5">–</text:span></text:p>
          </draw:text-box>
        </draw:frame>
        <draw:frame draw:style-name="gr5" draw:text-style-name="P6" draw:layer="layout" svg:width="7.084cm" svg:height="0.395cm" svg:x="3.799cm" svg:y="6.461cm">
          <draw:text-box>
            <text:p text:style-name="P2"><text:span text:style-name="T4">provide directional guidance on const savings</text:span></text:p>
          </draw:text-box>
        </draw:frame>
        <draw:frame draw:style-name="gr6" draw:text-style-name="P7" draw:layer="layout" svg:width="0.264cm" svg:height="0.264cm" svg:x="2.9cm" svg:y="7.33cm">
          <draw:text-box>
            <text:p text:style-name="P2"><text:span text:style-name="T5">–</text:span></text:p>
          </draw:text-box>
        </draw:frame>
        <draw:frame draw:style-name="gr5" draw:text-style-name="P6" draw:layer="layout" svg:width="22.612cm" svg:height="0.395cm" svg:x="3.799cm" svg:y="7.255cm">
          <draw:text-box>
            <text:p text:style-name="P2"><text:span text:style-name="T4">Input elements of your current or theoretical <text:s/>on premises data center and comparing those cost requirements to how much it would cost the AWS</text:span></text:p>
          </draw:text-box>
        </draw:frame>
        <draw:frame draw:style-name="gr6" draw:text-style-name="P7" draw:layer="layout" svg:width="0.264cm" svg:height="0.264cm" svg:x="2.9cm" svg:y="8.124cm">
          <draw:text-box>
            <text:p text:style-name="P2"><text:span text:style-name="T5">–</text:span></text:p>
          </draw:text-box>
        </draw:frame>
        <draw:frame draw:style-name="gr5" draw:text-style-name="P6" draw:layer="layout" svg:width="14.848cm" svg:height="0.395cm" svg:x="3.799cm" svg:y="8.049cm">
          <draw:text-box>
            <text:p text:style-name="P2"><text:span text:style-name="T4">Elements can be added/modified as you move through the process to best estimate the savings</text:span></text:p>
          </draw:text-box>
        </draw:frame>
        <draw:frame draw:style-name="gr6" draw:text-style-name="P7" draw:layer="layout" svg:width="0.264cm" svg:height="0.264cm" svg:x="2.9cm" svg:y="8.918cm">
          <draw:text-box>
            <text:p text:style-name="P2"><text:span text:style-name="T5">–</text:span></text:p>
          </draw:text-box>
        </draw:frame>
        <draw:frame draw:style-name="gr5" draw:text-style-name="P6" draw:layer="layout" svg:width="10.691cm" svg:height="0.395cm" svg:x="3.799cm" svg:y="8.843cm">
          <draw:text-box>
            <text:p text:style-name="P2"><text:span text:style-name="T4">Also does an estimate with colocation ( when you are renting space )</text:span></text:p>
          </draw:text-box>
        </draw:frame>
        <draw:frame draw:style-name="gr4" draw:text-style-name="P5" draw:layer="layout" svg:width="0.158cm" svg:height="0.158cm" svg:x="1.7cm" svg:y="9.86cm">
          <draw:text-box>
            <text:p text:style-name="P2"><text:span text:style-name="T3">●</text:span></text:p>
          </draw:text-box>
        </draw:frame>
        <draw:frame draw:style-name="gr5" draw:text-style-name="P6" draw:layer="layout" svg:width="2.745cm" svg:height="0.395cm" svg:x="2.6cm" svg:y="9.735cm">
          <draw:text-box>
            <text:p text:style-name="P2"><text:span text:style-name="T4">Simple Calculator</text:span></text:p>
          </draw:text-box>
        </draw:frame>
        <draw:frame draw:style-name="gr6" draw:text-style-name="P7" draw:layer="layout" svg:width="0.264cm" svg:height="0.264cm" svg:x="2.9cm" svg:y="10.604cm">
          <draw:text-box>
            <text:p text:style-name="P2"><text:span text:style-name="T5">–</text:span></text:p>
          </draw:text-box>
        </draw:frame>
        <draw:frame draw:style-name="gr5" draw:text-style-name="P6" draw:layer="layout" svg:width="8.494cm" svg:height="0.395cm" svg:x="3.799cm" svg:y="10.529cm">
          <draw:text-box>
            <text:p text:style-name="P2"><text:span text:style-name="T4">Estimated the anticipated AWS bill based on scenarios</text:span></text:p>
          </draw:text-box>
        </draw:frame>
        <draw:frame draw:style-name="gr6" draw:text-style-name="P7" draw:layer="layout" svg:width="0.264cm" svg:height="0.264cm" svg:x="2.9cm" svg:y="11.398cm">
          <draw:text-box>
            <text:p text:style-name="P2"><text:span text:style-name="T5">–</text:span></text:p>
          </draw:text-box>
        </draw:frame>
        <draw:frame draw:style-name="gr5" draw:text-style-name="P6" draw:layer="layout" svg:width="11.851cm" svg:height="0.395cm" svg:x="3.799cm" svg:y="11.323cm">
          <draw:text-box>
            <text:p text:style-name="P2"><text:span text:style-name="T4">Estimates your monthly bill and can provide a per-service breakdown of cost</text:span></text:p>
          </draw:text-box>
        </draw:frame>
        <draw:frame draw:style-name="gr6" draw:text-style-name="P7" draw:layer="layout" svg:width="0.264cm" svg:height="0.264cm" svg:x="2.9cm" svg:y="12.191cm">
          <draw:text-box>
            <text:p text:style-name="P2"><text:span text:style-name="T5">–</text:span></text:p>
          </draw:text-box>
        </draw:frame>
        <draw:frame draw:style-name="gr5" draw:text-style-name="P6" draw:layer="layout" svg:width="20.335cm" svg:height="0.395cm" svg:x="3.799cm" svg:y="12.116cm">
          <draw:text-box>
            <text:p text:style-name="P2"><text:span text:style-name="T4">being replaced by AWS Pricing Calculator which estimates cost for AWS services based on use case. <text:s/>link: </text:span><text:span text:style-name="T33">Https://calculator.aws/</text:span><text:span text:style-name="T4">#</text:span></text:p>
          </draw:text-box>
        </draw:frame>
        <draw:frame draw:style-name="gr4" draw:text-style-name="P5" draw:layer="layout" svg:width="0.158cm" svg:height="0.158cm" svg:x="4.202cm" svg:y="12.936cm">
          <draw:text-box>
            <text:p text:style-name="P2"><text:span text:style-name="T3">●</text:span></text:p>
          </draw:text-box>
        </draw:frame>
        <draw:frame draw:style-name="gr5" draw:text-style-name="P6" draw:layer="layout" svg:width="8.884cm" svg:height="0.395cm" svg:x="4.999cm" svg:y="12.811cm">
          <draw:text-box>
            <text:p text:style-name="P2"><text:span text:style-name="T4">include workloads for on demand and reserved instances</text:span></text:p>
          </draw:text-box>
        </draw:frame>
        <draw:frame draw:style-name="gr4" draw:text-style-name="P5" draw:layer="layout" svg:width="0.158cm" svg:height="0.158cm" svg:x="4.202cm" svg:y="13.631cm">
          <draw:text-box>
            <text:p text:style-name="P2"><text:span text:style-name="T3">●</text:span></text:p>
          </draw:text-box>
        </draw:frame>
        <draw:frame draw:style-name="gr5" draw:text-style-name="P6" draw:layer="layout" svg:width="8.342cm" svg:height="0.395cm" svg:x="4.999cm" svg:y="13.506cm">
          <draw:text-box>
            <text:p text:style-name="P2"><text:span text:style-name="T4">identifies the cost-effective use case for your instnace</text:span></text:p>
          </draw:text-box>
        </draw:frame>
        <draw:frame draw:style-name="gr4" draw:text-style-name="P5" draw:layer="layout" svg:width="0.158cm" svg:height="0.158cm" svg:x="4.202cm" svg:y="14.326cm">
          <draw:text-box>
            <text:p text:style-name="P2"><text:span text:style-name="T3">●</text:span></text:p>
          </draw:text-box>
        </draw:frame>
        <draw:frame draw:style-name="gr5" draw:text-style-name="P6" draw:layer="layout" svg:width="6.479cm" svg:height="0.395cm" svg:x="4.999cm" svg:y="14.201cm">
          <draw:text-box>
            <text:p text:style-name="P2"><text:span text:style-name="T4">difference between per-regions difference</text:span></text:p>
          </draw:text-box>
        </draw:frame>
      </draw:page>
      <draw:page draw:name="page98"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5.039cm" svg:height="1.737cm" svg:x="6.579cm" svg:y="1.075cm">
          <draw:text-box>
            <text:p text:style-name="P2"><text:span text:style-name="T2">Billing and Cost Tools</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2.229cm" svg:height="0.395cm" svg:x="2.6cm" svg:y="3.685cm">
          <draw:text-box>
            <text:p text:style-name="P2"><text:span text:style-name="T4">Cost Explorer </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8.278cm" svg:height="0.395cm" svg:x="3.799cm" svg:y="4.479cm">
          <draw:text-box>
            <text:p text:style-name="P2"><text:span text:style-name="T4">A free tool that allows you to view charts of your cost.</text:span></text:p>
          </draw:text-box>
        </draw:frame>
        <draw:frame draw:style-name="gr6" draw:text-style-name="P7" draw:layer="layout" svg:width="0.264cm" svg:height="0.264cm" svg:x="2.9cm" svg:y="5.348cm">
          <draw:text-box>
            <text:p text:style-name="P2"><text:span text:style-name="T5">–</text:span></text:p>
          </draw:text-box>
        </draw:frame>
        <draw:frame draw:style-name="gr5" draw:text-style-name="P6" draw:layer="layout" svg:width="5.306cm" svg:height="0.395cm" svg:x="3.799cm" svg:y="5.273cm">
          <draw:text-box>
            <text:p text:style-name="P2"><text:span text:style-name="T4">View cost data for path 13 months</text:span></text:p>
          </draw:text-box>
        </draw:frame>
        <draw:frame draw:style-name="gr6" draw:text-style-name="P7" draw:layer="layout" svg:width="0.264cm" svg:height="0.264cm" svg:x="2.9cm" svg:y="6.141cm">
          <draw:text-box>
            <text:p text:style-name="P2"><text:span text:style-name="T5">–</text:span></text:p>
          </draw:text-box>
        </draw:frame>
        <draw:frame draw:style-name="gr5" draw:text-style-name="P6" draw:layer="layout" svg:width="10.649cm" svg:height="0.395cm" svg:x="3.799cm" svg:y="6.066cm">
          <draw:text-box>
            <text:p text:style-name="P2"><text:span text:style-name="T4">Forecast how much you are likely to spend over the next three years</text:span></text:p>
          </draw:text-box>
        </draw:frame>
        <draw:frame draw:style-name="gr6" draw:text-style-name="P7" draw:layer="layout" svg:width="0.264cm" svg:height="0.264cm" svg:x="2.9cm" svg:y="6.935cm">
          <draw:text-box>
            <text:p text:style-name="P2"><text:span text:style-name="T5">–</text:span></text:p>
          </draw:text-box>
        </draw:frame>
        <draw:frame draw:style-name="gr5" draw:text-style-name="P6" draw:layer="layout" svg:width="19.31cm" svg:height="0.395cm" svg:x="3.799cm" svg:y="6.86cm">
          <draw:text-box>
            <text:p text:style-name="P2"><text:span text:style-name="T4">Use the explorer to discover patterns in how much you spend on AWS resources over time and identify (cost) problem areas</text:span></text:p>
          </draw:text-box>
        </draw:frame>
        <draw:frame draw:style-name="gr6" draw:text-style-name="P7" draw:layer="layout" svg:width="0.264cm" svg:height="0.264cm" svg:x="2.9cm" svg:y="7.729cm">
          <draw:text-box>
            <text:p text:style-name="P2"><text:span text:style-name="T5">–</text:span></text:p>
          </draw:text-box>
        </draw:frame>
        <draw:frame draw:style-name="gr5" draw:text-style-name="P6" draw:layer="layout" svg:width="23.666cm" svg:height="0.395cm" svg:x="3.799cm" svg:y="7.654cm">
          <draw:text-box>
            <text:p text:style-name="P2"><text:span text:style-name="T4">Identify services which you use the most as well as metrics like which Availability Zones have the most traffic and which linked AWS account is used the </text:span></text:p>
          </draw:text-box>
        </draw:frame>
        <draw:frame draw:style-name="gr5" draw:text-style-name="P6" draw:layer="layout" svg:width="0.861cm" svg:height="0.395cm" svg:x="3.799cm" svg:y="8.049cm">
          <draw:text-box>
            <text:p text:style-name="P2"><text:span text:style-name="T4">most.</text:span></text:p>
          </draw:text-box>
        </draw:frame>
        <draw:frame draw:style-name="gr4" draw:text-style-name="P5" draw:layer="layout" svg:width="0.158cm" svg:height="0.158cm" svg:x="1.7cm" svg:y="9.066cm">
          <draw:text-box>
            <text:p text:style-name="P2"><text:span text:style-name="T3">●</text:span></text:p>
          </draw:text-box>
        </draw:frame>
      </draw:page>
      <draw:page draw:name="page99" draw:style-name="dp1" draw:master-page-name="master-page3">
        <draw:polygon draw:style-name="gr1" draw:text-style-name="P1" draw:layer="layout" svg:width="27.998cm" svg:height="15.749cm" svg:x="0.127cm" svg:y="-0.001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2.887cm" svg:height="1.737cm" svg:x="2.843cm" svg:y="0.207cm">
          <draw:text-box>
            <text:p text:style-name="P2"><text:span text:style-name="T2">AWS Support Plans and Trusted </text:span></text:p>
          </draw:text-box>
        </draw:frame>
        <draw:frame draw:style-name="gr3" draw:text-style-name="P4" draw:layer="layout" svg:width="5.188cm" svg:height="1.737cm" svg:x="11.405cm" svg:y="1.943cm">
          <draw:text-box>
            <text:p text:style-name="P2"><text:span text:style-name="T2">Advisor</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4.464cm" svg:height="0.395cm" svg:x="2.6cm" svg:y="3.685cm">
          <draw:text-box>
            <text:p text:style-name="P2"><text:span text:style-name="T4">AWS Account Support Plans</text:span></text:p>
          </draw:text-box>
        </draw:frame>
        <draw:frame draw:style-name="gr6" draw:text-style-name="P7" draw:layer="layout" svg:width="0.264cm" svg:height="0.264cm" svg:x="2.9cm" svg:y="4.554cm">
          <draw:text-box>
            <text:p text:style-name="P2"><text:span text:style-name="T5">–</text:span></text:p>
          </draw:text-box>
        </draw:frame>
        <draw:frame draw:style-name="gr5" draw:text-style-name="P6" draw:layer="layout" svg:width="0.861cm" svg:height="0.395cm" svg:x="3.799cm" svg:y="4.479cm">
          <draw:text-box>
            <text:p text:style-name="P2"><text:span text:style-name="T4">Basic</text:span></text:p>
          </draw:text-box>
        </draw:frame>
        <draw:frame draw:style-name="gr5" draw:text-style-name="P6" draw:layer="layout" svg:width="4.739cm" svg:height="0.395cm" svg:x="7.609cm" svg:y="4.479cm">
          <draw:text-box>
            <text:p text:style-name="P2"><text:span text:style-name="T4">Include with any AWS account</text:span></text:p>
          </draw:text-box>
        </draw:frame>
        <draw:frame draw:style-name="gr5" draw:text-style-name="P6" draw:layer="layout" svg:width="6.86cm" svg:height="0.395cm" svg:x="15.229cm" svg:y="4.479cm">
          <draw:text-box>
            <text:p text:style-name="P2"><text:span text:style-name="T4">No access to a cloud support representative</text:span></text:p>
          </draw:text-box>
        </draw:frame>
        <draw:frame draw:style-name="gr4" draw:text-style-name="P5" draw:layer="layout" svg:width="0.158cm" svg:height="0.158cm" svg:x="4.202cm" svg:y="5.298cm">
          <draw:text-box>
            <text:p text:style-name="P2"><text:span text:style-name="T3">●</text:span></text:p>
          </draw:text-box>
        </draw:frame>
        <draw:frame draw:style-name="gr5" draw:text-style-name="P6" draw:layer="layout" svg:width="18.472cm" svg:height="0.395cm" svg:x="4.999cm" svg:y="5.174cm">
          <draw:text-box>
            <text:p text:style-name="P2"><text:span text:style-name="T4">Customer Service &amp; Communities – 24x7 access to customer service, documentation, whitepapers and support forums</text:span></text:p>
          </draw:text-box>
        </draw:frame>
        <draw:frame draw:style-name="gr4" draw:text-style-name="P5" draw:layer="layout" svg:width="0.158cm" svg:height="0.158cm" svg:x="4.202cm" svg:y="5.99cm">
          <draw:text-box>
            <text:p text:style-name="P2"><text:span text:style-name="T3">●</text:span></text:p>
          </draw:text-box>
        </draw:frame>
        <draw:frame draw:style-name="gr5" draw:text-style-name="P6" draw:layer="layout" svg:width="21.275cm" svg:height="0.395cm" svg:x="4.999cm" svg:y="5.865cm">
          <draw:text-box>
            <text:p text:style-name="P2"><text:span text:style-name="T4">AWS Trusted Advisor – Access to the 7 core trusted advisor checks and guidance to provision your resources following best practices to </text:span></text:p>
          </draw:text-box>
        </draw:frame>
        <draw:frame draw:style-name="gr5" draw:text-style-name="P6" draw:layer="layout" svg:width="6.741cm" svg:height="0.395cm" svg:x="4.999cm" svg:y="6.26cm">
          <draw:text-box>
            <text:p text:style-name="P2"><text:span text:style-name="T4">increase performance and improve security</text:span></text:p>
          </draw:text-box>
        </draw:frame>
        <draw:frame draw:style-name="gr4" draw:text-style-name="P5" draw:layer="layout" svg:width="0.158cm" svg:height="0.158cm" svg:x="4.202cm" svg:y="7.08cm">
          <draw:text-box>
            <text:p text:style-name="P2"><text:span text:style-name="T3">●</text:span></text:p>
          </draw:text-box>
        </draw:frame>
        <draw:frame draw:style-name="gr5" draw:text-style-name="P6" draw:layer="layout" svg:width="20.542cm" svg:height="0.395cm" svg:x="4.999cm" svg:y="6.955cm">
          <draw:text-box>
            <text:p text:style-name="P2"><text:span text:style-name="T4">AWS Personal Health Dashboard – A personalized view of the health of AWS services and alerts when your resources are impacted</text:span></text:p>
          </draw:text-box>
        </draw:frame>
        <draw:frame draw:style-name="gr6" draw:text-style-name="P7" draw:layer="layout" svg:width="0.264cm" svg:height="0.264cm" svg:x="2.9cm" svg:y="7.824cm">
          <draw:text-box>
            <text:p text:style-name="P2"><text:span text:style-name="T5">–</text:span></text:p>
          </draw:text-box>
        </draw:frame>
        <draw:frame draw:style-name="gr5" draw:text-style-name="P6" draw:layer="layout" svg:width="1.602cm" svg:height="0.395cm" svg:x="3.799cm" svg:y="7.749cm">
          <draw:text-box>
            <text:p text:style-name="P2"><text:span text:style-name="T4">Developer</text:span></text:p>
          </draw:text-box>
        </draw:frame>
        <draw:frame draw:style-name="gr5" draw:text-style-name="P6" draw:layer="layout" svg:width="3.063cm" svg:height="0.395cm" svg:x="7.609cm" svg:y="7.749cm">
          <draw:text-box>
            <text:p text:style-name="P2"><text:span text:style-name="T4">Starts at $29/month</text:span></text:p>
          </draw:text-box>
        </draw:frame>
        <draw:frame draw:style-name="gr5" draw:text-style-name="P6" draw:layer="layout" svg:width="10.797cm" svg:height="0.395cm" svg:x="15.229cm" svg:y="7.749cm">
          <draw:text-box>
            <text:p text:style-name="P2"><text:span text:style-name="T4">plan holders get business hours access to a Cloud Support Associate</text:span></text:p>
          </draw:text-box>
        </draw:frame>
        <draw:frame draw:style-name="gr4" draw:text-style-name="P5" draw:layer="layout" svg:width="0.158cm" svg:height="0.158cm" svg:x="4.202cm" svg:y="8.568cm">
          <draw:text-box>
            <text:p text:style-name="P2"><text:span text:style-name="T3">●</text:span></text:p>
          </draw:text-box>
        </draw:frame>
        <draw:frame draw:style-name="gr5" draw:text-style-name="P6" draw:layer="layout" svg:width="21.275cm" svg:height="0.395cm" svg:x="4.999cm" svg:y="8.44cm">
          <draw:text-box>
            <text:p text:style-name="P2"><text:span text:style-name="T4">AWS Trusted Advisor – Access to the 7 core trusted advisor checks and guidance to provision your resources following best practices to </text:span></text:p>
          </draw:text-box>
        </draw:frame>
        <draw:frame draw:style-name="gr5" draw:text-style-name="P6" draw:layer="layout" svg:width="6.741cm" svg:height="0.395cm" svg:x="4.999cm" svg:y="8.836cm">
          <draw:text-box>
            <text:p text:style-name="P2"><text:span text:style-name="T4">increase performance and improve security</text:span></text:p>
          </draw:text-box>
        </draw:frame>
        <draw:frame draw:style-name="gr4" draw:text-style-name="P5" draw:layer="layout" svg:width="0.158cm" svg:height="0.158cm" svg:x="4.202cm" svg:y="9.655cm">
          <draw:text-box>
            <text:p text:style-name="P2"><text:span text:style-name="T3">●</text:span></text:p>
          </draw:text-box>
        </draw:frame>
        <draw:frame draw:style-name="gr5" draw:text-style-name="P6" draw:layer="layout" svg:width="9.04cm" svg:height="0.395cm" svg:x="4.999cm" svg:y="9.531cm">
          <draw:text-box>
            <text:p text:style-name="P2"><text:span text:style-name="T4">Business Hour email access to Cloud Support Associates </text:span></text:p>
          </draw:text-box>
        </draw:frame>
        <draw:frame draw:style-name="gr4" draw:text-style-name="P5" draw:layer="layout" svg:width="0.158cm" svg:height="0.158cm" svg:x="4.202cm" svg:y="10.35cm">
          <draw:text-box>
            <text:p text:style-name="P2"><text:span text:style-name="T3">●</text:span></text:p>
          </draw:text-box>
        </draw:frame>
        <draw:frame draw:style-name="gr5" draw:text-style-name="P6" draw:layer="layout" svg:width="5.344cm" svg:height="0.395cm" svg:x="4.999cm" svg:y="10.226cm">
          <draw:text-box>
            <text:p text:style-name="P2"><text:span text:style-name="T4">unlimited case / 1 Primary Contact</text:span></text:p>
          </draw:text-box>
        </draw:frame>
        <draw:frame draw:style-name="gr4" draw:text-style-name="P5" draw:layer="layout" svg:width="0.158cm" svg:height="0.158cm" svg:x="4.202cm" svg:y="11.041cm">
          <draw:text-box>
            <text:p text:style-name="P2"><text:span text:style-name="T3">●</text:span></text:p>
          </draw:text-box>
        </draw:frame>
        <draw:frame draw:style-name="gr5" draw:text-style-name="P6" draw:layer="layout" svg:width="6.102cm" svg:height="0.395cm" svg:x="4.999cm" svg:y="10.917cm">
          <draw:text-box>
            <text:p text:style-name="P2"><text:span text:style-name="T4">General Guidance &lt; 24 business hours</text:span></text:p>
          </draw:text-box>
        </draw:frame>
        <draw:frame draw:style-name="gr4" draw:text-style-name="P5" draw:layer="layout" svg:width="0.158cm" svg:height="0.158cm" svg:x="4.202cm" svg:y="11.736cm">
          <draw:text-box>
            <text:p text:style-name="P2"><text:span text:style-name="T3">●</text:span></text:p>
          </draw:text-box>
        </draw:frame>
        <draw:frame draw:style-name="gr5" draw:text-style-name="P6" draw:layer="layout" svg:width="5.865cm" svg:height="0.395cm" svg:x="4.999cm" svg:y="11.612cm">
          <draw:text-box>
            <text:p text:style-name="P2"><text:span text:style-name="T4">System impaired &lt; 12 business hours</text:span></text:p>
          </draw:text-box>
        </draw:frame>
        <draw:frame draw:style-name="gr4" draw:text-style-name="P5" draw:layer="layout" svg:width="0.158cm" svg:height="0.158cm" svg:x="4.202cm" svg:y="12.431cm">
          <draw:text-box>
            <text:p text:style-name="P2"><text:span text:style-name="T3">●</text:span></text:p>
          </draw:text-box>
        </draw:frame>
        <draw:frame draw:style-name="gr5" draw:text-style-name="P6" draw:layer="layout" svg:width="5.095cm" svg:height="0.395cm" svg:x="4.999cm" svg:y="12.307cm">
          <draw:text-box>
            <text:p text:style-name="P2"><text:span text:style-name="T4">Architectural Guidance : General</text:span></text:p>
          </draw:text-box>
        </draw:frame>
        <draw:frame draw:style-name="gr4" draw:text-style-name="P5" draw:layer="layout" svg:width="0.158cm" svg:height="0.158cm" svg:x="1.7cm" svg:y="14.118cm">
          <draw:text-box>
            <text:p text:style-name="P2"><text:span text:style-name="T3">●</text:span></text:p>
          </draw:text-box>
        </draw:frame>
        <draw:frame draw:style-name="gr5" draw:text-style-name="P6" draw:layer="layout" svg:width="12.782cm" svg:height="0.395cm" svg:x="2.6cm" svg:y="13.993cm">
          <draw:text-box>
            <text:p text:style-name="P2"><text:span text:style-name="T4">Differences between the plans : Speed and Availability in which support is attained</text:span></text:p>
          </draw:text-box>
        </draw:frame>
        <draw:frame draw:style-name="gr4" draw:text-style-name="P5" draw:layer="layout" svg:width="0.158cm" svg:height="0.158cm" svg:x="1.7cm" svg:y="15.014cm">
          <draw:text-box>
            <text:p text:style-name="P2"><text:span text:style-name="T3">●</text:span></text:p>
          </draw:text-box>
        </draw:frame>
      </draw:page>
      <draw:page draw:name="page100"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2.887cm" svg:height="1.737cm" svg:x="2.843cm" svg:y="0.207cm">
          <draw:text-box>
            <text:p text:style-name="P2"><text:span text:style-name="T2">AWS Support Plans and Trusted </text:span></text:p>
          </draw:text-box>
        </draw:frame>
        <draw:frame draw:style-name="gr3" draw:text-style-name="P4" draw:layer="layout" svg:width="5.188cm" svg:height="1.737cm" svg:x="11.405cm" svg:y="1.943cm">
          <draw:text-box>
            <text:p text:style-name="P2"><text:span text:style-name="T2">Advisor</text:span></text:p>
          </draw:text-box>
        </draw:frame>
        <draw:frame draw:style-name="gr32" draw:text-style-name="P33" draw:layer="layout" svg:width="0.126cm" svg:height="0.126cm" svg:x="1.64cm" svg:y="3.782cm">
          <draw:text-box>
            <text:p text:style-name="P2"><text:span text:style-name="T35">●</text:span></text:p>
          </draw:text-box>
        </draw:frame>
        <draw:frame draw:style-name="gr33" draw:text-style-name="P34" draw:layer="layout" svg:width="1.158cm" svg:height="0.319cm" svg:x="2.36cm" svg:y="3.686cm">
          <draw:text-box>
            <text:p text:style-name="P2"><text:span text:style-name="T36">Business</text:span></text:p>
          </draw:text-box>
        </draw:frame>
        <draw:frame draw:style-name="gr33" draw:text-style-name="P34" draw:layer="layout" svg:width="2.639cm" svg:height="0.319cm" svg:x="5.408cm" svg:y="3.686cm">
          <draw:text-box>
            <text:p text:style-name="P2"><text:span text:style-name="T36">Starts at $100/month</text:span></text:p>
          </draw:text-box>
        </draw:frame>
        <draw:frame draw:style-name="gr33" draw:text-style-name="P34" draw:layer="layout" svg:width="5.857cm" svg:height="0.319cm" svg:x="11.504cm" svg:y="3.686cm">
          <draw:text-box>
            <text:p text:style-name="P2"><text:span text:style-name="T36">Gets 24/7 access to a Cloud Support Engineer</text:span></text:p>
          </draw:text-box>
        </draw:frame>
        <draw:frame draw:style-name="gr34" draw:text-style-name="P35" draw:layer="layout" svg:width="0.211cm" svg:height="0.211cm" svg:x="2.6cm" svg:y="4.379cm">
          <draw:text-box>
            <text:p text:style-name="P2"><text:span text:style-name="T37">–</text:span></text:p>
          </draw:text-box>
        </draw:frame>
        <draw:frame draw:style-name="gr33" draw:text-style-name="P34" draw:layer="layout" svg:width="5.323cm" svg:height="0.319cm" svg:x="3.32cm" svg:y="4.317cm">
          <draw:text-box>
            <text:p text:style-name="P2"><text:span text:style-name="T36">AWS Trusted Advisor – <text:s/>Full set of checks</text:span></text:p>
          </draw:text-box>
        </draw:frame>
        <draw:frame draw:style-name="gr34" draw:text-style-name="P35" draw:layer="layout" svg:width="0.211cm" svg:height="0.211cm" svg:x="2.6cm" svg:y="5.011cm">
          <draw:text-box>
            <text:p text:style-name="P2"><text:span text:style-name="T37">–</text:span></text:p>
          </draw:text-box>
        </draw:frame>
        <draw:frame draw:style-name="gr33" draw:text-style-name="P34" draw:layer="layout" svg:width="7.935cm" svg:height="0.319cm" svg:x="3.32cm" svg:y="4.948cm">
          <draw:text-box>
            <text:p text:style-name="P2"><text:span text:style-name="T36">24x7 phone, email and chat access to Cloud support engineers</text:span></text:p>
          </draw:text-box>
        </draw:frame>
        <draw:frame draw:style-name="gr34" draw:text-style-name="P35" draw:layer="layout" svg:width="0.211cm" svg:height="0.211cm" svg:x="2.6cm" svg:y="5.646cm">
          <draw:text-box>
            <text:p text:style-name="P2"><text:span text:style-name="T37">–</text:span></text:p>
          </draw:text-box>
        </draw:frame>
        <draw:frame draw:style-name="gr33" draw:text-style-name="P34" draw:layer="layout" svg:width="6.305cm" svg:height="0.319cm" svg:x="3.32cm" svg:y="5.583cm">
          <draw:text-box>
            <text:p text:style-name="P2"><text:span text:style-name="T36">unlimited case / Unlimited Contact ( IAM Support )</text:span></text:p>
          </draw:text-box>
        </draw:frame>
        <draw:frame draw:style-name="gr34" draw:text-style-name="P35" draw:layer="layout" svg:width="0.211cm" svg:height="0.211cm" svg:x="2.6cm" svg:y="6.277cm">
          <draw:text-box>
            <text:p text:style-name="P2"><text:span text:style-name="T37">–</text:span></text:p>
          </draw:text-box>
        </draw:frame>
        <draw:frame draw:style-name="gr33" draw:text-style-name="P34" draw:layer="layout" svg:width="4.925cm" svg:height="0.319cm" svg:x="3.32cm" svg:y="6.215cm">
          <draw:text-box>
            <text:p text:style-name="P2"><text:span text:style-name="T36">General Guidance &lt; 24 business hours</text:span></text:p>
          </draw:text-box>
        </draw:frame>
        <draw:frame draw:style-name="gr34" draw:text-style-name="P35" draw:layer="layout" svg:width="0.211cm" svg:height="0.211cm" svg:x="2.6cm" svg:y="6.909cm">
          <draw:text-box>
            <text:p text:style-name="P2"><text:span text:style-name="T37">–</text:span></text:p>
          </draw:text-box>
        </draw:frame>
        <draw:frame draw:style-name="gr33" draw:text-style-name="P34" draw:layer="layout" svg:width="4.748cm" svg:height="0.319cm" svg:x="3.32cm" svg:y="6.85cm">
          <draw:text-box>
            <text:p text:style-name="P2"><text:span text:style-name="T36">System impaired &lt; 12 business hours</text:span></text:p>
          </draw:text-box>
        </draw:frame>
        <draw:frame draw:style-name="gr34" draw:text-style-name="P35" draw:layer="layout" svg:width="0.211cm" svg:height="0.211cm" svg:x="2.6cm" svg:y="7.544cm">
          <draw:text-box>
            <text:p text:style-name="P2"><text:span text:style-name="T37">–</text:span></text:p>
          </draw:text-box>
        </draw:frame>
        <draw:frame draw:style-name="gr33" draw:text-style-name="P34" draw:layer="layout" svg:width="4.841cm" svg:height="0.319cm" svg:x="3.32cm" svg:y="7.481cm">
          <draw:text-box>
            <text:p text:style-name="P2"><text:span text:style-name="T36">Production System Impaired &lt; 4 hours</text:span></text:p>
          </draw:text-box>
        </draw:frame>
        <draw:frame draw:style-name="gr34" draw:text-style-name="P35" draw:layer="layout" svg:width="0.211cm" svg:height="0.211cm" svg:x="2.6cm" svg:y="8.175cm">
          <draw:text-box>
            <text:p text:style-name="P2"><text:span text:style-name="T37">–</text:span></text:p>
          </draw:text-box>
        </draw:frame>
        <draw:frame draw:style-name="gr33" draw:text-style-name="P34" draw:layer="layout" svg:width="4.269cm" svg:height="0.319cm" svg:x="3.32cm" svg:y="8.116cm">
          <draw:text-box>
            <text:p text:style-name="P2"><text:span text:style-name="T36">Production System down &lt; 1 hour</text:span></text:p>
          </draw:text-box>
        </draw:frame>
        <draw:frame draw:style-name="gr34" draw:text-style-name="P35" draw:layer="layout" svg:width="0.211cm" svg:height="0.211cm" svg:x="2.6cm" svg:y="8.81cm">
          <draw:text-box>
            <text:p text:style-name="P2"><text:span text:style-name="T37">–</text:span></text:p>
          </draw:text-box>
        </draw:frame>
        <draw:frame draw:style-name="gr33" draw:text-style-name="P34" draw:layer="layout" svg:width="6.695cm" svg:height="0.319cm" svg:x="3.32cm" svg:y="8.748cm">
          <draw:text-box>
            <text:p text:style-name="P2"><text:span text:style-name="T36">Architectural Guidance : Contextual to your use Case</text:span></text:p>
          </draw:text-box>
        </draw:frame>
        <draw:frame draw:style-name="gr32" draw:text-style-name="P33" draw:layer="layout" svg:width="0.126cm" svg:height="0.126cm" svg:x="1.64cm" svg:y="9.56cm">
          <draw:text-box>
            <text:p text:style-name="P2"><text:span text:style-name="T35">●</text:span></text:p>
          </draw:text-box>
        </draw:frame>
        <draw:frame draw:style-name="gr33" draw:text-style-name="P34" draw:layer="layout" svg:width="1.293cm" svg:height="0.319cm" svg:x="2.36cm" svg:y="9.461cm">
          <draw:text-box>
            <text:p text:style-name="P2"><text:span text:style-name="T36">Enterprise</text:span></text:p>
          </draw:text-box>
        </draw:frame>
        <draw:frame draw:style-name="gr33" draw:text-style-name="P34" draw:layer="layout" svg:width="3.003cm" svg:height="0.319cm" svg:x="5.408cm" svg:y="9.461cm">
          <draw:text-box>
            <text:p text:style-name="P2"><text:span text:style-name="T36">Starts at 15K per month</text:span></text:p>
          </draw:text-box>
        </draw:frame>
        <draw:frame draw:style-name="gr33" draw:text-style-name="P34" draw:layer="layout" svg:width="5.103cm" svg:height="0.319cm" svg:x="11.504cm" svg:y="9.461cm">
          <draw:text-box>
            <text:p text:style-name="P2"><text:span text:style-name="T36">24/7 to a Senior Cloud Support Engineer</text:span></text:p>
          </draw:text-box>
        </draw:frame>
        <draw:frame draw:style-name="gr34" draw:text-style-name="P35" draw:layer="layout" svg:width="0.211cm" svg:height="0.211cm" svg:x="2.6cm" svg:y="10.154cm">
          <draw:text-box>
            <text:p text:style-name="P2"><text:span text:style-name="T37">–</text:span></text:p>
          </draw:text-box>
        </draw:frame>
        <draw:frame draw:style-name="gr33" draw:text-style-name="P34" draw:layer="layout" svg:width="5.323cm" svg:height="0.319cm" svg:x="3.32cm" svg:y="10.096cm">
          <draw:text-box>
            <text:p text:style-name="P2"><text:span text:style-name="T36">AWS Trusted Advisor – <text:s/>Full set of checks</text:span></text:p>
          </draw:text-box>
        </draw:frame>
        <draw:frame draw:style-name="gr34" draw:text-style-name="P35" draw:layer="layout" svg:width="0.211cm" svg:height="0.211cm" svg:x="2.6cm" svg:y="10.789cm">
          <draw:text-box>
            <text:p text:style-name="P2"><text:span text:style-name="T37">–</text:span></text:p>
          </draw:text-box>
        </draw:frame>
        <draw:frame draw:style-name="gr33" draw:text-style-name="P34" draw:layer="layout" svg:width="7.935cm" svg:height="0.319cm" svg:x="3.32cm" svg:y="10.727cm">
          <draw:text-box>
            <text:p text:style-name="P2"><text:span text:style-name="T36">24x7 phone, email and chat access to Cloud support engineers</text:span></text:p>
          </draw:text-box>
        </draw:frame>
        <draw:frame draw:style-name="gr34" draw:text-style-name="P35" draw:layer="layout" svg:width="0.211cm" svg:height="0.211cm" svg:x="2.6cm" svg:y="11.421cm">
          <draw:text-box>
            <text:p text:style-name="P2"><text:span text:style-name="T37">–</text:span></text:p>
          </draw:text-box>
        </draw:frame>
        <draw:frame draw:style-name="gr33" draw:text-style-name="P34" draw:layer="layout" svg:width="6.305cm" svg:height="0.319cm" svg:x="3.32cm" svg:y="11.358cm">
          <draw:text-box>
            <text:p text:style-name="P2"><text:span text:style-name="T36">unlimited case / Unlimited Contact ( IAM Support )</text:span></text:p>
          </draw:text-box>
        </draw:frame>
        <draw:frame draw:style-name="gr34" draw:text-style-name="P35" draw:layer="layout" svg:width="0.211cm" svg:height="0.211cm" svg:x="2.6cm" svg:y="12.056cm">
          <draw:text-box>
            <text:p text:style-name="P2"><text:span text:style-name="T37">–</text:span></text:p>
          </draw:text-box>
        </draw:frame>
        <draw:frame draw:style-name="gr33" draw:text-style-name="P34" draw:layer="layout" svg:width="4.925cm" svg:height="0.319cm" svg:x="3.32cm" svg:y="11.993cm">
          <draw:text-box>
            <text:p text:style-name="P2"><text:span text:style-name="T36">General Guidance &lt; 24 business hours</text:span></text:p>
          </draw:text-box>
        </draw:frame>
        <draw:frame draw:style-name="gr34" draw:text-style-name="P35" draw:layer="layout" svg:width="0.211cm" svg:height="0.211cm" svg:x="2.6cm" svg:y="12.687cm">
          <draw:text-box>
            <text:p text:style-name="P2"><text:span text:style-name="T37">–</text:span></text:p>
          </draw:text-box>
        </draw:frame>
        <draw:frame draw:style-name="gr33" draw:text-style-name="P34" draw:layer="layout" svg:width="4.748cm" svg:height="0.319cm" svg:x="3.32cm" svg:y="12.625cm">
          <draw:text-box>
            <text:p text:style-name="P2"><text:span text:style-name="T36">System impaired &lt; 12 business hours</text:span></text:p>
          </draw:text-box>
        </draw:frame>
        <draw:frame draw:style-name="gr34" draw:text-style-name="P35" draw:layer="layout" svg:width="0.211cm" svg:height="0.211cm" svg:x="2.6cm" svg:y="13.319cm">
          <draw:text-box>
            <text:p text:style-name="P2"><text:span text:style-name="T37">–</text:span></text:p>
          </draw:text-box>
        </draw:frame>
        <draw:frame draw:style-name="gr33" draw:text-style-name="P34" draw:layer="layout" svg:width="4.841cm" svg:height="0.319cm" svg:x="3.32cm" svg:y="13.26cm">
          <draw:text-box>
            <text:p text:style-name="P2"><text:span text:style-name="T36">Production System Impaired &lt; 4 hours</text:span></text:p>
          </draw:text-box>
        </draw:frame>
        <draw:frame draw:style-name="gr34" draw:text-style-name="P35" draw:layer="layout" svg:width="0.211cm" svg:height="0.211cm" svg:x="2.6cm" svg:y="13.954cm">
          <draw:text-box>
            <text:p text:style-name="P2"><text:span text:style-name="T37">–</text:span></text:p>
          </draw:text-box>
        </draw:frame>
        <draw:frame draw:style-name="gr33" draw:text-style-name="P34" draw:layer="layout" svg:width="4.269cm" svg:height="0.319cm" svg:x="3.32cm" svg:y="13.891cm">
          <draw:text-box>
            <text:p text:style-name="P2"><text:span text:style-name="T36">Production System down &lt; 1 hour</text:span></text:p>
          </draw:text-box>
        </draw:frame>
        <draw:frame draw:style-name="gr34" draw:text-style-name="P35" draw:layer="layout" svg:width="0.211cm" svg:height="0.211cm" svg:x="2.6cm" svg:y="14.585cm">
          <draw:text-box>
            <text:p text:style-name="P2"><text:span text:style-name="T37">–</text:span></text:p>
          </draw:text-box>
        </draw:frame>
        <draw:frame draw:style-name="gr33" draw:text-style-name="P34" draw:layer="layout" svg:width="5.654cm" svg:height="0.319cm" svg:x="3.32cm" svg:y="14.526cm">
          <draw:text-box>
            <text:p text:style-name="P2"><text:span text:style-name="T36">Business Critical System Down &lt; 15 minutes</text:span></text:p>
          </draw:text-box>
        </draw:frame>
        <draw:frame draw:style-name="gr34" draw:text-style-name="P35" draw:layer="layout" svg:width="0.211cm" svg:height="0.211cm" svg:x="2.6cm" svg:y="15.22cm">
          <draw:text-box>
            <text:p text:style-name="P2"><text:span text:style-name="T37">–</text:span></text:p>
          </draw:text-box>
        </draw:frame>
        <draw:frame draw:style-name="gr33" draw:text-style-name="P34" draw:layer="layout" svg:width="10.805cm" svg:height="0.319cm" svg:x="3.32cm" svg:y="15.158cm">
          <draw:text-box>
            <text:p text:style-name="P2"><text:span text:style-name="T36">Architectural Guidance : Consultative review and guidance based on your applications</text:span></text:p>
          </draw:text-box>
        </draw:frame>
      </draw:page>
      <draw:page draw:name="page101"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2.887cm" svg:height="1.737cm" svg:x="2.843cm" svg:y="0.207cm">
          <draw:text-box>
            <text:p text:style-name="P2"><text:span text:style-name="T2">AWS Support Plans and Trusted </text:span></text:p>
          </draw:text-box>
        </draw:frame>
        <draw:frame draw:style-name="gr3" draw:text-style-name="P4" draw:layer="layout" svg:width="5.188cm" svg:height="1.737cm" svg:x="11.405cm" svg:y="1.943cm">
          <draw:text-box>
            <text:p text:style-name="P2"><text:span text:style-name="T2">Advisor</text:span></text:p>
          </draw:text-box>
        </draw:frame>
        <draw:frame draw:style-name="gr29" draw:text-style-name="P30" draw:layer="layout" svg:width="0.144cm" svg:height="0.144cm" svg:x="1.676cm" svg:y="3.798cm">
          <draw:text-box>
            <text:p text:style-name="P2"><text:span text:style-name="T29">●</text:span></text:p>
          </draw:text-box>
        </draw:frame>
        <draw:frame draw:style-name="gr35" draw:text-style-name="P36" draw:layer="layout" svg:width="3.088cm" svg:height="0.365cm" svg:x="2.505cm" svg:y="3.682cm">
          <draw:text-box>
            <text:p text:style-name="P2"><text:span text:style-name="T38">AWS Trusted advisor</text:span></text:p>
          </draw:text-box>
        </draw:frame>
        <draw:frame draw:style-name="gr31" draw:text-style-name="P32" draw:layer="layout" svg:width="0.242cm" svg:height="0.242cm" svg:x="2.78cm" svg:y="4.482cm">
          <draw:text-box>
            <text:p text:style-name="P2"><text:span text:style-name="T31">–</text:span></text:p>
          </draw:text-box>
        </draw:frame>
        <draw:frame draw:style-name="gr35" draw:text-style-name="P36" draw:layer="layout" svg:width="11.017cm" svg:height="0.365cm" svg:x="3.609cm" svg:y="4.412cm">
          <draw:text-box>
            <text:p text:style-name="P2"><text:span text:style-name="T38">A service that advises and help you optimize aspects of your AWS Accounts</text:span></text:p>
          </draw:text-box>
        </draw:frame>
        <draw:frame draw:style-name="gr31" draw:text-style-name="P32" draw:layer="layout" svg:width="0.242cm" svg:height="0.242cm" svg:x="2.78cm" svg:y="5.208cm">
          <draw:text-box>
            <text:p text:style-name="P2"><text:span text:style-name="T31">–</text:span></text:p>
          </draw:text-box>
        </draw:frame>
        <draw:frame draw:style-name="gr35" draw:text-style-name="P36" draw:layer="layout" svg:width="18.197cm" svg:height="0.365cm" svg:x="3.609cm" svg:y="5.139cm">
          <draw:text-box>
            <text:p text:style-name="P2"><text:span text:style-name="T38">An online resource to help your reduce cost, increase performance and improve secuirty by optimizing your AWS environment</text:span></text:p>
          </draw:text-box>
        </draw:frame>
        <draw:frame draw:style-name="gr31" draw:text-style-name="P32" draw:layer="layout" svg:width="0.242cm" svg:height="0.242cm" svg:x="2.78cm" svg:y="5.939cm">
          <draw:text-box>
            <text:p text:style-name="P2"><text:span text:style-name="T31">–</text:span></text:p>
          </draw:text-box>
        </draw:frame>
        <draw:frame draw:style-name="gr35" draw:text-style-name="P36" draw:layer="layout" svg:width="12.935cm" svg:height="0.365cm" svg:x="3.609cm" svg:y="5.866cm">
          <draw:text-box>
            <text:p text:style-name="P2"><text:span text:style-name="T38">provides real time guidance to help you provision your resources following AWS practices</text:span></text:p>
          </draw:text-box>
        </draw:frame>
        <draw:frame draw:style-name="gr31" draw:text-style-name="P32" draw:layer="layout" svg:width="0.242cm" svg:height="0.242cm" svg:x="2.78cm" svg:y="6.665cm">
          <draw:text-box>
            <text:p text:style-name="P2"><text:span text:style-name="T31">–</text:span></text:p>
          </draw:text-box>
        </draw:frame>
        <draw:frame draw:style-name="gr35" draw:text-style-name="P36" draw:layer="layout" svg:width="3.964cm" svg:height="0.365cm" svg:x="3.609cm" svg:y="6.596cm">
          <draw:text-box>
            <text:p text:style-name="P2"><text:span text:style-name="T38">Trusted Advisor Categories</text:span></text:p>
          </draw:text-box>
        </draw:frame>
        <draw:frame draw:style-name="gr29" draw:text-style-name="P30" draw:layer="layout" svg:width="0.144cm" svg:height="0.144cm" svg:x="3.976cm" svg:y="7.347cm">
          <draw:text-box>
            <text:p text:style-name="P2"><text:span text:style-name="T29">●</text:span></text:p>
          </draw:text-box>
        </draw:frame>
        <draw:frame draw:style-name="gr35" draw:text-style-name="P36" draw:layer="layout" svg:width="2.576cm" svg:height="0.365cm" svg:x="4.713cm" svg:y="7.231cm">
          <draw:text-box>
            <text:p text:style-name="P2"><text:span text:style-name="T38">Cost Optimization</text:span></text:p>
          </draw:text-box>
        </draw:frame>
        <draw:frame draw:style-name="gr29" draw:text-style-name="P30" draw:layer="layout" svg:width="0.144cm" svg:height="0.144cm" svg:x="3.976cm" svg:y="7.982cm">
          <draw:text-box>
            <text:p text:style-name="P2"><text:span text:style-name="T29">●</text:span></text:p>
          </draw:text-box>
        </draw:frame>
        <draw:frame draw:style-name="gr35" draw:text-style-name="P36" draw:layer="layout" svg:width="1.873cm" svg:height="0.365cm" svg:x="4.713cm" svg:y="7.866cm">
          <draw:text-box>
            <text:p text:style-name="P2"><text:span text:style-name="T38">Performance</text:span></text:p>
          </draw:text-box>
        </draw:frame>
        <draw:frame draw:style-name="gr29" draw:text-style-name="P30" draw:layer="layout" svg:width="0.144cm" svg:height="0.144cm" svg:x="3.976cm" svg:y="8.621cm">
          <draw:text-box>
            <text:p text:style-name="P2"><text:span text:style-name="T29">●</text:span></text:p>
          </draw:text-box>
        </draw:frame>
        <draw:frame draw:style-name="gr35" draw:text-style-name="P36" draw:layer="layout" svg:width="1.183cm" svg:height="0.365cm" svg:x="4.713cm" svg:y="8.504cm">
          <draw:text-box>
            <text:p text:style-name="P2"><text:span text:style-name="T38">Security</text:span></text:p>
          </draw:text-box>
        </draw:frame>
        <draw:frame draw:style-name="gr29" draw:text-style-name="P30" draw:layer="layout" svg:width="0.144cm" svg:height="0.144cm" svg:x="3.976cm" svg:y="9.256cm">
          <draw:text-box>
            <text:p text:style-name="P2"><text:span text:style-name="T29">●</text:span></text:p>
          </draw:text-box>
        </draw:frame>
        <draw:frame draw:style-name="gr35" draw:text-style-name="P36" draw:layer="layout" svg:width="2.271cm" svg:height="0.365cm" svg:x="4.713cm" svg:y="9.139cm">
          <draw:text-box>
            <text:p text:style-name="P2"><text:span text:style-name="T38">Fault Tolerance</text:span></text:p>
          </draw:text-box>
        </draw:frame>
        <draw:frame draw:style-name="gr31" draw:text-style-name="P32" draw:layer="layout" svg:width="0.242cm" svg:height="0.242cm" svg:x="2.78cm" svg:y="9.939cm">
          <draw:text-box>
            <text:p text:style-name="P2"><text:span text:style-name="T31">–</text:span></text:p>
          </draw:text-box>
        </draw:frame>
        <draw:frame draw:style-name="gr35" draw:text-style-name="P36" draw:layer="layout" svg:width="18.214cm" svg:height="0.365cm" svg:x="3.609cm" svg:y="9.866cm">
          <draw:text-box>
            <text:p text:style-name="P2"><text:span text:style-name="T38">Has different levels of support based on the type fo AWS Support account you have ( Basic, Developer, Business, Enterprise )</text:span></text:p>
          </draw:text-box>
        </draw:frame>
        <draw:frame draw:style-name="gr31" draw:text-style-name="P32" draw:layer="layout" svg:width="0.242cm" svg:height="0.242cm" svg:x="2.78cm" svg:y="10.666cm">
          <draw:text-box>
            <text:p text:style-name="P2"><text:span text:style-name="T31">–</text:span></text:p>
          </draw:text-box>
        </draw:frame>
        <draw:frame draw:style-name="gr35" draw:text-style-name="P36" draw:layer="layout" svg:width="3.084cm" svg:height="0.365cm" svg:x="3.609cm" svg:y="10.596cm">
          <draw:text-box>
            <text:p text:style-name="P2"><text:span text:style-name="T38">Seven Core Benefits </text:span></text:p>
          </draw:text-box>
        </draw:frame>
        <draw:frame draw:style-name="gr29" draw:text-style-name="P30" draw:layer="layout" svg:width="0.144cm" svg:height="0.144cm" svg:x="3.976cm" svg:y="11.348cm">
          <draw:text-box>
            <text:p text:style-name="P2"><text:span text:style-name="T29">●</text:span></text:p>
          </draw:text-box>
        </draw:frame>
        <draw:frame draw:style-name="gr35" draw:text-style-name="P36" draw:layer="layout" svg:width="4.527cm" svg:height="0.365cm" svg:x="4.713cm" svg:y="11.231cm">
          <draw:text-box>
            <text:p text:style-name="P2"><text:span text:style-name="T38">Security groups ( port checks ) </text:span></text:p>
          </draw:text-box>
        </draw:frame>
        <draw:frame draw:style-name="gr29" draw:text-style-name="P30" draw:layer="layout" svg:width="0.144cm" svg:height="0.144cm" svg:x="3.976cm" svg:y="11.983cm">
          <draw:text-box>
            <text:p text:style-name="P2"><text:span text:style-name="T29">●</text:span></text:p>
          </draw:text-box>
        </draw:frame>
        <draw:frame draw:style-name="gr35" draw:text-style-name="P36" draw:layer="layout" svg:width="1.251cm" svg:height="0.365cm" svg:x="4.713cm" svg:y="11.866cm">
          <draw:text-box>
            <text:p text:style-name="P2"><text:span text:style-name="T38">IAM Use</text:span></text:p>
          </draw:text-box>
        </draw:frame>
        <draw:frame draw:style-name="gr29" draw:text-style-name="P30" draw:layer="layout" svg:width="0.144cm" svg:height="0.144cm" svg:x="3.976cm" svg:y="12.618cm">
          <draw:text-box>
            <text:p text:style-name="P2"><text:span text:style-name="T29">●</text:span></text:p>
          </draw:text-box>
        </draw:frame>
        <draw:frame draw:style-name="gr35" draw:text-style-name="P36" draw:layer="layout" svg:width="9.586cm" svg:height="0.365cm" svg:x="4.713cm" svg:y="12.501cm">
          <draw:text-box>
            <text:p text:style-name="P2"><text:span text:style-name="T38">Is multifactor authentication enabled on the root IAM User Account</text:span></text:p>
          </draw:text-box>
        </draw:frame>
        <draw:frame draw:style-name="gr29" draw:text-style-name="P30" draw:layer="layout" svg:width="0.144cm" svg:height="0.144cm" svg:x="3.976cm" svg:y="13.256cm">
          <draw:text-box>
            <text:p text:style-name="P2"><text:span text:style-name="T29">●</text:span></text:p>
          </draw:text-box>
        </draw:frame>
        <draw:frame draw:style-name="gr35" draw:text-style-name="P36" draw:layer="layout" svg:width="3.232cm" svg:height="0.365cm" svg:x="4.713cm" svg:y="13.14cm">
          <draw:text-box>
            <text:p text:style-name="P2"><text:span text:style-name="T38">ERS Public snapshots</text:span></text:p>
          </draw:text-box>
        </draw:frame>
        <draw:frame draw:style-name="gr29" draw:text-style-name="P30" draw:layer="layout" svg:width="0.144cm" svg:height="0.144cm" svg:x="3.976cm" svg:y="13.891cm">
          <draw:text-box>
            <text:p text:style-name="P2"><text:span text:style-name="T29">●</text:span></text:p>
          </draw:text-box>
        </draw:frame>
        <draw:frame draw:style-name="gr35" draw:text-style-name="P36" draw:layer="layout" svg:width="3.219cm" svg:height="0.365cm" svg:x="4.713cm" svg:y="13.775cm">
          <draw:text-box>
            <text:p text:style-name="P2"><text:span text:style-name="T38">RDS public snapshots</text:span></text:p>
          </draw:text-box>
        </draw:frame>
        <draw:frame draw:style-name="gr29" draw:text-style-name="P30" draw:layer="layout" svg:width="0.144cm" svg:height="0.144cm" svg:x="3.976cm" svg:y="14.526cm">
          <draw:text-box>
            <text:p text:style-name="P2"><text:span text:style-name="T29">●</text:span></text:p>
          </draw:text-box>
        </draw:frame>
        <draw:frame draw:style-name="gr35" draw:text-style-name="P36" draw:layer="layout" svg:width="2.034cm" svg:height="0.365cm" svg:x="4.713cm" svg:y="14.41cm">
          <draw:text-box>
            <text:p text:style-name="P2"><text:span text:style-name="T38">Service Limits</text:span></text:p>
          </draw:text-box>
        </draw:frame>
        <draw:frame draw:style-name="gr29" draw:text-style-name="P30" draw:layer="layout" svg:width="0.144cm" svg:height="0.144cm" svg:x="3.976cm" svg:y="15.165cm">
          <draw:text-box>
            <text:p text:style-name="P2"><text:span text:style-name="T29">●</text:span></text:p>
          </draw:text-box>
        </draw:frame>
        <draw:frame draw:style-name="gr35" draw:text-style-name="P36" draw:layer="layout" svg:width="3.359cm" svg:height="0.365cm" svg:x="4.713cm" svg:y="15.048cm">
          <draw:text-box>
            <text:p text:style-name="P2"><text:span text:style-name="T38">S3 Bucket Permissions</text:span></text:p>
          </draw:text-box>
        </draw:frame>
      </draw:page>
      <draw:page draw:name="page102"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22.887cm" svg:height="1.737cm" svg:x="2.843cm" svg:y="0.207cm">
          <draw:text-box>
            <text:p text:style-name="P2"><text:span text:style-name="T2">AWS Support Plans and Trusted </text:span></text:p>
          </draw:text-box>
        </draw:frame>
        <draw:frame draw:style-name="gr3" draw:text-style-name="P4" draw:layer="layout" svg:width="5.188cm" svg:height="1.737cm" svg:x="11.405cm" svg:y="1.943cm">
          <draw:text-box>
            <text:p text:style-name="P2"><text:span text:style-name="T2">Advisor</text:span></text:p>
          </draw:text-box>
        </draw:frame>
        <draw:frame draw:style-name="gr6" draw:text-style-name="P7" draw:layer="layout" svg:width="0.264cm" svg:height="0.264cm" svg:x="2.9cm" svg:y="3.76cm">
          <draw:text-box>
            <text:p text:style-name="P2"><text:span text:style-name="T5">–</text:span></text:p>
          </draw:text-box>
        </draw:frame>
        <draw:frame draw:style-name="gr5" draw:text-style-name="P6" draw:layer="layout" svg:width="10.12cm" svg:height="0.395cm" svg:x="3.799cm" svg:y="3.685cm">
          <draw:text-box>
            <text:p text:style-name="P2"><text:span text:style-name="T4">Available to only Business and Enterprise Support Plan Accounts</text:span></text:p>
          </draw:text-box>
        </draw:frame>
        <draw:frame draw:style-name="gr4" draw:text-style-name="P5" draw:layer="layout" svg:width="0.158cm" svg:height="0.158cm" svg:x="4.202cm" svg:y="4.504cm">
          <draw:text-box>
            <text:p text:style-name="P2"><text:span text:style-name="T3">●</text:span></text:p>
          </draw:text-box>
        </draw:frame>
        <draw:frame draw:style-name="gr5" draw:text-style-name="P6" draw:layer="layout" svg:width="8.05cm" svg:height="0.395cm" svg:x="4.999cm" svg:y="4.376cm">
          <draw:text-box>
            <text:p text:style-name="P2"><text:span text:style-name="T4">Access to full list of TrustedAdvisor checks ( full list)</text:span></text:p>
          </draw:text-box>
        </draw:frame>
        <draw:frame draw:style-name="gr4" draw:text-style-name="P5" draw:layer="layout" svg:width="0.158cm" svg:height="0.158cm" svg:x="4.202cm" svg:y="5.196cm">
          <draw:text-box>
            <text:p text:style-name="P2"><text:span text:style-name="T3">●</text:span></text:p>
          </draw:text-box>
        </draw:frame>
        <draw:frame draw:style-name="gr5" draw:text-style-name="P6" draw:layer="layout" svg:width="10.149cm" svg:height="0.395cm" svg:x="4.999cm" svg:y="5.071cm">
          <draw:text-box>
            <text:p text:style-name="P2"><text:span text:style-name="T4">Notifications to stay up to date with weekly resource deployments</text:span></text:p>
          </draw:text-box>
        </draw:frame>
        <draw:frame draw:style-name="gr4" draw:text-style-name="P5" draw:layer="layout" svg:width="0.158cm" svg:height="0.158cm" svg:x="4.202cm" svg:y="5.891cm">
          <draw:text-box>
            <text:p text:style-name="P2"><text:span text:style-name="T3">●</text:span></text:p>
          </draw:text-box>
        </draw:frame>
        <draw:frame draw:style-name="gr5" draw:text-style-name="P6" draw:layer="layout" svg:width="9.811cm" svg:height="0.395cm" svg:x="4.999cm" svg:y="5.766cm">
          <draw:text-box>
            <text:p text:style-name="P2"><text:span text:style-name="T4">Programmatic access to retrive/refresh Trusted Advisor via API</text:span></text:p>
          </draw:text-box>
        </draw:frame>
        <draw:frame draw:style-name="gr4" draw:text-style-name="P5" draw:layer="layout" svg:width="0.158cm" svg:height="0.158cm" svg:x="1.7cm" svg:y="6.783cm">
          <draw:text-box>
            <text:p text:style-name="P2"><text:span text:style-name="T3">●</text:span></text:p>
          </draw:text-box>
        </draw:frame>
        <draw:frame draw:style-name="gr5" draw:text-style-name="P6" draw:layer="layout" svg:width="9.036cm" svg:height="0.395cm" svg:x="2.6cm" svg:y="6.659cm">
          <draw:text-box>
            <text:p text:style-name="P2"><text:span text:style-name="T4">What should you do if your account become compromised</text:span></text:p>
          </draw:text-box>
        </draw:frame>
        <draw:frame draw:style-name="gr6" draw:text-style-name="P7" draw:layer="layout" svg:width="0.264cm" svg:height="0.264cm" svg:x="2.9cm" svg:y="7.528cm">
          <draw:text-box>
            <text:p text:style-name="P2"><text:span text:style-name="T5">–</text:span></text:p>
          </draw:text-box>
        </draw:frame>
        <draw:frame draw:style-name="gr5" draw:text-style-name="P6" draw:layer="layout" svg:width="8.308cm" svg:height="0.395cm" svg:x="3.799cm" svg:y="7.453cm">
          <draw:text-box>
            <text:p text:style-name="P2"><text:span text:style-name="T4">Change the AWS root account password immediately</text:span></text:p>
          </draw:text-box>
        </draw:frame>
        <draw:frame draw:style-name="gr6" draw:text-style-name="P7" draw:layer="layout" svg:width="0.264cm" svg:height="0.264cm" svg:x="2.9cm" svg:y="8.321cm">
          <draw:text-box>
            <text:p text:style-name="P2"><text:span text:style-name="T5">–</text:span></text:p>
          </draw:text-box>
        </draw:frame>
        <draw:frame draw:style-name="gr5" draw:text-style-name="P6" draw:layer="layout" svg:width="5.035cm" svg:height="0.395cm" svg:x="3.799cm" svg:y="8.246cm">
          <draw:text-box>
            <text:p text:style-name="P2"><text:span text:style-name="T4">Change all IAM user’s password</text:span></text:p>
          </draw:text-box>
        </draw:frame>
        <draw:frame draw:style-name="gr6" draw:text-style-name="P7" draw:layer="layout" svg:width="0.264cm" svg:height="0.264cm" svg:x="2.9cm" svg:y="9.119cm">
          <draw:text-box>
            <text:p text:style-name="P2"><text:span text:style-name="T5">–</text:span></text:p>
          </draw:text-box>
        </draw:frame>
        <draw:frame draw:style-name="gr5" draw:text-style-name="P6" draw:layer="layout" svg:width="7.262cm" svg:height="0.395cm" svg:x="3.799cm" svg:y="9.044cm">
          <draw:text-box>
            <text:p text:style-name="P2"><text:span text:style-name="T4">Delete or rotate programmatic API Key Access</text:span></text:p>
          </draw:text-box>
        </draw:frame>
        <draw:frame draw:style-name="gr6" draw:text-style-name="P7" draw:layer="layout" svg:width="0.264cm" svg:height="0.264cm" svg:x="2.9cm" svg:y="9.913cm">
          <draw:text-box>
            <text:p text:style-name="P2"><text:span text:style-name="T5">–</text:span></text:p>
          </draw:text-box>
        </draw:frame>
        <draw:frame draw:style-name="gr5" draw:text-style-name="P6" draw:layer="layout" svg:width="9.375cm" svg:height="0.395cm" svg:x="3.799cm" svg:y="9.837cm">
          <draw:text-box>
            <text:p text:style-name="P2"><text:span text:style-name="T4">Delete any resources in your account that you did not create</text:span></text:p>
          </draw:text-box>
        </draw:frame>
        <draw:frame draw:style-name="gr6" draw:text-style-name="P7" draw:layer="layout" svg:width="0.264cm" svg:height="0.264cm" svg:x="2.9cm" svg:y="10.706cm">
          <draw:text-box>
            <text:p text:style-name="P2"><text:span text:style-name="T5">–</text:span></text:p>
          </draw:text-box>
        </draw:frame>
        <draw:frame draw:style-name="gr5" draw:text-style-name="P6" draw:layer="layout" svg:width="21.647cm" svg:height="0.395cm" svg:x="3.799cm" svg:y="10.631cm">
          <draw:text-box>
            <text:p text:style-name="P2"><text:span text:style-name="T4">Respond to any notifications you received from AWS through the AWS Support Center and/or contact AWS Support to open a support case</text:span></text:p>
          </draw:text-box>
        </draw:frame>
      </draw:page>
      <draw:page draw:name="page103"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6.148cm" svg:height="1.737cm" svg:x="6.174cm" svg:y="0.207cm">
          <draw:text-box>
            <text:p text:style-name="P2"><text:span text:style-name="T2">AWS Whitepapers and </text:span></text:p>
          </draw:text-box>
        </draw:frame>
        <draw:frame draw:style-name="gr3" draw:text-style-name="P4" draw:layer="layout" svg:width="10.454cm" svg:height="1.737cm" svg:x="8.774cm" svg:y="1.943cm">
          <draw:text-box>
            <text:p text:style-name="P2"><text:span text:style-name="T2">Documentation</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4.722cm" svg:height="0.395cm" svg:x="2.6cm" svg:y="3.685cm">
          <draw:text-box>
            <text:p text:style-name="P2"><text:span text:style-name="T4">link: amazon.com/whitepapers</text:span></text:p>
          </draw:text-box>
        </draw:frame>
        <draw:frame draw:style-name="gr4" draw:text-style-name="P5" draw:layer="layout" svg:width="0.158cm" svg:height="0.158cm" svg:x="1.7cm" svg:y="4.702cm">
          <draw:text-box>
            <text:p text:style-name="P2"><text:span text:style-name="T3">●</text:span></text:p>
          </draw:text-box>
        </draw:frame>
        <draw:frame draw:style-name="gr5" draw:text-style-name="P6" draw:layer="layout" svg:width="2.669cm" svg:height="0.395cm" svg:x="2.6cm" svg:y="4.578cm">
          <draw:text-box>
            <text:p text:style-name="P2"><text:span text:style-name="T4">Definitely look at </text:span></text:p>
          </draw:text-box>
        </draw:frame>
        <draw:frame draw:style-name="gr6" draw:text-style-name="P7" draw:layer="layout" svg:width="0.264cm" svg:height="0.264cm" svg:x="2.9cm" svg:y="5.446cm">
          <draw:text-box>
            <text:p text:style-name="P2"><text:span text:style-name="T5">–</text:span></text:p>
          </draw:text-box>
        </draw:frame>
        <draw:frame draw:style-name="gr5" draw:text-style-name="P6" draw:layer="layout" svg:width="5.332cm" svg:height="0.395cm" svg:x="3.799cm" svg:y="5.371cm">
          <draw:text-box>
            <text:p text:style-name="P2"><text:span text:style-name="T4">Overview of Amazon Web Service</text:span></text:p>
          </draw:text-box>
        </draw:frame>
        <draw:frame draw:style-name="gr6" draw:text-style-name="P7" draw:layer="layout" svg:width="0.264cm" svg:height="0.264cm" svg:x="2.9cm" svg:y="6.24cm">
          <draw:text-box>
            <text:p text:style-name="P2"><text:span text:style-name="T5">–</text:span></text:p>
          </draw:text-box>
        </draw:frame>
        <draw:frame draw:style-name="gr5" draw:text-style-name="P6" draw:layer="layout" svg:width="4.489cm" svg:height="0.395cm" svg:x="3.799cm" svg:y="6.165cm">
          <draw:text-box>
            <text:p text:style-name="P2"><text:span text:style-name="T4">Well Architected Frame work</text:span></text:p>
          </draw:text-box>
        </draw:frame>
        <draw:frame draw:style-name="gr6" draw:text-style-name="P7" draw:layer="layout" svg:width="0.264cm" svg:height="0.264cm" svg:x="2.9cm" svg:y="7.034cm">
          <draw:text-box>
            <text:p text:style-name="P2"><text:span text:style-name="T5">–</text:span></text:p>
          </draw:text-box>
        </draw:frame>
        <draw:frame draw:style-name="gr5" draw:text-style-name="P6" draw:layer="layout" svg:width="4.959cm" svg:height="0.395cm" svg:x="3.799cm" svg:y="6.959cm">
          <draw:text-box>
            <text:p text:style-name="P2"><text:span text:style-name="T4">AWS Storage Service Overview</text:span></text:p>
          </draw:text-box>
        </draw:frame>
        <draw:frame draw:style-name="gr6" draw:text-style-name="P7" draw:layer="layout" svg:width="0.264cm" svg:height="0.264cm" svg:x="2.9cm" svg:y="7.828cm">
          <draw:text-box>
            <text:p text:style-name="P2"><text:span text:style-name="T5">–</text:span></text:p>
          </draw:text-box>
        </draw:frame>
        <draw:frame draw:style-name="gr5" draw:text-style-name="P6" draw:layer="layout" svg:width="3.863cm" svg:height="0.395cm" svg:x="3.799cm" svg:y="7.753cm">
          <draw:text-box>
            <text:p text:style-name="P2"><text:span text:style-name="T4">How AWS Pricing Works</text:span></text:p>
          </draw:text-box>
        </draw:frame>
        <draw:frame draw:style-name="gr4" draw:text-style-name="P5" draw:layer="layout" svg:width="0.158cm" svg:height="0.158cm" svg:x="1.7cm" svg:y="8.773cm">
          <draw:text-box>
            <text:p text:style-name="P2"><text:span text:style-name="T3">●</text:span></text:p>
          </draw:text-box>
        </draw:frame>
      </draw:page>
      <draw:page draw:name="page104" draw:style-name="dp1" draw:master-page-name="master-page3">
        <draw:polygon draw:style-name="gr1" draw:text-style-name="P1" draw:layer="layout" svg:width="27.998cm" svg:height="15.749cm" svg:x="0cm" svg:y="0cm" svg:viewBox="0 0 27999 15750" draw:points="0,0 27999,0 27999,15750 0,15750">
          <text:p/>
        </draw:polygon>
        <draw:frame draw:style-name="gr2" draw:text-style-name="P3" draw:layer="layout" svg:width="0.493cm" svg:height="0.547cm" svg:x="1.401cm" svg:y="14.348cm">
          <draw:text-box>
            <text:p text:style-name="P2"><text:span text:style-name="T1"><text:s/></text:span></text:p>
          </draw:text-box>
        </draw:frame>
        <draw:frame draw:style-name="gr2" draw:text-style-name="P3" draw:layer="layout" svg:width="0.493cm" svg:height="0.547cm" svg:x="13.952cm" svg:y="14.348cm">
          <draw:text-box>
            <text:p text:style-name="P2"><text:span text:style-name="T1"><text:s/></text:span></text:p>
          </draw:text-box>
        </draw:frame>
        <draw:frame draw:style-name="gr3" draw:text-style-name="P4" draw:layer="layout" svg:width="10.628cm" svg:height="1.737cm" svg:x="8.685cm" svg:y="1.075cm">
          <draw:text-box>
            <text:p text:style-name="P2"><text:span text:style-name="T2">Quiz Questions</text:span></text:p>
          </draw:text-box>
        </draw:frame>
        <draw:frame draw:style-name="gr4" draw:text-style-name="P5" draw:layer="layout" svg:width="0.158cm" svg:height="0.158cm" svg:x="1.7cm" svg:y="3.809cm">
          <draw:text-box>
            <text:p text:style-name="P2"><text:span text:style-name="T3">●</text:span></text:p>
          </draw:text-box>
        </draw:frame>
        <draw:frame draw:style-name="gr5" draw:text-style-name="P6" draw:layer="layout" svg:width="12.715cm" svg:height="0.395cm" svg:x="2.6cm" svg:y="3.685cm">
          <draw:text-box>
            <text:p text:style-name="P2"><text:span text:style-name="T4">Which of the following will replace the simple calculator → AWS Pricing Calculator</text:span></text:p>
          </draw:text-box>
        </draw:frame>
        <draw:frame draw:style-name="gr4" draw:text-style-name="P5" draw:layer="layout" svg:width="0.158cm" svg:height="0.158cm" svg:x="1.7cm" svg:y="4.702cm">
          <draw:text-box>
            <text:p text:style-name="P2"><text:span text:style-name="T3">●</text:span></text:p>
          </draw:text-box>
        </draw:frame>
        <draw:frame draw:style-name="gr5" draw:text-style-name="P6" draw:layer="layout" svg:width="18.489cm" svg:height="0.395cm" svg:x="2.6cm" svg:y="4.578cm">
          <draw:text-box>
            <text:p text:style-name="P2"><text:span text:style-name="T4">Which of the following account receives email access to cloud support associates during business hours → Developers</text:span></text:p>
          </draw:text-box>
        </draw:frame>
        <draw:frame draw:style-name="gr4" draw:text-style-name="P5" draw:layer="layout" svg:width="0.158cm" svg:height="0.158cm" svg:x="1.7cm" svg:y="5.598cm">
          <draw:text-box>
            <text:p text:style-name="P2"><text:span text:style-name="T3">●</text:span></text:p>
          </draw:text-box>
        </draw:frame>
        <draw:frame draw:style-name="gr5" draw:text-style-name="P6" draw:layer="layout" svg:width="15.488cm" svg:height="0.395cm" svg:x="2.6cm" svg:y="5.474cm">
          <draw:text-box>
            <text:p text:style-name="P2"><text:span text:style-name="T4">What two AWS Services receive bulk discounted pricing for agreeing to pay for a term → RDS, EC2</text:span></text:p>
          </draw:text-box>
        </draw:frame>
        <draw:frame draw:style-name="gr4" draw:text-style-name="P5" draw:layer="layout" svg:width="0.158cm" svg:height="0.158cm" svg:x="1.7cm" svg:y="6.49cm">
          <draw:text-box>
            <text:p text:style-name="P2"><text:span text:style-name="T3">●</text:span></text:p>
          </draw:text-box>
        </draw:frame>
        <draw:frame draw:style-name="gr5" draw:text-style-name="P6" draw:layer="layout" svg:width="20.161cm" svg:height="0.395cm" svg:x="2.6cm" svg:y="6.366cm">
          <draw:text-box>
            <text:p text:style-name="P2"><text:span text:style-name="T4">Which of the following accurately describes the function of the AWS Simple Calculator → Used to estimate the anticpaed AWS Bill</text:span></text:p>
          </draw:text-box>
        </draw:frame>
        <draw:frame draw:style-name="gr4" draw:text-style-name="P5" draw:layer="layout" svg:width="0.158cm" svg:height="0.158cm" svg:x="1.7cm" svg:y="7.387cm">
          <draw:text-box>
            <text:p text:style-name="P2"><text:span text:style-name="T3">●</text:span></text:p>
          </draw:text-box>
        </draw:frame>
        <draw:frame draw:style-name="gr5" draw:text-style-name="P6" draw:layer="layout" svg:width="24.479cm" svg:height="0.395cm" svg:x="2.6cm" svg:y="7.259cm">
          <draw:text-box>
            <text:p text:style-name="P2"><text:span text:style-name="T4">Which of the following accurately describes the function of the AWS Cost Explorer → A free easy to use tool that llows for viewing charts and usage history in </text:span></text:p>
          </draw:text-box>
        </draw:frame>
        <draw:frame draw:style-name="gr5" draw:text-style-name="P6" draw:layer="layout" svg:width="5.933cm" svg:height="0.395cm" svg:x="2.6cm" svg:y="7.654cm">
          <draw:text-box>
            <text:p text:style-name="P2"><text:span text:style-name="T4">order to manage AWS costs over time</text:span></text:p>
          </draw:text-box>
        </draw:frame>
        <draw:frame draw:style-name="gr4" draw:text-style-name="P5" draw:layer="layout" svg:width="0.158cm" svg:height="0.158cm" svg:x="1.7cm" svg:y="8.674cm">
          <draw:text-box>
            <text:p text:style-name="P2"><text:span text:style-name="T3">●</text:span></text:p>
          </draw:text-box>
        </draw:frame>
        <draw:frame draw:style-name="gr5" draw:text-style-name="P6" draw:layer="layout" svg:width="24.831cm" svg:height="0.395cm" svg:x="2.6cm" svg:y="8.546cm">
          <draw:text-box>
            <text:p text:style-name="P2"><text:span text:style-name="T4">Which of the following describes the function of the TCO Calculator → Allow for an estimation fo the cost savings to be had by migrating to the AWS Cloud from </text:span></text:p>
          </draw:text-box>
        </draw:frame>
        <draw:frame draw:style-name="gr5" draw:text-style-name="P6" draw:layer="layout" svg:width="4.159cm" svg:height="0.395cm" svg:x="2.6cm" svg:y="8.941cm">
          <draw:text-box>
            <text:p text:style-name="P2"><text:span text:style-name="T4">an on premises datacenter</text:span></text:p>
          </draw:text-box>
        </draw:frame>
        <draw:frame draw:style-name="gr4" draw:text-style-name="P5" draw:layer="layout" svg:width="0.158cm" svg:height="0.158cm" svg:x="1.7cm" svg:y="9.962cm">
          <draw:text-box>
            <text:p text:style-name="P2"><text:span text:style-name="T3">●</text:span></text:p>
          </draw:text-box>
        </draw:frame>
        <draw:frame draw:style-name="gr5" draw:text-style-name="P6" draw:layer="layout" svg:width="8.71cm" svg:height="0.395cm" svg:x="2.6cm" svg:y="9.837cm">
          <draw:text-box>
            <text:p text:style-name="P2"><text:span text:style-name="T4">AWS Cost explorer will forecast ___ months of billing : 3</text:span></text:p>
          </draw:text-box>
        </draw:frame>
        <draw:frame draw:style-name="gr4" draw:text-style-name="P5" draw:layer="layout" svg:width="0.158cm" svg:height="0.158cm" svg:x="1.7cm" svg:y="10.854cm">
          <draw:text-box>
            <text:p text:style-name="P2"><text:span text:style-name="T3">●</text:span></text:p>
          </draw:text-box>
        </draw:frame>
        <draw:frame draw:style-name="gr5" draw:text-style-name="P6" draw:layer="layout" svg:width="16.11cm" svg:height="0.395cm" svg:x="2.6cm" svg:y="10.73cm">
          <draw:text-box>
            <text:p text:style-name="P2"><text:span text:style-name="T4">Which wis not a feature of AWS Organizations : It provides the ability to centrally manage service usage</text:span></text:p>
          </draw:text-box>
        </draw:frame>
        <draw:frame draw:style-name="gr4" draw:text-style-name="P5" draw:layer="layout" svg:width="0.158cm" svg:height="0.158cm" svg:x="1.7cm" svg:y="11.75cm">
          <draw:text-box>
            <text:p text:style-name="P2"><text:span text:style-name="T3">●</text:span></text:p>
          </draw:text-box>
        </draw:frame>
        <draw:frame draw:style-name="gr5" draw:text-style-name="P6" draw:layer="layout" svg:width="24.822cm" svg:height="0.395cm" svg:x="2.6cm" svg:y="11.623cm">
          <draw:text-box>
            <text:p text:style-name="P2"><text:span text:style-name="T4">Which of the following are not one of the seven core checks preformed by AWS Trusted Advisor : EX2 reserved Instances Optimization, Undercoated Elastic IP </text:span></text:p>
          </draw:text-box>
        </draw:frame>
        <draw:frame draw:style-name="gr5" draw:text-style-name="P6" draw:layer="layout" svg:width="1.293cm" svg:height="0.395cm" svg:x="2.6cm" svg:y="12.018cm">
          <draw:text-box>
            <text:p text:style-name="P2"><text:span text:style-name="T4">Address</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2" svg:font-family="'Liberation Sans'"/>
    <style:font-face style:name="Liberation Serif" svg:font-family="'Liberation Serif'"/>
    <style:font-face style:name="OpenSymbol1" svg:font-family="OpenSymbol"/>
    <style:font-face style:name="Liberation Sans1" svg:font-family="'Liberation Sans'" style:font-pitch="variable"/>
    <style:font-face style:name="Liberation Serif2" svg:font-family="'Liberation Serif'" style:font-pitch="variable"/>
    <style:font-face style:name="OpenSymbol" svg:font-family="OpenSymbol" style:font-pitch="variable"/>
    <style:font-face style:name="Tahoma1" svg:font-family="Tahoma"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7.999cm" fo:page-height="15.74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dc:date>2021-02-08T08:56:40.547279986</dc:date>
    <meta:editing-duration>P6DT11H30M32S</meta:editing-duration>
    <meta:editing-cycles>1</meta:editing-cycles>
    <meta:document-statistic meta:object-count="3130"/>
    <meta:generator>LibreOffice/6.3.4.2$MacOSX_X86_64 LibreOffice_project/60da17e045e08f1793c57c00ba83cdfce946d0aa</meta:generator>
  </office:meta>
</office:document-meta>
</file>